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reeSans1" officeooo:rsid="001301e0" officeooo:paragraph-rsid="001301e0" style:font-name-complex="FreeSans1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FreeSans1" style:font-name-complex="FreeSans1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FreeSans1" officeooo:paragraph-rsid="004c91ee" style:font-name-complex="FreeSans1"/>
    </style:style>
    <style:style style:name="P4" style:family="paragraph" style:parent-style-name="Text_20_body">
      <style:paragraph-properties fo:text-align="end" style:justify-single-word="false" style:writing-mode="rl-tb"/>
    </style:style>
    <style:style style:name="P5" style:family="paragraph" style:parent-style-name="Text_20_body">
      <style:paragraph-properties fo:text-align="end" style:justify-single-word="false" style:writing-mode="rl-tb"/>
      <style:text-properties officeooo:paragraph-rsid="010e027a"/>
    </style:style>
    <style:style style:name="P6" style:family="paragraph" style:parent-style-name="Text_20_body">
      <style:paragraph-properties fo:text-align="end" style:justify-single-word="false" style:writing-mode="rl-tb"/>
      <style:text-properties officeooo:paragraph-rsid="012a658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64437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1035480" officeooo:paragraph-rsid="01035480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1035480" officeooo:paragraph-rsid="0106b7c6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106b7c6" officeooo:paragraph-rsid="0106b7c6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1070997" officeooo:paragraph-rsid="01070997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108ace8" officeooo:paragraph-rsid="0108fd88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108fd88" officeooo:paragraph-rsid="010b36aa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10c7e1c" officeooo:paragraph-rsid="0110b131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111f540" officeooo:paragraph-rsid="0111f540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1129dde" officeooo:paragraph-rsid="01129dde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114692f" officeooo:paragraph-rsid="0114692f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1172a5f" officeooo:paragraph-rsid="01172a5f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118eaac" officeooo:paragraph-rsid="011f6db0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1198247" officeooo:paragraph-rsid="01198247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11e7c29" officeooo:paragraph-rsid="011f2d19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11f6db0" officeooo:paragraph-rsid="011f6db0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11fcb6c" officeooo:paragraph-rsid="011fcb6c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121ac04" officeooo:paragraph-rsid="0121ac04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122914a" officeooo:paragraph-rsid="0122914a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12466b1" officeooo:paragraph-rsid="012466b1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126013d" officeooo:paragraph-rsid="0126013d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128f8e2" officeooo:paragraph-rsid="0128f8e2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128f8e2" officeooo:paragraph-rsid="01364437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12bfd48" officeooo:paragraph-rsid="012bfd48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12d7625" officeooo:paragraph-rsid="012d7625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12f20e4" officeooo:paragraph-rsid="012f20e4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1301290" officeooo:paragraph-rsid="01301290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130437c" officeooo:paragraph-rsid="0130437c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131a8e2" officeooo:paragraph-rsid="0131a8e2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132bebe" officeooo:paragraph-rsid="013330d5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134738b" officeooo:paragraph-rsid="0134738b"/>
    </style:style>
    <style:style style:name="P38" style:family="paragraph" style:parent-style-name="Text_20_body">
      <style:paragraph-properties fo:text-align="end" style:justify-single-word="false" style:writing-mode="rl-tb"/>
      <style:text-properties officeooo:rsid="0135000b" officeooo:paragraph-rsid="0135000b"/>
    </style:style>
    <style:style style:name="P39" style:family="paragraph" style:parent-style-name="Heading_20_1">
      <style:paragraph-properties fo:text-align="end" style:justify-single-word="false" style:writing-mode="rl-tb"/>
      <style:text-properties style:font-name="FreeSans1" officeooo:rsid="001301e0" officeooo:paragraph-rsid="001301e0" style:font-name-complex="FreeSans1"/>
    </style:style>
    <style:style style:name="P40" style:family="paragraph" style:parent-style-name="Heading_20_1">
      <style:paragraph-properties fo:text-align="end" style:justify-single-word="false" fo:break-before="page" style:writing-mode="rl-tb"/>
    </style:style>
    <style:style style:name="P41" style:family="paragraph" style:parent-style-name="Heading_20_2">
      <style:paragraph-properties fo:text-align="end" style:justify-single-word="false" style:writing-mode="rl-tb"/>
      <style:text-properties style:font-name="FreeSans1" style:font-name-complex="FreeSans1"/>
    </style:style>
    <style:style style:name="P42" style:family="paragraph" style:parent-style-name="Heading_20_2">
      <style:paragraph-properties fo:text-align="end" style:justify-single-word="false" style:writing-mode="rl-tb"/>
    </style:style>
    <style:style style:name="P4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c91ee"/>
    </style:style>
    <style:style style:name="T2" style:family="text">
      <style:text-properties fo:font-size="10pt"/>
    </style:style>
    <style:style style:name="T3" style:family="text">
      <style:text-properties fo:font-size="10pt" officeooo:rsid="004c91ee"/>
    </style:style>
    <style:style style:name="T4" style:family="text">
      <style:text-properties style:font-name="FreeSans1" style:font-name-complex="FreeSans1"/>
    </style:style>
    <style:style style:name="T5" style:family="text">
      <style:text-properties style:font-name="FreeSans1" officeooo:rsid="013330d5" style:font-name-complex="FreeSans1"/>
    </style:style>
    <style:style style:name="T6" style:family="text">
      <style:text-properties officeooo:rsid="00f64fc0"/>
    </style:style>
    <style:style style:name="T7" style:family="text">
      <style:text-properties officeooo:rsid="00f84a77"/>
    </style:style>
    <style:style style:name="T8" style:family="text">
      <style:text-properties officeooo:rsid="01035480"/>
    </style:style>
    <style:style style:name="T9" style:family="text">
      <style:text-properties officeooo:rsid="01070997"/>
    </style:style>
    <style:style style:name="T10" style:family="text">
      <style:text-properties officeooo:rsid="0108fd88"/>
    </style:style>
    <style:style style:name="T11" style:family="text">
      <style:text-properties officeooo:rsid="010abd53"/>
    </style:style>
    <style:style style:name="T12" style:family="text">
      <style:text-properties officeooo:rsid="010b36aa"/>
    </style:style>
    <style:style style:name="T13" style:family="text">
      <style:text-properties officeooo:rsid="010e027a"/>
    </style:style>
    <style:style style:name="T14" style:family="text">
      <style:text-properties officeooo:rsid="011f0fde"/>
    </style:style>
    <style:style style:name="T15" style:family="text">
      <style:text-properties officeooo:rsid="011f2d19"/>
    </style:style>
    <style:style style:name="T16" style:family="text">
      <style:text-properties officeooo:rsid="011f6db0"/>
    </style:style>
    <style:style style:name="T17" style:family="text">
      <style:text-properties officeooo:rsid="0126013d"/>
    </style:style>
    <style:style style:name="T18" style:family="text">
      <style:text-properties officeooo:rsid="0126ca6f"/>
    </style:style>
    <style:style style:name="T19" style:family="text">
      <style:text-properties officeooo:rsid="012a6583"/>
    </style:style>
    <style:style style:name="T20" style:family="text">
      <style:text-properties officeooo:rsid="012bf353"/>
    </style:style>
    <style:style style:name="T21" style:family="text">
      <style:text-properties officeooo:rsid="012bfd48"/>
    </style:style>
    <style:style style:name="T22" style:family="text">
      <style:text-properties officeooo:rsid="01364437"/>
    </style:style>
    <style:style style:name="gr1" style:family="graphic">
      <style:graphic-properties style:writing-mode="lr-tb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פתרון ממ"ן 1<text:span text:style-name="T6">5</text:span></text:p>
      <text:p text:style-name="P3"><text:span text:style-name="T1">עבור קורס מתמטיקה בדידה (</text:span><text:span text:style-name="T2">20476</text:span><text:span text:style-name="T3">)</text:span></text:p>
      <text:p text:style-name="P2"/>
      <text:h text:style-name="P39" text:outline-level="1">שאלה 1</text:h>
      <text:h text:style-name="P41" text:outline-level="2">סעיף א’</text:h>
      <text:p text:style-name="P36"><text:span text:style-name="T4">קיימת פונקציה </text:span><text:span text:style-name="T4"><draw:g text:anchor-type="as-char" svg:y="-0.1165in" draw:z-index="92" draw:name="Shape1" draw:style-name="gr1"><svg:title>TexMaths</svg:title><svg:desc>12§display§f§svg§600§FALSE§</svg:desc><draw:g draw:style-name="gr2"><draw:path draw:style-name="gr3" draw:text-style-name="P43" svg:width="0.0736in" svg:height="0.1335in" svg:x="0.0004in" svg:y="0.0083in" svg:viewBox="0 0 188 340" svg:d="M0 0c63 0 125 0 188 0 0 113 0 227 0 340-63 0-125 0-188 0 0-113 0-227 0-340z"><text:p/></draw:path><draw:path draw:style-name="gr4" draw:text-style-name="P44" svg:width="0.0815in" svg:height="0.1504in" svg:x="0.0008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4"><text:s/>שתמונתה בגודל </text:span><text:span text:style-name="T4"><draw:g text:anchor-type="as-char" svg:y="-0.072in" draw:z-index="93" draw:name="Shape2" draw:style-name="gr1"><svg:title>TexMaths</svg:title><svg:desc>12§display§n§svg§600§FALSE§</svg:desc><draw:g draw:style-name="gr2"><draw:path draw:style-name="gr3" draw:text-style-name="P43" svg:width="0.0772in" svg:height="0.0567in" svg:x="0.0039in" svg:y="0.0083in" svg:viewBox="0 0 197 145" svg:d="M0 0c65 0 131 0 197 0 0 48 0 97 0 145-66 0-132 0-197 0 0-48 0-97 0-145z"><text:p/></draw:path><draw:path draw:style-name="gr4" draw:text-style-name="P44" svg:width="0.0894in" svg:height="0.074in" svg:x="0.0004in" svg:y="0in" svg:viewBox="0 0 228 189" svg:d="M228 124c0-4-4-4-5-4-5 0-5 1-6 7-8 29-23 52-43 52-8 0-11-3-11-13 0-11 5-21 8-30 7-22 26-67 26-92 0-27-19-44-49-44-37 0-58 26-65 36-2-23-19-36-38-36-20 0-28 17-32 24-7 14-13 39-13 41 0 4 4 2 5 4 5 0 5 0 7-10 7-30 16-49 31-49 9 0 14 4 14 19 0 8-2 13-8 35-8 31-15 63-24 96-1 6-3 16-3 18 0 7 6 11 12 11 5 0 12-4 15-12 3-11 5-21 8-32 2-12 6-24 9-37 3-9 5-17 8-26 1-7 3-15 6-22 6-13 27-50 67-50 19 0 23 15 23 28 0 27-21 79-28 97-3 9-5 15-5 19 0 20 16 35 35 35 40 0 56-62 56-65z"><text:p/></draw:path></draw:g></draw:g></text:span><text:span text:style-name="T4">. נגדיר כי כל מחלקה על התמונה היא תוצאה מסוימת מהתמונה. </text:span><text:span text:style-name="T5">נוכל לחלק כל ערך </text:span><text:span text:style-name="T5"><draw:g text:anchor-type="as-char" svg:y="-0.1366in" draw:z-index="94" draw:name="Shape3" draw:style-name="gr1"><svg:title>TexMaths</svg:title><svg:desc>12§display§f^i(a)§svg§600§FALSE§</svg:desc><draw:g draw:style-name="gr2"><draw:path draw:style-name="gr3" draw:text-style-name="P43" svg:width="0.3335in" svg:height="0.1606in" svg:x="0.0004in" svg:y="0.0083in" svg:viewBox="0 0 848 409" svg:d="M0 0c283 0 565 0 848 0 0 136 0 273 0 409-283 0-565 0-848 0 0-136 0-273 0-409z"><text:p/></draw:path><draw:path draw:style-name="gr4" draw:text-style-name="P44" svg:width="0.0823in" svg:height="0.15in" svg:x="0.0008in" svg:y="0.0201in" svg:viewBox="0 0 210 382" svg:d="M210 29c0-19-19-29-37-29-15 0-41 7-53 49-2 9-4 13-14 66-10 0-20 0-29 0s-13 0-13 9c0 5 3 5 12 5s18 0 27 0c-11 55-20 109-31 164-7 41-14 80-37 80-1 0-12 0-19-8 19-1 22-16 22-22 0-10-7-15-15-15-11 0-23 9-23 25 0 20 18 29 35 29 24 0 41-25 48-41 13-26 23-78 24-80 8-43 17-88 25-132 12 0 24 0 36 0 8 0 13 0 13-9 0-5-5-5-12-5-12 0-23 0-35 0 5-24 4-24 9-48 2-8 8-38 11-44 3-7 10-13 19-13 2 0 13 0 20 7-18 1-21 17-21 23 0 9 7 14 15 14 11 0 23-10 23-25z"><text:p/></draw:path><draw:path draw:style-name="gr4" draw:text-style-name="P44" svg:width="0.035in" svg:height="0.0776in" svg:x="0.0933in" svg:y="0in" svg:viewBox="0 0 90 198" svg:d="M82 11c0-5-4-11-12-11s-16 7-16 17c0 5 4 11 12 11s16-9 16-17zM90 154c0-5-4-4-5-5-5 0-5 2-6 6-7 23-19 35-31 35-6 0-7-4-7-10 0-7 2-13 5-19 3-8 6-17 9-24 5-13 10-25 15-37 0-3 1-6 1-10 0-13-12-25-28-25-29 0-43 41-43 46 0 3 4 2 5 3 5 0 5-1 6-5 7-25 20-36 31-36 5 0 7 3 7 11 0 7-1 11-8 30-6 16-13 31-19 47-2 4-3 7-3 12 0 14 12 25 28 25 30 0 43-41 43-44z"><text:p/></draw:path><draw:path draw:style-name="gr4" draw:text-style-name="P44" svg:width="0.0378in" svg:height="0.1642in" svg:x="0.1598in" svg:y="0.0138in" svg:viewBox="0 0 97 418" svg:d="M97 413c0-1-1-1-1-2-44-34-73-118-73-184 0-12 0-24 0-35 0-67 29-152 73-185 0-1 1-2 1-3 0-2-2-4-3-4-2 0-3 0-4 0-46 36-90 120-90 192 0 11 0 23 0 35 0 71 44 155 90 190 1 1 2 1 4 1 1 0 3-2 3-5z"><text:p/></draw:path><draw:path draw:style-name="gr4" draw:text-style-name="P44" svg:width="0.0756in" svg:height="0.0748in" svg:x="0.2138in" svg:y="0.0638in" svg:viewBox="0 0 193 191" svg:d="M193 126c0-5-3-5-5-5-4 0-4 3-6 9-7 26-14 51-32 51-11 0-12-10-12-19s0-12 5-31c3-13 6-25 9-37 5-21 10-40 16-60 2-11 2-12 2-14 0-7-4-12-12-12-10 0-16 10-18 18-7-14-19-26-38-26-49 0-102 62-102 124 0 39 23 67 56 67 9 0 29-2 56-31 2 17 18 31 37 31 15 0 25-10 31-23 7-15 8-29 13-42zM136 47c0 2-2 5-2 7-7 27-14 54-21 82-1 8-1 8-9 15-18 24-36 30-46 30-22 0-28-22-28-39 0-21 13-72 23-93 13-24 32-39 49-39 28 0 34 34 34 37z"><text:p/></draw:path><draw:path draw:style-name="gr4" draw:text-style-name="P44" svg:width="0.0378in" svg:height="0.1642in" svg:x="0.3043in" svg:y="0.0138in" svg:viewBox="0 0 97 418" svg:d="M97 227c0-12 0-24 0-35 0-72-44-156-90-192-1 0-2 0-3 0-2 0-4 2-4 4 0 1 1 2 1 3 45 33 73 118 73 185 0 11 0 23 0 35 0 66-28 150-73 184 0 1-1 1-1 2 0 3 2 5 4 5 1 0 2 0 3-1 46-35 90-119 90-190z"><text:p/></draw:path></draw:g></draw:g></text:span><text:span text:style-name="T5"><text:s/>לאחת המחלקות. נחלק למחלקות כל ערך </text:span><text:span text:style-name="T5"><draw:g text:anchor-type="as-char" svg:y="-0.1366in" draw:z-index="95" draw:name="Shape4" draw:style-name="gr1"><svg:title>TexMaths</svg:title><svg:desc>12§display§f^i(x)§svg§600§FALSE§</svg:desc><draw:g draw:style-name="gr2"><draw:path draw:style-name="gr3" draw:text-style-name="P43" svg:width="0.3409in" svg:height="0.1606in" svg:x="0.0004in" svg:y="0.0083in" svg:viewBox="0 0 867 409" svg:d="M0 0c289 0 577 0 867 0 0 136 0 273 0 409-290 0-578 0-867 0 0-136 0-273 0-409z"><text:p/></draw:path><draw:path draw:style-name="gr4" draw:text-style-name="P44" svg:width="0.0823in" svg:height="0.15in" svg:x="0.0008in" svg:y="0.0201in" svg:viewBox="0 0 210 382" svg:d="M210 29c0-19-19-29-37-29-15 0-41 7-53 49-2 9-4 13-14 66-10 0-20 0-29 0s-13 0-13 9c0 5 3 5 12 5s18 0 27 0c-11 55-20 109-31 164-7 41-14 80-37 80-1 0-12 0-19-8 19-1 22-16 22-22 0-10-7-15-15-15-11 0-23 9-23 25 0 20 18 29 35 29 24 0 41-25 48-41 13-26 23-78 24-80 8-43 17-88 25-132 12 0 24 0 36 0 8 0 13 0 13-9 0-5-5-5-12-5-12 0-23 0-35 0 5-24 4-24 9-48 2-8 8-38 11-44 3-7 10-13 19-13 2 0 13 0 20 7-18 1-21 17-21 23 0 9 7 14 14 14 12 0 24-10 24-25z"><text:p/></draw:path><draw:path draw:style-name="gr4" draw:text-style-name="P44" svg:width="0.035in" svg:height="0.0776in" svg:x="0.0933in" svg:y="0in" svg:viewBox="0 0 90 198" svg:d="M82 11c0-5-4-11-12-11s-16 7-16 17c0 5 4 11 12 11s16-9 16-17zM90 154c0-5-4-4-5-5-5 0-5 2-6 6-7 23-19 35-31 35-6 0-7-4-7-10 0-7 2-13 5-19 3-8 6-17 9-24 5-13 10-25 15-37 0-3 1-6 1-10 0-13-12-25-28-25-30 0-43 41-43 46 0 3 4 2 5 3 5 0 5-1 6-5 7-25 20-36 31-36 5 0 7 3 7 11 0 7-1 11-8 30-6 16-13 31-19 47-2 4-3 7-3 12 0 14 12 25 28 25 30 0 43-41 43-44z"><text:p/></draw:path><draw:path draw:style-name="gr4" draw:text-style-name="P44" svg:width="0.0378in" svg:height="0.1642in" svg:x="0.1602in" svg:y="0.0138in" svg:viewBox="0 0 97 418" svg:d="M97 413c0-1-1-1-1-2-44-34-73-118-73-184 0-12 0-24 0-35 0-67 29-152 73-185 0-1 1-2 1-3 0-2-2-4-3-4-2 0-3 0-4 0-46 36-90 120-90 192 0 11 0 23 0 35 0 71 44 155 90 190 1 1 2 1 4 1 1 0 3-2 3-5z"><text:p/></draw:path><draw:path draw:style-name="gr4" draw:text-style-name="P44" svg:width="0.0823in" svg:height="0.0748in" svg:x="0.2122in" svg:y="0.0638in" svg:viewBox="0 0 210 191" svg:d="M210 28c0-22-25-28-40-28-24 0-38 23-43 32-11-27-33-32-45-32-45 0-69 54-69 65 0 5 4 4 5 5 4 0 5-1 6-5 14-45 42-55 56-55 9 0 23 3 23 27 0 13-7 42-23 101-7 25-21 43-39 43-4 0-13 0-22-4 11-3 21-11 21-23s-10-16-16-16c-13 0-24 12-24 25 0 20 22 28 40 28 27 0 43-30 44-32 5 15 20 32 46 32 43 0 67-54 67-65 0-5-4-5-5-5-4 0-5 3-6 5-13 46-42 55-55 55-17 0-24-13-24-27 0-10 3-18 7-37 5-20 10-39 14-58 3-11 14-49 42-49 3 0 12 0 22 4-12 3-20 14-20 23 0 7 4 16 15 16 10 0 23-9 23-25z"><text:p/></draw:path><draw:path draw:style-name="gr4" draw:text-style-name="P44" svg:width="0.0378in" svg:height="0.1642in" svg:x="0.3118in" svg:y="0.0138in" svg:viewBox="0 0 97 418" svg:d="M97 227c0-12 0-24 0-35 0-72-44-156-90-192-1 0-2 0-3 0-2 0-4 2-4 4 0 1 1 2 1 3 45 33 73 118 73 185 0 11 0 23 0 35 0 66-28 150-73 184 0 1-1 1-1 2 0 3 2 5 4 5 1 0 2 0 3-1 46-35 90-119 90-190z"><text:p/></draw:path></draw:g></draw:g></text:span><text:span text:style-name="T5"><text:s/>כאשר </text:span><text:span text:style-name="T5"><draw:g text:anchor-type="as-char" svg:y="-0.1098in" draw:z-index="100" draw:name="Shape5" draw:style-name="gr1"><svg:title>TexMaths</svg:title><svg:desc>12§display§1 \le i \le n + 1§svg§600§FALSE§</svg:desc><draw:g draw:style-name="gr2"><draw:path draw:style-name="gr3" draw:text-style-name="P43" svg:width="0.937in" svg:height="0.1122in" svg:x="0.0004in" svg:y="0.0087in" svg:viewBox="0 0 2381 286" svg:d="M0 0c793 0 1588 0 2381 0 0 95 0 191 0 286-793 0-1588 0-2381 0 0-95 0-191 0-286z"><text:p/></draw:path><draw:path draw:style-name="gr4" draw:text-style-name="P44" svg:width="0.0543in" svg:height="0.1091in" svg:x="0.0063in" svg:y="0in" svg:viewBox="0 0 139 278" svg:d="M139 278c0-3 0-8 0-13-5 0-8 0-13 0-38 0-40-3-40-19 0-78 0-157 0-235 0-10 0-11-9-11-27 26-63 26-77 26 0 5 0 9 0 14 8 0 34 0 55-11 0 72 0 145 0 217 0 14-1 19-38 19-5 0-10 0-15 0 0 5 0 10 0 13 16-1 52-1 69-1s54 0 68 1z"><text:p/></draw:path><draw:path draw:style-name="gr4" draw:text-style-name="P44" svg:width="0.1035in" svg:height="0.1232in" svg:x="0.1335in" svg:y="0.0059in" svg:viewBox="0 0 264 314" svg:d="M259 233c-77-36-155-72-231-110 76-36 154-70 231-106 10-5 3-21-7-16-82 38-163 77-245 114-7 4-7 14 0 17 82 39 163 78 245 116 10 5 17-11 7-15zM264 306c0-5-4-9-8-9-83 0-165 0-248 0-4 0-8 4-8 9s4 8 8 8c83 0 165 0 248 0 4 0 8-3 8-8z"><text:p/></draw:path><draw:path draw:style-name="gr4" draw:text-style-name="P44" svg:width="0.0437in" svg:height="0.1102in" svg:x="0.3008in" svg:y="0.0012in" svg:viewBox="0 0 112 281" svg:d="M108 14c0-8-6-14-16-14-12 0-22 11-22 22 0 8 6 15 15 15 10 0 23-9 23-23zM112 216c0-4-4-4-5-4-5 0-5 2-7 8-8 26-21 51-42 51-8 0-11-3-11-13 0-11 2-17 12-42 6-14 11-29 17-44 4-11 4-12 9-23 4-9 5-15 5-23 0-19-13-35-34-35-39 0-56 61-56 65 0 5 4 2 5 5 5 0 5-1 7-7 12-40 29-53 43-53 3 0 10 0 10 13 0 10-3 18-5 23-2 11-22 57-29 75-3 12-9 26-9 34 0 20 14 35 34 35 40 0 56-61 56-65z"><text:p/></draw:path><draw:path draw:style-name="gr4" draw:text-style-name="P44" svg:width="0.1035in" svg:height="0.1232in" svg:x="0.4122in" svg:y="0.0059in" svg:viewBox="0 0 264 314" svg:d="M259 233c-77-36-155-72-231-110 76-36 154-70 231-106 10-5 3-21-8-16-82 38-163 77-245 114-7 4-7 14 0 17 82 39 163 78 245 116 11 5 18-11 8-15zM263 306c0-5-4-9-9-9-81 0-164 0-246 0-4 0-8 4-8 9s4 8 8 8c82 0 165 0 246 0 5 0 9-3 9-8z"><text:p/></draw:path><draw:path draw:style-name="gr4" draw:text-style-name="P44" svg:width="0.0894in" svg:height="0.0744in" svg:x="0.5791in" svg:y="0.0362in" svg:viewBox="0 0 228 190" svg:d="M228 126c0-4-4-4-5-4-3 0-3 2-6 8-8 28-23 50-43 50-7 0-11-4-11-13 0-10 5-19 9-29 7-23 25-68 25-92 0-29-18-46-48-46-39 0-59 28-66 37-3-24-19-37-39-37-19 0-27 17-32 24-6 14-12 40-12 41 0 5 4 2 5 5 5 0 5 0 7-10 7-30 16-50 31-50 9 0 13 6 13 19 0 9-1 14-7 36-8 32-15 65-24 97-1 5-5 14-5 17 0 7 6 11 14 11 4 0 12-4 15-12 3-10 5-20 7-30 4-14 6-26 10-38 2-9 5-19 7-28 3-8 4-15 6-21 6-13 28-51 69-51 19 0 22 15 22 30 0 25-20 79-27 97-4 9-5 15-5 19 0 19 16 34 35 34 39 0 55-60 55-64z"><text:p/></draw:path><draw:path draw:style-name="gr4" draw:text-style-name="P44" svg:width="0.1102in" svg:height="0.1091in" svg:x="0.7197in" svg:y="0.0134in" svg:viewBox="0 0 281 278" svg:d="M281 140c0-4-4-8-9-8-40 0-82 0-123 0 0-42 0-83 0-124 0-4-4-8-9-8-4 0-8 4-8 8 0 41 0 82 0 124-41 0-83 0-124 0-4 0-8 4-8 8 0 5 4 9 8 9 41 0 83 0 124 0 0 39 0 80 0 121 0 5 4 8 8 8 5 0 9-3 9-8 0-41 0-82 0-121 41 0 83 0 123 0 5 0 9-4 9-9z"><text:p/></draw:path><draw:path draw:style-name="gr4" draw:text-style-name="P44" svg:width="0.0543in" svg:height="0.1091in" svg:x="0.8913in" svg:y="0in" svg:viewBox="0 0 139 278" svg:d="M139 278c0-3 0-8 0-13-5 0-8 0-13 0-38 0-40-3-40-19 0-78 0-157 0-235 0-10 0-11-9-11-27 26-64 26-77 26 0 5 0 9 0 14 8 0 34 0 55-11 0 72 0 145 0 217 0 14-1 19-39 19-5 0-9 0-14 0 0 5 0 10 0 13 15-1 52-1 69-1s54 0 68 1z"><text:p/></draw:path></draw:g></draw:g></text:span><text:span text:style-name="T5">. ידוע כי ישנן בדיוק </text:span><text:span text:style-name="T5"><draw:g text:anchor-type="as-char" svg:y="-0.072in" draw:z-index="96" draw:name="Shape6" draw:style-name="gr1"><svg:title>TexMaths</svg:title><svg:desc>12§display§n§svg§600§FALSE§</svg:desc><draw:g draw:style-name="gr2"><draw:path draw:style-name="gr3" draw:text-style-name="P43" svg:width="0.0772in" svg:height="0.0567in" svg:x="0.0039in" svg:y="0.0083in" svg:viewBox="0 0 197 145" svg:d="M0 0c65 0 131 0 197 0 0 48 0 97 0 145-66 0-132 0-197 0 0-48 0-97 0-145z"><text:p/></draw:path><draw:path draw:style-name="gr4" draw:text-style-name="P44" svg:width="0.0894in" svg:height="0.074in" svg:x="0.0004in" svg:y="0in" svg:viewBox="0 0 228 189" svg:d="M228 124c0-4-4-4-5-4-5 0-5 1-6 7-8 29-23 52-43 52-8 0-11-3-11-13 0-11 5-21 8-30 7-22 26-67 26-92 0-27-19-44-49-44-37 0-58 26-65 36-2-23-19-36-38-36-20 0-28 17-32 24-7 14-13 39-13 41 0 4 4 2 5 4 5 0 5 0 7-10 7-30 16-49 31-49 9 0 14 4 14 19 0 8-2 13-8 35-8 31-15 63-24 96-1 6-3 16-3 18 0 7 6 11 12 11 5 0 12-4 15-12 3-11 5-21 8-32 2-12 6-24 9-37 3-9 5-17 8-26 1-7 3-15 6-22 6-13 27-50 67-50 19 0 23 15 23 28 0 27-21 79-28 97-3 9-5 15-5 19 0 20 16 35 35 35 40 0 56-62 56-65z"><text:p/></draw:path></draw:g></draw:g></text:span><text:span text:style-name="T5"><text:s/>מחלקות, וחילקנו </text:span><text:span text:style-name="T5"><draw:g text:anchor-type="as-char" svg:y="-0.1098in" draw:z-index="97" draw:name="Shape7" draw:style-name="gr1"><svg:title>TexMaths</svg:title><svg:desc>12§display§n + 1§svg§600§FALSE§</svg:desc><draw:g draw:style-name="gr2"><draw:path draw:style-name="gr3" draw:text-style-name="P43" svg:width="0.3539in" svg:height="0.1055in" svg:x="0.0039in" svg:y="0.0087in" svg:viewBox="0 0 900 269" svg:d="M0 0c300 0 600 0 900 0 0 90 0 179 0 269-300 0-600 0-900 0 0-90 0-179 0-269z"><text:p/></draw:path><draw:path draw:style-name="gr4" draw:text-style-name="P44" svg:width="0.0894in" svg:height="0.074in" svg:x="0.0004in" svg:y="0.0362in" svg:viewBox="0 0 228 189" svg:d="M228 126c0-5-4-5-5-5-3 0-3 1-6 8-8 28-23 50-43 50-7 0-10-3-10-13 0-9 4-20 8-28 8-23 26-69 26-93 0-28-19-45-49-45-37 0-59 28-66 37-1-24-19-37-39-37-19 0-27 17-31 24-7 14-13 39-13 41 0 4 4 2 5 4 5 0 5-1 7-9 7-30 16-50 31-50 9 0 13 6 13 19 0 8-1 13-7 36-8 31-15 63-24 94-1 7-3 17-3 18 0 8 6 12 12 12 4 0 12-4 15-12 0-1 5-20 9-30 2-13 6-25 8-37 2-10 6-19 7-29 3-7 4-14 6-20 6-13 29-51 69-51 19 0 22 15 22 29 0 26-20 79-27 97-4 10-4 15-4 19 0 20 15 34 34 34 39 0 55-60 55-63z"><text:p/></draw:path><draw:path draw:style-name="gr4" draw:text-style-name="P44" svg:width="0.1102in" svg:height="0.1087in" svg:x="0.1409in" svg:y="0.0134in" svg:viewBox="0 0 281 277" svg:d="M281 140c0-5-4-8-9-8-42 0-82 0-123 0 0-42 0-83 0-124 0-4-4-8-9-8-4 0-8 4-8 8 0 41 0 82 0 124-41 0-83 0-124 0-3 0-8 3-8 8 0 4 5 8 8 8 41 0 83 0 124 0 0 40 0 80 0 121 0 5 4 8 8 8 5 0 9-3 9-8 0-41 0-81 0-121 41 0 81 0 123 0 5 0 9-4 9-8z"><text:p/></draw:path><draw:path draw:style-name="gr4" draw:text-style-name="P44" svg:width="0.0543in" svg:height="0.1087in" svg:x="0.3122in" svg:y="0in" svg:viewBox="0 0 139 277" svg:d="M139 277c0-4 0-8 0-13-5 0-8 0-13 0-38 0-40-4-40-20 0-78 0-155 0-233 0-10 0-11-9-11-27 26-64 26-77 26 0 5 0 9 0 13 8 0 34 0 55-10 0 71 0 143 0 215 0 16-1 20-39 20-5 0-9 0-14 0 0 5 0 9 0 13 16-1 52-1 69-1s54 0 68 1z"><text:p/></draw:path></draw:g></draw:g></text:span><text:span text:style-name="T5"><text:s/>איברים לתאים אלה, לכן נוכל על־פי עיקרון שובך היונים להניח שקיימת מחלקה בה יש לפחות שני ערכים, </text:span><text:span text:style-name="T5"><draw:g text:anchor-type="as-char" svg:y="-0.1083in" draw:z-index="98" draw:name="Shape8" draw:style-name="gr1"><svg:title>TexMaths</svg:title><svg:desc>12§display§i, j§svg§600§FALSE§</svg:desc><draw:g draw:style-name="gr2"><draw:path draw:style-name="gr3" draw:text-style-name="P43" svg:width="0.1787in" svg:height="0.1252in" svg:x="0.0039in" svg:y="0.0083in" svg:viewBox="0 0 455 319" svg:d="M0 0c151 0 304 0 455 0 0 107 0 212 0 319-151 0-304 0-455 0 0-107 0-212 0-319z"><text:p/></draw:path><draw:path draw:style-name="gr4" draw:text-style-name="P44" svg:width="0.0437in" svg:height="0.1102in" svg:x="0.0004in" svg:y="0in" svg:viewBox="0 0 112 281" svg:d="M108 16c0-9-6-16-16-16-12 0-22 11-22 23 0 7 6 14 15 14 10 0 23-9 23-21zM112 216c0-4-4-4-5-4-5 0-5 1-7 7-8 27-22 52-44 52-6 0-9-4-9-13 0-11 2-17 12-42 6-15 11-29 17-43 4-12 4-14 9-24 3-9 5-15 5-23 0-18-13-34-35-34-39 0-55 60-55 65 0 4 4 2 5 4 5 0 5-2 7-8 11-39 28-52 42-52 4 0 11 0 11 14 0 8-3 17-5 22-4 10-22 57-29 75-3 12-9 25-9 34 0 20 14 35 34 35 40 0 56-62 56-65z"><text:p/></draw:path><draw:path draw:style-name="gr4" draw:text-style-name="P44" svg:width="0.0189in" svg:height="0.0492in" svg:x="0.0669in" svg:y="0.0909in" svg:viewBox="0 0 49 126" svg:d="M49 44c0-27-11-44-26-44s-23 11-23 23c0 11 8 21 23 21 5 0 9-1 14-4 1-2 1-2 3-2 0 3 0 0 0 6 0 32-15 57-28 70-5 5-5 6-5 7 0 2 1 5 4 5 5 0 38-32 38-82z"><text:p/></draw:path><draw:path draw:style-name="gr4" draw:text-style-name="P44" svg:width="0.0677in" svg:height="0.1421in" svg:x="0.1236in" svg:y="0in" svg:viewBox="0 0 173 362" svg:d="M173 16c0-9-6-16-16-16-9 0-23 10-23 23 0 8 7 14 16 14 12 0 23-11 23-21zM157 131c0-24-18-39-38-39-43 0-67 60-67 65 0 4 3 2 4 4 4 0 5 0 9-9 9-25 29-51 53-51 6 0 13 2 13 19 0 9-1 14-4 21-13 52-26 105-38 156-9 31-29 55-53 55-2 0-8 0-16-3 12-3 20-13 20-22 0-7-5-15-17-15-11 0-23 9-23 24 0 16 17 26 37 26 30 0 69-23 79-63 12-51 26-102 39-153 2-8 2-14 2-15z"><text:p/></draw:path></draw:g></draw:g></text:span><text:span text:style-name="T5"><text:s/>כך ש־</text:span><text:span text:style-name="T5"><draw:g text:anchor-type="as-char" svg:y="-0.1098in" draw:z-index="99" draw:name="Shape9" draw:style-name="gr1"><svg:title>TexMaths</svg:title><svg:desc>12§display§1 \le i &lt; j \le n + 1§svg§600§FALSE§</svg:desc><draw:g draw:style-name="gr2"><draw:path draw:style-name="gr3" draw:text-style-name="P43" svg:width="1.2295in" svg:height="0.1264in" svg:x="0.0004in" svg:y="0.0087in" svg:viewBox="0 0 3124 322" svg:d="M1562 322c-520 0-1041 0-1562 0 0-108 0-214 0-322 1042 0 2082 0 3124 0 0 108 0 214 0 322-521 0-1042 0-1562 0z"><text:p/></draw:path><draw:path draw:style-name="gr4" draw:text-style-name="P44" svg:width="0.0543in" svg:height="0.1094in" svg:x="0.0063in" svg:y="0in" svg:viewBox="0 0 139 279" svg:d="M139 279c0-4 0-8 0-13-5 0-8 0-13 0-37 0-38-5-38-20 0-78 0-157 0-235 0-10 0-11-11-11-25 28-63 28-77 28 0 4 0 8 0 13 10 0 34 0 56-12 0 72 0 145 0 217 0 15-2 20-39 20-5 0-9 0-13 0 0 5 0 9 0 13 14-1 50-1 68-1 17 0 53 0 67 1z"><text:p/></draw:path><draw:path draw:style-name="gr4" draw:text-style-name="P44" svg:width="0.1039in" svg:height="0.1236in" svg:x="0.1335in" svg:y="0.0059in" svg:viewBox="0 0 265 315" svg:d="M259 233c-77-36-153-72-230-109 77-36 153-72 230-108 11-4 4-20-7-15-82 38-163 77-245 115-7 2-7 13 0 17 82 38 163 76 245 115 11 4 18-11 7-15zM264 306c0-4-4-8-8-8-83 0-165 0-248 0-4 0-8 4-8 8s4 9 8 9c83 0 165 0 248 0 4 0 8-5 8-9z"><text:p/></draw:path><draw:path draw:style-name="gr4" draw:text-style-name="P44" svg:width="0.0429in" svg:height="0.1102in" svg:x="0.3012in" svg:y="0.0012in" svg:viewBox="0 0 110 281" svg:d="M107 16c0-9-6-16-16-16-11 0-23 11-23 23 0 7 6 14 17 14 10 0 22-9 22-21zM110 217c0-5-3-5-4-5-4 0-4 1-6 8-8 27-22 52-44 52-7 0-9-4-9-14s2-16 12-42c6-15 11-28 17-42 4-14 4-14 8-25 4-9 6-15 6-22 0-19-13-35-35-35-39 0-55 61-55 65 0 3 4 2 5 3 3 0 5 0 7-7 11-39 28-51 42-51 4 0 11 0 11 13 0 8-4 17-5 22-4 10-23 59-29 76-5 11-9 25-9 34 0 19 14 34 33 34 40 0 55-61 55-64z"><text:p/></draw:path><draw:path draw:style-name="gr4" draw:text-style-name="P44" svg:width="0.1024in" svg:height="0.0976in" svg:x="0.4122in" svg:y="0.0189in" svg:viewBox="0 0 261 249" svg:d="M257 232c-77-36-154-72-231-109 77-36 154-72 231-108 10-4 2-19-9-14-81 38-162 77-243 115-6 4-6 12 0 16 81 39 162 77 243 116 11 4 19-11 9-16z"><text:p/></draw:path><draw:path draw:style-name="gr4" draw:text-style-name="P44" svg:width="0.0677in" svg:height="0.1425in" svg:x="0.5728in" svg:y="0.0012in" svg:viewBox="0 0 173 363" svg:d="M173 16c0-9-6-16-17-16-10 0-22 10-22 23 0 8 6 14 16 14 11 0 23-11 23-21zM157 131c0-24-18-39-39-39-42 0-66 61-66 65 0 3 3 2 4 3 4 0 4 0 8-8 10-25 30-50 52-50 6 0 15 1 15 19 0 10-1 14-4 22-13 51-26 103-39 154-9 32-28 56-52 56-2 0-8 0-17-3 13-4 19-15 19-23 0-6-4-14-15-14s-23 8-23 24 17 26 37 26c29 0 69-23 79-65 14-50 26-102 39-152 2-8 2-14 2-15z"><text:p/></draw:path><draw:path draw:style-name="gr4" draw:text-style-name="P44" svg:width="0.1035in" svg:height="0.1236in" svg:x="0.7039in" svg:y="0.0059in" svg:viewBox="0 0 264 315" svg:d="M259 233c-77-36-155-72-231-109 76-36 154-72 231-108 10-4 3-20-7-15-82 38-163 77-245 115-7 2-7 13 0 17 82 38 163 76 245 115 10 4 17-11 7-15zM264 306c0-4-4-8-8-8-83 0-165 0-248 0-4 0-8 4-8 8s4 9 8 9c83 0 165 0 248 0 4 0 8-5 8-9z"><text:p/></draw:path><draw:path draw:style-name="gr4" draw:text-style-name="P44" svg:width="0.0898in" svg:height="0.0744in" svg:x="0.8709in" svg:y="0.0362in" svg:viewBox="0 0 229 190" svg:d="M229 126c0-5-3-5-5-5-4 0-4 1-7 8-8 28-21 52-42 52-7 0-11-4-11-15 0-9 4-20 8-28 8-23 26-70 26-94 0-27-18-44-49-44-37 0-58 26-65 36-2-23-20-36-40-36-19 0-27 16-31 24-7 14-13 38-13 41s4 2 6 3c4 0 4 0 7-9 7-30 16-49 30-49 9 0 13 4 13 19 0 8-1 13-7 34-8 33-15 65-24 97-1 6-3 17-3 18 0 9 6 12 12 12 4 0 13-3 15-12 0-1 6-20 9-31 3-13 6-26 9-38 3-8 5-18 7-28 2-7 4-14 5-21 6-13 29-50 69-50 19 0 22 14 22 28 0 27-20 81-26 99-5 9-5 14-5 19 0 19 15 34 35 34 40 0 55-61 55-64z"><text:p/></draw:path><draw:path draw:style-name="gr4" draw:text-style-name="P44" svg:width="0.1102in" svg:height="0.1094in" svg:x="1.0122in" svg:y="0.0134in" svg:viewBox="0 0 281 279" svg:d="M281 140c0-5-4-8-9-8-40 0-82 0-123 0 0-42 0-83 0-124 0-4-4-8-9-8-4 0-8 4-8 8 0 41 0 82 0 124-41 0-83 0-124 0-4 0-8 3-8 8s4 9 8 9c41 0 83 0 124 0 0 40 0 81 0 122 0 4 4 8 8 8 5 0 9-4 9-8 0-41 0-82 0-122 41 0 83 0 123 0 5 0 9-4 9-9z"><text:p/></draw:path><draw:path draw:style-name="gr4" draw:text-style-name="P44" svg:width="0.0543in" svg:height="0.1094in" svg:x="1.1839in" svg:y="0in" svg:viewBox="0 0 139 279" svg:d="M139 279c0-4 0-8 0-13-5 0-8 0-13 0-38 0-40-5-40-20 0-78 0-157 0-235 0-10 0-11-9-11-27 28-64 28-77 28 0 4 0 8 0 13 8 0 34 0 55-12 0 72 0 145 0 217 0 15-1 20-39 20-5 0-9 0-14 0 0 5 0 9 0 13 15-1 52-1 69-1s53 0 68 1z"><text:p/></draw:path></draw:g></draw:g></text:span><text:span text:style-name="T5">, כאשר ישנם שני מספרים כאלה מתקיים גם </text:span><text:span text:style-name="T5"><draw:g text:anchor-type="as-char" svg:y="-0.1366in" draw:z-index="101" draw:name="Shape10" draw:style-name="gr1"><svg:title>TexMaths</svg:title><svg:desc>12§display§f^i(a) = f^j(a)§svg§600§FALSE§</svg:desc><draw:g draw:style-name="gr2"><draw:path draw:style-name="gr3" draw:text-style-name="P43" svg:width="0.9319in" svg:height="0.1606in" svg:x="0.0004in" svg:y="0.0098in" svg:viewBox="0 0 2368 409" svg:d="M1185 409c-395 0-790 0-1185 0 0-136 0-273 0-409 790 0 1578 0 2368 0 0 136 0 273 0 409-395 0-790 0-1183 0z"><text:p/></draw:path><draw:path draw:style-name="gr4" draw:text-style-name="P44" svg:width="0.0823in" svg:height="0.15in" svg:x="0.0008in" svg:y="0.0217in" svg:viewBox="0 0 210 382" svg:d="M210 29c0-19-19-29-36-29-14 0-42 7-54 49-2 9-4 13-14 66-10 0-20 0-29 0s-12 0-12 9c0 5 3 5 11 5 9 0 19 0 28 0-10 55-21 110-32 164-7 41-14 80-36 80-2 0-12 0-20-8 19-1 22-16 22-22 0-10-7-15-15-15-11 0-23 9-23 25 0 18 18 29 36 29 23 0 40-25 47-41 14-26 24-78 24-80 8-43 17-88 25-132 12 0 24 0 36 0 8 0 13 0 13-9 0-5-5-5-12-5-12 0-23 0-35 0 5-24 5-24 10-48 1-8 7-38 10-43 3-8 10-14 20-14 1 0 12 0 20 7-19 1-22 17-22 23 0 9 7 14 15 14 11 0 23-10 23-25z"><text:p/></draw:path><draw:path draw:style-name="gr4" draw:text-style-name="P44" svg:width="0.0346in" svg:height="0.0776in" svg:x="0.0941in" svg:y="0in" svg:viewBox="0 0 89 198" svg:d="M82 12c0-5-4-12-12-12-9 0-17 8-17 17 0 5 3 11 12 11 8 0 17-9 17-16zM89 154c0-4-4-4-5-4-4 0-5 1-6 5-6 23-19 35-31 35-6 0-7-4-7-10 0-7 2-13 4-19 4-8 6-17 10-24 5-13 10-25 14-37 2-3 3-6 3-10 0-13-12-24-29-24-29 0-42 40-42 45 0 3 4 3 5 3 3 0 3-1 5-5 8-25 20-36 31-36 5 0 8 3 8 11 0 7-2 11-9 30-6 16-14 31-20 47-1 4-2 7-2 12 0 14 12 25 29 25 29 0 42-41 42-44z"><text:p/></draw:path><draw:path draw:style-name="gr4" draw:text-style-name="P44" svg:width="0.0382in" svg:height="0.1642in" svg:x="0.1602in" svg:y="0.0138in" svg:viewBox="0 0 98 418" svg:d="M98 413c0-1-1-2-2-2-43-34-73-118-73-184 0-12 0-24 0-35 0-67 30-151 73-185 1 0 2-2 2-3 0-2-2-4-4-4s-2 0-3 1c-47 35-91 119-91 191 0 11 0 23 0 35 0 71 44 155 91 190 1 0 1 1 3 1s4-2 4-5z"><text:p/></draw:path><draw:path draw:style-name="gr4" draw:text-style-name="P44" svg:width="0.0752in" svg:height="0.0748in" svg:x="0.215in" svg:y="0.0642in" svg:viewBox="0 0 192 191" svg:d="M192 126c0-5-4-5-5-5-3 0-5 3-6 9-7 26-14 51-31 51-12 0-13-10-13-19s1-13 6-31c2-13 6-25 8-37 5-21 11-40 16-60 3-11 3-12 3-14 0-7-6-12-13-12-9 0-15 10-17 20-8-16-20-28-39-28-49 0-101 62-101 124 0 39 23 67 55 67 9 0 30-2 55-31 4 17 18 31 39 31 14 0 24-10 31-23 7-15 8-29 12-42zM134 47c0 2 0 5-1 7-7 27-13 54-20 82-3 8-3 8-9 15-19 23-36 30-48 30-21 0-26-22-26-39 0-21 13-72 23-93 13-24 32-39 49-39 26 0 32 34 32 37z"><text:p/></draw:path><draw:path draw:style-name="gr4" draw:text-style-name="P44" svg:width="0.0382in" svg:height="0.1642in" svg:x="0.3051in" svg:y="0.0138in" svg:viewBox="0 0 98 418" svg:d="M98 227c0-12 0-24 0-35 0-72-44-156-91-191-1-1-1-1-2-1-3 0-5 2-5 4 0 1 1 3 2 3 44 34 74 118 74 185 0 11 0 23 0 35 0 66-30 150-74 184-1 0-2 1-2 2 0 3 2 5 5 5 1 0 1-1 2-1 47-35 91-119 91-190z"><text:p/></draw:path><draw:path draw:style-name="gr4" draw:text-style-name="P44" svg:width="0.1102in" svg:height="0.0386in" svg:x="0.4157in" svg:y="0.0764in" svg:viewBox="0 0 281 99" svg:d="M281 8c0-3-4-8-9-8-87 0-176 0-264 0-4 0-8 4-8 8s4 9 8 9c88 0 177 0 264 0 5 0 9-4 9-9zM281 90c0-5-4-8-9-8-87 0-176 0-264 0-4 0-8 3-8 8s4 9 8 9c88 0 177 0 264 0 5 0 9-4 9-9z"><text:p/></draw:path><draw:path draw:style-name="gr4" draw:text-style-name="P44" svg:width="0.0823in" svg:height="0.15in" svg:x="0.5902in" svg:y="0.0217in" svg:viewBox="0 0 210 382" svg:d="M210 29c0-19-19-29-36-29-14 0-41 7-54 49-2 9-4 13-13 66-10 0-21 0-30 0-7 0-12 0-12 9 0 5 3 5 12 5s18 0 27 0c-10 55-20 110-31 164-8 41-15 80-37 80-1 0-12 0-20-8 19-1 22-16 22-22 0-10-7-15-15-15-11 0-23 9-23 25 0 18 19 29 36 29 23 0 40-25 48-41 13-26 23-78 23-80 8-43 17-88 25-132 12 0 25 0 37 0 9 0 12 0 12-9 0-5-3-5-11-5-12 0-22 0-34 0 3-24 3-24 8-48 1-8 7-38 10-43 3-8 10-14 20-14 1 0 12 0 20 7-18 1-22 17-22 23 0 9 7 14 15 14 11 0 23-10 23-25z"><text:p/></draw:path><draw:path draw:style-name="gr4" draw:text-style-name="P44" svg:width="0.0508in" svg:height="0.1in" svg:x="0.6776in" svg:y="0in" svg:viewBox="0 0 130 255" svg:d="M130 12c0-6-4-12-12-12-9 0-16 8-16 17 0 5 4 11 11 11 8 0 17-8 17-16zM119 94c0-17-13-28-31-28-34 0-52 41-52 45 0 3 4 3 5 3 3 0 3 0 6-5 7-16 23-36 39-36 8 0 10 6 10 16 0 2 0 7 0 8-10 38-19 75-29 113-5 21-20 36-38 36-4 0-7-1-11-2 8-1 11-8 11-13 0-7-6-11-12-11-9 0-17 7-17 17 0 11 12 18 30 18 17 0 52-11 61-46 9-36 18-71 27-106 1-2 1-6 1-9z"><text:p/></draw:path><draw:path draw:style-name="gr4" draw:text-style-name="P44" svg:width="0.0378in" svg:height="0.1642in" svg:x="0.7579in" svg:y="0.0138in" svg:viewBox="0 0 97 418" svg:d="M97 413c0-1-1-2-2-2-43-34-72-118-72-184 0-12 0-24 0-35 0-67 29-151 72-185 1 0 2-2 2-3 0-2-2-4-5-4-1 0-1 0-2 1-47 35-90 119-90 191 0 11 0 23 0 35 0 71 43 155 90 190 1 0 1 1 2 1 3 0 5-2 5-5z"><text:p/></draw:path><draw:path draw:style-name="gr4" draw:text-style-name="P44" svg:width="0.0756in" svg:height="0.0748in" svg:x="0.8122in" svg:y="0.0642in" svg:viewBox="0 0 193 191" svg:d="M193 126c0-5-3-5-5-5-4 0-4 3-6 9-7 26-15 51-32 51-12 0-13-10-13-19s1-13 6-31c3-13 6-25 9-37 5-21 10-40 15-60 3-11 3-12 3-14 0-7-4-12-12-12-10 0-16 10-18 20-8-16-20-28-39-28-49 0-101 62-101 124 0 39 23 67 56 67 9 0 29-2 54-31 4 17 18 31 39 31 14 0 25-10 31-23 7-15 8-29 13-42zM136 47c0 2-2 5-2 7-7 27-14 54-21 82-3 8-3 8-9 15-19 23-36 30-48 30-20 0-26-22-26-39 0-21 13-72 23-93 13-24 32-39 49-39 28 0 34 34 34 37z"><text:p/></draw:path><draw:path draw:style-name="gr4" draw:text-style-name="P44" svg:width="0.0378in" svg:height="0.1642in" svg:x="0.9031in" svg:y="0.0138in" svg:viewBox="0 0 97 418" svg:d="M97 227c0-12 0-24 0-35 0-72-44-156-91-191 0-1-1-1-2-1-3 0-4 2-4 4 0 1 0 3 1 3 45 34 73 118 73 185 0 11 0 23 0 35 0 66-28 150-73 184-1 0-1 1-1 2 0 3 1 5 4 5 1 0 1-1 2-1 47-35 91-119 91-190z"><text:p/></draw:path></draw:g></draw:g></text:span><text:span text:style-name="T5">.</text:span></text:p>
      <text:h text:style-name="P42" text:outline-level="2">סעיף ב’</text:h>
      <text:p text:style-name="P37">נתון כי הפונקציה <draw:g text:anchor-type="as-char" svg:y="-0.1165in" draw:z-index="102" draw:name="Shape11" draw:style-name="gr1"><svg:title>TexMaths</svg:title><svg:desc>12§display§f§svg§600§FALSE§</svg:desc><draw:g draw:style-name="gr2"><draw:path draw:style-name="gr3" draw:text-style-name="P43" svg:width="0.0736in" svg:height="0.1335in" svg:x="-0.0004in" svg:y="0.0083in" svg:viewBox="0 0 188 340" svg:d="M0 0c63 0 125 0 188 0 0 113 0 227 0 340-63 0-125 0-188 0 0-113 0-227 0-340z"><text:p/></draw:path><draw:path draw:style-name="gr4" draw:text-style-name="P44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text:s/>היא חד־חד ערכית. נראה כי עבור כל <draw:g text:anchor-type="as-char" svg:y="-0.1102in" draw:z-index="103" draw:name="Shape12" draw:style-name="gr1"><svg:title>TexMaths</svg:title><svg:desc>12§display§1 \le i§svg§600§FALSE§</svg:desc><draw:g draw:style-name="gr2"><draw:path draw:style-name="gr3" draw:text-style-name="P43" svg:width="0.3346in" svg:height="0.1122in" svg:x="0in" svg:y="0.0083in" svg:viewBox="0 0 851 286" svg:d="M0 0c284 0 567 0 851 0 0 96 0 191 0 286-284 0-567 0-851 0 0-95 0-190 0-286z"><text:p/></draw:path><draw:path draw:style-name="gr4" draw:text-style-name="P44" svg:width="0.0543in" svg:height="0.1094in" svg:x="0.0063in" svg:y="0in" svg:viewBox="0 0 139 279" svg:d="M139 279c0-4 0-8 0-13-5 0-8 0-13 0-39 0-40-3-40-19 0-79 0-157 0-236 0-10 0-11-9-11-27 26-64 26-77 26 0 5 0 9 0 14 8 0 34 0 55-11 0 73 0 145 0 218 0 14-1 19-38 19-5 0-10 0-15 0 0 5 0 9 0 13 16-1 52-1 69-1 16 0 54 0 68 1z"><text:p/></draw:path><draw:path draw:style-name="gr4" draw:text-style-name="P44" svg:width="0.1031in" svg:height="0.1236in" svg:x="0.1331in" svg:y="0.0055in" svg:viewBox="0 0 263 315" svg:d="M258 233c-77-37-154-73-230-109 76-36 153-72 230-108 10-4 3-20-8-15-81 38-163 77-244 115-7 4-7 14 0 17 81 38 163 76 244 116 11 5 18-11 8-16zM262 307c0-5-3-9-8-9-81 0-164 0-246 0-4 0-8 4-8 9 0 4 4 8 8 8 82 0 165 0 246 0 5 0 8-4 8-8z"><text:p/></draw:path><draw:path draw:style-name="gr4" draw:text-style-name="P44" svg:width="0.0433in" svg:height="0.1106in" svg:x="0.2996in" svg:y="0.0016in" svg:viewBox="0 0 111 282" svg:d="M108 14c0-8-6-14-16-14-12 0-22 11-22 22 0 8 6 15 15 15 10 0 23-9 23-23zM111 217c0-4-3-4-4-4-5 0-5 2-6 8-9 26-22 51-43 51-8 0-11-3-11-13 0-11 2-17 13-42 5-14 11-30 16-44 4-12 4-14 9-24 4-9 5-15 5-23 0-19-13-35-34-35-39 0-56 61-56 65 0 5 4 3 6 5 4 0 4-2 6-8 12-39 29-52 43-52 3 0 10 0 10 13 0 9-3 18-4 23-3 10-23 58-30 76-3 12-9 26-9 34 0 20 14 35 34 35 40 0 55-61 55-65z"><text:p/></draw:path></draw:g></draw:g><text:s/>גם <draw:g text:anchor-type="as-char" svg:y="-0.1362in" draw:z-index="104" draw:name="Shape13" draw:style-name="gr1"><svg:title>TexMaths</svg:title><svg:desc>12§display§f^i§svg§600§FALSE§</svg:desc><draw:g draw:style-name="gr2"><draw:path draw:style-name="gr3" draw:text-style-name="P43" svg:width="0.1189in" svg:height="0.1531in" svg:x="-0.0004in" svg:y="0.0087in" svg:viewBox="0 0 303 390" svg:d="M153 390c-52 0-102 0-153 0 0-129 0-260 0-390 101 0 202 0 303 0 0 130 0 261 0 390-50 0-101 0-150 0z"><text:p/></draw:path><draw:path draw:style-name="gr4" draw:text-style-name="P44" svg:width="0.0815in" svg:height="0.15in" svg:x="0in" svg:y="0.0205in" svg:viewBox="0 0 208 382" svg:d="M208 29c0-19-19-29-35-29-14 0-41 7-54 49-2 9-4 13-13 66-10 0-19 0-29 0-8 0-13 0-13 9 0 5 3 5 12 5 8 0 18 0 27 0-10 55-21 109-31 164-7 41-14 79-37 79-1 0-12 0-19-7 19-1 22-17 22-23 0-9-7-14-15-14-11 0-23 8-23 25 0 18 18 29 35 29 24 0 41-25 48-41 13-26 23-78 24-80 8-44 17-88 25-132 12 0 24 0 36 0 9 0 12 0 12-9 0-5-3-5-10-5-12 0-24 0-35 0 5-24 3-24 8-48 1-8 7-38 10-43 5-8 12-14 20-14 1 0 12 0 19 7-16 1-21 17-21 23 0 9 7 14 15 14 10 0 22-10 22-25z"><text:p/></draw:path><draw:path draw:style-name="gr4" draw:text-style-name="P44" svg:width="0.0346in" svg:height="0.0776in" svg:x="0.0925in" svg:y="0in" svg:viewBox="0 0 89 198" svg:d="M81 12c0-5-3-12-11-12-9 0-17 8-17 17 0 5 4 11 12 11s16-9 16-16zM89 154c0-4-4-4-5-4-5 0-5 1-6 5-6 23-19 35-31 35-6 0-7-4-7-10 0-7 2-13 4-19 4-8 7-17 10-24 5-13 10-25 15-37 1-3 1-6 1-10 0-13-11-24-28-24-29 0-42 40-42 44s4 4 5 4c3 0 3-1 5-5 8-25 20-35 31-35 5 0 8 2 8 10 0 7-2 11-9 30-6 16-14 31-20 47 0 4-2 7-2 12 0 14 12 25 29 25 29 0 42-41 42-44z"><text:p/></draw:path></draw:g></draw:g><text:s/>חד־חד ערכית. על־פי משפט 3.21 <draw:g text:anchor-type="as-char" svg:y="-0.1366in" draw:z-index="105" draw:name="Shape14" draw:style-name="gr1"><svg:title>TexMaths</svg:title><svg:desc>12§display§f^2§svg§600§FALSE§</svg:desc><draw:g draw:style-name="gr2"><draw:path draw:style-name="gr3" draw:text-style-name="P43" svg:width="0.1366in" svg:height="0.1531in" svg:x="-0.0004in" svg:y="0.0083in" svg:viewBox="0 0 348 390" svg:d="M0 0c117 0 232 0 348 0 0 130 0 260 0 390-116 0-231 0-348 0 0-130 0-260 0-390z"><text:p/></draw:path><draw:path draw:style-name="gr4" draw:text-style-name="P44" svg:width="0.0815in" svg:height="0.15in" svg:x="0in" svg:y="0.0201in" svg:viewBox="0 0 208 382" svg:d="M208 29c0-19-18-29-35-29-14 0-41 7-54 49-2 9-4 13-13 66-10 0-20 0-29 0s-13 0-13 9c0 4 3 4 12 4 8 0 18 0 27 0-11 56-21 110-31 165-7 41-14 79-37 79-1 0-12 0-19-7 19-1 22-17 22-23 0-10-8-14-15-14-11 0-23 8-23 25 0 19 18 29 35 29 24 0 41-26 48-41 13-27 23-77 24-81 8-43 17-87 25-132 12 0 24 0 36 0 9 0 12 0 12-8 0-5-3-5-11-5-12 0-24 0-34 0 4-24 3-24 8-48 1-8 7-38 10-43 4-8 12-14 20-14 1 0 12 0 20 7-18 1-22 17-22 23 0 9 7 14 15 14 11 0 22-8 22-25z"><text:p/></draw:path><draw:path draw:style-name="gr4" draw:text-style-name="P44" svg:width="0.0508in" svg:height="0.0768in" svg:x="0.0941in" svg:y="0in" svg:viewBox="0 0 130 196" svg:d="M130 142c-4 0-7 0-10 0-1 7-5 24-8 27-3 1-26 1-29 1-18 0-36 0-54 0 31-27 41-36 59-49 21-18 42-36 42-63 0-36-32-58-69-58s-61 25-61 53c0 14 12 17 16 17 6 0 15-6 15-16 0-6-2-16-18-16 10-21 29-27 43-27 29 0 45 23 45 47 0 25-18 45-28 56-24 23-47 46-71 70-2 3-2 3-2 12 41 0 80 0 121 0 3-18 5-36 9-54z"><text:p/></draw:path></draw:g></draw:g><text:s/>חד־חד ערכית כל עוד <draw:g text:anchor-type="as-char" svg:y="-0.1165in" draw:z-index="106" draw:name="Shape15" draw:style-name="gr1"><svg:title>TexMaths</svg:title><svg:desc>12§display§f§svg§600§FALSE§</svg:desc><draw:g draw:style-name="gr2"><draw:path draw:style-name="gr3" draw:text-style-name="P43" svg:width="0.0736in" svg:height="0.1335in" svg:x="-0.0004in" svg:y="0.0083in" svg:viewBox="0 0 188 340" svg:d="M0 0c63 0 125 0 188 0 0 113 0 227 0 340-63 0-125 0-188 0 0-113 0-227 0-340z"><text:p/></draw:path><draw:path draw:style-name="gr4" draw:text-style-name="P44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text:s/>חד־חד ערכית. נוכל לטעון זאת שוב עבור <draw:g text:anchor-type="as-char" svg:y="-0.1366in" draw:z-index="107" draw:name="Shape16" draw:style-name="gr1"><svg:title>TexMaths</svg:title><svg:desc>12§display§f^3§svg§600§FALSE§</svg:desc><draw:g draw:style-name="gr2"><draw:path draw:style-name="gr3" draw:text-style-name="P43" svg:width="0.1374in" svg:height="0.1531in" svg:x="-0.0004in" svg:y="0.0083in" svg:viewBox="0 0 350 390" svg:d="M0 0c116 0 234 0 350 0 0 130 0 260 0 390-116 0-234 0-350 0 0-130 0-260 0-390z"><text:p/></draw:path><draw:path draw:style-name="gr4" draw:text-style-name="P44" svg:width="0.0815in" svg:height="0.15in" svg:x="0in" svg:y="0.0201in" svg:viewBox="0 0 208 382" svg:d="M208 29c0-19-18-29-35-29-15 0-41 7-54 49-3 9-4 13-13 66-10 0-20 0-29 0s-13 0-13 9c0 4 3 4 12 4 8 0 18 0 27 0-11 56-21 110-31 165-8 41-14 79-37 79-1 0-12 0-19-7 19-1 22-17 22-23 0-10-8-14-15-14-11 0-23 8-23 25 0 19 18 29 35 29 24 0 41-26 48-41 13-27 23-77 23-81 8-43 16-87 25-132 12 0 24 0 37 0 8 0 12 0 12-8 0-5-4-5-11-5-12 0-24 0-35 0 4-24 4-24 9-48 1-8 7-38 9-43 4-8 11-14 21-14 1 0 12 0 20 7-18 1-23 17-23 23 0 9 8 14 16 14 11 0 22-8 22-25z"><text:p/></draw:path><draw:path draw:style-name="gr4" draw:text-style-name="P44" svg:width="0.0531in" svg:height="0.0791in" svg:x="0.0925in" svg:y="0in" svg:viewBox="0 0 136 202" svg:d="M136 144c0-23-20-46-52-52 31-12 42-33 42-51 0-24-26-41-59-41-32 0-57 16-57 40 0 9 6 15 15 15s15-7 15-15c0-9-6-15-15-15 10-13 30-17 41-17 13 0 32 8 32 33 0 12-4 25-12 35-9 10-18 12-32 13-7 0-8 0-10 0-1 1-3 1-3 5 0 3 3 3 8 3s11 0 16 0c23 0 39 16 39 47 0 37-21 48-38 48-12 0-37-4-50-20 14-2 16-11 16-17 0-10-6-16-15-16s-17 5-17 17c0 28 31 46 66 46 41 0 70-28 70-58z"><text:p/></draw:path></draw:g></draw:g><text:s/>וכן הלאה, שכן כל פונקציה היא חד־חד ערכית ולכן מקיימת את תנאי המשפט.</text:p>
      <text:p text:style-name="P38">בסעיף הקודם הוכחנו כי עבור <draw:g text:anchor-type="as-char" svg:y="-0.1098in" draw:z-index="108" draw:name="Shape17" draw:style-name="gr1"><svg:title>TexMaths</svg:title><svg:desc>12§display§1 \le i &lt; j \le n + 1§svg§600§FALSE§</svg:desc><draw:g draw:style-name="gr2"><draw:path draw:style-name="gr3" draw:text-style-name="P43" svg:width="1.2295in" svg:height="0.1264in" svg:x="-0.0004in" svg:y="0.0087in" svg:viewBox="0 0 3124 322" svg:d="M1562 322c-520 0-1041 0-1562 0 0-108 0-214 0-322 1042 0 2082 0 3124 0 0 108 0 214 0 322-521 0-1042 0-1562 0z"><text:p/></draw:path><draw:path draw:style-name="gr4" draw:text-style-name="P44" svg:width="0.0543in" svg:height="0.1094in" svg:x="0.0055in" svg:y="0in" svg:viewBox="0 0 139 279" svg:d="M139 279c0-4 0-8 0-13-5 0-8 0-13 0-37 0-38-5-38-20 0-78 0-157 0-235 0-10 0-11-11-11-25 28-63 28-77 28 0 4 0 8 0 13 10 0 34 0 56-12 0 72 0 145 0 217 0 15-2 20-39 20-5 0-9 0-13 0 0 5 0 9 0 13 14-1 50-1 68-1 17 0 53 0 67 1z"><text:p/></draw:path><draw:path draw:style-name="gr4" draw:text-style-name="P44" svg:width="0.1039in" svg:height="0.1236in" svg:x="0.1327in" svg:y="0.0059in" svg:viewBox="0 0 265 315" svg:d="M259 233c-77-36-153-72-230-109 77-36 153-72 230-108 11-4 4-20-7-15-82 38-163 77-245 115-7 2-7 13 0 17 82 38 163 76 245 115 11 4 18-11 7-15zM264 306c0-4-4-8-8-8-83 0-165 0-248 0-4 0-8 4-8 8s4 9 8 9c83 0 165 0 248 0 4 0 8-5 8-9z"><text:p/></draw:path><draw:path draw:style-name="gr4" draw:text-style-name="P44" svg:width="0.0429in" svg:height="0.1102in" svg:x="0.3004in" svg:y="0.0012in" svg:viewBox="0 0 110 281" svg:d="M107 16c0-9-6-16-16-16-11 0-23 11-23 23 0 7 6 14 17 14 10 0 22-9 22-21zM110 217c0-5-3-5-4-5-4 0-4 1-6 8-8 27-22 52-44 52-7 0-9-4-9-15 0-9 2-15 12-41 6-15 11-28 17-42 4-14 4-14 8-25 4-9 6-15 6-22 0-19-13-35-35-35-39 0-55 61-55 65 0 3 4 2 5 3 3 0 5 0 7-7 11-39 28-51 42-51 4 0 11 0 11 13 0 8-4 17-5 22-4 10-23 59-29 76-5 11-9 25-9 34 0 19 14 34 33 34 40 0 55-61 55-64z"><text:p/></draw:path><draw:path draw:style-name="gr4" draw:text-style-name="P44" svg:width="0.1028in" svg:height="0.0976in" svg:x="0.4114in" svg:y="0.0193in" svg:viewBox="0 0 262 249" svg:d="M258 232c-77-36-154-72-231-109 77-36 154-72 231-108 10-4 3-19-8-14-81 38-163 77-245 115-6 4-6 12 0 16 82 39 164 77 245 116 11 4 18-11 8-16z"><text:p/></draw:path><draw:path draw:style-name="gr4" draw:text-style-name="P44" svg:width="0.0677in" svg:height="0.1425in" svg:x="0.572in" svg:y="0.0012in" svg:viewBox="0 0 173 363" svg:d="M173 16c0-9-6-16-17-16-10 0-22 10-22 23 0 8 6 14 16 14 11 0 23-11 23-21zM157 131c0-24-18-39-39-39-42 0-66 61-66 65 0 3 3 2 4 3 4 0 4 0 8-8 10-25 30-50 52-50 6 0 15 1 15 19 0 10-1 14-4 22-13 51-26 103-39 154-9 32-28 56-52 56-2 0-8 0-17-3 13-4 19-15 19-23 0-6-4-14-15-14s-23 8-23 24 17 26 37 26c29 0 69-23 79-65 14-50 26-102 39-152 2-8 2-14 2-15z"><text:p/></draw:path><draw:path draw:style-name="gr4" draw:text-style-name="P44" svg:width="0.1035in" svg:height="0.1236in" svg:x="0.7031in" svg:y="0.0059in" svg:viewBox="0 0 264 315" svg:d="M259 233c-77-36-155-72-231-109 76-36 154-72 231-108 10-4 3-20-7-15-82 38-163 77-245 115-7 2-7 13 0 17 82 38 163 76 245 115 10 4 17-11 7-15zM264 306c0-4-4-8-8-8-83 0-165 0-248 0-4 0-8 4-8 8s4 9 8 9c83 0 165 0 248 0 4 0 8-5 8-9z"><text:p/></draw:path><draw:path draw:style-name="gr4" draw:text-style-name="P44" svg:width="0.0898in" svg:height="0.0744in" svg:x="0.8701in" svg:y="0.0366in" svg:viewBox="0 0 229 190" svg:d="M229 126c0-5-3-5-5-5-4 0-4 1-7 8-8 28-21 52-42 52-7 0-11-4-11-15 0-9 4-20 8-28 8-23 26-70 26-94 0-27-18-44-49-44-37 0-58 26-65 36-2-23-20-36-40-36-19 0-27 16-31 24-7 14-13 38-13 41s4 2 6 3c4 0 4 0 7-9 7-30 16-49 30-49 9 0 13 4 13 19 0 8-1 13-7 34-8 33-15 65-24 97-1 6-3 17-3 18 0 9 6 12 12 12 4 0 13-3 15-12 0-1 6-20 9-31 3-13 6-26 9-38 3-8 5-18 7-28 2-7 4-14 5-21 6-13 29-50 69-50 19 0 22 14 22 28 0 27-20 81-26 99-5 9-5 14-5 19 0 19 15 34 35 34 40 0 55-61 55-64z"><text:p/></draw:path><draw:path draw:style-name="gr4" draw:text-style-name="P44" svg:width="0.1102in" svg:height="0.1094in" svg:x="1.0114in" svg:y="0.0134in" svg:viewBox="0 0 281 279" svg:d="M281 140c0-5-4-8-9-8-40 0-82 0-123 0 0-42 0-83 0-124 0-4-4-8-9-8-4 0-8 4-8 8 0 41 0 82 0 124-41 0-83 0-124 0-4 0-8 3-8 8s4 9 8 9c41 0 83 0 124 0 0 40 0 81 0 122 0 4 4 8 8 8 5 0 9-4 9-8 0-41 0-82 0-122 41 0 83 0 123 0 5 0 9-4 9-9z"><text:p/></draw:path><draw:path draw:style-name="gr4" draw:text-style-name="P44" svg:width="0.0543in" svg:height="0.1094in" svg:x="1.1831in" svg:y="0in" svg:viewBox="0 0 139 279" svg:d="M139 279c0-4 0-8 0-13-5 0-8 0-13 0-38 0-40-5-40-20 0-78 0-157 0-235 0-10 0-11-9-11-27 28-64 28-77 28 0 4 0 8 0 13 8 0 34 0 55-12 0 72 0 145 0 217 0 15-1 20-39 20-5 0-9 0-14 0 0 5 0 9 0 13 15-1 52-1 69-1s53 0 68 1z"><text:p/></draw:path></draw:g></draw:g><text:s/>קיימים <draw:g text:anchor-type="as-char" svg:y="-0.1083in" draw:z-index="109" draw:name="Shape18" draw:style-name="gr1"><svg:title>TexMaths</svg:title><svg:desc>12§display§i, j§svg§600§FALSE§</svg:desc><draw:g draw:style-name="gr2"><draw:path draw:style-name="gr3" draw:text-style-name="P43" svg:width="0.1787in" svg:height="0.1252in" svg:x="0.0031in" svg:y="0.0083in" svg:viewBox="0 0 455 319" svg:d="M0 0c151 0 304 0 455 0 0 107 0 212 0 319-151 0-304 0-455 0 0-107 0-212 0-319z"><text:p/></draw:path><draw:path draw:style-name="gr4" draw:text-style-name="P44" svg:width="0.0437in" svg:height="0.1102in" svg:x="-0.0004in" svg:y="0in" svg:viewBox="0 0 112 281" svg:d="M108 16c0-9-6-16-16-16-12 0-22 11-22 23 0 7 6 14 15 14 10 0 23-9 23-21zM112 216c0-4-4-4-5-4-5 0-5 1-7 7-8 27-22 52-44 52-6 0-9-4-9-13 0-11 2-17 12-42 6-15 11-29 17-43 4-12 4-14 9-24 3-9 5-15 5-23 0-18-13-34-35-34-39 0-55 60-55 65 0 4 4 2 5 4 5 0 5-2 7-8 11-39 28-52 42-52 4 0 11 0 11 14 0 8-3 17-5 22-4 10-22 57-29 75-3 12-9 25-9 34 0 20 14 35 34 35 40 0 56-62 56-65z"><text:p/></draw:path><draw:path draw:style-name="gr4" draw:text-style-name="P44" svg:width="0.0189in" svg:height="0.0492in" svg:x="0.0661in" svg:y="0.0909in" svg:viewBox="0 0 49 126" svg:d="M49 44c0-27-11-44-26-44s-23 11-23 23c0 11 8 21 23 21 5 0 9-1 14-4 1-2 1-2 3-2 0 3 0 0 0 6 0 32-15 57-28 70-5 5-5 6-5 7 0 2 1 5 4 5 5 0 38-32 38-82z"><text:p/></draw:path><draw:path draw:style-name="gr4" draw:text-style-name="P44" svg:width="0.0677in" svg:height="0.1421in" svg:x="0.1228in" svg:y="0in" svg:viewBox="0 0 173 362" svg:d="M173 16c0-9-6-16-16-16-9 0-23 10-23 23 0 8 7 14 16 14 12 0 23-11 23-21zM157 131c0-24-18-39-38-39-43 0-67 60-67 65 0 4 3 2 4 4 4 0 5 0 9-9 9-25 29-51 53-51 6 0 13 2 13 19 0 9-1 14-4 21-13 52-26 105-38 156-9 31-29 55-53 55-2 0-8 0-16-3 12-3 20-13 20-22 0-7-5-15-17-15-11 0-23 9-23 24 0 16 17 26 37 26 30 0 69-23 79-63 12-51 26-102 39-153 2-8 2-14 2-15z"><text:p/></draw:path></draw:g></draw:g><text:s/>כך ש־<draw:g text:anchor-type="as-char" svg:y="-0.1366in" draw:z-index="110" draw:name="Shape19" draw:style-name="gr1"><svg:title>TexMaths</svg:title><svg:desc>12§display§f^i(a) = f^j(a)§svg§600§FALSE§</svg:desc><draw:g draw:style-name="gr2"><draw:path draw:style-name="gr3" draw:text-style-name="P43" svg:width="0.9319in" svg:height="0.1606in" svg:x="-0.0004in" svg:y="0.0094in" svg:viewBox="0 0 2368 409" svg:d="M1185 409c-395 0-790 0-1185 0 0-136 0-273 0-409 790 0 1578 0 2368 0 0 136 0 273 0 409-395 0-790 0-1183 0z"><text:p/></draw:path><draw:path draw:style-name="gr4" draw:text-style-name="P44" svg:width="0.0823in" svg:height="0.15in" svg:x="0in" svg:y="0.0213in" svg:viewBox="0 0 210 382" svg:d="M210 29c0-19-19-29-36-29-14 0-42 7-54 49-2 9-4 13-14 66-10 0-20 0-29 0s-12 0-12 9c0 5 3 5 11 5 9 0 19 0 28 0-10 55-21 110-32 164-7 41-14 80-36 80-2 0-12 0-20-8 19-1 22-16 22-22 0-10-7-15-15-15-11 0-23 9-23 25 0 18 18 29 36 29 23 0 40-25 47-41 14-26 24-78 24-80 8-43 17-88 25-132 12 0 24 0 36 0 8 0 13 0 13-9 0-5-5-5-12-5-12 0-23 0-35 0 5-24 5-24 10-48 1-8 7-38 10-43 3-8 10-14 20-14 1 0 12 0 20 7-19 1-22 17-22 23 0 9 7 14 15 14 11 0 23-10 23-25z"><text:p/></draw:path><draw:path draw:style-name="gr4" draw:text-style-name="P44" svg:width="0.0346in" svg:height="0.0776in" svg:x="0.0933in" svg:y="0in" svg:viewBox="0 0 89 198" svg:d="M82 12c0-5-4-12-12-12-9 0-17 8-17 17 0 5 3 11 12 11 8 0 17-9 17-16zM89 154c0-4-4-4-5-4-4 0-5 1-6 5-6 23-19 35-31 35-6 0-7-4-7-10 0-7 2-13 4-19 4-8 6-17 10-24 5-13 10-25 14-37 2-3 3-6 3-10 0-13-12-24-29-24-29 0-42 40-42 45 0 3 4 3 5 3 3 0 3-1 5-5 8-25 20-36 31-36 5 0 8 3 8 11 0 7-2 11-9 30-6 16-14 31-20 47-1 4-2 7-2 12 0 14 12 25 29 25 29 0 42-41 42-44z"><text:p/></draw:path><draw:path draw:style-name="gr4" draw:text-style-name="P44" svg:width="0.0382in" svg:height="0.1642in" svg:x="0.1594in" svg:y="0.0138in" svg:viewBox="0 0 98 418" svg:d="M98 413c0-1-1-2-2-2-43-34-73-118-73-184 0-12 0-24 0-35 0-67 30-151 73-185 1 0 2-2 2-3 0-2-2-4-4-4s-2 0-3 1c-47 35-91 119-91 191 0 11 0 23 0 35 0 71 44 155 91 190 1 0 1 1 3 1s4-2 4-5z"><text:p/></draw:path><draw:path draw:style-name="gr4" draw:text-style-name="P44" svg:width="0.0752in" svg:height="0.0748in" svg:x="0.2142in" svg:y="0.0642in" svg:viewBox="0 0 192 191" svg:d="M192 126c0-5-4-5-5-5-3 0-5 3-6 9-7 26-14 51-31 51-12 0-13-10-13-19s1-13 6-31c2-13 6-25 8-37 5-21 11-40 16-60 3-11 3-12 3-14 0-7-6-12-13-12-9 0-15 10-17 20-8-16-20-28-39-28-49 0-101 62-101 124 0 39 23 67 55 67 9 0 30-2 55-31 4 17 18 31 39 31 14 0 24-10 31-23 7-15 8-29 12-42zM134 47c0 2 0 5-1 7-7 27-13 54-20 82-3 8-3 8-9 15-19 23-36 30-48 30-21 0-26-22-26-39 0-21 13-72 23-93 13-24 32-39 49-39 26 0 32 34 32 37z"><text:p/></draw:path><draw:path draw:style-name="gr4" draw:text-style-name="P44" svg:width="0.0382in" svg:height="0.1642in" svg:x="0.3043in" svg:y="0.0138in" svg:viewBox="0 0 98 418" svg:d="M98 227c0-12 0-24 0-35 0-72-44-156-91-191-1-1-1-1-2-1-3 0-5 2-5 4 0 1 1 3 2 3 44 34 74 118 74 185 0 11 0 23 0 35 0 66-30 150-74 184-1 0-2 1-2 2 0 3 2 5 5 5 1 0 1-1 2-1 47-35 91-119 91-190z"><text:p/></draw:path><draw:path draw:style-name="gr4" draw:text-style-name="P44" svg:width="0.1102in" svg:height="0.0386in" svg:x="0.415in" svg:y="0.0764in" svg:viewBox="0 0 281 99" svg:d="M281 8c0-3-4-8-9-8-87 0-176 0-264 0-4 0-8 4-8 8s4 9 8 9c88 0 177 0 264 0 5 0 9-4 9-9zM281 90c0-5-4-8-9-8-87 0-176 0-264 0-4 0-8 3-8 8s4 9 8 9c88 0 177 0 264 0 5 0 9-4 9-9z"><text:p/></draw:path><draw:path draw:style-name="gr4" draw:text-style-name="P44" svg:width="0.0823in" svg:height="0.15in" svg:x="0.5894in" svg:y="0.0213in" svg:viewBox="0 0 210 382" svg:d="M210 29c0-19-19-29-36-29-14 0-41 7-54 49-2 9-4 13-13 66-10 0-21 0-30 0-7 0-12 0-12 9 0 5 3 5 12 5s18 0 27 0c-10 55-20 110-31 164-8 41-15 80-37 80-1 0-12 0-20-8 19-1 22-16 22-22 0-10-7-15-15-15-11 0-23 9-23 25 0 18 19 29 36 29 23 0 40-25 48-41 13-26 23-78 23-80 8-43 17-88 25-132 12 0 25 0 37 0 9 0 12 0 12-9 0-5-3-5-11-5-12 0-22 0-34 0 3-24 3-24 8-48 1-8 7-38 10-43 3-8 10-14 20-14 1 0 12 0 20 7-18 1-22 17-22 23 0 9 7 14 15 14 11 0 23-10 23-25z"><text:p/></draw:path><draw:path draw:style-name="gr4" draw:text-style-name="P44" svg:width="0.0508in" svg:height="0.1in" svg:x="0.6768in" svg:y="0in" svg:viewBox="0 0 130 255" svg:d="M130 12c0-6-4-12-12-12-9 0-16 8-16 17 0 5 4 11 11 11 8 0 17-8 17-16zM119 94c0-17-13-28-31-28-34 0-52 41-52 45 0 3 4 3 5 3 3 0 3 0 6-5 7-16 23-36 39-36 8 0 10 6 10 16 0 2 0 7 0 8-10 38-19 75-29 113-5 21-20 36-38 36-4 0-7-1-11-2 8-1 11-8 11-13 0-7-6-11-12-11-9 0-17 7-17 17 0 11 12 18 30 18 17 0 52-11 61-46 9-36 18-71 27-106 1-2 1-6 1-9z"><text:p/></draw:path><draw:path draw:style-name="gr4" draw:text-style-name="P44" svg:width="0.0378in" svg:height="0.1642in" svg:x="0.7571in" svg:y="0.0138in" svg:viewBox="0 0 97 418" svg:d="M97 413c0-1-1-2-2-2-43-34-72-118-72-184 0-12 0-24 0-35 0-67 29-151 72-185 1 0 2-2 2-3 0-2-2-4-5-4-1 0-1 0-2 1-47 35-90 119-90 191 0 11 0 23 0 35 0 71 43 155 90 190 1 0 1 1 2 1 3 0 5-2 5-5z"><text:p/></draw:path><draw:path draw:style-name="gr4" draw:text-style-name="P44" svg:width="0.0756in" svg:height="0.0748in" svg:x="0.8114in" svg:y="0.0642in" svg:viewBox="0 0 193 191" svg:d="M193 126c0-5-3-5-5-5-4 0-4 3-6 9-7 26-15 51-32 51-12 0-13-10-13-19s1-13 6-31c3-13 6-25 9-37 5-21 10-40 15-60 3-11 3-12 3-14 0-7-4-12-12-12-10 0-16 10-18 20-8-16-20-28-39-28-49 0-101 62-101 124 0 39 23 67 56 67 9 0 29-2 54-31 4 17 18 31 39 31 14 0 25-10 31-23 7-15 8-29 13-42zM136 47c0 2-2 5-2 7-7 27-14 54-21 82-3 8-3 8-9 15-19 23-36 30-48 30-20 0-26-22-26-39 0-21 13-72 23-93 13-24 32-39 49-39 28 0 34 34 34 37z"><text:p/></draw:path><draw:path draw:style-name="gr4" draw:text-style-name="P44" svg:width="0.0378in" svg:height="0.1642in" svg:x="0.9024in" svg:y="0.0138in" svg:viewBox="0 0 97 418" svg:d="M97 227c0-12 0-24 0-35 0-72-44-156-91-191 0-1-1-1-2-1-3 0-4 2-4 4 0 1 0 3 1 3 45 34 73 118 73 185 0 11 0 23 0 35 0 66-28 150-73 184-1 0-1 1-1 2 0 3 1 5 4 5 1 0 1-1 2-1 47-35 91-119 91-190z"><text:p/></draw:path></draw:g></draw:g>, עתה נגדיר מחדש <draw:g text:anchor-type="as-char" svg:y="-0.1146in" draw:z-index="115" draw:name="Shape20" draw:style-name="gr1"><svg:title>TexMaths</svg:title><svg:desc>12§display§i = j + k, 1 &lt; k§svg§600§FALSE§</svg:desc><draw:g draw:style-name="gr2"><draw:path draw:style-name="gr3" draw:text-style-name="P43" svg:width="1.0858in" svg:height="0.1311in" svg:x="0.0031in" svg:y="0.0087in" svg:viewBox="0 0 2759 334" svg:d="M0 0c919 0 1840 0 2759 0 0 112 0 222 0 334-919 0-1840 0-2759 0 0-112 0-222 0-334z"><text:p/></draw:path><draw:path draw:style-name="gr4" draw:text-style-name="P44" svg:width="0.0437in" svg:height="0.1102in" svg:x="-0.0004in" svg:y="0.0055in" svg:viewBox="0 0 112 281" svg:d="M108 14c0-8-6-14-16-14-12 0-22 11-22 22 0 8 6 15 15 15 10 0 23-9 23-23zM112 216c0-3-4-3-5-3-5 0-5 1-7 7-8 26-21 52-42 52-8 0-11-4-11-14s2-16 12-42c6-14 11-28 17-43 4-12 4-13 9-24 4-8 5-14 5-23 0-19-13-35-34-35-39 0-56 62-56 65 0 5 4 3 5 5 5 0 5-1 7-8 12-39 29-52 43-52 3 0 10 0 10 13 0 10-3 18-5 22-2 12-22 59-29 77-3 11-9 25-9 33 0 21 14 35 34 35 40 0 56-61 56-65z"><text:p/></draw:path><draw:path draw:style-name="gr4" draw:text-style-name="P44" svg:width="0.1102in" svg:height="0.0386in" svg:x="0.1079in" svg:y="0.0543in" svg:viewBox="0 0 281 99" svg:d="M281 8c0-4-5-8-10-8-87 0-175 0-263 0-4 0-8 4-8 8s4 9 8 9c88 0 176 0 263 0 5 0 10-5 10-9zM281 90c0-5-5-8-10-8-87 0-175 0-263 0-4 0-8 3-8 8 0 4 4 9 8 9 88 0 176 0 263 0 5 0 10-5 10-9z"><text:p/></draw:path><draw:path draw:style-name="gr4" draw:text-style-name="P44" svg:width="0.0677in" svg:height="0.1425in" svg:x="0.2713in" svg:y="0.0055in" svg:viewBox="0 0 173 363" svg:d="M173 14c0-7-6-14-16-14-9 0-23 10-23 22 0 8 6 15 16 15 12 0 23-11 23-23zM157 131c0-24-17-40-38-40-43 0-67 62-67 65 0 5 3 3 4 5 4 0 5-1 9-8 9-27 30-52 53-52 6 0 13 1 13 19 0 10-1 15-3 22-13 52-26 104-39 156-9 31-29 55-53 55-2 0-8 0-16-3 12-3 20-13 20-22 0-7-5-15-17-15-11 0-23 9-23 24 0 16 17 26 37 26 30 0 69-23 79-64 14-51 27-103 40-154 1-8 1-13 1-14z"><text:p/></draw:path><draw:path draw:style-name="gr4" draw:text-style-name="P44" svg:width="0.1102in" svg:height="0.1094in" svg:x="0.3902in" svg:y="0.0185in" svg:viewBox="0 0 281 279" svg:d="M281 141c0-5-4-9-9-9-40 0-82 0-123 0 0-42 0-83 0-124 0-4-4-8-9-8-4 0-8 4-8 8 0 41 0 82 0 124-41 0-83 0-124 0-4 0-8 4-8 9 0 3 4 8 8 8 41 0 83 0 124 0 0 41 0 81 0 122 0 4 4 8 8 8 5 0 9-4 9-8 0-41 0-81 0-122 41 0 83 0 123 0 5 0 9-5 9-8z"><text:p/></draw:path><draw:path draw:style-name="gr4" draw:text-style-name="P44" svg:width="0.0748in" svg:height="0.1161in" svg:x="0.5559in" svg:y="0in" svg:viewBox="0 0 191 296" svg:d="M191 132c0-12-10-26-29-26-12 0-31 3-61 37-15 16-31 33-47 40 14-60 30-119 44-178-2-1 0-5-6-5-9 0-40 4-51 5-4 0-9 0-9 8 0 5 5 5 11 5 21 0 21 2 21 7 0 3-2 6-2 9-20 80-40 161-61 241-1 5-1 6-1 9 0 9 8 12 12 12 6 0 12-4 14-9 3-3 22-81 24-92 15 1 50 8 50 36 0 2 0 5-2 8-1 5-2 10-2 15 0 25 17 42 38 42 14 0 24-7 34-23 11-18 11-28 16-42 0-4-4-4-5-4-5 0-5 1-6 7-9 30-18 52-37 52-9 0-14-5-14-19 0-7 2-17 4-24 1-7 1-9 1-13 0-27-26-40-62-42 13-9 26-22 36-32 20-23 39-41 61-41 2 0 2 0 4 0 4 2 4 2 8 4 1 1 1 1 2 2-20 2-25 17-25 22 0 7 5 16 17 16 11 0 23-10 23-27z"><text:p/></draw:path><draw:path draw:style-name="gr4" draw:text-style-name="P44" svg:width="0.0189in" svg:height="0.0492in" svg:x="0.6496in" svg:y="0.0969in" svg:viewBox="0 0 49 126" svg:d="M49 44c0-27-9-44-26-44-15 0-23 11-23 23 0 11 8 21 23 21 5 0 11-1 14-4 1-2 1-2 3-2 0 3 1 0 1 6 0 32-16 57-29 70-5 5-5 6-5 7 0 3 3 5 4 5 5 0 38-32 38-82z"><text:p/></draw:path><draw:path draw:style-name="gr4" draw:text-style-name="P44" svg:width="0.0539in" svg:height="0.1094in" svg:x="0.7244in" svg:y="0.0047in" svg:viewBox="0 0 138 279" svg:d="M138 279c0-4 0-8 0-13-5 0-8 0-13 0-37 0-39-5-39-21 0-78 0-156 0-234 0-10 0-11-10-11-26 26-63 26-76 26 0 5 0 9 0 14 8 0 32 0 55-11 0 72 0 144 0 216 0 16-2 21-39 21-5 0-9 0-14 0 0 5 0 9 0 13 15-1 51-1 69-1 17 0 53 0 67 1z"><text:p/></draw:path><draw:path draw:style-name="gr4" draw:text-style-name="P44" svg:width="0.1028in" svg:height="0.098in" svg:x="0.8516in" svg:y="0.024in" svg:viewBox="0 0 262 250" svg:d="M258 233c-77-36-154-72-232-108 78-36 155-72 232-108 9-5 2-21-9-16-81 38-163 77-244 115-7 3-7 14 0 17 81 39 163 77 244 116 11 4 18-11 9-16z"><text:p/></draw:path><draw:path draw:style-name="gr4" draw:text-style-name="P44" svg:width="0.0748in" svg:height="0.1161in" svg:x="1.0232in" svg:y="0in" svg:viewBox="0 0 191 296" svg:d="M191 132c0-12-10-26-29-26-12 0-31 3-61 37-15 16-31 33-47 40 14-60 29-119 43-178-1-1 0-5-5-5-9 0-40 4-51 5-4 0-9 0-9 8 0 5 4 5 11 5 21 0 21 2 21 7 0 3-2 6-2 9-20 80-40 161-61 241-1 5-1 6-1 9 0 9 8 12 12 12 6 0 12-4 14-9 3-3 22-81 24-92 15 1 48 8 48 36 0 2 0 5-1 8 0 5-1 10-1 15 0 25 17 42 38 42 14 0 24-7 34-23 11-18 11-28 16-42 0-4-4-4-6-4-4 0-4 1-5 7-9 30-19 52-37 52-9 0-14-5-14-19 0-7 2-17 4-24 1-7 1-9 1-13 0-27-26-40-62-42 13-9 26-22 36-32 20-23 39-41 60-41 3 0 3 0 5 0 4 2 4 2 8 4 1 1 1 1 1 2-20 2-24 17-24 22 0 7 5 16 17 16 11 0 23-10 23-27z"><text:p/></draw:path></draw:g></draw:g>, לכן <draw:g text:anchor-type="as-char" svg:y="-0.1402in" draw:z-index="111" draw:name="Shape21" draw:style-name="gr1"><svg:title>TexMaths</svg:title><svg:desc>12§display§f^i(a) = f^{i + k}(a)§svg§600§FALSE§</svg:desc><draw:g draw:style-name="gr2"><draw:path draw:style-name="gr3" draw:text-style-name="P43" svg:width="1.0843in" svg:height="0.1638in" svg:x="-0.0004in" svg:y="0.0083in" svg:viewBox="0 0 2755 417" svg:d="M0 0c918 0 1837 0 2755 0 0 140 0 278 0 417-918 0-1837 0-2755 0 0-139 0-277 0-417z"><text:p/></draw:path><draw:path draw:style-name="gr4" draw:text-style-name="P44" svg:width="0.0823in" svg:height="0.15in" svg:x="0in" svg:y="0.0236in" svg:viewBox="0 0 210 382" svg:d="M210 30c0-20-19-30-37-30-15 0-41 8-53 49-2 10-4 14-14 66-10 0-20 0-29 0s-13 0-13 9c0 5 4 5 12 5 9 0 18 0 27 0-11 55-20 109-31 164-7 41-14 80-37 80-1 0-12 0-19-7 19-2 22-17 22-23 0-10-7-15-15-15-11 0-23 9-23 26 0 19 18 28 35 28 24 0 41-25 48-40 13-27 23-77 24-81 8-43 17-88 25-132 12 0 24 0 36 0 8 0 13 0 13-9 0-5-5-5-12-5-12 0-23 0-35 0 5-24 5-22 9-48 2-8 8-38 11-43 3-8 10-14 19-14 2 0 13 0 21 7-19 2-22 17-22 23 0 9 7 15 15 15 11 0 23-9 23-25z"><text:p/></draw:path><draw:path draw:style-name="gr4" draw:text-style-name="P44" svg:width="0.035in" svg:height="0.0776in" svg:x="0.0925in" svg:y="0.0035in" svg:viewBox="0 0 90 198" svg:d="M82 11c0-5-4-11-11-11-9 0-17 7-17 16 0 4 4 10 12 10s16-7 16-15zM90 153c0-4-4-4-5-4-5 0-5 1-6 5-6 24-19 36-31 36-6 0-7-5-7-11 0-7 2-12 5-19 3-8 6-16 9-23 5-13 10-25 15-37 1-4 1-7 1-10 0-14-12-25-28-25-29 0-43 40-43 44 0 5 4 3 5 5 5 0 5-2 6-5 7-25 20-36 31-36 5 0 7 3 7 10s-1 12-8 30c-6 16-13 31-19 47-2 5-3 8-3 13 0 13 12 25 28 25 30 0 43-40 43-45z"><text:p/></draw:path><draw:path draw:style-name="gr4" draw:text-style-name="P44" svg:width="0.0378in" svg:height="0.1646in" svg:x="0.1591in" svg:y="0.0165in" svg:viewBox="0 0 97 419" svg:d="M97 414c0-1 0-3-1-3-44-33-73-118-73-184 0-12 0-24 0-35 0-67 29-151 73-184 1-1 1-2 1-3 0-3-2-5-3-5-2 0-2 1-3 1-47 35-91 119-91 191 0 11 0 23 0 35 0 71 44 155 91 190 0 2 1 2 3 2 1 0 3-3 3-5z"><text:p/></draw:path><draw:path draw:style-name="gr4" draw:text-style-name="P44" svg:width="0.0756in" svg:height="0.0748in" svg:x="0.2134in" svg:y="0.0669in" svg:viewBox="0 0 193 191" svg:d="M193 126c0-3-3-3-5-3-4 0-4 1-6 7-7 28-14 52-32 52-11 0-12-11-12-20 0-8 1-12 5-31 3-13 6-25 9-37 5-19 11-40 16-59 2-12 2-13 2-15 0-7-4-12-12-12-9 0-16 10-18 20-7-16-19-28-38-28-49 0-102 63-102 124 0 40 24 67 56 67 9 0 30-1 56-31 3 17 18 31 38 31 14 0 24-9 31-23 7-15 9-28 12-42zM136 47c0 2-2 5-2 7-7 28-14 55-21 83-1 7-1 9-9 15-18 24-34 30-46 30-22 0-28-23-28-40 0-21 14-72 24-91 12-26 31-41 48-41 28 0 34 35 34 37z"><text:p/></draw:path><draw:path draw:style-name="gr4" draw:text-style-name="P44" svg:width="0.0378in" svg:height="0.1646in" svg:x="0.3043in" svg:y="0.0165in" svg:viewBox="0 0 97 419" svg:d="M97 227c0-12 0-24 0-35 0-72-44-156-90-191-1 0-1-1-2-1-3 0-5 2-5 5 0 1 1 2 2 3 44 33 72 117 72 184 0 11 0 23 0 35 0 66-28 151-72 184-1 0-2 2-2 3 0 2 2 5 5 5 1 0 1 0 2-2 46-35 90-119 90-190z"><text:p/></draw:path><draw:path draw:style-name="gr4" draw:text-style-name="P44" svg:width="0.1102in" svg:height="0.0386in" svg:x="0.415in" svg:y="0.0799in" svg:viewBox="0 0 281 99" svg:d="M281 8c0-4-4-8-9-8-87 0-176 0-264 0-4 0-8 4-8 8 0 5 4 9 8 9 88 0 177 0 264 0 5 0 9-4 9-9zM281 90c0-5-4-8-9-8-87 0-176 0-264 0-4 0-8 3-8 8 0 4 4 9 8 9 88 0 177 0 264 0 5 0 9-5 9-9z"><text:p/></draw:path><draw:path draw:style-name="gr4" draw:text-style-name="P44" svg:width="0.0823in" svg:height="0.15in" svg:x="0.589in" svg:y="0.0236in" svg:viewBox="0 0 210 382" svg:d="M210 30c0-20-19-30-36-30-14 0-42 8-54 49-2 10-4 14-14 66-10 0-20 0-29 0s-12 0-12 9c0 5 3 5 11 5 9 0 19 0 28 0-10 55-21 109-32 164-7 41-14 80-36 80-2 0-13 0-20-7 19-2 22-17 22-23 0-10-7-15-15-15-11 0-23 9-23 26 0 19 18 28 36 28 23 0 40-25 47-40 14-27 24-77 24-81 8-43 17-88 25-132 12 0 24 0 36 0 8 0 13 0 13-9 0-5-5-5-12-5-12 0-23 0-35 0 5-24 5-22 10-48 1-8 7-38 10-43 3-8 10-14 20-14 1 0 12 0 20 7-19 2-22 17-22 23 0 9 7 15 15 15 11 0 23-9 23-25z"><text:p/></draw:path><draw:path draw:style-name="gr4" draw:text-style-name="P44" svg:width="0.035in" svg:height="0.0776in" svg:x="0.6815in" svg:y="0.0035in" svg:viewBox="0 0 90 198" svg:d="M83 11c0-5-4-11-12-11-9 0-17 7-17 16 0 4 4 10 12 10s17-7 17-15zM90 153c0-4-4-4-5-4-3 0-5 1-6 5-6 24-19 36-31 36-6 0-7-5-7-11 0-7 2-12 5-19 3-8 6-16 9-23 5-13 10-25 15-37 1-4 1-7 1-10 0-14-11-25-28-25-29 0-43 40-43 44 0 5 5 5 6 5 4 0 4-2 5-5 7-25 20-36 31-36 5 0 8 3 8 10s-2 12-9 30c-6 16-13 31-19 47-2 5-3 8-3 13 0 13 12 25 29 25 29 0 42-40 42-45z"><text:p/></draw:path><draw:path draw:style-name="gr4" draw:text-style-name="P44" svg:width="0.0772in" svg:height="0.0768in" svg:x="0.7299in" svg:y="0.0134in" svg:viewBox="0 0 197 196" svg:d="M197 99c0-4-3-6-6-6-29 0-58 0-87 0 0-29 0-58 0-87 0-4-2-6-6-6-3 0-6 2-6 6 0 29 0 58 0 87-28 0-57 0-86 0-4 0-6 2-6 6 0 3 2 6 6 6 29 0 58 0 86 0 0 29 0 57 0 86 0 3 3 5 6 5 4 0 6-2 6-5 0-29 0-57 0-86 29 0 58 0 87 0 3 0 6-3 6-6z"><text:p/></draw:path><draw:path draw:style-name="gr4" draw:text-style-name="P44" svg:width="0.0567in" svg:height="0.0815in" svg:x="0.8224in" svg:y="0in" svg:viewBox="0 0 145 208" svg:d="M145 95c0-10-7-20-23-20s-32 12-46 26c-14 11-23 20-35 25 9-39 20-78 30-118 0-1 1-3 1-4 0-2-1-4-5-4-6 0-31 2-38 2-3 2-6 2-6 8 0 4 3 4 7 4 14 0 14 2 14 4s-1 4-1 7c-14 56-27 111-42 166-1 6-1 5-1 7 0 4 4 10 10 10 8 0 12-6 14-13 0-1 13-53 14-57 21 2 38 9 38 24 0 2 0 3 0 6-2 4-2 6-2 9 0 21 17 31 32 31 28 0 25-31 37-46 0-3-4-3-5-3-4 0-5 1-6 7-4 12-11 34-25 34-9 0-11-8-11-16 0-5 0-6 1-13 1-1 3-6 3-10 0-26-36-30-48-31 8-5 19-15 24-19 15-15 30-28 46-28 4 0 8 1 10 4-13 2-16 12-16 16 0 6 5 11 12 11 9 0 17-7 17-19z"><text:p/></draw:path><draw:path draw:style-name="gr4" draw:text-style-name="P44" svg:width="0.0378in" svg:height="0.1646in" svg:x="0.9094in" svg:y="0.0165in" svg:viewBox="0 0 97 419" svg:d="M97 414c0-1-1-1-1-3-44-33-73-118-73-184 0-12 0-24 0-35 0-67 29-151 73-184 0-1 1-2 1-3 0-3-2-5-5-5-1 0-1 1-2 1-46 35-90 119-90 191 0 11 0 23 0 35 0 71 44 155 90 190 1 2 1 2 2 2 3 0 5-3 5-5z"><text:p/></draw:path><draw:path draw:style-name="gr4" draw:text-style-name="P44" svg:width="0.0756in" svg:height="0.0748in" svg:x="0.9638in" svg:y="0.0669in" svg:viewBox="0 0 193 191" svg:d="M193 126c0-3-3-3-5-3-4 0-4 1-6 7-7 28-14 52-32 52-11 0-12-11-12-20 0-8 0-12 5-31 3-13 6-25 9-37 5-19 11-40 16-59 2-12 2-13 2-15 0-7-4-12-12-12-10 0-16 10-18 20-7-16-19-28-38-28-49 0-102 63-102 124 0 40 23 67 56 67 9 0 29-1 54-31 4 17 20 31 39 31 15 0 25-9 31-23 7-15 8-28 13-42zM136 47c0 2-2 5-2 7-7 28-14 55-21 83-3 7-3 9-9 15-18 24-36 30-48 30-20 0-26-23-26-40 0-21 13-72 23-91 13-26 32-41 49-41 28 0 34 35 34 37z"><text:p/></draw:path><draw:path draw:style-name="gr4" draw:text-style-name="P44" svg:width="0.0378in" svg:height="0.1646in" svg:x="1.0543in" svg:y="0.0165in" svg:viewBox="0 0 97 419" svg:d="M97 227c0-12 0-24 0-35 0-72-44-156-91-191-1 0-1-1-2-1-2 0-4 2-4 5 0 1 1 2 1 3 45 33 73 117 73 184 0 11 0 23 0 35 0 66-28 151-73 184 0 2-1 2-1 3 0 2 2 5 4 5 1 0 2 0 2-2 47-35 91-119 91-190z"><text:p/></draw:path></draw:g></draw:g>, או בניסוח מחדש <draw:g text:anchor-type="as-char" svg:y="-0.1409in" draw:z-index="112" draw:name="Shape22" draw:style-name="gr1"><svg:title>TexMaths</svg:title><svg:desc>12§display§f^i(a) = f^i(f^k(a))§svg§600§FALSE§</svg:desc><draw:g draw:style-name="gr2"><draw:path draw:style-name="gr3" draw:text-style-name="P43" svg:width="1.2283in" svg:height="0.1642in" svg:x="0in" svg:y="0.0087in" svg:viewBox="0 0 3121 418" svg:d="M0 0c1040 0 2081 0 3121 0 0 139 0 279 0 418-1040 0-2081 0-3121 0 0-139 0-279 0-418z"><text:p/></draw:path><draw:path draw:style-name="gr4" draw:text-style-name="P44" svg:width="0.0823in" svg:height="0.1504in" svg:x="0.0004in" svg:y="0.0236in" svg:viewBox="0 0 210 383" svg:d="M210 30c0-20-19-30-37-30-15 0-41 8-53 49-2 10-4 13-14 66-10 0-20 0-29 0s-13 0-13 9c0 5 4 5 12 5 9 0 18 0 27 0-11 55-20 110-31 165-7 41-14 80-37 80-1 0-12 0-19-7 19-2 22-17 22-23 0-10-7-15-15-15-11 0-23 9-23 26 0 19 18 28 35 28 24 0 41-25 48-40 13-27 24-77 24-81 8-44 17-89 25-133 12 0 24 0 36 0 8 0 13 0 13-9 0-5-5-5-12-5-12 0-23 0-35 0 5-24 5-22 9-48 2-8 8-38 11-43 3-8 10-14 19-14 2 0 13 0 21 7-19 2-22 17-22 23 0 9 7 15 15 15 11 0 23-9 23-25z"><text:p/></draw:path><draw:path draw:style-name="gr4" draw:text-style-name="P44" svg:width="0.035in" svg:height="0.0776in" svg:x="0.0929in" svg:y="0.0039in" svg:viewBox="0 0 90 198" svg:d="M82 11c0-5-3-11-11-11-9 0-17 7-17 16 0 4 4 10 12 10s16-7 16-15zM90 153c0-4-4-4-5-4-5 0-5 1-6 5-6 24-19 36-31 36-6 0-7-5-7-11 0-7 2-12 5-19s6-16 9-23c5-12 10-25 15-37 1-4 1-7 1-10 0-14-11-25-28-25-29 0-43 40-43 44 0 5 5 5 6 5 4 0 4-2 5-5 7-25 20-36 31-36 5 0 7 3 7 10s-1 12-8 30c-6 16-13 31-19 47-2 5-3 8-3 13 0 13 12 25 28 25 30 0 43-41 43-45z"><text:p/></draw:path><draw:path draw:style-name="gr4" draw:text-style-name="P44" svg:width="0.0378in" svg:height="0.1646in" svg:x="0.1598in" svg:y="0.0165in" svg:viewBox="0 0 97 419" svg:d="M97 415c0-2 0-3-1-3-44-33-73-118-73-185 0-12 0-23 0-35 0-67 29-151 73-184 1-1 1-2 1-3 0-3-1-5-3-5s-2 1-3 1c-47 35-91 119-91 191 0 12 0 23 0 35 0 72 44 156 91 191 0 1 1 1 3 1s3-2 3-4z"><text:p/></draw:path><draw:path draw:style-name="gr4" draw:text-style-name="P44" svg:width="0.0756in" svg:height="0.0748in" svg:x="0.2142in" svg:y="0.0673in" svg:viewBox="0 0 193 191" svg:d="M193 126c0-3-3-3-5-3-3 0-4 1-6 7-7 27-14 51-31 51-12 0-13-10-13-19 0-8 1-12 6-31 2-12 6-25 8-37 5-19 11-40 16-59 2-12 2-13 2-15 0-7-4-12-12-12-9 0-15 10-18 20-7-16-19-28-38-28-49 0-102 62-102 124 0 39 24 67 56 67 9 0 30-1 56-31 3 17 18 31 38 31 14 0 24-10 31-23 7-15 9-27 12-42zM136 47c0 2 0 5-2 7-7 28-13 55-20 83-2 7-2 8-8 14-20 24-36 30-48 30-22 0-28-22-28-39 0-21 14-72 24-92 13-25 31-40 48-40 28 0 34 34 34 37z"><text:p/></draw:path><draw:path draw:style-name="gr4" draw:text-style-name="P44" svg:width="0.0378in" svg:height="0.1646in" svg:x="0.3047in" svg:y="0.0165in" svg:viewBox="0 0 97 419" svg:d="M97 227c0-12 0-23 0-35 0-72-43-156-90-191-1 0-1-1-2-1-3 0-5 2-5 5 0 1 1 2 2 3 44 33 72 117 72 184 0 12 0 23 0 35 0 67-28 152-72 185-1 0-2 1-2 3s2 4 5 4c1 0 1 0 2-1 47-35 90-119 90-191z"><text:p/></draw:path><draw:path draw:style-name="gr4" draw:text-style-name="P44" svg:width="0.1102in" svg:height="0.0386in" svg:x="0.4154in" svg:y="0.0799in" svg:viewBox="0 0 281 99" svg:d="M281 8c0-4-4-8-9-8-87 0-176 0-264 0-4 0-8 4-8 8 0 5 4 9 8 9 88 0 177 0 264 0 5 0 9-4 9-9zM281 90c0-5-4-8-9-8-87 0-176 0-264 0-4 0-8 5-8 8 0 5 4 9 8 9 88 0 177 0 264 0 5 0 9-5 9-9z"><text:p/></draw:path><draw:path draw:style-name="gr4" draw:text-style-name="P44" svg:width="0.0823in" svg:height="0.1504in" svg:x="0.5902in" svg:y="0.0236in" svg:viewBox="0 0 210 383" svg:d="M210 30c0-20-19-30-36-30-14 0-41 8-54 49-2 10-4 13-13 66-10 0-21 0-30 0-7 0-12 0-12 9 0 5 3 5 12 5s18 0 27 0c-10 55-20 110-31 165-8 41-15 80-37 80-1 0-12 0-20-7 19-2 22-17 22-23 0-10-7-15-15-15-11 0-23 9-23 26 0 19 19 28 36 28 23 0 40-25 48-40 13-27 23-77 23-81 8-44 17-89 25-133 12 0 25 0 37 0 9 0 12 0 12-9 0-5-3-5-11-5-12 0-22 0-34 0 3-24 3-22 8-48 1-8 7-38 10-43 4-8 12-14 20-14 1 0 12 0 20 7-18 2-22 17-22 23 0 9 7 15 15 15 11 0 23-9 23-25z"><text:p/></draw:path><draw:path draw:style-name="gr4" draw:text-style-name="P44" svg:width="0.0346in" svg:height="0.0776in" svg:x="0.6831in" svg:y="0.0039in" svg:viewBox="0 0 89 198" svg:d="M82 11c0-5-4-11-12-11s-17 7-17 16c0 4 5 10 12 10 8 0 17-7 17-15zM89 153c0-4-4-4-5-4-4 0-4 1-5 5-7 24-20 36-31 36-6 0-7-5-7-11 0-7 1-12 5-19 2-7 6-16 8-23 5-12 10-25 14-37 2-4 3-7 3-10 0-14-12-25-28-25-30 0-43 40-43 44 0 5 4 5 5 5 5 0 5-2 5-5 8-25 21-36 32-36 5 0 7 3 7 10s-2 12-9 30c-6 16-12 31-18 47-2 5-3 8-3 13 0 13 11 25 28 25 30 0 42-41 42-45z"><text:p/></draw:path><draw:path draw:style-name="gr4" draw:text-style-name="P44" svg:width="0.0378in" svg:height="0.1646in" svg:x="0.7496in" svg:y="0.0165in" svg:viewBox="0 0 97 419" svg:d="M97 415c0-2-1-3-2-3-43-33-72-118-72-185 0-12 0-23 0-35 0-67 29-151 72-184 1-1 2-2 2-3 0-3-2-5-5-5-1 0-1 1-2 1-46 35-90 119-90 191 0 12 0 23 0 35 0 72 44 156 90 191 1 1 1 1 2 1 3 0 5-2 5-4z"><text:p/></draw:path><draw:path draw:style-name="gr4" draw:text-style-name="P44" svg:width="0.0823in" svg:height="0.1504in" svg:x="0.8063in" svg:y="0.0236in" svg:viewBox="0 0 210 383" svg:d="M210 30c0-20-19-30-37-30-15 0-41 8-53 49-2 10-4 13-14 66-10 0-20 0-29 0s-13 0-13 9c0 5 3 5 12 5s18 0 27 0c-11 55-20 110-31 165-7 41-14 80-37 80-1 0-12 0-19-7 19-2 22-17 22-23 0-10-7-15-15-15-11 0-23 9-23 26 0 19 18 28 35 28 24 0 41-25 48-40 13-27 23-77 24-81 8-44 17-89 25-133 12 0 24 0 36 0 8 0 13 0 13-9 0-5-5-5-12-5-12 0-23 0-35 0 5-24 5-22 9-48 2-8 8-38 11-43 3-8 10-14 19-14 2 0 13 0 21 7-19 2-22 17-22 23 0 9 7 15 15 15 11 0 23-9 23-25z"><text:p/></draw:path><draw:path draw:style-name="gr4" draw:text-style-name="P44" svg:width="0.0567in" svg:height="0.0815in" svg:x="0.9024in" svg:y="0in" svg:viewBox="0 0 145 208" svg:d="M145 95c0-10-7-20-23-20s-32 12-46 26c-12 11-23 20-35 25 9-39 20-78 30-118 0-1 1-3 1-4 0-2-1-4-5-4-6 0-31 2-38 2-3 2-6 2-6 8 0 4 3 4 7 4 14 0 14 2 14 4s0 4-1 7c-14 56-27 111-42 166-1 6-1 5-1 7 0 4 4 10 11 10s11-6 13-13c0-2 13-53 14-57 21 1 38 9 38 24 0 1 0 3 0 6-2 4-2 6-2 9 0 21 17 31 32 31 28 0 25-30 37-46 0-3-4-3-5-3-4 0-4 1-6 7-4 12-11 34-25 34-9 0-11-8-11-16 0-5 0-6 2-13 0-2 2-6 2-10 0-26-36-30-48-31 8-5 19-15 24-19 15-15 30-28 46-28 4 0 8 1 10 4-12 2-16 12-16 16 0 6 5 11 12 11 9 0 17-7 17-19z"><text:p/></draw:path><draw:path draw:style-name="gr4" draw:text-style-name="P44" svg:width="0.0378in" svg:height="0.1646in" svg:x="0.9894in" svg:y="0.0165in" svg:viewBox="0 0 97 419" svg:d="M97 415c0-2 0-3-1-3-44-33-73-118-73-185 0-12 0-23 0-35 0-67 29-151 73-184 1-1 1-2 1-3 0-3-2-5-3-5-2 0-2 1-3 1-47 35-91 119-91 191 0 12 0 23 0 35 0 72 44 156 91 191 0 1 1 1 3 1 1 0 3-2 3-4z"><text:p/></draw:path><draw:path draw:style-name="gr4" draw:text-style-name="P44" svg:width="0.0756in" svg:height="0.0748in" svg:x="1.0437in" svg:y="0.0673in" svg:viewBox="0 0 193 191" svg:d="M193 126c0-3-3-3-5-3-3 0-4 1-6 7-7 27-14 51-32 51-11 0-12-10-12-19 0-8 1-12 5-31 3-12 6-25 9-37 5-19 11-40 16-59 2-12 2-13 2-15 0-7-4-12-12-12-9 0-16 10-18 20-7-16-19-28-38-28-49 0-102 62-102 124 0 39 24 67 56 67 9 0 30-1 56-31 3 17 18 31 38 31 14 0 24-10 31-23 7-15 9-27 12-42zM136 47c0 2-2 5-2 7-7 28-14 55-21 83-1 7-1 8-9 14-18 24-34 30-46 30-22 0-28-22-28-39 0-21 14-72 24-92 12-25 31-40 48-40 28 0 34 34 34 37z"><text:p/></draw:path><draw:path draw:style-name="gr4" draw:text-style-name="P44" svg:width="0.0378in" svg:height="0.1646in" svg:x="1.1343in" svg:y="0.0165in" svg:viewBox="0 0 97 419" svg:d="M97 227c0-12 0-23 0-35 0-72-44-156-90-191-1 0-1-1-2-1-3 0-5 2-5 5 0 1 1 2 2 3 44 33 72 117 72 184 0 12 0 23 0 35 0 67-28 152-72 185-1 0-2 1-2 3s2 4 5 4c1 0 1 0 2-1 46-35 90-119 90-191z"><text:p/></draw:path><draw:path draw:style-name="gr4" draw:text-style-name="P44" svg:width="0.0378in" svg:height="0.1646in" svg:x="1.1992in" svg:y="0.0165in" svg:viewBox="0 0 97 419" svg:d="M97 227c0-12 0-23 0-35 0-72-44-156-91-191-1 0-1-1-2-1-2 0-4 2-4 5 0 1 1 2 1 3 45 33 73 117 73 184 0 12 0 23 0 35 0 67-28 152-73 185 0 1-1 1-1 3s2 4 4 4c1 0 2 0 2-1 47-35 91-119 91-191z"><text:p/></draw:path></draw:g></draw:g>, הפונקציה <draw:g text:anchor-type="as-char" svg:y="-0.1362in" draw:z-index="113" draw:name="Shape23" draw:style-name="gr1"><svg:title>TexMaths</svg:title><svg:desc>12§display§f^i§svg§600§FALSE§</svg:desc><draw:g draw:style-name="gr2"><draw:path draw:style-name="gr3" draw:text-style-name="P43" svg:width="0.1189in" svg:height="0.1531in" svg:x="-0.0004in" svg:y="0.0087in" svg:viewBox="0 0 303 390" svg:d="M153 390c-52 0-102 0-153 0 0-129 0-260 0-390 101 0 202 0 303 0 0 130 0 261 0 390-50 0-101 0-150 0z"><text:p/></draw:path><draw:path draw:style-name="gr4" draw:text-style-name="P44" svg:width="0.0815in" svg:height="0.15in" svg:x="0in" svg:y="0.0205in" svg:viewBox="0 0 208 382" svg:d="M208 29c0-19-19-29-35-29-14 0-41 7-54 49-2 9-4 13-13 66-10 0-19 0-29 0-8 0-13 0-13 9 0 5 3 5 12 5 8 0 18 0 27 0-10 55-21 109-31 164-7 41-14 79-37 79-1 0-12 0-19-7 19-1 22-17 22-23 0-9-7-14-15-14-11 0-23 8-23 25 0 18 18 29 35 29 24 0 41-25 48-41 13-26 23-78 24-80 8-44 17-88 25-132 12 0 24 0 36 0 9 0 12 0 12-9 0-5-3-5-10-5-12 0-24 0-35 0 5-24 3-24 8-48 1-8 7-38 10-43 5-8 12-14 20-14 1 0 12 0 19 7-16 1-21 17-21 23 0 9 7 14 15 14 10 0 22-10 22-25z"><text:p/></draw:path><draw:path draw:style-name="gr4" draw:text-style-name="P44" svg:width="0.0346in" svg:height="0.0776in" svg:x="0.0925in" svg:y="0in" svg:viewBox="0 0 89 198" svg:d="M81 12c0-5-3-12-11-12-9 0-17 8-17 17 0 5 4 11 12 11s16-9 16-16zM89 154c0-4-4-4-5-4-5 0-5 1-6 5-6 23-19 35-31 35-6 0-7-4-7-10 0-7 2-13 4-19 4-8 7-17 10-24 5-13 10-25 15-37 1-3 1-6 1-10 0-13-11-24-28-24-29 0-42 40-42 44s4 4 5 4c3 0 3-1 5-5 8-25 20-35 31-35 5 0 8 2 8 10 0 7-2 11-9 30-6 16-14 31-20 47 0 4-2 7-2 12 0 14 12 25 29 25 29 0 42-41 42-44z"><text:p/></draw:path></draw:g></draw:g><text:s/>היא חד־חד ערכית ולכן ערכיה הפנימיים שווים במקרה זה: <draw:g text:anchor-type="as-char" svg:y="-0.1402in" draw:z-index="114" draw:name="Shape24" draw:style-name="gr1"><svg:title>TexMaths</svg:title><svg:desc>12§display§a = f^k(a)§svg§600§FALSE§</svg:desc><draw:g draw:style-name="gr2"><draw:path draw:style-name="gr3" draw:text-style-name="P43" svg:width="0.6669in" svg:height="0.1646in" svg:x="0.0016in" svg:y="0.0079in" svg:viewBox="0 0 1695 419" svg:d="M849 419c-284 0-566 0-849 0 0-140 0-279 0-419 565 0 1130 0 1695 0 0 140 0 279 0 419-282 0-564 0-846 0z"><text:p/></draw:path><draw:path draw:style-name="gr4" draw:text-style-name="P44" svg:width="0.0756in" svg:height="0.0748in" svg:x="-0.0004in" svg:y="0.0673in" svg:viewBox="0 0 193 191" svg:d="M193 126c0-5-3-5-5-5-4 0-4 3-6 9-7 26-14 52-32 52-11 0-12-11-12-20s0-13 5-31c3-13 6-26 9-38 5-20 11-40 16-59 2-12 2-12 2-15 0-7-4-11-12-11-9 0-16 10-18 18-7-15-19-26-38-26-49 0-102 61-102 124 0 40 24 67 56 67 9 0 30-2 56-32 2 18 18 32 38 32 14 0 24-9 31-24 7-14 9-27 12-41zM136 46c0 3-2 6-2 7-7 28-14 55-21 83-1 7-1 8-9 16-18 22-34 30-46 30-22 0-28-23-28-40 0-22 13-73 24-93 12-24 31-39 48-39 28 0 34 33 34 36z"><text:p/></draw:path><draw:path draw:style-name="gr4" draw:text-style-name="P44" svg:width="0.1102in" svg:height="0.0386in" svg:x="0.1362in" svg:y="0.0799in" svg:viewBox="0 0 281 99" svg:d="M281 8c0-4-4-8-8-8-88 0-177 0-265 0-4 0-8 4-8 8 0 5 4 9 8 9 88 0 177 0 265 0 4 0 8-4 8-9zM281 90c0-5-4-8-8-8-88 0-177 0-265 0-4 0-8 3-8 8s4 9 8 9c88 0 177 0 265 0 4 0 8-4 8-9z"><text:p/></draw:path><draw:path draw:style-name="gr4" draw:text-style-name="P44" svg:width="0.0823in" svg:height="0.15in" svg:x="0.311in" svg:y="0.0244in" svg:viewBox="0 0 210 382" svg:d="M210 29c0-19-19-29-36-29-14 0-41 7-54 49-2 9-4 14-13 66-10 0-21 0-30 0-7 0-12 0-12 8 0 6 3 6 12 6s18 0 27 0c-10 55-20 110-31 164-8 41-15 80-37 80-1 0-12 0-20-7 19-2 22-17 22-23 0-10-7-16-15-16-11 0-23 10-23 27 0 18 19 28 36 28 23 0 40-25 48-40 13-27 23-79 23-81 8-43 17-88 25-132 12 0 25 0 37 0 9 0 12 0 12-9 0-5-3-5-11-5-12 0-22 0-34 0 3-25 3-24 8-48 1-9 7-39 10-44 4-7 12-15 20-15 1 0 12 0 20 9-18 1-22 15-22 23 0 9 7 14 15 14 11 0 23-9 23-25z"><text:p/></draw:path><draw:path draw:style-name="gr4" draw:text-style-name="P44" svg:width="0.0567in" svg:height="0.0815in" svg:x="0.4071in" svg:y="-0.0004in" svg:viewBox="0 0 145 208" svg:d="M145 95c0-10-7-20-23-20s-32 12-48 26c-12 12-21 20-33 25 9-39 19-78 29-116 1-2 1-4 1-5 0-3-1-5-5-5-6 0-30 2-37 4-3 0-7 0-7 6 0 4 4 4 8 4 14 0 14 2 14 4s-1 5-1 7c-14 56-27 111-42 167-1 5-1 4-1 6 0 5 4 10 10 10 8 0 12-6 13-12 1-1 13-53 14-58 22 3 39 9 39 24 0 2 0 4-2 6-1 5-1 6-1 10 0 20 18 30 33 30 27 0 25-31 37-46 0-3-4-3-5-3-5 0-5 1-6 7-4 13-12 34-26 34-8 0-10-8-10-16 0-5 0-5 1-13 0-4 1-6 1-9 0-26-34-31-46-31 8-6 19-16 24-20 14-14 30-28 46-28 3 0 8 1 10 4-13 2-16 12-16 16 0 8 5 11 12 11 8 0 17-6 17-19z"><text:p/></draw:path><draw:path draw:style-name="gr4" draw:text-style-name="P44" svg:width="0.0378in" svg:height="0.1646in" svg:x="0.4941in" svg:y="0.0165in" svg:viewBox="0 0 97 419" svg:d="M97 414c0-1-1-3-2-4-43-32-72-117-72-183 0-12 0-24 0-36 0-67 29-151 72-184 1-1 2-2 2-3 0-3-2-4-5-4-1 0-1 0-2 0-47 35-90 119-90 191 0 12 0 24 0 36 0 71 43 155 90 190 1 0 1 2 2 2 3 0 5-3 5-5z"><text:p/></draw:path><draw:path draw:style-name="gr4" draw:text-style-name="P44" svg:width="0.0756in" svg:height="0.0748in" svg:x="0.5484in" svg:y="0.0673in" svg:viewBox="0 0 193 191" svg:d="M193 126c0-5-3-5-6-5s-3 3-5 9c-7 26-15 52-32 52-12 0-13-11-13-20s1-13 6-31c3-13 6-26 9-38 5-20 10-40 15-59 3-12 3-12 3-15 0-7-4-11-12-11-10 0-16 10-18 18-8-15-20-26-39-26-49 0-101 61-101 124 0 40 23 67 56 67 9 0 29-2 54-32 4 18 18 32 39 32 14 0 25-9 31-24 7-14 8-27 13-41zM136 46c0 3-2 6-2 7-7 28-14 55-21 83-3 7-3 8-9 16-19 22-36 30-48 30-20 0-26-23-26-40 0-22 13-73 23-93 13-24 32-39 49-39 28 0 34 33 34 36z"><text:p/></draw:path><draw:path draw:style-name="gr4" draw:text-style-name="P44" svg:width="0.0378in" svg:height="0.1646in" svg:x="0.639in" svg:y="0.0165in" svg:viewBox="0 0 97 419" svg:d="M97 227c0-12 0-24 0-36 0-72-44-156-91-191-1 0-1 0-2 0-3 0-4 1-4 4 0 1 0 2 1 3 45 33 73 117 73 184 0 12 0 24 0 36 0 66-28 151-73 183-1 1-1 3-1 4 0 2 1 5 4 5 1 0 1-2 2-2 47-35 91-119 91-190z"><text:p/></draw:path></draw:g></draw:g>.</text:p>
      <text:h text:style-name="P40" text:outline-level="1">שאלה 2</text:h>
      <text:h text:style-name="P42" text:outline-level="2">סעיף א’</text:h>
      <text:p text:style-name="P8">המספרים בעלי ספרה אחת הם<text:span text:style-name="T7">1, 2, </text:span>לכן <draw:g text:anchor-type="as-char" svg:y="-0.1272in" draw:z-index="0" draw:name="Shape7" draw:style-name="gr1"><svg:title>TexMaths</svg:title><svg:desc>12§display§a_1 = \lvert \emptyset \rvert = 0, b_1 = \lvert \{ 1 \} \rvert = 1, c_1 = \lvert \{ 2 \} \rvert = 1§svg§600§FALSE§</svg:desc><draw:g draw:style-name="gr2"><draw:path draw:style-name="gr3" draw:text-style-name="P43" svg:width="3.0059in" svg:height="0.1512in" svg:x="0.0016in" svg:y="0.0087in" svg:viewBox="0 0 7636 385" svg:d="M0 0c2545 0 5091 0 7636 0 0 128 0 256 0 385-2545 0-5091 0-7636 0 0-129 0-257 0-385z"><text:p/></draw:path><draw:path draw:style-name="gr4" draw:text-style-name="P44" svg:width="0.0756in" svg:height="0.074in" svg:x="-0.0004in" svg:y="0.0543in" svg:viewBox="0 0 193 189" svg:d="M193 125c0-4-3-4-5-4-4 0-4 1-6 7-7 28-14 53-32 53-11 0-12-12-12-20 0-9 0-12 5-30 3-14 6-27 9-39 5-20 11-39 16-58 2-12 2-14 2-15 0-7-4-11-12-11-10 0-16 9-18 18-7-15-19-26-38-26-49 0-102 61-102 122 0 40 23 67 56 67 9 0 29-1 54-31 4 18 20 31 39 31 15 0 25-9 31-22 7-16 8-29 13-42zM136 46c0 2-2 4-2 7-7 27-14 55-21 82-3 8-3 9-9 16-18 23-36 30-48 30-20 0-26-24-26-40 0-21 13-73 23-92 13-25 32-41 49-41 28 0 34 35 34 38z"><text:p/></draw:path><draw:path draw:style-name="gr4" draw:text-style-name="P44" svg:width="0.0417in" svg:height="0.0764in" svg:x="0.0937in" svg:y="0.0909in" svg:viewBox="0 0 107 195" svg:d="M107 195c0-3 0-7 0-11-4 0-7 0-11 0-30 0-30-3-30-13 0-55 0-109 0-163 0-8 0-8-8-8-20 19-46 19-58 19 0 4 0 7 0 11 7 0 26 0 42-8 0 50 0 99 0 149 0 10 0 13-29 13-3 0-8 0-12 0 0 4 0 8 0 11 18-1 35-1 53-1s35 0 53 1z"><text:p/></draw:path><draw:path draw:style-name="gr4" draw:text-style-name="P44" svg:width="0.1102in" svg:height="0.0382in" svg:x="0.2106in" svg:y="0.0661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063in" svg:height="0.1642in" svg:x="0.3965in" svg:y="0.0039in" svg:viewBox="0 0 17 418" svg:d="M17 410c0-134 0-267 0-402 0-4-4-8-9-8-4 0-8 4-8 8 0 135 0 268 0 402 0 5 4 8 8 8 5 0 9-3 9-8z"><text:p/></draw:path><draw:path draw:style-name="gr4" draw:text-style-name="P44" svg:width="0.0673in" svg:height="0.1398in" svg:x="0.4303in" svg:y="0in" svg:viewBox="0 0 172 356" svg:d="M172 180c0-35-2-101-38-137 3-9 5-18 8-27 1-3 1-5 2-8 0-4-4-8-8-8-6 0-8 5-10 13-2 6-4 13-6 19-5-2-18-8-34-8-24 0-51 12-67 44-17 34-19 72-19 112 0 25 0 100 37 133-3 12-6 24-9 34 0 5 3 9 8 9 6 0 7-5 10-13 2-6 3-12 6-20 9 5 22 9 33 9 48 0 66-40 73-60 11-29 14-62 14-92zM116 44c-25 83-49 167-74 250-13-29-13-80-13-120 0-34 0-63 6-90 7-38 32-52 51-52 9 0 20 3 30 12zM143 174c0 31 0 61-5 88-8 45-30 60-53 60-9 0-19-2-30-12 24-82 49-166 73-249 15 24 15 73 15 113z"><text:p/></draw:path><draw:path draw:style-name="gr4" draw:text-style-name="P44" svg:width="0.0063in" svg:height="0.1642in" svg:x="0.5256in" svg:y="0.0039in" svg:viewBox="0 0 17 418" svg:d="M17 410c0-134 0-267 0-402 0-4-4-8-9-8-4 0-8 4-8 8 0 135 0 268 0 402 0 5 4 8 8 8 5 0 9-3 9-8z"><text:p/></draw:path><draw:path draw:style-name="gr4" draw:text-style-name="P44" svg:width="0.1102in" svg:height="0.0382in" svg:x="0.6071in" svg:y="0.0661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44" svg:width="0.0697in" svg:height="0.113in" svg:x="0.7795in" svg:y="0.0177in" svg:viewBox="0 0 178 288" svg:d="M178 145c0-34-2-67-17-98-19-40-54-47-71-47-26 0-56 11-74 50-14 29-16 61-16 95 0 32 2 69 19 101 18 33 49 42 70 42 23 0 55-9 73-50 14-27 16-59 16-93zM143 140c0 31 0 60-5 86-6 40-30 52-49 52-17 0-41-10-49-50-4-24-4-63-4-88 0-26 0-54 2-77 9-50 40-53 51-53 14 0 42 7 50 49 4 22 4 55 4 81z"><text:p/></draw:path><draw:path draw:style-name="gr4" draw:text-style-name="P44" svg:width="0.0189in" svg:height="0.0492in" svg:x="0.8709in" svg:y="0.1094in" svg:viewBox="0 0 49 126" svg:d="M49 44c0-27-11-44-27-44-14 0-22 11-22 23 0 11 8 21 22 21 4 0 10-1 14-4 2-2 1-2 2-2 0 3 2 0 2 6 0 31-15 57-29 71-5 4-5 5-5 6 0 4 2 5 5 5 5 0 38-33 38-82z"><text:p/></draw:path><draw:path draw:style-name="gr4" draw:text-style-name="P44" svg:width="0.0606in" svg:height="0.1157in" svg:x="0.9378in" svg:y="0.013in" svg:viewBox="0 0 155 295" svg:d="M155 174c0-39-22-67-55-67-20 0-38 12-50 25 11-43 21-85 32-127-3-1 0-5-6-5-10 0-41 4-52 5-4 0-8 1-8 8 0 5 4 5 10 5 21 0 21 2 21 7 0 3-4 17-5 27-12 45-23 91-35 136-5 20-7 26-7 41 0 41 23 66 54 66 49 0 101-63 101-121zM125 155c0 25-13 71-22 87-13 29-33 44-49 44-14 0-29-12-29-43 0-7 0-15 7-41 4-13 6-26 10-38 2-9 2-11 6-15 20-27 40-34 50-34 16 0 27 13 27 40z"><text:p/></draw:path><draw:path draw:style-name="gr4" draw:text-style-name="P44" svg:width="0.0421in" svg:height="0.0764in" svg:x="1.0138in" svg:y="0.0909in" svg:viewBox="0 0 108 195" svg:d="M108 195c0-3 0-7 0-11-4 0-8 0-12 0-29 0-29-3-29-13 0-55 0-109 0-163 0-8-1-8-9-8-18 19-46 19-58 19 0 4 0 7 0 11 7 0 26 0 43-8 0 50 0 99 0 149 0 10 0 13-30 13-3 0-7 0-11 0 0 4 0 8 0 11 18-1 35-1 53-1s35 0 53 1z"><text:p/></draw:path><draw:path draw:style-name="gr4" draw:text-style-name="P44" svg:width="0.1102in" svg:height="0.0382in" svg:x="1.1311in" svg:y="0.0661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063in" svg:height="0.1642in" svg:x="1.3169in" svg:y="0.0039in" svg:viewBox="0 0 17 418" svg:d="M17 410c0-134 0-267 0-402 0-4-4-8-9-8-4 0-8 4-8 8 0 135 0 268 0 402 0 5 4 8 8 8 5 0 9-3 9-8z"><text:p/></draw:path><draw:path draw:style-name="gr4" draw:text-style-name="P44" svg:width="0.0571in" svg:height="0.1642in" svg:x="1.3559in" svg:y="0.0039in" svg:viewBox="0 0 146 418" svg:d="M146 413c0-3-1-4-4-4-32 0-54-22-54-44 0-34 0-69 0-104 0-25-21-44-50-51 29-10 50-29 50-53 0-36 0-71 0-105 0-22 22-42 54-42 3 0 4-3 4-5 0-4-1-5-4-5-45 0-83 22-83 52 0 34 0 69 0 105 0 24-23 48-54 48-4 0-5 1-5 5 0 2 1 4 5 4 31 0 54 22 54 47 0 35 0 70 0 104 0 32 38 53 83 53 3 0 4-2 4-5z"><text:p/></draw:path><draw:path draw:style-name="gr4" draw:text-style-name="P44" svg:width="0.0543in" svg:height="0.1091in" svg:x="1.4409in" svg:y="0.0177in" svg:viewBox="0 0 139 278" svg:d="M139 278c0-4 0-7 0-12-5 0-8 0-13 0-38 0-40-5-40-20 0-78 0-157 0-235 0-10 0-11-9-11-27 28-64 28-77 28 0 3 0 8 0 12 8 0 34 0 55-11 0 72 0 145 0 217 0 14-1 20-39 20-5 0-9 0-14 0 0 5 0 8 0 12 16-1 52-1 69-1s54 0 68 1z"><text:p/></draw:path><draw:path draw:style-name="gr4" draw:text-style-name="P44" svg:width="0.0579in" svg:height="0.1642in" svg:x="1.5213in" svg:y="0.0039in" svg:viewBox="0 0 148 418" svg:d="M148 210c0-4-3-5-5-5-33 0-55-24-55-48 0-36 0-71 0-105 0-30-39-52-83-52-3 0-5 1-5 5 0 2 2 5 5 5 31 0 55 20 55 42 0 34 0 69 0 105 0 24 20 43 48 53-28 7-48 26-48 51 0 35 0 70 0 104 0 22-24 44-55 44-3 0-5 2-5 4 0 4 2 5 5 5 44 0 83-21 83-53 0-34 0-69 0-104 0-25 22-47 55-47 2 0 5-2 5-4z"><text:p/></draw:path><draw:path draw:style-name="gr4" draw:text-style-name="P44" svg:width="0.0063in" svg:height="0.1642in" svg:x="1.6114in" svg:y="0.0039in" svg:viewBox="0 0 17 418" svg:d="M17 410c0-134 0-267 0-402 0-4-4-8-9-8-4 0-8 4-8 8 0 135 0 268 0 402 0 5 4 8 8 8 5 0 9-3 9-8z"><text:p/></draw:path><draw:path draw:style-name="gr4" draw:text-style-name="P44" svg:width="0.1102in" svg:height="0.0382in" svg:x="1.6933in" svg:y="0.0661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543in" svg:height="0.1091in" svg:x="1.8744in" svg:y="0.0177in" svg:viewBox="0 0 139 278" svg:d="M139 278c0-4 0-7 0-12-5 0-9 0-14 0-37 0-39-5-39-20 0-78 0-157 0-235 0-10 0-11-9-11-27 28-64 28-77 28 0 3 0 8 0 12 8 0 34 0 55-11 0 72 0 145 0 217 0 14-1 20-39 20-5 0-9 0-14 0 0 5 0 8 0 12 15-1 52-1 69-1s53 0 68 1z"><text:p/></draw:path><draw:path draw:style-name="gr4" draw:text-style-name="P44" svg:width="0.0193in" svg:height="0.0492in" svg:x="1.9563in" svg:y="0.1094in" svg:viewBox="0 0 50 126" svg:d="M50 44c0-27-10-44-27-44-15 0-23 11-23 23 0 11 8 21 23 21 5 0 11-1 14-4 1-2 1-2 3-2 0 3 1 0 1 6 0 31-15 57-29 71-5 4-5 5-5 6 0 4 3 5 5 5 4 0 38-33 38-82z"><text:p/></draw:path><draw:path draw:style-name="gr4" draw:text-style-name="P44" svg:width="0.0642in" svg:height="0.074in" svg:x="2.0232in" svg:y="0.0543in" svg:viewBox="0 0 164 189" svg:d="M164 140c0-2-3-6-6-6-1 0-2 1-4 5-34 42-80 42-86 42-26 0-37-22-37-47 0-17 9-57 23-84 13-24 36-42 59-42 14 0 31 6 37 17-7 0-13 0-19 6s-7 13-7 17c0 10 7 14 15 14 12 0 23-9 23-26 0-20-19-36-49-36-57 0-113 60-113 119 0 38 24 70 68 70 60 0 96-44 96-49z"><text:p/></draw:path><draw:path draw:style-name="gr4" draw:text-style-name="P44" svg:width="0.0421in" svg:height="0.0764in" svg:x="2.1004in" svg:y="0.0909in" svg:viewBox="0 0 108 195" svg:d="M108 195c0-3 0-7 0-11-4 0-7 0-11 0-30 0-30-3-30-13 0-55 0-109 0-163 0-8 0-8-8-8-19 19-46 19-59 19 0 4 0 7 0 11 7 0 28 0 43-8 0 50 0 99 0 149 0 10 0 13-30 13-3 0-7 0-11 0 0 4 0 8 0 11 18-1 35-1 53-1s35 0 53 1z"><text:p/></draw:path><draw:path draw:style-name="gr4" draw:text-style-name="P44" svg:width="0.1102in" svg:height="0.0382in" svg:x="2.2177in" svg:y="0.0661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44" svg:width="0.0063in" svg:height="0.1642in" svg:x="2.4039in" svg:y="0.0039in" svg:viewBox="0 0 17 418" svg:d="M17 410c0-134 0-267 0-402 0-4-5-8-9-8s-8 4-8 8c0 135 0 268 0 402 0 5 4 8 8 8s9-3 9-8z"><text:p/></draw:path><draw:path draw:style-name="gr4" draw:text-style-name="P44" svg:width="0.0579in" svg:height="0.1642in" svg:x="2.4425in" svg:y="0.0039in" svg:viewBox="0 0 148 418" svg:d="M148 413c0-3-3-4-5-4-33 0-55-22-55-44 0-34 0-69 0-104 0-25-21-44-50-51 29-10 50-29 50-53 0-36 0-71 0-105 0-22 22-42 55-42 2 0 5-3 5-5 0-4-3-5-5-5-45 0-83 22-83 52 0 34 0 69 0 105 0 24-24 48-55 48-3 0-5 1-5 5 0 2 2 4 5 4 31 0 55 22 55 47 0 35 0 70 0 104 0 32 38 53 83 53 2 0 5-2 5-5z"><text:p/></draw:path><draw:path draw:style-name="gr4" draw:text-style-name="P44" svg:width="0.0657in" svg:height="0.1091in" svg:x="2.5217in" svg:y="0.0177in" svg:viewBox="0 0 168 278" svg:d="M168 206c-4 0-7 0-11 0-2 12-5 30-9 37-3 3-30 3-40 3-25 0-50 0-76 0 15-15 30-29 45-42 66-58 91-81 91-123 0-47-38-81-90-81-47 0-78 38-78 77 0 22 20 22 22 22 7 0 22-4 22-21 0-12-8-23-22-23-4 0-5 0-6 1 9-27 32-43 57-43 39 0 57 34 57 68s-22 68-45 94c-26 29-54 59-80 87-5 5-5 6-5 16 52 0 104 0 156 0 4-24 8-48 12-72z"><text:p/></draw:path><draw:path draw:style-name="gr4" draw:text-style-name="P44" svg:width="0.0579in" svg:height="0.1642in" svg:x="2.6087in" svg:y="0.0039in" svg:viewBox="0 0 148 418" svg:d="M148 210c0-4-3-5-5-5-31 0-55-24-55-48 0-36 0-71 0-105 0-30-39-52-83-52-3 0-5 1-5 5 0 2 2 5 5 5 32 0 55 20 55 42 0 34 0 69 0 105 0 24 20 43 48 53-28 7-48 26-48 51 0 35 0 70 0 104 0 22-23 44-55 44-3 0-5 2-5 4 0 4 2 5 5 5 44 0 83-21 83-53 0-34 0-69 0-104 0-25 24-47 55-47 2 0 5-2 5-4z"><text:p/></draw:path><draw:path draw:style-name="gr4" draw:text-style-name="P44" svg:width="0.0063in" svg:height="0.1642in" svg:x="2.6988in" svg:y="0.0039in" svg:viewBox="0 0 17 418" svg:d="M17 410c0-134 0-267 0-402 0-4-4-8-9-8-4 0-8 4-8 8 0 135 0 268 0 402 0 5 4 8 8 8 5 0 9-3 9-8z"><text:p/></draw:path><draw:path draw:style-name="gr4" draw:text-style-name="P44" svg:width="0.1102in" svg:height="0.0382in" svg:x="2.7803in" svg:y="0.0661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44" svg:width="0.0543in" svg:height="0.1091in" svg:x="2.9614in" svg:y="0.0177in" svg:viewBox="0 0 139 278" svg:d="M139 278c0-4 0-7 0-12-5 0-8 0-13 0-38 0-40-5-40-20 0-78 0-157 0-235 0-10 0-11-9-11-27 28-64 28-77 28 0 3 0 8 0 12 8 0 34 0 55-11 0 72 0 145 0 217 0 14-1 20-39 20-5 0-9 0-14 0 0 5 0 8 0 12 15-1 52-1 69-1s54 0 68 1z"><text:p/></draw:path></draw:g></draw:g></text:p>
      <text:p text:style-name="P5"><text:span text:style-name="T8">המספרים בעלי שתי הספרות </text:span><text:span text:style-name="T13">הם 11, 12, 21, 22 </text:span><text:span text:style-name="T8">לכן </text:span><text:span text:style-name="T8"><draw:g text:anchor-type="as-char" svg:y="-0.1146in" draw:z-index="27" draw:name="Shape8" draw:style-name="gr1"><svg:title>TexMaths</svg:title><svg:desc>12§display§a_2 = 2,
b_2 = 1,
c_2 = 1§svg§600§FALSE§</svg:desc><draw:g draw:style-name="gr2"><draw:path draw:style-name="gr3" draw:text-style-name="P43" svg:width="1.4839in" svg:height="0.1378in" svg:x="0.0016in" svg:y="0.0079in" svg:viewBox="0 0 3770 351" svg:d="M1886 351c-629 0-1257 0-1886 0 0-117 0-234 0-351 1257 0 2513 0 3770 0 0 117 0 234 0 351-628 0-1257 0-1884 0z"><text:p/></draw:path><draw:path draw:style-name="gr4" draw:text-style-name="P44" svg:width="0.0756in" svg:height="0.0748in" svg:x="-0.0004in" svg:y="0.0409in" svg:viewBox="0 0 193 191" svg:d="M193 126c0-4-3-4-5-4-4 0-4 1-6 7-7 28-14 52-32 52-11 0-12-11-12-19 0-9 1-12 5-31 3-14 6-25 9-37 5-21 11-40 16-59 2-12 2-13 2-15 0-7-4-12-12-12-9 0-16 10-18 20-7-16-19-28-38-28-49 0-102 62-102 123 0 40 24 68 56 68 9 0 30-2 56-32 2 18 18 32 38 32 14 0 24-10 31-23 7-16 9-29 12-42zM136 47c0 2-2 5-2 7-7 28-14 55-21 83-1 7-1 8-9 15-18 23-34 29-46 29-22 0-28-23-28-38 0-22 13-73 24-93 12-25 31-40 48-40 28 0 34 34 34 37z"><text:p/></draw:path><draw:path draw:style-name="gr4" draw:text-style-name="P44" svg:width="0.0508in" svg:height="0.0764in" svg:x="0.0882in" svg:y="0.078in" svg:viewBox="0 0 130 195" svg:d="M130 141c-4 0-6 0-10 0-1 8-4 24-8 28-2 1-24 1-29 1-18 0-36 0-54 0 31-27 41-36 59-49 21-18 42-36 42-63 0-36-32-58-69-58s-61 25-61 53c0 14 12 17 16 17 6 0 15-6 15-16 0-6-2-16-18-16 10-21 29-27 43-27 30 0 45 23 45 47 0 25-18 45-28 56-24 23-47 45-71 69-2 3-2 4-2 12 41 0 80 0 121 0 3-18 6-36 9-54z"><text:p/></draw:path><draw:path draw:style-name="gr4" draw:text-style-name="P44" svg:width="0.1102in" svg:height="0.0382in" svg:x="0.2106in" svg:y="0.0539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657in" svg:height="0.1091in" svg:x="0.385in" svg:y="0.0043in" svg:viewBox="0 0 168 278" svg:d="M168 206c-4 0-7 0-11 0-2 12-5 30-9 37-3 3-30 3-40 3-25 0-50 0-76 0 15-15 30-29 45-42 66-58 91-81 91-122 0-48-38-82-90-82-47 0-78 38-78 76 0 24 20 24 22 24 7 0 22-5 22-23 0-11-8-22-22-22-4 0-5 0-6 1 9-27 32-43 57-43 39 0 57 34 57 69 0 33-22 67-45 92-27 30-54 59-81 89-4 4-4 6-4 15 52 0 104 0 156 0 4-24 8-48 12-72z"><text:p/></draw:path><draw:path draw:style-name="gr4" draw:text-style-name="P44" svg:width="0.0189in" svg:height="0.0492in" svg:x="0.474in" svg:y="0.0965in" svg:viewBox="0 0 49 126" svg:d="M49 44c0-27-11-44-26-44s-23 11-23 23c0 11 8 21 23 21 5 0 9-1 14-4 1-2 1-2 3-2 0 3 0 0 0 6 0 32-15 56-29 70-5 3-4 6-4 7 0 2 1 5 4 5 5 0 38-32 38-82z"><text:p/></draw:path><draw:path draw:style-name="gr4" draw:text-style-name="P44" svg:width="0.061in" svg:height="0.1157in" svg:x="0.5409in" svg:y="-0.0004in" svg:viewBox="0 0 156 295" svg:d="M156 174c0-39-23-68-56-68-20 0-38 13-50 25 11-42 21-84 32-126-3-1 0-5-6-5-10 0-40 4-52 5-2 0-7 0-7 8 0 5 3 5 9 5 21 0 22 2 22 7 0 3-4 17-6 27-12 45-23 91-35 136-5 21-7 27-7 41 0 40 23 66 54 66 49 0 102-62 102-121zM125 155c0 25-13 72-22 87-13 29-32 43-49 43-14 0-28-10-28-42 0-8 0-15 6-40 4-14 6-27 10-40 2-8 2-10 6-14 20-28 40-34 50-34 16 0 27 13 27 40z"><text:p/></draw:path><draw:path draw:style-name="gr4" draw:text-style-name="P44" svg:width="0.0512in" svg:height="0.0764in" svg:x="0.6118in" svg:y="0.078in" svg:viewBox="0 0 131 195" svg:d="M131 141c-4 0-7 0-11 0 0 8-4 24-7 28-3 1-25 1-29 1-18 0-37 0-55 0 31-27 42-36 60-49 21-18 42-36 42-63 0-36-31-58-70-58-36 0-61 25-61 53 0 14 13 17 16 17 7 0 15-6 15-16 0-6-2-16-17-16 9-21 29-27 44-27 28 0 44 23 44 47 0 25-18 45-28 56-24 23-46 45-70 69-4 3-4 4-4 12 41 0 80 0 121 0 4-18 6-36 10-54z"><text:p/></draw:path><draw:path draw:style-name="gr4" draw:text-style-name="P44" svg:width="0.1102in" svg:height="0.0382in" svg:x="0.7343in" svg:y="0.0539in" svg:viewBox="0 0 281 98" svg:d="M281 8c0-4-4-8-9-8-87 0-176 0-264 0-3 0-8 4-8 8 0 5 5 9 8 9 88 0 177 0 264 0 5 0 9-4 9-9zM281 90c0-5-4-8-9-8-87 0-176 0-264 0-3 0-8 3-8 8s5 8 8 8c88 0 177 0 264 0 5 0 9-3 9-8z"><text:p/></draw:path><draw:path draw:style-name="gr4" draw:text-style-name="P44" svg:width="0.0543in" svg:height="0.1091in" svg:x="0.915in" svg:y="0.0043in" svg:viewBox="0 0 139 278" svg:d="M139 278c0-3 0-8 0-13-5 0-8 0-13 0-38 0-40-4-40-19 0-78 0-157 0-235 0-10 0-11-9-11-27 26-64 26-77 26 0 5 0 9 0 14 8 0 34 0 55-11 0 72 0 145 0 217 0 14-1 19-39 19-5 0-9 0-14 0 0 5 0 10 0 13 15-1 52-1 69-1s54 0 68 1z"><text:p/></draw:path><draw:path draw:style-name="gr4" draw:text-style-name="P44" svg:width="0.0193in" svg:height="0.0492in" svg:x="0.9972in" svg:y="0.0965in" svg:viewBox="0 0 50 126" svg:d="M50 44c0-27-10-44-27-44-13 0-23 11-23 23 0 11 10 21 23 21 5 0 11-1 14-4 1-2 1-2 3-2 0 3 1 0 1 6 0 32-15 57-29 70-5 5-5 6-5 7 0 2 3 5 5 5 4 0 38-32 38-82z"><text:p/></draw:path><draw:path draw:style-name="gr4" draw:text-style-name="P44" svg:width="0.0642in" svg:height="0.0748in" svg:x="1.0638in" svg:y="0.0409in" svg:viewBox="0 0 164 191" svg:d="M164 141c0-2-3-6-6-6-1 0-2 2-4 5-34 41-80 41-86 41-26 0-37-20-37-46 0-16 9-57 23-83 13-24 36-42 59-42 14 0 31 6 37 16-7 0-13 0-19 6s-7 14-7 17c0 10 7 15 15 15 12 0 23-10 23-27 0-21-19-37-49-37-57 0-113 61-113 120 0 37 24 71 68 71 60 0 96-45 96-50z"><text:p/></draw:path><draw:path draw:style-name="gr4" draw:text-style-name="P44" svg:width="0.0512in" svg:height="0.0764in" svg:x="1.1358in" svg:y="0.078in" svg:viewBox="0 0 131 195" svg:d="M131 141c-4 0-7 0-11 0 0 8-4 24-7 28-3 1-25 1-29 1-18 0-37 0-55 0 31-27 42-36 60-49 21-18 42-36 42-63 0-36-31-58-70-58-36 0-61 25-61 53 0 14 13 17 16 17 7 0 15-6 15-16 0-6-2-16-17-16 9-21 29-27 44-27 28 0 44 23 44 47 0 25-18 45-28 56-24 23-46 45-70 69-4 3-4 4-4 12 41 0 80 0 121 0 4-18 6-36 10-54z"><text:p/></draw:path><draw:path draw:style-name="gr4" draw:text-style-name="P44" svg:width="0.1102in" svg:height="0.0382in" svg:x="1.2583in" svg:y="0.0539in" svg:viewBox="0 0 281 98" svg:d="M281 8c0-4-4-8-9-8-87 0-176 0-264 0-3 0-8 4-8 8 0 5 5 9 8 9 88 0 177 0 264 0 5 0 9-4 9-9zM281 90c0-5-4-8-9-8-87 0-176 0-264 0-3 0-8 3-8 8s5 8 8 8c88 0 177 0 264 0 5 0 9-3 9-8z"><text:p/></draw:path><draw:path draw:style-name="gr4" draw:text-style-name="P44" svg:width="0.0543in" svg:height="0.1091in" svg:x="1.4394in" svg:y="0.0043in" svg:viewBox="0 0 139 278" svg:d="M139 278c0-3 0-8 0-13-5 0-8 0-13 0-38 0-40-4-40-19 0-78 0-157 0-235 0-10 0-11-9-11-27 26-64 26-77 26 0 5 0 9 0 14 8 0 34 0 55-11 0 72 0 145 0 217 0 14-1 19-39 19-5 0-9 0-14 0 0 5 0 10 0 13 15-1 52-1 69-1s53 0 68 1z"><text:p/></draw:path></draw:g></draw:g></text:span><text:span text:style-name="T8">.</text:span></text:p>
      <text:h text:style-name="P42" text:outline-level="2">סעיף ב’</text:h>
      <text:p text:style-name="P9">יהיה מספר <draw:g text:anchor-type="as-char" svg:y="-0.0898in" draw:z-index="1" draw:name="Shape9" draw:style-name="gr1"><svg:title>TexMaths</svg:title><svg:desc>12§display§a \in a_n§svg§600§FALSE§</svg:desc><draw:g draw:style-name="gr2"><draw:path draw:style-name="gr3" draw:text-style-name="P43" svg:width="0.437in" svg:height="0.1146in" svg:x="0.0016in" svg:y="0.0075in" svg:viewBox="0 0 1111 292" svg:d="M555 292c-186 0-370 0-555 0 0-97 0-195 0-292 371 0 740 0 1111 0 0 97 0 195 0 292-185 0-371 0-556 0z"><text:p/></draw:path><draw:path draw:style-name="gr4" draw:text-style-name="P44" svg:width="0.0756in" svg:height="0.0744in" svg:x="-0.0004in" svg:y="0.0161in" svg:viewBox="0 0 193 190" svg:d="M193 126c0-5-4-5-5-5-5 0-5 2-6 8-7 27-14 53-32 53-11 0-12-11-12-20s0-13 5-31c3-13 6-26 9-38 5-21 11-40 16-59 2-12 2-12 2-15 0-7-5-11-12-11-9 0-16 9-18 18-7-15-19-26-38-26-49 0-102 61-102 123 0 39 24 67 56 67 9 0 30-2 56-31 2 18 18 31 38 31 14 0 24-10 31-23 7-14 8-28 12-41zM136 46c0 2-2 5-2 7-7 28-14 55-21 83-1 7-1 8-9 16-18 22-34 30-46 30-22 0-28-23-28-40 0-22 13-73 24-93 12-25 31-41 48-41 28 0 34 35 34 38z"><text:p/></draw:path><draw:path draw:style-name="gr4" draw:text-style-name="P44" svg:width="0.0835in" svg:height="0.0969in" svg:x="0.1402in" svg:y="0in" svg:viewBox="0 0 213 247" svg:d="M213 238c0-5-4-8-8-8-28 0-54 0-81 0-57 0-102-44-107-98 62 0 126 0 188 0 11 0 11-17 0-17-62 0-126 0-188 0 5-55 50-98 107-98 27 0 53 0 81 0 4 0 8-4 8-9 0-4-4-8-8-8-28 0-54 0-81 0-69 0-124 55-124 124 0 67 55 123 124 123 27 0 53 0 81 0 4 0 8-4 8-9z"><text:p/></draw:path><draw:path draw:style-name="gr4" draw:text-style-name="P44" svg:width="0.0756in" svg:height="0.0744in" svg:x="0.2894in" svg:y="0.0161in" svg:viewBox="0 0 193 190" svg:d="M193 126c0-5-4-5-5-5-5 0-5 2-6 8-7 27-14 53-32 53-11 0-12-11-12-20s1-13 5-31c3-13 6-26 9-38 5-21 11-40 16-59 2-12 2-12 2-15 0-7-5-11-12-11-9 0-16 9-18 18-7-15-19-26-38-26-49 0-102 61-102 123 0 39 24 67 56 67 9 0 30-2 56-31 2 18 18 31 38 31 14 0 24-10 31-23 7-14 8-28 12-41zM136 46c0 2-2 5-2 7-7 28-14 55-21 83-1 7-1 8-9 16-18 22-34 30-46 30-22 0-28-23-28-40 0-22 14-73 24-93 12-25 31-41 48-41 28 0 34 35 34 38z"><text:p/></draw:path><draw:path draw:style-name="gr4" draw:text-style-name="P44" svg:width="0.0705in" svg:height="0.052in" svg:x="0.3764in" svg:y="0.0783in" svg:viewBox="0 0 180 133" svg:d="M180 88c0-4-4-4-5-4-5 0-5 3-6 5-6 24-19 36-31 36-6 0-7-5-7-11s1-11 7-24c4-8 16-39 16-56 0-29-23-34-39-34-25 0-41 16-50 26-3-20-19-26-31-26-14 0-20 10-24 16-6 10-10 27-10 30s4 3 5 3c3 0 3-1 6-9 5-17 11-32 21-32 9 0 10 6 10 15 0 6-2 17-5 24-2 8-3 17-6 26-3 12-6 26-9 39-2 3-3 11-3 12 0 6 5 9 10 9s9-4 12-7c1-3 3-12 5-18 2-9 3-18 6-26 2-6 3-13 6-19 2-12 3-15 12-27 8-12 21-28 44-28 17 0 17 15 17 21 0 18-12 50-17 62-4 9-5 12-5 17 0 16 13 25 28 25 30 0 43-40 43-45z"><text:p/></draw:path></draw:g></draw:g>. אנו יודעים שמספר זה מתחלק בשלוש. לפי מבחן החלוקה של שלוש, מספר סכום הספרות של המספר מתחלק בשלוש. אם המספר מתחיל בספרה 2, אז הוא מספר באורך <draw:g text:anchor-type="as-char" svg:y="-0.1098in" draw:z-index="2" draw:name="Shape10" draw:style-name="gr1"><svg:title>TexMaths</svg:title><svg:desc>12§display§n - 1§svg§600§FALSE§</svg:desc><draw:g draw:style-name="gr2"><draw:path draw:style-name="gr3" draw:text-style-name="P43" svg:width="0.3539in" svg:height="0.0937in" svg:x="0.0031in" svg:y="0.0087in" svg:viewBox="0 0 900 239" svg:d="M0 0c300 0 600 0 900 0 0 80 0 159 0 239-300 0-600 0-900 0 0-80 0-159 0-239z"><text:p/></draw:path><draw:path draw:style-name="gr4" draw:text-style-name="P44" svg:width="0.0894in" svg:height="0.074in" svg:x="-0.0004in" svg:y="0.0362in" svg:viewBox="0 0 228 189" svg:d="M228 125c0-3-4-3-5-3-3 0-3 1-6 7-8 27-23 50-43 50-7 0-10-3-10-13 0-11 4-20 8-29 8-22 26-68 26-92 0-28-19-45-49-45-37 0-59 27-66 37-1-24-19-37-39-37-19 0-27 17-31 24-7 14-13 39-13 40 0 5 4 3 5 5 5 0 5-1 7-9 7-30 16-50 31-50 9 0 13 6 13 19 0 9-1 13-7 35-8 32-15 64-24 95-1 7-3 17-3 19 0 7 6 11 12 11 4 0 12-4 15-12 0-1 5-21 9-31 2-12 6-24 8-36 2-10 6-19 7-29 3-7 4-14 6-20 6-13 29-51 69-51 19 0 22 15 22 29 0 25-20 79-27 97-4 8-4 13-4 18 0 20 15 35 34 35 39 0 55-60 55-64z"><text:p/></draw:path><draw:path draw:style-name="gr4" draw:text-style-name="P44" svg:width="0.1102in" svg:height="0.0063in" svg:x="0.1402in" svg:y="0.065in" svg:viewBox="0 0 281 17" svg:d="M281 8c0-4-4-8-9-8-88 0-176 0-264 0-3 0-8 4-8 8s5 9 8 9c88 0 176 0 264 0 5 0 9-5 9-9z"><text:p/></draw:path><draw:path draw:style-name="gr4" draw:text-style-name="P44" svg:width="0.0543in" svg:height="0.1087in" svg:x="0.3114in" svg:y="0in" svg:viewBox="0 0 139 277" svg:d="M139 277c0-5 0-8 0-13-5 0-8 0-13 0-38 0-40-5-40-20 0-78 0-156 0-233 0-10 0-11-9-11-27 26-64 26-77 26 0 5 0 9 0 13 8 0 34 0 55-10 0 71 0 143 0 215 0 15-1 20-39 20-5 0-9 0-14 0 0 5 0 8 0 13 16-1 52-1 69-1s54 0 68 1z"><text:p/></draw:path></draw:g></draw:g><text:s/>אשר מתחלק ב־3 בשארית 1, אותו סימנו <draw:g text:anchor-type="as-char" svg:y="-0.1146in" draw:z-index="6" draw:name="Shape11" draw:style-name="gr1"><svg:title>TexMaths</svg:title><svg:desc>12§display§b_{n - 1}§svg§600§FALSE§</svg:desc><draw:g draw:style-name="gr2"><draw:path draw:style-name="gr3" draw:text-style-name="P43" svg:width="0.2803in" svg:height="0.1394in" svg:x="0.0004in" svg:y="0.0087in" svg:viewBox="0 0 713 355" svg:d="M0 0c238 0 476 0 713 0 0 118 0 237 0 355-237 0-475 0-713 0 0-118 0-237 0-355z"><text:p/></draw:path><draw:path draw:style-name="gr4" draw:text-style-name="P44" svg:width="0.061in" svg:height="0.1161in" svg:x="-0.0004in" svg:y="0in" svg:viewBox="0 0 156 296" svg:d="M156 173c0-38-23-67-56-67-20 0-38 12-50 25 11-42 21-84 32-126-3-1 0-5-6-5-10 0-40 4-52 5-2 0-7 0-7 8 0 5 3 5 9 5 21 0 22 2 22 7 0 3-4 17-6 25-12 46-23 92-35 139-5 19-7 26-7 41 0 39 23 66 54 66 49 0 102-63 102-123zM125 155c0 25-13 72-22 88-13 29-32 43-49 43-14 0-28-11-28-42 0-8 0-16 6-43 4-12 6-25 10-38 2-8 2-9 6-14 20-28 40-34 50-34 16 0 27 12 27 40z"><text:p/></draw:path><draw:path draw:style-name="gr4" draw:text-style-name="P44" svg:width="0.0705in" svg:height="0.052in" svg:x="0.0685in" svg:y="0.1039in" svg:viewBox="0 0 180 133" svg:d="M180 88c0-4-3-4-5-4-3 0-4 3-6 5-6 24-19 36-31 36-6 0-7-4-7-10 0-7 2-10 7-24 4-9 16-41 16-57 0-28-23-34-39-34-24 0-41 16-49 28-2-21-20-28-32-28s-20 10-23 17c-7 11-11 27-11 29 0 3 4 3 5 3 5 0 5-1 7-8 4-18 10-33 22-33 7 0 9 8 9 15 0 6-3 17-5 25-2 9-4 18-7 27-3 12-6 24-9 37-2 3-3 11-3 12 0 7 5 9 10 9 6 0 11-3 12-6s3-12 5-19c2-9 4-18 7-26 1-6 3-12 5-19 3-13 3-15 12-27 8-12 22-28 44-28 17 0 18 16 18 21 0 18-13 50-18 64-3 8-5 10-5 15 0 16 14 25 29 25 29 0 42-40 42-45z"><text:p/></draw:path><draw:path draw:style-name="gr4" draw:text-style-name="P44" svg:width="0.0768in" svg:height="0.0043in" svg:x="0.1512in" svg:y="0.124in" svg:viewBox="0 0 196 12" svg:d="M196 6c0-2-3-6-6-6-63 0-124 0-185 0-3 0-5 2-5 6 0 2 2 6 5 6 61 0 122 0 185 0 3 0 6-2 6-6z"><text:p/></draw:path><draw:path draw:style-name="gr4" draw:text-style-name="P44" svg:width="0.0417in" svg:height="0.0768in" svg:x="0.2476in" svg:y="0.0787in" svg:viewBox="0 0 107 196" svg:d="M107 196c0-4 0-7 0-11-4 0-7 0-11 0-30 0-30-3-30-14 0-54 0-108 0-163 0-8 0-8-8-8-20 18-46 18-58 18 0 4 0 7 0 11 7 0 26 0 42-9 0 50 0 100 0 151 0 11 0 14-29 14-3 0-8 0-12 0 0 4 0 7 0 11 18-1 35-1 53-1s35 0 53 1z"><text:p/></draw:path></draw:g></draw:g>. אם המספר מתחיל ב־1, באופן דומה, הוא מספר באורך <draw:g text:anchor-type="as-char" svg:y="-0.1098in" draw:z-index="3" draw:name="Shape12" draw:style-name="gr1"><svg:title>TexMaths</svg:title><svg:desc>12§display§n - 1§svg§600§FALSE§</svg:desc><draw:g draw:style-name="gr2"><draw:path draw:style-name="gr3" draw:text-style-name="P43" svg:width="0.3539in" svg:height="0.0937in" svg:x="0.0031in" svg:y="0.0087in" svg:viewBox="0 0 900 239" svg:d="M0 0c300 0 600 0 900 0 0 80 0 159 0 239-300 0-600 0-900 0 0-80 0-159 0-239z"><text:p/></draw:path><draw:path draw:style-name="gr4" draw:text-style-name="P44" svg:width="0.0894in" svg:height="0.074in" svg:x="-0.0004in" svg:y="0.0362in" svg:viewBox="0 0 228 189" svg:d="M228 125c0-3-4-3-5-3-3 0-3 1-6 7-8 27-23 50-43 50-7 0-10-3-10-13 0-11 4-20 8-29 8-22 26-68 26-92 0-28-19-45-49-45-37 0-59 27-66 37-1-24-19-37-39-37-19 0-27 17-31 24-7 14-13 39-13 40 0 5 4 3 5 5 5 0 5-1 7-9 7-30 16-50 31-50 9 0 13 6 13 19 0 9-1 13-7 35-8 32-15 64-24 95-1 7-3 17-3 19 0 7 6 11 12 11 4 0 12-4 15-12 0-1 5-21 9-31 2-12 6-24 8-36 2-10 6-19 7-29 3-7 4-14 6-20 6-13 29-51 69-51 19 0 22 15 22 29 0 25-20 79-27 97-4 8-4 13-4 18 0 20 15 35 34 35 39 0 55-60 55-64z"><text:p/></draw:path><draw:path draw:style-name="gr4" draw:text-style-name="P44" svg:width="0.1102in" svg:height="0.0063in" svg:x="0.1402in" svg:y="0.065in" svg:viewBox="0 0 281 17" svg:d="M281 8c0-4-4-8-9-8-88 0-176 0-264 0-3 0-8 4-8 8s5 9 8 9c88 0 176 0 264 0 5 0 9-5 9-9z"><text:p/></draw:path><draw:path draw:style-name="gr4" draw:text-style-name="P44" svg:width="0.0543in" svg:height="0.1087in" svg:x="0.3114in" svg:y="0in" svg:viewBox="0 0 139 277" svg:d="M139 277c0-5 0-8 0-13-5 0-8 0-13 0-38 0-40-5-40-20 0-78 0-156 0-233 0-10 0-11-9-11-27 26-64 26-77 26 0 5 0 9 0 13 8 0 34 0 55-10 0 71 0 143 0 215 0 15-1 20-39 20-5 0-9 0-14 0 0 5 0 8 0 13 16-1 52-1 69-1s54 0 68 1z"><text:p/></draw:path></draw:g></draw:g><text:s/>אשר שארית חלוקתו ב־3 היא 2, אשר סימנו כ־<draw:g text:anchor-type="as-char" svg:y="-0.072in" draw:z-index="5" draw:name="Shape13" draw:style-name="gr1"><svg:title>TexMaths</svg:title><svg:desc>12§display§c_{n - 1}§svg§600§FALSE§</svg:desc><draw:g draw:style-name="gr2"><draw:path draw:style-name="gr3" draw:text-style-name="P43" svg:width="0.2815in" svg:height="0.0972in" svg:x="0.0008in" svg:y="0.0102in" svg:viewBox="0 0 716 248" svg:d="M358 248c-120 0-239 0-358 0 0-83 0-165 0-248 239 0 477 0 716 0 0 83 0 165 0 248-119 0-239 0-358 0z"><text:p/></draw:path><draw:path draw:style-name="gr4" draw:text-style-name="P44" svg:width="0.0638in" svg:height="0.074in" svg:x="-0.0004in" svg:y="0in" svg:viewBox="0 0 163 189" svg:d="M163 140c0-2-2-5-5-5-2 0-3 1-6 4-32 41-79 41-84 41-26 0-37-20-37-45 0-16 9-57 23-84 12-23 36-41 59-41 14 0 30 4 36 16-6 0-12 0-18 6-7 6-9 13-9 16 0 11 9 15 16 15 13 0 24-10 24-27 0-20-19-36-49-36-58 0-113 60-113 120 0 37 24 69 67 69 61 0 96-43 96-49z"><text:p/></draw:path><draw:path draw:style-name="gr4" draw:text-style-name="P44" svg:width="0.0705in" svg:height="0.052in" svg:x="0.0701in" svg:y="0.0638in" svg:viewBox="0 0 180 133" svg:d="M180 87c0-3-4-3-5-3-5 0-5 2-6 5-6 24-19 35-31 35-6 0-7-3-7-10 0-6 1-10 7-23 4-10 16-41 16-57 0-29-23-34-39-34-25 0-41 16-50 28-3-21-19-28-31-28-14 0-20 10-23 17-7 11-11 27-11 28 0 4 4 4 5 4 3 0 5-1 6-8 5-18 11-33 21-33 9 0 10 8 10 15 0 6-2 17-5 25-2 8-3 17-6 26-3 12-6 24-9 37-2 4-3 11-3 12 0 6 5 10 10 10s9-5 12-7c1-4 3-12 5-18 2-10 3-18 6-27 2-6 3-13 6-19 2-12 3-14 12-26 8-12 21-28 44-28 17 0 17 16 17 21 0 18-12 50-17 63-4 7-5 11-5 16 0 15 13 25 28 25 30 0 43-41 43-46z"><text:p/></draw:path><draw:path draw:style-name="gr4" draw:text-style-name="P44" svg:width="0.0772in" svg:height="0.0043in" svg:x="0.1524in" svg:y="0.0839in" svg:viewBox="0 0 197 12" svg:d="M197 6c0-4-3-6-6-6-61 0-124 0-185 0-4 0-6 2-6 6s2 6 6 6c61 0 124 0 185 0 3 0 6-2 6-6z"><text:p/></draw:path><draw:path draw:style-name="gr4" draw:text-style-name="P44" svg:width="0.0421in" svg:height="0.0756in" svg:x="0.2488in" svg:y="0.0374in" svg:viewBox="0 0 108 193" svg:d="M108 193c0-3 0-6 0-10-4 0-8 0-12 0-29 0-29-5-29-14 0-53 0-107 0-161 0-8-1-8-8-8-19 18-47 18-59 18 0 4 0 7 0 11 7 0 26 0 43-9 0 49 0 100 0 149 0 9 0 14-30 14-3 0-7 0-11 0 0 4 0 7 0 10 18 0 35 0 53-1 18 1 35 1 53 1z"><text:p/></draw:path></draw:g></draw:g>. בסך הכול אנו רואים שכל מספר <draw:g text:anchor-type="as-char" svg:y="-0.072in" draw:z-index="4" draw:name="Shape14" draw:style-name="gr1"><svg:title>TexMaths</svg:title><svg:desc>12§display§a§svg§600§FALSE§</svg:desc><draw:g draw:style-name="gr2"><draw:path draw:style-name="gr3" draw:text-style-name="P43" svg:width="0.0642in" svg:height="0.0567in" svg:x="0.0016in" svg:y="0.0083in" svg:viewBox="0 0 164 145" svg:d="M0 0c55 0 109 0 164 0 0 48 0 97 0 145-55 0-109 0-164 0 0-48 0-97 0-145z"><text:p/></draw:path><draw:path draw:style-name="gr4" draw:text-style-name="P44" svg:width="0.0748in" svg:height="0.074in" svg:x="-0.0004in" svg:y="0in" svg:viewBox="0 0 191 189" svg:d="M191 124c0-4-4-4-5-4-5 0-5 1-6 7-7 28-14 52-32 52-11 0-12-11-12-19 0-9 1-12 4-31 4-12 8-24 10-36 6-21 11-40 16-59 2-12 2-12 2-15 0-7-5-11-12-11-10 0-17 10-18 18-7-15-19-26-37-26-49 0-101 61-101 121 0 40 23 68 55 68 9 0 30-1 54-32 4 17 18 32 39 32 14 0 24-10 31-23 6-16 8-28 12-42zM133 46c0 2-1 6-1 7-6 28-13 54-20 82-3 7-3 8-8 15-19 23-36 29-48 29-20 0-26-23-26-38 0-22 13-72 23-92 13-24 32-39 49-39 25 0 31 33 31 36z"><text:p/></draw:path></draw:g></draw:g><text:s/>הוא אחד המספרים האלה בתוספת ספרה בתחילת המספר, לכן בסך־הכול <draw:g text:anchor-type="as-char" svg:y="-0.1146in" draw:z-index="10" draw:name="Shape15" draw:style-name="gr1"><svg:title>TexMaths</svg:title><svg:desc>12§display§a_n = b_{n - 1} + c_{n - 1}§svg§600§FALSE§</svg:desc><draw:g draw:style-name="gr2"><draw:path draw:style-name="gr3" draw:text-style-name="P43" svg:width="1.202in" svg:height="0.1394in" svg:x="0.0016in" svg:y="0.0087in" svg:viewBox="0 0 3054 355" svg:d="M0 0c1018 0 2036 0 3054 0 0 118 0 237 0 355-1018 0-2036 0-3054 0 0-118 0-237 0-355z"><text:p/></draw:path><draw:path draw:style-name="gr4" draw:text-style-name="P44" svg:width="0.0756in" svg:height="0.0748in" svg:x="-0.0004in" svg:y="0.0417in" svg:viewBox="0 0 193 191" svg:d="M193 126c0-5-3-5-5-5-4 0-4 3-6 9-7 27-14 52-32 52-11 0-12-11-12-20s0-12 5-31c3-13 6-25 9-37 5-21 11-40 16-59 2-12 2-13 2-15 0-7-4-12-12-12-10 0-16 10-18 20-7-16-19-28-38-28-49 0-102 63-102 124 0 39 23 67 56 67 9 0 29-2 54-31 4 17 20 31 39 31 15 0 25-9 31-23 7-15 8-29 13-42zM136 47c0 2-2 5-2 7-7 27-14 54-21 82-3 8-3 8-9 15-18 25-36 31-48 31-20 0-26-23-26-40 0-21 13-72 23-92 13-25 32-40 49-40 28 0 34 34 34 37z"><text:p/></draw:path><draw:path draw:style-name="gr4" draw:text-style-name="P44" svg:width="0.0709in" svg:height="0.052in" svg:x="0.0858in" svg:y="0.1039in" svg:viewBox="0 0 181 133" svg:d="M181 88c0-4-3-4-5-4-4 0-4 3-6 5-7 24-19 36-31 36-6 0-7-4-7-10 0-7 1-10 7-24 3-9 16-41 16-57 0-28-23-34-39-34-25 0-42 16-50 28-2-21-19-28-31-28-13 0-21 10-24 17-6 11-11 27-11 29 0 3 5 3 6 3 4 0 4-1 6-8 5-18 10-33 22-33 7 0 9 8 9 15 0 6-2 17-5 25-2 9-3 18-6 27-3 12-6 24-9 37-1 3-4 11-4 12 0 7 6 9 11 9s8-3 11-6c1-3 5-12 6-19 2-9 3-18 6-26 2-6 3-12 5-19 3-13 4-15 13-27 8-12 21-28 44-28 17 0 17 16 17 21 0 18-12 50-17 64-3 8-5 10-5 15 0 16 14 25 28 25 30 0 43-40 43-45z"><text:p/></draw:path><draw:path draw:style-name="gr4" draw:text-style-name="P44" svg:width="0.1102in" svg:height="0.0378in" svg:x="0.2264in" svg:y="0.0543in" svg:viewBox="0 0 281 97" svg:d="M281 8c0-4-4-8-9-8-87 0-176 0-264 0-3 0-8 4-8 8s5 9 8 9c88 0 177 0 264 0 5 0 9-5 9-9zM281 89c0-4-4-8-9-8-87 0-176 0-264 0-3 0-8 3-8 8 0 4 5 8 8 8 88 0 177 0 264 0 5 0 9-3 9-8z"><text:p/></draw:path><draw:path draw:style-name="gr4" draw:text-style-name="P44" svg:width="0.061in" svg:height="0.1161in" svg:x="0.4in" svg:y="0in" svg:viewBox="0 0 156 296" svg:d="M156 173c0-38-23-67-56-67-20 0-38 12-50 25 11-42 21-84 32-126-3-1 0-5-6-5-10 0-41 4-52 5-4 0-7 0-7 8 0 5 3 5 9 5 21 0 22 2 22 7 0 3-5 17-6 25-12 46-23 92-35 139-5 19-7 26-7 41 0 39 23 66 54 66 49 0 102-63 102-123zM125 155c0 25-13 72-22 88-13 29-32 43-49 43-14 0-29-11-29-42 0-8 0-16 7-43 4-12 6-25 10-38 2-8 2-9 6-14 20-28 40-34 50-34 16 0 27 12 27 40z"><text:p/></draw:path><draw:path draw:style-name="gr4" draw:text-style-name="P44" svg:width="0.0705in" svg:height="0.052in" svg:x="0.4693in" svg:y="0.1039in" svg:viewBox="0 0 180 133" svg:d="M180 88c0-4-4-4-5-4-3 0-3 3-5 5-7 24-20 36-31 36-7 0-8-4-8-10 0-7 2-10 7-24 4-9 16-41 16-57 0-28-23-34-39-34-24 0-41 16-49 28-2-21-20-28-32-28s-20 10-23 17c-7 11-11 27-11 29 0 3 4 3 5 3 5 0 5-1 7-8 4-18 10-33 22-33 7 0 9 8 9 15 0 6-3 17-5 25-2 9-4 18-7 27-3 12-6 24-9 37-2 3-3 11-3 12 0 7 5 9 10 9 6 0 11-3 12-6s3-12 5-19c2-9 4-18 7-26 1-6 3-12 5-19 3-13 3-15 12-27 8-12 22-28 44-28 17 0 18 16 18 21 0 18-13 50-18 64-4 8-5 10-5 15 0 16 13 25 29 25 29 0 42-40 42-45z"><text:p/></draw:path><draw:path draw:style-name="gr4" draw:text-style-name="P44" svg:width="0.0772in" svg:height="0.0043in" svg:x="0.5524in" svg:y="0.124in" svg:viewBox="0 0 197 12" svg:d="M197 6c0-2-4-6-6-6-61 0-124 0-185 0-4 0-6 2-6 6 0 2 2 6 6 6 61 0 124 0 185 0 2 0 6-2 6-6z"><text:p/></draw:path><draw:path draw:style-name="gr4" draw:text-style-name="P44" svg:width="0.0421in" svg:height="0.0768in" svg:x="0.648in" svg:y="0.0787in" svg:viewBox="0 0 108 196" svg:d="M108 196c0-4 0-7 0-11-4 0-8 0-12 0-29 0-29-3-29-14 0-54 0-108 0-163 0-8-1-8-9-8-18 18-46 18-58 18 0 4 0 7 0 11 7 0 26 0 43-9 0 50 0 100 0 151 0 11 0 14-30 14-3 0-7 0-11 0 0 4 0 7 0 11 18-1 35-1 53-1s35 0 53 1z"><text:p/></draw:path><draw:path draw:style-name="gr4" draw:text-style-name="P44" svg:width="0.1102in" svg:height="0.1094in" svg:x="0.7563in" svg:y="0.0185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642in" svg:height="0.0748in" svg:x="0.9197in" svg:y="0.0417in" svg:viewBox="0 0 164 191" svg:d="M164 142c0-4-3-6-6-6-1 0-2 1-4 5-34 41-80 41-84 41-28 0-39-21-39-46 0-17 9-58 23-84 13-24 36-42 59-42 14 0 31 6 37 16-7 0-13 0-19 6s-7 14-7 17c0 10 7 15 15 15 12 0 24-11 24-28 0-20-20-36-50-36-57 0-113 60-113 120 0 37 24 71 68 71 60 0 96-44 96-49z"><text:p/></draw:path><draw:path draw:style-name="gr4" draw:text-style-name="P44" svg:width="0.0705in" svg:height="0.052in" svg:x="0.9902in" svg:y="0.1039in" svg:viewBox="0 0 180 133" svg:d="M180 88c0-4-2-3-4-4-4 0-4 3-6 5-7 24-19 36-31 36-6 0-7-4-7-10 0-7 1-10 6-24 4-9 16-41 16-57 0-28-23-34-39-34-24 0-41 16-49 28-2-21-19-28-32-28-12 0-20 10-23 17-6 11-11 27-11 29 0 3 4 2 5 3 5 0 5-1 7-8 4-18 10-33 22-33 7 0 9 8 9 15 0 6-2 17-5 25-2 9-3 18-6 27-3 12-6 24-9 37-1 3-4 11-4 12 0 7 6 9 11 9s10-3 11-6 3-12 6-19c2-9 3-18 6-26 1-6 3-12 5-19 3-13 3-15 13-27 7-12 21-28 43-28 18 0 18 16 18 21 0 18-13 50-18 64-2 8-4 10-4 15 0 16 14 25 28 25 30 0 42-40 42-45z"><text:p/></draw:path><draw:path draw:style-name="gr4" draw:text-style-name="P44" svg:width="0.0772in" svg:height="0.0043in" svg:x="1.0732in" svg:y="0.124in" svg:viewBox="0 0 197 12" svg:d="M197 6c0-2-3-6-6-6-61 0-124 0-185 0-4 0-6 2-6 6 0 2 2 6 6 6 61 0 124 0 185 0 3 0 6-2 6-6z"><text:p/></draw:path><draw:path draw:style-name="gr4" draw:text-style-name="P44" svg:width="0.0421in" svg:height="0.0768in" svg:x="1.1697in" svg:y="0.0787in" svg:viewBox="0 0 108 196" svg:d="M108 196c0-4 0-7 0-11-4 0-7 0-11 0-30 0-30-3-30-14 0-54 0-108 0-163 0-8 0-8-8-8-19 18-46 18-59 18 0 4 0 7 0 11 7 0 28 0 43-9 0 50 0 100 0 151 0 11 0 14-29 14-3 0-8 0-12 0 0 4 0 7 0 11 18-1 35-1 53-1s35 0 53 1z"><text:p/></draw:path></draw:g></draw:g>. באופן דומה ניתן לראות כי <draw:g text:anchor-type="as-char" svg:y="-0.1146in" draw:z-index="7" draw:name="Shape16" draw:style-name="gr1"><svg:title>TexMaths</svg:title><svg:desc>12§display§b_n = a_{n - 1} + c_{n - 1}§svg§600§FALSE§</svg:desc><draw:g draw:style-name="gr2"><draw:path draw:style-name="gr3" draw:text-style-name="P43" svg:width="1.2024in" svg:height="0.1394in" svg:x="0in" svg:y="0.0087in" svg:viewBox="0 0 3055 355" svg:d="M0 0c1018 0 2037 0 3055 0 0 118 0 237 0 355-1018 0-2037 0-3055 0 0-118 0-237 0-355z"><text:p/></draw:path><draw:path draw:style-name="gr4" draw:text-style-name="P44" svg:width="0.0606in" svg:height="0.1161in" svg:x="-0.0004in" svg:y="0in" svg:viewBox="0 0 155 296" svg:d="M155 173c0-38-23-67-57-67-19 0-36 12-49 25 11-42 21-84 31-126-2-1 0-5-6-5-9 0-39 4-50 5-4 0-8 0-8 8 0 5 3 5 9 5 21 0 22 2 22 7 0 3-4 17-6 25-12 46-23 92-35 139-5 19-6 26-6 41 0 39 22 66 53 66 50 0 102-63 102-123zM125 155c0 25-15 72-22 88-14 29-33 43-50 43-15 0-28-11-28-42 0-8 0-16 6-43 4-12 6-25 10-38 2-8 2-9 6-14 20-28 39-34 50-34 16 0 28 12 28 40z"><text:p/></draw:path><draw:path draw:style-name="gr4" draw:text-style-name="P44" svg:width="0.0709in" svg:height="0.052in" svg:x="0.0681in" svg:y="0.1039in" svg:viewBox="0 0 181 133" svg:d="M181 88c0-4-3-3-5-4-4 0-4 3-6 5-7 24-19 36-31 36-6 0-7-4-7-10 0-7 1-10 6-24 4-9 16-41 16-57 0-28-22-34-39-34-24 0-41 16-49 28-2-21-19-28-31-28-13 0-21 10-24 17-6 11-11 27-11 29 0 3 4 2 5 3 5 0 5-1 7-8 5-18 10-33 22-33 7 0 9 8 9 15 0 6-2 17-5 25-2 9-3 18-6 27-3 12-6 24-9 37-1 3-4 11-4 12 0 7 6 9 11 9s10-3 11-6 3-12 6-19c2-9 3-18 6-26 2-6 3-12 5-19 3-13 3-15 13-27 7-12 21-28 43-28 18 0 18 16 18 21 0 18-13 50-18 64-2 8-4 10-4 15 0 16 14 25 28 25 30 0 43-40 43-45z"><text:p/></draw:path><draw:path draw:style-name="gr4" draw:text-style-name="P44" svg:width="0.1102in" svg:height="0.0378in" svg:x="0.2083in" svg:y="0.0543in" svg:viewBox="0 0 281 97" svg:d="M281 8c0-4-4-8-9-8-87 0-176 0-264 0-4 0-8 4-8 8s4 9 8 9c88 0 177 0 264 0 5 0 9-5 9-9zM281 89c0-4-4-8-9-8-87 0-176 0-264 0-4 0-8 3-8 8 0 4 4 8 8 8 88 0 177 0 264 0 5 0 9-3 9-8z"><text:p/></draw:path><draw:path draw:style-name="gr4" draw:text-style-name="P44" svg:width="0.0756in" svg:height="0.0748in" svg:x="0.3815in" svg:y="0.0417in" svg:viewBox="0 0 193 191" svg:d="M193 126c0-5-5-5-6-5-3 0-5 3-6 9-7 27-14 52-31 52-12 0-13-11-13-20s1-12 6-31c2-13 6-25 8-37 5-21 11-40 16-59 3-12 3-13 3-15 0-7-6-12-13-12-9 0-15 10-17 20-8-16-20-28-39-28-49 0-101 63-101 124 0 39 23 67 55 67 9 0 30-2 55-31 4 17 18 31 39 31 14 0 24-9 31-23 7-15 8-29 13-42zM134 47c0 2 0 5-1 7-7 27-13 54-20 82-3 8-3 8-9 15-19 25-36 31-48 31-21 0-26-23-26-40 0-21 13-72 23-92 13-25 32-40 49-40 26 0 32 34 32 37z"><text:p/></draw:path><draw:path draw:style-name="gr4" draw:text-style-name="P44" svg:width="0.0705in" svg:height="0.052in" svg:x="0.4677in" svg:y="0.1039in" svg:viewBox="0 0 180 133" svg:d="M180 88c0-4-4-4-5-4-3 0-3 3-5 5-7 24-20 36-31 36-7 0-8-4-8-10 0-7 2-10 7-24 4-9 16-41 16-57 0-28-23-34-39-34-24 0-41 16-49 28-2-21-20-28-32-28s-20 10-23 17c-7 11-11 27-11 29 0 3 4 3 5 3 5 0 5-1 7-8 4-18 10-33 22-33 7 0 9 8 9 15 0 6-3 17-5 25-2 9-4 18-7 27-3 12-6 24-9 37-2 3-3 11-3 12 0 7 5 9 10 9 6 0 11-3 12-6s3-12 5-19c2-9 4-18 7-26 1-6 3-12 5-19 3-13 3-15 12-27 8-12 22-28 44-28 17 0 18 16 18 21 0 18-13 50-18 64-4 8-5 10-5 15 0 16 13 25 29 25 29 0 42-40 42-45z"><text:p/></draw:path><draw:path draw:style-name="gr4" draw:text-style-name="P44" svg:width="0.0772in" svg:height="0.0043in" svg:x="0.5512in" svg:y="0.124in" svg:viewBox="0 0 197 12" svg:d="M197 6c0-2-4-6-6-6-61 0-124 0-185 0-4 0-6 2-6 6 0 2 2 6 6 6 61 0 124 0 185 0 2 0 6-2 6-6z"><text:p/></draw:path><draw:path draw:style-name="gr4" draw:text-style-name="P44" svg:width="0.0421in" svg:height="0.0768in" svg:x="0.6469in" svg:y="0.0787in" svg:viewBox="0 0 108 196" svg:d="M108 196c0-4 0-7 0-11-4 0-8 0-12 0-29 0-29-3-29-14 0-54 0-108 0-163 0-8-1-8-9-8-18 18-46 18-58 18 0 4 0 7 0 11 7 0 26 0 43-9 0 50 0 100 0 151 0 11 0 14-30 14-3 0-7 0-11 0 0 4 0 7 0 11 18-1 35-1 53-1s35 0 53 1z"><text:p/></draw:path><draw:path draw:style-name="gr4" draw:text-style-name="P44" svg:width="0.1102in" svg:height="0.1094in" svg:x="0.7551in" svg:y="0.0185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642in" svg:height="0.0748in" svg:x="0.9185in" svg:y="0.0417in" svg:viewBox="0 0 164 191" svg:d="M164 142c0-4-3-6-6-6-1 0-2 1-4 5-34 41-80 41-84 41-28 0-39-21-39-46 0-17 9-58 23-84 13-24 36-42 59-42 14 0 31 6 37 16-7 0-13 0-19 6s-7 14-7 17c0 10 7 15 15 15 12 0 24-11 24-28 0-20-20-36-50-36-57 0-113 60-113 120 0 37 24 71 68 71 60 0 96-44 96-49z"><text:p/></draw:path><draw:path draw:style-name="gr4" draw:text-style-name="P44" svg:width="0.0705in" svg:height="0.052in" svg:x="0.989in" svg:y="0.1039in" svg:viewBox="0 0 180 133" svg:d="M180 88c0-4-2-3-4-4-4 0-4 3-6 5-7 24-19 36-31 36-6 0-7-4-7-10 0-7 1-10 6-24 4-9 16-41 16-57 0-28-23-34-39-34-24 0-41 16-49 28-2-21-19-28-32-28-12 0-20 10-23 17-6 11-11 27-11 29 0 3 4 2 5 3 5 0 5-1 7-8 4-18 10-33 22-33 7 0 9 8 9 15 0 6-2 17-5 25-2 9-3 18-6 27-3 12-6 24-9 37-1 3-4 11-4 12 0 7 6 9 11 9s10-3 11-6 3-12 6-19c2-9 3-18 6-26 1-6 3-12 5-19 3-13 3-15 13-27 7-12 21-28 43-28 18 0 18 16 18 21 0 18-13 50-18 64-2 8-4 10-4 15 0 16 14 25 28 25 30 0 42-40 42-45z"><text:p/></draw:path><draw:path draw:style-name="gr4" draw:text-style-name="P44" svg:width="0.0772in" svg:height="0.0043in" svg:x="1.072in" svg:y="0.124in" svg:viewBox="0 0 197 12" svg:d="M197 6c0-2-3-6-6-6-61 0-124 0-185 0-4 0-6 2-6 6 0 2 2 6 6 6 61 0 124 0 185 0 3 0 6-2 6-6z"><text:p/></draw:path><draw:path draw:style-name="gr4" draw:text-style-name="P44" svg:width="0.0421in" svg:height="0.0768in" svg:x="1.1685in" svg:y="0.0787in" svg:viewBox="0 0 108 196" svg:d="M108 196c0-4 0-7 0-11-4 0-7 0-11 0-30 0-30-3-30-14 0-54 0-108 0-163 0-8 0-8-8-8-19 18-46 18-59 18 0 4 0 7 0 11 7 0 28 0 43-9 0 50 0 100 0 151 0 11 0 14-29 14-3 0-8 0-12 0 0 4 0 7 0 11 18-1 35-1 53-1s35 0 53 1z"><text:p/></draw:path></draw:g></draw:g><text:s/>ו־<draw:g text:anchor-type="as-char" svg:y="-0.1146in" draw:z-index="8" draw:name="Shape17" draw:style-name="gr1"><svg:title>TexMaths</svg:title><svg:desc>12§display§c_n = a_{n - 1} + b_{n - 1}§svg§600§FALSE§</svg:desc><draw:g draw:style-name="gr2"><draw:path draw:style-name="gr3" draw:text-style-name="P43" svg:width="1.202in" svg:height="0.1394in" svg:x="0.0016in" svg:y="0.0087in" svg:viewBox="0 0 3054 355" svg:d="M0 0c1018 0 2036 0 3054 0 0 118 0 237 0 355-1018 0-2036 0-3054 0 0-118 0-237 0-355z"><text:p/></draw:path><draw:path draw:style-name="gr4" draw:text-style-name="P44" svg:width="0.0642in" svg:height="0.0748in" svg:x="-0.0004in" svg:y="0.0417in" svg:viewBox="0 0 164 191" svg:d="M164 142c0-4-2-6-4-6-3 0-4 1-6 5-33 41-80 41-84 41-27 0-39-21-39-46 0-17 9-58 23-84 13-24 37-42 60-42 14 0 30 6 36 16-6 0-12 0-18 6-7 6-8 14-8 17 0 10 8 15 15 15 13 0 24-11 24-28 0-20-19-36-49-36-58 0-114 60-114 120 0 37 25 71 68 71 62 0 96-44 96-49z"><text:p/></draw:path><draw:path draw:style-name="gr4" draw:text-style-name="P44" svg:width="0.0705in" svg:height="0.052in" svg:x="0.0705in" svg:y="0.1039in" svg:viewBox="0 0 180 133" svg:d="M180 88c0-4-4-4-5-4-3 0-5 3-6 5-6 24-19 36-31 36-6 0-7-4-7-10 0-7 1-10 7-24 4-9 16-41 16-57 0-28-23-34-39-34-25 0-41 16-50 28-1-21-19-28-31-28-14 0-20 10-23 17-7 11-11 27-11 29 0 3 4 3 5 3 3 0 5-1 6-8 5-18 11-33 21-33 9 0 10 8 10 15 0 6-2 17-5 25-2 9-3 18-6 27-3 12-6 24-9 37-2 3-3 11-3 12 0 7 5 9 10 9s9-3 12-6c2-3 3-12 5-19 2-9 3-18 6-26 2-6 3-12 6-19 2-13 3-15 12-27 8-12 21-28 44-28 17 0 17 16 17 21 0 18-12 50-17 64-4 8-5 10-5 15 0 16 13 25 29 25 29 0 42-40 42-45z"><text:p/></draw:path><draw:path draw:style-name="gr4" draw:text-style-name="P44" svg:width="0.1102in" svg:height="0.0378in" svg:x="0.2106in" svg:y="0.0543in" svg:viewBox="0 0 281 97" svg:d="M281 8c0-4-4-8-9-8-87 0-176 0-264 0-4 0-8 4-8 8s4 9 8 9c88 0 177 0 264 0 5 0 9-5 9-9zM281 89c0-4-4-8-9-8-87 0-176 0-264 0-4 0-8 3-8 8 0 4 4 8 8 8 88 0 177 0 264 0 5 0 9-3 9-8z"><text:p/></draw:path><draw:path draw:style-name="gr4" draw:text-style-name="P44" svg:width="0.0756in" svg:height="0.0748in" svg:x="0.3831in" svg:y="0.0417in" svg:viewBox="0 0 193 191" svg:d="M193 126c0-5-3-5-5-5-4 0-4 3-6 9-7 27-14 52-32 52-11 0-12-11-12-20s0-12 5-31c3-13 6-25 9-37 5-21 11-40 16-59 2-12 2-13 2-15 0-7-4-12-12-12-10 0-16 10-18 20-7-16-19-28-38-28-49 0-102 63-102 124 0 39 23 67 56 67 9 0 29-2 54-31 4 17 20 31 39 31 15 0 25-9 31-23 7-15 8-29 13-42zM136 47c0 2-2 5-2 7-7 27-14 54-21 82-3 8-3 8-9 15-18 25-36 31-48 31-20 0-26-23-26-40 0-21 13-72 23-92 13-25 32-40 49-40 28 0 34 34 34 37z"><text:p/></draw:path><draw:path draw:style-name="gr4" draw:text-style-name="P44" svg:width="0.0709in" svg:height="0.052in" svg:x="0.4697in" svg:y="0.1039in" svg:viewBox="0 0 181 133" svg:d="M181 88c0-4-3-3-5-4-4 0-4 3-6 5-7 24-19 36-31 36-6 0-7-4-7-10 0-7 1-10 7-24 3-9 16-41 16-57 0-28-23-34-39-34-25 0-42 16-50 28-2-21-19-28-31-28-13 0-21 10-24 17-6 11-11 27-11 29 0 3 5 3 6 3 4 0 4-1 6-8 5-18 10-33 22-33 7 0 9 8 9 15 0 6-2 17-5 25-2 9-3 18-6 27-3 12-6 24-9 37-1 3-4 11-4 12 0 7 6 9 11 9s8-3 11-6c1-3 5-12 6-19 2-9 3-18 6-26 2-6 3-12 5-19 3-13 4-15 13-27 8-12 21-28 44-28 17 0 17 16 17 21 0 18-12 50-17 64-3 8-5 10-5 15 0 16 14 25 28 25 30 0 43-40 43-45z"><text:p/></draw:path><draw:path draw:style-name="gr4" draw:text-style-name="P44" svg:width="0.0772in" svg:height="0.0043in" svg:x="0.5528in" svg:y="0.124in" svg:viewBox="0 0 197 12" svg:d="M197 6c0-2-3-6-6-6-61 0-124 0-185 0-4 0-6 2-6 6 0 2 2 6 6 6 61 0 124 0 185 0 3 0 6-2 6-6z"><text:p/></draw:path><draw:path draw:style-name="gr4" draw:text-style-name="P44" svg:width="0.0417in" svg:height="0.0768in" svg:x="0.6492in" svg:y="0.0787in" svg:viewBox="0 0 107 196" svg:d="M107 196c0-4 0-7 0-11-4 0-7 0-11 0-30 0-30-3-30-14 0-54 0-108 0-163 0-8 0-8-8-8-20 18-46 18-58 18 0 4 0 7 0 11 7 0 26 0 42-9 0 50 0 100 0 151 0 11 0 14-29 14-3 0-8 0-12 0 0 4 0 7 0 11 18-1 35-1 53-1s35 0 53 1z"><text:p/></draw:path><draw:path draw:style-name="gr4" draw:text-style-name="P44" svg:width="0.1102in" svg:height="0.1094in" svg:x="0.7567in" svg:y="0.0185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61in" svg:height="0.1161in" svg:x="0.9213in" svg:y="0in" svg:viewBox="0 0 156 296" svg:d="M156 173c0-38-23-67-56-67-20 0-38 12-50 25 11-42 21-84 32-126-3-1 0-5-6-5-10 0-40 4-52 5-2 0-7 0-7 8 0 5 3 5 9 5 21 0 22 2 22 7 0 3-4 17-6 25-12 46-23 92-35 139-5 19-7 26-7 41 0 39 23 66 54 66 50 0 102-63 102-123zM125 155c0 25-13 72-21 88-14 29-33 43-50 43-14 0-28-11-28-42 0-8 0-16 6-43 4-12 6-25 10-38 2-8 2-9 6-14 20-28 40-34 50-34 16 0 27 12 27 40z"><text:p/></draw:path><draw:path draw:style-name="gr4" draw:text-style-name="P44" svg:width="0.0705in" svg:height="0.052in" svg:x="0.9902in" svg:y="0.1039in" svg:viewBox="0 0 180 133" svg:d="M180 88c0-4-2-3-4-4-4 0-4 3-6 5-7 24-19 36-31 36-6 0-7-4-7-10 0-7 1-10 6-24 4-9 16-41 16-57 0-28-23-34-39-34-24 0-41 16-49 28-2-21-19-28-32-28-12 0-20 10-23 17-6 11-11 27-11 29 0 3 4 2 5 3 5 0 5-1 7-8 4-18 10-33 22-33 7 0 9 8 9 15 0 6-2 17-5 25-2 9-3 18-6 27-3 12-6 24-9 37-1 3-4 11-4 12 0 7 6 9 11 9s10-3 11-6 3-12 6-19c2-9 3-18 6-26 1-6 3-12 5-19 3-13 3-15 13-27 7-12 21-28 43-28 18 0 18 16 18 21 0 18-13 50-18 64-2 8-4 10-4 15 0 16 14 25 28 25 30 0 42-40 42-45z"><text:p/></draw:path><draw:path draw:style-name="gr4" draw:text-style-name="P44" svg:width="0.0772in" svg:height="0.0043in" svg:x="1.0732in" svg:y="0.124in" svg:viewBox="0 0 197 12" svg:d="M197 6c0-2-3-6-6-6-61 0-124 0-185 0-4 0-6 2-6 6 0 2 2 6 6 6 61 0 124 0 185 0 3 0 6-2 6-6z"><text:p/></draw:path><draw:path draw:style-name="gr4" draw:text-style-name="P44" svg:width="0.0421in" svg:height="0.0768in" svg:x="1.1697in" svg:y="0.0787in" svg:viewBox="0 0 108 196" svg:d="M108 196c0-4 0-7 0-11-4 0-7 0-11 0-30 0-30-3-30-14 0-54 0-108 0-163 0-8 0-8-8-8-19 18-46 18-59 18 0 4 0 7 0 11 7 0 28 0 43-9 0 50 0 100 0 151 0 11 0 14-29 14-3 0-8 0-12 0 0 4 0 7 0 11 18-1 35-1 53-1s35 0 53 1z"><text:p/></draw:path></draw:g></draw:g>.</text:p>
      <text:h text:style-name="P42" text:outline-level="2">סעיף ג’</text:h>
      <text:p text:style-name="P10"><text:span text:style-name="T9">שלושת האיברים בעלי אותה נוסחת נסיגה, לכן מספיק שנמצא אותה עבור אחד מהם, לכן </text:span>נמצא את יחס הנסיגה של <draw:g text:anchor-type="as-char" svg:y="-0.0728in" draw:z-index="9" draw:name="Shape18" draw:style-name="gr1"><svg:title>TexMaths</svg:title><svg:desc>12§display§a_n§svg§600§FALSE§</svg:desc><draw:g draw:style-name="gr2"><draw:path draw:style-name="gr3" draw:text-style-name="P43" svg:width="0.1465in" svg:height="0.0976in" svg:x="0.0016in" svg:y="0.0083in" svg:viewBox="0 0 373 249" svg:d="M0 0c124 0 249 0 373 0 0 83 0 166 0 249-124 0-249 0-373 0 0-83 0-166 0-249z"><text:p/></draw:path><draw:path draw:style-name="gr4" draw:text-style-name="P44" svg:width="0.076in" svg:height="0.0744in" svg:x="-0.0004in" svg:y="0in" svg:viewBox="0 0 194 190" svg:d="M194 126c0-5-5-5-6-5-4 0-4 3-5 9-7 25-16 50-33 50-12 0-13-10-13-19s1-13 6-30c2-13 6-26 10-38 4-21 9-40 14-59 4-11 4-12 4-15 0-6-6-11-12-11-11 0-17 10-18 18-9-15-21-26-39-26-49 0-102 63-102 124 0 38 23 66 57 66 8 0 28-2 54-31 3 17 18 31 38 31 14 0 24-10 31-23 8-15 9-27 14-41zM136 47c0 2-1 5-1 7-8 27-15 54-22 82-2 8-2 8-8 14-18 23-36 30-48 30-21 0-27-22-27-38 0-21 13-73 23-93 13-24 32-39 49-39 28 0 34 33 34 37z"><text:p/></draw:path><draw:path draw:style-name="gr4" draw:text-style-name="P44" svg:width="0.0705in" svg:height="0.0524in" svg:x="0.0858in" svg:y="0.0626in" svg:viewBox="0 0 180 134" svg:d="M180 88c0-4-3-4-4-4-4 0-5 3-6 5-7 24-20 36-32 36-6 0-7-4-7-10 0-7 1-10 7-24 4-9 16-40 16-57 0-29-23-34-39-34-24 0-40 16-49 28-2-21-20-28-32-28s-20 10-23 17c-7 11-11 28-11 29 0 3 4 3 5 3 5 0 5-1 7-8 4-18 10-33 22-33 7 0 9 8 9 15 0 6-3 17-5 25-2 9-4 17-7 27-3 12-6 24-9 37-2 3-3 11-3 12 0 7 5 10 10 10 6 0 11-4 12-6 1-4 3-13 5-20 2-9 4-18 7-26 1-6 4-12 5-19 3-12 3-15 12-27 8-12 23-28 44-28 17 0 18 16 18 21 0 18-13 50-18 64-3 8-5 10-5 15 0 16 14 26 29 26 29 0 42-41 42-46z"><text:p/></draw:path></draw:g></draw:g>. ראינו כי <draw:g text:anchor-type="as-char" svg:y="-0.1146in" draw:z-index="12" draw:name="Shape19" draw:style-name="gr1"><svg:title>TexMaths</svg:title><svg:desc>12§display§a_n = b_{n - 1} + c_{n - 1}§svg§600§FALSE§</svg:desc><draw:g draw:style-name="gr2"><draw:path draw:style-name="gr3" draw:text-style-name="P43" svg:width="1.202in" svg:height="0.1394in" svg:x="0.0016in" svg:y="0.0087in" svg:viewBox="0 0 3054 355" svg:d="M0 0c1018 0 2036 0 3054 0 0 118 0 237 0 355-1018 0-2036 0-3054 0 0-118 0-237 0-355z"><text:p/></draw:path><draw:path draw:style-name="gr4" draw:text-style-name="P44" svg:width="0.0756in" svg:height="0.0748in" svg:x="-0.0004in" svg:y="0.0417in" svg:viewBox="0 0 193 191" svg:d="M193 126c0-5-3-5-5-5-4 0-4 3-6 9-7 27-14 52-32 52-11 0-12-11-12-20s0-12 5-31c3-13 6-25 9-37 5-21 11-40 16-59 2-12 2-13 2-15 0-7-4-12-12-12-10 0-16 10-18 20-7-16-19-28-38-28-49 0-102 63-102 124 0 39 23 67 56 67 9 0 29-2 54-31 4 17 20 31 39 31 15 0 25-9 31-23 7-15 8-29 13-42zM136 47c0 2-2 5-2 7-7 27-14 54-21 82-3 8-3 8-9 15-18 25-36 31-48 31-20 0-26-23-26-40 0-21 13-72 23-92 13-25 32-40 49-40 28 0 34 34 34 37z"><text:p/></draw:path><draw:path draw:style-name="gr4" draw:text-style-name="P44" svg:width="0.0709in" svg:height="0.052in" svg:x="0.0858in" svg:y="0.1039in" svg:viewBox="0 0 181 133" svg:d="M181 88c0-4-3-4-5-4-4 0-4 3-6 5-7 24-19 36-31 36-6 0-7-4-7-10 0-7 1-10 7-24 3-9 16-41 16-57 0-28-23-34-39-34-25 0-42 16-50 28-2-21-19-28-31-28-13 0-21 10-24 17-6 11-11 27-11 29 0 3 5 3 6 3 4 0 4-1 6-8 5-18 10-33 22-33 7 0 9 8 9 15 0 6-2 17-5 25-2 9-3 18-6 27-3 12-6 24-9 37-1 3-4 11-4 12 0 7 6 9 11 9s8-3 11-6c1-3 5-12 6-19 2-9 3-18 6-26 2-6 3-12 5-19 3-13 4-15 13-27 8-12 21-28 44-28 17 0 17 16 17 21 0 18-12 50-17 64-3 8-5 10-5 15 0 16 14 25 28 25 30 0 43-40 43-45z"><text:p/></draw:path><draw:path draw:style-name="gr4" draw:text-style-name="P44" svg:width="0.1102in" svg:height="0.0378in" svg:x="0.2264in" svg:y="0.0543in" svg:viewBox="0 0 281 97" svg:d="M281 8c0-4-4-8-9-8-87 0-176 0-264 0-3 0-8 4-8 8s5 9 8 9c88 0 177 0 264 0 5 0 9-5 9-9zM281 89c0-4-4-8-9-8-87 0-176 0-264 0-3 0-8 3-8 8 0 4 5 8 8 8 88 0 177 0 264 0 5 0 9-3 9-8z"><text:p/></draw:path><draw:path draw:style-name="gr4" draw:text-style-name="P44" svg:width="0.061in" svg:height="0.1161in" svg:x="0.4in" svg:y="0in" svg:viewBox="0 0 156 296" svg:d="M156 173c0-38-23-67-56-67-20 0-38 12-50 25 11-42 21-84 32-126-3-1 0-5-6-5-10 0-41 4-52 5-4 0-7 0-7 8 0 5 3 5 9 5 21 0 22 2 22 7 0 3-5 17-6 25-12 46-23 92-35 139-5 19-7 26-7 41 0 39 23 66 54 66 49 0 102-63 102-123zM125 155c0 25-13 72-22 88-13 29-32 43-49 43-14 0-29-11-29-42 0-8 0-16 7-43 4-12 6-25 10-38 2-8 2-9 6-14 20-28 40-34 50-34 16 0 27 12 27 40z"><text:p/></draw:path><draw:path draw:style-name="gr4" draw:text-style-name="P44" svg:width="0.0705in" svg:height="0.052in" svg:x="0.4693in" svg:y="0.1039in" svg:viewBox="0 0 180 133" svg:d="M180 88c0-4-4-4-5-4-3 0-3 3-5 5-7 24-20 36-31 36-7 0-8-4-8-10 0-7 2-10 7-24 4-9 16-41 16-57 0-28-23-34-39-34-24 0-41 16-49 28-2-21-20-28-32-28s-20 10-23 17c-7 11-11 27-11 29 0 3 4 3 5 3 5 0 5-1 7-8 4-18 10-33 22-33 7 0 9 8 9 15 0 6-3 17-5 25-2 9-4 18-7 27-3 12-6 24-9 37-2 3-3 11-3 12 0 7 5 9 10 9 6 0 11-3 12-6s3-12 5-19c2-9 4-18 7-26 1-6 3-12 5-19 3-13 3-15 12-27 8-12 22-28 44-28 17 0 18 16 18 21 0 18-13 50-18 64-4 8-5 10-5 15 0 16 13 25 29 25 29 0 42-40 42-45z"><text:p/></draw:path><draw:path draw:style-name="gr4" draw:text-style-name="P44" svg:width="0.0772in" svg:height="0.0043in" svg:x="0.5524in" svg:y="0.124in" svg:viewBox="0 0 197 12" svg:d="M197 6c0-2-4-6-6-6-61 0-124 0-185 0-4 0-6 2-6 6 0 2 2 6 6 6 61 0 124 0 185 0 2 0 6-2 6-6z"><text:p/></draw:path><draw:path draw:style-name="gr4" draw:text-style-name="P44" svg:width="0.0421in" svg:height="0.0768in" svg:x="0.648in" svg:y="0.0787in" svg:viewBox="0 0 108 196" svg:d="M108 196c0-4 0-7 0-11-4 0-8 0-12 0-29 0-29-3-29-14 0-54 0-108 0-163 0-8-1-8-9-8-18 18-46 18-58 18 0 4 0 7 0 11 7 0 26 0 43-9 0 50 0 100 0 151 0 11 0 14-30 14-3 0-7 0-11 0 0 4 0 7 0 11 18-1 35-1 53-1s35 0 53 1z"><text:p/></draw:path><draw:path draw:style-name="gr4" draw:text-style-name="P44" svg:width="0.1102in" svg:height="0.1094in" svg:x="0.7563in" svg:y="0.0185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642in" svg:height="0.0748in" svg:x="0.9197in" svg:y="0.0417in" svg:viewBox="0 0 164 191" svg:d="M164 142c0-4-3-6-6-6-1 0-2 1-4 5-34 41-80 41-84 41-28 0-39-21-39-46 0-17 9-58 23-84 13-24 36-42 59-42 14 0 31 6 37 16-7 0-13 0-19 6s-7 14-7 17c0 10 7 15 15 15 12 0 24-11 24-28 0-20-20-36-50-36-57 0-113 60-113 120 0 37 24 71 68 71 60 0 96-44 96-49z"><text:p/></draw:path><draw:path draw:style-name="gr4" draw:text-style-name="P44" svg:width="0.0705in" svg:height="0.052in" svg:x="0.9902in" svg:y="0.1039in" svg:viewBox="0 0 180 133" svg:d="M180 88c0-4-2-3-4-4-4 0-4 3-6 5-7 24-19 36-31 36-6 0-7-4-7-10 0-7 1-10 6-24 4-9 16-41 16-57 0-28-23-34-39-34-24 0-41 16-49 28-2-21-19-28-32-28-12 0-20 10-23 17-6 11-11 27-11 29 0 3 4 2 5 3 5 0 5-1 7-8 4-18 10-33 22-33 7 0 9 8 9 15 0 6-2 17-5 25-2 9-3 18-6 27-3 12-6 24-9 37-1 3-4 11-4 12 0 7 6 9 11 9s10-3 11-6 3-12 6-19c2-9 3-18 6-26 1-6 3-12 5-19 3-13 3-15 13-27 7-12 21-28 43-28 18 0 18 16 18 21 0 18-13 50-18 64-2 8-4 10-4 15 0 16 14 25 28 25 30 0 42-40 42-45z"><text:p/></draw:path><draw:path draw:style-name="gr4" draw:text-style-name="P44" svg:width="0.0772in" svg:height="0.0043in" svg:x="1.0732in" svg:y="0.124in" svg:viewBox="0 0 197 12" svg:d="M197 6c0-2-3-6-6-6-61 0-124 0-185 0-4 0-6 2-6 6 0 2 2 6 6 6 61 0 124 0 185 0 3 0 6-2 6-6z"><text:p/></draw:path><draw:path draw:style-name="gr4" draw:text-style-name="P44" svg:width="0.0421in" svg:height="0.0768in" svg:x="1.1697in" svg:y="0.0787in" svg:viewBox="0 0 108 196" svg:d="M108 196c0-4 0-7 0-11-4 0-7 0-11 0-30 0-30-3-30-14 0-54 0-108 0-163 0-8 0-8-8-8-19 18-46 18-59 18 0 4 0 7 0 11 7 0 28 0 43-9 0 50 0 100 0 151 0 11 0 14-29 14-3 0-8 0-12 0 0 4 0 7 0 11 18-1 35-1 53-1s35 0 53 1z"><text:p/></draw:path></draw:g></draw:g>, ולכן <draw:g text:anchor-type="as-char" svg:y="-0.1146in" draw:z-index="11" draw:name="Shape20" draw:style-name="gr1"><svg:title>TexMaths</svg:title><svg:desc>12§display§a_{n + 1} = b_n + c_n = 2a_{n - 1} + b_{n - 1} + c_{n - 1}§svg§600§FALSE§</svg:desc><draw:g draw:style-name="gr2"><draw:path draw:style-name="gr3" draw:text-style-name="P43" svg:width="2.7276in" svg:height="0.1476in" svg:x="0.0016in" svg:y="0.0087in" svg:viewBox="0 0 6929 376" svg:d="M0 0c2310 0 4619 0 6929 0 0 125 0 251 0 376-2310 0-4619 0-6929 0 0-125 0-251 0-376z"><text:p/></draw:path><draw:path draw:style-name="gr4" draw:text-style-name="P44" svg:width="0.0756in" svg:height="0.0748in" svg:x="-0.0004in" svg:y="0.0417in" svg:viewBox="0 0 193 191" svg:d="M193 126c0-3-3-3-5-3-4 0-4 1-6 7-7 27-14 52-32 52-11 0-12-11-12-20s0-12 5-31c3-13 6-25 9-37 5-21 11-40 16-59 2-12 2-13 2-15 0-7-4-12-12-12-10 0-16 10-18 20-7-16-19-28-38-28-49 0-102 63-102 124 0 39 23 67 56 67 9 0 29-1 54-31 4 17 20 31 39 31 15 0 25-9 31-23 7-15 8-29 13-42zM136 47c0 2-2 5-2 7-7 27-14 54-21 82-3 8-3 8-9 15-18 24-36 31-48 31-20 0-26-23-26-40 0-21 13-72 23-92 13-25 32-40 49-40 28 0 34 34 34 37z"><text:p/></draw:path><draw:path draw:style-name="gr4" draw:text-style-name="P44" svg:width="0.0709in" svg:height="0.0516in" svg:x="0.0858in" svg:y="0.1047in" svg:viewBox="0 0 181 132" svg:d="M181 88c0-5-3-5-5-5-4 0-4 2-6 6-7 23-19 35-31 35-6 0-7-4-7-10 0-7 1-11 7-24 4-9 16-41 16-58 0-27-23-32-39-32-25 0-42 14-50 26-2-20-19-26-31-26-13 0-19 8-24 16-6 10-11 27-11 28 0 4 5 4 6 4 4 0 4-1 6-8 5-18 10-33 22-33 7 0 9 7 9 15 0 6-2 16-5 25-2 8-3 18-6 26-3 12-6 24-9 38-1 3-3 7-4 12 0 7 6 9 11 9s8-3 11-6c1-3 5-12 6-18 2-9 3-19 6-27 2-6 3-12 5-20 3-12 4-14 13-26 8-12 21-28 44-28 17 0 17 16 17 22 0 17-12 49-17 62-3 9-5 11-5 16 0 16 14 25 28 25 30 0 43-41 43-44z"><text:p/></draw:path><draw:path draw:style-name="gr4" draw:text-style-name="P44" svg:width="0.0772in" svg:height="0.0768in" svg:x="0.1693in" svg:y="0.0882in" svg:viewBox="0 0 197 196" svg:d="M197 97c0-2-3-6-6-6-29 0-58 0-87 0 0-28 0-56 0-85 0-4-3-6-6-6s-6 2-6 6c0 29 0 57 0 85-28 0-57 0-86 0-2 0-6 3-6 6s4 6 6 6c29 0 58 0 86 0 0 29 0 58 0 87 0 4 3 6 6 6s6-2 6-6c0-29 0-58 0-87 29 0 58 0 87 0 3 0 6-2 6-6z"><text:p/></draw:path><draw:path draw:style-name="gr4" draw:text-style-name="P44" svg:width="0.0417in" svg:height="0.0768in" svg:x="0.2661in" svg:y="0.0791in" svg:viewBox="0 0 107 196" svg:d="M107 196c0-4 0-7 0-11-4 0-7 0-11 0-30 0-30-3-30-13 0-55 0-109 0-164 0-8 0-8-8-8-20 18-46 19-58 19 0 4 0 6 0 10 7 0 26 0 42-9 0 51 0 101 0 152 0 10 0 13-29 13-3 0-8 0-12 0 0 4 0 7 0 11 18-1 35-1 53-1s35 0 53 1z"><text:p/></draw:path><draw:path draw:style-name="gr4" draw:text-style-name="P44" svg:width="0.1102in" svg:height="0.0386in" svg:x="0.3831in" svg:y="0.0543in" svg:viewBox="0 0 281 99" svg:d="M281 8c0-4-4-8-9-8-87 0-176 0-264 0-4 0-8 4-8 8s4 9 8 9c88 0 177 0 264 0 5 0 9-5 9-9zM281 90c0-5-4-8-9-8-87 0-176 0-264 0-4 0-8 3-8 8 0 4 4 9 8 9 88 0 177 0 264 0 5 0 9-5 9-9z"><text:p/></draw:path><draw:path draw:style-name="gr4" draw:text-style-name="P44" svg:width="0.0606in" svg:height="0.1161in" svg:x="0.5571in" svg:y="0in" svg:viewBox="0 0 155 296" svg:d="M155 173c0-38-23-67-57-67-19 0-36 12-49 25 11-42 21-84 31-126-1-1 0-5-4-5-11 0-41 4-52 5-4 0-8 0-8 8 0 5 3 5 9 5 21 0 22 2 22 7 0 3-4 17-6 25-12 46-23 92-35 139-5 20-6 26-6 41 0 39 22 66 53 66 50 0 102-63 102-123zM125 155c0 25-15 72-22 88-14 29-33 43-50 43-15 0-28-11-28-42 0-8 0-16 6-42 4-13 6-27 10-39 2-8 2-9 6-14 21-28 39-34 51-34 15 0 27 12 27 40z"><text:p/></draw:path><draw:path draw:style-name="gr4" draw:text-style-name="P44" svg:width="0.0709in" svg:height="0.0516in" svg:x="0.6256in" svg:y="0.1047in" svg:viewBox="0 0 181 132" svg:d="M181 88c0-5-3-5-5-5-4 0-4 2-6 6-7 23-19 35-31 35-6 0-7-4-7-10 0-7 1-11 7-24 4-9 16-41 16-58 0-27-23-32-39-32-25 0-42 14-50 26-2-20-19-26-31-26-13 0-21 8-24 16-6 10-11 27-11 28 0 4 5 4 6 4 4 0 4-1 6-8 5-18 10-33 22-33 7 0 9 7 9 15 0 6-2 16-5 25-2 8-3 18-6 26-3 12-6 24-9 38-1 3-3 7-4 12 0 7 6 9 11 9s8-3 11-6c1-3 5-12 6-18 2-9 3-19 6-27 2-6 3-12 5-20 3-12 4-14 13-26 8-12 21-28 44-28 17 0 17 16 17 22 0 17-12 49-17 62-3 9-5 11-5 16 0 16 14 25 28 25 30 0 43-41 43-44z"><text:p/></draw:path><draw:path draw:style-name="gr4" draw:text-style-name="P44" svg:width="0.1102in" svg:height="0.1094in" svg:x="0.7567in" svg:y="0.0185in" svg:viewBox="0 0 281 279" svg:d="M281 141c0-5-4-9-9-9-40 0-82 0-123 0 0-42 0-83 0-124 0-4-4-8-9-8-4 0-8 4-8 8 0 41 0 82 0 124-41 0-83 0-124 0-4 0-8 4-8 9 0 3 4 8 8 8 41 0 83 0 124 0 0 41 0 81 0 121 0 5 4 9 8 9 5 0 9-4 9-9 0-40 0-80 0-121 41 0 83 0 123 0 5 0 9-5 9-8z"><text:p/></draw:path><draw:path draw:style-name="gr4" draw:text-style-name="P44" svg:width="0.0642in" svg:height="0.0748in" svg:x="0.9205in" svg:y="0.0417in" svg:viewBox="0 0 164 191" svg:d="M164 142c0-3-2-6-4-6-3 0-4 1-6 5-34 41-80 41-84 41-27 0-39-21-39-46 0-17 9-58 23-84 13-24 36-42 60-42 14 0 30 6 36 16-7 0-13 0-19 6s-7 14-7 17c0 10 7 15 15 15 12 0 24-11 24-28 0-20-20-36-50-36-57 0-113 60-113 120 0 37 24 71 68 71 60 0 96-44 96-49z"><text:p/></draw:path><draw:path draw:style-name="gr4" draw:text-style-name="P44" svg:width="0.0709in" svg:height="0.0516in" svg:x="0.9906in" svg:y="0.1047in" svg:viewBox="0 0 181 132" svg:d="M181 88c0-5-3-5-5-5-4 0-4 2-6 6-7 23-19 35-31 35-6 0-7-4-7-10 0-7 1-11 7-24 3-9 16-41 16-58 0-27-23-32-39-32-25 0-42 14-50 26-2-20-19-26-31-26-13 0-21 8-24 16-6 10-11 27-11 28 0 4 5 4 6 4 4 0 4-1 6-8 5-18 10-33 22-33 7 0 9 7 9 15 0 6-2 16-5 25-2 8-3 18-6 26-3 12-6 24-9 38-1 3-3 7-4 12 0 7 6 9 11 9s8-3 11-6c1-3 5-12 6-18 2-9 3-19 6-27 2-6 3-12 5-20 3-12 4-14 13-26 8-12 21-28 44-28 17 0 17 16 17 22 0 17-12 49-17 62-3 9-5 11-5 16 0 16 14 25 28 25 30 0 43-41 43-44z"><text:p/></draw:path><draw:path draw:style-name="gr4" draw:text-style-name="P44" svg:width="0.1102in" svg:height="0.0386in" svg:x="1.1311in" svg:y="0.0543in" svg:viewBox="0 0 281 99" svg:d="M281 8c0-4-4-8-9-8-87 0-176 0-264 0-3 0-8 4-8 8s5 9 8 9c88 0 177 0 264 0 5 0 9-5 9-9zM281 90c0-5-4-8-9-8-87 0-176 0-264 0-3 0-8 3-8 8 0 4 5 9 8 9 88 0 177 0 264 0 5 0 9-5 9-9z"><text:p/></draw:path><draw:path draw:style-name="gr4" draw:text-style-name="P44" svg:width="0.0661in" svg:height="0.1094in" svg:x="1.3055in" svg:y="0.0047in" svg:viewBox="0 0 169 279" svg:d="M169 207c-3 0-7 0-11 0-2 12-4 30-9 36-3 3-31 3-40 3-25 0-51 0-77 0 16-14 30-28 46-42 65-57 91-80 91-122 0-48-38-82-90-82-48 0-79 38-79 76 0 24 22 24 23 24 7 0 21-5 21-23 0-11-7-22-21-22-4 0-5 0-6 0 9-26 32-42 56-42 39 0 58 34 58 69 0 33-22 66-45 92-27 30-54 59-81 89-5 5-5 6-5 16 53 0 104 0 157 0 4-24 9-48 12-72z"><text:p/></draw:path><draw:path draw:style-name="gr4" draw:text-style-name="P44" svg:width="0.0752in" svg:height="0.0748in" svg:x="1.3866in" svg:y="0.0417in" svg:viewBox="0 0 192 191" svg:d="M192 126c0-3-4-3-5-3-3 0-5 1-6 7-7 27-14 52-31 52-12 0-13-11-13-20s1-12 6-31c2-13 6-25 8-37 5-21 11-40 16-59 2-12 2-13 2-15 0-7-5-12-12-12-9 0-15 10-17 20-8-16-20-28-39-28-49 0-101 63-101 124 0 39 23 67 55 67 9 0 30-1 55-31 4 17 18 31 39 31 14 0 24-9 31-23 7-15 8-29 12-42zM134 47c0 2 0 5-1 7-7 27-13 54-20 82-3 8-3 8-9 15-19 24-36 31-48 31-21 0-27-23-27-40 0-21 14-72 24-92 13-25 31-40 49-40 26 0 32 34 32 37z"><text:p/></draw:path><draw:path draw:style-name="gr4" draw:text-style-name="P44" svg:width="0.0705in" svg:height="0.0516in" svg:x="1.4732in" svg:y="0.1047in" svg:viewBox="0 0 180 132" svg:d="M180 88c0-5-4-5-5-5-3 0-3 2-5 6-7 23-20 35-31 35-7 0-8-4-8-10 0-7 2-11 7-24 4-9 16-41 16-58 0-27-23-32-39-32-24 0-41 14-49 26-2-20-20-26-32-26s-20 8-23 16c-7 10-11 27-11 28 0 4 4 4 5 4 5 0 5-1 6-8 5-18 11-33 21-33 9 0 11 7 11 15 0 6-3 16-5 25-2 8-4 18-7 26-3 12-6 24-9 38-2 3-2 7-3 12 0 7 5 9 10 9 6 0 11-3 12-6s3-12 5-18c2-9 4-19 7-27 1-6 3-12 5-20 3-12 3-14 12-26 8-12 22-28 44-28 17 0 18 16 18 22 0 17-13 49-18 62-4 9-5 11-5 16 0 16 13 25 29 25 29 0 42-41 42-44z"><text:p/></draw:path><draw:path draw:style-name="gr4" draw:text-style-name="P44" svg:width="0.0772in" svg:height="0.0043in" svg:x="1.5563in" svg:y="0.124in" svg:viewBox="0 0 197 12" svg:d="M197 6c0-2-4-6-6-6-61 0-124 0-185 0-4 0-6 2-6 6 0 2 2 6 6 6 61 0 124 0 185 0 2 0 6-2 6-6z"><text:p/></draw:path><draw:path draw:style-name="gr4" draw:text-style-name="P44" svg:width="0.0421in" svg:height="0.0768in" svg:x="1.6528in" svg:y="0.0791in" svg:viewBox="0 0 108 196" svg:d="M108 196c0-4 0-7 0-11-4 0-8 0-12 0-29 0-29-3-29-13 0-55 0-109 0-164 0-8-1-8-9-8-18 18-46 19-58 19 0 4 0 6 0 10 7 0 26 0 43-9 0 51 0 101 0 152 0 10 0 13-30 13-3 0-7 0-11 0 0 4 0 7 0 11 18-1 35-1 53-1s35 0 53 1z"><text:p/></draw:path><draw:path draw:style-name="gr4" draw:text-style-name="P44" svg:width="0.1102in" svg:height="0.1094in" svg:x="1.7606in" svg:y="0.0185in" svg:viewBox="0 0 281 279" svg:d="M281 141c0-5-4-9-9-9-40 0-82 0-123 0 0-42 0-83 0-124 0-4-4-8-9-8-4 0-8 4-8 8 0 41 0 82 0 124-41 0-83 0-124 0-4 0-8 4-8 9 0 3 4 8 8 8 41 0 83 0 124 0 0 41 0 81 0 121 0 5 4 9 8 9 5 0 9-4 9-9 0-40 0-80 0-121 41 0 83 0 123 0 5 0 9-5 9-8z"><text:p/></draw:path><draw:path draw:style-name="gr4" draw:text-style-name="P44" svg:width="0.0606in" svg:height="0.1161in" svg:x="1.9252in" svg:y="0in" svg:viewBox="0 0 155 296" svg:d="M155 173c0-38-22-67-55-67-21 0-38 12-51 25 11-42 22-84 33-126-3-1 0-5-6-5-10 0-41 4-52 5-4 0-8 0-8 8 0 5 4 5 10 5 21 0 21 2 21 7 0 3-4 17-6 25-11 46-23 92-34 139-6 20-7 26-7 41 0 39 23 66 54 66 49 0 101-63 101-123zM125 155c0 25-15 72-22 88-13 29-33 43-49 43-14 0-29-11-29-42 0-8 0-16 7-42 3-13 6-27 9-39 3-8 3-9 7-14 20-28 40-34 50-34 16 0 27 12 27 40z"><text:p/></draw:path><draw:path draw:style-name="gr4" draw:text-style-name="P44" svg:width="0.0705in" svg:height="0.0516in" svg:x="1.9941in" svg:y="0.1047in" svg:viewBox="0 0 180 132" svg:d="M180 88c0-5-4-5-5-5-3 0-3 2-5 6-7 23-20 35-32 35-6 0-7-4-7-10 0-7 2-11 7-24 4-9 16-41 16-58 0-27-23-32-39-32-24 0-41 14-50 26-1-20-19-26-31-26s-20 8-23 16c-7 10-11 27-11 28 0 4 4 4 5 4 3 0 5-1 6-8 5-18 11-33 21-33 9 0 10 7 10 15 0 6-2 16-4 25-2 8-4 18-7 26-3 12-6 24-9 38-2 3-2 7-3 12 0 7 5 9 10 9 6 0 11-3 12-6s3-12 5-18c2-9 4-19 7-27 1-6 3-12 5-20 3-12 3-14 12-26 8-12 22-28 44-28 17 0 18 16 18 22 0 17-13 49-18 62-4 9-5 11-5 16 0 16 13 25 29 25 29 0 42-41 42-44z"><text:p/></draw:path><draw:path draw:style-name="gr4" draw:text-style-name="P44" svg:width="0.0772in" svg:height="0.0043in" svg:x="2.0772in" svg:y="0.124in" svg:viewBox="0 0 197 12" svg:d="M197 6c0-2-4-6-6-6-61 0-124 0-185 0-4 0-6 2-6 6 0 2 2 6 6 6 61 0 124 0 185 0 2 0 6-2 6-6z"><text:p/></draw:path><draw:path draw:style-name="gr4" draw:text-style-name="P44" svg:width="0.0421in" svg:height="0.0768in" svg:x="2.1736in" svg:y="0.0791in" svg:viewBox="0 0 108 196" svg:d="M108 196c0-4 0-7 0-11-4 0-8 0-12 0-29 0-29-3-29-13 0-55 0-109 0-164 0-8-1-8-9-8-18 18-46 19-58 19 0 4 0 6 0 10 7 0 26 0 43-9 0 51 0 101 0 152 0 10 0 13-30 13-3 0-7 0-11 0 0 4 0 7 0 11 18-1 35-1 53-1s35 0 53 1z"><text:p/></draw:path><draw:path draw:style-name="gr4" draw:text-style-name="P44" svg:width="0.1102in" svg:height="0.1094in" svg:x="2.2819in" svg:y="0.0185in" svg:viewBox="0 0 281 279" svg:d="M281 141c0-5-4-9-9-9-40 0-82 0-123 0 0-42 0-83 0-124 0-4-4-8-9-8-4 0-8 4-8 8 0 41 0 82 0 124-41 0-83 0-124 0-4 0-8 4-8 9 0 3 4 8 8 8 41 0 83 0 124 0 0 41 0 81 0 121 0 5 4 9 8 9 5 0 9-4 9-9 0-40 0-80 0-121 41 0 83 0 123 0 5 0 9-5 9-8z"><text:p/></draw:path><draw:path draw:style-name="gr4" draw:text-style-name="P44" svg:width="0.0642in" svg:height="0.0748in" svg:x="2.4453in" svg:y="0.0417in" svg:viewBox="0 0 164 191" svg:d="M164 142c0-3-3-6-6-6-1 0-2 1-4 5-34 41-80 41-86 41-26 0-37-21-37-46 0-17 9-58 23-84 13-24 36-42 59-42 14 0 31 6 37 16-7 0-13 0-19 6s-7 14-7 17c0 10 7 15 15 15 12 0 23-11 23-28 0-20-19-36-49-36-57 0-113 60-113 120 0 37 24 71 68 71 60 0 96-44 96-49z"><text:p/></draw:path><draw:path draw:style-name="gr4" draw:text-style-name="P44" svg:width="0.0705in" svg:height="0.0516in" svg:x="2.5157in" svg:y="0.1047in" svg:viewBox="0 0 180 132" svg:d="M180 88c0-5-2-4-4-5-4 0-4 2-6 6-7 23-19 35-31 35-6 0-7-4-7-10 0-7 1-11 6-24 4-9 16-41 16-58 0-27-23-32-39-32-24 0-41 14-49 26-2-20-19-26-32-26-12 0-20 8-23 16-6 10-11 27-11 28 0 4 4 3 5 4 5 0 5-1 7-8 4-18 10-33 22-33 7 0 9 7 9 15 0 6-2 16-5 25-2 8-4 18-7 26-2 12-6 24-8 38-1 3-3 7-4 12 0 7 6 9 11 9s10-3 11-6 3-12 6-18c2-9 3-19 6-27 1-6 3-12 5-20 3-12 3-14 12-26 8-12 22-28 44-28 18 0 18 16 18 22 0 17-13 49-18 62-2 9-4 11-4 16 0 16 12 25 28 25 30 0 42-41 42-44z"><text:p/></draw:path><draw:path draw:style-name="gr4" draw:text-style-name="P44" svg:width="0.0772in" svg:height="0.0043in" svg:x="2.5988in" svg:y="0.124in" svg:viewBox="0 0 197 12" svg:d="M197 6c0-2-3-6-6-6-61 0-124 0-185 0-4 0-6 2-6 6 0 2 2 6 6 6 61 0 124 0 185 0 3 0 6-2 6-6z"><text:p/></draw:path><draw:path draw:style-name="gr4" draw:text-style-name="P44" svg:width="0.0421in" svg:height="0.0768in" svg:x="2.6953in" svg:y="0.0791in" svg:viewBox="0 0 108 196" svg:d="M108 196c0-4 0-7 0-11-4 0-7 0-11 0-30 0-30-3-30-13 0-55 0-109 0-164 0-8 0-8-8-8-19 18-46 19-59 19 0 4 0 6 0 10 7 0 28 0 43-9 0 51 0 101 0 152 0 10 0 13-29 13-3 0-8 0-12 0 0 4 0 7 0 11 18-1 35-1 53-1s35 0 53 1z"><text:p/></draw:path></draw:g></draw:g>.</text:p>
      <text:p text:style-name="P10">לפי השוויון <draw:g text:anchor-type="as-char" svg:y="-0.1146in" draw:z-index="13" draw:name="Shape21" draw:style-name="gr1"><svg:title>TexMaths</svg:title><svg:desc>12§display§a_n = b_{n - 1} + c_{n - 1}§svg§600§FALSE§</svg:desc><draw:g draw:style-name="gr2"><draw:path draw:style-name="gr3" draw:text-style-name="P43" svg:width="1.202in" svg:height="0.1394in" svg:x="0.0016in" svg:y="0.0087in" svg:viewBox="0 0 3054 355" svg:d="M0 0c1018 0 2036 0 3054 0 0 118 0 237 0 355-1018 0-2036 0-3054 0 0-118 0-237 0-355z"><text:p/></draw:path><draw:path draw:style-name="gr4" draw:text-style-name="P44" svg:width="0.0756in" svg:height="0.0748in" svg:x="-0.0004in" svg:y="0.0417in" svg:viewBox="0 0 193 191" svg:d="M193 126c0-5-3-5-5-5-4 0-4 3-6 9-7 27-14 52-32 52-11 0-12-11-12-20s0-12 5-31c3-13 6-25 9-37 5-21 11-40 16-59 2-12 2-13 2-15 0-7-4-12-12-12-10 0-16 10-18 20-7-16-19-28-38-28-49 0-102 63-102 124 0 39 23 67 56 67 9 0 29-2 54-31 4 17 20 31 39 31 15 0 25-9 31-23 7-15 8-29 13-42zM136 47c0 2-2 5-2 7-7 27-14 54-21 82-3 8-3 8-9 15-18 25-36 31-48 31-20 0-26-23-26-40 0-21 13-72 23-92 13-25 32-40 49-40 28 0 34 34 34 37z"><text:p/></draw:path><draw:path draw:style-name="gr4" draw:text-style-name="P44" svg:width="0.0709in" svg:height="0.052in" svg:x="0.0858in" svg:y="0.1039in" svg:viewBox="0 0 181 133" svg:d="M181 88c0-4-3-4-5-4-4 0-4 3-6 5-7 24-19 36-31 36-6 0-7-4-7-10 0-7 1-10 7-24 3-9 16-41 16-57 0-28-23-34-39-34-25 0-42 16-50 28-2-21-19-28-31-28-13 0-21 10-24 17-6 11-11 27-11 29 0 3 5 3 6 3 4 0 4-1 6-8 5-18 10-33 22-33 7 0 9 8 9 15 0 6-2 17-5 25-2 9-3 18-6 27-3 12-6 24-9 37-1 3-4 11-4 12 0 7 6 9 11 9s8-3 11-6c1-3 5-12 6-19 2-9 3-18 6-26 2-6 3-12 5-19 3-13 4-15 13-27 8-12 21-28 44-28 17 0 17 16 17 21 0 18-12 50-17 64-3 8-5 10-5 15 0 16 14 25 28 25 30 0 43-40 43-45z"><text:p/></draw:path><draw:path draw:style-name="gr4" draw:text-style-name="P44" svg:width="0.1102in" svg:height="0.0378in" svg:x="0.2264in" svg:y="0.0543in" svg:viewBox="0 0 281 97" svg:d="M281 8c0-4-4-8-9-8-87 0-176 0-264 0-3 0-8 4-8 8s5 9 8 9c88 0 177 0 264 0 5 0 9-5 9-9zM281 89c0-4-4-8-9-8-87 0-176 0-264 0-3 0-8 3-8 8 0 4 5 8 8 8 88 0 177 0 264 0 5 0 9-3 9-8z"><text:p/></draw:path><draw:path draw:style-name="gr4" draw:text-style-name="P44" svg:width="0.061in" svg:height="0.1161in" svg:x="0.4in" svg:y="0in" svg:viewBox="0 0 156 296" svg:d="M156 173c0-38-23-67-56-67-20 0-38 12-50 25 11-42 21-84 32-126-3-1 0-5-6-5-10 0-41 4-52 5-4 0-7 0-7 8 0 5 3 5 9 5 21 0 22 2 22 7 0 3-5 17-6 25-12 46-23 92-35 139-5 19-7 26-7 41 0 39 23 66 54 66 49 0 102-63 102-123zM125 155c0 25-13 72-22 88-13 29-32 43-49 43-14 0-29-11-29-42 0-8 0-16 7-43 4-12 6-25 10-38 2-8 2-9 6-14 20-28 40-34 50-34 16 0 27 12 27 40z"><text:p/></draw:path><draw:path draw:style-name="gr4" draw:text-style-name="P44" svg:width="0.0705in" svg:height="0.052in" svg:x="0.4693in" svg:y="0.1039in" svg:viewBox="0 0 180 133" svg:d="M180 88c0-4-4-4-5-4-3 0-3 3-5 5-7 24-20 36-31 36-7 0-8-4-8-10 0-7 2-10 7-24 4-9 16-41 16-57 0-28-23-34-39-34-24 0-41 16-49 28-2-21-20-28-32-28s-20 10-23 17c-7 11-11 27-11 29 0 3 4 3 5 3 5 0 5-1 7-8 4-18 10-33 22-33 7 0 9 8 9 15 0 6-3 17-5 25-2 9-4 18-7 27-3 12-6 24-9 37-2 3-3 11-3 12 0 7 5 9 10 9 6 0 11-3 12-6s3-12 5-19c2-9 4-18 7-26 1-6 3-12 5-19 3-13 3-15 12-27 8-12 22-28 44-28 17 0 18 16 18 21 0 18-13 50-18 64-4 8-5 10-5 15 0 16 13 25 29 25 29 0 42-40 42-45z"><text:p/></draw:path><draw:path draw:style-name="gr4" draw:text-style-name="P44" svg:width="0.0772in" svg:height="0.0043in" svg:x="0.5524in" svg:y="0.124in" svg:viewBox="0 0 197 12" svg:d="M197 6c0-2-4-6-6-6-61 0-124 0-185 0-4 0-6 2-6 6 0 2 2 6 6 6 61 0 124 0 185 0 2 0 6-2 6-6z"><text:p/></draw:path><draw:path draw:style-name="gr4" draw:text-style-name="P44" svg:width="0.0421in" svg:height="0.0768in" svg:x="0.648in" svg:y="0.0787in" svg:viewBox="0 0 108 196" svg:d="M108 196c0-4 0-7 0-11-4 0-8 0-12 0-29 0-29-3-29-14 0-54 0-108 0-163 0-8-1-8-9-8-18 18-46 18-58 18 0 4 0 7 0 11 7 0 26 0 43-9 0 50 0 100 0 151 0 11 0 14-30 14-3 0-7 0-11 0 0 4 0 7 0 11 18-1 35-1 53-1s35 0 53 1z"><text:p/></draw:path><draw:path draw:style-name="gr4" draw:text-style-name="P44" svg:width="0.1102in" svg:height="0.1094in" svg:x="0.7563in" svg:y="0.0185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642in" svg:height="0.0748in" svg:x="0.9197in" svg:y="0.0417in" svg:viewBox="0 0 164 191" svg:d="M164 142c0-4-3-6-6-6-1 0-2 1-4 5-34 41-80 41-84 41-28 0-39-21-39-46 0-17 9-58 23-84 13-24 36-42 59-42 14 0 31 6 37 16-7 0-13 0-19 6s-7 14-7 17c0 10 7 15 15 15 12 0 24-11 24-28 0-20-20-36-50-36-57 0-113 60-113 120 0 37 24 71 68 71 60 0 96-44 96-49z"><text:p/></draw:path><draw:path draw:style-name="gr4" draw:text-style-name="P44" svg:width="0.0705in" svg:height="0.052in" svg:x="0.9902in" svg:y="0.1039in" svg:viewBox="0 0 180 133" svg:d="M180 88c0-4-2-3-4-4-4 0-4 3-6 5-7 24-19 36-31 36-6 0-7-4-7-10 0-7 1-10 6-24 4-9 16-41 16-57 0-28-23-34-39-34-24 0-41 16-49 28-2-21-19-28-32-28-12 0-20 10-23 17-6 11-11 27-11 29 0 3 4 2 5 3 5 0 5-1 7-8 4-18 10-33 22-33 7 0 9 8 9 15 0 6-2 17-5 25-2 9-3 18-6 27-3 12-6 24-9 37-1 3-4 11-4 12 0 7 6 9 11 9s10-3 11-6 3-12 6-19c2-9 3-18 6-26 1-6 3-12 5-19 3-13 3-15 13-27 7-12 21-28 43-28 18 0 18 16 18 21 0 18-13 50-18 64-2 8-4 10-4 15 0 16 14 25 28 25 30 0 42-40 42-45z"><text:p/></draw:path><draw:path draw:style-name="gr4" draw:text-style-name="P44" svg:width="0.0772in" svg:height="0.0043in" svg:x="1.0732in" svg:y="0.124in" svg:viewBox="0 0 197 12" svg:d="M197 6c0-2-3-6-6-6-61 0-124 0-185 0-4 0-6 2-6 6 0 2 2 6 6 6 61 0 124 0 185 0 3 0 6-2 6-6z"><text:p/></draw:path><draw:path draw:style-name="gr4" draw:text-style-name="P44" svg:width="0.0421in" svg:height="0.0768in" svg:x="1.1697in" svg:y="0.0787in" svg:viewBox="0 0 108 196" svg:d="M108 196c0-4 0-7 0-11-4 0-7 0-11 0-30 0-30-3-30-14 0-54 0-108 0-163 0-8 0-8-8-8-19 18-46 18-59 18 0 4 0 7 0 11 7 0 28 0 43-9 0 50 0 100 0 151 0 11 0 14-29 14-3 0-8 0-12 0 0 4 0 7 0 11 18-1 35-1 53-1s35 0 53 1z"><text:p/></draw:path></draw:g></draw:g><text:s/>אנו רואים כי <draw:g text:anchor-type="as-char" svg:y="-0.1098in" draw:z-index="14" draw:name="Shape22" draw:style-name="gr1"><svg:title>TexMaths</svg:title><svg:desc>12§display§a_{n + 1} = a_n + 2a_{n - 1}§svg§600§FALSE§</svg:desc><draw:g draw:style-name="gr2"><draw:path draw:style-name="gr3" draw:text-style-name="P43" svg:width="1.3177in" svg:height="0.1433in" svg:x="0.0016in" svg:y="0.0087in" svg:viewBox="0 0 3348 365" svg:d="M0 0c1116 0 2231 0 3348 0 0 122 0 243 0 365-1117 0-2232 0-3348 0 0-122 0-243 0-365z"><text:p/></draw:path><draw:path draw:style-name="gr4" draw:text-style-name="P44" svg:width="0.0756in" svg:height="0.0748in" svg:x="-0.0004in" svg:y="0.0362in" svg:viewBox="0 0 193 191" svg:d="M193 126c0-3-3-3-5-3-4 0-4 1-6 7-7 28-14 52-32 52-11 0-12-11-12-20 0-8 0-12 5-31 3-13 6-25 9-37 5-21 11-40 16-59 2-12 2-13 2-15 0-7-4-12-12-12-10 0-16 10-18 20-7-16-19-28-38-28-49 0-102 63-102 124 0 40 23 67 56 67 9 0 29-1 54-31 4 17 20 31 39 31 15 0 25-9 31-23 7-15 8-28 13-42zM136 47c0 2-2 5-2 7-7 28-14 55-21 83-3 7-3 9-9 15-18 24-36 30-48 30-20 0-26-23-26-40 0-20 13-72 23-91 13-26 32-41 49-41 28 0 34 35 34 37z"><text:p/></draw:path><draw:path draw:style-name="gr4" draw:text-style-name="P44" svg:width="0.0709in" svg:height="0.0516in" svg:x="0.0858in" svg:y="0.1in" svg:viewBox="0 0 181 132" svg:d="M181 88c0-5-3-4-5-5-4 0-4 2-6 6-7 23-19 35-31 35-6 0-7-4-7-10 0-7 1-11 6-24 4-9 17-41 17-56 0-29-23-34-39-34-25 0-42 14-50 26-2-20-19-26-31-26-13 0-21 8-24 16-6 10-11 27-11 29 0 3 5 3 6 3 4 0 4 0 6-8 5-18 10-33 22-33 7 0 9 7 9 15 0 6-2 17-5 25-2 8-3 18-6 26-3 12-6 24-9 38-1 3-3 7-4 12 0 7 6 9 11 9s8-3 11-6c2-2 5-12 6-18 2-9 3-19 6-27 2-6 3-12 5-20 3-12 4-14 13-26 8-12 21-28 44-28 17 0 17 16 17 22 0 17-12 50-17 62-3 9-5 11-5 16 0 16 14 25 28 25 30 0 43-41 43-44z"><text:p/></draw:path><draw:path draw:style-name="gr4" draw:text-style-name="P44" svg:width="0.0772in" svg:height="0.0768in" svg:x="0.1693in" svg:y="0.0835in" svg:viewBox="0 0 197 196" svg:d="M197 97c0-2-3-6-6-6-29 0-58 0-87 0 0-28 0-56 0-85 0-4-2-6-6-6-3 0-6 2-6 6 0 29 0 57 0 85-28 0-57 0-86 0-4 0-6 3-6 6s2 6 6 6c29 0 58 0 86 0 0 29 0 58 0 87 0 4 3 6 6 6 4 0 6-2 6-6 0-29 0-58 0-87 29 0 58 0 87 0 3 0 6-2 6-6z"><text:p/></draw:path><draw:path draw:style-name="gr4" draw:text-style-name="P44" svg:width="0.0417in" svg:height="0.0768in" svg:x="0.2661in" svg:y="0.0744in" svg:viewBox="0 0 107 196" svg:d="M107 196c0-3 0-7 0-11-4 0-7 0-11 0-30 0-30-3-30-13 0-55 0-109 0-164 0-8 0-8-8-8-20 18-46 19-58 19 0 4 0 6 0 10 6 0 26 0 42-7 0 49 0 100 0 150 0 10 0 13-29 13-3 0-8 0-12 0 0 4 0 8 0 11 18-1 35-1 53-1s35 0 53 1z"><text:p/></draw:path><draw:path draw:style-name="gr4" draw:text-style-name="P44" svg:width="0.1102in" svg:height="0.0386in" svg:x="0.3831in" svg:y="0.05in" svg:viewBox="0 0 281 99" svg:d="M281 8c0-4-5-8-10-8-87 0-175 0-263 0-4 0-8 4-8 8 0 5 4 9 8 9 88 0 176 0 263 0 5 0 10-4 10-9zM281 90c0-5-5-8-10-8-87 0-175 0-263 0-4 0-8 3-8 8 0 4 4 9 8 9 88 0 176 0 263 0 5 0 10-5 10-9z"><text:p/></draw:path><draw:path draw:style-name="gr4" draw:text-style-name="P44" svg:width="0.0756in" svg:height="0.0748in" svg:x="0.5559in" svg:y="0.0362in" svg:viewBox="0 0 193 191" svg:d="M193 126c0-3-3-3-5-3-4 0-4 1-6 7-7 28-15 52-32 52-12 0-13-11-13-20 0-8 1-12 6-31 3-13 6-25 9-37 5-21 10-40 15-59 3-12 3-13 3-15 0-7-4-12-12-12-10 0-16 10-18 20-8-16-20-28-39-28-49 0-101 63-101 124 0 40 23 67 56 67 9 0 29-1 54-31 4 17 18 31 39 31 14 0 25-9 31-23 7-15 8-28 13-42zM136 47c0 2-2 5-2 7-7 28-14 55-21 83-3 7-3 9-9 15-19 24-36 30-48 30-20 0-26-23-26-40 0-20 13-72 23-91 13-26 32-41 49-41 28 0 34 35 34 37z"><text:p/></draw:path><draw:path draw:style-name="gr4" draw:text-style-name="P44" svg:width="0.0705in" svg:height="0.0516in" svg:x="0.6421in" svg:y="0.1in" svg:viewBox="0 0 180 132" svg:d="M180 88c0-5-4-5-5-5-3 0-3 2-5 6-7 23-19 35-31 35-6 0-7-4-7-10 0-7 1-11 6-24 4-9 16-41 16-56 0-29-23-34-39-34-24 0-41 14-49 26-2-20-19-26-32-26-12 0-20 8-23 16-6 10-11 27-11 29 0 3 4 2 5 3 5 0 5 0 7-8 4-18 10-33 22-33 7 0 9 7 9 15 0 6-2 17-5 25-2 8-4 18-7 26-2 12-6 24-8 38-1 3-3 7-4 12 0 7 6 9 11 9s10-3 11-6c1-2 3-12 6-18 2-9 3-19 6-27 1-6 3-12 5-20 3-12 3-14 12-26 8-12 22-28 44-28 18 0 18 16 18 22 0 17-13 50-18 62-2 9-4 11-4 16 0 16 12 25 28 25 30 0 42-41 42-44z"><text:p/></draw:path><draw:path draw:style-name="gr4" draw:text-style-name="P44" svg:width="0.1102in" svg:height="0.1094in" svg:x="0.7732in" svg:y="0.0134in" svg:viewBox="0 0 281 279" svg:d="M281 141c0-5-5-9-10-9-41 0-81 0-122 0 0-42 0-83 0-124 0-4-5-8-9-8s-9 4-9 8c0 41 0 82 0 124-41 0-82 0-123 0-4 0-8 4-8 9 0 3 4 8 8 8 41 0 82 0 123 0 0 41 0 81 0 122 0 5 5 8 9 8s9-3 9-8c0-41 0-81 0-122 41 0 81 0 122 0 5 0 10-5 10-8z"><text:p/></draw:path><draw:path draw:style-name="gr4" draw:text-style-name="P44" svg:width="0.0657in" svg:height="0.1094in" svg:x="0.9382in" svg:y="0in" svg:viewBox="0 0 168 279" svg:d="M168 206c-4 0-7 0-11 0-2 13-5 31-9 37-3 4-30 4-40 4-25 0-50 0-76 0 15-15 30-29 45-42 66-58 91-81 91-123 0-48-38-82-89-82-48 0-79 39-79 76 0 24 20 24 22 24 7 0 22-5 22-23 0-11-8-22-22-22-4 0-4 0-5 2 9-28 32-44 56-44 39 0 57 34 57 69 0 33-22 67-45 92-26 31-54 59-80 89-5 5-5 7-5 16 52 0 104 0 156 0 4-24 8-48 12-73z"><text:p/></draw:path><draw:path draw:style-name="gr4" draw:text-style-name="P44" svg:width="0.0756in" svg:height="0.0748in" svg:x="1.0193in" svg:y="0.0362in" svg:viewBox="0 0 193 191" svg:d="M193 126c0-3-3-3-5-3-4 0-4 1-6 7-7 28-15 52-32 52-11 0-13-11-13-20 0-8 1-12 6-31 3-13 6-25 9-37 5-21 10-40 15-59 3-12 3-13 3-15 0-7-4-12-12-12-10 0-16 10-18 20-7-16-20-28-38-28-49 0-102 63-102 124 0 40 23 67 56 67 9 0 29-1 54-31 4 17 18 31 39 31 15 0 25-9 31-23 7-15 8-28 13-42zM136 47c0 2-2 5-2 7-7 28-14 55-21 83-3 7-3 9-9 15-18 24-36 30-48 30-20 0-26-23-26-40 0-20 13-72 23-91 13-26 32-41 49-41 28 0 34 35 34 37z"><text:p/></draw:path><draw:path draw:style-name="gr4" draw:text-style-name="P44" svg:width="0.0709in" svg:height="0.0516in" svg:x="1.1059in" svg:y="0.1in" svg:viewBox="0 0 181 132" svg:d="M181 88c0-5-3-4-5-5-4 0-4 2-6 6-7 23-19 35-31 35-6 0-7-4-7-10 0-7 1-11 6-24 4-9 16-41 16-56 0-29-23-34-39-34-24 0-41 14-49 26-2-20-19-26-31-26-13 0-21 8-24 16-6 10-11 27-11 29 0 3 4 2 5 3 5 0 5 0 7-8 5-18 10-33 22-33 7 0 9 7 9 15 0 6-2 17-5 25-2 8-3 18-6 26-3 12-6 24-9 38-1 3-3 7-4 12 0 7 6 9 11 9s10-3 11-6c1-2 3-12 6-18 2-9 3-19 6-27 2-6 3-12 5-20 3-12 3-14 13-26 7-12 21-28 43-28 18 0 18 16 18 22 0 17-13 50-18 62-2 9-4 11-4 16 0 16 14 25 28 25 30 0 43-41 43-44z"><text:p/></draw:path><draw:path draw:style-name="gr4" draw:text-style-name="P44" svg:width="0.0772in" svg:height="0.0043in" svg:x="1.189in" svg:y="0.1189in" svg:viewBox="0 0 197 12" svg:d="M197 6c0-2-3-6-6-6-61 0-124 0-185 0-4 0-6 2-6 6 0 2 2 6 6 6 61 0 124 0 185 0 3 0 6-2 6-6z"><text:p/></draw:path><draw:path draw:style-name="gr4" draw:text-style-name="P44" svg:width="0.0421in" svg:height="0.0768in" svg:x="1.2854in" svg:y="0.0744in" svg:viewBox="0 0 108 196" svg:d="M108 196c0-3 0-7 0-11-4 0-7 0-11 0-30 0-30-3-30-13 0-55 0-109 0-164 0-8 0-8-8-8-19 18-46 19-59 19 0 4 0 6 0 10 7 0 28 0 43-7 0 49 0 100 0 150 0 10 0 13-29 13-3 0-8 0-12 0 0 4 0 8 0 11 18-1 35-1 53-1s35 0 53 1z"><text:p/></draw:path></draw:g></draw:g>.</text:p>
      <text:p text:style-name="P11">לכן בהתאם <draw:g text:anchor-type="as-char" svg:y="-0.1146in" draw:z-index="15" draw:name="Shape23" draw:style-name="gr1"><svg:title>TexMaths</svg:title><svg:desc>12§display§b_{n + 1} = b_n + 2b_{n - 1}§svg§600§FALSE§</svg:desc><draw:g draw:style-name="gr2"><draw:path draw:style-name="gr3" draw:text-style-name="P43" svg:width="1.2673in" svg:height="0.1476in" svg:x="0in" svg:y="0.0087in" svg:viewBox="0 0 3220 376" svg:d="M0 0c1074 0 2146 0 3220 0 0 125 0 251 0 376-1074 0-2146 0-3220 0 0-125 0-251 0-376z"><text:p/></draw:path><draw:path draw:style-name="gr4" draw:text-style-name="P44" svg:width="0.0606in" svg:height="0.1161in" svg:x="-0.0004in" svg:y="0in" svg:viewBox="0 0 155 296" svg:d="M155 173c0-38-23-67-57-67-19 0-36 12-49 25 11-42 21-84 31-126-2-1 0-5-6-5-9 0-39 4-50 5-4 0-8 0-8 8 0 5 3 5 9 5 21 0 22 2 22 7 0 3-4 17-6 25-12 46-23 92-35 139-5 20-6 26-6 41 0 39 22 66 53 66 50 0 102-63 102-123zM125 155c0 25-15 72-22 88-14 29-33 43-50 43-15 0-28-11-28-42 0-8 0-16 6-42 4-13 6-27 10-39 2-8 2-9 6-14 20-28 39-34 50-34 16 0 28 12 28 40z"><text:p/></draw:path><draw:path draw:style-name="gr4" draw:text-style-name="P44" svg:width="0.0709in" svg:height="0.0516in" svg:x="0.0681in" svg:y="0.1047in" svg:viewBox="0 0 181 132" svg:d="M181 88c0-5-3-4-5-5-4 0-4 2-6 6-7 23-19 35-31 35-6 0-7-4-7-10 0-7 1-11 6-24 4-9 16-41 16-58 0-27-23-32-39-32-24 0-41 14-49 26-2-20-19-26-31-26-13 0-21 8-24 16-6 10-11 27-11 28 0 4 4 3 5 4 5 0 5-1 7-8 5-18 10-33 22-33 7 0 9 7 9 15 0 6-2 16-5 25-2 8-3 18-6 26-3 12-6 24-9 38-1 3-3 7-4 12 0 7 6 9 11 9s10-3 11-6 3-12 6-18c2-9 3-19 6-27 2-6 3-12 5-20 3-12 3-14 13-26 7-12 21-28 43-28 18 0 18 16 18 22 0 17-13 49-18 62-2 9-4 11-4 16 0 16 14 25 28 25 30 0 43-41 43-44z"><text:p/></draw:path><draw:path draw:style-name="gr4" draw:text-style-name="P44" svg:width="0.0772in" svg:height="0.0768in" svg:x="0.1512in" svg:y="0.0882in" svg:viewBox="0 0 197 196" svg:d="M197 97c0-2-3-6-6-6-29 0-58 0-87 0 0-28 0-56 0-85 0-4-2-6-6-6-3 0-6 2-6 6 0 29 0 57 0 85-28 0-57 0-86 0-4 0-6 3-6 6s2 6 6 6c29 0 58 0 86 0 0 29 0 58 0 87 0 4 3 6 6 6 4 0 6-2 6-6 0-29 0-58 0-87 29 0 58 0 87 0 3 0 6-2 6-6z"><text:p/></draw:path><draw:path draw:style-name="gr4" draw:text-style-name="P44" svg:width="0.0417in" svg:height="0.0768in" svg:x="0.248in" svg:y="0.0791in" svg:viewBox="0 0 107 196" svg:d="M107 196c0-4 0-7 0-11-4 0-7 0-11 0-30 0-30-3-30-13 0-55 0-109 0-164 0-8 0-8-8-8-20 18-46 19-58 19 0 4 0 6 0 10 6 0 26 0 42-9 0 51 0 101 0 152 0 10 0 13-29 13-3 0-8 0-12 0 0 4 0 7 0 11 18-1 35-1 53-1s35 0 53 1z"><text:p/></draw:path><draw:path draw:style-name="gr4" draw:text-style-name="P44" svg:width="0.1102in" svg:height="0.0386in" svg:x="0.365in" svg:y="0.0543in" svg:viewBox="0 0 281 99" svg:d="M281 8c0-4-5-8-10-8-87 0-175 0-263 0-4 0-8 4-8 8s4 9 8 9c88 0 176 0 263 0 5 0 10-5 10-9zM281 90c0-5-5-8-10-8-87 0-175 0-263 0-4 0-8 3-8 8 0 4 4 9 8 9 88 0 176 0 263 0 5 0 10-5 10-9z"><text:p/></draw:path><draw:path draw:style-name="gr4" draw:text-style-name="P44" svg:width="0.061in" svg:height="0.1161in" svg:x="0.5386in" svg:y="0in" svg:viewBox="0 0 156 296" svg:d="M156 173c0-38-23-67-56-67-20 0-38 12-50 25 11-42 21-84 32-126-3-1 0-5-6-5-10 0-41 4-52 5-2 0-7 0-7 8 0 5 3 5 9 5 21 0 22 2 22 7 0 3-4 17-6 25-12 46-23 92-35 139-5 20-7 26-7 41 0 39 23 66 54 66 49 0 102-63 102-123zM125 155c0 25-13 72-22 88-13 29-32 43-49 43-14 0-29-11-29-42 0-8 0-16 7-42 4-13 6-27 10-39 2-8 2-9 6-14 20-28 40-34 50-34 16 0 27 12 27 40z"><text:p/></draw:path><draw:path draw:style-name="gr4" draw:text-style-name="P44" svg:width="0.0705in" svg:height="0.0516in" svg:x="0.6075in" svg:y="0.1047in" svg:viewBox="0 0 180 132" svg:d="M180 88c0-5-4-5-5-5-3 0-3 2-5 6-7 23-19 35-31 35-6 0-7-4-7-10 0-7 1-11 6-24 4-9 16-41 16-58 0-27-23-32-39-32-24 0-41 14-49 26-2-20-20-26-32-26s-20 8-23 16c-6 10-11 27-11 28 0 4 4 3 5 4 5 0 5-1 7-8 4-18 10-33 22-33 7 0 9 7 9 15 0 6-2 16-5 25-2 8-4 18-7 26-2 12-6 24-8 38-1 3-3 7-4 12 0 7 6 9 10 9 6 0 11-3 12-6s3-12 5-18c2-9 4-19 7-27 1-6 3-12 5-20 3-12 3-14 12-26 8-12 22-28 44-28 18 0 18 16 18 22 0 17-13 49-18 62-2 9-4 11-4 16 0 16 12 25 28 25 30 0 42-41 42-44z"><text:p/></draw:path><draw:path draw:style-name="gr4" draw:text-style-name="P44" svg:width="0.1102in" svg:height="0.1094in" svg:x="0.7382in" svg:y="0.0185in" svg:viewBox="0 0 281 279" svg:d="M281 141c0-5-5-9-10-9-41 0-81 0-122 0 0-42 0-83 0-124 0-4-5-8-9-8s-9 4-9 8c0 41 0 82 0 124-41 0-82 0-123 0-4 0-8 4-8 9 0 3 4 8 8 8 41 0 82 0 123 0 0 41 0 81 0 121 0 5 5 9 9 9s9-4 9-9c0-40 0-80 0-121 41 0 81 0 122 0 5 0 10-5 10-8z"><text:p/></draw:path><draw:path draw:style-name="gr4" draw:text-style-name="P44" svg:width="0.0657in" svg:height="0.1094in" svg:x="0.9031in" svg:y="0.0047in" svg:viewBox="0 0 168 279" svg:d="M168 207c-4 0-7 0-11 0-2 12-5 30-8 36-4 3-31 3-41 3-25 0-50 0-76 0 15-14 30-28 45-42 66-57 91-80 91-122 0-48-38-82-89-82-48 0-79 38-79 76 0 24 20 24 22 24 7 0 22-5 22-23 0-11-8-22-22-22-4 0-4 0-5 0 9-26 32-42 56-42 39 0 57 34 57 69 0 33-22 66-45 92-26 30-54 59-80 89-5 5-5 6-5 16 52 0 104 0 156 0 4-24 8-48 12-72z"><text:p/></draw:path><draw:path draw:style-name="gr4" draw:text-style-name="P44" svg:width="0.061in" svg:height="0.1161in" svg:x="0.9854in" svg:y="0in" svg:viewBox="0 0 156 296" svg:d="M156 173c0-38-23-67-56-67-20 0-38 12-50 25 11-42 21-84 32-126-3-1 0-5-6-5-10 0-40 4-52 5-2 0-7 0-7 8 0 5 3 5 9 5 21 0 22 2 22 7 0 3-4 17-6 25-12 46-23 92-35 139-5 20-7 26-7 41 0 39 23 66 54 66 50 0 102-63 102-123zM125 155c0 25-13 72-21 88-14 29-33 43-50 43-14 0-28-11-28-42 0-8 0-16 6-42 4-13 6-27 10-39 2-8 2-9 6-14 20-28 40-34 50-34 16 0 27 12 27 40z"><text:p/></draw:path><draw:path draw:style-name="gr4" draw:text-style-name="P44" svg:width="0.0709in" svg:height="0.0516in" svg:x="1.0543in" svg:y="0.1047in" svg:viewBox="0 0 181 132" svg:d="M181 88c0-5-3-4-5-5-4 0-4 2-6 6-7 23-19 35-31 35-6 0-7-4-7-10 0-7 1-11 6-24 4-9 16-41 16-58 0-27-23-32-39-32-24 0-41 14-49 26-2-20-19-26-31-26-13 0-21 8-24 16-6 10-11 27-11 28 0 4 4 3 5 4 5 0 5-1 7-8 5-18 10-33 22-33 7 0 9 7 9 15 0 6-2 16-5 25-2 8-3 18-6 26-3 12-6 24-9 38-1 3-3 7-4 12 0 7 6 9 11 9s10-3 11-6 3-12 6-18c2-9 3-19 6-27 1-6 3-12 5-20 3-12 3-14 13-26 7-12 21-28 43-28 18 0 18 16 18 22 0 17-13 49-18 62-2 9-4 11-4 16 0 16 14 25 28 25 30 0 43-41 43-44z"><text:p/></draw:path><draw:path draw:style-name="gr4" draw:text-style-name="P44" svg:width="0.0772in" svg:height="0.0043in" svg:x="1.1374in" svg:y="0.124in" svg:viewBox="0 0 197 12" svg:d="M197 6c0-2-3-6-6-6-61 0-124 0-185 0-4 0-6 2-6 6 0 2 2 6 6 6 61 0 124 0 185 0 3 0 6-2 6-6z"><text:p/></draw:path><draw:path draw:style-name="gr4" draw:text-style-name="P44" svg:width="0.0421in" svg:height="0.0768in" svg:x="1.2339in" svg:y="0.0791in" svg:viewBox="0 0 108 196" svg:d="M108 196c0-4 0-7 0-11-4 0-7 0-11 0-30 0-30-3-30-13 0-55 0-109 0-164 0-8 0-8-8-8-19 18-46 19-59 19 0 4 0 6 0 10 7 0 28 0 43-9 0 51 0 101 0 152 0 10 0 13-29 13-3 0-8 0-12 0 0 4 0 7 0 11 18-1 35-1 53-1s35 0 53 1z"><text:p/></draw:path></draw:g></draw:g><text:s/>ו־<draw:g text:anchor-type="as-char" svg:y="-0.1098in" draw:z-index="16" draw:name="Shape24" draw:style-name="gr1"><svg:title>TexMaths</svg:title><svg:desc>12§display§c_{n + 1} = c_n + 2c_{n - 1}§svg§600§FALSE§</svg:desc><draw:g draw:style-name="gr2"><draw:path draw:style-name="gr3" draw:text-style-name="P43" svg:width="1.2693in" svg:height="0.1433in" svg:x="0.0016in" svg:y="0.0087in" svg:viewBox="0 0 3225 365" svg:d="M0 0c1075 0 2150 0 3225 0 0 122 0 243 0 365-1075 0-2150 0-3225 0 0-122 0-243 0-365z"><text:p/></draw:path><draw:path draw:style-name="gr4" draw:text-style-name="P44" svg:width="0.0642in" svg:height="0.0748in" svg:x="-0.0004in" svg:y="0.0362in" svg:viewBox="0 0 164 191" svg:d="M164 142c0-2-2-6-4-6-3 0-4 1-6 5-33 41-80 41-84 41-27 0-39-21-39-46 0-17 9-58 23-84 13-24 37-42 60-42 14 0 30 6 36 16-6 0-12 0-18 6-7 6-8 14-8 17 0 10 8 15 15 15 13 0 24-10 24-27 0-21-19-37-49-37-58 0-114 60-114 120 0 38 25 71 68 71 62 0 96-44 96-49z"><text:p/></draw:path><draw:path draw:style-name="gr4" draw:text-style-name="P44" svg:width="0.0705in" svg:height="0.0516in" svg:x="0.0705in" svg:y="0.1in" svg:viewBox="0 0 180 132" svg:d="M180 88c0-5-4-5-5-5-3 0-5 2-6 6-6 23-19 35-31 35-6 0-7-4-7-10 0-7 1-11 7-24 4-9 16-41 16-56 0-29-23-34-39-34-25 0-41 14-50 26-1-20-19-26-31-26-14 0-20 8-23 16-7 10-11 27-11 29 0 3 4 3 5 3 3 0 5 0 6-8 5-18 11-33 21-33 9 0 10 7 10 15 0 6-2 17-5 25-2 8-3 18-6 26-3 12-6 24-9 38-2 3-2 7-3 12 0 7 5 9 10 9s9-3 12-6c2-2 3-12 5-18 2-9 3-19 6-27 2-6 3-12 6-20 2-12 3-14 12-26 8-12 21-28 44-28 17 0 17 16 17 22 0 17-12 50-17 62-4 9-5 11-5 16 0 16 13 25 29 25 29 0 42-41 42-44z"><text:p/></draw:path><draw:path draw:style-name="gr4" draw:text-style-name="P44" svg:width="0.0768in" svg:height="0.0768in" svg:x="0.1535in" svg:y="0.0835in" svg:viewBox="0 0 196 196" svg:d="M196 97c0-2-3-6-6-6-29 0-58 0-87 0 0-28 0-56 0-85 0-4-3-6-6-6s-6 2-6 6c0 29 0 57 0 85-29 0-57 0-86 0-3 0-5 3-5 6s2 6 5 6c29 0 57 0 86 0 0 29 0 58 0 87 0 4 3 6 6 6s6-2 6-6c0-29 0-58 0-87 29 0 58 0 87 0 3 0 6-2 6-6z"><text:p/></draw:path><draw:path draw:style-name="gr4" draw:text-style-name="P44" svg:width="0.0417in" svg:height="0.0768in" svg:x="0.25in" svg:y="0.0744in" svg:viewBox="0 0 107 196" svg:d="M107 196c0-3 0-7 0-11-4 0-7 0-11 0-30 0-30-3-30-13 0-55 0-109 0-164 0-8 0-8-8-8-20 18-46 19-58 19 0 4 0 6 0 10 7 0 26 0 43-7 0 49 0 100 0 150 0 10 0 13-30 13-3 0-7 0-11 0 0 4 0 8 0 11 17-1 35-1 52-1 18 0 35 0 53 1z"><text:p/></draw:path><draw:path draw:style-name="gr4" draw:text-style-name="P44" svg:width="0.1102in" svg:height="0.0386in" svg:x="0.3669in" svg:y="0.05in" svg:viewBox="0 0 281 99" svg:d="M281 8c0-4-4-8-9-8-87 0-176 0-264 0-4 0-8 4-8 8 0 5 4 9 8 9 88 0 177 0 264 0 5 0 9-4 9-9zM281 90c0-5-4-8-9-8-87 0-176 0-264 0-4 0-8 3-8 8 0 4 4 9 8 9 88 0 177 0 264 0 5 0 9-5 9-9z"><text:p/></draw:path><draw:path draw:style-name="gr4" draw:text-style-name="P44" svg:width="0.0638in" svg:height="0.0748in" svg:x="0.5398in" svg:y="0.0362in" svg:viewBox="0 0 163 191" svg:d="M163 142c0-2-2-6-5-6-2 0-2 1-6 5-32 41-79 41-84 41-26 0-37-21-37-46 0-17 9-58 22-84 13-24 37-42 60-42 14 0 30 6 36 16-6 0-12 0-18 6-7 6-9 14-9 17 0 10 9 15 16 15 13 0 24-10 24-27 0-21-19-37-49-37-58 0-113 60-113 120 0 38 24 71 67 71 61 0 96-44 96-49z"><text:p/></draw:path><draw:path draw:style-name="gr4" draw:text-style-name="P44" svg:width="0.0705in" svg:height="0.0516in" svg:x="0.6102in" svg:y="0.1in" svg:viewBox="0 0 180 132" svg:d="M180 88c0-5-4-5-5-5-3 0-5 2-6 6-6 23-19 35-31 35-6 0-7-4-7-10 0-7 1-11 7-24 4-9 16-41 16-56 0-29-23-34-39-34-24 0-41 14-50 26-1-20-19-26-31-26s-20 8-23 16c-7 10-11 27-11 29 0 3 4 3 5 3 3 0 5 0 6-8 5-18 11-33 21-33 9 0 10 7 10 15 0 6-2 17-4 25s-4 18-7 26c-3 12-6 24-9 38-2 3-2 7-3 12 0 7 5 9 10 9 6 0 11-3 12-6 1-2 3-12 5-18 2-9 4-19 7-27 1-6 3-12 5-20 2-12 3-14 12-26 8-12 22-28 44-28 17 0 17 16 17 22 0 17-12 50-17 62-4 9-5 11-5 16 0 16 13 25 29 25 29 0 42-41 42-44z"><text:p/></draw:path><draw:path draw:style-name="gr4" draw:text-style-name="P44" svg:width="0.1102in" svg:height="0.1094in" svg:x="0.7406in" svg:y="0.0134in" svg:viewBox="0 0 281 279" svg:d="M281 141c0-5-4-9-9-9-40 0-82 0-123 0 0-42 0-83 0-124 0-4-4-8-9-8-4 0-8 4-8 8 0 41 0 82 0 124-41 0-83 0-124 0-4 0-8 4-8 9 0 3 4 8 8 8 41 0 83 0 124 0 0 41 0 81 0 122 0 5 4 8 8 8 5 0 9-3 9-8 0-41 0-81 0-122 41 0 83 0 123 0 5 0 9-5 9-8z"><text:p/></draw:path><draw:path draw:style-name="gr4" draw:text-style-name="P44" svg:width="0.0661in" svg:height="0.1094in" svg:x="0.9055in" svg:y="0in" svg:viewBox="0 0 169 279" svg:d="M169 206c-3 0-7 0-11 0-2 13-4 31-9 37-3 4-30 4-40 4-25 0-50 0-75 0 14-15 30-29 44-42 66-58 91-81 91-123 0-48-38-82-90-82-48 0-79 39-79 76 0 24 22 24 23 24 7 0 21-5 21-23 0-11-7-22-21-22-4 0-5 0-6 2 9-28 32-44 57-44 39 0 57 34 57 69 0 33-22 67-45 92-27 31-54 59-81 89-5 5-5 7-5 16 53 0 104 0 157 0 4-24 9-48 12-73z"><text:p/></draw:path><draw:path draw:style-name="gr4" draw:text-style-name="P44" svg:width="0.0642in" svg:height="0.0748in" svg:x="0.9874in" svg:y="0.0362in" svg:viewBox="0 0 164 191" svg:d="M164 142c0-2-2-6-6-6-1 0-2 1-4 5-34 41-80 41-84 41-28 0-39-21-39-46 0-17 9-58 23-84 13-24 36-42 60-42 13 0 30 6 36 16-7 0-13 0-19 6s-7 14-7 17c0 10 7 15 15 15 12 0 24-10 24-27 0-21-20-37-50-37-57 0-113 60-113 120 0 38 24 71 68 71 60 0 96-44 96-49z"><text:p/></draw:path><draw:path draw:style-name="gr4" draw:text-style-name="P44" svg:width="0.0709in" svg:height="0.0516in" svg:x="1.0579in" svg:y="0.1in" svg:viewBox="0 0 181 132" svg:d="M181 88c0-5-3-4-5-5-4 0-4 2-6 6-7 23-19 35-31 35-6 0-7-4-7-10 0-7 1-11 6-24 4-9 16-41 16-56 0-29-23-34-39-34-24 0-41 14-49 26-2-20-19-26-31-26-13 0-21 8-24 16-6 10-11 27-11 29 0 3 4 2 5 3 5 0 5 0 7-8 5-18 10-33 22-33 7 0 9 7 9 15 0 6-2 17-5 25-2 8-3 18-6 26-3 12-6 24-9 38-1 3-3 7-4 12 0 7 6 9 11 9s10-3 11-6c1-2 3-12 6-18 2-9 3-19 6-27 2-6 3-12 5-20 3-12 3-14 13-26 7-12 21-28 43-28 18 0 18 16 18 22 0 17-13 50-18 62-2 9-4 11-4 16 0 16 14 25 28 25 30 0 43-41 43-44z"><text:p/></draw:path><draw:path draw:style-name="gr4" draw:text-style-name="P44" svg:width="0.0772in" svg:height="0.0043in" svg:x="1.1409in" svg:y="0.1189in" svg:viewBox="0 0 197 12" svg:d="M197 6c0-2-3-6-6-6-61 0-124 0-185 0-4 0-6 2-6 6 0 2 2 6 6 6 61 0 124 0 185 0 3 0 6-2 6-6z"><text:p/></draw:path><draw:path draw:style-name="gr4" draw:text-style-name="P44" svg:width="0.0421in" svg:height="0.0768in" svg:x="1.2374in" svg:y="0.0744in" svg:viewBox="0 0 108 196" svg:d="M108 196c0-3 0-7 0-11-4 0-7 0-11 0-30 0-30-3-30-13 0-55 0-109 0-164 0-8 0-8-8-8-19 18-46 19-59 19 0 4 0 6 0 10 7 0 28 0 43-7 0 49 0 100 0 150 0 10 0 13-29 13-3 0-8 0-12 0 0 4 0 8 0 11 18-1 35-1 53-1s35 0 53 1z"><text:p/></draw:path></draw:g></draw:g>.</text:p>
      <text:h text:style-name="P42" text:outline-level="2">סעיף ד’</text:h>
      <text:p text:style-name="P12">לשלושת הביטויים יש אותה נוסחת נסיגה, ולכן לכולם יש אותה משוואה אופיינית: <draw:g text:anchor-type="as-char" svg:y="-0.1362in" draw:z-index="17" draw:name="Shape25" draw:style-name="gr1"><svg:title>TexMaths</svg:title><svg:desc>12§display§a^2 - a - 2 = 0§svg§600§FALSE§</svg:desc><draw:g draw:style-name="gr2"><draw:path draw:style-name="gr3" draw:text-style-name="P43" svg:width="1.0185in" svg:height="0.1224in" svg:x="0.0016in" svg:y="0.0087in" svg:viewBox="0 0 2588 312" svg:d="M0 0c863 0 1726 0 2588 0 0 104 0 208 0 312-862 0-1725 0-2588 0 0-104 0-208 0-312z"><text:p/></draw:path><draw:path draw:style-name="gr4" draw:text-style-name="P44" svg:width="0.0756in" svg:height="0.074in" svg:x="-0.0004in" svg:y="0.0634in" svg:viewBox="0 0 193 189" svg:d="M193 126c0-4-3-4-5-4-4 0-4 1-6 7-7 28-14 50-32 50-11 0-12-9-12-17 0-9 0-12 5-32 3-13 6-25 9-37 5-20 11-39 16-58 2-12 2-13 2-15 0-7-4-12-12-12-10 0-16 10-18 20-7-16-19-28-38-28-49 0-102 62-102 123 0 40 23 66 56 66 9 0 29-1 54-30 4 18 20 30 39 30 15 0 25-10 31-21 7-16 8-29 13-42zM136 47c0 2-2 4-2 7-7 27-14 55-21 82-3 8-3 9-9 16-18 23-36 27-48 27-20 0-26-21-26-38 0-20 13-72 23-91 13-25 32-40 49-40 28 0 34 34 34 37z"><text:p/></draw:path><draw:path draw:style-name="gr4" draw:text-style-name="P44" svg:width="0.0512in" svg:height="0.076in" svg:x="0.0878in" svg:y="0in" svg:viewBox="0 0 131 194" svg:d="M131 141c-4 0-6 0-10 0-1 7-5 24-8 28-3 1-25 1-29 1-18 0-36 0-54 0 31-28 41-36 59-49 21-18 42-36 42-64 0-35-31-57-70-57-36 0-61 25-61 53 0 14 13 16 16 16 7 0 15-4 15-15 0-6-1-16-17-16 10-21 29-27 44-27 28 0 44 22 44 46 0 26-18 46-28 57-24 22-46 45-70 68-4 3-4 3-4 12 41 0 82 0 122 0 3-17 6-35 9-53z"><text:p/></draw:path><draw:path draw:style-name="gr4" draw:text-style-name="P44" svg:width="0.1102in" svg:height="0.0063in" svg:x="0.2012in" svg:y="0.0921in" svg:viewBox="0 0 281 17" svg:d="M281 8c0-4-4-8-9-8-87 0-176 0-264 0-4 0-8 4-8 8s4 9 8 9c88 0 177 0 264 0 5 0 9-5 9-9z"><text:p/></draw:path><draw:path draw:style-name="gr4" draw:text-style-name="P44" svg:width="0.0756in" svg:height="0.074in" svg:x="0.3646in" svg:y="0.0634in" svg:viewBox="0 0 193 189" svg:d="M193 126c0-4-3-4-5-4-4 0-4 1-6 7-7 28-15 50-32 50-12 0-13-9-13-17 0-9 1-12 6-32 3-13 6-25 9-37 5-20 10-39 15-58 3-12 3-13 3-15 0-7-4-12-12-12-10 0-16 10-18 20-7-16-20-28-38-28-50 0-102 62-102 123 0 40 23 66 56 66 9 0 29-1 54-30 4 18 18 30 39 30 15 0 25-10 31-21 7-16 8-29 13-42zM136 47c0 2-2 4-2 7-7 27-14 55-21 82-3 8-3 9-9 16-18 23-36 27-48 27-20 0-26-21-26-38 0-20 13-72 23-91 13-25 32-40 49-40 28 0 34 34 34 37z"><text:p/></draw:path><draw:path draw:style-name="gr4" draw:text-style-name="P44" svg:width="0.1102in" svg:height="0.0063in" svg:x="0.4917in" svg:y="0.0921in" svg:viewBox="0 0 281 17" svg:d="M281 8c0-4-4-8-9-8-87 0-176 0-264 0-3 0-8 4-8 8s5 9 8 9c88 0 177 0 264 0 5 0 9-5 9-9z"><text:p/></draw:path><draw:path draw:style-name="gr4" draw:text-style-name="P44" svg:width="0.0657in" svg:height="0.1091in" svg:x="0.6567in" svg:y="0.0268in" svg:viewBox="0 0 168 278" svg:d="M168 205c-4 0-7 0-11 0-2 13-5 31-9 37-3 3-30 3-40 3-25 0-50 0-76 0 15-14 30-28 45-43 66-56 91-79 91-121 0-48-38-81-90-81-47 0-78 38-78 75 0 24 20 24 22 24 7 0 22-4 22-22 0-11-8-22-22-22-4 0-4 0-6 0 10-26 33-42 57-42 39 0 57 34 57 68s-22 67-45 92c-26 29-54 59-80 89-5 5-5 6-5 16 52 0 104 0 156 0 4-24 8-48 12-73z"><text:p/></draw:path><draw:path draw:style-name="gr4" draw:text-style-name="P44" svg:width="0.1102in" svg:height="0.0382in" svg:x="0.7866in" svg:y="0.0752in" svg:viewBox="0 0 281 98" svg:d="M281 8c0-4-4-8-9-8-87 0-176 0-264 0-4 0-8 4-8 8s4 9 8 9c88 0 177 0 264 0 5 0 9-5 9-9zM281 90c0-5-4-9-9-9-87 0-176 0-264 0-4 0-8 4-8 9 0 3 4 8 8 8 88 0 177 0 264 0 5 0 9-5 9-8z"><text:p/></draw:path><draw:path draw:style-name="gr4" draw:text-style-name="P44" svg:width="0.0697in" svg:height="0.1126in" svg:x="0.9591in" svg:y="0.0268in" svg:viewBox="0 0 178 287" svg:d="M178 145c0-34-3-67-17-98-19-41-54-47-72-47-25 0-57 11-73 49-14 30-16 62-16 96 0 31 1 68 19 100 18 34 49 42 70 42 23 0 55-8 73-49 13-29 16-60 16-93zM143 140c0 31 0 59-5 85-6 41-30 53-49 53-17 0-42-10-49-51-5-25-5-62-5-87 0-28 0-55 3-78 9-49 40-54 51-54 13 0 42 9 49 49 5 24 5 57 5 83z"><text:p/></draw:path></draw:g></draw:g>. פתרון המשוואה הוא<draw:g text:anchor-type="as-char" svg:y="-0.1098in" draw:z-index="18" draw:name="Shape26" draw:style-name="gr1"><svg:title>TexMaths</svg:title><svg:desc>12§display§a = 2, -1§svg§600§FALSE§</svg:desc><draw:g draw:style-name="gr2"><draw:path draw:style-name="gr3" draw:text-style-name="P43" svg:width="0.6465in" svg:height="0.1244in" svg:x="0.0016in" svg:y="0.0087in" svg:viewBox="0 0 1643 317" svg:d="M0 0c547 0 1096 0 1643 0 0 106 0 211 0 317-547 0-1096 0-1643 0 0-106 0-211 0-317z"><text:p/></draw:path><draw:path draw:style-name="gr4" draw:text-style-name="P44" svg:width="0.0756in" svg:height="0.0744in" svg:x="-0.0004in" svg:y="0.0362in" svg:viewBox="0 0 193 190" svg:d="M193 126c0-4-3-4-5-4-4 0-4 2-6 8-7 27-15 51-32 51-11 0-12-11-12-19s0-12 5-31c3-13 6-25 9-37 5-21 10-40 15-59 3-12 3-13 3-15 0-7-4-12-12-12-10 0-16 10-18 20-7-16-20-28-38-28-49 0-102 62-102 124 0 39 23 66 56 66 9 0 29-2 54-30 4 18 18 30 39 30 15 0 25-9 31-22 7-16 8-29 13-42zM136 47c0 2-2 5-2 7-7 28-14 55-21 83-3 7-3 8-9 15-18 23-36 29-48 29-20 0-26-23-26-38 0-22 13-73 23-93 13-25 32-40 49-40 28 0 34 34 34 37z"><text:p/></draw:path><draw:path draw:style-name="gr4" draw:text-style-name="P44" svg:width="0.1102in" svg:height="0.0382in" svg:x="0.1362in" svg:y="0.048in" svg:viewBox="0 0 281 98" svg:d="M281 8c0-4-4-8-8-8-88 0-177 0-265 0-4 0-8 4-8 8 0 5 4 9 8 9 88 0 177 0 265 0 4 0 8-4 8-9zM281 90c0-5-4-8-8-8-88 0-177 0-265 0-4 0-8 3-8 8s4 8 8 8c88 0 177 0 265 0 4 0 8-3 8-8z"><text:p/></draw:path><draw:path draw:style-name="gr4" draw:text-style-name="P44" svg:width="0.0657in" svg:height="0.1091in" svg:x="0.3106in" svg:y="0in" svg:viewBox="0 0 168 278" svg:d="M168 205c-4 0-7 0-11 0-2 13-5 31-9 39-3 2-30 2-40 2-25 0-50 0-76 0 15-14 30-29 45-43 66-57 91-79 91-121 0-48-38-82-90-82-47 0-78 38-78 76 0 24 20 24 22 24 7 0 21-5 21-23 0-11-7-22-21-22-4 0-5 0-6 1 9-27 32-43 57-43 39 0 57 34 57 69 0 33-22 67-45 92-27 29-54 59-81 89-4 5-4 6-4 15 52 0 104 0 156 0 4-24 8-48 12-73z"><text:p/></draw:path><draw:path draw:style-name="gr4" draw:text-style-name="P44" svg:width="0.0189in" svg:height="0.0492in" svg:x="0.3988in" svg:y="0.0921in" svg:viewBox="0 0 49 126" svg:d="M49 44c0-27-11-44-27-44-14 0-22 11-22 23 0 11 8 21 22 21 6 0 10-1 15-4 1-2 1-2 1-2 0 3 2 0 2 6 0 32-15 57-29 71-5 4-5 5-5 6 0 4 2 5 5 5 5 0 38-32 38-82z"><text:p/></draw:path><draw:path draw:style-name="gr4" draw:text-style-name="P44" svg:width="0.1102in" svg:height="0.0063in" svg:x="0.4673in" svg:y="0.0657in" svg:viewBox="0 0 281 17" svg:d="M281 8c0-4-4-8-8-8-88 0-177 0-265 0-3 0-8 4-8 8 0 5 5 9 8 9 88 0 177 0 265 0 4 0 8-4 8-9z"><text:p/></draw:path><draw:path draw:style-name="gr4" draw:text-style-name="P44" svg:width="0.0543in" svg:height="0.1091in" svg:x="0.602in" svg:y="0in" svg:viewBox="0 0 139 278" svg:d="M139 278c0-3 0-7 0-12-5 0-8 0-13 0-38 0-40-4-40-20 0-78 0-157 0-235 0-10 0-11-9-11-27 26-64 26-77 26 0 5 0 9 0 14 8 0 34 0 55-11 0 72 0 145 0 217 0 14-1 20-39 20-5 0-9 0-14 0 0 5 0 9 0 12 16-1 52-1 69-1s54 0 68 1z"><text:p/></draw:path></draw:g></draw:g>, לכן הנוסחה המפורשת של כל אחד מהביטויים <draw:g text:anchor-type="as-char" svg:y="-0.1146in" draw:z-index="19" draw:name="Shape27" draw:style-name="gr1"><svg:title>TexMaths</svg:title><svg:desc>12§display§a_n, b_n, c_n§svg§600§FALSE§</svg:desc><draw:g draw:style-name="gr2"><draw:path draw:style-name="gr3" draw:text-style-name="P43" svg:width="0.6177in" svg:height="0.1394in" svg:x="0.0016in" svg:y="0.0087in" svg:viewBox="0 0 1570 355" svg:d="M0 0c523 0 1047 0 1570 0 0 118 0 237 0 355-523 0-1047 0-1570 0 0-118 0-237 0-355z"><text:p/></draw:path><draw:path draw:style-name="gr4" draw:text-style-name="P44" svg:width="0.0756in" svg:height="0.0748in" svg:x="-0.0004in" svg:y="0.0417in" svg:viewBox="0 0 193 191" svg:d="M193 126c0-5-3-5-5-5-4 0-4 3-6 9-7 27-15 52-32 52-11 0-12-11-12-20s0-12 5-31c3-13 6-25 9-37 5-21 10-40 15-59 3-12 3-13 3-15 0-7-4-12-12-12-10 0-16 10-18 20-7-16-19-28-38-28-49 0-102 63-102 124 0 39 23 67 56 67 9 0 29-2 54-31 4 17 20 31 39 31 15 0 25-9 31-23 7-15 8-29 13-42zM136 47c0 2-2 5-2 7-7 27-14 54-21 82-3 8-3 8-9 15-18 25-36 31-48 31-20 0-26-23-26-40 0-21 13-72 23-92 13-25 32-40 49-40 28 0 34 34 34 37z"><text:p/></draw:path><draw:path draw:style-name="gr4" draw:text-style-name="P44" svg:width="0.0709in" svg:height="0.052in" svg:x="0.0858in" svg:y="0.1039in" svg:viewBox="0 0 181 133" svg:d="M181 88c0-4-3-3-5-4-4 0-4 3-6 5-7 24-19 36-31 36-6 0-7-4-7-10 0-7 1-10 6-24 4-9 16-41 16-57 0-28-22-34-39-34-24 0-41 16-49 28-2-21-19-28-31-28-13 0-21 10-24 17-6 11-11 27-11 29 0 3 5 3 6 3 4 0 4-1 6-8 5-18 10-33 22-33 7 0 9 8 9 15 0 6-2 17-5 25-2 9-3 18-6 27-3 12-6 24-9 37-1 3-4 11-4 12 0 7 6 9 11 9s8-3 11-6c1-3 3-12 6-19 2-9 3-18 6-26 2-6 3-12 5-19 3-13 3-15 13-27 8-12 21-28 44-28 17 0 17 16 17 21 0 18-13 50-17 64-3 8-5 10-5 15 0 16 14 25 28 25 30 0 43-40 43-45z"><text:p/></draw:path><draw:path draw:style-name="gr4" draw:text-style-name="P44" svg:width="0.0189in" svg:height="0.0492in" svg:x="0.1854in" svg:y="0.0969in" svg:viewBox="0 0 49 126" svg:d="M49 44c0-27-11-44-26-44s-23 11-23 22c0 12 8 22 23 22 5 0 11-1 14-6 1 0 1-1 3-1 0 3 1 1 1 7 0 32-16 57-29 70-5 5-5 6-5 7 0 3 3 5 4 5 5 0 38-32 38-82z"><text:p/></draw:path><draw:path draw:style-name="gr4" draw:text-style-name="P44" svg:width="0.0606in" svg:height="0.1161in" svg:x="0.2528in" svg:y="0in" svg:viewBox="0 0 155 296" svg:d="M155 173c0-38-23-67-57-67-19 0-36 12-49 25 11-42 21-84 31-126-1-1 0-5-4-5-11 0-41 4-52 5-4 0-8 0-8 8 0 5 3 5 9 5 21 0 22 2 22 7 0 3-4 17-6 25-12 46-23 92-35 139-5 19-6 26-6 41 0 39 22 66 53 66 50 0 102-63 102-123zM125 155c0 25-15 72-22 88-14 29-33 43-50 43-15 0-28-11-28-42 0-8 0-16 6-43 4-12 6-25 10-38 2-8 2-9 6-14 21-28 39-34 50-34 16 0 28 12 28 40z"><text:p/></draw:path><draw:path draw:style-name="gr4" draw:text-style-name="P44" svg:width="0.0709in" svg:height="0.052in" svg:x="0.3209in" svg:y="0.1039in" svg:viewBox="0 0 181 133" svg:d="M181 88c0-4-3-3-5-4-4 0-4 3-6 5-7 24-19 36-31 36-6 0-7-4-7-10 0-7 1-10 6-24 4-9 16-41 16-57 0-28-22-34-39-34-24 0-41 16-49 28-2-21-19-28-31-28-13 0-21 10-24 17-6 11-11 27-11 29 0 3 5 3 6 3 4 0 4-1 6-8 5-18 10-33 22-33 7 0 9 8 9 15 0 6-2 17-5 25-2 9-3 18-6 27-3 12-6 24-9 37-1 3-4 11-4 12 0 7 6 9 11 9s8-3 11-6c1-3 3-12 6-19 2-9 3-18 6-26 2-6 3-12 5-19 3-13 4-15 13-27 8-12 21-28 44-28 17 0 17 16 17 21 0 18-13 50-17 64-3 8-5 10-5 15 0 16 14 25 28 25 30 0 43-40 43-45z"><text:p/></draw:path><draw:path draw:style-name="gr4" draw:text-style-name="P44" svg:width="0.0189in" svg:height="0.0492in" svg:x="0.4201in" svg:y="0.0969in" svg:viewBox="0 0 49 126" svg:d="M49 44c0-27-11-44-26-44s-23 11-23 22c0 12 8 22 23 22 5 0 11-1 14-6 1 0 1-1 3-1 0 3 1 1 1 7 0 32-16 57-29 70-5 5-5 6-5 7 0 3 3 5 4 5 5 0 38-32 38-82z"><text:p/></draw:path><draw:path draw:style-name="gr4" draw:text-style-name="P44" svg:width="0.0638in" svg:height="0.0748in" svg:x="0.4866in" svg:y="0.0417in" svg:viewBox="0 0 163 191" svg:d="M163 142c0-4-2-6-5-6-2 0-3 1-6 5-32 41-79 41-84 41-26 0-37-21-37-46 0-17 9-58 22-84 13-24 37-42 60-42 14 0 30 6 36 16-6 0-12 0-18 6-7 6-9 14-9 17 0 10 9 15 16 15 13 0 24-11 24-28 0-20-19-36-49-36-58 0-113 60-113 120 0 37 24 71 67 71 61 0 96-44 96-49z"><text:p/></draw:path><draw:path draw:style-name="gr4" draw:text-style-name="P44" svg:width="0.0705in" svg:height="0.052in" svg:x="0.5571in" svg:y="0.1039in" svg:viewBox="0 0 180 133" svg:d="M180 88c0-4-4-4-5-4-3 0-5 3-6 5-6 24-19 36-31 36-6 0-7-4-7-10 0-7 1-10 7-24 4-9 16-41 16-57 0-28-23-34-39-34-24 0-41 16-50 28-1-21-19-28-31-28-14 0-20 10-23 17-7 11-11 27-11 29 0 3 4 3 5 3 3 0 5-1 6-8 5-18 11-33 21-33 9 0 10 8 10 15 0 6-2 17-5 25-2 9-3 18-6 27-3 12-6 24-9 37-2 3-3 11-3 12 0 7 5 9 10 9 6 0 9-3 12-6 2-3 3-12 5-19 2-9 4-18 7-26 1-6 2-12 5-19 2-13 3-15 12-27 8-12 21-28 44-28 17 0 17 16 17 21 0 18-12 50-17 64-4 8-5 10-5 15 0 16 13 25 29 25 29 0 42-40 42-45z"><text:p/></draw:path></draw:g></draw:g><text:s/>היא <draw:g text:anchor-type="as-char" svg:y="-0.1228in" draw:z-index="20" draw:name="Shape28" draw:style-name="gr1"><svg:title>TexMaths</svg:title><svg:desc>12§display§A_1 \cdot (-1)^n + A_2 \cdot 2^n§svg§600§FALSE§</svg:desc><draw:g draw:style-name="gr2"><draw:path draw:style-name="gr3" draw:text-style-name="P43" svg:width="1.4142in" svg:height="0.1472in" svg:x="0.002in" svg:y="0.0079in" svg:viewBox="0 0 3593 375" svg:d="M1796 375c-598 0-1197 0-1796 0 0-125 0-250 0-375 1198 0 2395 0 3593 0 0 125 0 250 0 375-599 0-1198 0-1797 0z"><text:p/></draw:path><draw:path draw:style-name="gr4" draw:text-style-name="P44" svg:width="0.1134in" svg:height="0.1181in" svg:x="-0.0004in" svg:y="0.0047in" svg:viewBox="0 0 289 301" svg:d="M289 292c0-4-5-4-11-4-25 0-25-4-26-16-8-86-18-174-26-261 0-9 0-11-8-11-7 0-8 4-12 7-49 82-97 163-146 245-17 28-34 34-52 36-4 0-8 0-8 8 0 2 1 5 5 5 12 0 24-2 36-2 14 0 29 2 42 2 3 0 8 0 8-9 0-4-3-4-6-4-11-2-20-5-20-15 0-6 2-9 6-15 2-6 3-6 32-53 35 0 71 0 106 0 1 8 6 65 6 68 0 13-22 15-30 15-6 0-10 0-10 8 0 5 4 3 6 5 17 0 35-2 53-2 10 0 36 2 47 2 2 0 8 0 8-9zM208 192c-33 0-65 0-98 0 28-47 57-94 84-139 5 45 9 92 14 139z"><text:p/></draw:path><draw:path draw:style-name="gr4" draw:text-style-name="P44" svg:width="0.0417in" svg:height="0.0764in" svg:x="0.1307in" svg:y="0.0866in" svg:viewBox="0 0 107 195" svg:d="M107 195c0-3 0-7 0-9-4 0-7 0-11 0-30 0-30-5-30-15 0-55 0-109 0-163 0-7 0-8-8-8-20 19-46 19-58 19 0 4 0 7 0 11 6 0 26 0 42-8 0 50 0 99 0 149 0 10 0 15-29 15-3 0-8 0-12 0 0 2 0 6 0 9 18-1 35-1 53-1s35 0 53 1z"><text:p/></draw:path><draw:path draw:style-name="gr4" draw:text-style-name="P44" svg:width="0.0169in" svg:height="0.0177in" svg:x="0.2437in" svg:y="0.0732in" svg:viewBox="0 0 44 46" svg:d="M44 23c0-12-10-23-22-23s-22 11-22 23 10 23 22 23 22-11 22-23z"><text:p/></draw:path><draw:path draw:style-name="gr4" draw:text-style-name="P44" svg:width="0.0378in" svg:height="0.1642in" svg:x="0.3291in" svg:y="-0.0004in" svg:viewBox="0 0 97 418" svg:d="M97 413c0-1-1-2-2-3-43-33-72-116-72-184 0-10 0-22 0-34 0-67 29-151 72-184 1-1 2-2 2-3 0-3-2-5-5-5-1 0-1 1-2 1-46 35-90 119-90 191 0 12 0 24 0 34 0 72 44 156 90 191 1 0 1 1 2 1 3 0 5-2 5-5z"><text:p/></draw:path><draw:path draw:style-name="gr4" draw:text-style-name="P44" svg:width="0.1102in" svg:height="0.0063in" svg:x="0.3866in" svg:y="0.0787in" svg:viewBox="0 0 281 17" svg:d="M281 8c0-4-5-8-10-8-87 0-175 0-263 0-4 0-8 4-8 8 0 5 4 9 8 9 88 0 176 0 263 0 5 0 10-4 10-9z"><text:p/></draw:path><draw:path draw:style-name="gr4" draw:text-style-name="P44" svg:width="0.0543in" svg:height="0.1094in" svg:x="0.5205in" svg:y="0.0138in" svg:viewBox="0 0 139 279" svg:d="M139 279c0-3 0-8 0-13-5 0-8 0-13 0-37 0-40-5-40-20 0-78 0-157 0-235 0-10 0-11-9-11-25 26-63 26-77 26 0 5 0 9 0 14 8 0 34 0 55-11 0 72 0 145 0 217 0 15-1 20-38 20-5 0-9 0-13 0 0 5 0 10 0 13 14-1 49-1 67-1 17 0 54 0 68 1z"><text:p/></draw:path><draw:path draw:style-name="gr4" draw:text-style-name="P44" svg:width="0.0378in" svg:height="0.1642in" svg:x="0.5984in" svg:y="-0.0004in" svg:viewBox="0 0 97 418" svg:d="M97 226c0-10 0-22 0-34 0-72-44-156-90-191-1 0-2-1-3-1-2 0-4 2-4 5 0 1 1 2 1 3 45 33 73 117 73 184 0 12 0 24 0 34 0 68-28 151-73 184 0 1-1 2-1 3 0 3 2 5 4 5 1 0 2-1 3-1 46-35 90-119 90-191z"><text:p/></draw:path><draw:path draw:style-name="gr4" draw:text-style-name="P44" svg:width="0.0705in" svg:height="0.052in" svg:x="0.6591in" svg:y="0.0134in" svg:viewBox="0 0 180 133" svg:d="M180 87c0-3-4-3-5-3-3 0-3 1-5 5-7 24-19 36-31 36-6 0-7-5-7-11s1-11 6-24c4-9 16-40 16-56 0-29-23-34-39-34-24 0-41 16-49 26-2-20-20-26-32-26s-20 10-23 16c-6 10-11 27-11 30s4 2 5 3c5 0 5-1 7-9 4-17 10-32 22-32 7 0 9 6 9 15 0 6-2 17-5 24-2 8-4 18-7 26-2 12-6 25-8 38-1 4-4 11-4 12 0 6 6 10 10 10 6 0 11-5 12-7 1-4 3-12 5-18 2-10 4-18 7-27 1-6 3-13 5-19 3-13 3-14 12-27 8-11 22-27 44-27 18 0 18 15 18 21 0 18-13 50-18 62-2 8-4 11-4 17 0 15 12 25 28 25 30 0 42-41 42-46z"><text:p/></draw:path><draw:path draw:style-name="gr4" draw:text-style-name="P44" svg:width="0.1102in" svg:height="0.1094in" svg:x="0.7898in" svg:y="0.028in" svg:viewBox="0 0 281 279" svg:d="M281 140c0-5-5-8-9-8-40 0-82 0-123 0 0-42 0-83 0-124 0-4-5-8-9-8s-8 4-8 8c0 41 0 82 0 124-41 0-83 0-124 0-4 0-8 3-8 8s4 9 8 9c41 0 83 0 124 0 0 40 0 81 0 122 0 5 4 8 8 8s9-3 9-8c0-41 0-82 0-122 41 0 83 0 123 0 4 0 9-4 9-9z"><text:p/></draw:path><draw:path draw:style-name="gr4" draw:text-style-name="P44" svg:width="0.1134in" svg:height="0.1181in" svg:x="0.9524in" svg:y="0.0047in" svg:viewBox="0 0 289 301" svg:d="M289 292c0-4-5-4-9-4-27 0-27-4-28-16-8-86-18-174-26-261 0-9 0-11-8-11-7 0-8 4-10 7-50 82-99 163-148 245-17 28-34 34-52 36-4 0-8 0-8 8 0 2 1 5 5 5 12 0 25-2 36-2 14 0 29 2 43 2 2 0 7 0 7-9 0-4-3-4-6-4-9-2-20-5-20-15 0-6 2-9 6-15 2-6 3-6 32-53 35 0 71 0 106 0 1 8 7 65 7 68 0 13-23 15-31 15-6 0-10 0-10 8 0 5 4 3 6 5 17 0 35-2 53-2 10 0 37 2 47 2 2 0 8 0 8-9zM208 192c-33 0-65 0-98 0 28-47 57-94 84-139 5 45 9 92 14 139z"><text:p/></draw:path><draw:path draw:style-name="gr4" draw:text-style-name="P44" svg:width="0.0512in" svg:height="0.0764in" svg:x="1.078in" svg:y="0.0866in" svg:viewBox="0 0 131 195" svg:d="M131 143c-4 0-6 0-10 0-1 6-3 24-8 26-3 2-25 2-29 2-18 0-36 0-54 0 31-27 41-36 59-50 21-17 42-35 42-63 0-36-31-58-69-58-37 0-62 26-62 53 0 15 13 16 16 16 7 0 15-4 15-15 0-5-1-16-17-16 10-20 29-27 44-27 28 0 44 23 44 47 0 26-18 46-28 56-24 23-46 47-70 70-4 3-4 4-4 11 41 0 82 0 122 0 3-18 6-36 9-52z"><text:p/></draw:path><draw:path draw:style-name="gr4" draw:text-style-name="P44" svg:width="0.0169in" svg:height="0.0177in" svg:x="1.1969in" svg:y="0.0732in" svg:viewBox="0 0 44 46" svg:d="M44 23c0-12-10-23-22-23-14 0-22 11-22 23s8 23 22 23c12 0 22-11 22-23z"><text:p/></draw:path><draw:path draw:style-name="gr4" draw:text-style-name="P44" svg:width="0.0657in" svg:height="0.1094in" svg:x="1.2736in" svg:y="0.0138in" svg:viewBox="0 0 168 279" svg:d="M168 207c-4 0-7 0-11 0-2 12-5 30-9 36-3 4-30 4-40 4-25 0-50 0-76 0 15-15 30-28 45-42 66-59 91-82 91-124 0-47-38-81-89-81-48 0-79 38-79 77 0 22 20 22 22 22 7 0 22-4 22-21 0-12-8-23-22-23-4 0-4 0-5 1 9-27 32-43 56-43 39 0 57 34 57 68s-22 68-45 94c-26 30-54 59-80 89-5 4-5 4-5 15 52 0 104 0 156 0 4-24 8-48 12-72z"><text:p/></draw:path><draw:path draw:style-name="gr4" draw:text-style-name="P44" svg:width="0.0709in" svg:height="0.052in" svg:x="1.3535in" svg:y="0.0134in" svg:viewBox="0 0 181 133" svg:d="M181 87c0-3-3-3-5-3-4 0-4 1-6 5-6 24-19 36-31 36-6 0-7-5-7-11s1-11 7-24c4-9 16-40 16-56 0-29-23-34-39-34-25 0-42 16-50 26-2-20-19-26-31-26-13 0-19 10-24 16-6 10-11 27-11 30s5 3 6 3c4 0 4-1 6-9 5-17 10-32 22-32 7 0 9 6 9 15 0 6-2 17-5 24-2 8-3 18-6 26-3 12-6 25-9 38-1 4-4 11-4 12 0 6 6 10 11 10s8-5 11-7c2-4 5-12 6-18 2-10 3-18 6-27 2-6 3-13 5-19 3-13 4-14 13-27 8-11 21-27 44-27 17 0 17 15 17 21 0 18-12 50-17 62-3 8-5 11-5 17 0 15 14 25 28 25 30 0 43-41 43-46z"><text:p/></draw:path></draw:g></draw:g>. <text:span text:style-name="T10">את ערכי הפרמטרים </text:span><text:span text:style-name="T10"><draw:g text:anchor-type="as-char" svg:y="-0.1181in" draw:z-index="21" draw:name="Shape29" draw:style-name="gr1"><svg:title>TexMaths</svg:title><svg:desc>12§display§A_1, A_2§svg§600§FALSE§</svg:desc><draw:g draw:style-name="gr2"><draw:path draw:style-name="gr3" draw:text-style-name="P43" svg:width="0.4382in" svg:height="0.1417in" svg:x="0.002in" svg:y="0.0083in" svg:viewBox="0 0 1114 361" svg:d="M557 361c-186 0-371 0-557 0 0-120 0-241 0-361 371 0 743 0 1114 0 0 120 0 241 0 361-186 0-372 0-557 0z"><text:p/></draw:path><draw:path draw:style-name="gr4" draw:text-style-name="P44" svg:width="0.113in" svg:height="0.1177in" svg:x="-0.0004in" svg:y="-0.0004in" svg:viewBox="0 0 288 300" svg:d="M288 291c0-4-4-4-10-4-25 0-25-3-26-15-10-86-18-174-26-261-2-9-2-11-9-11-6 0-8 4-11 7-49 82-97 163-146 245-17 27-34 33-52 35-4 1-8 1-8 8 0 2 1 5 5 5 12 0 24-1 36-1 14 0 29 1 42 1 3 0 8 0 8-7 0-5-3-6-7-6-10 0-19-4-19-15 0-5 2-9 6-15 2-5 3-5 32-53 35 0 71 0 106 0 0 9 6 65 6 69 0 12-22 14-30 14-6 0-10 0-10 8 0 5 4 4 6 5 17 0 35-1 52-1 11 0 37 1 48 1 2 0 7 0 7-9zM208 191c-33 0-65 0-98 0 28-47 56-93 83-138 5 45 10 91 15 138z"><text:p/></draw:path><draw:path draw:style-name="gr4" draw:text-style-name="P44" svg:width="0.0421in" svg:height="0.0764in" svg:x="0.1303in" svg:y="0.0819in" svg:viewBox="0 0 108 195" svg:d="M108 195c0-3 0-7 0-10-4 0-7 0-11 0-30 0-30-4-30-14 0-55 0-109 0-163 0-8-1-8-8-8-19 18-47 19-59 19 0 4 0 6 0 10 7 0 28 0 43-7 0 50 0 99 0 149 0 10 0 14-30 14-3 0-7 0-11 0 0 3 0 7 0 10 18-1 35-1 53-1s35 0 53 1z"><text:p/></draw:path><draw:path draw:style-name="gr4" draw:text-style-name="P44" svg:width="0.0189in" svg:height="0.0492in" svg:x="0.2067in" svg:y="0.1in" svg:viewBox="0 0 49 126" svg:d="M49 44c0-27-9-44-26-44-15 0-23 11-23 23 0 11 8 21 23 21 5 0 11-1 14-4 1-2 1-2 3-2 0 3 1 0 1 6 0 32-16 57-29 70-5 5-5 6-5 7 0 2 3 5 4 5 5 0 38-32 38-82z"><text:p/></draw:path><draw:path draw:style-name="gr4" draw:text-style-name="P44" svg:width="0.113in" svg:height="0.1177in" svg:x="0.2717in" svg:y="-0.0004in" svg:viewBox="0 0 288 300" svg:d="M288 291c0-4-4-4-10-4-25 0-25-3-26-15-10-86-18-174-26-261-2-9-2-11-9-11-6 0-8 4-11 7-49 82-97 163-146 245-17 27-34 33-52 35-4 1-8 1-8 8 0 2 1 5 5 5 12 0 24-1 36-1 14 0 29 1 42 1 3 0 8 0 8-7 0-5-3-6-7-6-10 0-19-4-19-15 0-5 2-9 6-15 2-5 3-5 32-53 35 0 71 0 106 0 0 9 6 65 6 69 0 12-22 14-30 14-6 0-10 0-10 8 0 5 4 4 6 5 17 0 35-1 52-1 11 0 37 1 48 1 2 0 7 0 7-9zM208 191c-33 0-65 0-98 0 28-47 56-93 83-138 5 45 10 91 15 138z"><text:p/></draw:path><draw:path draw:style-name="gr4" draw:text-style-name="P44" svg:width="0.0512in" svg:height="0.0764in" svg:x="0.3976in" svg:y="0.0819in" svg:viewBox="0 0 131 195" svg:d="M131 141c-4 0-7 0-11 0 0 8-4 24-7 27-3 2-25 2-29 2-18 0-37 0-55 0 31-27 42-36 60-49 21-18 42-36 42-63 0-36-31-58-70-58-36 0-61 25-61 53 0 14 13 17 16 17 7 0 15-6 15-16 0-6-2-16-17-16 9-21 29-27 44-27 28 0 44 23 44 47 0 25-18 45-28 56-24 23-46 45-70 69-4 3-4 4-4 12 41 0 80 0 121 0 4-18 6-36 10-54z"><text:p/></draw:path></draw:g></draw:g></text:span><text:span text:style-name="T10"><text:s/>נמצא לכל אחד מהביטויים על־ידי הצבת הערכים הידועים לנו מסעיף א’.</text:span></text:p>
      <text:p text:style-name="P13">עבור <draw:g text:anchor-type="as-char" svg:y="-0.0728in" draw:z-index="22" draw:name="Shape30" draw:style-name="gr1"><svg:title>TexMaths</svg:title><svg:desc>12§display§a_n§svg§600§FALSE§</svg:desc><draw:g draw:style-name="gr2"><draw:path draw:style-name="gr3" draw:text-style-name="P43" svg:width="0.1465in" svg:height="0.0976in" svg:x="0.0016in" svg:y="0.0083in" svg:viewBox="0 0 373 249" svg:d="M0 0c124 0 249 0 373 0 0 83 0 166 0 249-124 0-249 0-373 0 0-83 0-166 0-249z"><text:p/></draw:path><draw:path draw:style-name="gr4" draw:text-style-name="P44" svg:width="0.076in" svg:height="0.0744in" svg:x="-0.0004in" svg:y="0in" svg:viewBox="0 0 194 190" svg:d="M194 126c0-5-5-5-6-5-4 0-4 3-5 9-7 25-16 50-33 50-12 0-13-10-13-19s1-13 6-30c2-13 6-26 10-38 4-21 9-40 14-59 4-11 4-12 4-15 0-6-6-11-12-11-11 0-17 10-18 18-9-15-21-26-39-26-49 0-102 63-102 124 0 38 23 66 57 66 8 0 28-2 54-31 3 17 18 31 38 31 14 0 24-10 31-23 8-15 9-27 14-41zM136 47c0 2-1 5-1 7-8 27-15 54-22 82-2 8-2 8-8 14-18 23-36 30-48 30-21 0-27-22-27-38 0-21 13-73 23-93 13-24 32-39 49-39 28 0 34 33 34 37z"><text:p/></draw:path><draw:path draw:style-name="gr4" draw:text-style-name="P44" svg:width="0.0705in" svg:height="0.0524in" svg:x="0.0858in" svg:y="0.0626in" svg:viewBox="0 0 180 134" svg:d="M180 88c0-4-3-4-4-4-4 0-5 3-6 5-7 24-20 36-32 36-6 0-7-4-7-10 0-7 1-10 7-24 4-9 16-40 16-57 0-29-23-34-39-34-24 0-40 16-49 28-2-21-20-28-32-28s-20 10-23 17c-7 11-11 28-11 29 0 3 4 3 5 3 5 0 5-1 7-8 4-18 10-33 22-33 7 0 9 8 9 15 0 6-3 17-5 25-2 9-4 17-7 27-3 12-6 24-9 37-2 3-3 11-3 12 0 7 5 10 10 10 6 0 11-4 12-6 1-4 3-13 5-20 2-9 4-18 7-26 1-6 4-12 5-19 3-12 3-15 12-27 8-12 23-28 44-28 17 0 18 16 18 21 0 18-13 50-18 64-3 8-5 10-5 15 0 16 14 26 29 26 29 0 42-41 42-46z"><text:p/></draw:path></draw:g></draw:g><text:s/>אנו רואים כי <draw:g text:anchor-type="as-char" svg:y="-0.2902in" draw:z-index="23" draw:name="Shape31" draw:style-name="gr1"><svg:title>TexMaths</svg:title><svg:desc>12§display§\begin{cases}
0 = A_1 \cdot (-1)^1 + A_2 \cdot 2^1 \\
2 = A_1 \cdot (-1)^2 + A_2 \cdot 2^2
\end{cases}§svg§600§FALSE§</svg:desc><draw:g draw:style-name="gr2"><draw:path draw:style-name="gr3" draw:text-style-name="P43" svg:width="1.8343in" svg:height="0.4803in" svg:x="-0.0004in" svg:y="0.0083in" svg:viewBox="0 0 4660 1221" svg:d="M2330 1221c-777 0-1554 0-2330 0 0-407 0-814 0-1221 1554 0 3106 0 4660 0 0 407 0 814 0 1221-776 0-1554 0-2330 0z"><text:p/></draw:path><draw:path draw:style-name="gr4" draw:text-style-name="P44" svg:width="0.1008in" svg:height="0.4976in" svg:x="0.0157in" svg:y="0in" svg:viewBox="0 0 257 1265" svg:d="M257 1254c0-5-4-10-7-11-59-22-100-85-100-137 0-104 0-210 0-316 0-62-52-127-112-157 60-31 112-96 112-159 0-105 0-211 0-315 0-52 41-116 100-137 3-2 7-6 7-11 0-6-6-11-12-11-1 0-3 1-4 1-71 25-134 94-134 158 0 104 0 210 0 315 0 58-41 128-100 149-5 2-7 5-7 10s2 8 7 10c59 20 100 90 100 147 0 106 0 212 0 316 0 64 63 132 134 157 1 0 3 2 4 2 6 0 12-5 12-11z"><text:p/></draw:path><draw:path draw:style-name="gr4" draw:text-style-name="P44" svg:width="0.0697in" svg:height="0.1142in" svg:x="0.1472in" svg:y="0.0669in" svg:viewBox="0 0 178 291" svg:d="M178 147c0-34-3-68-17-99-19-41-54-48-72-48-25 0-57 12-73 50-14 29-16 63-16 97 0 31 1 69 19 102s48 42 70 42c23 0 54-9 73-50 13-28 16-61 16-94zM143 142c0 31 0 60-5 86-6 41-31 53-49 53-17 0-42-10-49-50-5-26-5-65-5-89 0-28 0-56 3-78 9-51 40-54 51-54 13 0 41 7 49 49 5 24 5 56 5 83z"><text:p/></draw:path><draw:path draw:style-name="gr4" draw:text-style-name="P44" svg:width="0.1102in" svg:height="0.039in" svg:x="0.2791in" svg:y="0.1165in" svg:viewBox="0 0 281 100" svg:d="M281 8c0-3-4-8-9-8-87 0-176 0-264 0-4 0-8 4-8 8s4 9 8 9c88 0 177 0 264 0 5 0 9-4 9-9zM281 91c0-5-4-8-9-8-87 0-176 0-264 0-4 0-8 3-8 8 0 4 4 9 8 9 88 0 177 0 264 0 5 0 9-5 9-9z"><text:p/></draw:path><draw:path draw:style-name="gr4" draw:text-style-name="P44" svg:width="0.1134in" svg:height="0.1181in" svg:x="0.4512in" svg:y="0.0583in" svg:viewBox="0 0 289 301" svg:d="M289 293c0-5-5-5-9-5-27 0-27-2-28-14-8-88-18-177-26-264 0-9 0-10-8-10-7 0-8 2-10 7-50 82-99 165-148 246-17 28-32 34-52 35-4 1-8 1-8 9 0 3 2 4 5 4 12 0 25-1 37-1 13 0 28 1 42 1 2 0 7 0 7-7 0-5-3-6-6-6-9 0-20-3-20-14 0-5 2-10 6-16 3-5 3-5 32-54 35 0 71 0 106 0 1 10 7 66 7 71 0 12-23 13-31 13-6 0-10 0-10 9 0 4 4 2 6 4 17 0 35-1 53-1 11 0 37 1 47 1 3 0 8 0 8-8zM208 191c-33 0-64 0-96 0 27-47 55-93 82-139 5 46 9 92 14 139z"><text:p/></draw:path><draw:path draw:style-name="gr4" draw:text-style-name="P44" svg:width="0.0417in" svg:height="0.0768in" svg:x="0.5823in" svg:y="0.1413in" svg:viewBox="0 0 107 196" svg:d="M107 196c0-4 0-7 0-11-4 0-7 0-11 0-30 0-30-4-30-13 0-54 0-110 0-164 0-8 0-8-8-8-20 18-46 19-58 19 0 4 0 6 0 10 7 0 26 0 42-7 0 50 0 99 0 150 0 9 0 13-29 13-3 0-7 0-11 0 0 4 0 7 0 11 17 0 35-1 52-1 18 0 35 1 53 1z"><text:p/></draw:path><draw:path draw:style-name="gr4" draw:text-style-name="P44" svg:width="0.0169in" svg:height="0.0169in" svg:x="0.6953in" svg:y="0.1283in" svg:viewBox="0 0 44 44" svg:d="M44 22c0-12-10-22-22-22-14 0-22 8-22 22 0 12 8 22 22 22 12 0 22-9 22-22z"><text:p/></draw:path><draw:path draw:style-name="gr4" draw:text-style-name="P44" svg:width="0.0378in" svg:height="0.1646in" svg:x="0.7807in" svg:y="0.0531in" svg:viewBox="0 0 97 419" svg:d="M97 416c0-2-1-3-1-4-44-32-73-118-73-185 0-12 0-23 0-35 0-67 29-152 73-185 0-1 1-2 1-3 0-3-2-4-3-4-2 0-3 0-4 0-46 35-90 120-90 192 0 12 0 23 0 35 0 72 44 157 90 192 1 0 2 0 4 0 1 0 3-1 3-3z"><text:p/></draw:path><draw:path draw:style-name="gr4" draw:text-style-name="P44" svg:width="0.1102in" svg:height="0.0067in" svg:x="0.8382in" svg:y="0.1323in" svg:viewBox="0 0 281 18" svg:d="M281 8c0-3-4-8-9-8-87 0-176 0-264 0-4 0-8 4-8 8s4 10 8 10c88 0 177 0 264 0 5 0 9-5 9-10z"><text:p/></draw:path><draw:path draw:style-name="gr4" draw:text-style-name="P44" svg:width="0.0543in" svg:height="0.1102in" svg:x="0.972in" svg:y="0.0669in" svg:viewBox="0 0 139 281" svg:d="M139 281c0-5 0-10 0-13-5 0-9 0-14 0-37 0-39-4-39-19 0-80 0-158 0-237 0-11 0-12-9-12-27 28-64 28-77 28 0 4 0 8 0 13 8 0 34 0 55-11 0 73 0 145 0 219 0 14-1 19-39 19-5 0-9 0-14 0 0 3 0 8 0 13 15-1 52-1 69-1s53 0 68 1z"><text:p/></draw:path><draw:path draw:style-name="gr4" draw:text-style-name="P44" svg:width="0.0378in" svg:height="0.1646in" svg:x="1.0496in" svg:y="0.0531in" svg:viewBox="0 0 97 419" svg:d="M97 227c0-12 0-23 0-35 0-72-44-157-90-192-1 0-1 0-2 0-3 0-5 1-5 4 0 1 1 2 2 3 44 33 72 118 72 185 0 12 0 23 0 35 0 67-28 153-72 185-1 1-2 2-2 4s2 3 5 3c1 0 1 0 2 0 46-35 90-120 90-192z"><text:p/></draw:path><draw:path draw:style-name="gr4" draw:text-style-name="P44" svg:width="0.0417in" svg:height="0.0768in" svg:x="1.1177in" svg:y="0.0406in" svg:viewBox="0 0 107 196" svg:d="M107 196c0-4 0-7 0-11-4 0-7 0-11 0-30 0-30-4-30-13 0-56 0-110 0-165 0-7 0-7-8-7-20 18-46 18-58 18 0 4 0 7 0 11 7 0 26 0 42-9 0 51 0 101 0 152 0 9 0 13-29 13-3 0-8 0-12 0 0 4 0 7 0 11 18 0 35-1 53-1s35 1 53 1z"><text:p/></draw:path><draw:path draw:style-name="gr4" draw:text-style-name="P44" svg:width="0.1102in" svg:height="0.1098in" svg:x="1.2252in" svg:y="0.0811in" svg:viewBox="0 0 281 280" svg:d="M281 139c0-3-4-8-9-8-40 0-82 0-123 0 0-41 0-82 0-123 0-4-4-8-9-8-4 0-8 4-8 8 0 41 0 82 0 123-41 0-83 0-124 0-4 0-8 4-8 8s4 10 8 10c41 0 83 0 124 0 0 41 0 82 0 122 0 5 4 9 8 9 5 0 9-4 9-9 0-40 0-81 0-122 41 0 83 0 123 0 5 0 9-5 9-10z"><text:p/></draw:path><draw:path draw:style-name="gr4" draw:text-style-name="P44" svg:width="0.1134in" svg:height="0.1181in" svg:x="1.3878in" svg:y="0.0583in" svg:viewBox="0 0 289 301" svg:d="M289 293c0-5-3-5-9-5-27 0-27-2-28-14-8-88-17-177-25-264-1-9-1-10-9-10-6 0-8 2-10 7-50 82-98 165-147 246-17 28-33 34-51 35-6 1-10 1-10 9 0 3 2 4 6 4 11 0 24-1 36-1 14 0 29 1 42 1 2 0 8 0 8-7 0-5-3-6-7-6-9 0-19-3-19-14 0-5 2-10 6-16 2-5 2-5 31-54 36 0 71 0 107 0 0 10 6 66 6 71 0 12-22 13-30 13-6 0-11 0-11 9 0 4 4 2 6 4 18 0 36-1 53-1 11 0 37 1 48 1 2 0 7 0 7-8zM208 191c-33 0-64 0-96 0 27-47 55-93 82-139 5 46 9 92 14 139z"><text:p/></draw:path><draw:path draw:style-name="gr4" draw:text-style-name="P44" svg:width="0.0512in" svg:height="0.0768in" svg:x="1.5138in" svg:y="0.1413in" svg:viewBox="0 0 131 196" svg:d="M131 142c-4 0-7 0-11 0 0 7-4 24-7 27-3 2-25 2-29 2-18 0-37 0-55 0 31-28 42-36 60-50 21-18 42-36 42-63 0-36-31-58-70-58-36 0-61 25-61 53 0 14 13 17 16 17 7 0 15-6 15-16 0-6-2-16-17-16 9-21 29-27 42-27 30 0 46 23 46 47 0 25-18 45-28 56-24 23-48 47-72 70-2 3-2 3-2 12 41 0 80 0 121 0 4-18 6-36 10-54z"><text:p/></draw:path><draw:path draw:style-name="gr4" draw:text-style-name="P44" svg:width="0.0177in" svg:height="0.0169in" svg:x="1.6319in" svg:y="0.1283in" svg:viewBox="0 0 46 44" svg:d="M46 22c0-12-11-22-23-22s-23 8-23 22c0 12 11 22 23 22s23-9 23-22z"><text:p/></draw:path><draw:path draw:style-name="gr4" draw:text-style-name="P44" svg:width="0.0661in" svg:height="0.1102in" svg:x="1.7091in" svg:y="0.0669in" svg:viewBox="0 0 169 281" svg:d="M169 208c-3 0-7 0-11 0-2 13-4 31-9 37-3 4-31 4-40 4-25 0-51 0-77 0 16-15 30-29 46-44 66-57 91-80 91-122 0-49-38-83-90-83-48 0-79 40-79 77 0 24 22 24 23 24 7 0 21-6 21-23 0-11-7-22-21-22-4 0-5 0-6 0 9-27 32-43 57-43 39 0 57 35 57 70 0 33-22 66-45 92-27 30-54 60-81 90-5 5-5 6-5 16 53 0 104 0 157 0 4-25 9-49 12-73z"><text:p/></draw:path><draw:path draw:style-name="gr4" draw:text-style-name="P44" svg:width="0.0421in" svg:height="0.0768in" svg:x="1.7965in" svg:y="0.0406in" svg:viewBox="0 0 108 196" svg:d="M108 196c0-4 0-7 0-11-4 0-7 0-11 0-30 0-30-4-30-13 0-56 0-110 0-165 0-7-1-7-8-7-19 18-47 18-59 18 0 4 0 7 0 11 7 0 28 0 43-9 0 51 0 101 0 152 0 9 0 13-30 13-3 0-7 0-11 0 0 4 0 7 0 11 18 0 35-1 53-1s35 1 53 1z"><text:p/></draw:path><draw:path draw:style-name="gr4" draw:text-style-name="P44" svg:width="0.0657in" svg:height="0.1102in" svg:x="0.1492in" svg:y="0.3051in" svg:viewBox="0 0 168 281" svg:d="M168 208c-4 0-7 0-11 0-2 12-5 31-9 37-3 4-30 4-40 4-25 0-50 0-76 0 15-15 30-29 45-44 66-58 91-81 91-123 0-48-38-82-90-82-47 0-78 38-78 77 0 23 20 23 22 23 7 0 22-5 22-22 0-11-8-23-22-23-4 0-4 0-6 1 10-27 33-43 57-43 39 0 57 34 57 69 0 33-22 67-45 93-26 30-54 60-80 90-5 5-5 6-5 16 52 0 104 0 156 0 4-25 8-49 12-73z"><text:p/></draw:path><draw:path draw:style-name="gr4" draw:text-style-name="P44" svg:width="0.1102in" svg:height="0.0382in" svg:x="0.2791in" svg:y="0.3551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1134in" svg:height="0.1181in" svg:x="0.4512in" svg:y="0.2984in" svg:viewBox="0 0 289 301" svg:d="M289 293c0-5-5-5-9-5-27 0-27-2-28-15-8-88-18-176-26-263 0-9 0-10-8-10-7 0-8 2-10 7-50 82-99 165-148 246-17 28-32 34-52 35-4 0-8 0-8 9 0 2 2 4 5 4 12 0 25-1 37-1 13 0 28 1 42 1 2 0 7 0 7-8 0-5-3-5-6-5-9-1-20-3-20-14 0-5 2-10 6-16 3-5 3-5 32-54 35 0 71 0 106 0 1 9 7 66 7 71 0 12-23 13-31 13-6 0-10 0-10 9 0 4 4 2 6 4 17 0 35-1 53-1 11 0 37 1 47 1 3 0 8 0 8-8zM208 191c-33 0-64 0-96 0 27-47 55-93 82-139 5 46 9 92 14 139z"><text:p/></draw:path><draw:path draw:style-name="gr4" draw:text-style-name="P44" svg:width="0.0417in" svg:height="0.0768in" svg:x="0.5823in" svg:y="0.3811in" svg:viewBox="0 0 107 196" svg:d="M107 196c0-4 0-7 0-11-4 0-7 0-11 0-30 0-30-4-30-13 0-56 0-110 0-165 0-7 0-7-8-7-20 18-46 18-58 18 0 4 0 7 0 11 7 0 26 0 42-9 0 51 0 101 0 152 0 9 0 13-29 13-3 0-7 0-11 0 0 4 0 7 0 11 17 0 35-1 52-1 18 0 35 1 53 1z"><text:p/></draw:path><draw:path draw:style-name="gr4" draw:text-style-name="P44" svg:width="0.0169in" svg:height="0.0169in" svg:x="0.6953in" svg:y="0.3665in" svg:viewBox="0 0 44 44" svg:d="M44 22c0-12-10-22-22-22-14 0-22 10-22 22s8 22 22 22c12 0 22-10 22-22z"><text:p/></draw:path><draw:path draw:style-name="gr4" draw:text-style-name="P44" svg:width="0.0378in" svg:height="0.165in" svg:x="0.7807in" svg:y="0.2929in" svg:viewBox="0 0 97 420" svg:d="M97 417c0-1-1-3-1-4-44-33-73-118-73-185 0-12 0-24 0-36 0-67 29-151 73-184 0-1 1-2 1-3 0-3-2-5-3-5-2 0-3 1-4 1-46 35-90 119-90 191 0 12 0 24 0 36 0 72 44 156 90 191 1 1 2 1 4 1 1 0 3-2 3-3z"><text:p/></draw:path><draw:path draw:style-name="gr4" draw:text-style-name="P44" svg:width="0.1102in" svg:height="0.0063in" svg:x="0.8382in" svg:y="0.372in" svg:viewBox="0 0 281 17" svg:d="M281 8c0-4-4-8-9-8-87 0-176 0-264 0-4 0-8 4-8 8 0 5 4 9 8 9 88 0 177 0 264 0 5 0 9-4 9-9z"><text:p/></draw:path><draw:path draw:style-name="gr4" draw:text-style-name="P44" svg:width="0.0543in" svg:height="0.1102in" svg:x="0.972in" svg:y="0.3051in" svg:viewBox="0 0 139 281" svg:d="M139 281c0-5 0-10 0-13-5 0-9 0-14 0-37 0-39-5-39-21 0-79 0-157 0-236 0-10 0-11-9-11-27 28-64 28-77 28 0 3 0 8 0 12 8 0 34 0 55-11 0 73 0 145 0 218 0 16-1 21-39 21-5 0-9 0-14 0 0 3 0 8 0 13 15-1 52-1 69-1s53 0 68 1z"><text:p/></draw:path><draw:path draw:style-name="gr4" draw:text-style-name="P44" svg:width="0.0378in" svg:height="0.165in" svg:x="1.0496in" svg:y="0.2929in" svg:viewBox="0 0 97 420" svg:d="M97 228c0-12 0-24 0-36 0-72-44-156-90-191-1 0-1-1-2-1-3 0-5 2-5 5 0 1 1 2 2 3 44 33 72 117 72 184 0 12 0 24 0 36 0 67-28 152-72 185-1 0-2 3-2 4s2 3 5 3c1-1 1 0 2-1 46-35 90-119 90-191z"><text:p/></draw:path><draw:path draw:style-name="gr4" draw:text-style-name="P44" svg:width="0.0512in" svg:height="0.0768in" svg:x="1.1118in" svg:y="0.2787in" svg:viewBox="0 0 131 196" svg:d="M131 143c-4 0-6 0-10 0-1 6-3 24-8 26-3 3-25 3-29 3-18 0-36 0-54 0 31-28 41-36 59-51 21-17 42-35 42-63 0-36-31-58-69-58-37 0-62 26-62 53 0 15 13 17 16 17 7 0 15-5 15-16 0-5-1-16-17-16 10-20 29-27 44-27 28 0 44 23 44 47 0 26-18 46-28 56-24 24-46 47-70 71-4 2-4 4-4 11 41 0 82 0 122 0 3-18 6-35 9-53z"><text:p/></draw:path><draw:path draw:style-name="gr4" draw:text-style-name="P44" svg:width="0.1102in" svg:height="0.1102in" svg:x="1.2252in" svg:y="0.3193in" svg:viewBox="0 0 281 281" svg:d="M281 141c0-5-4-9-9-9-40 0-82 0-123 0 0-41 0-83 0-124 0-4-4-8-9-8-4 0-8 4-8 8 0 41 0 83 0 124-41 0-83 0-124 0-4 0-8 4-8 9 0 4 4 8 8 8 41 0 83 0 124 0 0 41 0 82 0 124 0 4 4 8 8 8 5 0 9-4 9-8 0-42 0-83 0-124 41 0 83 0 123 0 5 0 9-4 9-8z"><text:p/></draw:path><draw:path draw:style-name="gr4" draw:text-style-name="P44" svg:width="0.1134in" svg:height="0.1181in" svg:x="1.3878in" svg:y="0.2984in" svg:viewBox="0 0 289 301" svg:d="M289 293c0-5-3-5-9-5-27 0-27-2-28-15-8-88-17-176-25-263-1-9-1-10-9-10-6 0-8 2-10 7-50 82-98 165-147 246-17 28-33 34-51 35-6 0-10 0-10 9 0 2 2 4 6 4 11 0 24-1 36-1 14 0 29 1 42 1 2 0 8 0 8-8 0-5-3-5-7-5-9-1-19-3-19-14 0-5 2-10 6-16 2-5 2-5 31-54 36 0 71 0 107 0 0 9 6 66 6 71 0 12-22 13-30 13-6 0-11 0-11 9 0 4 4 2 6 4 18 0 36-1 53-1 11 0 37 1 48 1 2 0 7 0 7-8zM208 191c-33 0-64 0-96 0 27-47 55-93 82-139 5 46 9 92 14 139z"><text:p/></draw:path><draw:path draw:style-name="gr4" draw:text-style-name="P44" svg:width="0.0512in" svg:height="0.0768in" svg:x="1.5138in" svg:y="0.3811in" svg:viewBox="0 0 131 196" svg:d="M131 142c-4 0-7 0-11 0 0 6-4 24-7 26-3 3-25 3-29 3-18 0-37 0-55 0 31-28 42-36 60-50 21-18 42-36 42-65 0-34-31-56-70-56-36 0-61 25-61 53 0 14 13 15 16 15 7 0 15-4 15-15 0-5-2-16-17-16 9-20 29-27 42-27 30 0 46 24 46 46 0 27-18 47-28 58-24 23-48 47-72 70-2 2-2 3-2 12 41 0 80 0 121 0 4-18 6-36 10-54z"><text:p/></draw:path><draw:path draw:style-name="gr4" draw:text-style-name="P44" svg:width="0.0177in" svg:height="0.0169in" svg:x="1.6319in" svg:y="0.3665in" svg:viewBox="0 0 46 44" svg:d="M46 22c0-12-11-22-23-22s-23 10-23 22 11 22 23 22 23-10 23-22z"><text:p/></draw:path><draw:path draw:style-name="gr4" draw:text-style-name="P44" svg:width="0.0661in" svg:height="0.1102in" svg:x="1.7091in" svg:y="0.3051in" svg:viewBox="0 0 169 281" svg:d="M169 208c-3 0-7 0-11 0-2 12-4 31-9 37-3 4-31 4-40 4-25 0-51 0-77 0 16-15 30-29 46-44 66-58 91-81 91-123 0-48-38-82-90-82-48 0-79 38-79 77 0 23 22 23 23 23 7 0 21-5 21-22 0-11-7-23-21-23-4 0-5 0-6 1 9-27 32-43 57-43 39 0 57 34 57 69 0 33-22 67-45 93-27 30-54 60-81 90-5 5-5 6-5 16 53 0 104 0 157 0 4-25 9-49 12-73z"><text:p/></draw:path><draw:path draw:style-name="gr4" draw:text-style-name="P44" svg:width="0.0512in" svg:height="0.0768in" svg:x="1.7913in" svg:y="0.2787in" svg:viewBox="0 0 131 196" svg:d="M131 143c-4 0-7 0-11 0 0 6-4 24-7 26-3 3-25 3-29 3-18 0-37 0-55 0 31-28 42-36 60-51 21-17 42-35 42-63 0-36-31-58-70-58-36 0-61 26-61 53 0 15 13 17 16 17 7 0 15-5 15-16 0-5-2-16-17-16 9-20 29-27 44-27 28 0 44 23 44 47 0 26-18 46-28 56-24 24-46 47-70 71-4 2-4 4-4 11 41 0 80 0 121 0 4-18 6-35 10-53z"><text:p/></draw:path></draw:g></draw:g>, <text:span text:style-name="T11">ממערכת המשוואות נובע ש־</text:span><text:span text:style-name="T11"><draw:g text:anchor-type="as-char" svg:y="-0.2228in" draw:z-index="24" draw:name="Shape32" draw:style-name="gr1"><svg:title>TexMaths</svg:title><svg:desc>12§display§A_1 = {2 \over 3}, A_2 = {1 \over 3}§svg§600§FALSE§</svg:desc><draw:g draw:style-name="gr2"><draw:path draw:style-name="gr3" draw:text-style-name="P43" svg:width="1.122in" svg:height="0.3224in" svg:x="0.0024in" svg:y="0.0083in" svg:viewBox="0 0 2851 820" svg:d="M0 0c950 0 1901 0 2851 0 0 274 0 546 0 820-950 0-1901 0-2851 0 0-274 0-546 0-820z"><text:p/></draw:path><draw:path draw:style-name="gr4" draw:text-style-name="P44" svg:width="0.1134in" svg:height="0.1181in" svg:x="-0.0004in" svg:y="0.1047in" svg:viewBox="0 0 289 301" svg:d="M289 293c0-4-3-4-9-4-27 0-27-3-28-15-8-88-17-176-25-263-1-9-1-11-9-11-6 0-8 4-10 7-50 82-98 164-147 246-17 29-33 35-51 36-6 0-10 0-10 9 0 2 2 3 6 3 11 0 24-1 36-1 14 0 29 1 42 1 2 0 8 0 8-7 0-5-3-5-7-5-9-1-19-4-19-15 0-5 2-10 6-16 2-5 2-5 31-54 36 0 71 0 107 0 0 10 6 66 6 71 0 13-22 14-30 14-6 0-11 0-11 9 0 3 4 2 6 3 18 0 36-1 53-1 11 0 37 1 48 1 2 0 7 0 7-8zM208 191c-33 0-64 0-96 0 27-47 55-93 82-138 5 45 9 91 14 138z"><text:p/></draw:path><draw:path draw:style-name="gr4" draw:text-style-name="P44" svg:width="0.0421in" svg:height="0.0768in" svg:x="0.1307in" svg:y="0.1862in" svg:viewBox="0 0 108 196" svg:d="M108 196c0-4 0-7 0-11-4 0-8 0-12 0-29 0-29-4-29-13 0-54 0-110 0-164 0-8-1-8-9-8-18 18-46 19-58 19 0 4 0 7 0 11 7 0 26 0 43-8 0 50 0 99 0 150 0 9 0 13-30 13-3 0-7 0-11 0 0 4 0 7 0 11 18-1 35-1 53-1s35 0 53 1z"><text:p/></draw:path><draw:path draw:style-name="gr4" draw:text-style-name="P44" svg:width="0.1102in" svg:height="0.0382in" svg:x="0.248in" svg:y="0.1622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657in" svg:height="0.1102in" svg:x="0.4421in" svg:y="0in" svg:viewBox="0 0 168 281" svg:d="M168 208c-4 0-6 0-10 0-2 12-6 31-9 37-4 4-31 4-40 4-25 0-51 0-77 0 16-15 30-29 46-44 65-58 90-81 90-123 0-48-37-82-89-82-48 0-79 38-79 77 0 23 22 23 23 23 7 0 21-5 21-22 0-12-7-23-22-23-3 0-4 0-5 1 9-27 32-43 56-43 39 0 57 34 57 69 0 33-21 67-44 93-27 30-54 60-81 90-5 5-5 5-5 16 53 0 104 0 157 0 4-25 7-49 11-73z"><text:p/></draw:path><draw:path draw:style-name="gr4" draw:text-style-name="P44" svg:width="0.0823in" svg:height="0.0063in" svg:x="0.4343in" svg:y="0.1783in" svg:viewBox="0 0 210 17" svg:d="M0 0c70 0 140 0 210 0 0 6 0 11 0 17-70 0-140 0-210 0 0-6 0-11 0-17z"><text:p/></draw:path><draw:path draw:style-name="gr4" draw:text-style-name="P44" svg:width="0.0685in" svg:height="0.1142in" svg:x="0.4409in" svg:y="0.2256in" svg:viewBox="0 0 175 291" svg:d="M175 209c0-35-26-67-69-76 33-12 58-41 58-74 0-35-37-59-78-59-42 0-74 26-74 58 0 14 10 21 22 21 13 0 21-8 21-20 0-22-20-22-26-22 13-20 41-26 56-26 17 0 40 9 40 48 0 5 0 29-11 48-13 19-28 22-38 22-4 0-14 1-16 1-4 0-7 1-7 5s3 4 11 4c6 0 12 0 18 0 34 0 50 29 50 70 0 58-29 70-48 70-18 0-49-8-64-33 15 3 28-6 28-23 0-14-12-22-24-22-10 0-24 4-24 24 0 38 40 66 85 66 52 0 90-39 90-82z"><text:p/></draw:path><draw:path draw:style-name="gr4" draw:text-style-name="P44" svg:width="0.0189in" svg:height="0.0492in" svg:x="0.5512in" svg:y="0.2047in" svg:viewBox="0 0 49 126" svg:d="M49 44c0-27-11-44-27-44-14 0-22 11-22 23 0 11 8 21 22 21 6 0 10-1 15-4 1-2 1-2 1-2 0 3 2 0 2 6 0 32-15 57-29 71-5 5-5 5-5 6 0 4 2 5 5 5 5 0 38-32 38-82z"><text:p/></draw:path><draw:path draw:style-name="gr4" draw:text-style-name="P44" svg:width="0.1134in" svg:height="0.1181in" svg:x="0.6161in" svg:y="0.1047in" svg:viewBox="0 0 289 301" svg:d="M289 293c0-4-5-4-9-4-27 0-27-3-28-15-8-88-17-176-25-263-1-9-1-11-9-11-7 0-8 4-10 7-50 82-98 164-147 246-17 29-33 35-53 36-4 0-8 0-8 9 0 2 2 3 6 3 11 0 24-1 36-1 13 0 29 1 42 1 2 0 8 0 8-7 0-5-4-5-7-5-9-1-20-4-20-15 0-5 3-10 6-16 3-5 3-5 32-54 35 0 71 0 106 0 1 10 7 66 7 71 0 13-22 14-30 14-6 0-11 0-11 9 0 3 4 2 6 3 17 0 36-1 53-1 11 0 37 1 48 1 2 0 7 0 7-8zM208 191c-33 0-64 0-96 0 27-47 55-93 82-138 5 45 9 91 14 138z"><text:p/></draw:path><draw:path draw:style-name="gr4" draw:text-style-name="P44" svg:width="0.0508in" svg:height="0.0768in" svg:x="0.7421in" svg:y="0.1862in" svg:viewBox="0 0 130 196" svg:d="M130 142c-4 0-6 0-10 0-1 7-4 24-7 27-3 2-25 2-30 2-18 0-36 0-54 0 31-28 41-35 59-50 21-18 42-36 42-63 0-36-32-58-69-58s-61 25-61 53c0 15 12 17 16 17 7 0 15-5 15-16 0-6-2-16-18-16 10-21 30-27 43-27 30 0 46 23 46 47 0 25-19 45-29 56-24 24-47 47-71 71-2 2-2 2-2 11 41 0 80 0 121 0 3-18 6-36 9-54z"><text:p/></draw:path><draw:path draw:style-name="gr4" draw:text-style-name="P44" svg:width="0.1102in" svg:height="0.0382in" svg:x="0.8646in" svg:y="0.1622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543in" svg:height="0.1102in" svg:x="1.0654in" svg:y="0in" svg:viewBox="0 0 139 281" svg:d="M139 281c0-5 0-10 0-13-5 0-9 0-14 0-37 0-39-5-39-21 0-79 0-157 0-236 0-10 0-11-9-11-27 26-64 26-77 26 0 5 0 9 0 14 8 0 32 0 55-11 0 73 0 145 0 218 0 16-1 21-39 21-5 0-9 0-14 0 0 3 0 8 0 13 15-1 52-1 69-1s53 0 68 1z"><text:p/></draw:path><draw:path draw:style-name="gr4" draw:text-style-name="P44" svg:width="0.0827in" svg:height="0.0063in" svg:x="1.0504in" svg:y="0.1783in" svg:viewBox="0 0 211 17" svg:d="M0 0c71 0 140 0 211 0 0 6 0 11 0 17-71 0-140 0-211 0 0-6 0-11 0-17z"><text:p/></draw:path><draw:path draw:style-name="gr4" draw:text-style-name="P44" svg:width="0.0685in" svg:height="0.1142in" svg:x="1.0575in" svg:y="0.2256in" svg:viewBox="0 0 175 291" svg:d="M175 209c0-35-26-67-71-76 35-12 59-41 59-74 0-35-37-59-77-59-43 0-74 26-74 58 0 14 8 21 22 21 12 0 20-8 20-20 0-22-19-22-25-22 13-20 41-26 55-26 18 0 41 9 41 48 0 5-1 29-12 48-12 19-27 22-37 22-4 0-14 1-17 1-4 0-6 1-6 5s2 4 9 4c6 0 14 0 20 0 34 0 50 29 50 70 0 58-30 70-48 70s-49-8-65-33c16 3 28-6 28-23 0-14-11-22-23-22-11 0-24 4-24 24 0 38 40 66 85 66 52 0 90-39 90-82z"><text:p/></draw:path></draw:g></draw:g></text:span><text:span text:style-name="T11">, </text:span><text:span text:style-name="T12">לכן </text:span><text:span text:style-name="T12"><draw:g text:anchor-type="as-char" svg:y="-0.2228in" draw:z-index="25" draw:name="Shape33" draw:style-name="gr1"><svg:title>TexMaths</svg:title><svg:desc>12§display§a_n = {2 \over 3} (-1)^n + {1 \over 3} 2^n§svg§600§FALSE§</svg:desc><draw:g draw:style-name="gr2"><draw:path draw:style-name="gr3" draw:text-style-name="P43" svg:width="1.4209in" svg:height="0.3224in" svg:x="0.0016in" svg:y="0.0083in" svg:viewBox="0 0 3610 820" svg:d="M0 0c1203 0 2406 0 3610 0 0 274 0 546 0 820-1204 0-2407 0-3610 0 0-274 0-546 0-820z"><text:p/></draw:path><draw:path draw:style-name="gr4" draw:text-style-name="P44" svg:width="0.0756in" svg:height="0.0748in" svg:x="-0.0004in" svg:y="0.1492in" svg:viewBox="0 0 193 191" svg:d="M193 126c0-3-3-3-5-3-4 0-4 1-6 7-7 27-14 53-32 53-11 0-12-12-12-21 0-8 0-12 5-31 3-12 6-25 9-37 5-20 11-40 16-59 2-12 2-13 2-15 0-7-4-12-12-12-10 0-16 10-18 20-7-16-19-28-38-28-49 0-102 62-102 124 0 39 23 67 56 67 9 0 29-1 54-31 4 18 20 31 39 31 15 0 25-10 31-23 7-15 8-27 13-42zM136 47c0 2-2 5-2 7-7 28-14 55-21 83-3 7-3 8-9 16-18 22-36 30-48 30-20 0-26-24-26-40 0-22 13-73 23-93 13-25 32-40 49-40 28 0 34 34 34 37z"><text:p/></draw:path><draw:path draw:style-name="gr4" draw:text-style-name="P44" svg:width="0.0709in" svg:height="0.052in" svg:x="0.0858in" svg:y="0.2122in" svg:viewBox="0 0 181 133" svg:d="M181 88c0-4-3-3-5-4-4 0-4 1-6 5-7 24-19 36-31 36-6 0-7-5-7-11 0-7 1-11 7-24 3-8 16-40 16-56 0-29-23-34-39-34-25 0-42 14-50 26-2-20-19-26-31-26-13 0-21 8-24 16-6 10-11 27-11 28 0 5 5 5 6 5 4 0 4-1 6-9 5-17 10-32 22-32 7 0 9 6 9 15 0 5-2 15-5 24-2 8-3 18-6 26-3 13-6 25-9 39-1 3-4 10-4 12 0 6 6 9 11 9s8-4 11-7c2-2 5-12 6-18 2-8 3-18 6-26 2-8 3-14 5-21 3-12 4-14 13-26 8-12 21-27 44-27 17 0 17 15 17 21 0 18-12 50-17 62-3 9-5 11-5 16 0 17 14 26 28 26 30 0 43-41 43-45z"><text:p/></draw:path><draw:path draw:style-name="gr4" draw:text-style-name="P44" svg:width="0.1102in" svg:height="0.0382in" svg:x="0.2264in" svg:y="0.1622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657in" svg:height="0.1102in" svg:x="0.4205in" svg:y="0in" svg:viewBox="0 0 168 281" svg:d="M168 208c-4 0-6 0-10 0-2 12-6 31-9 37-4 4-31 4-40 4-25 0-51 0-77 0 16-15 30-29 46-44 65-58 90-81 90-123 0-48-37-82-89-82-48 0-79 38-79 77 0 23 22 23 23 23 7 0 21-5 21-22 0-12-7-23-21-23-4 0-5 0-6 1 9-27 32-43 56-43 39 0 57 34 57 69 0 33-21 67-44 93-27 30-54 60-81 90-5 5-5 5-5 16 53 0 104 0 157 0 4-25 7-49 11-73z"><text:p/></draw:path><draw:path draw:style-name="gr4" draw:text-style-name="P44" svg:width="0.0823in" svg:height="0.0063in" svg:x="0.4122in" svg:y="0.1783in" svg:viewBox="0 0 210 17" svg:d="M0 0c70 0 140 0 210 0 0 6 0 11 0 17-70 0-140 0-210 0 0-6 0-11 0-17z"><text:p/></draw:path><draw:path draw:style-name="gr4" draw:text-style-name="P44" svg:width="0.0685in" svg:height="0.1142in" svg:x="0.4189in" svg:y="0.2256in" svg:viewBox="0 0 175 291" svg:d="M175 209c0-35-26-67-69-76 33-12 58-41 58-74 0-35-37-59-78-59-42 0-74 26-74 58 0 14 10 21 22 21 13 0 21-8 21-20 0-22-20-22-26-22 13-20 41-26 56-26 17 0 40 9 40 48 0 5 0 29-11 48-13 19-28 22-38 22-3 0-14 1-16 1-4 0-7 1-7 5s3 4 11 4c6 0 12 0 18 0 34 0 50 29 50 70 0 58-29 70-48 70-18 0-49-8-64-33 15 3 28-6 28-23 0-14-12-22-24-22-10 0-24 4-24 24 0 38 40 66 85 66 52 0 90-39 90-82z"><text:p/></draw:path><draw:path draw:style-name="gr4" draw:text-style-name="P44" svg:width="0.0378in" svg:height="0.165in" svg:x="0.5319in" svg:y="0.0988in" svg:viewBox="0 0 97 420" svg:d="M97 416c0-2-1-3-1-4-44-32-73-117-73-185 0-12 0-24 0-35 0-67 29-151 73-185 0-1 1-2 1-3 0-2-2-4-3-4-2 0-3 0-3 1-47 35-91 119-91 191 0 11 0 23 0 35 0 72 44 157 91 192 1 0 1 1 3 1 1 0 3-2 3-4z"><text:p/></draw:path><draw:path draw:style-name="gr4" draw:text-style-name="P44" svg:width="0.1102in" svg:height="0.0063in" svg:x="0.589in" svg:y="0.1783in" svg:viewBox="0 0 281 17" svg:d="M281 8c0-4-4-8-9-8-87 0-176 0-264 0-4 0-8 4-8 8 0 5 4 9 8 9 88 0 177 0 264 0 5 0 9-4 9-9z"><text:p/></draw:path><draw:path draw:style-name="gr4" draw:text-style-name="P44" svg:width="0.0543in" svg:height="0.1098in" svg:x="0.7232in" svg:y="0.1126in" svg:viewBox="0 0 139 280" svg:d="M139 280c0-5 0-9 0-12-5 0-9 0-14 0-37 0-39-5-39-21 0-79 0-157 0-236 0-11 0-11-9-11-27 26-64 26-77 26 0 5 0 9 0 14 8 0 34 0 55-11 0 73 0 145 0 218 0 15-1 21-39 21-5 0-9 0-14 0 0 3 0 7 0 12 15-1 52-1 69-1s53 0 68 1z"><text:p/></draw:path><draw:path draw:style-name="gr4" draw:text-style-name="P44" svg:width="0.0378in" svg:height="0.165in" svg:x="0.8004in" svg:y="0.0988in" svg:viewBox="0 0 97 420" svg:d="M97 227c0-12 0-24 0-35 0-72-44-156-90-191-1-1-1-1-2-1-3 0-5 2-5 4 0 1 1 3 2 3 44 34 72 118 72 185 0 11 0 23 0 35 0 68-28 153-72 185-1 1-2 2-2 4s2 4 5 4c1-1 1-1 2-1 46-35 90-120 90-192z"><text:p/></draw:path><draw:path draw:style-name="gr4" draw:text-style-name="P44" svg:width="0.0709in" svg:height="0.0516in" svg:x="0.861in" svg:y="0.1114in" svg:viewBox="0 0 181 132" svg:d="M181 88c0-4-3-3-5-4-4 0-4 1-6 5-7 24-19 36-31 36-6 0-7-5-7-11 0-7 1-11 7-24 3-10 16-41 16-56 0-29-23-34-39-34-25 0-42 14-50 26-2-20-19-26-31-26-13 0-21 8-24 16-6 10-11 27-11 28 0 4 5 4 6 4 4 0 4 0 6-8 5-17 10-32 22-32 7 0 9 6 9 15 0 5-2 15-5 24-2 8-3 18-6 26-3 13-6 25-9 39-1 3-4 10-4 12 0 6 6 8 11 8s8-3 11-6c2-2 5-12 6-18 2-8 3-18 6-26 2-8 3-14 5-21 3-12 4-14 13-26 8-12 21-27 44-27 17 0 17 15 17 21 0 17-12 50-17 62-3 9-5 11-5 16 0 16 14 25 28 25 30 0 43-40 43-44z"><text:p/></draw:path><draw:path draw:style-name="gr4" draw:text-style-name="P44" svg:width="0.1102in" svg:height="0.1102in" svg:x="0.9925in" svg:y="0.126in" svg:viewBox="0 0 281 281" svg:d="M281 141c0-5-4-9-9-9-40 0-82 0-123 0 0-41 0-83 0-124 0-4-4-8-9-8-4 0-8 4-8 8 0 41 0 83 0 124-41 0-83 0-124 0-4 0-8 4-8 9 0 4 4 8 8 8 41 0 83 0 124 0 0 41 0 82 0 124 0 3 4 8 8 8 5 0 9-5 9-8 0-42 0-83 0-124 41 0 83 0 123 0 5 0 9-4 9-8z"><text:p/></draw:path><draw:path draw:style-name="gr4" draw:text-style-name="P44" svg:width="0.0543in" svg:height="0.1102in" svg:x="1.1835in" svg:y="0in" svg:viewBox="0 0 139 281" svg:d="M139 281c0-5 0-10 0-13-5 0-8 0-13 0-38 0-40-5-40-21 0-79 0-157 0-236 0-10 0-11-9-11-27 26-64 26-77 26 0 5 0 9 0 14 8 0 34 0 55-11 0 73 0 145 0 218 0 16-1 21-39 21-5 0-9 0-14 0 0 3 0 8 0 13 15-1 52-1 69-1s54 0 68 1z"><text:p/></draw:path><draw:path draw:style-name="gr4" draw:text-style-name="P44" svg:width="0.0823in" svg:height="0.0063in" svg:x="1.1689in" svg:y="0.1783in" svg:viewBox="0 0 210 17" svg:d="M0 0c70 0 140 0 210 0 0 6 0 11 0 17-70 0-140 0-210 0 0-6 0-11 0-17z"><text:p/></draw:path><draw:path draw:style-name="gr4" draw:text-style-name="P44" svg:width="0.0685in" svg:height="0.1142in" svg:x="1.1756in" svg:y="0.2256in" svg:viewBox="0 0 175 291" svg:d="M175 209c0-35-26-67-69-76 33-12 58-41 58-74 0-35-37-59-78-59-42 0-74 26-74 58 0 14 10 21 22 21 13 0 21-8 21-20 0-22-20-22-26-22 13-20 41-26 56-26 17 0 40 9 40 48 0 5 0 29-11 48-13 19-28 22-38 22-3 0-14 1-16 1-4 0-7 1-7 5s3 4 11 4c6 0 12 0 18 0 34 0 50 29 50 70 0 58-29 70-48 70-18 0-49-8-64-33 15 3 28-6 28-23 0-14-12-22-24-22-10 0-24 4-24 24 0 38 40 66 85 66 52 0 90-39 90-82z"><text:p/></draw:path><draw:path draw:style-name="gr4" draw:text-style-name="P44" svg:width="0.0657in" svg:height="0.1098in" svg:x="1.2799in" svg:y="0.1126in" svg:viewBox="0 0 168 280" svg:d="M168 207c-4 0-7 0-11 0-1 13-5 31-8 38-4 2-31 2-41 2-25 0-50 0-76 0 15-14 30-28 45-43 66-57 91-80 91-122 0-48-37-82-89-82-48 0-79 38-79 76 0 24 22 24 23 24 7 0 21-5 21-23 0-11-7-22-22-22-3 0-4 0-5 0 9-26 32-42 56-42 39 0 57 34 57 69 0 33-21 67-45 92-26 30-54 60-80 90-5 5-5 6-5 16 52 0 104 0 156 0 4-25 8-49 12-73z"><text:p/></draw:path><draw:path draw:style-name="gr4" draw:text-style-name="P44" svg:width="0.0705in" svg:height="0.0516in" svg:x="1.3602in" svg:y="0.1114in" svg:viewBox="0 0 180 132" svg:d="M180 88c0-4-4-4-5-4-3 0-5 1-6 5-6 24-19 36-31 36-6 0-7-5-7-11 0-7 1-11 7-24 4-10 16-41 16-56 0-29-23-34-39-34-25 0-41 14-50 26-1-20-19-26-31-26-14 0-20 8-23 16-7 10-11 27-11 28 0 4 4 4 5 4 3 0 5 0 6-8 5-17 11-32 21-32 9 0 10 6 10 15 0 5-2 15-5 24-2 8-3 18-6 26-3 13-6 25-9 39-2 3-3 10-3 12 0 6 5 8 10 8 6 0 9-3 12-6 2-2 3-12 5-18 2-8 4-18 7-26 1-8 2-14 5-21 2-12 3-14 12-26 8-12 21-27 44-27 17 0 17 15 17 21 0 17-12 50-17 62-4 9-5 11-5 16 0 16 13 25 29 25 29 0 42-40 42-44z"><text:p/></draw:path></draw:g></draw:g></text:span><text:span text:style-name="T12">.</text:span></text:p>
      <text:p text:style-name="P14">עבור <draw:g text:anchor-type="as-char" svg:y="-0.1146in" draw:z-index="26" draw:name="Shape34" draw:style-name="gr1"><svg:title>TexMaths</svg:title><svg:desc>12§display§b_n§svg§600§FALSE§</svg:desc><draw:g draw:style-name="gr2"><draw:path draw:style-name="gr3" draw:text-style-name="P43" svg:width="0.1299in" svg:height="0.1394in" svg:x="0.0004in" svg:y="0.0087in" svg:viewBox="0 0 331 355" svg:d="M0 0c111 0 220 0 331 0 0 118 0 237 0 355-111 0-220 0-331 0 0-118 0-237 0-355z"><text:p/></draw:path><draw:path draw:style-name="gr4" draw:text-style-name="P44" svg:width="0.061in" svg:height="0.1161in" svg:x="-0.0004in" svg:y="0in" svg:viewBox="0 0 156 296" svg:d="M156 173c0-38-22-67-56-67-19 0-37 12-49 25 10-42 20-84 31-126-3-1 0-5-6-5-10 0-40 4-52 5-2 0-7 0-7 8 0 5 3 5 9 5 21 0 22 2 22 7 0 3-3 17-6 25-12 46-23 92-35 139-5 19-7 26-7 41 0 39 23 66 54 66 50 0 102-63 102-123zM125 155c0 25-13 72-21 88-14 29-33 43-50 43-14 0-28-11-28-42 0-8 0-16 6-43 4-12 7-25 10-38 3-8 3-9 6-14 21-28 40-34 51-34 15 0 26 12 26 40z"><text:p/></draw:path><draw:path draw:style-name="gr4" draw:text-style-name="P44" svg:width="0.0709in" svg:height="0.052in" svg:x="0.0681in" svg:y="0.1039in" svg:viewBox="0 0 181 133" svg:d="M181 88c0-4-4-4-5-4-4 0-5 3-6 5-6 24-20 36-32 36-6 0-7-4-7-10 0-7 1-10 7-24 4-9 16-41 16-57 0-28-23-34-38-34-25 0-41 16-51 28-1-21-19-28-31-28s-20 10-23 17c-7 11-11 27-11 29 0 3 4 3 5 3 5 0 5-1 7-8 4-18 10-33 20-33 9 0 11 8 11 15 0 6-3 17-4 25-3 9-5 18-8 27-3 12-6 24-9 37-2 3-3 11-3 12 0 7 5 9 10 9 6 0 11-3 12-6s4-12 5-19c2-9 5-18 7-26 1-6 4-12 5-19 3-13 3-15 12-27 8-12 23-28 44-28 17 0 17 16 17 21 0 18-12 50-17 64-3 8-4 10-4 15 0 16 13 25 28 25 29 0 43-40 43-45z"><text:p/></draw:path></draw:g></draw:g><text:s/>אנו רואים כי <draw:g text:anchor-type="as-char" svg:y="-0.2902in" draw:z-index="28" draw:name="Shape35" draw:style-name="gr1"><svg:title>TexMaths</svg:title><svg:desc>12§display§\begin{cases}
1 = A_1 \cdot (-1)^1 + A_2 \cdot 2^1 \\
1 = A_1 \cdot (-1)^2 + A_2 \cdot 2^2
\end{cases}§svg§600§FALSE§</svg:desc><draw:g draw:style-name="gr2"><draw:path draw:style-name="gr3" draw:text-style-name="P43" svg:width="1.8343in" svg:height="0.4803in" svg:x="-0.0004in" svg:y="0.0083in" svg:viewBox="0 0 4660 1221" svg:d="M2330 1221c-777 0-1554 0-2330 0 0-407 0-814 0-1221 1554 0 3106 0 4660 0 0 407 0 814 0 1221-776 0-1554 0-2330 0z"><text:p/></draw:path><draw:path draw:style-name="gr4" draw:text-style-name="P44" svg:width="0.1008in" svg:height="0.4976in" svg:x="0.0157in" svg:y="0in" svg:viewBox="0 0 257 1265" svg:d="M257 1254c0-5-4-10-7-11-59-22-100-85-100-137 0-104 0-210 0-316 0-62-52-127-112-157 60-31 112-96 112-159 0-105 0-211 0-315 0-52 41-116 100-137 3-2 7-6 7-11 0-6-6-11-12-11-1 0-3 1-4 1-71 25-134 94-134 158 0 104 0 210 0 315 0 58-41 128-100 149-5 2-7 5-7 10s2 8 7 10c59 20 100 90 100 147 0 106 0 212 0 316 0 64 63 132 134 157 1 0 3 2 4 2 6 0 12-5 12-11z"><text:p/></draw:path><draw:path draw:style-name="gr4" draw:text-style-name="P44" svg:width="0.0543in" svg:height="0.1102in" svg:x="0.1555in" svg:y="0.0669in" svg:viewBox="0 0 139 281" svg:d="M139 281c0-5 0-10 0-13-5 0-8 0-13 0-37 0-40-4-40-19 0-80 0-158 0-237 0-11 0-12-9-12-25 28-63 28-77 28 0 4 0 8 0 13 8 0 34 0 55-11 0 73 0 145 0 219 0 14-1 19-38 19-5 0-9 0-13 0 0 3 0 8 0 13 14-1 49-1 67-1 17 0 54 0 68 1z"><text:p/></draw:path><draw:path draw:style-name="gr4" draw:text-style-name="P44" svg:width="0.1102in" svg:height="0.039in" svg:x="0.2791in" svg:y="0.1165in" svg:viewBox="0 0 281 100" svg:d="M281 8c0-3-4-8-9-8-87 0-176 0-264 0-4 0-8 4-8 8s4 9 8 9c88 0 177 0 264 0 5 0 9-4 9-9zM281 91c0-5-4-8-9-8-87 0-176 0-264 0-4 0-8 3-8 8 0 4 4 9 8 9 88 0 177 0 264 0 5 0 9-5 9-9z"><text:p/></draw:path><draw:path draw:style-name="gr4" draw:text-style-name="P44" svg:width="0.1134in" svg:height="0.1181in" svg:x="0.4512in" svg:y="0.0583in" svg:viewBox="0 0 289 301" svg:d="M289 293c0-5-5-5-9-5-27 0-27-2-28-14-8-88-18-177-26-264 0-9 0-10-8-10-7 0-8 2-10 7-50 82-99 165-148 246-17 28-32 34-52 35-4 1-8 1-8 9 0 3 2 4 5 4 12 0 25-1 37-1 13 0 28 1 42 1 2 0 7 0 7-7 0-5-3-6-6-6-9 0-20-3-20-14 0-5 2-10 6-16 3-5 3-5 32-54 35 0 71 0 106 0 1 10 7 66 7 71 0 12-23 13-31 13-6 0-10 0-10 9 0 4 4 2 6 4 17 0 35-1 53-1 11 0 37 1 47 1 3 0 8 0 8-8zM208 191c-33 0-64 0-96 0 27-47 55-93 82-139 5 46 9 92 14 139z"><text:p/></draw:path><draw:path draw:style-name="gr4" draw:text-style-name="P44" svg:width="0.0417in" svg:height="0.0768in" svg:x="0.5823in" svg:y="0.1413in" svg:viewBox="0 0 107 196" svg:d="M107 196c0-4 0-7 0-11-4 0-7 0-11 0-30 0-30-4-30-13 0-54 0-110 0-164 0-8 0-8-8-8-20 18-46 19-58 19 0 4 0 6 0 10 7 0 26 0 42-7 0 50 0 99 0 150 0 9 0 13-29 13-3 0-7 0-11 0 0 4 0 7 0 11 17 0 35-1 52-1 18 0 35 1 53 1z"><text:p/></draw:path><draw:path draw:style-name="gr4" draw:text-style-name="P44" svg:width="0.0169in" svg:height="0.0169in" svg:x="0.6953in" svg:y="0.1283in" svg:viewBox="0 0 44 44" svg:d="M44 22c0-12-10-22-22-22-14 0-22 8-22 22 0 12 8 22 22 22 12 0 22-9 22-22z"><text:p/></draw:path><draw:path draw:style-name="gr4" draw:text-style-name="P44" svg:width="0.0378in" svg:height="0.1646in" svg:x="0.7807in" svg:y="0.0531in" svg:viewBox="0 0 97 419" svg:d="M97 416c0-2-1-3-1-4-44-32-73-118-73-185 0-12 0-23 0-35 0-67 29-152 73-185 0-1 1-2 1-3 0-3-2-4-3-4-2 0-3 0-4 0-46 35-90 120-90 192 0 12 0 23 0 35 0 72 44 157 90 192 1 0 2 0 4 0 1 0 3-1 3-3z"><text:p/></draw:path><draw:path draw:style-name="gr4" draw:text-style-name="P44" svg:width="0.1102in" svg:height="0.0067in" svg:x="0.8382in" svg:y="0.1323in" svg:viewBox="0 0 281 18" svg:d="M281 8c0-3-4-8-9-8-87 0-176 0-264 0-4 0-8 4-8 8s4 10 8 10c88 0 177 0 264 0 5 0 9-5 9-10z"><text:p/></draw:path><draw:path draw:style-name="gr4" draw:text-style-name="P44" svg:width="0.0543in" svg:height="0.1102in" svg:x="0.972in" svg:y="0.0669in" svg:viewBox="0 0 139 281" svg:d="M139 281c0-5 0-10 0-13-5 0-9 0-14 0-37 0-39-4-39-19 0-80 0-158 0-237 0-11 0-12-9-12-27 28-64 28-77 28 0 4 0 8 0 13 8 0 34 0 55-11 0 73 0 145 0 219 0 14-1 19-39 19-5 0-9 0-14 0 0 3 0 8 0 13 15-1 52-1 69-1s53 0 68 1z"><text:p/></draw:path><draw:path draw:style-name="gr4" draw:text-style-name="P44" svg:width="0.0378in" svg:height="0.1646in" svg:x="1.0496in" svg:y="0.0531in" svg:viewBox="0 0 97 419" svg:d="M97 227c0-12 0-23 0-35 0-72-44-157-90-192-1 0-1 0-2 0-3 0-5 1-5 4 0 1 1 2 2 3 44 33 72 118 72 185 0 12 0 23 0 35 0 67-28 153-72 185-1 1-2 2-2 4s2 3 5 3c1 0 1 0 2 0 46-35 90-120 90-192z"><text:p/></draw:path><draw:path draw:style-name="gr4" draw:text-style-name="P44" svg:width="0.0417in" svg:height="0.0768in" svg:x="1.1177in" svg:y="0.0406in" svg:viewBox="0 0 107 196" svg:d="M107 196c0-4 0-7 0-11-4 0-7 0-11 0-30 0-30-4-30-13 0-56 0-110 0-165 0-7 0-7-8-7-20 18-46 18-58 18 0 4 0 7 0 11 7 0 26 0 42-9 0 51 0 101 0 152 0 9 0 13-29 13-3 0-8 0-12 0 0 4 0 7 0 11 18 0 35-1 53-1s35 1 53 1z"><text:p/></draw:path><draw:path draw:style-name="gr4" draw:text-style-name="P44" svg:width="0.1102in" svg:height="0.1098in" svg:x="1.2252in" svg:y="0.0811in" svg:viewBox="0 0 281 280" svg:d="M281 139c0-3-4-8-9-8-40 0-82 0-123 0 0-41 0-82 0-123 0-4-4-8-9-8-4 0-8 4-8 8 0 41 0 82 0 123-41 0-83 0-124 0-4 0-8 4-8 8s4 10 8 10c41 0 83 0 124 0 0 41 0 82 0 122 0 5 4 9 8 9 5 0 9-4 9-9 0-40 0-81 0-122 41 0 83 0 123 0 5 0 9-5 9-10z"><text:p/></draw:path><draw:path draw:style-name="gr4" draw:text-style-name="P44" svg:width="0.1134in" svg:height="0.1181in" svg:x="1.3878in" svg:y="0.0583in" svg:viewBox="0 0 289 301" svg:d="M289 293c0-5-3-5-9-5-27 0-27-2-28-14-8-88-17-177-25-264-1-9-1-10-9-10-6 0-8 2-10 7-50 82-98 165-147 246-17 28-33 34-51 35-6 1-10 1-10 9 0 3 2 4 6 4 11 0 24-1 36-1 14 0 29 1 42 1 2 0 8 0 8-7 0-5-3-6-7-6-9 0-19-3-19-14 0-5 2-10 6-16 2-5 2-5 31-54 36 0 71 0 107 0 0 10 6 66 6 71 0 12-22 13-30 13-6 0-11 0-11 9 0 4 4 2 6 4 18 0 36-1 53-1 11 0 37 1 48 1 2 0 7 0 7-8zM208 191c-33 0-64 0-96 0 27-47 55-93 82-139 5 46 9 92 14 139z"><text:p/></draw:path><draw:path draw:style-name="gr4" draw:text-style-name="P44" svg:width="0.0512in" svg:height="0.0768in" svg:x="1.5138in" svg:y="0.1413in" svg:viewBox="0 0 131 196" svg:d="M131 142c-4 0-7 0-11 0 0 7-4 24-7 27-3 2-25 2-29 2-18 0-37 0-55 0 31-28 42-36 60-50 21-18 42-36 42-63 0-36-31-58-70-58-36 0-61 25-61 53 0 14 13 17 16 17 7 0 15-6 15-16 0-6-2-16-17-16 9-21 29-27 42-27 30 0 46 23 46 47 0 25-18 45-28 56-24 23-48 47-72 70-2 3-2 3-2 12 41 0 80 0 121 0 4-18 6-36 10-54z"><text:p/></draw:path><draw:path draw:style-name="gr4" draw:text-style-name="P44" svg:width="0.0177in" svg:height="0.0169in" svg:x="1.6319in" svg:y="0.1283in" svg:viewBox="0 0 46 44" svg:d="M46 22c0-12-11-22-23-22s-23 8-23 22c0 12 11 22 23 22s23-9 23-22z"><text:p/></draw:path><draw:path draw:style-name="gr4" draw:text-style-name="P44" svg:width="0.0661in" svg:height="0.1102in" svg:x="1.7091in" svg:y="0.0669in" svg:viewBox="0 0 169 281" svg:d="M169 208c-3 0-7 0-11 0-2 13-4 31-9 37-3 4-31 4-40 4-25 0-51 0-77 0 16-15 30-29 46-44 66-57 91-80 91-122 0-49-38-83-90-83-48 0-79 40-79 77 0 24 22 24 23 24 7 0 21-6 21-23 0-11-7-22-21-22-4 0-5 0-6 0 9-27 32-43 57-43 39 0 57 35 57 70 0 33-22 66-45 92-27 30-54 60-81 90-5 5-5 6-5 16 53 0 104 0 157 0 4-25 9-49 12-73z"><text:p/></draw:path><draw:path draw:style-name="gr4" draw:text-style-name="P44" svg:width="0.0421in" svg:height="0.0768in" svg:x="1.7965in" svg:y="0.0406in" svg:viewBox="0 0 108 196" svg:d="M108 196c0-4 0-7 0-11-4 0-7 0-11 0-30 0-30-4-30-13 0-56 0-110 0-165 0-7-1-7-8-7-19 18-47 18-59 18 0 4 0 7 0 11 7 0 28 0 43-9 0 51 0 101 0 152 0 9 0 13-30 13-3 0-7 0-11 0 0 4 0 7 0 11 18 0 35-1 53-1s35 1 53 1z"><text:p/></draw:path><draw:path draw:style-name="gr4" draw:text-style-name="P44" svg:width="0.0543in" svg:height="0.1102in" svg:x="0.1555in" svg:y="0.3051in" svg:viewBox="0 0 139 281" svg:d="M139 281c0-5 0-10 0-13-5 0-8 0-13 0-37 0-40-5-40-21 0-79 0-157 0-236 0-10 0-11-9-11-25 28-63 28-77 28 0 3 0 8 0 12 8 0 34 0 55-11 0 73 0 145 0 218 0 16-1 21-38 21-5 0-9 0-13 0 0 3 0 8 0 13 14-1 49-1 67-1 17 0 54 0 68 1z"><text:p/></draw:path><draw:path draw:style-name="gr4" draw:text-style-name="P44" svg:width="0.1102in" svg:height="0.0382in" svg:x="0.2791in" svg:y="0.3551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1134in" svg:height="0.1181in" svg:x="0.4512in" svg:y="0.2984in" svg:viewBox="0 0 289 301" svg:d="M289 293c0-5-5-5-9-5-27 0-27-2-28-15-8-88-18-176-26-263 0-9 0-10-8-10-7 0-8 2-10 7-50 82-99 165-148 246-17 28-32 34-52 35-4 0-8 0-8 9 0 2 2 4 5 4 12 0 25-1 37-1 13 0 28 1 42 1 2 0 7 0 7-8 0-5-3-5-6-5-9-1-20-3-20-14 0-5 2-10 6-16 3-5 3-5 32-54 35 0 71 0 106 0 1 9 7 66 7 71 0 12-23 13-31 13-6 0-10 0-10 9 0 4 4 2 6 4 17 0 35-1 53-1 11 0 37 1 47 1 3 0 8 0 8-8zM208 191c-33 0-64 0-96 0 27-47 55-93 82-139 5 46 9 92 14 139z"><text:p/></draw:path><draw:path draw:style-name="gr4" draw:text-style-name="P44" svg:width="0.0417in" svg:height="0.0768in" svg:x="0.5823in" svg:y="0.3811in" svg:viewBox="0 0 107 196" svg:d="M107 196c0-4 0-7 0-11-4 0-7 0-11 0-30 0-30-4-30-13 0-56 0-110 0-165 0-7 0-7-8-7-20 18-46 18-58 18 0 4 0 7 0 11 7 0 26 0 42-9 0 51 0 101 0 152 0 9 0 13-29 13-3 0-7 0-11 0 0 4 0 7 0 11 17 0 35-1 52-1 18 0 35 1 53 1z"><text:p/></draw:path><draw:path draw:style-name="gr4" draw:text-style-name="P44" svg:width="0.0169in" svg:height="0.0169in" svg:x="0.6953in" svg:y="0.3665in" svg:viewBox="0 0 44 44" svg:d="M44 22c0-12-10-22-22-22-14 0-22 10-22 22s8 22 22 22c12 0 22-10 22-22z"><text:p/></draw:path><draw:path draw:style-name="gr4" draw:text-style-name="P44" svg:width="0.0378in" svg:height="0.165in" svg:x="0.7807in" svg:y="0.2929in" svg:viewBox="0 0 97 420" svg:d="M97 417c0-1-1-3-1-4-44-33-73-118-73-185 0-12 0-24 0-36 0-67 29-151 73-184 0-1 1-2 1-3 0-3-2-5-3-5-2 0-3 1-4 1-46 35-90 119-90 191 0 12 0 24 0 36 0 72 44 156 90 191 1 1 2 1 4 1 1 0 3-2 3-3z"><text:p/></draw:path><draw:path draw:style-name="gr4" draw:text-style-name="P44" svg:width="0.1102in" svg:height="0.0063in" svg:x="0.8382in" svg:y="0.372in" svg:viewBox="0 0 281 17" svg:d="M281 8c0-4-4-8-9-8-87 0-176 0-264 0-4 0-8 4-8 8 0 5 4 9 8 9 88 0 177 0 264 0 5 0 9-4 9-9z"><text:p/></draw:path><draw:path draw:style-name="gr4" draw:text-style-name="P44" svg:width="0.0543in" svg:height="0.1102in" svg:x="0.972in" svg:y="0.3051in" svg:viewBox="0 0 139 281" svg:d="M139 281c0-5 0-10 0-13-5 0-9 0-14 0-37 0-39-5-39-21 0-79 0-157 0-236 0-10 0-11-9-11-27 28-64 28-77 28 0 3 0 8 0 12 8 0 34 0 55-11 0 73 0 145 0 218 0 16-1 21-39 21-5 0-9 0-14 0 0 3 0 8 0 13 15-1 52-1 69-1s53 0 68 1z"><text:p/></draw:path><draw:path draw:style-name="gr4" draw:text-style-name="P44" svg:width="0.0378in" svg:height="0.165in" svg:x="1.0496in" svg:y="0.2929in" svg:viewBox="0 0 97 420" svg:d="M97 228c0-12 0-24 0-36 0-72-44-156-90-191-1 0-1-1-2-1-3 0-5 2-5 5 0 1 1 2 2 3 44 33 72 117 72 184 0 12 0 24 0 36 0 67-28 152-72 185-1 0-2 3-2 4s2 3 5 3c1-1 1 0 2-1 46-35 90-119 90-191z"><text:p/></draw:path><draw:path draw:style-name="gr4" draw:text-style-name="P44" svg:width="0.0512in" svg:height="0.0768in" svg:x="1.1118in" svg:y="0.2787in" svg:viewBox="0 0 131 196" svg:d="M131 143c-4 0-6 0-10 0-1 6-3 24-8 26-3 3-25 3-29 3-18 0-36 0-54 0 31-28 41-36 59-51 21-17 42-35 42-63 0-36-31-58-69-58-37 0-62 26-62 53 0 15 13 17 16 17 7 0 15-5 15-16 0-5-1-16-17-16 10-20 29-27 44-27 28 0 44 23 44 47 0 26-18 46-28 56-24 24-46 47-70 71-4 2-4 4-4 11 41 0 82 0 122 0 3-18 6-35 9-53z"><text:p/></draw:path><draw:path draw:style-name="gr4" draw:text-style-name="P44" svg:width="0.1102in" svg:height="0.1102in" svg:x="1.2252in" svg:y="0.3193in" svg:viewBox="0 0 281 281" svg:d="M281 141c0-5-4-9-9-9-40 0-82 0-123 0 0-41 0-83 0-124 0-4-4-8-9-8-4 0-8 4-8 8 0 41 0 83 0 124-41 0-83 0-124 0-4 0-8 4-8 9 0 4 4 8 8 8 41 0 83 0 124 0 0 41 0 82 0 124 0 4 4 8 8 8 5 0 9-4 9-8 0-42 0-83 0-124 41 0 83 0 123 0 5 0 9-4 9-8z"><text:p/></draw:path><draw:path draw:style-name="gr4" draw:text-style-name="P44" svg:width="0.1134in" svg:height="0.1181in" svg:x="1.3878in" svg:y="0.2984in" svg:viewBox="0 0 289 301" svg:d="M289 293c0-5-3-5-9-5-27 0-27-2-28-15-8-88-17-176-25-263-1-9-1-10-9-10-6 0-8 2-10 7-50 82-98 165-147 246-17 28-33 34-51 35-6 0-10 0-10 9 0 2 2 4 6 4 11 0 24-1 36-1 14 0 29 1 42 1 2 0 8 0 8-8 0-5-3-5-7-5-9-1-19-3-19-14 0-5 2-10 6-16 2-5 2-5 31-54 36 0 71 0 107 0 0 9 6 66 6 71 0 12-22 13-30 13-6 0-11 0-11 9 0 4 4 2 6 4 18 0 36-1 53-1 11 0 37 1 48 1 2 0 7 0 7-8zM208 191c-33 0-64 0-96 0 27-47 55-93 82-139 5 46 9 92 14 139z"><text:p/></draw:path><draw:path draw:style-name="gr4" draw:text-style-name="P44" svg:width="0.0512in" svg:height="0.0768in" svg:x="1.5138in" svg:y="0.3811in" svg:viewBox="0 0 131 196" svg:d="M131 142c-4 0-7 0-11 0 0 6-4 24-7 26-3 3-25 3-29 3-18 0-37 0-55 0 31-28 42-36 60-50 21-18 42-36 42-65 0-34-31-56-70-56-36 0-61 25-61 53 0 14 13 15 16 15 7 0 15-4 15-15 0-5-2-16-17-16 9-20 29-27 42-27 30 0 46 24 46 46 0 27-18 47-28 58-24 23-48 47-72 70-2 2-2 3-2 12 41 0 80 0 121 0 4-18 6-36 10-54z"><text:p/></draw:path><draw:path draw:style-name="gr4" draw:text-style-name="P44" svg:width="0.0177in" svg:height="0.0169in" svg:x="1.6319in" svg:y="0.3665in" svg:viewBox="0 0 46 44" svg:d="M46 22c0-12-11-22-23-22s-23 10-23 22 11 22 23 22 23-10 23-22z"><text:p/></draw:path><draw:path draw:style-name="gr4" draw:text-style-name="P44" svg:width="0.0661in" svg:height="0.1102in" svg:x="1.7091in" svg:y="0.3051in" svg:viewBox="0 0 169 281" svg:d="M169 208c-3 0-7 0-11 0-2 12-4 31-9 37-3 4-31 4-40 4-25 0-51 0-77 0 16-15 30-29 46-44 66-58 91-81 91-123 0-48-38-82-90-82-48 0-79 38-79 77 0 23 22 23 23 23 7 0 21-5 21-22 0-11-7-23-21-23-4 0-5 0-6 1 9-27 32-43 57-43 39 0 57 34 57 69 0 33-22 67-45 93-27 30-54 60-81 90-5 5-5 6-5 16 53 0 104 0 157 0 4-25 9-49 12-73z"><text:p/></draw:path><draw:path draw:style-name="gr4" draw:text-style-name="P44" svg:width="0.0512in" svg:height="0.0768in" svg:x="1.7913in" svg:y="0.2787in" svg:viewBox="0 0 131 196" svg:d="M131 143c-4 0-7 0-11 0 0 6-4 24-7 26-3 3-25 3-29 3-18 0-37 0-55 0 31-28 42-36 60-51 21-17 42-35 42-63 0-36-31-58-70-58-36 0-61 26-61 53 0 15 13 17 16 17 7 0 15-5 15-16 0-5-2-16-17-16 9-20 29-27 44-27 28 0 44 23 44 47 0 26-18 46-28 56-24 24-46 47-70 71-4 2-4 4-4 11 41 0 80 0 121 0 4-18 6-35 10-53z"><text:p/></draw:path></draw:g></draw:g>, מכאן נובע כי <draw:g text:anchor-type="as-char" svg:y="-0.222in" draw:z-index="29" draw:name="Shape36" draw:style-name="gr1"><svg:title>TexMaths</svg:title><svg:desc>12§display§b_n = -{1 \over 3} (-1)^n + {1 \over 3} 2^n§svg§600§FALSE§</svg:desc><draw:g draw:style-name="gr2"><draw:path draw:style-name="gr3" draw:text-style-name="P43" svg:width="1.5339in" svg:height="0.3228in" svg:x="0in" svg:y="0.0102in" svg:viewBox="0 0 3897 821" svg:d="M1950 821c-651 0-1300 0-1950 0 0-274 0-547 0-821 1299 0 2598 0 3897 0 0 274 0 547 0 821-649 0-1298 0-1947 0z"><text:p/></draw:path><draw:path draw:style-name="gr4" draw:text-style-name="P44" svg:width="0.0606in" svg:height="0.1165in" svg:x="-0.0004in" svg:y="0.1079in" svg:viewBox="0 0 155 297" svg:d="M155 173c0-37-23-67-57-67-19 0-36 12-49 25 11-42 21-84 31-126-1-1 0-5-4-5-10 0-41 4-52 4-4 1-8 1-8 8 0 6 3 6 10 6 20 0 21 2 21 7 0 3-4 17-6 25-12 46-23 93-35 139-5 20-6 27-6 42 0 39 22 66 53 66 50 0 102-63 102-124zM125 155c0 25-15 73-22 89-14 29-33 44-50 44-15 0-28-12-28-43 0-8 0-16 6-42 4-13 6-26 10-40 2-8 2-9 6-14 21-28 39-34 51-34 15 0 27 14 27 40z"><text:p/></draw:path><draw:path draw:style-name="gr4" draw:text-style-name="P44" svg:width="0.0705in" svg:height="0.052in" svg:x="0.0685in" svg:y="0.2138in" svg:viewBox="0 0 180 133" svg:d="M180 88c0-4-4-4-5-4-5 0-5 1-6 5-6 24-19 36-31 36-6 0-7-5-7-11 0-7 1-11 7-24 4-8 16-41 16-56 0-29-23-34-39-34-25 0-42 14-50 26-3-20-19-26-31-26-14 0-20 8-24 16-6 10-10 27-10 28 0 5 4 5 5 5 3 0 3-1 6-9 5-17 9-32 21-32 8 0 10 6 10 15 0 5-2 15-5 24-2 8-3 18-6 26-3 14-6 26-9 39-2 3-3 11-3 12 0 6 5 9 10 9s8-4 11-7c2-2 4-12 6-18 2-8 3-18 6-26 2-8 3-14 4-21 4-12 5-14 14-26 8-12 21-27 44-27 17 0 17 15 17 21 0 18-12 50-17 62-4 9-5 11-5 16 0 16 13 26 28 26 30 0 43-40 43-45z"><text:p/></draw:path><draw:path draw:style-name="gr4" draw:text-style-name="P44" svg:width="0.1102in" svg:height="0.0386in" svg:x="0.2083in" svg:y="0.1638in" svg:viewBox="0 0 281 99" svg:d="M281 8c0-4-4-8-9-8-87 0-176 0-264 0-3 0-8 4-8 8 0 5 5 9 8 9 88 0 177 0 264 0 5 0 9-4 9-9zM281 90c0-5-4-8-9-8-87 0-176 0-264 0-3 0-8 3-8 8s5 9 8 9c88 0 177 0 264 0 5 0 9-4 9-9z"><text:p/></draw:path><draw:path draw:style-name="gr4" draw:text-style-name="P44" svg:width="0.1102in" svg:height="0.0063in" svg:x="0.3835in" svg:y="0.1783in" svg:viewBox="0 0 281 17" svg:d="M281 8c0-4-4-8-9-8-87 0-176 0-264 0-3 0-8 4-8 8 0 5 5 9 8 9 88 0 177 0 264 0 5 0 9-4 9-9z"><text:p/></draw:path><draw:path draw:style-name="gr4" draw:text-style-name="P44" svg:width="0.0539in" svg:height="0.1102in" svg:x="0.5386in" svg:y="0in" svg:viewBox="0 0 138 281" svg:d="M138 281c0-5 0-9 0-13-5 0-8 0-13 0-37 0-39-5-39-20 0-80 0-158 0-237 0-10 0-11-10-11-26 28-63 28-76 28 0 4 0 8 0 13 8 0 32 0 55-12 0 73 0 145 0 219 0 15-1 20-39 20-5 0-9 0-14 0 0 4 0 8 0 13 15-1 52-1 69-1s53 0 67 1z"><text:p/></draw:path><draw:path draw:style-name="gr4" draw:text-style-name="P44" svg:width="0.0827in" svg:height="0.0063in" svg:x="0.5232in" svg:y="0.1783in" svg:viewBox="0 0 211 17" svg:d="M106 17c-35 0-71 0-106 0 0-6 0-11 0-17 71 0 140 0 211 0 0 6 0 11 0 17-35 0-71 0-105 0z"><text:p/></draw:path><draw:path draw:style-name="gr4" draw:text-style-name="P44" svg:width="0.0685in" svg:height="0.1142in" svg:x="0.5303in" svg:y="0.226in" svg:viewBox="0 0 175 291" svg:d="M175 209c0-35-26-67-71-76 35-12 59-40 59-74 0-35-37-59-77-59-43 0-74 25-74 58 0 14 8 21 20 21 14 0 22-8 22-21 0-21-19-21-25-21 12-20 41-26 55-26 18 0 41 9 41 47 0 6-1 30-12 48-12 20-27 21-37 23-4 0-14 1-17 1-4 0-6 0-6 5 0 4 2 4 9 4 6 0 14 0 20 0 34 0 50 29 50 70 0 58-30 70-48 70s-50-7-65-33c15 3 28-7 28-23 0-15-11-24-23-24-11 0-24 6-24 26 0 38 40 66 85 66 52 0 90-39 90-82z"><text:p/></draw:path><draw:path draw:style-name="gr4" draw:text-style-name="P44" svg:width="0.0378in" svg:height="0.1646in" svg:x="0.6433in" svg:y="0.0992in" svg:viewBox="0 0 97 419" svg:d="M97 416c0-1-1-3-2-4-43-32-72-116-72-185 0-12 0-24 0-35 0-67 29-151 72-185 1 0 2-1 2-3s-2-4-5-4c-1 0-1 0-2 1-47 35-90 119-90 191 0 11 0 23 0 35 0 72 43 157 90 192 1 0 1 0 2 0 3 0 5-1 5-3z"><text:p/></draw:path><draw:path draw:style-name="gr4" draw:text-style-name="P44" svg:width="0.1102in" svg:height="0.0063in" svg:x="0.7in" svg:y="0.1783in" svg:viewBox="0 0 281 17" svg:d="M281 8c0-4-4-8-9-8-87 0-176 0-264 0-3 0-8 4-8 8 0 5 5 9 8 9 88 0 177 0 264 0 5 0 9-4 9-9z"><text:p/></draw:path><draw:path draw:style-name="gr4" draw:text-style-name="P44" svg:width="0.0543in" svg:height="0.1098in" svg:x="0.8343in" svg:y="0.1138in" svg:viewBox="0 0 139 280" svg:d="M139 280c0-5 0-8 0-12-5 0-8 0-13 0-37 0-40-5-40-20 0-80 0-158 0-237 0-11 0-11-9-11-25 26-63 26-77 26 0 5 0 9 0 14 8 0 34 0 55-11 0 73 0 145 0 219 0 14-1 20-38 20-5 0-9 0-13 0 0 4 0 7 0 12 14-1 49-1 67-1 17 0 54 0 68 1z"><text:p/></draw:path><draw:path draw:style-name="gr4" draw:text-style-name="P44" svg:width="0.0378in" svg:height="0.1646in" svg:x="0.9122in" svg:y="0.0992in" svg:viewBox="0 0 97 419" svg:d="M97 227c0-12 0-24 0-35 0-72-44-156-91-191 0-1-1-1-2-1-2 0-4 2-4 4s1 2 1 3c45 34 73 118 73 185 0 11 0 23 0 35 0 69-28 153-73 185 0 1-1 3-1 4 0 2 2 3 4 3 1 0 1 0 2 0 47-35 91-120 91-192z"><text:p/></draw:path><draw:path draw:style-name="gr4" draw:text-style-name="P44" svg:width="0.0705in" svg:height="0.0516in" svg:x="0.9724in" svg:y="0.1118in" svg:viewBox="0 0 180 132" svg:d="M180 88c0-4-4-4-5-4-3 0-3 1-5 5-7 24-19 36-31 36-6 0-7-5-7-11 0-7 1-11 6-24 4-8 16-41 16-56 0-29-23-34-39-34-24 0-41 14-49 26-2-20-20-26-32-26s-20 8-23 16c-6 10-11 27-11 28 0 4 4 3 5 4 5 0 5 0 7-8 4-17 10-32 22-32 7 0 9 6 9 15 0 5-2 15-5 24-2 8-4 18-7 26-2 14-6 26-8 39-1 3-4 11-4 12 0 6 5 8 10 8 6 0 11-3 12-6 1-2 3-12 5-18 2-8 4-18 7-26 1-8 3-14 5-21 3-12 3-14 12-26 8-12 22-27 44-27 18 0 18 15 18 21 0 18-13 50-18 62-2 9-4 11-4 16 0 16 12 25 28 25 30 0 42-39 42-44z"><text:p/></draw:path><draw:path draw:style-name="gr4" draw:text-style-name="P44" svg:width="0.1102in" svg:height="0.1102in" svg:x="1.1035in" svg:y="0.1264in" svg:viewBox="0 0 281 281" svg:d="M281 141c0-5-4-9-9-9-40 0-81 0-122 0 0-41 0-83 0-124 0-4-6-8-10-8s-8 4-8 8c0 41 0 83 0 124-41 0-82 0-122 0-5 0-10 4-10 9 0 4 5 8 10 8 40 0 81 0 122 0 0 41 0 82 0 123 0 4 4 9 8 9s10-5 10-9c0-41 0-82 0-123 41 0 82 0 122 0 5 0 9-4 9-8z"><text:p/></draw:path><draw:path draw:style-name="gr4" draw:text-style-name="P44" svg:width="0.0543in" svg:height="0.1102in" svg:x="1.2953in" svg:y="0in" svg:viewBox="0 0 139 281" svg:d="M139 281c0-5 0-9 0-13-5 0-9 0-14 0-37 0-39-5-39-20 0-80 0-158 0-237 0-10 0-11-9-11-27 28-64 28-77 28 0 4 0 8 0 13 8 0 32 0 55-12 0 73 0 145 0 219 0 15-1 20-39 20-5 0-9 0-14 0 0 4 0 8 0 13 15-1 52-1 69-1s53 0 68 1z"><text:p/></draw:path><draw:path draw:style-name="gr4" draw:text-style-name="P44" svg:width="0.0827in" svg:height="0.0063in" svg:x="1.2799in" svg:y="0.1783in" svg:viewBox="0 0 211 17" svg:d="M106 17c-35 0-71 0-106 0 0-6 0-11 0-17 71 0 140 0 211 0 0 6 0 11 0 17-35 0-71 0-105 0z"><text:p/></draw:path><draw:path draw:style-name="gr4" draw:text-style-name="P44" svg:width="0.0685in" svg:height="0.1142in" svg:x="1.287in" svg:y="0.226in" svg:viewBox="0 0 175 291" svg:d="M175 209c0-35-26-67-71-76 35-12 59-40 59-74 0-35-36-59-77-59-43 0-74 25-74 58 0 14 8 21 22 21 12 0 20-8 20-21 0-21-19-21-25-21 13-20 41-26 55-26 18 0 41 9 41 47 0 6-1 30-12 48-12 20-27 21-37 23-4 0-14 1-17 1s-6 0-6 5c0 4 3 4 11 4 6 0 12 0 18 0 34 0 50 29 50 70 0 58-29 70-48 70-18 0-49-7-65-33 16 3 29-7 29-23 0-15-12-24-24-24-11 0-24 6-24 26 0 38 40 66 85 66 52 0 90-39 90-82z"><text:p/></draw:path><draw:path draw:style-name="gr4" draw:text-style-name="P44" svg:width="0.0657in" svg:height="0.1098in" svg:x="1.3917in" svg:y="0.1138in" svg:viewBox="0 0 168 280" svg:d="M168 207c-4 0-7 0-11 0-2 13-5 31-8 38-4 3-31 3-41 3-25 0-50 0-76 0 15-15 30-29 45-44 66-57 91-80 91-122 0-48-38-82-89-82-48 0-79 38-79 76 0 24 20 24 22 24 7 0 22-5 22-23 0-11-8-22-22-22-4 0-4 0-5 0 9-26 32-42 56-42 39 0 57 34 57 69 0 33-22 67-45 92-26 30-54 60-80 90-5 5-5 6-5 16 52 0 104 0 156 0 4-25 8-49 12-73z"><text:p/></draw:path><draw:path draw:style-name="gr4" draw:text-style-name="P44" svg:width="0.0709in" svg:height="0.0516in" svg:x="1.4713in" svg:y="0.1118in" svg:viewBox="0 0 181 132" svg:d="M181 88c0-4-3-4-5-4-4 0-4 1-6 5-6 24-19 36-31 36-6 0-7-5-7-11 0-7 1-11 7-24 4-8 16-41 16-56 0-29-23-34-39-34-25 0-42 14-50 26-2-20-19-26-31-26-13 0-19 8-24 16-6 10-11 27-11 28 0 4 5 4 6 4 4 0 4 0 6-8 5-17 10-32 22-32 7 0 9 6 9 15 0 5-2 15-5 24-2 8-3 18-6 26-3 14-6 26-9 39-1 3-4 11-4 12 0 6 6 8 11 8s8-3 11-6c2-2 5-12 6-18 2-8 3-18 6-26 2-8 3-14 5-21 3-12 4-14 13-26 8-12 21-27 44-27 17 0 17 15 17 21 0 18-12 50-17 62-3 9-5 11-5 16 0 16 14 25 28 25 30 0 43-39 43-44z"><text:p/></draw:path></draw:g></draw:g>.</text:p>
      <text:p text:style-name="P15">ניתן לראות כי ערכי <draw:g text:anchor-type="as-char" svg:y="-0.072in" draw:z-index="30" draw:name="Shape37" draw:style-name="gr1"><svg:title>TexMaths</svg:title><svg:desc>12§display§c_n§svg§600§FALSE§</svg:desc><draw:g draw:style-name="gr2"><draw:path draw:style-name="gr3" draw:text-style-name="P43" svg:width="0.1307in" svg:height="0.0972in" svg:x="0.0008in" svg:y="0.0102in" svg:viewBox="0 0 333 248" svg:d="M167 248c-56 0-112 0-167 0 0-83 0-165 0-248 111 0 222 0 333 0 0 83 0 165 0 248-56 0-111 0-166 0z"><text:p/></draw:path><draw:path draw:style-name="gr4" draw:text-style-name="P44" svg:width="0.0638in" svg:height="0.074in" svg:x="-0.0004in" svg:y="0in" svg:viewBox="0 0 163 189" svg:d="M163 140c0-2-2-5-4-5-3 0-4 1-6 4-33 41-80 41-85 41-26 0-37-20-37-45 0-16 9-57 23-84 12-23 36-41 59-41 14 0 30 4 36 16-6 0-12 0-18 6-7 6-8 13-8 16 0 11 8 15 15 15 13 0 24-10 24-27 0-20-19-36-49-36-58 0-113 60-113 120 0 37 24 69 67 69 62 0 96-43 96-49z"><text:p/></draw:path><draw:path draw:style-name="gr4" draw:text-style-name="P44" svg:width="0.0705in" svg:height="0.052in" svg:x="0.0697in" svg:y="0.0638in" svg:viewBox="0 0 180 133" svg:d="M180 87c0-3-3-3-5-3-4 0-4 2-6 5-6 24-19 35-31 35-6 0-7-3-7-10 0-6 1-10 7-23 4-10 16-41 16-57 0-29-23-34-39-34-25 0-41 16-50 28-1-21-19-28-31-28-14 0-20 10-23 17-7 11-11 27-11 28 0 4 4 4 5 4 3 0 5-1 6-8 5-18 11-33 21-33 9 0 10 8 10 15 0 6-2 17-5 25-2 8-3 17-6 26-3 12-6 24-9 37-2 4-3 11-3 12 0 6 5 10 10 10s9-5 12-7c1-4 3-12 5-18 2-10 3-18 6-27 2-6 3-13 6-19 2-12 3-14 12-26 8-12 21-28 44-28 17 0 17 16 17 21 0 18-12 50-17 63-3 7-5 11-5 16 0 15 14 25 28 25 30 0 43-41 43-46z"><text:p/></draw:path></draw:g></draw:g><text:s/>זהים לשל <draw:g text:anchor-type="as-char" svg:y="-0.1146in" draw:z-index="31" draw:name="Shape38" draw:style-name="gr1"><svg:title>TexMaths</svg:title><svg:desc>12§display§b_n§svg§600§FALSE§</svg:desc><draw:g draw:style-name="gr2"><draw:path draw:style-name="gr3" draw:text-style-name="P43" svg:width="0.1299in" svg:height="0.1394in" svg:x="0.0004in" svg:y="0.0087in" svg:viewBox="0 0 331 355" svg:d="M0 0c111 0 220 0 331 0 0 118 0 237 0 355-111 0-220 0-331 0 0-118 0-237 0-355z"><text:p/></draw:path><draw:path draw:style-name="gr4" draw:text-style-name="P44" svg:width="0.061in" svg:height="0.1161in" svg:x="-0.0004in" svg:y="0in" svg:viewBox="0 0 156 296" svg:d="M156 173c0-38-22-67-56-67-19 0-37 12-49 25 10-42 20-84 31-126-3-1 0-5-6-5-10 0-40 4-52 5-2 0-7 0-7 8 0 5 3 5 9 5 21 0 22 2 22 7 0 3-3 17-6 25-12 46-23 92-35 139-5 19-7 26-7 41 0 39 23 66 54 66 50 0 102-63 102-123zM125 155c0 25-13 72-21 88-14 29-33 43-50 43-14 0-28-11-28-42 0-8 0-16 6-43 4-12 7-25 10-38 3-8 3-9 6-14 21-28 40-34 51-34 15 0 26 12 26 40z"><text:p/></draw:path><draw:path draw:style-name="gr4" draw:text-style-name="P44" svg:width="0.0709in" svg:height="0.052in" svg:x="0.0681in" svg:y="0.1039in" svg:viewBox="0 0 181 133" svg:d="M181 88c0-4-4-4-5-4-4 0-5 3-6 5-6 24-20 36-32 36-6 0-7-4-7-10 0-7 1-10 7-24 4-9 16-41 16-57 0-28-23-34-38-34-25 0-41 16-51 28-1-21-19-28-31-28s-20 10-23 17c-7 11-11 27-11 29 0 3 4 3 5 3 5 0 5-1 7-8 4-18 10-33 20-33 9 0 11 8 11 15 0 6-3 17-4 25-3 9-5 18-8 27-3 12-6 24-9 37-2 3-3 11-3 12 0 7 5 9 10 9 6 0 11-3 12-6s4-12 5-19c2-9 5-18 7-26 1-6 4-12 5-19 3-13 3-15 12-27 8-12 23-28 44-28 17 0 17 16 17 21 0 18-12 50-17 64-3 8-4 10-4 15 0 16 13 25 28 25 29 0 43-40 43-45z"><text:p/></draw:path></draw:g></draw:g><text:s/>ב־2 ו־2, וחישוב נוסחתו יוביל לנוסחה זהה לזו של <draw:g text:anchor-type="as-char" svg:y="-0.1146in" draw:z-index="32" draw:name="Shape39" draw:style-name="gr1"><svg:title>TexMaths</svg:title><svg:desc>12§display§b_n§svg§600§FALSE§</svg:desc><draw:g draw:style-name="gr2"><draw:path draw:style-name="gr3" draw:text-style-name="P43" svg:width="0.1299in" svg:height="0.1394in" svg:x="0.0004in" svg:y="0.0087in" svg:viewBox="0 0 331 355" svg:d="M0 0c111 0 220 0 331 0 0 118 0 237 0 355-111 0-220 0-331 0 0-118 0-237 0-355z"><text:p/></draw:path><draw:path draw:style-name="gr4" draw:text-style-name="P44" svg:width="0.061in" svg:height="0.1161in" svg:x="-0.0004in" svg:y="0in" svg:viewBox="0 0 156 296" svg:d="M156 173c0-38-22-67-56-67-19 0-37 12-49 25 10-42 20-84 31-126-3-1 0-5-6-5-10 0-40 4-52 5-2 0-7 0-7 8 0 5 3 5 9 5 21 0 22 2 22 7 0 3-3 17-6 25-12 46-23 92-35 139-5 19-7 26-7 41 0 39 23 66 54 66 50 0 102-63 102-123zM125 155c0 25-13 72-21 88-14 29-33 43-50 43-14 0-28-11-28-42 0-8 0-16 6-43 4-12 7-25 10-38 3-8 3-9 6-14 21-28 40-34 51-34 15 0 26 12 26 40z"><text:p/></draw:path><draw:path draw:style-name="gr4" draw:text-style-name="P44" svg:width="0.0709in" svg:height="0.052in" svg:x="0.0681in" svg:y="0.1039in" svg:viewBox="0 0 181 133" svg:d="M181 88c0-4-4-4-5-4-4 0-5 3-6 5-6 24-20 36-32 36-6 0-7-4-7-10 0-7 1-10 7-24 4-9 16-41 16-57 0-28-23-34-38-34-25 0-41 16-51 28-1-21-19-28-31-28s-20 10-23 17c-7 11-11 27-11 29 0 3 4 3 5 3 5 0 5-1 7-8 4-18 10-33 20-33 9 0 11 8 11 15 0 6-3 17-4 25-3 9-5 18-8 27-3 12-6 24-9 37-2 3-3 11-3 12 0 7 5 9 10 9 6 0 11-3 12-6s4-12 5-19c2-9 5-18 7-26 1-6 4-12 5-19 3-13 3-15 12-27 8-12 23-28 44-28 17 0 17 16 17 21 0 18-12 50-17 64-3 8-4 10-4 15 0 16 13 25 28 25 29 0 43-40 43-45z"><text:p/></draw:path></draw:g></draw:g>, לכן <draw:g text:anchor-type="as-char" svg:y="-0.222in" draw:z-index="33" draw:name="Shape40" draw:style-name="gr1"><svg:title>TexMaths</svg:title><svg:desc>12§display§c_n = -{1 \over 3} (-1)^n + {1 \over 3} 2^n§svg§600§FALSE§</svg:desc><draw:g draw:style-name="gr2"><draw:path draw:style-name="gr3" draw:text-style-name="P43" svg:width="1.5343in" svg:height="0.3228in" svg:x="0.0008in" svg:y="0.0102in" svg:viewBox="0 0 3898 821" svg:d="M1949 821c-650 0-1299 0-1949 0 0-274 0-547 0-821 1299 0 2598 0 3898 0 0 274 0 547 0 821-649 0-1300 0-1949 0z"><text:p/></draw:path><draw:path draw:style-name="gr4" draw:text-style-name="P44" svg:width="0.0638in" svg:height="0.0748in" svg:x="-0.0004in" svg:y="0.1496in" svg:viewBox="0 0 163 191" svg:d="M163 142c0-3-2-6-5-6-2 0-2 1-4 5-34 42-81 42-86 42-26 0-37-22-37-47 0-17 9-58 23-84 12-24 36-42 59-42 14 0 30 6 36 16-6 0-12 0-18 6-7 6-7 14-7 17 0 10 7 15 15 15 12 0 23-10 23-28 0-20-19-36-49-36-58 0-113 60-113 120 0 39 24 71 68 71 60 0 95-44 95-49z"><text:p/></draw:path><draw:path draw:style-name="gr4" draw:text-style-name="P44" svg:width="0.0705in" svg:height="0.052in" svg:x="0.0701in" svg:y="0.2138in" svg:viewBox="0 0 180 133" svg:d="M180 88c0-4-4-4-5-4-3 0-3 1-5 5-7 24-20 36-32 36-6 0-7-5-7-11 0-7 2-11 7-24 4-8 16-41 16-56 0-29-23-34-39-34-24 0-41 14-50 26-1-20-19-26-31-26s-20 8-23 16c-7 10-11 27-11 28 0 5 4 5 5 5 5 0 5-1 6-9 5-17 11-32 21-32 9 0 11 6 11 15 0 5-3 15-5 24-2 8-4 18-7 26-3 14-6 26-9 39-2 3-3 11-3 12 0 6 5 9 10 9 6 0 11-4 12-7 1-2 3-12 5-18 2-8 4-18 7-26 1-8 3-14 5-21 3-12 3-14 12-26 8-12 22-27 44-27 17 0 18 15 18 21 0 18-13 50-18 62-4 9-5 11-5 16 0 16 13 26 29 26 29 0 42-40 42-45z"><text:p/></draw:path><draw:path draw:style-name="gr4" draw:text-style-name="P44" svg:width="0.1102in" svg:height="0.0386in" svg:x="0.2102in" svg:y="0.1638in" svg:viewBox="0 0 281 99" svg:d="M281 8c0-4-4-8-9-8-87 0-176 0-264 0-4 0-8 4-8 8 0 5 4 9 8 9 88 0 177 0 264 0 5 0 9-4 9-9zM281 90c0-5-4-8-9-8-87 0-176 0-264 0-4 0-8 3-8 8s4 9 8 9c88 0 177 0 264 0 5 0 9-4 9-9z"><text:p/></draw:path><draw:path draw:style-name="gr4" draw:text-style-name="P44" svg:width="0.1102in" svg:height="0.0063in" svg:x="0.3854in" svg:y="0.1783in" svg:viewBox="0 0 281 17" svg:d="M281 8c0-4-4-8-9-8-87 0-176 0-264 0-4 0-8 4-8 8 0 5 4 9 8 9 88 0 177 0 264 0 5 0 9-4 9-9z"><text:p/></draw:path><draw:path draw:style-name="gr4" draw:text-style-name="P44" svg:width="0.0543in" svg:height="0.1102in" svg:x="0.5398in" svg:y="0in" svg:viewBox="0 0 139 281" svg:d="M139 281c0-5 0-9 0-13-5 0-9 0-14 0-37 0-39-5-39-20 0-80 0-158 0-237 0-10 0-11-9-11-27 28-64 28-77 28 0 4 0 8 0 13 8 0 34 0 55-12 0 73 0 145 0 219 0 15-1 20-39 20-5 0-9 0-14 0 0 4 0 8 0 13 15-1 52-1 69-1s53 0 68 1z"><text:p/></draw:path><draw:path draw:style-name="gr4" draw:text-style-name="P44" svg:width="0.0823in" svg:height="0.0063in" svg:x="0.5252in" svg:y="0.1783in" svg:viewBox="0 0 210 17" svg:d="M104 17c-34 0-69 0-104 0 0-6 0-11 0-17 70 0 140 0 210 0 0 6 0 11 0 17-35 0-71 0-106 0z"><text:p/></draw:path><draw:path draw:style-name="gr4" draw:text-style-name="P44" svg:width="0.0685in" svg:height="0.1142in" svg:x="0.5319in" svg:y="0.226in" svg:viewBox="0 0 175 291" svg:d="M175 209c0-35-26-67-71-76 35-12 60-40 60-74 0-35-37-59-78-59-43 0-74 25-74 58 0 14 10 21 22 21 13 0 21-8 21-21 0-21-20-21-26-21 13-20 41-26 56-26 17 0 40 9 40 47 0 6 0 30-12 48-12 20-27 21-37 23-4 0-14 1-17 1s-6 0-6 5c0 4 3 4 11 4 6 0 12 0 18 0 34 0 50 29 50 70 0 58-29 70-48 70-18 0-49-7-65-33 16 3 29-7 29-23 0-15-12-24-24-24-10 0-24 6-24 26 0 38 40 66 85 66 52 0 90-39 90-82z"><text:p/></draw:path><draw:path draw:style-name="gr4" draw:text-style-name="P44" svg:width="0.0378in" svg:height="0.1646in" svg:x="0.6449in" svg:y="0.0992in" svg:viewBox="0 0 97 419" svg:d="M97 416c0-1-1-3-1-4-44-32-73-116-73-185 0-12 0-24 0-35 0-67 29-151 73-185 0-1 1-1 1-3s-2-4-5-4c-1 0-1 0-2 1-46 35-90 119-90 191 0 11 0 23 0 35 0 72 44 157 90 192 1 0 1 0 2 0 3 0 5-1 5-3z"><text:p/></draw:path><draw:path draw:style-name="gr4" draw:text-style-name="P44" svg:width="0.1102in" svg:height="0.0063in" svg:x="0.702in" svg:y="0.1783in" svg:viewBox="0 0 281 17" svg:d="M281 8c0-4-4-8-9-8-87 0-176 0-264 0-4 0-8 4-8 8 0 5 4 9 8 9 88 0 177 0 264 0 5 0 9-4 9-9z"><text:p/></draw:path><draw:path draw:style-name="gr4" draw:text-style-name="P44" svg:width="0.0543in" svg:height="0.1098in" svg:x="0.8358in" svg:y="0.1138in" svg:viewBox="0 0 139 280" svg:d="M139 280c0-5 0-8 0-12-5 0-9 0-14 0-37 0-39-5-39-20 0-80 0-158 0-237 0-11 0-11-9-11-27 26-64 26-77 26 0 5 0 9 0 14 8 0 32 0 55-11 0 73 0 145 0 219 0 14-1 20-39 20-5 0-9 0-14 0 0 4 0 7 0 12 15-1 52-1 69-1s53 0 68 1z"><text:p/></draw:path><draw:path draw:style-name="gr4" draw:text-style-name="P44" svg:width="0.0378in" svg:height="0.1646in" svg:x="0.9134in" svg:y="0.0992in" svg:viewBox="0 0 97 419" svg:d="M97 227c0-12 0-24 0-35 0-72-44-156-90-191-1-1-1-1-2-1-3 0-5 2-5 4s1 2 1 3c45 34 73 118 73 185 0 11 0 23 0 35 0 69-28 153-73 185 0 1-1 3-1 4 0 2 2 3 5 3 1 0 1 0 2 0 46-35 90-120 90-192z"><text:p/></draw:path><draw:path draw:style-name="gr4" draw:text-style-name="P44" svg:width="0.0705in" svg:height="0.0516in" svg:x="0.974in" svg:y="0.1118in" svg:viewBox="0 0 180 132" svg:d="M180 88c0-4-2-3-4-4-4 0-4 1-6 5-7 24-19 36-31 36-6 0-7-5-7-11 0-7 1-11 6-24 4-8 16-41 16-56 0-29-23-34-39-34-24 0-41 14-49 26-2-20-19-26-32-26-12 0-20 8-23 16-6 10-11 27-11 28 0 4 4 3 5 4 5 0 5 0 7-8 4-17 10-32 22-32 7 0 9 6 9 15 0 5-2 15-5 24-2 8-3 18-6 26-3 14-6 26-9 39-1 3-4 11-4 12 0 6 6 8 11 8s10-3 11-6c1-2 3-12 6-18 2-8 3-18 6-26 1-8 3-14 5-21 3-12 3-14 13-26 7-12 21-27 43-27 18 0 18 15 18 21 0 18-13 50-18 62-2 9-4 11-4 16 0 16 14 25 28 25 30 0 42-39 42-44z"><text:p/></draw:path><draw:path draw:style-name="gr4" draw:text-style-name="P44" svg:width="0.1102in" svg:height="0.1102in" svg:x="1.1051in" svg:y="0.1264in" svg:viewBox="0 0 281 281" svg:d="M281 141c0-5-5-9-9-9-40 0-82 0-123 0 0-41 0-83 0-124 0-4-5-8-9-8s-8 4-8 8c0 41 0 83 0 124-41 0-83 0-124 0-4 0-8 4-8 9 0 4 4 8 8 8 41 0 83 0 124 0 0 41 0 82 0 123 0 4 4 9 8 9s9-5 9-9c0-41 0-82 0-123 41 0 83 0 123 0 4 0 9-4 9-8z"><text:p/></draw:path><draw:path draw:style-name="gr4" draw:text-style-name="P44" svg:width="0.0543in" svg:height="0.1102in" svg:x="1.2965in" svg:y="0in" svg:viewBox="0 0 139 281" svg:d="M139 281c0-5 0-9 0-13-5 0-9 0-14 0-37 0-39-5-39-20 0-80 0-158 0-237 0-10 0-11-9-11-27 28-64 28-77 28 0 4 0 8 0 13 8 0 34 0 55-12 0 73 0 145 0 219 0 15-1 20-39 20-5 0-9 0-14 0 0 4 0 8 0 13 15-1 52-1 69-1s53 0 68 1z"><text:p/></draw:path><draw:path draw:style-name="gr4" draw:text-style-name="P44" svg:width="0.0827in" svg:height="0.0063in" svg:x="1.2815in" svg:y="0.1783in" svg:viewBox="0 0 211 17" svg:d="M106 17c-35 0-71 0-106 0 0-6 0-11 0-17 71 0 140 0 211 0 0 6 0 11 0 17-35 0-71 0-105 0z"><text:p/></draw:path><draw:path draw:style-name="gr4" draw:text-style-name="P44" svg:width="0.0685in" svg:height="0.1142in" svg:x="1.2886in" svg:y="0.226in" svg:viewBox="0 0 175 291" svg:d="M175 209c0-35-26-67-71-76 35-12 60-40 60-74 0-35-37-59-78-59-43 0-74 25-74 58 0 14 8 21 22 21 13 0 21-8 21-21 0-21-20-21-26-21 13-20 41-26 56-26 17 0 40 9 40 47 0 6 0 30-12 48-12 20-27 21-37 23-4 0-14 1-17 1s-6 0-6 5c0 4 3 4 11 4 6 0 12 0 18 0 34 0 50 29 50 70 0 58-29 70-48 70-18 0-49-7-65-33 16 3 29-7 29-23 0-15-12-24-24-24-11 0-24 6-24 26 0 38 40 66 85 66 52 0 90-39 90-82z"><text:p/></draw:path><draw:path draw:style-name="gr4" draw:text-style-name="P44" svg:width="0.0657in" svg:height="0.1098in" svg:x="1.3929in" svg:y="0.1138in" svg:viewBox="0 0 168 280" svg:d="M168 207c-4 0-7 0-11 0-1 13-5 31-8 38-4 3-31 3-41 3-25 0-50 0-76 0 15-15 30-29 45-44 66-57 91-80 91-122 0-48-38-82-89-82-48 0-79 38-79 76 0 24 20 24 22 24 7 0 22-5 22-23 0-11-8-22-22-22-4 0-4 0-5 0 9-26 32-42 56-42 39 0 57 34 57 69 0 33-21 67-45 92-26 30-54 60-80 90-5 5-5 6-5 16 52 0 104 0 156 0 4-25 8-49 12-73z"><text:p/></draw:path><draw:path draw:style-name="gr4" draw:text-style-name="P44" svg:width="0.0705in" svg:height="0.0516in" svg:x="1.4732in" svg:y="0.1118in" svg:viewBox="0 0 180 132" svg:d="M180 88c0-4-4-4-5-4-5 0-5 1-6 5-6 24-19 36-31 36-6 0-7-5-7-11 0-7 1-11 7-24 4-8 16-41 16-56 0-29-23-34-39-34-25 0-42 14-50 26-3-20-19-26-31-26-14 0-20 8-24 16-6 10-10 27-10 28 0 4 4 4 5 4 3 0 3 0 6-8 5-17 9-32 21-32 8 0 10 6 10 15 0 5-2 15-5 24-2 8-3 18-6 26-3 14-6 26-9 39-2 3-3 11-3 12 0 6 5 8 10 8s8-3 11-6c2-2 4-12 6-18 2-8 3-18 6-26 2-8 3-14 4-21 4-12 5-14 14-26 8-12 21-27 44-27 17 0 17 15 17 21 0 18-12 50-17 62-4 9-5 11-5 16 0 16 13 25 28 25 30 0 43-39 43-44z"><text:p/></draw:path></draw:g></draw:g>.</text:p>
      <text:h text:style-name="P42" text:outline-level="2"><text:soft-page-break/>סעיף ה’</text:h>
      <text:p text:style-name="P16">נבדוק בעזרת הנוסחות המפורשות מסעיף ד’ כי <draw:g text:anchor-type="as-char" svg:y="-0.1146in" draw:z-index="34" draw:name="Shape41" draw:style-name="gr1"><svg:title>TexMaths</svg:title><svg:desc>12§display§a_n + b_n + c_n§svg§600§FALSE§</svg:desc><draw:g draw:style-name="gr2"><draw:path draw:style-name="gr3" draw:text-style-name="P43" svg:width="0.876in" svg:height="0.1394in" svg:x="0.0016in" svg:y="0.0087in" svg:viewBox="0 0 2226 355" svg:d="M0 0c742 0 1485 0 2226 0 0 118 0 237 0 355-741 0-1484 0-2226 0 0-118 0-237 0-355z"><text:p/></draw:path><draw:path draw:style-name="gr4" draw:text-style-name="P44" svg:width="0.0756in" svg:height="0.0748in" svg:x="-0.0004in" svg:y="0.0417in" svg:viewBox="0 0 193 191" svg:d="M193 126c0-5-3-5-5-5-4 0-4 3-6 9-7 27-14 52-32 52-11 0-12-11-12-20s0-12 5-31c3-13 6-25 9-37 5-21 11-40 16-59 2-12 2-13 2-15 0-7-4-12-12-12-10 0-16 10-18 20-7-16-19-28-38-28-49 0-102 63-102 124 0 39 23 67 56 67 9 0 29-2 54-31 4 17 20 31 39 31 15 0 25-9 31-23 7-15 8-29 13-42zM136 47c0 2-2 5-2 7-7 27-14 54-21 82-3 8-3 8-9 15-18 25-36 31-48 31-20 0-26-23-26-40 0-21 13-72 23-92 13-25 32-40 49-40 28 0 34 34 34 37z"><text:p/></draw:path><draw:path draw:style-name="gr4" draw:text-style-name="P44" svg:width="0.0709in" svg:height="0.052in" svg:x="0.0858in" svg:y="0.1039in" svg:viewBox="0 0 181 133" svg:d="M181 88c0-4-3-3-5-4-4 0-4 3-6 5-7 24-19 36-31 36-6 0-7-4-7-10 0-7 1-10 7-24 3-9 16-41 16-57 0-28-23-34-39-34-25 0-42 16-50 28-2-21-19-28-31-28-13 0-21 10-24 17-6 11-11 27-11 29 0 3 5 3 6 3 4 0 4-1 6-8 5-18 10-33 22-33 7 0 9 8 9 15 0 6-2 17-5 25-2 8-3 18-6 27-3 12-6 24-9 37-1 3-4 11-4 12 0 7 6 9 11 9s8-3 11-6c1-3 5-12 6-19 2-9 3-18 6-26 2-6 3-12 5-19 3-13 4-15 13-27 8-12 21-28 44-28 17 0 17 16 17 21 0 18-12 50-17 64-3 8-5 10-5 15 0 16 14 25 28 25 30 0 43-40 43-45z"><text:p/></draw:path><draw:path draw:style-name="gr4" draw:text-style-name="P44" svg:width="0.1102in" svg:height="0.1094in" svg:x="0.2173in" svg:y="0.0185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606in" svg:height="0.1161in" svg:x="0.3819in" svg:y="0in" svg:viewBox="0 0 155 296" svg:d="M155 173c0-38-22-67-55-67-20 0-38 12-50 25 11-42 21-84 32-126-3-1 0-5-6-5-10 0-41 4-52 5-4 0-8 0-8 8 0 5 4 5 10 5 21 0 21 2 21 7 0 3-4 17-5 25-12 46-23 92-35 139-5 19-7 26-7 41 0 39 23 66 54 66 49 0 101-63 101-123zM125 155c0 25-13 72-22 88-13 29-33 43-49 43-14 0-29-11-29-42 0-8 0-16 7-43 4-12 6-25 10-38 2-8 2-9 6-14 20-28 40-34 50-34 16 0 27 12 27 40z"><text:p/></draw:path><draw:path draw:style-name="gr4" draw:text-style-name="P44" svg:width="0.0705in" svg:height="0.052in" svg:x="0.4504in" svg:y="0.1039in" svg:viewBox="0 0 180 133" svg:d="M180 88c0-4-4-4-5-4-3 0-3 3-5 5-7 24-20 36-32 36-6 0-7-4-7-10 0-7 2-10 7-24 4-9 16-41 16-57 0-28-23-34-39-34-24 0-41 16-50 28-1-21-19-28-31-28s-20 10-23 17c-7 11-11 27-11 29 0 3 4 3 5 3 3 0 5-1 6-8 5-18 11-33 21-33 9 0 11 8 11 15 0 6-3 17-5 25s-4 18-7 27c-3 12-6 24-9 37-2 3-3 11-3 12 0 7 5 9 10 9 6 0 11-3 12-6s3-12 5-19c2-9 4-18 7-26 1-6 3-12 5-19 3-13 3-15 12-27 8-12 22-28 44-28 17 0 18 16 18 21 0 18-13 50-18 64-4 8-5 10-5 15 0 16 13 25 29 25 29 0 42-40 42-45z"><text:p/></draw:path><draw:path draw:style-name="gr4" draw:text-style-name="P44" svg:width="0.1102in" svg:height="0.1094in" svg:x="0.5811in" svg:y="0.0185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642in" svg:height="0.0748in" svg:x="0.7449in" svg:y="0.0417in" svg:viewBox="0 0 164 191" svg:d="M164 142c0-4-2-6-4-6-3 0-4 1-6 5-33 41-80 41-84 41-27 0-39-21-39-46 0-17 9-58 23-84 13-24 37-42 60-42 14 0 30 6 36 16-6 0-12 0-18 6-7 6-8 14-8 17 0 10 8 15 15 15 13 0 24-11 24-28 0-20-19-36-49-36-58 0-114 60-114 120 0 37 25 71 68 71 62 0 96-44 96-49z"><text:p/></draw:path><draw:path draw:style-name="gr4" draw:text-style-name="P44" svg:width="0.0705in" svg:height="0.052in" svg:x="0.8157in" svg:y="0.1039in" svg:viewBox="0 0 180 133" svg:d="M180 88c0-4-4-4-5-4-3 0-5 3-6 5-6 24-19 36-31 36-6 0-7-4-7-10 0-7 1-10 7-24 4-9 16-41 16-57 0-28-23-34-39-34-25 0-41 16-50 28-1-21-19-28-31-28-14 0-20 10-23 17-7 11-11 27-11 29 0 3 4 3 5 3 3 0 5-1 6-8 5-18 11-33 21-33 9 0 10 8 10 15 0 6-2 17-5 25-2 8-3 18-6 27-3 12-6 24-9 37-2 3-3 11-3 12 0 7 5 9 10 9 6 0 9-3 12-6 2-3 3-12 5-19 2-9 4-18 7-26 1-6 2-12 5-19 2-13 3-15 12-27 8-12 21-28 44-28 17 0 17 16 17 21 0 18-12 50-17 64-4 8-5 10-5 15 0 16 13 25 29 25 29 0 42-40 42-45z"><text:p/></draw:path></draw:g></draw:g><text:s/>שווה למספר האיברים של <draw:g text:anchor-type="as-char" svg:y="-0.1181in" draw:z-index="35" draw:name="Shape42" draw:style-name="gr1"><svg:title>TexMaths</svg:title><svg:desc>12§display§A§svg§600§FALSE§</svg:desc><draw:g draw:style-name="gr2"><draw:path draw:style-name="gr3" draw:text-style-name="P43" svg:width="0.1012in" svg:height="0.1004in" svg:x="0.0024in" svg:y="0.0087in" svg:viewBox="0 0 258 256" svg:d="M0 0c86 0 172 0 258 0 0 85 0 171 0 256-86 0-172 0-258 0 0-85 0-171 0-256z"><text:p/></draw:path><draw:path draw:style-name="gr4" draw:text-style-name="P44" svg:width="0.1126in" svg:height="0.1173in" svg:x="-0.0004in" svg:y="0in" svg:viewBox="0 0 287 299" svg:d="M287 291c0-5-4-5-10-5-26 0-26-2-27-14-9-88-17-175-26-262-1-9-1-10-8-10-6 0-8 2-11 7-48 82-96 163-144 244-17 28-33 34-51 35-6 0-10 0-10 9 0 2 2 4 6 4 11 0 24-1 36-1 13 0 29 1 42 1 2 0 7 0 7-8 0-5-3-5-6-5-9-1-20-3-20-14 0-5 3-10 6-16 3-5 3-5 32-54 35 0 70 0 105 0 0 9 6 66 6 71 0 12-22 13-30 13-6 0-10 0-10 9 0 4 5 3 6 4 17 0 35-1 52-1 10 0 37 1 48 1 2 0 7 0 7-8zM206 189c-31 0-63 0-94 0 26-45 54-92 80-138 5 46 10 93 14 138z"><text:p/></draw:path></draw:g></draw:g><text:s/>בעלי n ספרות.</text:p>
      <text:p text:style-name="P17">נציב <draw:g text:anchor-type="as-char" svg:y="-0.2228in" draw:z-index="36" draw:name="Shape43" draw:style-name="gr1"><svg:title>TexMaths</svg:title><svg:desc>12§display§a_n + b_n + c_n= {2 \over 3} (-1)^n + {1 \over 3} 2^n
- {1 \over 3} (-1)^n + {1 \over 3} 2^n
- {1 \over 3} (-1)^n + {1 \over 3} 2^n§svg§600§FALSE§</svg:desc><draw:g draw:style-name="gr2"><draw:path draw:style-name="gr3" draw:text-style-name="P43" svg:width="4.665in" svg:height="0.3224in" svg:x="0.0016in" svg:y="0.0083in" svg:viewBox="0 0 11850 820" svg:d="M0 0c3950 0 7900 0 11850 0 0 274 0 546 0 820-3950 0-7900 0-11850 0 0-274 0-546 0-820z"><text:p/></draw:path><draw:path draw:style-name="gr4" draw:text-style-name="P44" svg:width="0.0756in" svg:height="0.0748in" svg:x="-0.0004in" svg:y="0.1492in" svg:viewBox="0 0 193 191" svg:d="M193 126c0-3-3-3-5-3-4 0-4 1-6 7-7 27-14 53-32 53-11 0-12-12-12-21 0-8 0-12 5-31 3-12 6-25 9-37 5-20 11-40 16-59 2-12 2-13 2-15 0-7-4-12-12-12-10 0-16 10-18 20-7-16-19-28-38-28-49 0-102 62-102 124 0 39 23 67 56 67 9 0 29-1 54-31 4 18 20 31 39 31 15 0 25-10 31-23 7-15 8-27 13-42zM136 47c0 2-2 5-2 7-7 28-14 55-21 83-3 7-3 8-9 16-18 22-36 30-46 30-22 0-28-24-28-40 0-22 13-73 23-93 13-25 32-40 49-40 28 0 34 34 34 37z"><text:p/></draw:path><draw:path draw:style-name="gr4" draw:text-style-name="P44" svg:width="0.0709in" svg:height="0.052in" svg:x="0.0858in" svg:y="0.2122in" svg:viewBox="0 0 181 133" svg:d="M181 88c0-4-3-4-5-4-4 0-4 1-6 5-6 24-19 36-31 36-6 0-7-5-7-11 0-7 1-11 7-24 4-8 16-40 16-56 0-29-23-34-39-34-25 0-42 14-50 26-2-20-19-26-31-26-13 0-19 8-24 16-6 10-11 27-11 28 0 5 5 5 6 5 4 0 4-1 6-9 5-17 10-32 22-32 7 0 9 6 9 15 0 5-2 15-5 24-2 8-3 18-6 26-3 13-6 25-9 39-1 3-4 10-4 12 0 6 6 9 11 9s8-4 11-7c2-2 5-12 6-18 2-8 3-18 6-26 2-8 3-14 5-21 3-12 4-14 13-26 8-12 21-27 44-27 17 0 17 15 17 21 0 18-12 50-17 62-3 9-5 11-5 16 0 17 14 26 28 26 30 0 43-41 43-45z"><text:p/></draw:path><draw:path draw:style-name="gr4" draw:text-style-name="P44" svg:width="0.1102in" svg:height="0.1102in" svg:x="0.2173in" svg:y="0.126in" svg:viewBox="0 0 281 281" svg:d="M281 141c0-5-4-9-9-9-40 0-82 0-123 0 0-41 0-83 0-124 0-4-4-8-9-8-4 0-8 4-8 8 0 41 0 83 0 124-41 0-83 0-124 0-4 0-8 4-8 9 0 4 4 8 8 8 41 0 83 0 124 0 0 41 0 82 0 124 0 3 4 8 8 8 5 0 9-5 9-8 0-42 0-83 0-124 41 0 83 0 123 0 5 0 9-4 9-8z"><text:p/></draw:path><draw:path draw:style-name="gr4" draw:text-style-name="P44" svg:width="0.061in" svg:height="0.1165in" svg:x="0.3819in" svg:y="0.1079in" svg:viewBox="0 0 156 297" svg:d="M156 173c0-37-23-67-56-67-20 0-38 12-50 25 11-42 21-84 32-126-3-1 0-5-6-5-10 0-41 4-52 4-2 1-7 1-7 8 0 6 3 6 9 6 21 0 22 2 22 7 0 3-4 17-6 25-12 46-23 93-35 139-5 20-7 27-7 42 0 40 23 66 54 66 49 0 102-63 102-124zM125 155c0 25-13 73-22 89-13 29-32 44-49 44-14 0-29-12-29-43 0-8 0-16 7-42 4-13 6-26 10-40 2-8 2-9 6-14 20-28 40-34 50-34 16 0 27 14 27 40z"><text:p/></draw:path><draw:path draw:style-name="gr4" draw:text-style-name="P44" svg:width="0.0705in" svg:height="0.052in" svg:x="0.4508in" svg:y="0.2122in" svg:viewBox="0 0 180 133" svg:d="M180 88c0-4-4-4-5-4-3 0-3 1-5 5-7 24-19 36-31 36-6 0-7-5-7-11 0-7 1-11 6-24 4-8 16-40 16-56 0-29-23-34-39-34-24 0-41 14-49 26-2-20-20-26-32-26s-20 8-23 16c-6 10-11 27-11 28 0 5 4 4 5 5 5 0 5-1 7-9 4-17 10-32 22-32 7 0 9 6 9 15 0 5-2 15-5 24-2 8-4 18-7 26-2 13-6 25-8 39-1 3-4 10-4 12 0 6 6 9 10 9 6 0 11-4 12-7 1-2 3-12 5-18 2-8 4-18 7-26 1-8 3-14 5-21 3-12 3-14 12-26 8-12 22-27 44-27 18 0 18 15 18 21 0 18-13 50-18 62-2 9-4 11-4 16 0 17 12 26 28 26 30 0 42-41 42-45z"><text:p/></draw:path><draw:path draw:style-name="gr4" draw:text-style-name="P44" svg:width="0.1102in" svg:height="0.1102in" svg:x="0.5819in" svg:y="0.126in" svg:viewBox="0 0 281 281" svg:d="M281 141c0-5-5-9-9-9-40 0-82 0-123 0 0-41 0-83 0-124 0-4-5-8-9-8s-8 4-8 8c0 41 0 83 0 124-41 0-83 0-124 0-4 0-8 4-8 9 0 4 4 8 8 8 41 0 83 0 124 0 0 41 0 82 0 124 0 3 4 8 8 8s9-5 9-8c0-42 0-83 0-124 41 0 83 0 123 0 4 0 9-4 9-8z"><text:p/></draw:path><draw:path draw:style-name="gr4" draw:text-style-name="P44" svg:width="0.0642in" svg:height="0.0748in" svg:x="0.7457in" svg:y="0.1492in" svg:viewBox="0 0 164 191" svg:d="M164 142c0-3-3-6-6-6-1 0-2 1-4 5-34 42-80 42-86 42-26 0-37-22-37-47 0-17 9-58 23-84 13-24 36-42 59-42 14 0 31 6 37 16-7 0-13 0-19 6s-7 14-7 17c0 10 7 15 15 15 12 0 23-10 23-28 0-20-19-36-49-36-57 0-113 60-113 120 0 39 24 71 68 71 60 0 96-44 96-49z"><text:p/></draw:path><draw:path draw:style-name="gr4" draw:text-style-name="P44" svg:width="0.0705in" svg:height="0.052in" svg:x="0.8157in" svg:y="0.2122in" svg:viewBox="0 0 180 133" svg:d="M180 88c0-4-2-3-4-4-4 0-4 1-6 5-7 24-19 36-31 36-6 0-7-5-7-11 0-7 1-11 6-24 4-8 16-40 16-56 0-29-23-34-39-34-24 0-41 14-49 26-2-20-19-26-32-26-12 0-20 8-23 16-6 10-11 27-11 28 0 5 4 4 5 5 5 0 5-1 7-9 4-17 10-32 22-32 7 0 9 6 9 15 0 5-2 15-5 24-2 8-4 18-7 26-2 13-6 25-8 39-1 3-4 10-4 12 0 6 6 9 11 9s10-4 11-7c1-2 3-12 6-18 2-8 3-18 6-26 1-8 3-14 5-21 3-12 3-14 12-26 8-12 22-27 44-27 18 0 18 15 18 21 0 18-13 50-18 62-2 9-4 11-4 16 0 17 14 26 28 26 30 0 42-41 42-45z"><text:p/></draw:path><draw:path draw:style-name="gr4" draw:text-style-name="P44" svg:width="0.1102in" svg:height="0.0382in" svg:x="0.9563in" svg:y="0.1622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661in" svg:height="0.1102in" svg:x="1.1504in" svg:y="0in" svg:viewBox="0 0 169 281" svg:d="M169 208c-3 0-7 0-11 0-2 12-6 31-9 37-3 4-31 4-40 4-25 0-51 0-77 0 16-15 30-29 46-44 65-58 91-81 91-123 0-48-38-82-90-82-48 0-79 38-79 77 0 23 22 23 23 23 7 0 21-5 21-22 0-12-7-23-21-23-4 0-5 0-6 1 9-27 32-43 56-43 39 0 58 34 58 69 0 33-22 67-45 93-27 30-54 60-81 90-5 5-5 5-5 16 53 0 104 0 157 0 4-25 9-49 12-73z"><text:p/></draw:path><draw:path draw:style-name="gr4" draw:text-style-name="P44" svg:width="0.0823in" svg:height="0.0063in" svg:x="1.1425in" svg:y="0.1783in" svg:viewBox="0 0 210 17" svg:d="M0 0c70 0 140 0 210 0 0 6 0 11 0 17-70 0-140 0-210 0 0-6 0-11 0-17z"><text:p/></draw:path><draw:path draw:style-name="gr4" draw:text-style-name="P44" svg:width="0.0685in" svg:height="0.1142in" svg:x="1.1488in" svg:y="0.2256in" svg:viewBox="0 0 175 291" svg:d="M175 209c0-35-26-67-69-76 33-12 58-41 58-74 0-35-37-59-78-59-42 0-74 26-74 58 0 14 10 21 22 21 13 0 21-8 21-20 0-22-20-22-26-22 13-20 41-26 56-26 17 0 40 9 40 48 0 5 0 29-11 48-13 19-28 22-38 22-3 0-14 1-16 1-4 0-7 1-7 5s3 4 11 4c6 0 12 0 18 0 34 0 50 29 50 70 0 58-29 70-48 70-18 0-49-8-64-33 15 3 28-6 28-23 0-14-12-22-24-22-10 0-24 4-24 24 0 38 40 66 85 66 52 0 90-39 90-82z"><text:p/></draw:path><draw:path draw:style-name="gr4" draw:text-style-name="P44" svg:width="0.0378in" svg:height="0.165in" svg:x="1.2618in" svg:y="0.0988in" svg:viewBox="0 0 97 420" svg:d="M97 416c0-2 0-3-1-4-44-32-73-117-73-185 0-12 0-24 0-35 0-67 29-151 73-185 1 0 1-2 1-3 0-2-1-4-3-4s-3 0-3 1c-47 35-91 119-91 191 0 11 0 23 0 35 0 72 44 157 91 192 1 0 1 1 3 1s3-2 3-4z"><text:p/></draw:path><draw:path draw:style-name="gr4" draw:text-style-name="P44" svg:width="0.1102in" svg:height="0.0063in" svg:x="1.3189in" svg:y="0.1783in" svg:viewBox="0 0 281 17" svg:d="M281 8c0-4-4-8-9-8-87 0-176 0-264 0-4 0-8 4-8 8 0 5 4 9 8 9 88 0 177 0 264 0 5 0 9-4 9-9z"><text:p/></draw:path><draw:path draw:style-name="gr4" draw:text-style-name="P44" svg:width="0.0543in" svg:height="0.1098in" svg:x="1.4535in" svg:y="0.1126in" svg:viewBox="0 0 139 280" svg:d="M139 280c0-5 0-9 0-12-5 0-8 0-13 0-38 0-40-5-40-21 0-79 0-157 0-236 0-11 0-11-9-11-27 26-64 26-77 26 0 5 0 9 0 14 8 0 34 0 55-11 0 73 0 145 0 218 0 15-1 21-39 21-5 0-9 0-14 0 0 3 0 7 0 12 15-1 52-1 69-1s54 0 68 1z"><text:p/></draw:path><draw:path draw:style-name="gr4" draw:text-style-name="P44" svg:width="0.0382in" svg:height="0.165in" svg:x="1.5311in" svg:y="0.0988in" svg:viewBox="0 0 98 420" svg:d="M98 227c0-12 0-24 0-35 0-72-44-156-91-191-1-1-1-1-2-1-3 0-5 2-5 4 0 1 1 3 2 3 44 34 74 118 74 185 0 11 0 23 0 35 0 68-30 153-74 185-1 1-2 2-2 4s2 4 5 4c1 0 1-1 2-1 47-35 91-120 91-192z"><text:p/></draw:path><draw:path draw:style-name="gr4" draw:text-style-name="P44" svg:width="0.0705in" svg:height="0.0516in" svg:x="1.5921in" svg:y="0.1114in" svg:viewBox="0 0 180 132" svg:d="M180 88c0-4-4-4-5-4-3 0-5 1-6 5-6 24-19 36-31 36-6 0-7-5-7-11 0-7 1-11 7-24 4-10 16-41 16-56 0-29-23-34-39-34-25 0-41 14-50 26-1-20-19-26-31-26-14 0-20 8-23 16-7 10-11 27-11 28 0 4 4 4 5 4 3 0 5 0 6-8 5-17 11-32 21-32 9 0 10 6 10 15 0 5-2 15-5 24-2 8-3 18-6 26-3 13-6 25-9 39-2 3-3 10-3 12 0 6 5 8 10 8s9-3 12-6c2-2 3-12 5-18 2-8 4-18 7-26 1-8 2-14 5-21 2-12 3-14 12-26 8-12 21-27 44-27 17 0 17 15 17 21 0 17-12 50-17 62-4 9-5 11-5 16 0 15 13 25 29 25 29 0 42-40 42-44z"><text:p/></draw:path><draw:path draw:style-name="gr4" draw:text-style-name="P44" svg:width="0.1102in" svg:height="0.1102in" svg:x="1.7228in" svg:y="0.126in" svg:viewBox="0 0 281 281" svg:d="M281 141c0-5-4-9-9-9-40 0-82 0-123 0 0-41 0-83 0-124 0-4-4-8-9-8-4 0-8 4-8 8 0 41 0 83 0 124-41 0-83 0-124 0-4 0-8 4-8 9 0 4 4 8 8 8 41 0 83 0 124 0 0 41 0 82 0 124 0 3 4 8 8 8 5 0 9-5 9-8 0-42 0-83 0-124 41 0 83 0 123 0 5 0 9-4 9-8z"><text:p/></draw:path><draw:path draw:style-name="gr4" draw:text-style-name="P44" svg:width="0.0543in" svg:height="0.1102in" svg:x="1.9142in" svg:y="0in" svg:viewBox="0 0 139 281" svg:d="M139 281c0-5 0-10 0-13-5 0-8 0-13 0-37 0-38-5-38-21 0-79 0-157 0-236 0-10 0-11-11-11-25 26-63 26-77 26 0 5 0 9 0 14 10 0 34 0 56-11 0 73 0 145 0 218 0 16-2 21-39 21-5 0-9 0-13 0 0 3 0 8 0 13 14-1 50-1 68-1 17 0 53 0 67 1z"><text:p/></draw:path><draw:path draw:style-name="gr4" draw:text-style-name="P44" svg:width="0.0827in" svg:height="0.0063in" svg:x="1.8996in" svg:y="0.1783in" svg:viewBox="0 0 211 17" svg:d="M0 0c71 0 140 0 211 0 0 6 0 11 0 17-71 0-140 0-211 0 0-6 0-11 0-17z"><text:p/></draw:path><draw:path draw:style-name="gr4" draw:text-style-name="P44" svg:width="0.0685in" svg:height="0.1142in" svg:x="1.9067in" svg:y="0.2256in" svg:viewBox="0 0 175 291" svg:d="M175 209c0-35-26-67-71-76 35-12 59-41 59-74 0-35-37-59-77-59-43 0-75 26-75 58 0 14 9 21 21 21 14 0 22-8 22-20 0-22-19-22-25-22 12-20 41-26 55-26 18 0 41 9 41 48 0 5-1 29-12 48-12 19-27 22-37 22-4 0-14 1-17 1-4 0-6 1-6 5s2 4 9 4c6 0 14 0 20 0 34 0 50 29 50 70 0 58-30 70-48 70s-50-8-65-33c15 3 28-6 28-23 0-14-11-22-23-22-11 0-24 4-24 24 0 38 40 66 85 66 52 0 90-39 90-82z"><text:p/></draw:path><draw:path draw:style-name="gr4" draw:text-style-name="P44" svg:width="0.0657in" svg:height="0.1098in" svg:x="2.011in" svg:y="0.1126in" svg:viewBox="0 0 168 280" svg:d="M168 207c-4 0-7 0-11 0-2 13-5 31-9 38-3 2-30 2-40 2-25 0-50 0-76 0 15-14 30-28 45-43 66-57 91-80 91-122 0-48-38-82-90-82-47 0-78 38-78 76 0 24 20 24 22 24 7 0 22-5 22-23 0-11-8-22-22-22-4 0-5 0-6 0 9-26 32-42 57-42 39 0 57 34 57 69 0 33-22 67-45 92-26 30-54 60-80 90-5 5-5 6-5 16 52 0 104 0 156 0 4-25 8-49 12-73z"><text:p/></draw:path><draw:path draw:style-name="gr4" draw:text-style-name="P44" svg:width="0.0709in" svg:height="0.0516in" svg:x="2.0909in" svg:y="0.1114in" svg:viewBox="0 0 181 132" svg:d="M181 88c0-4-3-3-5-4-4 0-4 1-6 5-7 24-19 36-31 36-6 0-7-5-7-11 0-7 1-11 7-24 3-10 16-41 16-56 0-29-23-34-39-34-25 0-42 14-50 26-2-20-19-26-31-26-13 0-21 8-24 16-6 10-11 27-11 28 0 4 5 4 6 4 4 0 4 0 6-8 5-17 10-32 22-32 7 0 9 6 9 15 0 5-2 15-5 24-2 8-3 18-6 26-3 13-6 25-9 39-1 3-4 10-4 12 0 6 6 8 11 8s8-3 11-6c2-2 5-12 6-18 2-8 3-18 6-26 2-8 3-14 5-21 3-12 4-14 13-26 8-12 21-27 44-27 17 0 17 15 17 21 0 17-12 50-17 62-3 9-5 11-5 16 0 15 14 25 28 25 30 0 43-40 43-44z"><text:p/></draw:path><draw:path draw:style-name="gr4" draw:text-style-name="P44" svg:width="0.1102in" svg:height="0.0063in" svg:x="2.2224in" svg:y="0.1783in" svg:viewBox="0 0 281 17" svg:d="M281 8c0-4-4-8-9-8-87 0-176 0-264 0-4 0-8 4-8 8 0 5 4 9 8 9 88 0 177 0 264 0 5 0 9-4 9-9z"><text:p/></draw:path><draw:path draw:style-name="gr4" draw:text-style-name="P44" svg:width="0.0543in" svg:height="0.1102in" svg:x="2.4134in" svg:y="0in" svg:viewBox="0 0 139 281" svg:d="M139 281c0-5 0-10 0-13-5 0-8 0-13 0-38 0-40-5-40-21 0-79 0-157 0-236 0-10 0-11-9-11-27 26-64 26-77 26 0 5 0 9 0 14 8 0 34 0 55-11 0 73 0 145 0 218 0 16-1 21-39 21-5 0-9 0-14 0 0 3 0 8 0 13 16-1 52-1 69-1s54 0 68 1z"><text:p/></draw:path><draw:path draw:style-name="gr4" draw:text-style-name="P44" svg:width="0.0827in" svg:height="0.0063in" svg:x="2.3984in" svg:y="0.1783in" svg:viewBox="0 0 211 17" svg:d="M0 0c71 0 140 0 211 0 0 6 0 11 0 17-71 0-140 0-211 0 0-6 0-11 0-17z"><text:p/></draw:path><draw:path draw:style-name="gr4" draw:text-style-name="P44" svg:width="0.0681in" svg:height="0.1142in" svg:x="2.4055in" svg:y="0.2256in" svg:viewBox="0 0 174 291" svg:d="M174 209c0-35-26-67-70-76 35-12 59-41 59-74 0-35-37-59-78-59-42 0-74 26-74 58 0 14 9 21 21 21 14 0 22-8 22-20 0-22-20-22-26-22 13-20 40-26 56-26 17 0 41 9 41 48 0 5-1 29-12 48-13 19-28 22-37 22-4 0-15 1-17 1-4 0-6 1-6 5s2 4 9 4c6 0 12 0 18 0 35 0 51 29 51 70 0 58-29 70-47 70-19 0-50-8-65-33 15 3 28-6 28-23 0-14-12-22-24-22-10 0-23 4-23 24 0 38 38 66 85 66 51 0 89-39 89-82z"><text:p/></draw:path><draw:path draw:style-name="gr4" draw:text-style-name="P44" svg:width="0.0378in" svg:height="0.165in" svg:x="2.5181in" svg:y="0.0988in" svg:viewBox="0 0 97 420" svg:d="M97 416c0-2 0-3-1-4-44-32-73-117-73-185 0-12 0-24 0-35 0-67 29-151 73-185 1 0 1-2 1-3 0-2-1-4-3-4s-2 0-3 1c-47 35-91 119-91 191 0 11 0 23 0 35 0 72 44 157 91 192 1 0 1 1 3 1s3-2 3-4z"><text:p/></draw:path><draw:path draw:style-name="gr4" draw:text-style-name="P44" svg:width="0.1102in" svg:height="0.0063in" svg:x="2.5752in" svg:y="0.1783in" svg:viewBox="0 0 281 17" svg:d="M281 8c0-4-4-8-9-8-87 0-176 0-264 0-4 0-8 4-8 8 0 5 4 9 8 9 88 0 177 0 264 0 5 0 9-4 9-9z"><text:p/></draw:path><draw:path draw:style-name="gr4" draw:text-style-name="P44" svg:width="0.0543in" svg:height="0.1098in" svg:x="2.7098in" svg:y="0.1126in" svg:viewBox="0 0 139 280" svg:d="M139 280c0-5 0-9 0-12-5 0-8 0-13 0-38 0-40-5-40-21 0-79 0-157 0-236 0-11 0-11-9-11-27 26-64 26-77 26 0 5 0 9 0 14 8 0 34 0 55-11 0 73 0 145 0 218 0 15-1 21-38 21-5 0-10 0-15 0 0 3 0 7 0 12 16-1 52-1 69-1s54 0 68 1z"><text:p/></draw:path><draw:path draw:style-name="gr4" draw:text-style-name="P44" svg:width="0.0378in" svg:height="0.165in" svg:x="2.7878in" svg:y="0.0988in" svg:viewBox="0 0 97 420" svg:d="M97 227c0-12 0-24 0-35 0-72-44-156-91-191 0-1-1-1-2-1-3 0-4 2-4 4 0 1 0 3 1 3 45 34 73 118 73 185 0 11 0 23 0 35 0 68-28 153-73 185-1 1-1 2-1 4s1 4 4 4c1 0 1-1 2-1 47-35 91-120 91-192z"><text:p/></draw:path><draw:path draw:style-name="gr4" draw:text-style-name="P44" svg:width="0.0705in" svg:height="0.0516in" svg:x="2.8484in" svg:y="0.1114in" svg:viewBox="0 0 180 132" svg:d="M180 88c0-4-4-4-5-4-3 0-3 1-5 5-7 24-20 36-32 36-6 0-7-5-7-11 0-7 2-11 7-24 4-10 16-41 16-56 0-29-23-34-39-34-24 0-41 14-50 26-1-20-19-26-31-26s-20 8-23 16c-7 10-11 27-11 28 0 4 4 4 5 4 3 0 5 0 6-8 5-17 11-32 21-32 9 0 11 6 11 15 0 5-3 15-5 24-2 8-4 18-7 26-3 13-6 25-9 39-2 3-3 10-3 12 0 6 5 8 10 8 6 0 11-3 12-6 1-2 3-12 5-18 2-8 4-18 7-26 1-8 3-14 5-21 3-12 3-14 12-26 8-12 22-27 44-27 17 0 18 15 18 21 0 17-13 50-18 62-4 9-5 11-5 16 0 15 13 25 29 25 29 0 42-40 42-44z"><text:p/></draw:path><draw:path draw:style-name="gr4" draw:text-style-name="P44" svg:width="0.1102in" svg:height="0.1102in" svg:x="2.9791in" svg:y="0.126in" svg:viewBox="0 0 281 281" svg:d="M281 141c0-5-4-9-9-9-40 0-82 0-123 0 0-41 0-83 0-124 0-4-5-8-9-8s-8 4-8 8c0 41 0 83 0 124-41 0-83 0-124 0-3 0-8 4-8 9 0 4 5 8 8 8 41 0 83 0 124 0 0 41 0 82 0 124 0 3 4 8 8 8s9-5 9-8c0-42 0-83 0-124 41 0 83 0 123 0 5 0 9-4 9-8z"><text:p/></draw:path><draw:path draw:style-name="gr4" draw:text-style-name="P44" svg:width="0.0543in" svg:height="0.1102in" svg:x="3.1709in" svg:y="0in" svg:viewBox="0 0 139 281" svg:d="M139 281c0-5 0-10 0-13-5 0-9 0-14 0-37 0-39-5-39-21 0-79 0-157 0-236 0-10 0-11-9-11-27 26-64 26-77 26 0 5 0 9 0 14 8 0 32 0 55-11 0 73 0 145 0 218 0 16-1 21-39 21-5 0-9 0-14 0 0 3 0 8 0 13 15-1 52-1 69-1s53 0 68 1z"><text:p/></draw:path><draw:path draw:style-name="gr4" draw:text-style-name="P44" svg:width="0.0827in" svg:height="0.0063in" svg:x="3.1559in" svg:y="0.1783in" svg:viewBox="0 0 211 17" svg:d="M0 0c71 0 140 0 211 0 0 6 0 11 0 17-71 0-140 0-211 0 0-6 0-11 0-17z"><text:p/></draw:path><draw:path draw:style-name="gr4" draw:text-style-name="P44" svg:width="0.0685in" svg:height="0.1142in" svg:x="3.163in" svg:y="0.2256in" svg:viewBox="0 0 175 291" svg:d="M175 209c0-35-26-67-71-76 35-12 59-41 59-74 0-35-36-59-77-59-43 0-74 26-74 58 0 14 8 21 22 21 12 0 20-8 20-20 0-22-19-22-25-22 13-20 41-26 55-26 18 0 41 9 41 48 0 5-1 29-12 48-12 19-27 22-37 22-4 0-14 1-17 1s-6 1-6 5 3 4 9 4 14 0 20 0c34 0 50 29 50 70 0 58-29 70-48 70-18 0-49-8-65-33 16 3 28-6 28-23 0-14-11-22-23-22-11 0-24 4-24 24 0 38 40 66 85 66 52 0 90-39 90-82z"><text:p/></draw:path><draw:path draw:style-name="gr4" draw:text-style-name="P44" svg:width="0.0657in" svg:height="0.1098in" svg:x="3.2673in" svg:y="0.1126in" svg:viewBox="0 0 168 280" svg:d="M168 207c-4 0-7 0-11 0-1 13-5 31-8 38-4 2-31 2-41 2-25 0-50 0-76 0 15-14 30-28 45-43 66-57 91-80 91-122 0-48-38-82-89-82-48 0-79 38-79 76 0 24 20 24 22 24 7 0 22-5 22-23 0-11-8-22-22-22-4 0-4 0-5 0 9-26 32-42 56-42 39 0 57 34 57 69 0 33-22 67-45 92-26 30-54 60-80 90-5 5-5 6-5 16 52 0 104 0 156 0 4-25 8-49 12-73z"><text:p/></draw:path><draw:path draw:style-name="gr4" draw:text-style-name="P44" svg:width="0.0705in" svg:height="0.0516in" svg:x="3.3476in" svg:y="0.1114in" svg:viewBox="0 0 180 132" svg:d="M180 88c0-4-4-4-5-4-5 0-5 1-6 5-6 24-19 36-31 36-6 0-7-5-7-11 0-7 1-11 7-24 4-10 16-41 16-56 0-29-23-34-39-34-25 0-41 14-50 26-3-20-19-26-31-26-14 0-20 8-24 16-6 10-10 27-10 28 0 4 4 4 5 4 3 0 3 0 6-8 5-17 9-32 21-32 8 0 10 6 10 15 0 5-2 15-5 24-2 8-3 18-6 26-3 13-6 25-9 39-2 3-3 10-3 12 0 6 5 8 10 8s8-3 11-6c2-2 4-12 6-18 2-8 3-18 6-26 2-8 3-14 6-21 2-12 3-14 12-26 8-12 21-27 44-27 17 0 17 15 17 21 0 17-12 50-17 62-4 9-5 11-5 16 0 15 13 25 28 25 30 0 43-40 43-44z"><text:p/></draw:path><draw:path draw:style-name="gr4" draw:text-style-name="P44" svg:width="0.1102in" svg:height="0.0063in" svg:x="3.4787in" svg:y="0.1783in" svg:viewBox="0 0 281 17" svg:d="M281 8c0-4-4-8-9-8-87 0-176 0-264 0-4 0-8 4-8 8 0 5 4 9 8 9 88 0 177 0 264 0 5 0 9-4 9-9z"><text:p/></draw:path><draw:path draw:style-name="gr4" draw:text-style-name="P44" svg:width="0.0543in" svg:height="0.1102in" svg:x="3.6701in" svg:y="0in" svg:viewBox="0 0 139 281" svg:d="M139 281c0-5 0-10 0-13-5 0-8 0-13 0-38 0-40-5-40-21 0-79 0-157 0-236 0-10 0-11-9-11-27 26-63 26-77 26 0 5 0 9 0 14 8 0 34 0 55-11 0 73 0 145 0 218 0 16-1 21-38 21-5 0-10 0-15 0 0 3 0 8 0 13 16-1 52-1 69-1s54 0 68 1z"><text:p/></draw:path><draw:path draw:style-name="gr4" draw:text-style-name="P44" svg:width="0.0827in" svg:height="0.0063in" svg:x="3.6551in" svg:y="0.1783in" svg:viewBox="0 0 211 17" svg:d="M0 0c71 0 140 0 211 0 0 6 0 11 0 17-71 0-140 0-211 0 0-6 0-11 0-17z"><text:p/></draw:path><draw:path draw:style-name="gr4" draw:text-style-name="P44" svg:width="0.0685in" svg:height="0.1142in" svg:x="3.6622in" svg:y="0.2256in" svg:viewBox="0 0 175 291" svg:d="M175 209c0-35-27-67-71-76 35-12 59-41 59-74 0-35-37-59-78-59-42 0-74 26-74 58 0 14 9 21 21 21 14 0 22-8 22-20 0-22-19-22-26-22 13-20 40-26 56-26 17 0 41 9 41 48 0 5-1 29-12 48-13 19-28 22-37 22-4 0-15 1-17 1-4 0-6 1-6 5s2 4 9 4c6 0 14 0 20 0 33 0 49 29 49 70 0 58-29 70-47 70s-50-8-65-33c15 3 28-6 28-23 0-14-11-22-24-22-10 0-23 4-23 24 0 38 38 66 85 66 52 0 90-39 90-82z"><text:p/></draw:path><draw:path draw:style-name="gr4" draw:text-style-name="P44" svg:width="0.0382in" svg:height="0.165in" svg:x="3.7748in" svg:y="0.0988in" svg:viewBox="0 0 98 420" svg:d="M98 416c0-2-1-3-2-4-43-32-73-117-73-185 0-12 0-24 0-35 0-67 30-151 73-185 1 0 2-2 2-3 0-2-2-4-4-4s-2 0-3 1c-47 35-91 119-91 191 0 11 0 23 0 35 0 72 44 157 91 192 1 0 1 1 3 1s4-2 4-4z"><text:p/></draw:path><draw:path draw:style-name="gr4" draw:text-style-name="P44" svg:width="0.1102in" svg:height="0.0063in" svg:x="3.8319in" svg:y="0.1783in" svg:viewBox="0 0 281 17" svg:d="M281 8c0-4-4-8-9-8-87 0-176 0-264 0-4 0-8 4-8 8 0 5 4 9 8 9 88 0 177 0 264 0 5 0 9-4 9-9z"><text:p/></draw:path><draw:path draw:style-name="gr4" draw:text-style-name="P44" svg:width="0.0543in" svg:height="0.1098in" svg:x="3.9665in" svg:y="0.1126in" svg:viewBox="0 0 139 280" svg:d="M139 280c0-5 0-9 0-12-5 0-8 0-13 0-38 0-40-5-40-21 0-79 0-157 0-236 0-11 0-11-9-11-27 26-63 26-77 26 0 5 0 9 0 14 8 0 34 0 55-11 0 73 0 145 0 218 0 15-1 21-38 21-5 0-10 0-15 0 0 3 0 7 0 12 16-1 52-1 69-1s54 0 68 1z"><text:p/></draw:path><draw:path draw:style-name="gr4" draw:text-style-name="P44" svg:width="0.0378in" svg:height="0.165in" svg:x="4.0445in" svg:y="0.0988in" svg:viewBox="0 0 97 420" svg:d="M97 227c0-12 0-24 0-35 0-72-44-156-91-191 0-1-1-1-2-1-2 0-4 2-4 4 0 1 0 3 1 3 45 34 73 118 73 185 0 11 0 23 0 35 0 68-28 153-73 185-1 1-1 2-1 4s2 4 4 4c1 0 1-1 2-1 47-35 91-120 91-192z"><text:p/></draw:path><draw:path draw:style-name="gr4" draw:text-style-name="P44" svg:width="0.0705in" svg:height="0.0516in" svg:x="4.1051in" svg:y="0.1114in" svg:viewBox="0 0 180 132" svg:d="M180 88c0-4-4-4-5-4-3 0-3 1-5 5-7 24-20 36-31 36-7 0-7-5-7-11 0-7 1-11 6-24 4-10 16-41 16-56 0-29-23-34-39-34-24 0-41 14-49 26-2-20-20-26-32-26s-20 8-23 16c-7 10-11 27-11 28 0 4 4 4 5 4 5 0 5 0 7-8 4-17 10-32 22-32 7 0 9 6 9 15 0 5-3 15-5 24-2 8-4 18-7 26-3 13-6 25-9 39-2 3-3 10-3 12 0 6 5 8 10 8 6 0 11-3 12-6 1-2 3-12 5-18 2-8 4-18 7-26 1-8 3-14 5-21 3-12 3-14 12-26 8-12 22-27 44-27 18 0 18 15 18 21 0 17-13 50-18 62-2 9-4 11-4 16 0 15 12 25 28 25 30 0 42-40 42-44z"><text:p/></draw:path><draw:path draw:style-name="gr4" draw:text-style-name="P44" svg:width="0.1102in" svg:height="0.1102in" svg:x="4.2362in" svg:y="0.126in" svg:viewBox="0 0 281 281" svg:d="M281 141c0-5-5-9-9-9-40 0-82 0-123 0 0-41 0-83 0-124 0-4-5-8-9-8s-8 4-8 8c0 41 0 83 0 124-41 0-83 0-124 0-4 0-8 4-8 9 0 4 4 8 8 8 41 0 83 0 124 0 0 41 0 82 0 124 0 3 4 8 8 8s9-5 9-8c0-42 0-83 0-124 41 0 83 0 123 0 4 0 9-4 9-8z"><text:p/></draw:path><draw:path draw:style-name="gr4" draw:text-style-name="P44" svg:width="0.0543in" svg:height="0.1102in" svg:x="4.4276in" svg:y="0in" svg:viewBox="0 0 139 281" svg:d="M139 281c0-5 0-10 0-13-5 0-8 0-13 0-38 0-40-5-40-21 0-79 0-157 0-236 0-10 0-11-9-11-27 26-64 26-77 26 0 5 0 9 0 14 8 0 34 0 55-11 0 73 0 145 0 218 0 16-1 21-39 21-5 0-9 0-14 0 0 3 0 8 0 13 15-1 52-1 69-1s53 0 68 1z"><text:p/></draw:path><draw:path draw:style-name="gr4" draw:text-style-name="P44" svg:width="0.0823in" svg:height="0.0063in" svg:x="4.413in" svg:y="0.1783in" svg:viewBox="0 0 210 17" svg:d="M0 0c70 0 140 0 210 0 0 6 0 11 0 17-70 0-140 0-210 0 0-6 0-11 0-17z"><text:p/></draw:path><draw:path draw:style-name="gr4" draw:text-style-name="P44" svg:width="0.0685in" svg:height="0.1142in" svg:x="4.4197in" svg:y="0.2256in" svg:viewBox="0 0 175 291" svg:d="M175 209c0-35-26-67-71-76 35-12 60-41 60-74 0-35-37-59-78-59-43 0-74 26-74 58 0 14 8 21 22 21 13 0 21-8 21-20 0-22-20-22-26-22 13-20 41-26 56-26 17 0 40 9 40 48 0 5 0 29-12 48s-27 22-37 22c-4 0-14 1-17 1s-6 1-6 5 3 4 11 4c6 0 12 0 18 0 34 0 50 29 50 70 0 58-29 70-48 70-18 0-49-8-65-33 16 3 29-6 29-23 0-14-12-22-24-22-10 0-24 4-24 24 0 38 40 66 85 66 52 0 90-39 90-82z"><text:p/></draw:path><draw:path draw:style-name="gr4" draw:text-style-name="P44" svg:width="0.0657in" svg:height="0.1098in" svg:x="4.524in" svg:y="0.1126in" svg:viewBox="0 0 168 280" svg:d="M168 207c-4 0-7 0-11 0-1 13-5 31-8 38-4 2-31 2-41 2-25 0-50 0-76 0 15-14 30-28 45-43 66-57 91-80 91-122 0-48-37-82-89-82-48 0-79 38-79 76 0 24 22 24 23 24 7 0 21-5 21-23 0-11-7-22-22-22-4 0-4 0-5 0 9-26 32-42 56-42 39 0 57 34 57 69 0 33-21 67-45 92-26 30-54 60-80 90-5 5-5 6-5 16 52 0 104 0 156 0 4-25 8-49 12-73z"><text:p/></draw:path><draw:path draw:style-name="gr4" draw:text-style-name="P44" svg:width="0.0705in" svg:height="0.0516in" svg:x="4.6043in" svg:y="0.1114in" svg:viewBox="0 0 180 132" svg:d="M180 88c0-4-4-4-5-4-3 0-5 1-6 5-6 24-19 36-31 36-6 0-7-5-7-11 0-7 1-11 7-24 4-10 16-41 16-56 0-29-23-34-39-34-25 0-41 14-50 26-1-20-19-26-31-26-14 0-20 8-23 16-7 10-11 27-11 28 0 4 4 4 5 4 3 0 5 0 6-8 5-17 11-32 21-32 9 0 10 6 10 15 0 5-2 15-5 24-2 8-3 18-6 26-3 13-6 25-9 39-2 3-3 10-3 12 0 6 5 8 10 8s9-3 12-6c2-2 3-12 5-18 2-8 3-18 6-26 2-8 3-14 6-21 2-12 3-14 12-26 8-12 21-27 44-27 17 0 17 15 17 21 0 17-12 50-17 62-4 9-5 11-5 16 0 15 13 25 29 25 29 0 42-40 42-44z"><text:p/></draw:path></draw:g></draw:g></text:p>
      <text:p text:style-name="P4"><draw:g text:anchor-type="as-char" svg:y="-0.222in" draw:z-index="37" draw:name="Shape44" draw:style-name="gr1"><svg:title>TexMaths</svg:title><svg:desc>12§display§a_n + b_n + c_n= {2 \over 3} (-1)^n + {1 \over 3} 2^n
- {2 \over 3} (-1)^n + {2 \over 3} 2^n§svg§600§FALSE§</svg:desc><draw:g draw:style-name="gr2"><draw:path draw:style-name="gr3" draw:text-style-name="P43" svg:width="3.4079in" svg:height="0.3228in" svg:x="0.0016in" svg:y="0.0102in" svg:viewBox="0 0 8657 821" svg:d="M4329 821c-1443 0-2886 0-4329 0 0-274 0-547 0-821 2886 0 5772 0 8657 0 0 274 0 547 0 821-1442 0-2885 0-4328 0z"><text:p/></draw:path><draw:path draw:style-name="gr4" draw:text-style-name="P44" svg:width="0.0756in" svg:height="0.0748in" svg:x="-0.0004in" svg:y="0.1496in" svg:viewBox="0 0 193 191" svg:d="M193 126c0-3-3-3-5-3-3 0-4 1-6 7-7 27-14 53-32 53-11 0-12-12-12-21 0-8 1-12 5-31 3-12 6-25 9-37 5-20 11-40 16-59 2-12 2-13 2-15 0-7-4-12-12-12-9 0-16 10-18 20-7-16-19-28-38-28-49 0-102 62-102 124 0 39 24 67 56 67 9 0 30-1 56-31 3 18 18 31 38 31 14 0 24-10 31-23 7-15 9-27 12-42zM136 47c0 2-2 5-2 7-7 28-14 55-21 83-1 7-1 8-9 16-18 22-34 30-46 30-22 0-28-24-28-40 0-22 13-73 24-93 12-25 31-40 48-40 28 0 34 34 34 37z"><text:p/></draw:path><draw:path draw:style-name="gr4" draw:text-style-name="P44" svg:width="0.0705in" svg:height="0.052in" svg:x="0.0866in" svg:y="0.2138in" svg:viewBox="0 0 180 133" svg:d="M180 88c0-4-4-4-5-4-3 0-5 1-6 5-6 24-19 36-31 36-6 0-7-5-7-11 0-7 1-11 7-24 4-8 16-41 16-56 0-29-23-34-39-34-25 0-41 14-50 26-1-20-19-26-31-26-14 0-20 8-23 16-7 10-11 27-11 28 0 5 4 5 5 5 3 0 5-1 6-9 5-17 11-32 21-32 9 0 10 6 10 15 0 5-2 15-5 24-2 8-3 18-6 26-3 14-6 26-9 39-2 3-3 11-3 12 0 6 5 9 10 9s9-4 12-7c2-2 3-12 5-18 2-8 3-18 6-26 2-8 3-14 6-21 2-12 3-14 12-26 8-12 21-27 44-27 17 0 17 15 17 21 0 18-12 50-17 62-4 9-5 11-5 16 0 16 13 26 29 26 29 0 42-40 42-45z"><text:p/></draw:path><draw:path draw:style-name="gr4" draw:text-style-name="P44" svg:width="0.1102in" svg:height="0.1102in" svg:x="0.2173in" svg:y="0.1264in" svg:viewBox="0 0 281 281" svg:d="M281 141c0-5-4-9-9-9-40 0-82 0-123 0 0-41 0-83 0-124 0-4-4-8-9-8-4 0-8 4-8 8 0 41 0 83 0 124-41 0-83 0-124 0-4 0-8 4-8 9 0 4 4 8 8 8 41 0 83 0 124 0 0 41 0 82 0 123 0 4 4 9 8 9 5 0 9-5 9-9 0-41 0-82 0-123 41 0 83 0 123 0 5 0 9-4 9-8z"><text:p/></draw:path><draw:path draw:style-name="gr4" draw:text-style-name="P44" svg:width="0.061in" svg:height="0.1165in" svg:x="0.3819in" svg:y="0.1079in" svg:viewBox="0 0 156 297" svg:d="M156 173c0-37-23-67-56-67-20 0-36 12-50 25 11-42 21-84 32-126-3-1 0-5-6-5-10 0-40 4-51 4-3 1-8 1-8 8 0 6 3 6 9 6 21 0 22 2 22 7 0 3-4 17-6 25-12 46-23 93-35 139-5 20-7 27-7 42 0 39 23 66 54 66 50 0 102-63 102-124zM126 155c0 25-14 73-22 89-14 29-33 44-50 44-14 0-28-12-28-43 0-8 0-16 6-42 4-13 6-26 10-40 2-8 2-9 6-14 20-28 40-34 50-34 16 0 28 14 28 40z"><text:p/></draw:path><draw:path draw:style-name="gr4" draw:text-style-name="P44" svg:width="0.0709in" svg:height="0.052in" svg:x="0.4508in" svg:y="0.2138in" svg:viewBox="0 0 181 133" svg:d="M181 88c0-4-3-3-5-4-4 0-4 1-6 5-7 24-19 36-31 36-6 0-7-5-7-11 0-7 1-11 6-24 4-8 16-41 16-56 0-29-22-34-39-34-24 0-41 14-49 26-2-20-19-26-31-26-13 0-21 8-24 16-6 10-11 27-11 28 0 5 4 4 5 5 5 0 5-1 7-9 5-17 10-32 22-32 7 0 9 6 9 15 0 5-2 15-5 24-2 8-3 18-6 26-3 14-6 26-9 39-1 3-4 11-4 12 0 6 6 9 11 9s10-4 11-7c1-2 3-12 6-18 2-8 3-18 6-26 2-8 3-14 5-21 3-12 3-14 13-26 7-12 21-27 44-27 17 0 17 15 17 21 0 18-13 50-17 62-3 9-5 11-5 16 0 16 14 26 28 26 30 0 43-40 43-45z"><text:p/></draw:path><draw:path draw:style-name="gr4" draw:text-style-name="P44" svg:width="0.1102in" svg:height="0.1102in" svg:x="0.5819in" svg:y="0.1264in" svg:viewBox="0 0 281 281" svg:d="M281 141c0-5-4-9-9-9-40 0-82 0-123 0 0-41 0-83 0-124 0-4-4-8-9-8-4 0-8 4-8 8 0 41 0 83 0 124-41 0-83 0-124 0-4 0-8 4-8 9 0 4 4 8 8 8 41 0 83 0 124 0 0 41 0 82 0 123 0 4 4 9 8 9 5 0 9-5 9-9 0-41 0-82 0-123 41 0 83 0 123 0 5 0 9-4 9-8z"><text:p/></draw:path><draw:path draw:style-name="gr4" draw:text-style-name="P44" svg:width="0.0642in" svg:height="0.0748in" svg:x="0.7453in" svg:y="0.1496in" svg:viewBox="0 0 164 191" svg:d="M164 142c0-3-2-6-6-6-1 0-2 1-4 5-34 42-80 42-84 42-28 0-39-22-39-47 0-17 9-58 23-84 13-24 36-42 60-42 13 0 30 6 36 16-7 0-13 0-19 6s-7 14-7 17c0 10 7 15 15 15 12 0 24-10 24-28 0-20-20-36-50-36-57 0-113 60-113 120 0 39 24 71 68 71 60 0 96-44 96-49z"><text:p/></draw:path><draw:path draw:style-name="gr4" draw:text-style-name="P44" svg:width="0.0709in" svg:height="0.052in" svg:x="0.8157in" svg:y="0.2138in" svg:viewBox="0 0 181 133" svg:d="M181 88c0-4-3-3-5-4-4 0-4 1-6 5-7 24-19 36-31 36-6 0-7-5-7-11 0-7 1-11 6-24 4-8 16-41 16-56 0-29-22-34-38-34-25 0-42 14-50 26-2-20-19-26-31-26-13 0-21 8-24 16-6 10-11 27-11 28 0 5 5 5 6 5 4 0 4-1 6-9 5-17 10-32 22-32 7 0 9 6 9 15 0 5-2 15-5 24-2 8-3 18-6 26-3 14-6 26-9 39-1 3-4 11-4 12 0 6 6 9 11 9s8-4 11-7c2-2 3-12 6-18 2-8 3-18 6-26 2-8 3-14 5-21 3-12 3-14 13-26 8-12 21-27 44-27 17 0 17 15 17 21 0 18-13 50-17 62-3 9-5 11-5 16 0 16 14 26 28 26 30 0 43-40 43-45z"><text:p/></draw:path><draw:path draw:style-name="gr4" draw:text-style-name="P44" svg:width="0.1102in" svg:height="0.0386in" svg:x="0.9563in" svg:y="0.1638in" svg:viewBox="0 0 281 99" svg:d="M281 8c0-4-4-8-9-8-87 0-176 0-264 0-4 0-8 4-8 8 0 5 4 9 8 9 88 0 177 0 264 0 5 0 9-4 9-9zM281 90c0-5-4-8-9-8-87 0-176 0-264 0-4 0-8 3-8 8s4 9 8 9c88 0 177 0 264 0 5 0 9-4 9-9z"><text:p/></draw:path><draw:path draw:style-name="gr4" draw:text-style-name="P44" svg:width="0.0661in" svg:height="0.1102in" svg:x="1.1504in" svg:y="0in" svg:viewBox="0 0 169 281" svg:d="M169 208c-3 0-7 0-11 0-2 12-4 31-9 37-3 4-31 4-40 4-25 0-51 0-77 0 16-15 30-29 46-44 66-58 91-81 91-123 0-48-38-82-90-82-48 0-79 38-79 77 0 23 22 23 23 23 7 0 21-5 21-22 0-11-7-22-21-22-4 0-5 0-6 0 9-27 32-43 57-43 39 0 57 34 57 69 0 33-22 67-45 93-27 30-54 60-81 91-5 4-5 4-5 15 53 0 104 0 157 0 4-25 9-49 12-73z"><text:p/></draw:path><draw:path draw:style-name="gr4" draw:text-style-name="P44" svg:width="0.0827in" svg:height="0.0063in" svg:x="1.1421in" svg:y="0.1783in" svg:viewBox="0 0 211 17" svg:d="M106 17c-35 0-71 0-106 0 0-6 0-11 0-17 71 0 140 0 211 0 0 6 0 11 0 17-35 0-71 0-105 0z"><text:p/></draw:path><draw:path draw:style-name="gr4" draw:text-style-name="P44" svg:width="0.0681in" svg:height="0.1142in" svg:x="1.1492in" svg:y="0.226in" svg:viewBox="0 0 174 291" svg:d="M174 209c0-35-26-67-70-76 35-12 59-40 59-74 0-35-37-59-78-59-42 0-74 25-74 58 0 14 9 21 21 21 14 0 22-8 22-21 0-21-20-21-26-21 13-20 40-26 56-26 17 0 41 9 41 47 0 6-1 30-12 48-13 20-28 21-39 23-2 0-13 1-15 1-4 0-6 0-6 5 0 4 2 4 9 4 6 0 12 0 18 0 35 0 51 29 51 70 0 58-29 70-47 70-19 0-50-7-65-33 15 3 28-7 28-23 0-15-12-24-24-24-10 0-23 6-23 26 0 38 38 66 85 66 51 0 89-39 89-82z"><text:p/></draw:path><draw:path draw:style-name="gr4" draw:text-style-name="P44" svg:width="0.0378in" svg:height="0.1646in" svg:x="1.2618in" svg:y="0.0992in" svg:viewBox="0 0 97 419" svg:d="M97 416c0-1 0-3-1-4-44-32-73-116-73-185 0-12 0-24 0-35 0-67 29-151 73-185 1 0 1-1 1-3s-1-4-3-4-3 0-3 1c-47 35-91 119-91 191 0 11 0 23 0 35 0 72 44 157 91 192 1 0 1 0 3 0s3-1 3-3z"><text:p/></draw:path><draw:path draw:style-name="gr4" draw:text-style-name="P44" svg:width="0.1102in" svg:height="0.0063in" svg:x="1.3189in" svg:y="0.1783in" svg:viewBox="0 0 281 17" svg:d="M281 8c0-4-4-8-9-8-87 0-176 0-264 0-4 0-8 4-8 8 0 5 4 9 8 9 88 0 177 0 264 0 5 0 9-4 9-9z"><text:p/></draw:path><draw:path draw:style-name="gr4" draw:text-style-name="P44" svg:width="0.0543in" svg:height="0.1098in" svg:x="1.4535in" svg:y="0.1138in" svg:viewBox="0 0 139 280" svg:d="M139 280c0-5 0-8 0-12-5 0-8 0-13 0-38 0-40-5-40-20 0-80 0-158 0-237 0-11 0-11-9-11-27 26-64 26-77 26 0 5 0 9 0 14 8 0 34 0 55-11 0 73 0 145 0 219 0 14-1 20-39 20-5 0-9 0-14 0 0 4 0 7 0 12 16-1 52-1 69-1s54 0 68 1z"><text:p/></draw:path><draw:path draw:style-name="gr4" draw:text-style-name="P44" svg:width="0.0378in" svg:height="0.1646in" svg:x="1.5315in" svg:y="0.0992in" svg:viewBox="0 0 97 419" svg:d="M97 227c0-12 0-24 0-35 0-72-44-156-91-191-1-1-1-1-2-1-3 0-4 2-4 4s0 3 1 3c45 34 73 118 73 185 0 11 0 23 0 35 0 69-28 153-73 185-1 1-1 3-1 4 0 2 1 3 4 3 1 0 1 0 2 0 47-35 91-120 91-192z"><text:p/></draw:path><draw:path draw:style-name="gr4" draw:text-style-name="P44" svg:width="0.0705in" svg:height="0.0516in" svg:x="1.5921in" svg:y="0.1118in" svg:viewBox="0 0 180 132" svg:d="M180 88c0-4-4-4-5-4-3 0-5 1-6 5-6 24-19 36-31 36-6 0-7-5-7-11 0-7 2-11 7-24 4-8 16-41 16-56 0-29-23-34-39-34-24 0-41 14-50 26-1-20-19-26-31-26s-20 8-23 16c-7 10-11 27-11 28 0 4 4 4 5 4 3 0 5 0 6-8 5-17 11-32 21-32 9 0 10 6 10 15 0 5-2 15-4 24-2 8-4 18-7 26-3 14-6 26-9 39-2 3-3 11-3 12 0 6 5 8 10 8 6 0 11-3 12-6 1-2 3-12 5-18 2-8 4-18 7-26 1-8 3-14 5-21 2-12 3-14 12-26 8-12 22-27 44-27 17 0 18 15 18 21 0 18-13 50-18 62-4 9-5 11-5 16 0 16 13 25 29 25 29 0 42-39 42-44z"><text:p/></draw:path><draw:path draw:style-name="gr4" draw:text-style-name="P44" svg:width="0.1102in" svg:height="0.1102in" svg:x="1.7224in" svg:y="0.1264in" svg:viewBox="0 0 281 281" svg:d="M281 141c0-5-4-9-9-9-40 0-82 0-123 0 0-41 0-83 0-124 0-4-4-8-9-8-4 0-8 4-8 8 0 41 0 83 0 124-41 0-83 0-124 0-4 0-8 4-8 9 0 4 4 8 8 8 41 0 83 0 124 0 0 41 0 82 0 123 0 4 4 9 8 9 5 0 9-5 9-9 0-41 0-82 0-123 41 0 83 0 123 0 5 0 9-4 9-8z"><text:p/></draw:path><draw:path draw:style-name="gr4" draw:text-style-name="P44" svg:width="0.0543in" svg:height="0.1102in" svg:x="1.9142in" svg:y="0in" svg:viewBox="0 0 139 281" svg:d="M139 281c0-5 0-9 0-13-5 0-9 0-14 0-37 0-39-5-39-20 0-80 0-158 0-237 0-10 0-11-9-11-27 28-64 28-77 28 0 4 0 8 0 13 8 0 32 0 55-12 0 73 0 145 0 219 0 15-1 20-39 20-5 0-9 0-14 0 0 4 0 8 0 13 15-1 52-1 69-1s53 0 68 1z"><text:p/></draw:path><draw:path draw:style-name="gr4" draw:text-style-name="P44" svg:width="0.0827in" svg:height="0.0063in" svg:x="1.8992in" svg:y="0.1783in" svg:viewBox="0 0 211 17" svg:d="M106 17c-35 0-71 0-106 0 0-6 0-11 0-17 71 0 140 0 211 0 0 6 0 11 0 17-35 0-71 0-105 0z"><text:p/></draw:path><draw:path draw:style-name="gr4" draw:text-style-name="P44" svg:width="0.0685in" svg:height="0.1142in" svg:x="1.9063in" svg:y="0.226in" svg:viewBox="0 0 175 291" svg:d="M175 209c0-35-26-67-71-76 35-12 59-40 59-74 0-35-37-59-77-59-43 0-74 25-74 58 0 14 8 21 20 21 14 0 22-8 22-21 0-21-19-21-25-21 12-20 41-26 55-26 18 0 41 9 41 47 0 6-1 30-12 48-12 20-27 21-37 23-4 0-14 1-17 1-4 0-6 0-6 5 0 4 2 4 9 4 6 0 14 0 20 0 34 0 50 29 50 70 0 58-30 70-48 70s-50-7-65-33c15 3 28-7 28-23 0-15-11-24-23-24-11 0-24 6-24 26 0 38 40 66 85 66 52 0 90-39 90-82z"><text:p/></draw:path><draw:path draw:style-name="gr4" draw:text-style-name="P44" svg:width="0.0657in" svg:height="0.1098in" svg:x="2.0106in" svg:y="0.1138in" svg:viewBox="0 0 168 280" svg:d="M168 207c-4 0-7 0-11 0-2 13-5 31-9 38-3 3-30 3-40 3-25 0-50 0-76 0 15-15 30-29 45-44 66-57 91-80 91-122 0-48-38-82-90-82-47 0-78 38-78 76 0 24 20 24 22 24 7 0 22-5 22-23 0-11-8-22-22-22-4 0-5 0-6 0 10-26 32-42 57-42 39 0 57 34 57 69 0 33-22 67-45 92-26 30-54 60-80 90-5 5-5 6-5 16 52 0 104 0 156 0 4-25 8-49 12-73z"><text:p/></draw:path><draw:path draw:style-name="gr4" draw:text-style-name="P44" svg:width="0.0709in" svg:height="0.0516in" svg:x="2.0906in" svg:y="0.1118in" svg:viewBox="0 0 181 132" svg:d="M181 88c0-4-3-4-5-4-4 0-4 1-6 5-7 24-19 36-31 36-6 0-7-5-7-11 0-7 1-11 7-24 3-8 16-41 16-56 0-29-23-34-39-34-25 0-42 14-50 26-2-20-19-26-31-26-13 0-21 8-24 16-6 10-11 27-11 28 0 4 5 4 6 4 4 0 4 0 6-8 5-17 10-32 22-32 7 0 9 6 9 15 0 5-2 15-5 24-2 8-3 18-6 26-3 14-6 26-9 39-1 3-4 11-4 12 0 6 6 8 11 8s8-3 11-6c2-2 5-12 6-18 2-8 3-18 6-26 2-8 3-14 5-21 3-12 4-14 13-26 8-12 21-27 44-27 17 0 17 15 17 21 0 18-12 50-17 62-3 9-5 11-5 16 0 16 14 25 28 25 30 0 43-39 43-44z"><text:p/></draw:path><draw:path draw:style-name="gr4" draw:text-style-name="P44" svg:width="0.1102in" svg:height="0.0063in" svg:x="2.2217in" svg:y="0.1783in" svg:viewBox="0 0 281 17" svg:d="M281 8c0-4-4-8-9-8-87 0-176 0-264 0-4 0-8 4-8 8 0 5 4 9 8 9 88 0 177 0 264 0 5 0 9-4 9-9z"><text:p/></draw:path><draw:path draw:style-name="gr4" draw:text-style-name="P44" svg:width="0.0661in" svg:height="0.1102in" svg:x="2.4063in" svg:y="0in" svg:viewBox="0 0 169 281" svg:d="M169 208c-3 0-7 0-11 0-2 12-4 31-9 37-3 4-30 4-40 4-25 0-50 0-75 0 14-15 30-29 44-44 66-58 91-81 91-123 0-48-38-82-90-82-48 0-79 38-79 77 0 23 22 23 23 23 7 0 21-5 21-22 0-11-7-22-21-22-4 0-5 0-6 0 9-27 32-43 57-43 39 0 57 34 57 69 0 33-22 67-45 93-27 30-54 60-81 91-5 4-5 4-5 15 53 0 104 0 157 0 4-25 9-49 12-73z"><text:p/></draw:path><draw:path draw:style-name="gr4" draw:text-style-name="P44" svg:width="0.0827in" svg:height="0.0063in" svg:x="2.3984in" svg:y="0.1783in" svg:viewBox="0 0 211 17" svg:d="M106 17c-35 0-71 0-106 0 0-6 0-11 0-17 71 0 140 0 211 0 0 6 0 11 0 17-35 0-71 0-105 0z"><text:p/></draw:path><draw:path draw:style-name="gr4" draw:text-style-name="P44" svg:width="0.0681in" svg:height="0.1142in" svg:x="2.4055in" svg:y="0.226in" svg:viewBox="0 0 174 291" svg:d="M174 209c0-35-26-67-70-76 35-12 59-40 59-74 0-35-37-59-78-59-42 0-74 25-74 58 0 14 9 21 21 21 14 0 22-8 22-21 0-21-20-21-26-21 13-20 40-26 56-26 17 0 41 9 41 47 0 6-1 30-12 48-13 20-28 21-37 23-4 0-15 1-17 1-4 0-6 0-6 5 0 4 2 4 9 4 6 0 12 0 18 0 35 0 51 29 51 70 0 58-29 70-47 70-19 0-50-7-65-33 15 3 28-7 28-23 0-15-11-24-24-24-10 0-23 6-23 26 0 38 38 66 85 66 52 0 89-39 89-82z"><text:p/></draw:path><draw:path draw:style-name="gr4" draw:text-style-name="P44" svg:width="0.0378in" svg:height="0.1646in" svg:x="2.5181in" svg:y="0.0992in" svg:viewBox="0 0 97 419" svg:d="M97 416c0-1 0-3-1-4-44-32-73-116-73-185 0-12 0-24 0-35 0-67 29-151 73-185 1 0 1-1 1-3s-1-4-3-4-2 0-3 1c-47 35-91 119-91 191 0 11 0 23 0 35 0 72 44 157 91 192 1 0 1 0 3 0s3-1 3-3z"><text:p/></draw:path><draw:path draw:style-name="gr4" draw:text-style-name="P44" svg:width="0.1102in" svg:height="0.0063in" svg:x="2.5752in" svg:y="0.1783in" svg:viewBox="0 0 281 17" svg:d="M281 8c0-4-4-8-9-8-87 0-176 0-264 0-4 0-8 4-8 8 0 5 4 9 8 9 88 0 177 0 264 0 5 0 9-4 9-9z"><text:p/></draw:path><draw:path draw:style-name="gr4" draw:text-style-name="P44" svg:width="0.0543in" svg:height="0.1098in" svg:x="2.7098in" svg:y="0.1138in" svg:viewBox="0 0 139 280" svg:d="M139 280c0-5 0-8 0-12-5 0-8 0-13 0-38 0-40-5-40-20 0-80 0-158 0-237 0-11 0-11-9-11-27 26-64 26-77 26 0 5 0 9 0 14 8 0 34 0 55-11 0 73 0 145 0 219 0 14-1 20-38 20-5 0-10 0-15 0 0 4 0 7 0 12 16-1 52-1 69-1s54 0 68 1z"><text:p/></draw:path><draw:path draw:style-name="gr4" draw:text-style-name="P44" svg:width="0.0378in" svg:height="0.1646in" svg:x="2.7878in" svg:y="0.0992in" svg:viewBox="0 0 97 419" svg:d="M97 227c0-12 0-24 0-35 0-72-44-156-91-191 0-1-1-1-2-1-3 0-4 2-4 4s0 3 1 3c45 34 73 118 73 185 0 11 0 23 0 35 0 69-28 153-73 185-1 1-1 3-1 4 0 2 1 3 4 3 1 0 1 0 2 0 47-35 91-120 91-192z"><text:p/></draw:path><draw:path draw:style-name="gr4" draw:text-style-name="P44" svg:width="0.0705in" svg:height="0.0516in" svg:x="2.848in" svg:y="0.1118in" svg:viewBox="0 0 180 132" svg:d="M180 88c0-4-4-4-5-4-3 0-3 1-5 5-7 24-20 36-32 36-6 0-7-5-7-11 0-7 2-11 7-24 4-8 16-41 16-56 0-29-23-34-39-34-24 0-41 14-50 26-1-20-19-26-31-26s-20 8-23 16c-7 10-11 27-11 28 0 4 4 4 5 4 3 0 5 0 6-8 5-17 11-32 21-32 9 0 11 6 11 15 0 5-3 15-5 24-2 8-4 18-7 26-3 14-6 26-9 39-2 3-3 11-3 12 0 6 5 8 10 8 6 0 11-3 12-6 1-2 3-12 5-18 2-8 4-18 7-26 1-8 3-14 5-21 3-12 3-14 12-26 8-12 22-27 44-27 17 0 18 15 18 21 0 18-13 50-18 62-4 9-5 11-5 16 0 16 13 25 29 25 29 0 42-39 42-44z"><text:p/></draw:path><draw:path draw:style-name="gr4" draw:text-style-name="P44" svg:width="0.1102in" svg:height="0.1102in" svg:x="2.9791in" svg:y="0.1264in" svg:viewBox="0 0 281 281" svg:d="M281 141c0-5-4-9-9-9-40 0-82 0-123 0 0-41 0-83 0-124 0-4-4-8-9-8-4 0-8 4-8 8 0 41 0 83 0 124-41 0-83 0-124 0-4 0-8 4-8 9 0 4 4 8 8 8 41 0 83 0 124 0 0 41 0 82 0 123 0 4 4 9 8 9 5 0 9-5 9-9 0-41 0-82 0-123 41 0 83 0 123 0 5 0 9-4 9-8z"><text:p/></draw:path><draw:path draw:style-name="gr4" draw:text-style-name="P44" svg:width="0.0657in" svg:height="0.1102in" svg:x="3.1642in" svg:y="0in" svg:viewBox="0 0 168 281" svg:d="M168 208c-4 0-7 0-11 0-1 12-5 31-8 37-4 4-31 4-41 4-25 0-50 0-76 0 15-15 30-29 45-44 66-58 91-81 91-123 0-48-38-82-89-82-48 0-79 38-79 77 0 23 20 23 23 23 6 0 21-5 21-22 0-11-8-22-22-22-4 0-4 0-5 0 9-27 32-43 56-43 39 0 57 34 57 69 0 33-21 67-45 93-26 30-54 60-80 91-5 4-5 4-5 15 52 0 104 0 156 0 4-25 8-49 12-73z"><text:p/></draw:path><draw:path draw:style-name="gr4" draw:text-style-name="P44" svg:width="0.0827in" svg:height="0.0063in" svg:x="3.1555in" svg:y="0.1783in" svg:viewBox="0 0 211 17" svg:d="M106 17c-35 0-71 0-106 0 0-6 0-11 0-17 71 0 140 0 211 0 0 6 0 11 0 17-35 0-71 0-105 0z"><text:p/></draw:path><draw:path draw:style-name="gr4" draw:text-style-name="P44" svg:width="0.0685in" svg:height="0.1142in" svg:x="3.1626in" svg:y="0.226in" svg:viewBox="0 0 175 291" svg:d="M175 209c0-35-26-67-71-76 35-12 59-40 59-74 0-35-37-59-77-59-43 0-74 25-74 58 0 14 8 21 20 21 14 0 22-8 22-21 0-21-19-21-25-21 13-20 41-26 55-26 18 0 41 9 41 47 0 6-1 30-12 48-12 20-27 21-37 23-4 0-14 1-17 1-4 0-6 0-6 5 0 4 2 4 9 4 6 0 14 0 20 0 34 0 50 29 50 70 0 58-30 70-48 70s-49-7-65-33c16 3 28-7 28-23 0-15-11-24-23-24-11 0-24 6-24 26 0 38 40 66 85 66 52 0 90-39 90-82z"><text:p/></draw:path><draw:path draw:style-name="gr4" draw:text-style-name="P44" svg:width="0.0657in" svg:height="0.1098in" svg:x="3.2673in" svg:y="0.1138in" svg:viewBox="0 0 168 280" svg:d="M168 207c-4 0-7 0-11 0-2 13-5 31-9 38-3 3-30 3-40 3-25 0-50 0-76 0 15-15 30-29 45-44 66-57 91-80 91-122 0-48-38-82-90-82-47 0-78 38-78 76 0 24 20 24 22 24 7 0 22-5 22-23 0-11-8-22-22-22-4 0-4 0-6 0 10-26 33-42 57-42 39 0 57 34 57 69 0 33-22 67-45 92-26 30-54 60-80 90-5 5-5 6-5 16 52 0 104 0 156 0 4-25 8-49 12-73z"><text:p/></draw:path><draw:path draw:style-name="gr4" draw:text-style-name="P44" svg:width="0.0709in" svg:height="0.0516in" svg:x="3.3469in" svg:y="0.1118in" svg:viewBox="0 0 181 132" svg:d="M181 88c0-4-3-4-5-4-4 0-4 1-6 5-6 24-19 36-31 36-6 0-7-5-7-11 0-7 1-11 7-24 4-8 16-41 16-56 0-29-23-34-39-34-25 0-42 14-50 26-2-20-19-26-31-26-13 0-19 8-24 16-6 10-11 27-11 28 0 4 5 4 6 4 4 0 4 0 6-8 5-17 10-32 22-32 7 0 9 6 9 15 0 5-2 15-5 24-2 8-3 18-6 26-3 14-6 26-9 39-1 3-4 11-4 12 0 6 6 8 11 8s8-3 11-6c2-2 5-12 6-18 2-8 3-18 6-26 2-8 3-14 5-21 3-12 4-14 13-26 8-12 21-27 44-27 17 0 17 15 17 21 0 18-12 50-17 62-3 9-5 11-5 16 0 16 14 25 28 25 30 0 43-39 43-44z"><text:p/></draw:path></draw:g></draw:g></text:p>
      <text:p text:style-name="P4"><draw:g text:anchor-type="as-char" svg:y="-0.222in" draw:z-index="38" draw:name="Shape45" draw:style-name="gr1"><svg:title>TexMaths</svg:title><svg:desc>12§display§a_n + b_n + c_n= {1 \over 3} 2^n + {2 \over 3} 2^n§svg§600§FALSE§</svg:desc><draw:g draw:style-name="gr2"><draw:path draw:style-name="gr3" draw:text-style-name="P43" svg:width="1.8933in" svg:height="0.3228in" svg:x="0.0016in" svg:y="0.0102in" svg:viewBox="0 0 4810 821" svg:d="M2406 821c-803 0-1604 0-2406 0 0-274 0-547 0-821 1603 0 3207 0 4810 0 0 274 0 547 0 821-802 0-1603 0-2404 0z"><text:p/></draw:path><draw:path draw:style-name="gr4" draw:text-style-name="P44" svg:width="0.0756in" svg:height="0.0748in" svg:x="-0.0004in" svg:y="0.1496in" svg:viewBox="0 0 193 191" svg:d="M193 126c0-3-3-3-5-3-4 0-4 1-6 7-7 27-14 53-32 53-11 0-12-12-12-21 0-8 1-12 5-31 3-12 6-25 9-37 5-20 11-40 16-59 2-12 2-13 2-15 0-7-4-12-12-12-9 0-16 10-18 20-7-16-19-28-38-28-49 0-102 62-102 124 0 39 24 67 56 67 9 0 30-1 56-31 3 18 18 31 38 31 14 0 24-10 31-23 7-15 9-27 12-42zM136 47c0 2-2 5-2 7-7 28-14 55-21 83-1 7-1 8-9 16-18 22-34 30-46 30-22 0-28-24-28-40 0-22 13-73 24-93 12-25 31-40 48-40 28 0 34 34 34 37z"><text:p/></draw:path><draw:path draw:style-name="gr4" draw:text-style-name="P44" svg:width="0.0705in" svg:height="0.052in" svg:x="0.0866in" svg:y="0.2138in" svg:viewBox="0 0 180 133" svg:d="M180 88c0-4-4-4-5-4-3 0-5 1-6 5-6 24-19 36-31 36-6 0-7-5-7-11 0-7 1-11 7-24 4-8 16-41 16-56 0-29-23-34-39-34-25 0-41 14-50 26-1-20-19-26-31-26-14 0-20 8-23 16-7 10-11 27-11 28 0 5 4 5 5 5 3 0 5-1 6-9 5-17 11-32 21-32 9 0 10 6 10 15 0 5-2 15-5 24-2 8-3 18-6 26-3 14-6 26-9 39-2 3-3 11-3 12 0 6 5 9 10 9s9-4 12-7c2-2 3-12 5-18 2-8 3-18 6-26 2-8 3-14 6-21 2-12 3-14 12-26 8-12 21-27 44-27 17 0 17 15 17 21 0 18-12 50-17 62-4 9-5 11-5 16 0 16 13 26 29 26 29 0 42-40 42-45z"><text:p/></draw:path><draw:path draw:style-name="gr4" draw:text-style-name="P44" svg:width="0.1102in" svg:height="0.1102in" svg:x="0.2173in" svg:y="0.1264in" svg:viewBox="0 0 281 281" svg:d="M281 141c0-5-4-9-9-9-40 0-82 0-123 0 0-41 0-83 0-124 0-4-4-8-9-8-4 0-8 4-8 8 0 41 0 83 0 124-41 0-83 0-124 0-4 0-8 4-8 9 0 4 4 8 8 8 41 0 83 0 124 0 0 41 0 82 0 123 0 4 4 9 8 9 5 0 9-5 9-9 0-41 0-82 0-123 41 0 83 0 123 0 5 0 9-4 9-8z"><text:p/></draw:path><draw:path draw:style-name="gr4" draw:text-style-name="P44" svg:width="0.061in" svg:height="0.1165in" svg:x="0.3819in" svg:y="0.1079in" svg:viewBox="0 0 156 297" svg:d="M156 173c0-37-23-67-56-67-20 0-38 12-50 25 11-42 21-84 32-126-3-1 0-5-6-5-10 0-40 4-51 4-3 1-8 1-8 8 0 6 3 6 9 6 21 0 22 2 22 7 0 3-4 17-6 25-12 46-23 93-35 139-5 20-7 27-7 42 0 39 23 66 54 66 50 0 102-63 102-124zM125 155c0 25-13 73-21 89-14 29-33 44-50 44-14 0-28-12-28-43 0-8 0-16 6-42 4-13 6-26 10-40 2-8 2-9 6-14 20-28 40-34 50-34 16 0 27 14 27 40z"><text:p/></draw:path><draw:path draw:style-name="gr4" draw:text-style-name="P44" svg:width="0.0709in" svg:height="0.052in" svg:x="0.4508in" svg:y="0.2138in" svg:viewBox="0 0 181 133" svg:d="M181 88c0-4-3-3-5-4-4 0-4 1-6 5-7 24-19 36-31 36-6 0-7-5-7-11 0-7 1-11 6-24 4-8 16-41 16-56 0-29-23-34-39-34-24 0-41 14-49 26-2-20-19-26-31-26-13 0-21 8-24 16-6 10-11 27-11 28 0 5 4 4 5 5 5 0 5-1 7-9 5-17 10-32 22-32 7 0 9 6 9 15 0 5-2 15-5 24-2 8-3 18-6 26-3 14-6 26-9 39-1 3-4 11-4 12 0 6 6 9 11 9s10-4 11-7c1-2 3-12 6-18 2-8 3-18 6-26 2-8 3-14 5-21 3-12 3-14 13-26 7-12 21-27 43-27 18 0 18 15 18 21 0 18-13 50-18 62-2 9-4 11-4 16 0 16 14 26 28 26 30 0 43-40 43-45z"><text:p/></draw:path><draw:path draw:style-name="gr4" draw:text-style-name="P44" svg:width="0.1102in" svg:height="0.1102in" svg:x="0.5823in" svg:y="0.1264in" svg:viewBox="0 0 281 281" svg:d="M281 141c0-5-4-9-9-9-40 0-82 0-123 0 0-41 0-83 0-124 0-4-4-8-9-8-4 0-8 4-8 8 0 41 0 83 0 124-41 0-83 0-124 0-4 0-8 4-8 9 0 4 4 8 8 8 41 0 83 0 124 0 0 41 0 82 0 123 0 4 4 9 8 9 5 0 9-5 9-9 0-41 0-82 0-123 41 0 83 0 123 0 5 0 9-4 9-8z"><text:p/></draw:path><draw:path draw:style-name="gr4" draw:text-style-name="P44" svg:width="0.0642in" svg:height="0.0748in" svg:x="0.7457in" svg:y="0.1496in" svg:viewBox="0 0 164 191" svg:d="M164 142c0-3-2-6-6-6-1 0-2 1-4 5-34 42-80 42-84 42-28 0-39-22-39-47 0-17 9-58 23-84 13-24 36-42 59-42 14 0 31 6 37 16-7 0-13 0-19 6s-7 14-7 17c0 10 7 15 15 15 12 0 24-10 24-28 0-20-20-36-50-36-57 0-113 60-113 120 0 39 24 71 68 71 60 0 96-44 96-49z"><text:p/></draw:path><draw:path draw:style-name="gr4" draw:text-style-name="P44" svg:width="0.0709in" svg:height="0.052in" svg:x="0.8161in" svg:y="0.2138in" svg:viewBox="0 0 181 133" svg:d="M181 88c0-4-3-3-5-4-4 0-4 1-6 5-7 24-19 36-31 36-6 0-7-5-7-11 0-7 1-11 6-24 4-8 16-41 16-56 0-29-23-34-39-34-24 0-41 14-49 26-2-20-19-26-31-26-13 0-21 8-24 16-6 10-11 27-11 28 0 5 4 4 5 5 5 0 5-1 7-9 5-17 10-32 22-32 7 0 9 6 9 15 0 5-2 15-5 24-2 8-3 18-6 26-3 14-6 26-9 39-1 3-4 11-4 12 0 6 6 9 11 9s10-4 11-7c1-2 3-12 6-18 2-8 3-18 6-26 2-8 3-14 5-21 3-12 3-14 13-26 7-12 21-27 43-27 18 0 18 15 18 21 0 18-13 50-18 62-2 9-4 11-4 16 0 16 14 26 28 26 30 0 43-40 43-45z"><text:p/></draw:path><draw:path draw:style-name="gr4" draw:text-style-name="P44" svg:width="0.1102in" svg:height="0.0386in" svg:x="0.9559in" svg:y="0.1638in" svg:viewBox="0 0 281 99" svg:d="M281 8c0-4-4-8-9-8-87 0-176 0-264 0-4 0-8 4-8 8 0 5 4 9 8 9 88 0 177 0 264 0 5 0 9-4 9-9zM281 90c0-5-4-8-9-8-87 0-176 0-264 0-4 0-8 3-8 8s4 9 8 9c88 0 177 0 264 0 5 0 9-4 9-9z"><text:p/></draw:path><draw:path draw:style-name="gr4" draw:text-style-name="P44" svg:width="0.0543in" svg:height="0.1102in" svg:x="1.1567in" svg:y="0in" svg:viewBox="0 0 139 281" svg:d="M139 281c0-5 0-9 0-13-5 0-8 0-13 0-38 0-40-5-40-20 0-80 0-158 0-237 0-10 0-11-9-11-27 28-64 28-77 28 0 4 0 8 0 13 8 0 34 0 55-12 0 73 0 145 0 219 0 15-1 20-39 20-5 0-9 0-14 0 0 4 0 8 0 13 15-1 52-1 69-1s54 0 68 1z"><text:p/></draw:path><draw:path draw:style-name="gr4" draw:text-style-name="P44" svg:width="0.0823in" svg:height="0.0063in" svg:x="1.1421in" svg:y="0.1783in" svg:viewBox="0 0 210 17" svg:d="M106 17c-35 0-71 0-106 0 0-6 0-11 0-17 70 0 140 0 210 0 0 6 0 11 0 17-35 0-70 0-104 0z"><text:p/></draw:path><draw:path draw:style-name="gr4" draw:text-style-name="P44" svg:width="0.0681in" svg:height="0.1142in" svg:x="1.1492in" svg:y="0.226in" svg:viewBox="0 0 174 291" svg:d="M174 209c0-35-26-67-70-76 34-12 59-40 59-74 0-35-37-59-78-59-42 0-74 25-74 58 0 14 9 21 21 21 14 0 22-8 22-21 0-21-20-21-26-21 13-20 40-26 56-26 17 0 41 9 41 47 0 6-1 30-12 48-13 20-28 21-39 23-2 0-13 1-15 1-4 0-7 0-7 5 0 4 3 4 10 4 6 0 12 0 18 0 35 0 51 29 51 70 0 58-29 70-48 70-18 0-49-7-64-33 15 3 28-7 28-23 0-15-12-24-24-24-10 0-23 6-23 26 0 38 38 66 84 66 52 0 90-39 90-82z"><text:p/></draw:path><draw:path draw:style-name="gr4" draw:text-style-name="P44" svg:width="0.0657in" svg:height="0.1098in" svg:x="1.2531in" svg:y="0.1138in" svg:viewBox="0 0 168 280" svg:d="M168 207c-4 0-6 0-10 0-2 13-6 31-9 38-4 3-31 3-40 3-25 0-51 0-77 0 16-15 30-29 46-44 65-57 90-80 90-122 0-48-37-82-89-82-48 0-79 38-79 76 0 24 22 24 23 24 7 0 21-5 21-23 0-11-7-22-22-22-3 0-4 0-5 0 9-26 32-42 56-42 39 0 57 34 57 69 0 33-21 67-44 92-27 30-54 60-81 90-5 5-5 6-5 16 53 0 104 0 157 0 4-25 7-49 11-73z"><text:p/></draw:path><draw:path draw:style-name="gr4" draw:text-style-name="P44" svg:width="0.0705in" svg:height="0.0516in" svg:x="1.3335in" svg:y="0.1118in" svg:viewBox="0 0 180 132" svg:d="M180 88c0-4-4-4-5-4-3 0-3 1-5 5-7 24-20 36-31 36-7 0-8-5-8-11 0-7 2-11 7-24 4-8 16-41 16-56 0-29-23-34-39-34-24 0-41 14-49 26-2-20-20-26-32-26s-20 8-23 16c-7 10-11 27-11 28 0 4 4 4 5 4 5 0 5 0 6-8 5-17 11-32 21-32 9 0 11 6 11 15 0 5-3 15-5 24-2 8-4 18-7 26-3 14-6 26-9 39-2 3-3 11-3 12 0 6 5 8 10 8 6 0 11-3 12-6 1-2 3-12 5-18 2-8 4-18 7-26 1-8 3-14 5-21 3-12 3-14 12-26 8-12 22-27 44-27 17 0 18 15 18 21 0 18-13 50-18 62-4 9-5 11-5 16 0 16 13 25 29 25 29 0 42-39 42-44z"><text:p/></draw:path><draw:path draw:style-name="gr4" draw:text-style-name="P44" svg:width="0.1102in" svg:height="0.1102in" svg:x="1.4642in" svg:y="0.1264in" svg:viewBox="0 0 281 281" svg:d="M281 141c0-5-4-9-9-9-40 0-82 0-123 0 0-41 0-83 0-124 0-4-5-8-9-8s-8 4-8 8c0 41 0 83 0 124-41 0-83 0-124 0-3 0-8 4-8 9 0 4 5 8 8 8 41 0 83 0 124 0 0 41 0 82 0 123 0 4 4 9 8 9s9-5 9-9c0-41 0-82 0-123 41 0 83 0 123 0 5 0 9-4 9-8z"><text:p/></draw:path><draw:path draw:style-name="gr4" draw:text-style-name="P44" svg:width="0.0657in" svg:height="0.1102in" svg:x="1.6496in" svg:y="0in" svg:viewBox="0 0 168 281" svg:d="M168 208c-4 0-7 0-11 0-1 12-5 31-8 37-4 4-31 4-41 4-25 0-50 0-76 0 15-15 30-29 45-44 66-58 91-81 91-123 0-48-38-82-89-82-48 0-79 38-79 77 0 23 20 23 23 23 7 0 21-5 21-22 0-11-8-22-22-22-4 0-4 0-5 0 9-27 32-43 56-43 39 0 57 34 57 69 0 33-21 67-45 93-26 30-54 60-80 91-5 4-5 4-5 15 52 0 104 0 156 0 4-25 8-49 12-73z"><text:p/></draw:path><draw:path draw:style-name="gr4" draw:text-style-name="P44" svg:width="0.0827in" svg:height="0.0063in" svg:x="1.6409in" svg:y="0.1783in" svg:viewBox="0 0 211 17" svg:d="M106 17c-35 0-71 0-106 0 0-6 0-11 0-17 71 0 140 0 211 0 0 6 0 11 0 17-35 0-71 0-105 0z"><text:p/></draw:path><draw:path draw:style-name="gr4" draw:text-style-name="P44" svg:width="0.0685in" svg:height="0.1142in" svg:x="1.648in" svg:y="0.226in" svg:viewBox="0 0 175 291" svg:d="M175 209c0-35-26-67-71-76 35-12 59-40 59-74 0-35-36-59-77-59-43 0-74 25-74 58 0 14 8 21 22 21 12 0 20-8 20-21 0-21-19-21-25-21 13-20 41-26 55-26 18 0 41 9 41 47 0 6-1 30-12 48-12 20-27 21-37 23-4 0-14 1-17 1-4 0-6 0-6 5 0 4 2 4 9 4 6 0 14 0 20 0 34 0 50 29 50 70 0 58-30 70-48 70s-49-7-65-33c16 3 28-7 28-23 0-15-11-24-23-24-11 0-24 6-24 26 0 38 40 66 85 66 52 0 90-39 90-82z"><text:p/></draw:path><draw:path draw:style-name="gr4" draw:text-style-name="P44" svg:width="0.0657in" svg:height="0.1098in" svg:x="1.7524in" svg:y="0.1138in" svg:viewBox="0 0 168 280" svg:d="M168 207c-4 0-7 0-11 0-2 13-5 31-9 38-3 3-30 3-40 3-25 0-50 0-76 0 15-15 30-29 45-44 66-57 91-80 91-122 0-48-38-82-90-82-47 0-78 38-78 76 0 24 20 24 22 24 7 0 22-5 22-23 0-11-8-22-22-22-4 0-4 0-6 0 10-26 33-42 57-42 39 0 57 34 57 69 0 33-22 67-45 92-26 30-54 60-80 90-5 5-5 6-5 16 52 0 104 0 156 0 4-25 8-49 12-73z"><text:p/></draw:path><draw:path draw:style-name="gr4" draw:text-style-name="P44" svg:width="0.0709in" svg:height="0.0516in" svg:x="1.8323in" svg:y="0.1118in" svg:viewBox="0 0 181 132" svg:d="M181 88c0-4-3-4-5-4-4 0-4 1-6 5-6 24-19 36-31 36-6 0-7-5-7-11 0-7 1-11 7-24 4-8 16-41 16-56 0-29-23-34-39-34-25 0-42 14-50 26-2-20-19-26-31-26-13 0-19 8-24 16-6 10-11 27-11 28 0 4 5 4 6 4 4 0 4 0 6-8 5-17 10-32 22-32 7 0 9 6 9 15 0 5-2 15-5 24-2 8-3 18-6 26-3 14-6 26-9 39-1 3-4 11-4 12 0 6 6 8 11 8s8-3 11-6c2-2 5-12 6-18 2-8 3-18 6-26 2-8 3-14 5-21 3-12 4-14 13-26 8-12 21-27 44-27 17 0 17 15 17 21 0 18-12 50-17 62-3 9-5 11-5 16 0 16 14 25 28 25 30 0 43-39 43-44z"><text:p/></draw:path></draw:g></draw:g></text:p>
      <text:p text:style-name="P4"><draw:g text:anchor-type="as-char" svg:y="-0.1146in" draw:z-index="39" draw:name="Shape46" draw:style-name="gr1"><svg:title>TexMaths</svg:title><svg:desc>12§display§a_n + b_n + c_n= 2^n§svg§600§FALSE§</svg:desc><draw:g draw:style-name="gr2"><draw:path draw:style-name="gr3" draw:text-style-name="P43" svg:width="1.2701in" svg:height="0.1394in" svg:x="0.0016in" svg:y="0.0087in" svg:viewBox="0 0 3227 355" svg:d="M0 0c1076 0 2151 0 3227 0 0 118 0 237 0 355-1076 0-2151 0-3227 0 0-118 0-237 0-355z"><text:p/></draw:path><draw:path draw:style-name="gr4" draw:text-style-name="P44" svg:width="0.0756in" svg:height="0.0748in" svg:x="-0.0004in" svg:y="0.0417in" svg:viewBox="0 0 193 191" svg:d="M193 126c0-5-3-5-5-5-4 0-4 3-6 9-7 27-14 52-32 52-11 0-12-11-12-20s0-12 5-31c3-13 6-25 9-37 5-21 11-40 16-59 2-12 2-13 2-15 0-7-4-12-12-12-10 0-16 10-18 20-7-16-19-28-38-28-49 0-102 63-102 124 0 39 23 67 56 67 9 0 29-2 54-31 4 17 20 31 39 31 15 0 25-9 31-23 7-15 8-29 13-42zM136 47c0 2-2 5-2 7-7 27-14 54-21 82-3 8-3 8-9 15-18 25-36 31-48 31-20 0-26-23-26-40 0-21 13-72 23-92 13-25 32-40 49-40 28 0 34 34 34 37z"><text:p/></draw:path><draw:path draw:style-name="gr4" draw:text-style-name="P44" svg:width="0.0709in" svg:height="0.052in" svg:x="0.0858in" svg:y="0.1039in" svg:viewBox="0 0 181 133" svg:d="M181 88c0-4-3-3-5-4-4 0-4 3-6 5-7 24-19 36-31 36-6 0-7-4-7-10 0-7 1-10 6-24 4-9 17-41 17-57 0-28-23-34-39-34-25 0-42 16-50 28-2-21-19-28-31-28-13 0-21 10-24 17-6 11-11 27-11 29 0 3 5 3 6 3 4 0 4-1 6-8 5-18 10-33 22-33 7 0 9 8 9 15 0 6-2 17-5 25-2 8-3 18-6 27-3 12-6 24-9 37-1 3-4 11-4 12 0 7 6 9 11 9s8-3 11-6c1-3 5-12 6-19 2-9 3-18 6-26 2-6 3-12 5-19 3-13 4-15 13-27 8-12 21-28 44-28 17 0 17 16 17 21 0 18-13 50-17 64-3 8-5 10-5 15 0 16 14 25 28 25 30 0 43-40 43-45z"><text:p/></draw:path><draw:path draw:style-name="gr4" draw:text-style-name="P44" svg:width="0.1102in" svg:height="0.1094in" svg:x="0.2173in" svg:y="0.0185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606in" svg:height="0.1161in" svg:x="0.3815in" svg:y="0in" svg:viewBox="0 0 155 296" svg:d="M155 173c0-38-22-67-55-67-21 0-38 12-51 25 11-42 21-84 31-126-1-1 0-5-4-5-10 0-41 4-52 5-4 0-8 0-8 8 0 5 3 5 10 5 21 0 21 2 21 7 0 3-4 17-6 25-11 46-23 92-34 139-6 19-7 26-7 41 0 39 23 66 54 66 49 0 101-63 101-123zM125 155c0 25-15 72-22 88-14 29-33 43-49 43-14 0-29-11-29-42 0-8 0-16 7-43 3-12 6-25 9-38 3-8 3-9 7-14 20-28 40-34 50-34 15 0 27 12 27 40z"><text:p/></draw:path><draw:path draw:style-name="gr4" draw:text-style-name="P44" svg:width="0.0705in" svg:height="0.052in" svg:x="0.4508in" svg:y="0.1039in" svg:viewBox="0 0 180 133" svg:d="M180 88c0-4-4-4-5-4-3 0-5 3-6 5-6 24-19 36-31 36-6 0-7-4-7-10 0-7 1-10 7-24 4-9 16-41 16-57 0-28-23-34-39-34-25 0-41 16-50 28-1-21-19-28-31-28-14 0-20 10-23 17-7 11-11 27-11 29 0 3 4 3 5 3 3 0 5-1 6-8 5-18 11-33 21-33 9 0 10 8 10 15 0 6-2 17-5 25-2 8-3 18-6 27-3 12-6 24-9 37-2 3-3 11-3 12 0 7 5 9 10 9s9-3 12-6c2-3 3-12 5-19 2-9 3-18 6-26 2-6 3-12 6-19 2-13 3-15 12-27 8-12 21-28 44-28 17 0 17 16 17 21 0 18-12 50-17 64-4 8-5 10-5 15 0 16 13 25 29 25 29 0 42-40 42-45z"><text:p/></draw:path><draw:path draw:style-name="gr4" draw:text-style-name="P44" svg:width="0.1102in" svg:height="0.1094in" svg:x="0.5815in" svg:y="0.0185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642in" svg:height="0.0748in" svg:x="0.7445in" svg:y="0.0417in" svg:viewBox="0 0 164 191" svg:d="M164 142c0-4-2-6-4-6-3 0-4 1-6 5-34 41-80 41-84 41-27 0-39-21-39-46 0-17 9-58 23-84 13-24 36-42 60-42 14 0 30 6 36 16-7 0-13 0-19 6s-7 14-7 17c0 10 7 15 15 15 12 0 24-11 24-28 0-20-20-36-50-36-57 0-113 60-113 120 0 37 25 71 68 71 60 0 96-44 96-49z"><text:p/></draw:path><draw:path draw:style-name="gr4" draw:text-style-name="P44" svg:width="0.0709in" svg:height="0.052in" svg:x="0.815in" svg:y="0.1039in" svg:viewBox="0 0 181 133" svg:d="M181 88c0-4-3-3-5-4-4 0-4 3-6 5-7 24-19 36-31 36-6 0-7-4-7-10 0-7 1-10 7-24 3-9 16-41 16-57 0-28-23-34-39-34-25 0-42 16-50 28-2-21-19-28-31-28-13 0-21 10-24 17-6 11-11 27-11 29 0 3 5 3 6 3 4 0 4-1 6-8 5-18 10-33 22-33 7 0 9 8 9 15 0 6-2 17-5 25-2 8-3 18-6 27-3 12-6 24-9 37-1 3-4 11-4 12 0 7 6 9 11 9s8-3 11-6c1-3 5-12 6-19 2-9 3-18 6-26 2-6 3-12 5-19 3-13 4-15 13-27 8-12 21-28 44-28 17 0 17 16 17 21 0 18-12 50-17 64-3 8-5 10-5 15 0 16 14 25 28 25 30 0 43-40 43-45z"><text:p/></draw:path><draw:path draw:style-name="gr4" draw:text-style-name="P44" svg:width="0.1102in" svg:height="0.0378in" svg:x="0.9551in" svg:y="0.0543in" svg:viewBox="0 0 281 97" svg:d="M281 8c0-4-4-8-9-8-87 0-176 0-264 0-4 0-8 4-8 8s4 9 8 9c88 0 177 0 264 0 5 0 9-5 9-9zM281 89c0-4-4-8-9-8-87 0-176 0-264 0-4 0-8 3-8 8 0 4 4 8 8 8 88 0 177 0 264 0 5 0 9-3 9-8z"><text:p/></draw:path><draw:path draw:style-name="gr4" draw:text-style-name="P44" svg:width="0.0657in" svg:height="0.1094in" svg:x="1.1295in" svg:y="0.0047in" svg:viewBox="0 0 168 279" svg:d="M168 206c-4 0-7 0-11 0-1 13-5 31-8 37-4 3-31 3-41 3-25 0-50 0-76 0 15-14 30-28 45-43 66-56 91-79 91-121 0-48-37-82-89-82-48 0-79 38-79 76 0 24 22 24 23 24 7 0 21-5 21-23 0-11-7-22-22-22-3 0-4 0-5 0 9-26 32-42 56-42 39 0 57 34 57 69 0 33-21 66-45 92-26 29-54 59-80 89-5 5-5 6-5 16 52 0 104 0 156 0 4-24 8-48 12-73z"><text:p/></draw:path><draw:path draw:style-name="gr4" draw:text-style-name="P44" svg:width="0.0705in" svg:height="0.0516in" svg:x="1.2098in" svg:y="0.0039in" svg:viewBox="0 0 180 132" svg:d="M180 88c0-4-4-4-5-4-3 0-5 1-6 5-6 23-19 35-31 35-6 0-7-4-7-10 0-7 1-11 7-24 4-9 16-41 16-56 0-29-23-34-39-34-25 0-41 14-50 26-1-20-19-26-31-26-14 0-20 8-23 16-7 10-11 27-11 28 0 4 4 4 5 4 3 0 5 0 6-8 5-17 11-32 21-32 9 0 10 6 10 15 0 5-2 15-5 24-2 8-3 18-6 26-3 12-6 24-9 38-2 4-3 12-3 13 0 6 5 8 10 8 6 0 9-3 12-6 2-2 3-12 5-18 2-9 4-18 7-26 1-7 2-13 5-21 2-12 3-14 12-26 8-12 21-27 44-27 17 0 17 15 17 21 0 18-12 50-17 62-4 9-5 11-5 16 0 16 13 25 29 25 29 0 42-39 42-44z"><text:p/></draw:path></draw:g></draw:g></text:p>
      <text:p text:style-name="P17">מספר המספרים בעלי n ספרות הוא אכן <draw:g text:anchor-type="as-char" svg:y="-0.111in" draw:z-index="40" draw:name="Shape47" draw:style-name="gr1"><svg:title>TexMaths</svg:title><svg:desc>12§display§2^n§svg§600§FALSE§</svg:desc><draw:g draw:style-name="gr2"><draw:path draw:style-name="gr3" draw:text-style-name="P43" svg:width="0.1421in" svg:height="0.0933in" svg:x="-0.0004in" svg:y="0.0083in" svg:viewBox="0 0 362 238" svg:d="M0 0c121 0 241 0 362 0 0 79 0 159 0 238-121 0-241 0-362 0 0-79 0-159 0-238z"><text:p/></draw:path><draw:path draw:style-name="gr4" draw:text-style-name="P44" svg:width="0.0661in" svg:height="0.1094in" svg:x="-0.0004in" svg:y="0.0008in" svg:viewBox="0 0 169 279" svg:d="M169 206c-4 0-7 0-11 0-2 13-5 31-10 37-2 4-31 4-40 4-25 0-50 0-75 0 14-15 30-29 44-44 65-57 92-79 92-121 0-48-39-82-91-82-47 0-78 38-78 76 0 24 20 24 22 24 7 0 21-5 21-23 0-11-7-22-21-22-4 0-5 0-6 2 9-28 32-44 58-44 38 0 56 34 56 69 0 33-22 66-44 91-28 30-55 60-82 90-4 5-4 6-4 16 52 0 104 0 157 0 3-24 7-48 12-73z"><text:p/></draw:path><draw:path draw:style-name="gr4" draw:text-style-name="P44" svg:width="0.0709in" svg:height="0.0516in" svg:x="0.0791in" svg:y="0in" svg:viewBox="0 0 181 132" svg:d="M181 88c0-4-4-4-5-4-4 0-5 1-6 5-6 24-19 36-31 36-6 0-8-5-8-11 0-7 2-11 8-24 3-8 15-39 15-56 0-29-23-34-38-34-24 0-41 14-51 26-1-20-19-26-31-26s-20 10-23 16c-7 10-11 27-11 29 0 4 4 4 5 4 5 0 5-1 7-9 4-17 10-32 21-32 8 0 10 6 10 15 0 6-3 17-4 24-3 8-5 17-8 26-3 12-6 26-9 39-2 3-3 11-3 12 0 6 5 8 10 8 6 0 11-3 12-6 1-2 4-12 5-18 2-9 5-18 7-26 1-7 4-13 5-21 3-12 3-14 12-26 8-11 23-27 45-27 16 0 16 15 16 21 0 18-12 50-16 62-4 9-5 11-5 16 0 16 13 25 29 25 29 0 42-39 42-44z"><text:p/></draw:path></draw:g></draw:g>, שכן כל מספר מורכב משתי ספרות עם n חזרות.</text:p>
      <text:h text:style-name="P40" text:outline-level="1">שאלה 3</text:h>
      <text:h text:style-name="P42" text:outline-level="2">סעיף א’</text:h>
      <text:p text:style-name="P18">נכתוב את הפונקציה היוצרת עבור מספר הפתרונות בטבעיים של המשוואה</text:p>
      <text:p text:style-name="P4"><draw:g text:anchor-type="as-char" svg:y="-0.1102in" draw:z-index="41" draw:name="Shape48" draw:style-name="gr1"><svg:title>TexMaths</svg:title><svg:desc>12§display§3x_1 + 2x_2 + 3x_3 + 2x_4 + 3x_5 + 2x_6 + 3x_7 = 20§svg§600§FALSE§</svg:desc><draw:g draw:style-name="gr2"><draw:path draw:style-name="gr3" draw:text-style-name="P43" svg:width="3.3484in" svg:height="0.1358in" svg:x="0.0008in" svg:y="0.0102in" svg:viewBox="0 0 8506 346" svg:d="M4254 346c-1418 0-2836 0-4254 0 0-115 0-231 0-346 2836 0 5670 0 8506 0 0 115 0 231 0 346-1418 0-2835 0-4252 0z"><text:p/></draw:path><draw:path draw:style-name="gr4" draw:text-style-name="P44" svg:width="0.0685in" svg:height="0.113in" svg:x="-0.0004in" svg:y="0in" svg:viewBox="0 0 175 288" svg:d="M175 209c0-35-26-68-71-77 35-11 59-41 59-73 0-35-37-59-77-59-43 0-75 25-75 58 0 13 9 21 21 21 14 0 22-9 22-21 0-21-19-21-25-21 12-21 41-26 55-26 18 0 41 9 41 47 0 4-1 30-12 48-12 20-27 21-37 21-4 2-14 2-17 2-4 1-6 1-6 6 0 3 2 3 9 3 6 0 14 0 20 0 34 0 50 29 50 71 0 55-30 67-48 67s-50-7-65-31c15 1 28-7 28-24 0-13-11-22-23-22-11 0-24 6-24 23 0 39 40 66 85 66 52 0 90-38 90-79z"><text:p/></draw:path><draw:path draw:style-name="gr4" draw:text-style-name="P44" svg:width="0.0823in" svg:height="0.0744in" svg:x="0.0803in" svg:y="0.0374in" svg:viewBox="0 0 210 190" svg:d="M210 28c0-22-25-28-40-28-24 0-38 22-43 31-11-27-33-31-45-31-45 0-69 54-69 65 0 3 4 2 5 3 4 0 5-1 6-4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 3-11 14-51 42-51 3 0 12 0 22 6-12 3-20 12-20 23 0 6 4 15 15 15 10 0 23-8 23-24z"><text:p/></draw:path><draw:path draw:style-name="gr4" draw:text-style-name="P44" svg:width="0.0417in" svg:height="0.0768in" svg:x="0.1835in" svg:y="0.0756in" svg:viewBox="0 0 107 196" svg:d="M107 196c0-4 0-7 0-11-4 0-7 0-11 0-30 0-30-4-30-13 0-55 0-110 0-164 0-8 0-8-8-8-20 19-46 19-58 19 0 4 0 7 0 11 7 0 26 0 42-8 0 49 0 99 0 150 0 9 0 13-29 13-3 0-8 0-12 0 0 4 0 7 0 11 18-1 35-1 53-1s35 0 53 1z"><text:p/></draw:path><draw:path draw:style-name="gr4" draw:text-style-name="P44" svg:width="0.1102in" svg:height="0.1094in" svg:x="0.2909in" svg:y="0.0138in" svg:viewBox="0 0 281 279" svg:d="M281 141c0-5-4-9-9-9-40 0-82 0-123 0 0-42 0-83 0-124 0-4-4-8-9-8-4 0-8 4-8 8 0 41 0 82 0 124-41 0-83 0-124 0-4 0-8 4-8 9 0 4 4 8 8 8 41 0 83 0 124 0 0 41 0 80 0 121 0 5 4 9 8 9 5 0 9-4 9-9 0-41 0-80 0-121 41 0 83 0 123 0 5 0 9-4 9-8z"><text:p/></draw:path><draw:path draw:style-name="gr4" draw:text-style-name="P44" svg:width="0.0657in" svg:height="0.1094in" svg:x="0.4563in" svg:y="0in" svg:viewBox="0 0 168 279" svg:d="M168 207c-4 0-7 0-11 0-2 12-5 30-9 37-3 2-30 2-40 2-25 0-50 0-76 0 15-14 30-29 45-42 66-57 91-80 91-122 0-48-38-82-90-82-47 0-78 38-78 77 0 23 20 23 22 23 7 0 22-5 22-22 0-11-8-23-22-23-4 0-5 0-6 1 9-27 32-43 57-43 39 0 57 34 57 69 0 33-22 67-45 93-26 29-54 59-80 88-5 5-5 6-5 16 52 0 104 0 156 0 4-24 8-48 12-72z"><text:p/></draw:path><draw:path draw:style-name="gr4" draw:text-style-name="P44" svg:width="0.0823in" svg:height="0.0744in" svg:x="0.5358in" svg:y="0.0374in" svg:viewBox="0 0 210 190" svg:d="M210 28c0-22-25-28-40-28-24 0-38 22-44 31-10-27-32-31-46-31-43 0-67 54-67 65 0 3 4 2 5 3 4 0 5-1 6-4 14-45 42-56 56-56 8 0 23 4 23 29 0 13-7 41-23 100-7 26-21 44-40 44-3 0-12 0-21-6 11-2 19-10 19-22 0-11-8-15-15-15-12 0-23 11-23 24 0 19 22 28 40 28 27 0 43-29 44-31 5 15 20 31 46 31 43 0 67-54 67-65 0-4-4-4-5-4-4 0-5 2-6 5-13 45-42 55-55 55-17 0-24-14-24-28 0-9 2-18 7-36 5-20 10-39 14-58 3-11 12-51 42-51 3 0 12 0 22 6-12 3-20 12-20 23 0 6 4 15 15 15 10 0 23-8 23-24z"><text:p/></draw:path><draw:path draw:style-name="gr4" draw:text-style-name="P44" svg:width="0.0512in" svg:height="0.0768in" svg:x="0.6331in" svg:y="0.0756in" svg:viewBox="0 0 131 196" svg:d="M131 142c-4 0-6 0-10 0-1 7-5 24-8 27-3 2-25 2-29 2-18 0-36 0-54 0 31-28 41-36 59-50 21-18 42-36 42-63 0-36-31-58-70-58-36 0-61 25-61 53 0 15 13 17 16 17 7 0 15-5 15-16 0-6-1-16-17-16 10-21 29-27 44-27 28 0 44 23 44 47 0 25-18 45-28 56-24 23-46 46-70 70-4 3-4 3-4 12 41 0 82 0 122 0 3-18 6-36 9-54z"><text:p/></draw:path><draw:path draw:style-name="gr4" draw:text-style-name="P44" svg:width="0.1102in" svg:height="0.1094in" svg:x="0.7465in" svg:y="0.0138in" svg:viewBox="0 0 281 279" svg:d="M281 141c0-5-4-9-9-9-40 0-82 0-123 0 0-42 0-83 0-124 0-4-4-8-9-8-4 0-8 4-8 8 0 41 0 82 0 124-41 0-83 0-124 0-4 0-8 4-8 9 0 4 4 8 8 8 41 0 83 0 124 0 0 41 0 80 0 121 0 5 4 9 8 9 5 0 9-4 9-9 0-41 0-80 0-121 41 0 83 0 123 0 5 0 9-4 9-8z"><text:p/></draw:path><draw:path draw:style-name="gr4" draw:text-style-name="P44" svg:width="0.0685in" svg:height="0.113in" svg:x="0.9102in" svg:y="0in" svg:viewBox="0 0 175 288" svg:d="M175 209c0-35-27-68-71-77 35-11 59-41 59-73 0-35-37-59-78-59-42 0-74 25-74 58 0 13 9 21 21 21 14 0 22-9 22-21 0-21-19-21-26-21 13-21 40-26 56-26 17 0 41 9 41 47 0 4-1 30-12 48-13 20-28 21-37 21-4 2-15 2-17 2-4 1-6 1-6 6 0 3 2 3 9 3 6 0 14 0 20 0 33 0 49 29 49 71 0 55-29 67-47 67s-50-7-65-31c15 1 28-7 28-24 0-13-11-22-24-22-10 0-23 6-23 23 0 39 38 66 85 66 52 0 90-38 90-79z"><text:p/></draw:path><draw:path draw:style-name="gr4" draw:text-style-name="P44" svg:width="0.0823in" svg:height="0.0744in" svg:x="0.9913in" svg:y="0.0374in" svg:viewBox="0 0 210 190" svg:d="M210 28c0-22-25-28-40-28-24 0-38 22-44 31-10-27-32-31-46-31-43 0-67 54-67 65 0 3 4 2 5 3 4 0 5-1 6-4 14-45 42-56 56-56 8 0 23 4 23 29 0 13-7 41-23 100-7 26-21 44-40 44-3 0-12 0-21-6 10-2 19-10 19-22 0-11-9-15-15-15-12 0-23 11-23 24 0 19 20 28 40 28 27 0 43-29 44-31 5 15 20 31 46 31 43 0 67-54 67-65 0-4-4-4-5-4-4 0-5 2-6 5-13 45-42 55-56 55-16 0-23-14-23-28 0-9 2-18 7-36 5-20 10-39 14-58 3-11 12-51 42-51 3 0 12 0 21 6-11 3-19 12-19 23 0 6 3 15 15 15 10 0 23-8 23-24z"><text:p/></draw:path><draw:path draw:style-name="gr4" draw:text-style-name="P44" svg:width="0.0531in" svg:height="0.0791in" svg:x="1.0874in" svg:y="0.0756in" svg:viewBox="0 0 136 202" svg:d="M136 145c0-24-20-47-52-53 31-12 43-33 43-51 0-23-27-41-60-41-32 0-57 16-57 40 0 9 6 15 14 15 10 0 16-7 16-15 0-9-6-15-16-15 11-13 31-17 42-17 13 0 32 8 32 33 0 12-4 26-12 35-9 10-18 12-32 13-8 0-8 0-10 0-1 1-3 1-3 5 0 3 2 3 8 3 5 0 11 0 16 0 23 0 39 16 39 48 0 36-21 47-38 47-12 0-38-3-50-20 14-1 16-11 16-17 0-10-7-16-15-16-9 0-17 5-17 17 0 28 31 46 66 46 42 0 70-28 70-57z"><text:p/></draw:path><draw:path draw:style-name="gr4" draw:text-style-name="P44" svg:width="0.1102in" svg:height="0.1094in" svg:x="1.202in" svg:y="0.0138in" svg:viewBox="0 0 281 279" svg:d="M281 141c0-5-4-9-9-9-40 0-82 0-123 0 0-42 0-83 0-124 0-4-4-8-9-8-4 0-8 4-8 8 0 41 0 82 0 124-41 0-83 0-124 0-4 0-8 4-8 9 0 4 4 8 8 8 41 0 83 0 124 0 0 41 0 80 0 121 0 5 4 9 8 9 5 0 9-4 9-9 0-41 0-80 0-121 41 0 83 0 123 0 5 0 9-4 9-8z"><text:p/></draw:path><draw:path draw:style-name="gr4" draw:text-style-name="P44" svg:width="0.0661in" svg:height="0.1094in" svg:x="1.3669in" svg:y="0in" svg:viewBox="0 0 169 279" svg:d="M169 207c-3 0-7 0-11 0-2 12-4 30-9 37-3 2-31 2-40 2-25 0-51 0-77 0 16-14 30-29 46-42 66-57 91-80 91-122 0-48-38-82-90-82-48 0-79 38-79 77 0 23 22 23 23 23 7 0 21-5 21-22 0-11-7-23-21-23-4 0-5 0-6 1 9-27 32-43 57-43 39 0 57 34 57 69 0 33-22 67-45 93-27 29-54 59-81 88-5 5-5 6-5 16 53 0 104 0 157 0 4-24 9-48 12-72z"><text:p/></draw:path><draw:path draw:style-name="gr4" draw:text-style-name="P44" svg:width="0.0823in" svg:height="0.0744in" svg:x="1.4465in" svg:y="0.0374in" svg:viewBox="0 0 210 190" svg:d="M210 28c0-22-25-28-40-28-24 0-39 22-44 31-11-27-34-31-46-31-43 0-67 54-67 65 0 3 4 2 5 3 4 0 5-1 5-4 14-45 43-56 57-56 8 0 23 4 23 29 0 13-7 41-23 100-7 26-21 44-40 44-3 0-12 0-21-6 10-2 19-10 19-22 0-11-9-15-15-15-12 0-23 11-23 24 0 19 20 28 40 28 27 0 43-29 44-31 5 15 20 31 46 31 43 0 67-54 67-65 0-4-4-4-5-4-5 0-5 2-6 5-14 45-42 55-56 55-16 0-23-14-23-28 0-9 2-18 7-36 5-20 10-39 14-58 3-11 12-51 42-51 2 0 12 0 21 6-12 3-21 12-21 23 0 6 5 15 17 15 10 0 23-8 23-24z"><text:p/></draw:path><draw:path draw:style-name="gr4" draw:text-style-name="P44" svg:width="0.0567in" svg:height="0.0776in" svg:x="1.5409in" svg:y="0.0736in" svg:viewBox="0 0 145 198" svg:d="M145 150c0-3 0-7 0-11-11 0-23 0-33 0 0-44 0-87 0-131 0-7 0-8-6-8-4 0-5 0-8 4-32 45-66 90-98 135 0 4 0 8 0 11 29 0 59 0 88 0 0 7 0 16 0 24 0 10 0 13-24 13-3 0-6 0-9 0 0 4 0 8 0 11 15-1 30-1 45-1 14 0 30 0 44 1 0-3 0-7 0-11-2 0-6 0-8 0-24 0-24-3-24-13 0-8 0-17 0-24 10 0 22 0 33 0zM89 139c-27 0-52 0-78 0 26-36 51-72 78-108 0 36 0 72 0 108z"><text:p/></draw:path><draw:path draw:style-name="gr4" draw:text-style-name="P44" svg:width="0.1102in" svg:height="0.1094in" svg:x="1.6575in" svg:y="0.0138in" svg:viewBox="0 0 281 279" svg:d="M281 141c0-5-4-9-9-9-40 0-82 0-123 0 0-42 0-83 0-124 0-4-4-8-9-8-4 0-8 4-8 8 0 41 0 82 0 124-41 0-83 0-124 0-4 0-8 4-8 9 0 4 4 8 8 8 41 0 83 0 124 0 0 41 0 80 0 121 0 5 4 9 8 9 5 0 9-4 9-9 0-41 0-80 0-121 41 0 83 0 123 0 5 0 9-4 9-8z"><text:p/></draw:path><draw:path draw:style-name="gr4" draw:text-style-name="P44" svg:width="0.0685in" svg:height="0.113in" svg:x="1.8205in" svg:y="0in" svg:viewBox="0 0 175 288" svg:d="M175 209c0-35-26-68-69-77 33-11 58-41 58-73 0-35-37-59-78-59-42 0-74 25-74 58 0 13 10 21 22 21 13 0 21-9 21-21 0-21-20-21-26-21 13-21 41-26 56-26 17 0 41 9 41 47 0 4-1 30-12 48-13 20-28 21-38 21-3 2-14 2-16 2-4 1-7 1-7 6 0 3 3 3 11 3 6 0 12 0 18 0 34 0 50 29 50 71 0 55-29 67-48 67-18 0-49-7-64-31 15 1 28-7 28-24 0-13-12-22-24-22-10 0-24 6-24 23 0 39 40 66 85 66 52 0 90-38 90-79z"><text:p/></draw:path><draw:path draw:style-name="gr4" draw:text-style-name="P44" svg:width="0.0823in" svg:height="0.0744in" svg:x="1.9016in" svg:y="0.0374in" svg:viewBox="0 0 210 190" svg:d="M210 28c0-22-25-28-40-28-24 0-39 22-44 31-11-27-34-31-46-31-43 0-67 54-67 65 0 3 4 2 5 3 4 0 5-1 5-4 14-45 42-56 56-56 9 0 23 4 23 29 0 13-7 41-23 100-6 26-21 44-39 44-3 0-12 0-22-6 11-2 20-10 20-22 0-11-9-15-15-15-13 0-23 11-23 24 0 19 20 28 40 28 27 0 43-29 44-31 5 15 19 31 46 31 43 0 67-54 67-65 0-4-4-4-5-4-5 0-5 2-6 5-14 45-43 55-56 55-16 0-23-14-23-28 0-9 2-18 7-36 5-20 10-39 14-58 3-11 12-51 42-51 2 0 12 0 21 6-12 3-21 12-21 23 0 6 5 15 17 15 9 0 23-8 23-24z"><text:p/></draw:path><draw:path draw:style-name="gr4" draw:text-style-name="P44" svg:width="0.0512in" svg:height="0.0791in" svg:x="1.9988in" svg:y="0.0756in" svg:viewBox="0 0 131 202" svg:d="M131 137c0-34-25-65-63-65-13 0-28 4-40 14 0-18 0-37 0-55 14 4 24 4 27 4 40 0 63-27 63-30 0-4-3-5-4-5s-1 0-2 1c-8 3-23 9-45 9-8 0-24 0-43-9-2-1-2-1-4-1-3 0-3 4-3 8 0 29 0 58 0 87 0 5 0 8 5 8 2 0 2 0 6-3 12-17 30-20 40-20 18 0 26 15 27 17 6 10 7 21 7 39 0 8 0 25-8 38-8 11-21 18-35 18-19 0-39-11-46-30 11 1 17-6 17-14 0-13-12-16-16-16-4 5-14 0-14 17 0 26 24 53 60 53 37 0 71-28 71-65z"><text:p/></draw:path><draw:path draw:style-name="gr4" draw:text-style-name="P44" svg:width="0.1102in" svg:height="0.1094in" svg:x="2.1122in" svg:y="0.0138in" svg:viewBox="0 0 281 279" svg:d="M281 141c0-5-4-9-9-9-40 0-82 0-123 0 0-42 0-83 0-124 0-4-4-8-9-8-4 0-8 4-8 8 0 41 0 82 0 124-41 0-83 0-124 0-4 0-8 4-8 9 0 4 4 8 8 8 41 0 83 0 124 0 0 41 0 80 0 121 0 5 4 9 8 9 5 0 9-4 9-9 0-41 0-80 0-121 41 0 83 0 123 0 5 0 9-4 9-8z"><text:p/></draw:path><draw:path draw:style-name="gr4" draw:text-style-name="P44" svg:width="0.0657in" svg:height="0.1094in" svg:x="2.2772in" svg:y="0in" svg:viewBox="0 0 168 279" svg:d="M168 207c-4 0-6 0-10 0-2 12-6 30-9 37-4 2-31 2-40 2-25 0-51 0-77 0 15-14 30-29 45-42 66-57 91-80 91-122 0-48-37-82-89-82-48 0-79 38-79 77 0 23 22 23 23 23 7 0 21-5 21-22 0-11-7-23-22-23-3 0-4 0-5 1 9-27 32-43 56-43 39 0 57 34 57 69 0 33-21 67-44 93-27 29-54 59-81 88-5 5-5 6-5 16 53 0 104 0 157 0 4-24 7-48 11-72z"><text:p/></draw:path><draw:path draw:style-name="gr4" draw:text-style-name="P44" svg:width="0.0823in" svg:height="0.0744in" svg:x="2.3571in" svg:y="0.0374in" svg:viewBox="0 0 210 190" svg:d="M210 28c0-22-25-28-40-28-25 0-39 22-44 31-11-27-34-31-46-31-44 0-68 54-68 65 0 3 4 2 6 3 2 0 4-1 5-4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 3-11 12-51 41-51 3 0 13 0 22 6-12 3-21 12-21 23 0 6 5 15 17 15 9 0 23-8 23-24z"><text:p/></draw:path><draw:path draw:style-name="gr4" draw:text-style-name="P44" svg:width="0.0531in" svg:height="0.0791in" svg:x="2.4535in" svg:y="0.0756in" svg:viewBox="0 0 136 202" svg:d="M136 136c0-38-30-65-65-65-24 0-36 15-43 29 0-24 2-46 13-64 11-17 26-28 45-28 9 0 21 3 27 11-7 0-13 5-13 15 0 7 4 13 13 13 8 0 14-6 14-15 0-16-12-32-42-32-42 0-85 40-85 102 0 77 36 100 68 100 36 0 68-28 68-66zM107 136c0 17 0 29-7 41-8 9-17 15-32 15s-26-8-32-21c-5-9-7-24-7-41 0-29 17-51 41-51 13 0 22 5 30 16 7 11 7 24 7 41z"><text:p/></draw:path><draw:path draw:style-name="gr4" draw:text-style-name="P44" svg:width="0.1102in" svg:height="0.1094in" svg:x="2.5677in" svg:y="0.0138in" svg:viewBox="0 0 281 279" svg:d="M281 141c0-5-4-9-9-9-40 0-82 0-123 0 0-42 0-83 0-124 0-4-4-8-9-8-4 0-8 4-8 8 0 41 0 82 0 124-41 0-83 0-124 0-4 0-8 4-8 9 0 4 4 8 8 8 41 0 83 0 124 0 0 41 0 80 0 121 0 5 4 9 8 9 5 0 9-4 9-9 0-41 0-80 0-121 41 0 83 0 123 0 5 0 9-4 9-8z"><text:p/></draw:path><draw:path draw:style-name="gr4" draw:text-style-name="P44" svg:width="0.0685in" svg:height="0.113in" svg:x="2.7311in" svg:y="0in" svg:viewBox="0 0 175 288" svg:d="M175 209c0-35-26-68-71-77 35-11 60-41 60-73 0-35-37-59-78-59-43 0-74 25-74 58 0 13 8 21 22 21 13 0 21-9 21-21 0-21-20-21-26-21 13-21 41-26 56-26 17 0 40 9 40 47 0 4 0 30-12 48-12 20-27 21-37 21-4 2-14 2-17 2-3 1-6 1-6 6 0 3 3 3 11 3 6 0 12 0 18 0 34 0 50 29 50 71 0 55-29 67-48 67-18 0-49-7-65-31 16 1 29-7 29-24 0-13-12-22-24-22-11 0-24 6-24 23 0 39 40 66 85 66 52 0 90-38 90-79z"><text:p/></draw:path><draw:path draw:style-name="gr4" draw:text-style-name="P44" svg:width="0.0823in" svg:height="0.0744in" svg:x="2.8118in" svg:y="0.0374in" svg:viewBox="0 0 210 190" svg:d="M210 28c0-22-24-28-38-28-26 0-40 22-45 31-11-27-33-31-45-31-45 0-69 54-69 65 0 3 4 2 6 3 3 0 4-1 5-4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 2-11 12-51 40-51 3 0 14 0 22 6-12 3-20 12-20 23 0 6 4 15 15 15 10 0 23-8 23-24z"><text:p/></draw:path><draw:path draw:style-name="gr4" draw:text-style-name="P44" svg:width="0.0547in" svg:height="0.0803in" svg:x="2.9102in" svg:y="0.0728in" svg:viewBox="0 0 140 205" svg:d="M140 10c-25 0-51 0-76 0-12 0-16 0-27-2-14-1-15-3-17-8-3 0-6 0-9 0-4 22-7 42-11 64 4 0 7 0 11 0 0-5 3-24 8-28 3-1 27-1 30-1 22 0 43 0 65 0-11 13-20 25-31 38-39 51-42 98-42 116 0 3 0 16 14 16 15 0 15-13 15-16 0-5 0-9 0-12 0-58 10-85 24-100 14-18 30-37 44-55 2-4 2-5 2-12z"><text:p/></draw:path><draw:path draw:style-name="gr4" draw:text-style-name="P44" svg:width="0.1102in" svg:height="0.0382in" svg:x="3.0327in" svg:y="0.05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657in" svg:height="0.1094in" svg:x="3.2071in" svg:y="0in" svg:viewBox="0 0 168 279" svg:d="M168 207c-4 0-7 0-11 0-1 12-5 30-8 37-4 2-31 2-41 2-25 0-50 0-76 0 15-14 30-29 45-42 66-57 91-80 91-122 0-48-37-82-89-82-48 0-79 38-79 77 0 23 22 23 23 23 7 0 21-5 21-22 0-11-7-23-22-23-4 0-4 0-5 1 9-27 32-43 56-43 39 0 57 34 57 69 0 33-21 67-45 93-26 29-54 59-80 88-5 5-5 6-5 16 52 0 104 0 156 0 4-24 8-48 12-72z"><text:p/></draw:path><draw:path draw:style-name="gr4" draw:text-style-name="P44" svg:width="0.0697in" svg:height="0.113in" svg:x="3.2882in" svg:y="0in" svg:viewBox="0 0 178 288" svg:d="M178 145c0-33-3-67-17-98-19-40-54-47-72-47-25 0-57 11-73 50-14 29-16 62-16 95s1 69 19 101c18 34 48 42 70 42 23 0 54-8 73-49 13-28 16-60 16-94zM143 141c0 31 0 60-5 86-7 40-31 52-49 52-17 0-42-10-49-51-5-24-5-62-5-87 0-27 0-55 3-77 8-51 40-54 51-54 13 0 41 7 49 49 5 23 5 55 5 82z"><text:p/></draw:path></draw:g></draw:g></text:p>
      <text:p text:style-name="P18">ניתן לראות כי כל האיברים המוכפלים ב־2 וב־3 מובילים לפולינומים זהים, לכן:</text:p>
      <text:p text:style-name="P4"><draw:g text:anchor-type="as-char" svg:y="-0.1366in" draw:z-index="42" draw:name="Shape49" draw:style-name="gr1"><svg:title>TexMaths</svg:title><svg:desc>12§display§f(x) = (1 + x^3 + x^6...)^4 \cdot (1 + x^2 + x^4...)^3§svg§600§FALSE§</svg:desc><draw:g draw:style-name="gr2"><draw:path draw:style-name="gr3" draw:text-style-name="P43" svg:width="2.9685in" svg:height="0.161in" svg:x="-0.0004in" svg:y="0.0102in" svg:viewBox="0 0 7541 410" svg:d="M3771 410c-1257 0-2514 0-3771 0 0-136 0-274 0-410 2514 0 5027 0 7541 0 0 136 0 274 0 410-1256 0-2514 0-3770 0z"><text:p/></draw:path><draw:path draw:style-name="gr4" draw:text-style-name="P44" svg:width="0.0823in" svg:height="0.1492in" svg:x="0in" svg:y="0.022in" svg:viewBox="0 0 210 380" svg:d="M210 29c0-19-19-29-36-29-14 0-41 7-54 49-2 8-4 13-14 66-10 0-20 0-29 0s-12 0-12 7c0 6 3 6 11 6 9 0 19 0 28 0-10 55-21 110-32 164-7 41-14 79-36 79-2 0-12 0-20-7 19-2 22-17 22-23 0-10-7-14-15-14-11 0-23 8-23 25 0 18 18 28 36 28 23 0 40-25 47-40 14-27 24-78 24-80 8-43 17-88 25-132 12 0 24 0 36 0 8 0 13 0 13-8 0-5-5-5-12-5-12 0-23 0-35 0 5-25 5-24 10-48 1-10 7-38 10-44 3-7 10-15 20-15 1 0 12 0 20 9-19 1-22 15-22 22 0 10 7 15 15 15 11 0 23-10 23-25z"><text:p/></draw:path><draw:path draw:style-name="gr4" draw:text-style-name="P44" svg:width="0.0378in" svg:height="0.1634in" svg:x="0.1043in" svg:y="0.0161in" svg:viewBox="0 0 97 416" svg:d="M97 412c0-2-1-3-2-4-43-32-72-116-72-182 0-12 0-24 0-36 0-67 29-151 72-183 1-1 2-2 2-3 0-3-2-4-5-4-1 0-1 0-2 0-47 35-90 120-90 190 0 12 0 24 0 36 0 71 43 154 90 189 1 0 1 1 2 1 3 0 5-2 5-4z"><text:p/></draw:path><draw:path draw:style-name="gr4" draw:text-style-name="P44" svg:width="0.0823in" svg:height="0.0744in" svg:x="0.1567in" svg:y="0.0665in" svg:viewBox="0 0 210 190" svg:d="M210 28c0-22-25-28-40-28-24 0-38 22-44 32-10-28-32-32-46-32-43 0-67 54-67 65 0 3 4 2 5 3 4 0 5 0 6-3 14-46 42-55 56-55 8 0 23 3 23 27 0 13-7 41-23 101-7 25-21 43-40 43-3 0-12 0-21-6 11-2 19-11 19-22 0-12-8-15-15-15-12 0-23 10-23 25 0 19 20 27 40 27 27 0 43-30 44-32 5 15 20 32 46 32 43 0 67-55 67-64 0-5-4-5-5-5-4 0-5 2-6 5-13 45-42 55-55 55-17 0-24-14-24-28 0-9 2-19 7-37 5-19 10-38 14-57 3-11 12-49 42-49 3 0 12 0 21 4-11 3-19 14-19 23 0 7 3 14 15 14 10 0 23-7 23-23z"><text:p/></draw:path><draw:path draw:style-name="gr4" draw:text-style-name="P44" svg:width="0.0378in" svg:height="0.1634in" svg:x="0.2567in" svg:y="0.0161in" svg:viewBox="0 0 97 416" svg:d="M97 226c0-12 0-24 0-36 0-70-44-155-91-190-1 0-1 0-2 0-2 0-4 1-4 4 0 1 0 2 1 3 45 32 73 116 73 183 0 12 0 24 0 36 0 66-28 150-73 182-1 1-1 2-1 4s2 4 4 4c1 0 1-1 2-1 47-35 91-118 91-189z"><text:p/></draw:path><draw:path draw:style-name="gr4" draw:text-style-name="P44" svg:width="0.1102in" svg:height="0.0382in" svg:x="0.3669in" svg:y="0.0783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378in" svg:height="0.1634in" svg:x="0.55in" svg:y="0.0161in" svg:viewBox="0 0 97 416" svg:d="M97 412c0-2-1-3-2-4-43-32-72-116-72-182 0-12 0-24 0-36 0-67 29-151 72-183 1-1 2-2 2-3 0-3-2-4-5-4-1 0-1 0-2 0-47 35-90 120-90 190 0 12 0 24 0 36 0 71 43 154 90 189 1 0 1 1 2 1 3 0 5-2 5-4z"><text:p/></draw:path><draw:path draw:style-name="gr4" draw:text-style-name="P44" svg:width="0.0543in" svg:height="0.1094in" svg:x="0.6122in" svg:y="0.0283in" svg:viewBox="0 0 139 279" svg:d="M139 279c0-4 0-9 0-13-5 0-8 0-13 0-38 0-40-5-40-21 0-78 0-156 0-234 0-10 0-11-9-11-27 28-64 28-77 28 0 4 0 8 0 13 8 0 34 0 55-11 0 72 0 143 0 215 0 16-1 21-39 21-5 0-9 0-14 0 0 4 0 9 0 13 15-1 52-1 69-1s54 0 68 1z"><text:p/></draw:path><draw:path draw:style-name="gr4" draw:text-style-name="P44" svg:width="0.1102in" svg:height="0.1094in" svg:x="0.7264in" svg:y="0.0429in" svg:viewBox="0 0 281 279" svg:d="M281 140c0-5-4-8-9-8-40 0-82 0-123 0 0-42 0-83 0-124 0-3-4-8-9-8-4 0-8 5-8 8 0 41 0 82 0 124-41 0-83 0-124 0-4 0-8 3-8 8s4 8 8 8c41 0 83 0 124 0 0 41 0 82 0 122 0 5 4 9 8 9 5 0 9-4 9-9 0-40 0-81 0-122 41 0 83 0 123 0 5 0 9-3 9-8z"><text:p/></draw:path><draw:path draw:style-name="gr4" draw:text-style-name="P44" svg:width="0.0823in" svg:height="0.0744in" svg:x="0.8882in" svg:y="0.0665in" svg:viewBox="0 0 210 190" svg:d="M210 28c0-22-24-28-38-28-26 0-40 22-45 32-11-28-33-32-45-32-45 0-69 54-69 65 0 3 4 2 5 3 4 0 5 0 6-3 14-46 42-55 56-55 9 0 23 3 23 27 0 13-7 41-23 101-7 25-21 43-39 43-3 0-13 0-22-6 11-2 21-11 21-22 0-12-10-15-16-15-13 0-24 10-24 25 0 19 22 27 40 27 27 0 43-30 44-32 5 15 20 32 46 32 43 0 67-55 67-64 0-5-4-5-5-5-4 0-5 2-5 5-14 45-43 55-56 55-17 0-23-14-23-28 0-9 2-19 6-37 5-19 10-38 14-57 4-11 14-49 42-49 3 0 12 0 22 4-12 3-20 14-20 23 0 7 4 14 15 14 10 0 23-7 23-23z"><text:p/></draw:path><draw:path draw:style-name="gr4" draw:text-style-name="P44" svg:width="0.0535in" svg:height="0.0787in" svg:x="0.9843in" svg:y="0.002in" svg:viewBox="0 0 137 201" svg:d="M137 144c0-23-19-46-52-53 31-11 42-34 42-50 0-24-27-41-60-41-32 0-57 16-57 39 0 10 6 16 15 16s15-7 15-16c0-8-6-14-15-15 10-13 30-16 41-16 14 0 32 6 32 33 0 12-3 25-12 34-9 11-18 12-32 12-7 2-8 2-10 2-1 1-2 0-2 3 0 5 2 5 7 5s11 0 16 0c23 0 39 15 39 47 0 37-21 47-38 47-12 0-37-3-50-21 14 0 18-10 18-16 0-9-8-16-17-16s-17 4-17 16c0 29 31 47 67 47 41 0 70-28 70-57z"><text:p/></draw:path><draw:path draw:style-name="gr4" draw:text-style-name="P44" svg:width="0.1102in" svg:height="0.1094in" svg:x="1.0988in" svg:y="0.0429in" svg:viewBox="0 0 281 279" svg:d="M281 140c0-5-4-8-9-8-40 0-82 0-123 0 0-42 0-83 0-124 0-3-5-8-9-8s-8 5-8 8c0 41 0 82 0 124-41 0-83 0-124 0-3 0-8 3-8 8s5 8 8 8c41 0 83 0 124 0 0 41 0 82 0 122 0 5 4 9 8 9s9-4 9-9c0-40 0-81 0-122 41 0 83 0 123 0 5 0 9-3 9-8z"><text:p/></draw:path><draw:path draw:style-name="gr4" draw:text-style-name="P44" svg:width="0.0823in" svg:height="0.0744in" svg:x="1.2602in" svg:y="0.0665in" svg:viewBox="0 0 210 190" svg:d="M210 28c0-22-24-28-38-28-26 0-40 22-45 32-11-28-33-32-45-32-45 0-69 54-69 65 0 3 4 2 5 3 4 0 5 0 6-3 14-46 42-55 56-55 9 0 23 3 23 27 0 13-7 41-23 101-6 25-21 43-39 43-3 0-12 0-22-6 11-2 21-11 21-22 0-12-10-15-16-15-13 0-24 10-24 25 0 19 22 27 40 27 28 0 43-30 44-32 6 15 20 32 46 32 43 0 67-55 67-64 0-5-4-5-5-5-4 0-5 2-5 5-14 45-43 55-56 55-17 0-23-14-23-28 0-9 2-19 7-37 5-19 10-38 15-57 2-11 12-49 40-49 3 0 14 0 22 4-12 3-20 14-20 23 0 7 4 14 15 14 10 0 23-7 23-23z"><text:p/></draw:path><draw:path draw:style-name="gr4" draw:text-style-name="P44" svg:width="0.0535in" svg:height="0.0787in" svg:x="1.3567in" svg:y="0.002in" svg:viewBox="0 0 137 201" svg:d="M137 135c0-38-30-66-65-66-24 0-36 16-43 29 0-24 2-45 13-63 11-16 26-27 46-27 8 0 20 3 26 10-7 1-14 6-14 14 0 7 6 15 14 15s14-6 14-15c0-18-13-32-42-32-42 0-86 38-86 102 0 75 36 99 70 99 36 0 67-28 67-66zM108 135c0 17 0 29-8 40-8 10-16 16-30 16-16 0-27-8-34-21-4-10-6-24-6-42 0-28 17-50 41-50 13 0 23 6 30 17 7 10 7 22 7 40z"><text:p/></draw:path><draw:path draw:style-name="gr4" draw:text-style-name="P44" svg:width="0.0169in" svg:height="0.0169in" svg:x="1.4394in" svg:y="0.1201in" svg:viewBox="0 0 44 44" svg:d="M44 22c0-12-9-22-21-22-13 0-23 10-23 22 0 11 10 22 23 22 12 0 21-11 21-22z"><text:p/></draw:path><draw:path draw:style-name="gr4" draw:text-style-name="P44" svg:width="0.0169in" svg:height="0.0169in" svg:x="1.485in" svg:y="0.1201in" svg:viewBox="0 0 44 44" svg:d="M44 22c0-12-10-22-22-22s-22 10-22 22c0 11 10 22 22 22s22-11 22-22z"><text:p/></draw:path><draw:path draw:style-name="gr4" draw:text-style-name="P44" svg:width="0.0177in" svg:height="0.0169in" svg:x="1.5311in" svg:y="0.1201in" svg:viewBox="0 0 46 44" svg:d="M46 22c0-12-11-22-23-22s-23 10-23 22c0 11 11 22 23 22s23-11 23-22z"><text:p/></draw:path><draw:path draw:style-name="gr4" draw:text-style-name="P44" svg:width="0.0378in" svg:height="0.1634in" svg:x="1.5724in" svg:y="0.0161in" svg:viewBox="0 0 97 416" svg:d="M97 226c0-12 0-24 0-36 0-70-44-155-91-190-1 0-1 0-2 0-2 0-4 1-4 4 0 1 1 2 1 3 45 32 73 116 73 183 0 12 0 24 0 36 0 66-28 150-73 182 0 1-1 2-1 4s2 4 4 4c1 0 1-1 2-1 47-35 91-118 91-189z"><text:p/></draw:path><draw:path draw:style-name="gr4" draw:text-style-name="P44" svg:width="0.0567in" svg:height="0.078in" svg:x="1.6319in" svg:y="0in" svg:viewBox="0 0 145 199" svg:d="M145 150c0-4 0-8 0-10-11 0-23 0-33 0 0-44 0-87 0-132 0-6 0-8-6-8-4 0-5 0-8 5-32 45-66 90-98 135 0 2 0 6 0 10 29 0 58 0 86 0 0 7 0 15 0 23 0 11 0 15-24 15-2 0-4 0-7 0 0 3 0 7 0 11 15-2 30-2 45-2 14 0 30 0 44 2 0-4 0-8 0-11-2 0-6 0-8 0-24 0-24-4-24-15 0-8 0-16 0-23 10 0 22 0 33 0zM89 140c-27 0-52 0-78 0 26-36 51-72 78-108 0 36 0 72 0 108z"><text:p/></draw:path><draw:path draw:style-name="gr4" draw:text-style-name="P44" svg:width="0.0177in" svg:height="0.0169in" svg:x="1.7531in" svg:y="0.0882in" svg:viewBox="0 0 46 44" svg:d="M46 22c0-12-11-22-23-22s-23 10-23 22c0 11 11 22 23 22s23-11 23-22z"><text:p/></draw:path><draw:path draw:style-name="gr4" draw:text-style-name="P44" svg:width="0.0382in" svg:height="0.1634in" svg:x="1.8386in" svg:y="0.0161in" svg:viewBox="0 0 98 416" svg:d="M98 412c0-2-1-3-2-4-43-32-73-116-73-182 0-12 0-24 0-36 0-67 30-151 73-183 1-1 2-2 2-3 0-3-2-4-4-4s-2 0-3 0c-47 35-91 120-91 190 0 12 0 24 0 36 0 71 44 154 91 189 1 0 1 1 3 1s4-2 4-4z"><text:p/></draw:path><draw:path draw:style-name="gr4" draw:text-style-name="P44" svg:width="0.0543in" svg:height="0.1094in" svg:x="1.9012in" svg:y="0.0283in" svg:viewBox="0 0 139 279" svg:d="M139 279c0-4 0-9 0-13-5 0-8 0-13 0-38 0-40-5-40-21 0-78 0-156 0-234 0-10 0-11-9-11-27 28-64 28-77 28 0 4 0 8 0 13 8 0 34 0 55-11 0 72 0 143 0 215 0 16-1 21-39 21-5 0-9 0-14 0 0 4 0 9 0 13 15-1 52-1 69-1s54 0 68 1z"><text:p/></draw:path><draw:path draw:style-name="gr4" draw:text-style-name="P44" svg:width="0.1102in" svg:height="0.1094in" svg:x="2.0157in" svg:y="0.0429in" svg:viewBox="0 0 281 279" svg:d="M281 140c0-5-4-8-9-8-40 0-82 0-123 0 0-42 0-83 0-124 0-3-4-8-9-8-4 0-8 5-8 8 0 41 0 82 0 124-41 0-83 0-124 0-4 0-8 3-8 8s4 8 8 8c41 0 83 0 124 0 0 41 0 82 0 122 0 5 4 9 8 9 5 0 9-4 9-9 0-40 0-81 0-122 41 0 83 0 123 0 5 0 9-3 9-8z"><text:p/></draw:path><draw:path draw:style-name="gr4" draw:text-style-name="P44" svg:width="0.0823in" svg:height="0.0744in" svg:x="2.1772in" svg:y="0.0665in" svg:viewBox="0 0 210 190" svg:d="M210 28c0-22-25-28-40-28-24 0-38 22-43 32-11-28-33-32-45-32-45 0-69 54-69 65 0 3 4 2 5 3 4 0 5 0 6-3 14-46 42-55 56-55 9 0 23 3 23 27 0 13-7 41-23 101-7 25-21 43-40 43-3 0-12 0-21-6 11-2 19-11 19-22 0-12-8-15-15-15-12 0-23 10-23 25 0 19 22 27 40 27 27 0 43-30 44-32 5 15 20 32 46 32 43 0 67-55 67-64 0-5-4-5-5-5-4 0-5 2-6 5-13 45-42 55-55 55-17 0-24-14-24-28 0-9 2-19 7-37 5-19 10-38 14-57 3-11 12-49 42-49 3 0 12 0 22 4-12 3-20 14-20 23 0 7 4 14 15 14 10 0 23-7 23-23z"><text:p/></draw:path><draw:path draw:style-name="gr4" draw:text-style-name="P44" svg:width="0.0512in" svg:height="0.0764in" svg:x="2.2744in" svg:y="0.002in" svg:viewBox="0 0 131 195" svg:d="M131 141c-4 0-6 0-10 0-1 6-3 24-8 26-3 3-25 3-29 3-18 0-36 0-54 0 31-28 41-36 59-49 21-18 42-36 42-64 0-35-31-57-69-57-37 0-62 25-62 53 0 14 13 15 16 15 7 0 15-5 15-15 0-5-1-16-17-16 10-20 29-27 44-27 28 0 44 23 44 47 0 26-18 46-28 57-24 22-46 45-70 69-4 2-4 4-4 12 41 0 82 0 122 0 3-18 6-36 9-54z"><text:p/></draw:path><draw:path draw:style-name="gr4" draw:text-style-name="P44" svg:width="0.1102in" svg:height="0.1094in" svg:x="2.3878in" svg:y="0.0429in" svg:viewBox="0 0 281 279" svg:d="M281 140c0-5-4-8-9-8-40 0-82 0-123 0 0-42 0-83 0-124 0-3-4-8-9-8-4 0-8 5-8 8 0 41 0 82 0 124-41 0-83 0-124 0-4 0-8 3-8 8s4 8 8 8c41 0 83 0 124 0 0 41 0 82 0 122 0 5 4 9 8 9 5 0 9-4 9-9 0-40 0-81 0-122 41 0 83 0 123 0 5 0 9-3 9-8z"><text:p/></draw:path><draw:path draw:style-name="gr4" draw:text-style-name="P44" svg:width="0.0823in" svg:height="0.0744in" svg:x="2.5496in" svg:y="0.0665in" svg:viewBox="0 0 210 190" svg:d="M210 28c0-22-25-28-38-28-26 0-40 22-45 32-11-28-33-32-45-32-45 0-69 54-69 65 0 3 4 2 5 3 4 0 5 0 6-3 14-46 42-55 56-55 9 0 23 3 23 27 0 13-7 41-23 101-7 25-21 43-39 43-4 0-13 0-22-6 11-2 21-11 21-22 0-12-10-15-16-15-13 0-24 10-24 25 0 19 22 27 40 27 27 0 43-30 44-32 5 15 20 32 46 32 43 0 67-55 67-64 0-5-4-5-5-5-4 0-5 2-5 5-14 45-43 55-56 55-17 0-24-14-24-28 0-9 3-19 7-37 5-19 10-38 14-57 4-11 14-49 42-49 3 0 12 0 22 4-12 3-20 14-20 23 0 7 4 14 15 14 10 0 23-7 23-23z"><text:p/></draw:path><draw:path draw:style-name="gr4" draw:text-style-name="P44" svg:width="0.0563in" svg:height="0.078in" svg:x="2.6445in" svg:y="0in" svg:viewBox="0 0 144 199" svg:d="M144 150c0-4 0-8 0-10-11 0-22 0-32 0 0-44 0-87 0-132 0-6 0-8-8-8-3 0-3 0-7 5-32 45-65 90-97 135 0 2 0 6 0 10 29 0 58 0 86 0 0 7 0 15 0 23 0 11 0 15-24 15-2 0-6 0-8 0 0 3 0 7 0 11 14-2 30-2 44-2 15 0 30 0 45 2 0-4 0-8 0-11-3 0-5 0-7 0-24 0-24-4-24-15 0-8 0-16 0-23 10 0 21 0 32 0zM89 140c-27 0-52 0-78 0 26-36 51-72 78-108 0 36 0 72 0 108z"><text:p/></draw:path><draw:path draw:style-name="gr4" draw:text-style-name="P44" svg:width="0.0169in" svg:height="0.0169in" svg:x="2.7283in" svg:y="0.1201in" svg:viewBox="0 0 44 44" svg:d="M44 22c0-12-10-22-22-22-14 0-22 10-22 22 0 11 8 22 22 22 12 0 22-11 22-22z"><text:p/></draw:path><draw:path draw:style-name="gr4" draw:text-style-name="P44" svg:width="0.0177in" svg:height="0.0169in" svg:x="2.7744in" svg:y="0.1201in" svg:viewBox="0 0 46 44" svg:d="M46 22c0-12-11-22-23-22s-23 10-23 22c0 11 11 22 23 22s23-11 23-22z"><text:p/></draw:path><draw:path draw:style-name="gr4" draw:text-style-name="P44" svg:width="0.0169in" svg:height="0.0169in" svg:x="2.8205in" svg:y="0.1201in" svg:viewBox="0 0 44 44" svg:d="M44 22c0-12-9-22-21-22s-23 10-23 22c0 11 11 22 23 22s21-11 21-22z"><text:p/></draw:path><draw:path draw:style-name="gr4" draw:text-style-name="P44" svg:width="0.0378in" svg:height="0.1634in" svg:x="2.8622in" svg:y="0.0161in" svg:viewBox="0 0 97 416" svg:d="M97 226c0-12 0-24 0-36 0-70-44-155-91-190-1 0-1 0-2 0-3 0-4 1-4 4 0 1 0 2 1 3 45 32 73 116 73 183 0 12 0 24 0 36 0 66-28 150-73 182-1 1-1 2-1 4s1 4 4 4c1 0 1-1 2-1 47-35 91-118 91-189z"><text:p/></draw:path><draw:path draw:style-name="gr4" draw:text-style-name="P44" svg:width="0.0531in" svg:height="0.0787in" svg:x="2.9236in" svg:y="0.002in" svg:viewBox="0 0 136 201" svg:d="M136 144c0-23-20-46-52-53 31-11 42-34 42-50 0-24-28-41-60-41-34 0-58 16-58 39 0 10 8 16 16 16 10 0 16-7 16-16 0-8-6-14-16-15 11-13 31-16 42-16 13 0 31 6 31 33 0 12-3 25-12 34-9 11-18 12-32 12-7 2-7 2-10 2-1 1-2 0-2 3 0 5 2 5 7 5s11 0 16 0c24 0 39 15 39 47 0 37-20 47-38 47-11 0-37-3-49-21 13 0 16-10 16-16 0-9-7-16-16-16-8 0-16 4-16 16 0 29 30 47 66 47 41 0 70-28 70-57z"><text:p/></draw:path></draw:g></draw:g></text:p>
      <text:p text:style-name="P20">נשתמש בנוסחת סכום אין־סופי:</text:p>
      <text:p text:style-name="P4"><draw:g text:anchor-type="as-char" svg:y="-0.222in" draw:z-index="43" draw:name="Shape50" draw:style-name="gr1"><svg:title>TexMaths</svg:title><svg:desc>12§display§f(x) = {1 \over (1 - x^3)^4} {1 \over (1 - x^2)^3}§svg§600§FALSE§</svg:desc><draw:g draw:style-name="gr2"><draw:path draw:style-name="gr3" draw:text-style-name="P43" svg:width="1.9016in" svg:height="0.3594in" svg:x="-0.0004in" svg:y="0.0083in" svg:viewBox="0 0 4831 914" svg:d="M0 0c1611 0 3220 0 4831 0 0 305 0 609 0 914-1611 0-3220 0-4831 0 0-305 0-609 0-914z"><text:p/></draw:path><draw:path draw:style-name="gr4" draw:text-style-name="P44" svg:width="0.0823in" svg:height="0.1504in" svg:x="0in" svg:y="0.1055in" svg:viewBox="0 0 210 383" svg:d="M210 29c0-19-19-29-37-29-15 0-41 7-53 49-2 9-4 13-14 66-10 0-20 0-29 0s-13 0-13 9c0 4 4 4 12 4 9 0 18 0 27 0-11 55-20 111-31 166-7 42-14 79-37 79-1 0-12 0-19-7 19-1 22-17 22-23 0-10-7-14-15-14-11 0-23 9-23 25 0 19 18 29 35 29 24 0 41-26 48-41 13-27 24-77 24-81 8-44 17-88 25-133 12 0 24 0 36 0 8 0 13 0 13-8 0-5-5-5-12-5-12 0-23 0-35 0 5-24 5-24 9-48 2-8 8-38 11-43 3-8 10-14 19-14 2 0 13 0 21 7-19 1-22 17-22 23 0 9 7 14 15 14 11 0 23-10 23-25z"><text:p/></draw:path><draw:path draw:style-name="gr4" draw:text-style-name="P44" svg:width="0.0378in" svg:height="0.1642in" svg:x="0.1039in" svg:y="0.0984in" svg:viewBox="0 0 97 418" svg:d="M97 415c0-1 0-3-1-4-44-32-73-117-73-184 0-12 0-24 0-35 0-67 29-152 73-185 1-1 1-2 1-3 0-2-1-4-3-4s-2 0-3 0c-47 36-91 120-91 192 0 11 0 23 0 35 0 72 44 156 91 191 1 0 1 0 3 0s3-1 3-3z"><text:p/></draw:path><draw:path draw:style-name="gr4" draw:text-style-name="P44" svg:width="0.0823in" svg:height="0.0748in" svg:x="0.1571in" svg:y="0.1488in" svg:viewBox="0 0 210 191" svg:d="M210 28c0-22-25-28-40-28-24 0-39 23-44 32-11-27-34-32-46-32-43 0-67 54-67 65 0 5 4 3 5 5 4 0 5-2 5-5 14-45 42-55 56-55 9 0 23 3 23 27 0 13-7 42-23 101-6 26-21 43-39 43-3 0-12 0-22-5 11-2 20-11 20-23s-9-14-15-14c-13 0-23 11-23 24 0 19 20 28 40 28 27 0 42-29 44-33 5 16 19 33 44 33 45 0 69-54 69-65 0-4-4-4-6-4-4 0-4 2-5 4-14 45-43 55-56 55-17 0-23-13-23-28 0-8 2-18 7-37s10-38 14-57c3-11 12-49 42-49 2 0 12 0 21 4-12 3-21 14-21 23 0 7 5 16 17 16 9 0 23-9 23-25z"><text:p/></draw:path><draw:path draw:style-name="gr4" draw:text-style-name="P44" svg:width="0.0382in" svg:height="0.1642in" svg:x="0.2563in" svg:y="0.0984in" svg:viewBox="0 0 98 418" svg:d="M98 227c0-12 0-24 0-35 0-72-44-156-91-192-1 0-1 0-2 0-3 0-5 2-5 4 0 1 1 2 2 3 44 33 74 118 74 185 0 11 0 23 0 35 0 67-30 152-74 184-1 1-2 3-2 4 0 2 2 3 5 3 1 0 1 0 2 0 47-35 91-119 91-191z"><text:p/></draw:path><draw:path draw:style-name="gr4" draw:text-style-name="P44" svg:width="0.1102in" svg:height="0.039in" svg:x="0.3665in" svg:y="0.1614in" svg:viewBox="0 0 281 100" svg:d="M281 8c0-3-4-8-9-8-87 0-176 0-264 0-3 0-8 4-8 8s5 10 8 10c88 0 177 0 264 0 5 0 9-5 9-10zM281 91c0-5-4-8-9-8-87 0-176 0-264 0-3 0-8 3-8 8 0 4 5 9 8 9 88 0 177 0 264 0 5 0 9-5 9-9z"><text:p/></draw:path><draw:path draw:style-name="gr4" draw:text-style-name="P44" svg:width="0.0543in" svg:height="0.1102in" svg:x="0.8555in" svg:y="0in" svg:viewBox="0 0 139 281" svg:d="M139 281c0-5 0-10 0-14-5 0-8 0-13 0-37 0-40-4-40-20 0-79 0-157 0-236 0-10 0-11-9-11-25 26-63 26-77 26 0 5 0 9 0 14 8 0 34 0 55-11 0 73 0 145 0 218 0 16-1 20-38 20-5 0-9 0-13 0 0 4 0 9 0 14 14-2 49-2 67-2 17 0 54 0 68 2z"><text:p/></draw:path><draw:path draw:style-name="gr4" draw:text-style-name="P44" svg:width="0.6583in" svg:height="0.0063in" svg:x="0.5528in" svg:y="0.1783in" svg:viewBox="0 0 1673 17" svg:d="M0 0c558 0 1115 0 1673 0 0 6 0 11 0 17-558 0-1115 0-1673 0 0-6 0-11 0-17z"><text:p/></draw:path><draw:path draw:style-name="gr4" draw:text-style-name="P44" svg:width="0.0378in" svg:height="0.1642in" svg:x="0.5693in" svg:y="0.2118in" svg:viewBox="0 0 97 418" svg:d="M97 414c0-2 0-3-1-3-44-33-73-117-73-184 0-12 0-24 0-35 0-68 29-152 73-185 1-1 1-2 1-3 0-3-1-4-3-4s-2 0-3 0c-47 35-91 120-91 192 0 11 0 23 0 35 0 72 44 156 91 190 0 1 1 1 3 1s3-2 3-4z"><text:p/></draw:path><draw:path draw:style-name="gr4" draw:text-style-name="P44" svg:width="0.0543in" svg:height="0.1102in" svg:x="0.6323in" svg:y="0.2256in" svg:viewBox="0 0 139 281" svg:d="M139 281c0-5 0-10 0-14-5 0-9 0-14 0-37 0-39-4-39-20 0-79 0-157 0-236 0-10 0-11-9-11-27 28-64 28-77 28 0 4 0 8 0 13 8 0 32 0 55-11 0 72 0 144 0 217 0 16-1 20-39 20-5 0-9 0-14 0 0 4 0 9 0 14 15-2 52-2 69-2s53 0 68 2z"><text:p/></draw:path><draw:path draw:style-name="gr4" draw:text-style-name="P44" svg:width="0.1102in" svg:height="0.0063in" svg:x="0.7465in" svg:y="0.2906in" svg:viewBox="0 0 281 17" svg:d="M281 8c0-4-4-8-9-8-87 0-176 0-264 0-4 0-8 4-8 8 0 5 4 9 8 9 88 0 177 0 264 0 5 0 9-4 9-9z"><text:p/></draw:path><draw:path draw:style-name="gr4" draw:text-style-name="P44" svg:width="0.0823in" svg:height="0.0748in" svg:x="0.9083in" svg:y="0.2638in" svg:viewBox="0 0 210 191" svg:d="M210 28c0-22-25-28-40-28-24 0-39 22-44 32-11-28-34-32-46-32-43 0-67 54-67 65 0 3 4 2 5 3 4 0 5 0 5-3 14-46 43-55 57-55 8 0 23 3 23 27 0 13-7 42-23 101-7 25-21 43-40 43-3 0-12 0-21-5 10-2 19-12 19-23 0-12-9-15-15-15-12 0-23 11-23 25 0 19 20 28 40 28 27 0 43-30 44-33 5 16 20 33 46 33 43 0 67-54 67-65 0-5-4-5-5-5-5 0-5 3-6 5-14 45-42 55-56 55-16 0-23-13-23-28 0-9 2-18 7-37s10-38 14-57c3-11 12-49 42-49 2 0 12 0 21 4-12 3-21 14-21 23 0 7 5 15 17 15 9 0 23-8 23-24z"><text:p/></draw:path><draw:path draw:style-name="gr4" draw:text-style-name="P44" svg:width="0.0531in" svg:height="0.0787in" svg:x="1.0043in" svg:y="0.2102in" svg:viewBox="0 0 136 201" svg:d="M136 145c0-23-20-45-52-53 31-10 42-33 42-51 0-23-26-41-59-41s-59 17-59 40c0 10 8 15 16 15 10 0 16-6 16-14 0-9-6-15-16-16 11-13 31-15 42-15 13 0 31 6 31 31 0 13-3 26-11 36-9 11-18 11-33 12-7 1-7 1-10 1-1 1-2 0-2 4s2 4 7 4c6 0 11 0 17 0 23 0 39 16 39 47 0 37-21 48-38 48-12 0-38-4-50-22 13 0 16-9 16-15 0-10-7-17-15-17-9 0-17 5-17 17 0 27 30 45 66 45 41 0 70-26 70-56z"><text:p/></draw:path><draw:path draw:style-name="gr4" draw:text-style-name="P44" svg:width="0.0378in" svg:height="0.1642in" svg:x="1.0815in" svg:y="0.2118in" svg:viewBox="0 0 97 418" svg:d="M97 227c0-12 0-24 0-35 0-72-44-157-90-192-1 0-1 0-2 0-3 0-5 1-5 4 0 1 1 2 1 3 45 33 73 117 73 185 0 11 0 23 0 35 0 67-28 151-73 184 0 0-1 1-1 3s2 4 5 4c1-1 1 0 2-1 46-34 90-118 90-190z"><text:p/></draw:path><draw:path draw:style-name="gr4" draw:text-style-name="P44" svg:width="0.0567in" svg:height="0.078in" svg:x="1.1413in" svg:y="0.2102in" svg:viewBox="0 0 145 199" svg:d="M145 150c0-4 0-7 0-11-11 0-21 0-32 0 0-43 0-87 0-131 0-6 0-8-7-8-4 0-5 0-8 4-32 45-66 90-98 135 0 4 0 7 0 11 29 0 59 0 88 0 0 8 0 15 0 24 0 11 0 14-24 14-3 0-6 0-9 0 0 4 0 7 0 11 15-1 30-1 45-1 14 0 30 0 44 1 0-4 0-7 0-11-2 0-6 0-8 0-23 0-23-3-23-14 0-9 0-16 0-24 11 0 21 0 32 0zM89 139c-27 0-52 0-78 0 26-36 51-71 78-107 0 36 0 71 0 107z"><text:p/></draw:path><draw:path draw:style-name="gr4" draw:text-style-name="P44" svg:width="0.0543in" svg:height="0.1102in" svg:x="1.5539in" svg:y="0in" svg:viewBox="0 0 139 281" svg:d="M139 281c0-5 0-10 0-14-5 0-8 0-13 0-38 0-40-4-40-20 0-79 0-157 0-236 0-10 0-11-9-11-27 26-64 26-77 26 0 5 0 9 0 14 8 0 34 0 55-11 0 73 0 145 0 218 0 16-1 20-38 20-5 0-10 0-15 0 0 4 0 9 0 14 16-2 52-2 69-2s54 0 68 2z"><text:p/></draw:path><draw:path draw:style-name="gr4" draw:text-style-name="P44" svg:width="0.6583in" svg:height="0.0063in" svg:x="1.2512in" svg:y="0.1783in" svg:viewBox="0 0 1673 17" svg:d="M0 0c558 0 1115 0 1673 0 0 6 0 11 0 17-558 0-1115 0-1673 0 0-6 0-11 0-17z"><text:p/></draw:path><draw:path draw:style-name="gr4" draw:text-style-name="P44" svg:width="0.0378in" svg:height="0.1642in" svg:x="1.2677in" svg:y="0.2118in" svg:viewBox="0 0 97 418" svg:d="M97 414c0-2-1-3-1-3-44-33-73-117-73-184 0-12 0-24 0-35 0-68 29-152 73-185 0-1 1-2 1-3 0-3-2-4-3-4-2 0-2 0-3 0-47 35-91 120-91 192 0 11 0 23 0 35 0 72 44 156 91 190 0 1 1 1 3 1 1 0 3-2 3-4z"><text:p/></draw:path><draw:path draw:style-name="gr4" draw:text-style-name="P44" svg:width="0.0543in" svg:height="0.1102in" svg:x="1.3303in" svg:y="0.2256in" svg:viewBox="0 0 139 281" svg:d="M139 281c0-5 0-10 0-14-5 0-8 0-13 0-37 0-40-4-40-20 0-79 0-157 0-236 0-10 0-11-9-11-25 28-63 28-77 28 0 4 0 8 0 13 10 0 34 0 56-11 0 72 0 144 0 217 0 16-2 20-39 20-5 0-9 0-13 0 0 4 0 9 0 14 14-2 49-2 67-2 17 0 54 0 68 2z"><text:p/></draw:path><draw:path draw:style-name="gr4" draw:text-style-name="P44" svg:width="0.1102in" svg:height="0.0063in" svg:x="1.4449in" svg:y="0.2906in" svg:viewBox="0 0 281 17" svg:d="M281 8c0-4-5-8-9-8-87 0-176 0-264 0-4 0-8 4-8 8 0 5 4 9 8 9 88 0 177 0 264 0 4 0 9-4 9-9z"><text:p/></draw:path><draw:path draw:style-name="gr4" draw:text-style-name="P44" svg:width="0.0823in" svg:height="0.0748in" svg:x="1.6067in" svg:y="0.2638in" svg:viewBox="0 0 210 191" svg:d="M210 28c0-22-25-28-40-28-25 0-39 22-44 32-11-28-34-32-46-32-44 0-68 54-68 65 0 3 4 2 6 3 2 0 5 0 5-3 14-46 42-55 56-55 9 0 23 3 23 27 0 13-7 42-23 101-6 25-21 43-39 43-3 0-12 0-22-5 11-2 20-12 20-23 0-12-9-15-15-15-13 0-23 11-23 25 0 19 20 28 40 28 27 0 42-30 43-33 6 16 20 33 45 33 45 0 69-54 69-65 0-5-5-5-6-5-4 0-4 3-5 5-14 45-43 55-56 55-17 0-23-13-23-28 0-9 2-18 7-37s10-38 14-57c3-11 12-49 41-49 3 0 13 0 22 4-12 3-21 14-21 23 0 7 5 15 17 15 9 0 23-8 23-24z"><text:p/></draw:path><draw:path draw:style-name="gr4" draw:text-style-name="P44" svg:width="0.0512in" svg:height="0.0772in" svg:x="1.7039in" svg:y="0.2102in" svg:viewBox="0 0 131 197" svg:d="M131 143c-4 0-7 0-11 0-1 6-4 24-7 26s-25 2-30 2c-18 0-36 0-54 0 31-27 42-36 59-50 22-17 43-35 43-63 0-35-33-58-70-58s-61 26-61 53c0 15 12 17 16 17 7 0 15-5 15-16 0-5-2-16-18-16 10-20 30-27 43-27 30 0 46 23 46 47 0 26-19 46-28 57-24 23-48 46-72 70-2 2-2 3-2 12 41 0 80 0 121 0 4-18 6-36 10-54z"><text:p/></draw:path><draw:path draw:style-name="gr4" draw:text-style-name="P44" svg:width="0.0378in" svg:height="0.1642in" svg:x="1.7807in" svg:y="0.2118in" svg:viewBox="0 0 97 418" svg:d="M97 227c0-12 0-24 0-35 0-72-44-157-91-192-1 0-1 0-2 0-2 0-4 1-4 4 0 1 1 2 1 3 45 33 73 117 73 185 0 11 0 23 0 35 0 67-28 151-73 184 0 0-1 1-1 3s2 4 4 4c1 0 2 0 2-1 47-34 91-118 91-190z"><text:p/></draw:path><draw:path draw:style-name="gr4" draw:text-style-name="P44" svg:width="0.0531in" svg:height="0.0787in" svg:x="1.8421in" svg:y="0.2102in" svg:viewBox="0 0 136 201" svg:d="M136 145c0-23-20-45-52-53 31-10 42-33 42-51 0-23-26-41-59-41s-59 17-59 40c0 10 8 15 16 15 10 0 16-6 16-14 0-9-6-15-16-16 11-13 31-15 42-15 13 0 31 6 31 31 0 13-3 26-11 36-10 11-18 11-33 12-7 1-7 1-10 1-1 1-2 0-2 4s2 4 7 4c6 0 11 0 17 0 23 0 39 16 39 47 0 37-21 48-38 48-12 0-38-4-50-22 13 0 16-9 16-15 0-10-7-17-15-17-9 0-17 5-17 17 0 27 30 45 66 45 41 0 70-26 70-56z"><text:p/></draw:path></draw:g></draw:g></text:p>
      <text:p text:style-name="P21">על־פי פתרון 7.10 עמוד 129 מספר קומבינטוריקה IV, עבור <draw:g text:anchor-type="as-char" svg:y="-0.1366in" draw:z-index="44" draw:name="Shape51" draw:style-name="gr1"><svg:title>TexMaths</svg:title><svg:desc>12§display§(1 + x + x^2 + ...)^n§svg§600§FALSE§</svg:desc><draw:g draw:style-name="gr2"><draw:path draw:style-name="gr3" draw:text-style-name="P43" svg:width="1.2819in" svg:height="0.1606in" svg:x="-0.0004in" svg:y="0.0083in" svg:viewBox="0 0 3257 409" svg:d="M0 0c1086 0 2171 0 3257 0 0 136 0 273 0 409-1086 0-2171 0-3257 0 0-136 0-273 0-409z"><text:p/></draw:path><draw:path draw:style-name="gr4" draw:text-style-name="P44" svg:width="0.0382in" svg:height="0.1642in" svg:x="0.0075in" svg:y="0.0138in" svg:viewBox="0 0 98 418" svg:d="M98 413c0-1-1-2-2-2-43-34-73-118-73-184 0-12 0-24 0-35 0-67 30-151 73-185 1 0 2-1 2-3s-2-4-4-4-2 0-3 1c-47 35-91 119-91 191 0 11 0 23 0 35 0 71 44 155 91 190 1 1 1 1 3 1s4-2 4-5z"><text:p/></draw:path><draw:path draw:style-name="gr4" draw:text-style-name="P44" svg:width="0.0543in" svg:height="0.1094in" svg:x="0.0705in" svg:y="0.0283in" svg:viewBox="0 0 139 279" svg:d="M139 279c0-4 0-9 0-13-5 0-8 0-13 0-38 0-40-5-40-21 0-78 0-156 0-234 0-11 0-11-9-11-27 26-64 26-77 26 0 5 0 9 0 14 8 0 34 0 55-11 0 72 0 144 0 216 0 16-1 21-39 21-5 0-9 0-14 0 0 4 0 9 0 13 15-1 52-1 69-1s54 0 68 1z"><text:p/></draw:path><draw:path draw:style-name="gr4" draw:text-style-name="P44" svg:width="0.1102in" svg:height="0.1094in" svg:x="0.1846in" svg:y="0.0406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823in" svg:height="0.0748in" svg:x="0.3461in" svg:y="0.0638in" svg:viewBox="0 0 210 191" svg:d="M210 28c0-22-25-28-40-28-24 0-38 23-44 32-10-27-32-32-44-32-45 0-69 54-69 65 0 5 4 4 5 5 4 0 5-1 6-5 14-45 42-55 56-55 9 0 23 3 23 27 0 13-7 42-23 101-7 27-21 43-40 43-3 0-12 0-21-4 11-3 19-11 19-23s-8-16-15-16c-12 0-23 12-23 25 0 20 22 28 40 28 27 0 43-30 44-32 5 15 20 32 46 32 43 0 67-54 67-65 0-5-4-5-5-5-4 0-5 3-6 5-13 46-42 55-55 55-17 0-24-13-24-27 0-10 2-18 7-37 5-20 10-39 14-58 3-11 12-49 42-49 3 0 12 0 22 4-12 3-20 14-20 23 0 7 4 16 15 16 10 0 23-9 23-25z"><text:p/></draw:path><draw:path draw:style-name="gr4" draw:text-style-name="P44" svg:width="0.1102in" svg:height="0.1094in" svg:x="0.4827in" svg:y="0.0406in" svg:viewBox="0 0 281 279" svg:d="M281 139c0-3-5-8-9-8-40 0-82 0-123 0 0-41 0-82 0-123 0-4-4-8-9-8-4 0-8 4-8 8 0 41 0 82 0 123-41 0-83 0-124 0-4 0-8 4-8 8s4 9 8 9c41 0 83 0 124 0 0 41 0 82 0 122 0 5 4 9 8 9 5 0 9-4 9-9 0-40 0-81 0-122 41 0 83 0 123 0 4 0 9-4 9-9z"><text:p/></draw:path><draw:path draw:style-name="gr4" draw:text-style-name="P44" svg:width="0.0823in" svg:height="0.0748in" svg:x="0.6437in" svg:y="0.0638in" svg:viewBox="0 0 210 191" svg:d="M210 28c0-22-25-28-40-28-24 0-39 23-44 32-11-27-34-32-46-32-43 0-68 54-68 65 0 5 4 4 6 5 4 0 5-1 5-5 14-45 42-55 56-55 9 0 23 3 23 27 0 13-7 42-23 101-6 27-21 43-39 43-3 0-12 0-22-4 11-3 20-11 20-23s-9-16-15-16c-13 0-23 12-23 25 0 20 20 28 40 28 27 0 42-30 44-32 5 15 19 32 44 32 45 0 69-54 69-65 0-5-4-5-6-5-4 0-4 3-5 5-14 46-43 55-56 55-17 0-23-13-23-27 0-10 2-18 7-37 5-20 10-39 14-58 3-11 12-49 42-49 2 0 12 0 21 4-12 3-21 14-21 23 0 7 5 16 17 16 9 0 23-9 23-25z"><text:p/></draw:path><draw:path draw:style-name="gr4" draw:text-style-name="P44" svg:width="0.0512in" svg:height="0.0768in" svg:x="0.7409in" svg:y="0in" svg:viewBox="0 0 131 196" svg:d="M131 142c-4 0-7 0-11 0-1 7-4 24-7 27-3 2-25 2-30 2-18 0-36 0-54 0 31-28 42-36 59-50 22-18 43-36 43-63 0-36-31-58-70-58-36 0-61 25-61 53 0 14 12 17 16 17 7 0 15-6 15-16 0-6-2-16-18-16 10-21 30-27 43-27 30 0 46 23 46 47 0 25-19 45-28 56-24 23-48 46-72 70-2 3-2 3-2 12 41 0 80 0 121 0 4-18 6-36 10-54z"><text:p/></draw:path><draw:path draw:style-name="gr4" draw:text-style-name="P44" svg:width="0.1102in" svg:height="0.1094in" svg:x="0.8543in" svg:y="0.0406in" svg:viewBox="0 0 281 279" svg:d="M281 139c0-3-4-8-9-8-40 0-82 0-123 0 0-41 0-82 0-123 0-4-4-8-9-8-4 0-8 4-8 8 0 41 0 82 0 123-41 0-83 0-124 0-4 0-8 4-8 8s4 9 8 9c41 0 83 0 124 0 0 41 0 82 0 122 0 5 4 9 8 9 5 0 9-4 9-9 0-40 0-81 0-122 41 0 83 0 123 0 5 0 9-4 9-9z"><text:p/></draw:path><draw:path draw:style-name="gr4" draw:text-style-name="P44" svg:width="0.0169in" svg:height="0.0169in" svg:x="1.0252in" svg:y="0.1193in" svg:viewBox="0 0 44 44" svg:d="M44 23c0-13-10-23-22-23s-22 10-22 23c0 12 10 21 22 21s22-9 22-21z"><text:p/></draw:path><draw:path draw:style-name="gr4" draw:text-style-name="P44" svg:width="0.0177in" svg:height="0.0169in" svg:x="1.0709in" svg:y="0.1193in" svg:viewBox="0 0 46 44" svg:d="M46 23c0-13-11-23-23-23s-23 10-23 23c0 12 11 21 23 21s23-9 23-21z"><text:p/></draw:path><draw:path draw:style-name="gr4" draw:text-style-name="P44" svg:width="0.0169in" svg:height="0.0169in" svg:x="1.1173in" svg:y="0.1193in" svg:viewBox="0 0 44 44" svg:d="M44 23c0-13-9-23-21-23-13 0-23 10-23 23 0 12 10 21 23 21 12 0 21-9 21-21z"><text:p/></draw:path><draw:path draw:style-name="gr4" draw:text-style-name="P44" svg:width="0.0378in" svg:height="0.1642in" svg:x="1.1591in" svg:y="0.0138in" svg:viewBox="0 0 97 418" svg:d="M97 227c0-12 0-24 0-35 0-72-44-156-91-191-1-1-1-1-2-1-3 0-4 2-4 4s0 3 1 3c43 34 73 118 73 185 0 11 0 23 0 35 0 66-30 150-73 184-1 0-1 1-1 2 0 3 1 5 4 5 1 0 1 0 2-1 47-35 91-119 91-190z"><text:p/></draw:path><draw:path draw:style-name="gr4" draw:text-style-name="P44" svg:width="0.0705in" svg:height="0.0516in" svg:x="1.2193in" svg:y="0.026in" svg:viewBox="0 0 180 132" svg:d="M180 88c0-4-4-4-5-4-3 0-5 1-6 5-6 23-19 35-31 35-6 0-7-4-7-10 0-7 1-11 7-24 4-9 16-41 16-56 0-29-23-34-39-34-25 0-41 14-50 26-1-20-19-26-31-26-14 0-20 8-23 16-7 10-11 27-11 28 0 4 4 4 5 4 3 0 5 0 6-8 5-17 11-32 21-32 9 0 10 6 10 15 0 5-2 15-5 24-2 8-3 18-6 26-3 12-6 24-9 38-2 4-2 7-3 12 0 7 5 9 10 9s9-3 12-6c2-2 3-12 5-18 2-9 4-18 7-26 1-7 2-13 5-21 2-12 3-14 12-26 8-12 21-27 44-27 17 0 17 15 17 21 0 17-12 50-17 62-4 9-5 11-5 16 0 16 13 25 29 25 29 0 42-41 42-44z"><text:p/></draw:path></draw:g></draw:g><text:s/>המקדם של <draw:g text:anchor-type="as-char" svg:y="-0.1398in" draw:z-index="45" draw:name="Shape52" draw:style-name="gr1"><svg:title>TexMaths</svg:title><svg:desc>12§display§x^k§svg§600§FALSE§</svg:desc><draw:g draw:style-name="gr2"><draw:path draw:style-name="gr3" draw:text-style-name="P43" svg:width="0.1425in" svg:height="0.1244in" svg:x="0.0031in" svg:y="0.0071in" svg:viewBox="0 0 363 317" svg:d="M0 0c121 0 242 0 363 0 0 106 0 211 0 317-121 0-242 0-363 0 0-106 0-211 0-317z"><text:p/></draw:path><draw:path draw:style-name="gr4" draw:text-style-name="P44" svg:width="0.0819in" svg:height="0.0744in" svg:x="-0.0004in" svg:y="0.0661in" svg:viewBox="0 0 209 190" svg:d="M209 29c0-23-24-29-39-29-24 0-38 23-44 32-10-27-32-32-44-32-45 0-69 55-69 65 0 5 4 2 5 5 4 0 5-2 6-5 14-45 42-55 56-55 9 0 23 3 23 28 0 12-7 41-23 100-7 26-21 43-39 43-4 0-13 0-22-5 11-2 19-10 19-22s-8-15-15-15c-12 0-23 11-23 24 0 18 22 27 40 27 27 0 43-29 44-32 5 16 20 32 45 32 44 0 68-53 68-64 0-4-4-4-5-4-4 0-5 2-6 4-13 46-42 55-55 55-17 0-24-13-24-27 0-10 2-18 7-38 5-19 9-38 14-57 3-11 12-49 42-49 3 0 12 0 21 6-11 1-20 12-20 22 0 6 5 15 16 15 10 0 22-7 22-24z"><text:p/></draw:path><draw:path draw:style-name="gr4" draw:text-style-name="P44" svg:width="0.0567in" svg:height="0.0807in" svg:x="0.0976in" svg:y="0in" svg:viewBox="0 0 145 206" svg:d="M145 95c0-10-7-21-23-21s-32 12-46 27c-14 11-23 20-35 25 9-40 20-78 30-118 0-1 0-3 1-4 0-2-1-4-5-4-6 0-31 2-38 2-3 2-6 2-6 8 0 4 3 4 7 4 14 0 14 2 14 4s0 4-1 7c-14 55-27 111-42 165-1 6-1 4-1 7s4 9 10 9c8 0 12-6 14-13 0-1 13-51 14-55 21 1 38 8 38 24 0 1 0 2 0 6-2 4-2 6-2 8 0 21 17 30 32 30 28 0 23-30 37-44 0-4-4-4-5-4-4 0-5 2-6 8-4 12-11 32-25 32-9 0-11-7-11-16 0-3 0-4 1-12 1-1 3-6 3-9 0-27-36-30-48-31 8-5 19-15 24-20 15-14 30-27 46-27 4 0 7 1 10 3-13 3-16 12-16 17 0 6 5 11 12 11 9 0 17-7 17-19z"><text:p/></draw:path></draw:g></draw:g><text:s/>הוא <draw:g text:anchor-type="as-char" svg:y="-0.2398in" draw:z-index="46" draw:name="Shape53" draw:style-name="gr1"><svg:title>TexMaths</svg:title><svg:desc>12§display§\binom{n - 1 + k}{n - 1}§svg§600§FALSE§</svg:desc><draw:g draw:style-name="gr2"><draw:path draw:style-name="gr3" draw:text-style-name="P43" svg:width="0.8665in" svg:height="0.3791in" svg:x="-0.0004in" svg:y="0.0075in" svg:viewBox="0 0 2202 964" svg:d="M1102 964c-368 0-735 0-1102 0 0-322 0-642 0-964 734 0 1468 0 2202 0 0 322 0 642 0 964-367 0-734 0-1100 0z"><text:p/></draw:path><draw:path draw:style-name="gr4" draw:text-style-name="P44" svg:width="0.0752in" svg:height="0.3961in" svg:x="0.0287in" svg:y="0in" svg:viewBox="0 0 192 1007" svg:d="M192 998c0-2-1-3-4-4-88-69-151-255-151-413 0-52 0-103 0-155 0-158 63-344 151-413 3-1 4-2 4-5 0-4-4-8-7-8s-4 1-5 2c-94 70-180 258-180 424 0 52 0 103 0 155 0 165 86 354 180 423 1 2 2 3 5 3s7-4 7-9z"><text:p/></draw:path><draw:path draw:style-name="gr4" draw:text-style-name="P44" svg:width="0.0894in" svg:height="0.0748in" svg:x="0.1181in" svg:y="0.0539in" svg:viewBox="0 0 228 191" svg:d="M228 126c0-5-4-5-5-5-3 0-3 1-6 9-8 28-23 51-43 51-7 0-10-3-10-13 0-11 4-22 8-30 8-23 25-68 25-92 0-29-18-46-48-46-39 0-59 26-66 37-3-24-19-37-39-37-19 0-27 17-31 24-7 14-13 40-13 41 0 5 4 3 5 5 5 0 5-2 7-11 7-29 16-49 31-49 9 0 13 4 13 19 0 8-1 13-7 35-8 32-15 64-24 97-1 7-3 17-3 18 0 8 4 12 12 12 4 0 12-4 15-12 0-1 5-21 7-31 4-12 6-26 10-38 2-9 5-19 7-28 3-8 4-14 6-21 6-13 29-51 69-51 19 0 22 15 22 28 0 27-20 81-27 99-4 9-4 14-4 19 0 20 15 35 34 35 39 0 55-61 55-65z"><text:p/></draw:path><draw:path draw:style-name="gr4" draw:text-style-name="P44" svg:width="0.1102in" svg:height="0.0063in" svg:x="0.2591in" svg:y="0.0827in" svg:viewBox="0 0 281 17" svg:d="M281 8c0-3-4-8-9-8-87 0-176 0-264 0-3 0-8 4-8 8s5 9 8 9c88 0 177 0 264 0 5 0 9-4 9-9z"><text:p/></draw:path><draw:path draw:style-name="gr4" draw:text-style-name="P44" svg:width="0.0543in" svg:height="0.1102in" svg:x="0.4303in" svg:y="0.0161in" svg:viewBox="0 0 139 281" svg:d="M139 281c0-5 0-10 0-13-5 0-8 0-13 0-38 0-40-5-40-21 0-79 0-157 0-236 0-10 0-11-9-11-25 28-63 28-77 28 0 4 0 8 0 13 8 0 34 0 55-11 0 72 0 144 0 217 0 16-1 21-38 21-5 0-10 0-15 0 0 3 0 8 0 13 16-1 52-1 69-1s54 0 68 1z"><text:p/></draw:path><draw:path draw:style-name="gr4" draw:text-style-name="P44" svg:width="0.1102in" svg:height="0.1102in" svg:x="0.5449in" svg:y="0.0303in" svg:viewBox="0 0 281 281" svg:d="M281 140c0-3-5-8-10-8-41 0-81 0-122 0 0-41 0-82 0-122 0-5-5-10-9-10s-8 5-8 10c0 40 0 81 0 122-41 0-83 0-124 0-4 0-8 4-8 8s4 9 8 9c41 0 83 0 124 0 0 41 0 81 0 123 0 5 4 9 8 9s9-4 9-9c0-42 0-82 0-123 41 0 81 0 122 0 5 0 10-4 10-9z"><text:p/></draw:path><draw:path draw:style-name="gr4" draw:text-style-name="P44" svg:width="0.0748in" svg:height="0.1161in" svg:x="0.7106in" svg:y="0.013in" svg:viewBox="0 0 191 296" svg:d="M191 132c0-12-10-26-29-26-12 0-31 3-61 37-15 15-31 32-47 39 14-60 29-118 43-178-1-2 0-4-5-4-10 0-40 2-51 4-4 0-9 1-9 8 0 5 4 5 10 5 20 0 22 3 22 7 0 2-2 6-2 8-20 81-40 161-61 243-1 6-1 7-1 9 0 10 8 12 12 12 5 0 12-3 14-8s21-82 23-92c15 1 49 7 49 36 0 2 0 3-1 8s-1 10-1 14c0 26 17 42 38 42 14 0 24-7 34-22 11-18 10-29 14-42 0-5-3-5-4-5-4 0-5 2-6 8-9 30-18 52-36 52-9 0-15-5-15-19 0-8 3-17 4-24 2-8 2-9 2-14 0-27-26-39-62-44 13-7 26-20 36-31 20-22 39-40 60-40 2 0 2 0 3 0 6 1 6 1 10 4 0 0 0 1 1 1-20 1-24 18-24 23 0 7 5 14 16 14 12 0 24-8 24-25z"><text:p/></draw:path><draw:path draw:style-name="gr4" draw:text-style-name="P44" svg:width="0.0894in" svg:height="0.0748in" svg:x="0.2642in" svg:y="0.2799in" svg:viewBox="0 0 228 191" svg:d="M228 126c0-4-4-4-5-4-3 0-3 2-6 8-8 28-23 52-43 52-7 0-10-4-10-14 0-11 4-20 8-30 8-22 25-68 25-92 0-29-18-46-48-46-39 0-59 28-66 37-3-24-19-37-39-37-19 0-27 17-32 24-6 14-12 40-12 41 0 5 4 3 5 5 5 0 5 0 7-10 7-30 16-50 31-50 9 0 13 6 13 19 0 9-1 14-7 36-8 32-15 65-24 97-1 6-5 16-5 18 0 7 6 11 14 11 4 0 12-3 15-11 0-1 5-22 7-31 4-13 6-25 10-39 2-9 5-18 7-27 3-7 4-15 6-22 6-13 28-51 69-51 19 0 22 15 22 30 0 25-20 79-27 97-4 11-5 15-5 20 0 19 16 34 35 34 39 0 55-61 55-65z"><text:p/></draw:path><draw:path draw:style-name="gr4" draw:text-style-name="P44" svg:width="0.1102in" svg:height="0.0063in" svg:x="0.4047in" svg:y="0.3075in" svg:viewBox="0 0 281 17" svg:d="M281 8c0-4-4-8-9-8-87 0-176 0-264 0-4 0-8 4-8 8 0 5 4 9 8 9 88 0 177 0 264 0 5 0 9-4 9-9z"><text:p/></draw:path><draw:path draw:style-name="gr4" draw:text-style-name="P44" svg:width="0.0543in" svg:height="0.1102in" svg:x="0.576in" svg:y="0.2425in" svg:viewBox="0 0 139 281" svg:d="M139 281c0-5 0-10 0-13-5 0-8 0-13 0-38 0-40-5-40-21 0-79 0-157 0-236 0-10 0-11-9-11-27 26-63 26-77 26 0 5 0 9 0 14 8 0 34 0 55-11 0 73 0 145 0 218 0 15-1 21-38 21-5 0-10 0-15 0 0 3 0 8 0 13 16-1 52-1 69-1s54 0 68 1z"><text:p/></draw:path><draw:path draw:style-name="gr4" draw:text-style-name="P44" svg:width="0.0752in" svg:height="0.3961in" svg:x="0.7992in" svg:y="0in" svg:viewBox="0 0 192 1007" svg:d="M192 581c0-52 0-103 0-155 0-166-86-354-180-424-1-1-4-2-5-2-5 0-7 4-7 8 0 3 1 4 2 5 90 69 153 255 153 413 0 52 0 103 0 155 0 158-63 344-153 413-1 1-2 2-2 4 0 5 2 9 7 9 1 0 4-1 5-3 94-69 180-258 180-423z"><text:p/></draw:path></draw:g></draw:g>. <text:span text:style-name="T14">נראה כי פונקציה יוצרת זאת שווה ל־</text:span><text:span text:style-name="T14"><draw:g text:anchor-type="as-char" svg:y="-0.222in" draw:z-index="47" draw:name="Shape54" draw:style-name="gr1"><svg:title>TexMaths</svg:title><svg:desc>12§display§{1 \over (1 - x)^n}§svg§600§FALSE§</svg:desc><draw:g draw:style-name="gr2"><draw:path draw:style-name="gr3" draw:text-style-name="P43" svg:width="0.5823in" svg:height="0.3594in" svg:x="0.0087in" svg:y="0.0083in" svg:viewBox="0 0 1480 914" svg:d="M0 0c493 0 987 0 1480 0 0 305 0 609 0 914-493 0-987 0-1480 0 0-305 0-609 0-914z"><text:p/></draw:path><draw:path draw:style-name="gr4" draw:text-style-name="P44" svg:width="0.0543in" svg:height="0.1102in" svg:x="0.2732in" svg:y="0in" svg:viewBox="0 0 139 281" svg:d="M139 281c0-5 0-10 0-14-5 0-8 0-13 0-37 0-40-4-40-20 0-79 0-157 0-236 0-10 0-11-9-11-25 26-63 26-77 26 0 5 0 9 0 14 8 0 34 0 55-11 0 73 0 145 0 218 0 16-1 20-38 20-5 0-9 0-13 0 0 4 0 9 0 14 14-2 49-2 67-2 17 0 54 0 68 2z"><text:p/></draw:path><draw:path draw:style-name="gr4" draw:text-style-name="P44" svg:width="0.5992in" svg:height="0.0063in" svg:x="0in" svg:y="0.1783in" svg:viewBox="0 0 1523 17" svg:d="M0 0c508 0 1015 0 1523 0 0 6 0 11 0 17-508 0-1015 0-1523 0 0-6 0-11 0-17z"><text:p/></draw:path><draw:path draw:style-name="gr4" draw:text-style-name="P44" svg:width="0.0382in" svg:height="0.1642in" svg:x="0.0165in" svg:y="0.2118in" svg:viewBox="0 0 98 418" svg:d="M98 414c0-2-1-3-2-3-43-33-73-117-73-184 0-12 0-24 0-35 0-68 30-152 73-185 1-1 2-2 2-3 0-3-2-4-4-4s-2 0-3 0c-47 35-91 120-91 192 0 11 0 23 0 35 0 72 44 156 91 190 1 1 1 1 3 1s4-2 4-4z"><text:p/></draw:path><draw:path draw:style-name="gr4" draw:text-style-name="P44" svg:width="0.0543in" svg:height="0.1102in" svg:x="0.0795in" svg:y="0.2256in" svg:viewBox="0 0 139 281" svg:d="M139 281c0-5 0-10 0-14-5 0-9 0-14 0-37 0-39-4-39-20 0-79 0-157 0-236 0-10 0-11-9-11-27 28-64 28-77 28 0 4 0 8 0 13 8 0 34 0 55-11 0 72 0 144 0 217 0 16-1 20-39 20-5 0-9 0-14 0 0 4 0 9 0 14 15-2 52-2 69-2s53 0 68 2z"><text:p/></draw:path><draw:path draw:style-name="gr4" draw:text-style-name="P44" svg:width="0.1102in" svg:height="0.0063in" svg:x="0.1937in" svg:y="0.2906in" svg:viewBox="0 0 281 17" svg:d="M281 8c0-4-4-8-9-8-87 0-176 0-264 0-4 0-8 4-8 8 0 5 4 9 8 9 88 0 177 0 264 0 5 0 9-4 9-9z"><text:p/></draw:path><draw:path draw:style-name="gr4" draw:text-style-name="P44" svg:width="0.0823in" svg:height="0.0748in" svg:x="0.3547in" svg:y="0.2638in" svg:viewBox="0 0 210 191" svg:d="M210 28c0-22-25-28-40-28-25 0-39 22-44 32-11-28-34-32-46-32-43 0-67 54-67 65 0 3 4 2 5 3 4 0 5 0 5-3 14-46 42-55 56-55 9 0 23 3 23 27 0 13-7 42-23 101-6 25-21 43-39 43-3 0-12 0-22-5 11-2 20-12 20-23 0-12-9-15-15-15-13 0-23 11-23 25 0 19 20 28 40 28 27 0 42-30 44-33 5 16 19 33 44 33 45 0 69-54 69-65 0-5-5-5-6-5-4 0-4 3-5 5-14 45-43 55-56 55-17 0-23-13-23-28 0-9 2-18 7-37s10-38 14-57c3-11 12-49 41-49 3 0 13 0 22 4-12 3-21 14-21 23 0 7 5 15 17 15 9 0 23-8 23-24z"><text:p/></draw:path><draw:path draw:style-name="gr4" draw:text-style-name="P44" svg:width="0.0378in" svg:height="0.1642in" svg:x="0.4539in" svg:y="0.2118in" svg:viewBox="0 0 97 418" svg:d="M97 227c0-12 0-24 0-35 0-72-43-157-90-192-1 0-1 0-2 0-3 0-5 1-5 4 0 1 1 2 2 3 44 33 72 117 72 185 0 11 0 23 0 35 0 67-28 151-72 184-1 0-2 1-2 3s2 4 5 4c1 0 1 0 2-1 47-34 90-118 90-190z"><text:p/></draw:path><draw:path draw:style-name="gr4" draw:text-style-name="P44" svg:width="0.0709in" svg:height="0.052in" svg:x="0.5146in" svg:y="0.2366in" svg:viewBox="0 0 181 133" svg:d="M181 88c0-4-3-3-5-4-4 0-4 2-6 5-7 24-19 36-31 36-6 0-7-4-7-10 0-7 1-11 6-24 4-9 17-41 17-57 0-29-23-34-39-34-25 0-42 16-50 28-2-21-19-28-31-28-13 0-19 10-24 17-6 11-11 27-11 29 0 3 5 3 6 3 4 0 4-1 6-8 5-18 10-33 22-33 7 0 9 8 9 15 0 6-2 17-5 25-2 8-3 18-6 26-3 12-6 26-9 38-1 3-4 10-4 12 0 7 6 9 11 9s8-3 11-6c1-3 5-12 6-19 2-8 3-18 6-26 2-6 3-14 5-20 3-12 4-14 13-26 8-12 21-28 44-28 17 0 17 16 17 21 0 18-12 50-17 63-3 9-5 11-5 16 0 16 14 25 28 25 30 0 43-41 43-45z"><text:p/></draw:path></draw:g></draw:g></text:span><text:span text:style-name="T14">, ופיתוחה המלא על־פי מקדם </text:span><text:span text:style-name="T14"><draw:g text:anchor-type="as-char" svg:y="-0.1398in" draw:z-index="48" draw:name="Shape55" draw:style-name="gr1"><svg:title>TexMaths</svg:title><svg:desc>12§display§x^k§svg§600§FALSE§</svg:desc><draw:g draw:style-name="gr2"><draw:path draw:style-name="gr3" draw:text-style-name="P43" svg:width="0.1425in" svg:height="0.1244in" svg:x="0.0031in" svg:y="0.0071in" svg:viewBox="0 0 363 317" svg:d="M0 0c121 0 242 0 363 0 0 106 0 211 0 317-121 0-242 0-363 0 0-106 0-211 0-317z"><text:p/></draw:path><draw:path draw:style-name="gr4" draw:text-style-name="P44" svg:width="0.0819in" svg:height="0.0744in" svg:x="-0.0004in" svg:y="0.0661in" svg:viewBox="0 0 209 190" svg:d="M209 29c0-23-24-29-39-29-24 0-38 23-44 32-10-27-32-32-44-32-45 0-69 55-69 65 0 5 4 2 5 5 4 0 5-2 6-5 14-45 42-55 56-55 9 0 23 3 23 28 0 12-7 41-23 100-7 26-21 43-39 43-4 0-13 0-22-5 11-2 19-10 19-22s-8-15-15-15c-12 0-23 11-23 24 0 18 22 27 40 27 27 0 43-29 44-32 5 16 20 32 45 32 44 0 68-53 68-64 0-4-4-4-5-4-4 0-5 2-6 4-13 46-42 55-55 55-17 0-24-13-24-27 0-10 2-18 7-38 5-19 9-38 14-57 3-11 12-49 42-49 3 0 12 0 21 6-11 1-20 12-20 22 0 6 5 15 16 15 10 0 22-7 22-24z"><text:p/></draw:path><draw:path draw:style-name="gr4" draw:text-style-name="P44" svg:width="0.0567in" svg:height="0.0807in" svg:x="0.0976in" svg:y="0in" svg:viewBox="0 0 145 206" svg:d="M145 95c0-10-7-21-23-21s-32 12-46 27c-14 11-23 20-35 25 9-40 20-78 30-118 0-1 0-3 1-4 0-2-1-4-5-4-6 0-31 2-38 2-3 2-6 2-6 8 0 4 3 4 7 4 14 0 14 2 14 4s0 4-1 7c-14 55-27 111-42 165-1 6-1 4-1 7s4 9 10 9c8 0 12-6 14-13 0-1 13-51 14-55 21 1 38 8 38 24 0 1 0 2 0 6-2 4-2 6-2 8 0 21 17 30 32 30 28 0 23-30 37-44 0-4-4-4-5-4-4 0-5 2-6 8-4 12-11 32-25 32-9 0-11-7-11-16 0-3 0-4 1-12 1-1 3-6 3-9 0-27-36-30-48-31 8-5 19-15 24-20 15-14 30-27 46-27 4 0 7 1 10 3-13 3-16 12-16 17 0 6 5 11 12 11 9 0 17-7 17-19z"><text:p/></draw:path></draw:g></draw:g></text:span><text:span text:style-name="T14"><text:s/>הוא </text:span><text:span text:style-name="T14"><draw:g text:anchor-type="as-char" svg:y="-0.2402in" draw:z-index="49" draw:name="Shape56" draw:style-name="gr1"><svg:title>TexMaths</svg:title><svg:desc>12§display§\sum_{i = 0}^{\infty} \binom{i - 1 + n}{n - 1} x^i§svg§600§FALSE§</svg:desc><draw:g draw:style-name="gr2"><draw:path draw:style-name="gr3" draw:text-style-name="P43" svg:width="1.2752in" svg:height="0.4075in" svg:x="-0.0004in" svg:y="0.0083in" svg:viewBox="0 0 3240 1036" svg:d="M1621 1036c-541 0-1081 0-1621 0 0-346 0-690 0-1036 1080 0 2160 0 3240 0 0 346 0 690 0 1036-540 0-1080 0-1619 0z"><text:p/></draw:path><draw:path draw:style-name="gr4" draw:text-style-name="P44" svg:width="0.1134in" svg:height="0.052in" svg:x="0.0539in" svg:y="0in" svg:viewBox="0 0 289 133" svg:d="M289 67c0-35-25-67-61-67-42 0-68 34-80 49-15-17-41-49-84-49-38 0-64 31-64 67 0 35 25 66 62 66 42 0 69-33 81-49 14 18 39 49 84 49 37 0 62-31 62-66zM282 67c0 29-25 51-50 51-28 0-47-24-75-58 18-28 45-48 73-48 30 0 52 26 52 55zM133 73c-18 29-44 49-73 49-31 0-52-26-52-55 0-30 24-50 50-50 28 0 48 23 75 56z"><text:p/></draw:path><draw:path draw:style-name="gr4" draw:text-style-name="P44" svg:width="0.2201in" svg:height="0.2315in" svg:x="0.0004in" svg:y="0.0866in" svg:viewBox="0 0 560 589" svg:d="M560 456c-3 0-7 0-9 0-17 43-61 72-111 85-8 2-49 12-130 12-86 0-170 0-255 0 72-84 143-168 215-251 4-3 4-4 4-7-2-2 0-2-3-6-66-90-131-179-197-269 77 0 155 0 232 0 56 0 95 6 98 8 23 3 59 10 93 31 11 7 39 26 54 60 2 0 6 0 9 0-16-40-33-79-50-119-166 0-332 0-498 0-10 0-11 1-12 4 0 1 0 9 0 13 74 102 149 204 223 306-73 85-145 170-218 254-5 5-4 5-5 8 0 4 4 4 12 4 166 0 332 0 498 0 17-44 34-88 50-133z"><text:p/></draw:path><draw:path draw:style-name="gr4" draw:text-style-name="P44" svg:width="0.035in" svg:height="0.0776in" svg:x="0.0146in" svg:y="0.3457in" svg:viewBox="0 0 90 198" svg:d="M82 11c0-5-4-11-12-11s-16 7-16 16c0 6 4 12 11 12 9 0 17-9 17-17zM90 154c0-4-4-3-5-4-5 0-5 1-6 5-7 23-19 35-31 35-6 0-7-4-7-10 0-7 2-12 5-19 3-9 6-16 9-24 5-12 10-25 15-37 0-3 1-6 1-10 0-13-12-25-28-25-30 0-43 41-43 45s4 3 5 4c5 0 5-1 6-5 7-25 20-36 31-36 5 0 7 3 7 11 0 7-1 11-8 30-6 16-13 31-19 47-2 3-3 7-3 12 0 14 12 25 28 25 30 0 43-41 43-44z"><text:p/></draw:path><draw:path draw:style-name="gr4" draw:text-style-name="P44" svg:width="0.0768in" svg:height="0.0264in" svg:x="0.063in" svg:y="0.3811in" svg:viewBox="0 0 196 68" svg:d="M196 6c0-4-3-6-5-6-61 0-124 0-185 0-4 0-6 2-6 6 0 2 2 5 6 5 61 0 124 0 185 0 2 0 5-3 5-5zM196 62c0-2-3-6-5-6-61 0-124 0-185 0-4 0-6 3-6 6s2 6 6 6c61 0 124 0 185 0 2 0 5-2 5-6z"><text:p/></draw:path><draw:path draw:style-name="gr4" draw:text-style-name="P44" svg:width="0.0535in" svg:height="0.0791in" svg:x="0.1528in" svg:y="0.3457in" svg:viewBox="0 0 137 202" svg:d="M137 101c0-33-4-55-17-76-10-14-28-25-52-25-68 0-68 79-68 101 0 20 0 101 68 101 69 0 69-80 69-101zM110 97c0 22 0 45-3 63-6 26-27 33-39 33-13 0-31-8-37-32-5-17-5-42-5-64 0-21 0-43 5-60 6-23 25-29 37-29 16 0 32 10 38 27 4 15 4 37 4 62z"><text:p/></draw:path><draw:path draw:style-name="gr4" draw:text-style-name="P44" svg:width="0.0756in" svg:height="0.3961in" svg:x="0.2957in" svg:y="0.0031in" svg:viewBox="0 0 193 1007" svg:d="M193 1000c0-2-1-5-3-6-90-67-153-255-153-413 0-52 0-103 0-155 0-158 63-344 153-413 2-1 3-2 3-6 0-3-3-7-8-7-1 0-3 1-5 2-94 70-180 258-180 424 0 52 0 103 0 155 0 166 86 354 180 425 2 0 4 1 5 1 5 0 8-3 8-7z"><text:p/></draw:path><draw:path draw:style-name="gr4" draw:text-style-name="P44" svg:width="0.0437in" svg:height="0.111in" svg:x="0.3854in" svg:y="0.022in" svg:viewBox="0 0 112 283" svg:d="M107 16c0-9-6-16-16-16-11 0-23 11-23 23 0 7 6 14 17 14 10 0 22-9 22-21zM112 218c0-4-5-4-6-4-4 0-4 2-6 8-8 26-22 52-44 52-7 0-9-4-9-14s2-16 12-42c6-15 11-30 17-44 4-12 4-13 8-25 4-9 6-15 6-22 0-19-13-35-35-35-39 0-55 62-55 65 0 5 4 4 5 5 5 0 5-1 7-8 11-40 28-52 42-52 4 0 11 0 11 13 0 9-4 18-5 22-4 11-23 60-29 78-5 11-9 25-9 33 0 21 14 35 34 35 40 0 56-61 56-65z"><text:p/></draw:path><draw:path draw:style-name="gr4" draw:text-style-name="P44" svg:width="0.1102in" svg:height="0.0063in" svg:x="0.4843in" svg:y="0.0866in" svg:viewBox="0 0 281 17" svg:d="M281 8c0-3-5-8-9-8-87 0-176 0-264 0-4 0-8 4-8 8s4 9 8 9c88 0 177 0 264 0 4 0 9-4 9-9z"><text:p/></draw:path><draw:path draw:style-name="gr4" draw:text-style-name="P44" svg:width="0.0539in" svg:height="0.1102in" svg:x="0.6551in" svg:y="0.0201in" svg:viewBox="0 0 138 281" svg:d="M138 281c0-5 0-10 0-13-5 0-8 0-13 0-37 0-39-5-39-21 0-79 0-157 0-236 0-10 0-11-10-11-26 28-63 28-76 28 0 4 0 8 0 13 8 0 32 0 55-11 0 72 0 145 0 217 0 16-1 21-39 21-5 0-9 0-14 0 0 3 0 8 0 13 15-1 52-1 69-1s53 0 67 1z"><text:p/></draw:path><draw:path draw:style-name="gr4" draw:text-style-name="P44" svg:width="0.1102in" svg:height="0.1102in" svg:x="0.7697in" svg:y="0.0343in" svg:viewBox="0 0 281 281" svg:d="M281 140c0-3-4-8-9-8-40 0-82 0-123 0 0-41 0-83 0-124 0-3-4-8-9-8-4 0-8 5-8 8 0 41 0 83 0 124-41 0-83 0-124 0-4 0-8 4-8 8s4 9 8 9c41 0 83 0 124 0 0 41 0 81 0 123 0 5 4 9 8 9 5 0 9-4 9-9 0-42 0-82 0-123 41 0 83 0 123 0 5 0 9-4 9-9z"><text:p/></draw:path><draw:path draw:style-name="gr4" draw:text-style-name="P44" svg:width="0.0894in" svg:height="0.0748in" svg:x="0.9311in" svg:y="0.0579in" svg:viewBox="0 0 228 191" svg:d="M228 126c0-5-4-5-5-5-5 0-5 3-6 9-9 28-23 51-43 51-7 0-11-3-11-13 0-11 4-20 9-30 7-23 25-68 25-92 0-29-18-46-48-46-39 0-59 26-66 37-3-24-21-37-40-37-20 0-26 17-31 24-6 14-12 40-12 41 0 5 4 3 5 5 3 0 5-2 7-11 7-29 16-49 30-49 8 0 13 4 13 19 0 8-1 13-6 35-8 32-17 64-25 97-1 7-4 17-4 19 0 7 6 11 12 11s14-4 16-12c1 0 6-21 8-31 4-12 6-26 10-38 2-9 5-19 7-28 1-8 4-14 5-21 7-13 29-51 70-51 18 0 22 15 22 28 0 27-21 81-27 99-4 9-5 14-5 19 0 20 14 35 35 35 39 0 55-61 55-65z"><text:p/></draw:path><draw:path draw:style-name="gr4" draw:text-style-name="P44" svg:width="0.0898in" svg:height="0.0748in" svg:x="0.5154in" svg:y="0.2839in" svg:viewBox="0 0 229 191" svg:d="M229 126c0-5-5-5-6-5-3 0-3 1-6 7-8 29-23 53-43 53-7 0-10-3-10-14 0-10 4-21 8-29 8-23 26-70 26-94 0-27-19-44-49-44-37 0-59 26-66 36-1-23-19-36-39-36-19 0-27 16-31 24-7 14-13 38-13 41s4 2 5 3c5 0 5 0 7-9 7-30 16-51 31-51 9 0 13 6 13 21 0 8-1 13-7 35-8 32-15 64-24 97-1 6-3 17-3 18 0 8 6 12 12 12 4 0 12-4 15-12 0-1 5-21 9-31 2-14 6-26 8-39 2-8 6-18 7-27 3-8 4-15 6-22 6-13 29-52 69-52 19 0 22 16 22 30 0 27-20 81-27 99-4 9-4 14-4 19 0 19 15 35 35 35 40 0 55-63 55-65z"><text:p/></draw:path><draw:path draw:style-name="gr4" draw:text-style-name="P44" svg:width="0.1102in" svg:height="0.0063in" svg:x="0.6559in" svg:y="0.313in" svg:viewBox="0 0 281 17" svg:d="M281 8c0-4-4-8-9-8-87 0-175 0-262 0-5 0-10 4-10 8 0 5 5 9 10 9 87 0 175 0 262 0 5 0 9-4 9-9z"><text:p/></draw:path><draw:path draw:style-name="gr4" draw:text-style-name="P44" svg:width="0.0543in" svg:height="0.1102in" svg:x="0.8272in" svg:y="0.2461in" svg:viewBox="0 0 139 281" svg:d="M139 281c0-5 0-10 0-13-5 0-8 0-13 0-37 0-40-5-40-21 0-79 0-157 0-236 0-10 0-11-9-11-25 26-63 26-77 26 0 5 0 9 0 14 10 0 34 0 55-11 0 73 0 145 0 218 0 16-1 21-38 21-5 0-9 0-13 0 0 3 0 8 0 13 14-1 49-1 67-1 17 0 54 0 68 1z"><text:p/></draw:path><draw:path draw:style-name="gr4" draw:text-style-name="P44" svg:width="0.0752in" svg:height="0.3961in" svg:x="1.0346in" svg:y="0.0031in" svg:viewBox="0 0 192 1007" svg:d="M192 581c0-52 0-103 0-155 0-166-86-354-180-424-1-1-2-2-5-2s-7 4-7 7c0 4 1 5 4 6 88 69 151 255 151 413 0 52 0 103 0 155 0 158-63 346-151 413-3 1-4 4-4 6 0 4 4 7 7 7s4-1 5-1c94-71 180-259 180-425z"><text:p/></draw:path><draw:path draw:style-name="gr4" draw:text-style-name="P44" svg:width="0.0823in" svg:height="0.0748in" svg:x="1.1528in" svg:y="0.1701in" svg:viewBox="0 0 210 191" svg:d="M210 28c0-22-25-28-40-28-24 0-38 22-44 31-10-27-32-31-46-31-43 0-67 54-67 65 0 3 4 2 5 3 4 0 5 0 6-4 14-45 42-56 56-56 8 0 23 5 23 29 0 13-7 41-23 101-7 25-21 43-40 43-3 0-12 0-21-5 11-2 19-12 19-22 0-12-8-16-15-16-12 0-23 11-23 25 0 19 22 28 40 28 27 0 43-30 44-33 5 16 20 33 46 33 43 0 67-54 67-65 0-5-4-5-5-5-4 0-5 3-6 5-13 46-42 55-55 55-17 0-24-13-24-27 0-10 2-20 7-38 5-19 10-38 14-57 3-11 12-51 42-51 3 0 12 0 21 6-11 3-19 14-19 23 0 7 3 15 15 15 10 0 23-8 23-24z"><text:p/></draw:path><draw:path draw:style-name="gr4" draw:text-style-name="P44" svg:width="0.035in" svg:height="0.078in" svg:x="1.248in" svg:y="0.1055in" svg:viewBox="0 0 90 199" svg:d="M82 12c0-5-4-12-11-12-9 0-17 8-17 17 0 5 4 11 12 11s16-9 16-16zM90 154c0-4-4-4-5-4-5 0-5 2-6 5-6 24-19 36-31 36-6 0-7-4-7-11 0-6 2-12 5-18 3-8 6-16 9-24 5-12 10-25 15-37 1-4 1-7 1-10 0-14-12-25-28-25-29 0-43 40-43 46 0 3 4 2 5 3 5 0 5-1 6-5 7-25 20-36 31-36 5 0 7 3 7 11 0 6-1 11-8 29-6 16-13 32-19 48-2 4-3 7-3 12 0 14 12 25 28 25 30 0 43-41 43-45z"><text:p/></draw:path></draw:g></draw:g></text:span><text:span text:style-name="T14">, </text:span><text:span text:style-name="T15">לכן </text:span><text:span text:style-name="T15"><draw:g text:anchor-type="as-char" svg:y="-0.2402in" draw:z-index="50" draw:name="Shape57" draw:style-name="gr1"><svg:title>TexMaths</svg:title><svg:desc>12§display§{1 \over (1 - x)^n}
=
\sum_{i = 0}^{\infty} \binom{i - 1 + n}{n - 1} x^i§svg§600§FALSE§</svg:desc><draw:g draw:style-name="gr2"><draw:path draw:style-name="gr3" draw:text-style-name="P43" svg:width="2.1169in" svg:height="0.4075in" svg:x="0.0079in" svg:y="0.0083in" svg:viewBox="0 0 5378 1036" svg:d="M2689 1036c-896 0-1793 0-2689 0 0-346 0-690 0-1036 1793 0 3585 0 5378 0 0 346 0 690 0 1036-896 0-1793 0-2689 0z"><text:p/></draw:path><draw:path draw:style-name="gr4" draw:text-style-name="P44" svg:width="0.0543in" svg:height="0.1102in" svg:x="0.2732in" svg:y="0.0201in" svg:viewBox="0 0 139 281" svg:d="M139 281c0-5 0-10 0-13-5 0-8 0-13 0-38 0-40-5-40-21 0-79 0-157 0-236 0-10 0-11-9-11-27 28-64 28-77 28 0 4 0 8 0 13 8 0 34 0 55-11 0 72 0 145 0 217 0 16-1 21-39 21-5 0-9 0-14 0 0 3 0 8 0 13 15-1 52-1 69-1s54 0 68 1z"><text:p/></draw:path><draw:path draw:style-name="gr4" draw:text-style-name="P44" svg:width="0.6in" svg:height="0.0063in" svg:x="-0.0004in" svg:y="0.1988in" svg:viewBox="0 0 1525 17" svg:d="M763 17c-254 0-509 0-763 0 0-6 0-11 0-17 509 0 1016 0 1525 0 0 6 0 11 0 17-254 0-509 0-762 0z"><text:p/></draw:path><draw:path draw:style-name="gr4" draw:text-style-name="P44" svg:width="0.0378in" svg:height="0.165in" svg:x="0.0165in" svg:y="0.2323in" svg:viewBox="0 0 97 420" svg:d="M97 415c0-1-1-2-2-2-43-34-72-118-72-185 0-12 0-24 0-36 0-67 29-151 72-184 1-1 2-2 2-3 0-3-2-5-5-5-1 0-1 1-2 1-46 35-90 119-90 191 0 12 0 24 0 36 0 72 44 156 90 191 1 1 1 0 2 1 3 0 5-2 5-5z"><text:p/></draw:path><draw:path draw:style-name="gr4" draw:text-style-name="P44" svg:width="0.0543in" svg:height="0.1102in" svg:x="0.0787in" svg:y="0.2461in" svg:viewBox="0 0 139 281" svg:d="M139 281c0-5 0-10 0-13-5 0-8 0-13 0-38 0-40-5-40-21 0-79 0-157 0-236 0-10 0-11-9-11-27 26-64 26-77 26 0 5 0 9 0 14 8 0 34 0 55-11 0 73 0 145 0 218 0 16-1 21-38 21-5 0-10 0-15 0 0 3 0 8 0 13 16-1 52-1 69-1s54 0 68 1z"><text:p/></draw:path><draw:path draw:style-name="gr4" draw:text-style-name="P44" svg:width="0.1102in" svg:height="0.0063in" svg:x="0.1933in" svg:y="0.313in" svg:viewBox="0 0 281 17" svg:d="M281 8c0-4-4-8-9-8-87 0-176 0-264 0-3 0-8 4-8 8 0 5 5 9 8 9 88 0 177 0 264 0 5 0 9-4 9-9z"><text:p/></draw:path><draw:path draw:style-name="gr4" draw:text-style-name="P44" svg:width="0.0823in" svg:height="0.0748in" svg:x="0.3547in" svg:y="0.2839in" svg:viewBox="0 0 210 191" svg:d="M210 28c0-22-24-28-38-28-26 0-40 22-45 31-11-27-33-31-45-31-45 0-69 54-69 65 0 3 4 2 5 3 4 0 5 0 6-4 14-45 42-56 56-56 9 0 23 5 23 29 0 13-7 41-23 101-7 25-21 43-39 43-3 0-12 0-22-6 11-1 21-11 21-21 0-12-10-16-16-16-13 0-24 11-24 25 0 19 22 28 40 28 28 0 43-30 44-33 5 16 20 33 46 33 43 0 67-55 67-65 0-5-4-5-5-5-4 0-5 3-5 5-14 46-43 55-56 55-17 0-23-13-23-27 0-10 2-20 7-38 5-19 9-38 13-57 4-11 14-51 42-51 3 0 12 0 22 6-12 3-20 14-20 23 0 7 4 15 15 15 10 0 23-8 23-24z"><text:p/></draw:path><draw:path draw:style-name="gr4" draw:text-style-name="P44" svg:width="0.0378in" svg:height="0.165in" svg:x="0.4543in" svg:y="0.2323in" svg:viewBox="0 0 97 420" svg:d="M97 228c0-12 0-24 0-36 0-72-44-156-90-191-1 0-1-1-2-1-3 0-5 2-5 5 0 1 1 2 2 3 44 33 72 117 72 184 0 12 0 24 0 36 0 67-28 151-72 185-1 0-2 1-2 2 0 3 2 5 5 5 1-1 1 0 2-1 46-35 90-119 90-191z"><text:p/></draw:path><draw:path draw:style-name="gr4" draw:text-style-name="P44" svg:width="0.0709in" svg:height="0.052in" svg:x="0.515in" svg:y="0.2579in" svg:viewBox="0 0 181 133" svg:d="M181 88c0-4-3-3-5-4-4 0-4 2-6 5-7 24-19 36-31 36-6 0-7-4-7-11 0-6 1-10 6-24 4-8 16-40 16-56 0-29-22-34-38-34-25 0-42 16-50 26-2-20-19-26-31-26-13 0-21 10-24 16-6 10-11 27-11 30s5 3 6 3c4 0 4-1 6-9 5-17 10-32 22-32 7 0 9 6 9 15 0 6-2 17-5 24-2 8-3 18-6 26-3 13-6 25-9 39-1 3-4 10-4 12 0 6 6 9 11 9s8-5 11-7c2-4 3-12 6-18 2-8 3-18 6-26 2-6 3-14 5-20 3-12 4-14 13-27 8-11 21-27 44-27 17 0 17 15 17 21 0 18-13 50-17 62-3 9-5 12-5 17 0 16 14 25 28 25 30 0 43-41 43-45z"><text:p/></draw:path><draw:path draw:style-name="gr4" draw:text-style-name="P44" svg:width="0.1102in" svg:height="0.0382in" svg:x="0.6752in" svg:y="0.1823in" svg:viewBox="0 0 281 98" svg:d="M281 8c0-4-4-8-9-8-87 0-176 0-264 0-3 0-8 4-8 8 0 5 5 9 8 9 88 0 177 0 264 0 5 0 9-4 9-9zM281 90c0-5-4-8-9-8-87 0-176 0-264 0-3 0-8 3-8 8s5 8 8 8c88 0 177 0 264 0 5 0 9-3 9-8z"><text:p/></draw:path><draw:path draw:style-name="gr4" draw:text-style-name="P44" svg:width="0.1134in" svg:height="0.052in" svg:x="0.9043in" svg:y="0in" svg:viewBox="0 0 289 133" svg:d="M289 67c0-35-25-67-62-67-42 0-69 34-81 49-14-17-39-49-84-49-37 0-62 31-62 67 0 35 25 66 61 66 42 0 69-33 81-49 14 18 40 49 84 49 37 0 63-31 63-66zM281 67c0 29-24 51-49 51-28 0-48-24-76-58 18-28 44-48 73-48 31 0 52 26 52 55zM132 73c-18 29-44 49-73 49-30 0-52-26-52-55 0-30 25-50 51-50 27 0 46 23 74 56z"><text:p/></draw:path><draw:path draw:style-name="gr4" draw:text-style-name="P44" svg:width="0.2209in" svg:height="0.2315in" svg:x="0.8504in" svg:y="0.0866in" svg:viewBox="0 0 562 589" svg:d="M562 456c-4 0-8 0-11 0-16 43-61 72-109 85-9 2-51 12-131 12-85 0-169 0-255 0 72-84 143-168 215-251 3-3 4-4 4-7-1-2 0-2-4-6-65-90-131-179-195-269 76 0 153 0 230 0 56 0 95 6 98 8 23 3 60 10 94 31 10 7 38 26 53 60 3 0 7 0 11 0-17-40-34-79-51-119-167 0-332 0-499 0-10 0-10 1-11 4-1 1-1 9-1 13 74 102 149 204 223 306-73 85-145 170-218 254-4 5-3 5-4 8 0 4 4 4 11 4 167 0 332 0 499 0 17-44 34-88 51-133z"><text:p/></draw:path><draw:path draw:style-name="gr4" draw:text-style-name="P44" svg:width="0.0346in" svg:height="0.0776in" svg:x="0.865in" svg:y="0.3457in" svg:viewBox="0 0 89 198" svg:d="M82 11c0-5-4-11-12-11-9 0-17 7-17 16 0 6 3 12 12 12 8 0 17-9 17-17zM89 154c0-4-4-4-5-4-4 0-4 1-5 5-7 23-20 35-31 35-6 0-8-4-8-10 0-7 2-12 4-19 4-9 6-16 10-24 5-12 10-25 14-37 2-3 3-6 3-10 0-13-12-25-29-25-29 0-42 41-42 45s4 4 5 4c3 0 5-1 5-5 8-25 20-36 32-36 5 0 7 3 7 11 0 7-2 11-9 30-6 16-12 31-18 47-2 3-4 7-4 12 0 14 12 25 29 25 29 0 42-41 42-44z"><text:p/></draw:path><draw:path draw:style-name="gr4" draw:text-style-name="P44" svg:width="0.0772in" svg:height="0.0264in" svg:x="0.9126in" svg:y="0.3811in" svg:viewBox="0 0 197 68" svg:d="M197 6c0-4-3-6-6-6-61 0-124 0-185 0-4 0-6 2-6 6 0 2 2 5 6 5 61 0 124 0 185 0 3 0 6-3 6-5zM197 62c0-2-3-6-6-6-61 0-124 0-185 0-4 0-6 3-6 6s2 6 6 6c61 0 124 0 185 0 3 0 6-2 6-6z"><text:p/></draw:path><draw:path draw:style-name="gr4" draw:text-style-name="P44" svg:width="0.0535in" svg:height="0.0791in" svg:x="1.0028in" svg:y="0.3457in" svg:viewBox="0 0 137 202" svg:d="M137 101c0-33-4-55-18-76-9-14-28-25-51-25-68 0-68 79-68 101 0 20 0 101 68 101 69 0 69-80 69-101zM109 97c0 22 0 45-3 63-6 26-26 33-38 33-14 0-32-8-38-32-4-17-4-42-4-64 0-21 0-43 5-60 6-23 25-29 37-29 16 0 32 10 36 27 5 15 5 37 5 62z"><text:p/></draw:path><draw:path draw:style-name="gr4" draw:text-style-name="P44" svg:width="0.0752in" svg:height="0.3961in" svg:x="1.1457in" svg:y="0.0031in" svg:viewBox="0 0 192 1007" svg:d="M192 1000c0-2-1-5-2-6-90-67-153-255-153-413 0-52 0-103 0-155 0-158 63-344 153-413 1-1 2-2 2-6 0-3-2-7-7-7-1 0-4 1-5 2-94 70-180 258-180 424 0 52 0 103 0 155 0 166 86 354 180 425 1 0 4 1 5 1 5 0 7-3 7-7z"><text:p/></draw:path><draw:path draw:style-name="gr4" draw:text-style-name="P44" svg:width="0.0437in" svg:height="0.111in" svg:x="1.235in" svg:y="0.022in" svg:viewBox="0 0 112 283" svg:d="M108 16c0-9-6-16-16-16s-22 11-22 23c0 7 6 14 15 14 11 0 23-9 23-21zM112 218c0-4-4-4-5-4-4 0-4 2-6 8-9 26-22 52-43 52-8 0-11-4-11-14s3-16 13-42c5-15 11-30 16-44 6-12 6-13 9-25 4-9 6-15 6-22 0-19-14-35-35-35-39 0-56 62-56 65 0 5 4 4 6 5 4 0 5-1 6-8 12-40 29-52 43-52 4 0 11 0 11 13 0 9-4 18-5 22-3 11-23 60-30 78-3 11-9 25-9 33 0 21 14 35 34 35 40 0 56-61 56-65z"><text:p/></draw:path><draw:path draw:style-name="gr4" draw:text-style-name="P44" svg:width="0.1102in" svg:height="0.0063in" svg:x="1.3335in" svg:y="0.0866in" svg:viewBox="0 0 281 17" svg:d="M281 8c0-3-4-8-9-8-87 0-176 0-264 0-4 0-8 4-8 8s4 9 8 9c88 0 177 0 264 0 5 0 9-4 9-9z"><text:p/></draw:path><draw:path draw:style-name="gr4" draw:text-style-name="P44" svg:width="0.0543in" svg:height="0.1102in" svg:x="1.5051in" svg:y="0.0201in" svg:viewBox="0 0 139 281" svg:d="M139 281c0-5 0-10 0-13-5 0-8 0-13 0-38 0-40-5-40-21 0-79 0-157 0-236 0-10 0-11-9-11-27 28-63 28-77 28 0 4 0 8 0 13 8 0 34 0 55-11 0 72 0 145 0 217 0 16-1 21-38 21-5 0-10 0-15 0 0 3 0 8 0 13 16-1 52-1 69-1s54 0 68 1z"><text:p/></draw:path><draw:path draw:style-name="gr4" draw:text-style-name="P44" svg:width="0.1102in" svg:height="0.1102in" svg:x="1.6201in" svg:y="0.0343in" svg:viewBox="0 0 281 281" svg:d="M281 140c0-3-5-8-10-8-41 0-81 0-122 0 0-41 0-83 0-124 0-3-5-8-9-8s-9 5-9 8c0 41 0 83 0 124-41 0-82 0-123 0-4 0-8 4-8 8s4 9 8 9c41 0 82 0 123 0 0 41 0 81 0 123 0 5 5 9 9 9s9-4 9-9c0-42 0-82 0-123 41 0 81 0 122 0 5 0 10-4 10-9z"><text:p/></draw:path><draw:path draw:style-name="gr4" draw:text-style-name="P44" svg:width="0.0898in" svg:height="0.0748in" svg:x="1.7811in" svg:y="0.0579in" svg:viewBox="0 0 229 191" svg:d="M229 126c0-5-3-5-5-5-4 0-4 3-7 9-8 28-21 51-42 51-7 0-11-3-11-13 0-11 4-20 8-30 8-23 26-68 26-92 0-29-18-46-48-46-38 0-59 26-66 37-2-24-20-37-40-37s-26 17-31 24c-7 14-13 40-13 41 0 5 4 3 6 5 4 0 5-2 7-11 7-29 16-49 30-49 9 0 13 4 13 19 0 8-1 13-6 35-8 32-16 64-25 97-1 7-3 17-3 19 0 7 6 11 12 11 4 0 13-4 15-12 1 0 6-21 9-31 3-12 6-26 9-38 3-9 5-19 7-28 2-8 4-14 5-21 6-13 29-51 69-51 19 0 22 15 22 28 0 27-20 81-26 99-5 9-5 14-5 19 0 20 15 35 35 35 40 0 55-61 55-65z"><text:p/></draw:path><draw:path draw:style-name="gr4" draw:text-style-name="P44" svg:width="0.0894in" svg:height="0.0748in" svg:x="1.3654in" svg:y="0.2839in" svg:viewBox="0 0 228 191" svg:d="M228 126c0-5-4-5-5-5-3 0-3 1-6 7-8 29-23 53-43 53-7 0-10-3-10-14 0-10 4-21 8-29 8-23 25-70 25-94 0-27-18-44-48-44-39 0-59 26-66 36-3-23-19-36-39-36-19 0-27 16-32 24-6 14-12 38-12 41s4 2 5 3c5 0 5 0 7-9 7-30 16-51 31-51 9 0 13 6 13 21 0 8-1 13-7 35-8 32-15 64-24 97-1 6-5 17-5 18 0 8 6 12 14 12 4 0 12-4 15-12 0-1 5-21 7-31 4-14 6-26 10-39 2-8 5-18 7-27 3-8 4-15 6-22 6-13 28-52 69-52 19 0 22 16 22 30 0 27-20 81-27 99-4 9-5 14-5 19 0 19 16 35 35 35 39 0 55-63 55-65z"><text:p/></draw:path><draw:path draw:style-name="gr4" draw:text-style-name="P44" svg:width="0.1102in" svg:height="0.0063in" svg:x="1.5059in" svg:y="0.313in" svg:viewBox="0 0 281 17" svg:d="M281 8c0-4-4-8-9-8-87 0-176 0-264 0-4 0-8 4-8 8 0 5 4 9 8 9 88 0 177 0 264 0 5 0 9-4 9-9z"><text:p/></draw:path><draw:path draw:style-name="gr4" draw:text-style-name="P44" svg:width="0.0543in" svg:height="0.1102in" svg:x="1.6776in" svg:y="0.2461in" svg:viewBox="0 0 139 281" svg:d="M139 281c0-5 0-10 0-13-5 0-8 0-13 0-38 0-40-5-40-21 0-79 0-157 0-236 0-10 0-11-9-11-27 26-63 26-77 26 0 5 0 9 0 14 8 0 34 0 55-11 0 73 0 145 0 218 0 16-1 21-38 21-5 0-10 0-15 0 0 3 0 8 0 13 16-1 52-1 69-1s54 0 68 1z"><text:p/></draw:path><draw:path draw:style-name="gr4" draw:text-style-name="P44" svg:width="0.0752in" svg:height="0.3961in" svg:x="1.885in" svg:y="0.0031in" svg:viewBox="0 0 192 1007" svg:d="M192 581c0-52 0-103 0-155 0-166-86-354-180-424-1-1-2-2-5-2s-7 4-7 7c0 4 1 5 4 6 88 69 151 255 151 413 0 52 0 103 0 155 0 158-63 346-151 413-3 1-4 4-4 6 0 4 4 7 7 7s4-1 5-1c94-71 180-259 180-425z"><text:p/></draw:path><draw:path draw:style-name="gr4" draw:text-style-name="P44" svg:width="0.0823in" svg:height="0.0748in" svg:x="2.0031in" svg:y="0.1701in" svg:viewBox="0 0 210 191" svg:d="M210 28c0-22-25-28-40-28-24 0-38 22-44 31-10-27-32-31-46-31-43 0-67 54-67 65 0 3 4 2 5 3 4 0 5 0 6-4 14-45 42-56 56-56 8 0 23 5 23 29 0 13-7 41-23 101-7 25-21 43-40 43-3 0-12 0-21-5 10-2 19-12 19-22 0-12-9-16-15-16-12 0-23 11-23 25 0 19 20 28 40 28 27 0 43-30 44-33 5 16 20 33 46 33 43 0 67-54 67-65 0-5-4-5-5-5-4 0-5 3-6 5-13 46-42 55-56 55-16 0-23-13-23-27 0-10 2-20 7-38 5-19 10-38 14-57 3-11 12-51 42-51 3 0 12 0 21 6-11 3-19 14-19 23 0 7 3 15 15 15 10 0 23-8 23-24z"><text:p/></draw:path><draw:path draw:style-name="gr4" draw:text-style-name="P44" svg:width="0.035in" svg:height="0.078in" svg:x="2.0984in" svg:y="0.1055in" svg:viewBox="0 0 90 199" svg:d="M82 12c0-5-4-12-11-12-9 0-17 8-17 17 0 5 4 11 12 11s16-9 16-16zM90 154c0-4-4-4-5-4-5 0-5 2-6 5-6 24-19 36-31 36-6 0-7-4-7-11 0-6 2-12 5-18 3-8 6-16 9-24 5-12 10-25 15-37 1-4 1-7 1-10 0-14-12-25-28-25-29 0-43 40-43 46 0 3 4 2 5 3 5 0 5-1 6-5 7-25 20-36 31-36 5 0 7 3 7 11 0 6-1 11-8 29-6 16-13 32-19 48-2 4-3 7-3 12 0 14 12 25 28 25 30 0 43-41 43-45z"><text:p/></draw:path></draw:g></draw:g></text:span><text:span text:style-name="T15">.</text:span></text:p>
      <text:p text:style-name="P22">נשתמש בנוסחה זו עבור שני הסכומיםעל־ידי הצבה ב־<draw:g text:anchor-type="as-char" svg:y="-0.072in" draw:z-index="52" draw:name="Shape58" draw:style-name="gr1"><svg:title>TexMaths</svg:title><svg:desc>12§display§x§svg§600§FALSE§</svg:desc><draw:g draw:style-name="gr2"><draw:path draw:style-name="gr3" draw:text-style-name="P43" svg:width="0.0693in" svg:height="0.0567in" svg:x="0.0031in" svg:y="0.0083in" svg:viewBox="0 0 177 145" svg:d="M0 0c59 0 118 0 177 0 0 48 0 97 0 145-59 0-118 0-177 0 0-48 0-97 0-145z"><text:p/></draw:path><draw:path draw:style-name="gr4" draw:text-style-name="P44" svg:width="0.0815in" svg:height="0.074in" svg:x="-0.0004in" svg:y="0in" svg:viewBox="0 0 208 189" svg:d="M208 28c0-22-25-28-38-28-26 0-40 22-45 32-11-28-32-32-44-32-44 0-68 54-68 65 0 4 4 2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 2-11 12-49 41-49 2 0 12 0 21 4-12 3-20 14-20 23 0 7 5 15 15 15s23-8 23-24z"><text:p/></draw:path></draw:g></draw:g> ב־<draw:g text:anchor-type="as-char" svg:y="-0.1165in" draw:z-index="51" draw:name="Shape59" draw:style-name="gr1"><svg:title>TexMaths</svg:title><svg:desc>12§display§f§svg§600§FALSE§</svg:desc><draw:g draw:style-name="gr2"><draw:path draw:style-name="gr3" draw:text-style-name="P43" svg:width="0.0736in" svg:height="0.1335in" svg:x="-0.0004in" svg:y="0.0083in" svg:viewBox="0 0 188 340" svg:d="M0 0c63 0 125 0 188 0 0 113 0 227 0 340-63 0-125 0-188 0 0-113 0-227 0-340z"><text:p/></draw:path><draw:path draw:style-name="gr4" draw:text-style-name="P44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:</text:p>
      <text:p text:style-name="P4"><draw:g text:anchor-type="as-char" svg:y="-0.2417in" draw:z-index="53" draw:name="Shape60" draw:style-name="gr1"><svg:title>TexMaths</svg:title><svg:desc>12§display§f(x) =
(\sum_{i = 0}^{\infty} \binom{i + 3}{3} x^{3i})
(\sum_{j = 0}^{\infty} \binom{j + 2}{2} x^{2j})§svg§600§FALSE§</svg:desc><draw:g draw:style-name="gr2"><draw:path draw:style-name="gr3" draw:text-style-name="P43" svg:width="2.9295in" svg:height="0.4287in" svg:x="-0.0004in" svg:y="0.0083in" svg:viewBox="0 0 7442 1090" svg:d="M3722 1090c-1241 0-2481 0-3722 0 0-364 0-726 0-1090 2480 0 4962 0 7442 0 0 364 0 726 0 1090-1239 0-2480 0-3720 0z"><text:p/></draw:path><draw:path draw:style-name="gr4" draw:text-style-name="P44" svg:width="0.0823in" svg:height="0.1508in" svg:x="0in" svg:y="0.1256in" svg:viewBox="0 0 210 384" svg:d="M210 30c0-20-19-30-36-30-14 0-41 8-54 49-2 10-4 13-14 67-10 0-20 0-29 0s-12 0-12 8c0 4 3 4 11 4 9 0 19 0 28 0-10 56-21 111-32 167-7 41-14 79-36 79-2 0-12 0-20-7 19-1 22-17 22-23 0-9-7-14-15-14-11 0-23 8-23 25 0 18 18 29 36 29 23 0 40-25 47-41 14-26 24-78 24-80 8-46 17-90 25-135 12 0 24 0 36 0 8 0 13 0 13-8 0-4-5-4-12-4-12 0-23 0-35 0 5-25 5-24 10-49 1-8 7-38 10-43 3-8 10-14 20-14 1 0 12 0 20 7-19 2-22 17-22 23 0 9 7 15 15 15 11 0 23-9 23-25z"><text:p/></draw:path><draw:path draw:style-name="gr4" draw:text-style-name="P44" svg:width="0.0378in" svg:height="0.165in" svg:x="0.1043in" svg:y="0.1181in" svg:viewBox="0 0 97 420" svg:d="M97 415c0-1-1-2-2-2-43-34-72-118-72-185 0-12 0-24 0-36 0-67 29-151 72-184 1-1 2-2 2-3 0-3-2-5-5-5-1 0-1 1-2 1-47 35-90 119-90 191 0 12 0 24 0 36 0 72 43 156 90 191 1 1 1 1 2 1 3 0 5-2 5-5z"><text:p/></draw:path><draw:path draw:style-name="gr4" draw:text-style-name="P44" svg:width="0.0823in" svg:height="0.0748in" svg:x="0.1567in" svg:y="0.1689in" svg:viewBox="0 0 210 191" svg:d="M210 28c0-22-25-28-40-28-24 0-38 22-44 31-10-27-32-31-46-31-43 0-67 54-67 65 0 3 4 2 5 3 4 0 5 0 6-4 14-45 42-56 56-56 8 0 23 5 23 29 0 13-7 41-23 100-7 26-21 44-40 44-3 0-12 0-21-6 11-1 19-11 19-23 0-10-8-14-15-14-12 0-23 11-23 25 0 19 20 28 40 28 27 0 43-30 44-33 5 16 20 33 46 33 43 0 67-55 67-65 0-5-4-5-5-5-4 0-5 3-6 5-13 46-42 55-55 55-17 0-24-13-24-27 0-10 2-20 7-38 5-19 10-38 14-57 3-11 12-51 42-51 3 0 12 0 21 6-11 3-19 12-19 23 0 7 3 15 15 15 10 0 23-8 23-24z"><text:p/></draw:path><draw:path draw:style-name="gr4" draw:text-style-name="P44" svg:width="0.0378in" svg:height="0.165in" svg:x="0.2567in" svg:y="0.1181in" svg:viewBox="0 0 97 420" svg:d="M97 228c0-12 0-24 0-36 0-72-44-156-91-191-1 0-1-1-2-1-2 0-4 2-4 5 0 1 0 2 1 3 45 33 73 117 73 184 0 12 0 24 0 36 0 67-28 151-73 185-1 0-1 1-1 2 0 3 2 5 4 5 1 0 2 0 2-1 47-35 91-119 91-191z"><text:p/></draw:path><draw:path draw:style-name="gr4" draw:text-style-name="P44" svg:width="0.1102in" svg:height="0.0382in" svg:x="0.3669in" svg:y="0.1819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378in" svg:height="0.165in" svg:x="0.55in" svg:y="0.1181in" svg:viewBox="0 0 97 420" svg:d="M97 415c0-1-1-2-2-2-43-34-72-118-72-185 0-12 0-24 0-36 0-67 29-151 72-184 1-1 2-2 2-3 0-3-2-5-5-5-1 0-1 1-2 1-47 35-90 119-90 191 0 12 0 24 0 36 0 72 43 156 90 191 1 1 1 0 2 1 3 0 5-2 5-5z"><text:p/></draw:path><draw:path draw:style-name="gr4" draw:text-style-name="P44" svg:width="0.1134in" svg:height="0.052in" svg:x="0.6606in" svg:y="-0.0004in" svg:viewBox="0 0 289 133" svg:d="M289 67c0-35-25-67-62-67-42 0-69 34-81 49-14-17-39-49-84-49-37 0-62 31-62 67 0 35 25 66 61 66 42 0 69-33 81-49 14 18 40 49 84 49 37 0 63-31 63-66zM281 67c0 29-24 51-49 51-28 0-48-24-76-58 18-28 44-48 73-48 31 0 52 26 52 55zM132 73c-18 29-44 49-73 49-30 0-52-26-52-55 0-30 25-50 51-50 27 0 46 23 74 56z"><text:p/></draw:path><draw:path draw:style-name="gr4" draw:text-style-name="P44" svg:width="0.2209in" svg:height="0.2315in" svg:x="0.6067in" svg:y="0.085in" svg:viewBox="0 0 562 589" svg:d="M562 455c-4 0-8 0-11 0-16 44-61 73-109 85-9 2-51 13-131 13-85 0-169 0-255 0 72-84 143-168 215-251 3-3 4-4 4-7-1-2 0-2-4-6-65-90-131-179-195-269 76 0 153 0 230 0 56 0 95 6 98 8 23 3 60 10 94 31 11 7 38 25 53 60 3 0 7 0 11 0-17-40-34-79-51-119-167 0-332 0-499 0-10 0-10 1-11 4-1 1-1 8-1 13 74 102 149 204 223 306-73 85-145 170-218 255-4 5-3 5-4 6 0 5 4 5 11 5 167 0 332 0 499 0 17-44 34-90 51-134z"><text:p/></draw:path><draw:path draw:style-name="gr4" draw:text-style-name="P44" svg:width="0.0346in" svg:height="0.0776in" svg:x="0.6213in" svg:y="0.3445in" svg:viewBox="0 0 89 198" svg:d="M82 11c0-5-4-11-12-11-9 0-17 7-17 16 0 4 3 12 12 12 8 0 17-9 17-17zM89 154c0-5-4-5-5-5-4 0-4 2-5 5-7 24-20 36-31 36-6 0-8-4-8-10 0-7 2-13 4-19 4-9 6-16 10-24 5-12 10-25 14-37 2-3 3-6 3-10 0-13-12-25-29-25-29 0-42 41-42 45s4 4 5 4c3 0 5-1 5-5 8-25 20-36 32-36 5 0 7 3 7 11 0 6-2 11-9 29-6 15-12 32-18 48-2 3-4 7-4 12 0 14 12 25 29 25 29 0 42-41 42-44z"><text:p/></draw:path><draw:path draw:style-name="gr4" draw:text-style-name="P44" svg:width="0.0772in" svg:height="0.0272in" svg:x="0.6689in" svg:y="0.3791in" svg:viewBox="0 0 197 70" svg:d="M197 6c0-2-3-6-6-6-61 0-124 0-185 0-4 0-6 2-6 6 0 2 2 6 6 6 61 0 124 0 185 0 3 0 6-2 6-6zM197 64c0-4-3-6-6-6-61 0-124 0-185 0-4 0-6 2-6 6 0 3 2 6 6 6 61 0 124 0 185 0 3 0 6-3 6-6z"><text:p/></draw:path><draw:path draw:style-name="gr4" draw:text-style-name="P44" svg:width="0.0535in" svg:height="0.0795in" svg:x="0.7591in" svg:y="0.3445in" svg:viewBox="0 0 137 203" svg:d="M137 102c0-32-4-55-18-76-9-14-28-26-51-26-68 0-68 80-68 102 0 20 0 101 68 101 69 0 69-79 69-101zM109 98c0 22 0 44-3 63-6 26-26 33-38 33-14 0-32-8-38-32-4-18-4-42-4-64 0-21 0-44 5-60 6-24 25-30 37-30 16 0 32 10 36 28 5 16 5 37 5 62z"><text:p/></draw:path><draw:path draw:style-name="gr4" draw:text-style-name="P44" svg:width="0.0752in" svg:height="0.3961in" svg:x="0.9024in" svg:y="0.0028in" svg:viewBox="0 0 192 1007" svg:d="M192 1000c0-3-1-5-2-6-90-68-153-255-153-412 0-53 0-104 0-156 0-158 63-344 153-413 1-1 2-2 2-6 0-3-2-7-7-7-1 0-4 1-5 2-94 70-180 258-180 424 0 52 0 103 0 156 0 164 86 353 180 424 1 0 4 1 5 1 5 0 7-4 7-7z"><text:p/></draw:path><draw:path draw:style-name="gr4" draw:text-style-name="P44" svg:width="0.0429in" svg:height="0.111in" svg:x="0.9921in" svg:y="0.0209in" svg:viewBox="0 0 110 283" svg:d="M107 16c0-9-6-16-16-16-11 0-23 11-23 23 0 7 6 14 17 14 10 0 22-9 22-21zM110 218c0-4-3-4-4-4-4 0-4 1-6 8-8 26-22 52-44 52-7 0-9-4-9-14s2-16 12-42c5-15 11-30 15-44 6-12 6-13 10-25 4-9 6-15 6-22 0-19-13-35-35-35-39 0-55 62-55 65 0 5 4 4 5 5 3 0 5-1 6-8 12-40 29-52 43-52 4 0 11 0 11 13 0 9-4 18-5 22-4 11-23 60-29 78-5 11-11 25-11 33 0 21 15 35 35 35 40 0 55-61 55-65z"><text:p/></draw:path><draw:path draw:style-name="gr4" draw:text-style-name="P44" svg:width="0.1102in" svg:height="0.1102in" svg:x="1.0906in" svg:y="0.0327in" svg:viewBox="0 0 281 281" svg:d="M281 140c0-4-4-8-9-8-40 0-82 0-123 0 0-41 0-83 0-124 0-3-5-8-9-8s-8 5-8 8c0 41 0 83 0 124-41 0-83 0-124 0-3 0-8 4-8 8 0 5 5 9 8 9 41 0 83 0 124 0 0 41 0 81 0 123 0 5 4 9 8 9s9-4 9-9c0-42 0-82 0-123 41 0 83 0 123 0 5 0 9-4 9-9z"><text:p/></draw:path><draw:path draw:style-name="gr4" draw:text-style-name="P44" svg:width="0.0685in" svg:height="0.1138in" svg:x="1.2543in" svg:y="0.0201in" svg:viewBox="0 0 175 290" svg:d="M175 209c0-35-26-67-71-76 35-12 59-42 59-74 0-35-37-59-77-59-43 0-75 25-75 58 0 14 9 21 21 21 14 0 22-8 22-21 0-21-19-21-26-21 13-20 42-26 56-26 18 0 41 9 41 47 0 6-1 30-12 48-12 20-27 21-37 22-4 0-14 2-17 2-4 0-6 0-6 4 0 5 2 5 9 5 6 0 14 0 20 0 34 0 50 29 50 70 0 57-30 69-48 69s-50-7-65-32c15 2 28-7 28-23 0-15-11-24-23-24-11 0-24 6-24 25 0 39 40 66 85 66 52 0 90-38 90-81z"><text:p/></draw:path><draw:path draw:style-name="gr4" draw:text-style-name="P44" svg:width="0.0681in" svg:height="0.1134in" svg:x="1.1244in" svg:y="0.2449in" svg:viewBox="0 0 174 289" svg:d="M174 209c0-35-26-67-70-77 34-11 59-41 59-74 0-34-37-58-78-58-42 0-74 25-74 58 0 13 9 21 21 21 14 0 22-9 22-21 0-22-20-22-26-22 13-20 40-25 56-25 17 0 41 8 41 47 0 4-1 30-12 48-13 20-28 21-39 21-2 1-13 1-15 1-4 2-7 2-7 6s3 4 10 4c6 0 12 0 18 0 35 0 51 29 51 71 0 56-29 69-48 69-18 0-49-7-64-32 15 2 28-7 28-23 0-15-12-24-24-24-10 0-23 6-23 24 0 39 38 66 85 66 51 0 89-38 89-80z"><text:p/></draw:path><draw:path draw:style-name="gr4" draw:text-style-name="P44" svg:width="0.0752in" svg:height="0.3961in" svg:x="1.3394in" svg:y="0.0028in" svg:viewBox="0 0 192 1007" svg:d="M192 582c0-53 0-104 0-156 0-166-86-354-180-424-1-1-2-2-5-2s-7 4-7 7c0 4 1 5 2 6 90 69 153 255 153 413 0 52 0 103 0 156 0 157-63 344-153 412-1 1-2 3-2 6s4 7 7 7 4-1 5-1c94-71 180-260 180-424z"><text:p/></draw:path><draw:path draw:style-name="gr4" draw:text-style-name="P44" svg:width="0.0823in" svg:height="0.0748in" svg:x="1.4575in" svg:y="0.1689in" svg:viewBox="0 0 210 191" svg:d="M210 28c0-22-25-28-40-28-24 0-39 22-44 31-11-27-34-31-46-31-43 0-67 54-67 65 0 3 4 2 5 3 4 0 5 0 5-4 14-45 43-56 56-56 9 0 23 5 23 29 0 13-7 41-23 100-6 26-20 44-39 44-3 0-12 0-21-6 10-1 19-11 19-23 0-10-9-14-15-14-13 0-23 11-23 25 0 19 20 28 40 28 27 0 43-30 44-33 5 16 20 33 46 33 43 0 67-55 67-65 0-5-4-5-5-5-5 0-5 3-6 5-14 46-42 55-56 55-16 0-23-13-23-27 0-10 2-20 7-38 5-19 10-38 14-57 3-11 12-51 42-51 2 0 12 0 21 6-12 3-21 12-21 23 0 7 5 15 17 15 9 0 23-8 23-24z"><text:p/></draw:path><draw:path draw:style-name="gr4" draw:text-style-name="P44" svg:width="0.0531in" svg:height="0.0791in" svg:x="1.5531in" svg:y="0.1055in" svg:viewBox="0 0 136 202" svg:d="M136 145c0-23-20-45-52-53 31-10 42-33 42-51 0-23-26-41-59-41s-59 16-59 40c0 9 8 15 16 15 10 0 16-7 16-14 0-10-6-16-16-16 11-13 31-17 42-17 13 0 31 8 31 33 0 12-3 26-11 35-9 12-18 12-33 13-7 0-7 0-10 1-1 1-2 0-2 4 0 3 2 3 7 3 6 0 11 0 17 0 23 0 39 17 39 48 0 36-21 47-38 47-12 0-38-2-50-20 13 0 16-10 16-17 0-9-7-16-15-16-9 0-17 5-17 17 0 28 30 46 66 46 41 0 70-28 70-57z"><text:p/></draw:path><draw:path draw:style-name="gr4" draw:text-style-name="P44" svg:width="0.035in" svg:height="0.078in" svg:x="1.6185in" svg:y="0.1055in" svg:viewBox="0 0 90 199" svg:d="M82 12c0-5-4-12-12-12s-16 8-16 17c0 5 4 11 11 11 9 0 17-9 17-16zM90 154c0-4-4-3-5-4-5 0-5 2-6 5-7 24-20 36-31 36-6 0-7-4-7-11 0-6 1-12 5-18 3-8 6-16 9-24 5-12 10-25 15-37 0-4 1-7 1-10 0-14-12-25-28-25-30 0-43 40-43 46 0 3 4 3 5 3 5 0 5-1 6-5 7-25 20-36 31-36 5 0 7 3 7 10s-1 12-9 30c-6 16-12 32-18 48-2 4-3 7-3 12 0 13 12 25 28 25 30 0 43-41 43-45z"><text:p/></draw:path><draw:path draw:style-name="gr4" draw:text-style-name="P44" svg:width="0.0382in" svg:height="0.165in" svg:x="1.6776in" svg:y="0.1181in" svg:viewBox="0 0 98 420" svg:d="M98 228c0-12 0-24 0-36 0-72-44-156-91-191-1 0-1-1-2-1-3 0-5 2-5 5 0 1 1 2 2 3 44 33 74 117 74 184 0 12 0 24 0 36 0 67-30 151-74 185-1 0-2 1-2 2 0 3 2 5 5 5 1 0 1 0 2-1 47-35 91-119 91-191z"><text:p/></draw:path><draw:path draw:style-name="gr4" draw:text-style-name="P44" svg:width="0.0378in" svg:height="0.165in" svg:x="1.75in" svg:y="0.1181in" svg:viewBox="0 0 97 420" svg:d="M97 415c0-1-1-2-2-2-43-34-72-118-72-185 0-12 0-24 0-36 0-67 29-151 72-184 1-1 2-2 2-3 0-3-2-5-5-5-1 0-1 1-2 1-46 35-90 119-90 191 0 12 0 24 0 36 0 72 44 156 90 191 1 1 1 0 2 1 3 0 5-2 5-5z"><text:p/></draw:path><draw:path draw:style-name="gr4" draw:text-style-name="P44" svg:width="0.1134in" svg:height="0.052in" svg:x="1.8602in" svg:y="-0.0004in" svg:viewBox="0 0 289 133" svg:d="M289 67c0-35-25-67-61-67-43 0-70 34-82 49-14-17-39-49-84-49-37 0-62 31-62 67 0 35 25 66 61 66 42 0 69-33 81-49 14 18 40 49 85 49 37 0 62-31 62-66zM281 67c0 29-24 51-49 51-28 0-48-24-76-58 18-28 44-48 73-48 31 0 52 26 52 55zM132 73c-18 29-44 49-73 49-30 0-51-26-51-55 0-30 24-50 50-50 27 0 46 23 74 56z"><text:p/></draw:path><draw:path draw:style-name="gr4" draw:text-style-name="P44" svg:width="0.2209in" svg:height="0.2315in" svg:x="1.8067in" svg:y="0.085in" svg:viewBox="0 0 562 589" svg:d="M562 455c-4 0-8 0-11 0-16 44-61 73-109 85-9 2-51 13-131 13-85 0-169 0-255 0 72-84 143-168 215-251 3-3 4-4 4-7-1-2 0-2-4-6-65-90-131-179-195-269 76 0 153 0 230 0 56 0 95 6 98 8 23 3 60 10 94 31 11 7 38 25 53 60 3 0 7 0 11 0-17-40-34-79-51-119-167 0-332 0-499 0-10 0-10 1-11 4-1 1-1 8-1 13 74 102 149 204 223 306-73 85-145 170-218 255-4 5-3 5-4 6 0 5 4 5 11 5 167 0 332 0 499 0 17-44 34-90 51-134z"><text:p/></draw:path><draw:path draw:style-name="gr4" draw:text-style-name="P44" svg:width="0.0508in" svg:height="0.1004in" svg:x="1.8118in" svg:y="0.3445in" svg:viewBox="0 0 130 256" svg:d="M130 11c0-5-5-11-12-11-9 0-17 8-17 16 0 4 3 12 12 12 8 0 17-9 17-17zM119 92c0-15-15-27-33-27-32 0-51 41-51 45s3 3 5 4c3 0 4-1 6-5 7-18 22-36 40-36 8 0 10 5 10 15 0 3-1 7-1 9-10 37-18 76-28 113-6 20-21 37-38 37-4 0-7-1-11-2 7-4 10-10 10-15 0-7-5-10-11-10-10 0-17 7-17 16 0 12 11 20 29 20s53-11 61-47c8-35 18-71 26-106 2-3 3-6 3-11z"><text:p/></draw:path><draw:path draw:style-name="gr4" draw:text-style-name="P44" svg:width="0.0772in" svg:height="0.0272in" svg:x="1.8732in" svg:y="0.3791in" svg:viewBox="0 0 197 70" svg:d="M197 6c0-2-4-6-6-6-61 0-124 0-185 0-4 0-6 2-6 6 0 2 2 6 6 6 61 0 124 0 185 0 2 0 6-2 6-6zM197 64c0-4-4-6-6-6-61 0-124 0-185 0-4 0-6 2-6 6 0 3 2 6 6 6 61 0 124 0 185 0 2 0 6-3 6-6z"><text:p/></draw:path><draw:path draw:style-name="gr4" draw:text-style-name="P44" svg:width="0.0535in" svg:height="0.0795in" svg:x="1.963in" svg:y="0.3445in" svg:viewBox="0 0 137 203" svg:d="M137 102c0-32-4-55-17-76-10-14-28-26-52-26-68 0-68 80-68 102 0 20 0 101 68 101 69 0 69-79 69-101zM110 98c0 22 0 44-3 63-6 26-27 33-39 33-13 0-31-8-37-32-3-18-3-42-3-64 0-21 0-44 3-60 6-24 25-30 37-30 17 0 32 10 38 28 4 16 4 37 4 62z"><text:p/></draw:path><draw:path draw:style-name="gr4" draw:text-style-name="P44" svg:width="0.0752in" svg:height="0.3961in" svg:x="2.1024in" svg:y="0.0028in" svg:viewBox="0 0 192 1007" svg:d="M192 1000c0-3-1-5-2-6-90-68-153-255-153-412 0-53 0-104 0-156 0-158 63-344 153-413 1-1 2-2 2-6 0-3-2-7-7-7-1 0-4 1-5 2-94 70-180 258-180 424 0 52 0 103 0 156 0 164 86 353 180 424 1 0 4 1 5 1 5 0 7-4 7-7z"><text:p/></draw:path><draw:path draw:style-name="gr4" draw:text-style-name="P44" svg:width="0.0677in" svg:height="0.1433in" svg:x="2.185in" svg:y="0.0209in" svg:viewBox="0 0 173 365" svg:d="M173 16c0-9-6-16-16-16-9 0-23 10-23 23 0 8 6 14 16 14 11 0 23-11 23-21zM157 131c0-24-18-39-38-39-43 0-67 62-67 65 0 5 3 4 4 5 4 0 4-1 8-10 10-25 30-50 54-50 4 0 13 1 13 19 0 10-1 15-4 22-13 51-26 104-39 157-8 31-28 55-52 55-2 0-8 0-17-3 13-3 19-14 19-22 0-7-4-16-15-16s-23 10-23 24c0 17 17 27 37 27 29 0 69-23 79-64 14-51 26-103 39-155 2-8 2-14 2-15z"><text:p/></draw:path><draw:path draw:style-name="gr4" draw:text-style-name="P44" svg:width="0.1102in" svg:height="0.1102in" svg:x="2.3039in" svg:y="0.0327in" svg:viewBox="0 0 281 281" svg:d="M281 140c0-4-5-8-9-8-40 0-82 0-123 0 0-41 0-83 0-124 0-3-5-8-9-8s-8 5-8 8c0 41 0 83 0 124-41 0-83 0-124 0-4 0-8 4-8 8 0 5 4 9 8 9 41 0 83 0 124 0 0 41 0 81 0 123 0 5 4 9 8 9s9-4 9-9c0-42 0-82 0-123 41 0 83 0 123 0 4 0 9-4 9-9z"><text:p/></draw:path><draw:path draw:style-name="gr4" draw:text-style-name="P44" svg:width="0.0657in" svg:height="0.1102in" svg:x="2.4689in" svg:y="0.0201in" svg:viewBox="0 0 168 281" svg:d="M168 208c-4 0-7 0-11 0-1 13-5 31-8 37-4 3-31 3-41 3-25 0-50 0-76 0 15-14 30-28 45-43 66-59 91-81 91-123 0-48-37-82-89-82-48 0-79 40-79 77 0 23 20 23 23 23 7 0 21-5 21-22 0-11-7-22-22-22-4 0-4 0-5 0 9-27 32-43 56-43 39 0 57 35 57 69 0 33-21 67-45 93-26 30-54 60-80 90-5 5-5 6-5 16 52 0 104 0 156 0 4-25 8-49 12-73z"><text:p/></draw:path><draw:path draw:style-name="gr4" draw:text-style-name="P44" svg:width="0.0661in" svg:height="0.1102in" svg:x="2.3319in" svg:y="0.2449in" svg:viewBox="0 0 169 281" svg:d="M169 208c-3 0-7 0-11 0-2 12-4 31-9 37-3 3-30 3-40 3-25 0-50 0-75 0 14-14 30-28 44-43 66-59 91-81 91-123 0-48-38-82-90-82-48 0-79 38-79 76 0 24 22 24 23 24 7 0 21-5 21-23 0-11-7-22-21-22-4 0-5 0-6 1 9-27 32-43 57-43 39 0 57 34 57 69 0 33-22 67-45 93-27 30-54 60-81 90-5 5-5 5-5 16 53 0 104 0 157 0 4-25 9-49 12-73z"><text:p/></draw:path><draw:path draw:style-name="gr4" draw:text-style-name="P44" svg:width="0.0752in" svg:height="0.3961in" svg:x="2.5524in" svg:y="0.0028in" svg:viewBox="0 0 192 1007" svg:d="M192 582c0-53 0-104 0-156 0-166-86-354-180-424-1-1-2-2-5-2s-7 4-7 7c0 4 1 5 2 6 90 69 153 255 153 413 0 52 0 103 0 156 0 157-63 344-153 412-1 1-2 3-2 6s4 7 7 7 4-1 5-1c94-71 180-260 180-424z"><text:p/></draw:path><draw:path draw:style-name="gr4" draw:text-style-name="P44" svg:width="0.0823in" svg:height="0.0748in" svg:x="2.6705in" svg:y="0.1689in" svg:viewBox="0 0 210 191" svg:d="M210 28c0-22-25-28-40-28-24 0-38 22-44 31-10-27-32-31-46-31-43 0-67 54-67 65 0 3 4 2 5 3 4 0 5 0 6-4 14-45 42-56 56-56 8 0 23 5 23 29 0 13-7 41-23 100-7 26-21 44-40 44-3 0-12 0-21-6 10-1 19-11 19-23 0-10-9-14-15-14-12 0-23 11-23 25 0 19 20 28 40 28 27 0 43-30 44-33 5 16 20 33 46 33 43 0 67-55 67-65 0-5-4-5-5-5-4 0-5 3-6 5-13 46-42 55-56 55-16 0-23-13-23-27 0-10 2-20 7-38 5-19 10-38 14-57 3-11 12-51 42-51 3 0 12 0 21 6-11 3-19 12-19 23 0 7 3 15 15 15 10 0 23-8 23-24z"><text:p/></draw:path><draw:path draw:style-name="gr4" draw:text-style-name="P44" svg:width="0.0512in" svg:height="0.0768in" svg:x="2.7681in" svg:y="0.1055in" svg:viewBox="0 0 131 196" svg:d="M131 143c-4 0-6 0-10 0-1 6-5 24-8 26-3 1-25 1-29 1-18 0-36 0-54 0 30-26 41-34 59-49 21-17 42-36 42-63 0-36-31-58-70-58-36 0-61 26-61 53 0 15 13 17 16 17 7 0 15-5 15-16 0-6-1-16-17-16 9-21 29-27 44-27 28 0 44 23 44 47 0 25-18 45-28 56-24 24-46 47-70 71-4 2-4 2-4 11 41 0 82 0 122 0 3-18 6-35 9-53z"><text:p/></draw:path><draw:path draw:style-name="gr4" draw:text-style-name="P44" svg:width="0.0508in" svg:height="0.1008in" svg:x="2.8272in" svg:y="0.1055in" svg:viewBox="0 0 130 257" svg:d="M130 12c0-5-5-12-12-12-9 0-17 8-17 17 0 5 3 11 12 11 8 0 17-8 17-16zM119 94c0-16-15-28-33-28-32 0-51 41-51 46 0 3 3 2 5 3 3 0 4-1 6-6 7-17 22-35 39-35 9 0 11 5 11 15 0 3-1 7-1 8-10 37-19 76-29 113-5 20-20 38-37 38-4 0-7-1-11-2 7-4 10-11 10-14 0-8-5-11-11-11-10 0-17 7-17 17s11 19 29 19 53-11 61-47c8-35 18-71 26-106 2-3 3-6 3-10z"><text:p/></draw:path><draw:path draw:style-name="gr4" draw:text-style-name="P44" svg:width="0.0378in" svg:height="0.165in" svg:x="2.8996in" svg:y="0.1181in" svg:viewBox="0 0 97 420" svg:d="M97 228c0-12 0-24 0-36 0-72-44-156-91-191-1 0-1-1-2-1-3 0-4 2-4 5 0 1 0 2 1 3 45 33 73 117 73 184 0 12 0 24 0 36 0 67-28 151-73 185-1 0-1 1-1 2 0 3 1 5 4 5 1 0 2 0 2-1 47-35 91-119 91-191z"><text:p/></draw:path></draw:g></draw:g></text:p>
      <text:h text:style-name="P42" text:outline-level="2">סעיף ב’</text:h>
      <text:p text:style-name="P19">נמצא את מספר הפתרונות <text:span text:style-name="T16">בעזרת המקדמים של </text:span><text:span text:style-name="T16"><draw:g text:anchor-type="as-char" svg:y="-0.1366in" draw:z-index="55" draw:name="Shape61" draw:style-name="gr1"><svg:title>TexMaths</svg:title><svg:desc>12§display§x^{20}§svg§600§FALSE§</svg:desc><draw:g draw:style-name="gr2"><draw:path draw:style-name="gr3" draw:text-style-name="P43" svg:width="0.2031in" svg:height="0.1217in" svg:x="0.0031in" svg:y="0.0083in" svg:viewBox="0 0 517 310" svg:d="M0 0c172 0 345 0 517 0 0 104 0 206 0 310-172 0-345 0-517 0 0-104 0-206 0-310z"><text:p/></draw:path><draw:path draw:style-name="gr4" draw:text-style-name="P44" svg:width="0.0823in" svg:height="0.0744in" svg:x="-0.0004in" svg:y="0.0638in" svg:viewBox="0 0 210 190" svg:d="M210 28c0-22-25-28-39-28-24 0-39 23-45 33-9-28-32-33-44-33-45 0-69 54-69 65 0 5 4 2 5 5 4 0 5-1 6-5 14-45 42-55 57-55 7 0 22 3 22 27 0 14-7 43-22 102-8 26-22 42-41 42-3 0-12 0-21-4 11-2 19-11 19-23s-8-14-15-14c-12 0-23 11-23 24 0 18 22 26 40 26 27 0 43-29 44-31 5 16 21 31 46 31 43 0 67-53 67-63 0-4-4-4-5-4-3 0-5 1-6 4-13 45-42 54-55 54-17 0-24-12-24-27 0-9 2-18 7-37s10-39 15-58c2-11 12-49 42-49 2 0 12 0 20 4-11 3-19 14-19 23 0 8 3 16 15 16 10 0 23-8 23-25z"><text:p/></draw:path><draw:path draw:style-name="gr4" draw:text-style-name="P44" svg:width="0.0512in" svg:height="0.0764in" svg:x="0.0969in" svg:y="0in" svg:viewBox="0 0 131 195" svg:d="M131 142c-4 0-7 0-11 0 0 7-3 24-7 28-2 1-25 1-29 1-18 0-37 0-55 0 31-28 42-36 59-49 23-18 43-36 43-64 0-36-31-58-70-58-36 0-61 25-61 53 0 14 13 17 16 17 7 0 15-6 15-16 0-6-2-15-17-15 9-22 29-28 42-28 31 0 46 23 46 47 0 25-18 46-28 56-24 23-46 46-70 69-4 4-4 4-4 12 41 0 81 0 121 0 3-18 6-35 10-53z"><text:p/></draw:path><draw:path draw:style-name="gr4" draw:text-style-name="P44" svg:width="0.0535in" svg:height="0.0787in" svg:x="0.1614in" svg:y="0in" svg:viewBox="0 0 137 201" svg:d="M137 102c0-32-4-56-17-77-9-13-27-25-52-25-68 0-68 81-68 102s0 99 68 99c69 0 69-78 69-99zM111 98c0 22 0 44-5 62-5 27-25 33-38 33s-31-9-37-32c-5-16-5-41-5-63 0-21 0-44 5-61 6-23 25-29 37-29 16 0 32 10 37 27 4 16 6 37 6 63z"><text:p/></draw:path></draw:g></draw:g></text:span><text:s/><text:span text:style-name="T16">בפונקציה </text:span><text:span text:style-name="T16"><draw:g text:anchor-type="as-char" svg:y="-0.1165in" draw:z-index="54" draw:name="Shape62" draw:style-name="gr1"><svg:title>TexMaths</svg:title><svg:desc>12§display§f§svg§600§FALSE§</svg:desc><draw:g draw:style-name="gr2"><draw:path draw:style-name="gr3" draw:text-style-name="P43" svg:width="0.0736in" svg:height="0.1335in" svg:x="-0.0004in" svg:y="0.0083in" svg:viewBox="0 0 188 340" svg:d="M0 0c63 0 125 0 188 0 0 113 0 227 0 340-63 0-125 0-188 0 0-113 0-227 0-340z"><text:p/></draw:path><draw:path draw:style-name="gr4" draw:text-style-name="P44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16"><text:s/>מסעיף א’.</text:span></text:p>
      <text:p text:style-name="P23">כדי למצוא מקדם זה, עלינו למצוא את ערכי <draw:g text:anchor-type="as-char" svg:y="-0.1083in" draw:z-index="56" draw:name="Shape63" draw:style-name="gr1"><svg:title>TexMaths</svg:title><svg:desc>12§display§i, j§svg§600§FALSE§</svg:desc><draw:g draw:style-name="gr2"><draw:path draw:style-name="gr3" draw:text-style-name="P43" svg:width="0.1787in" svg:height="0.1252in" svg:x="0.0031in" svg:y="0.0083in" svg:viewBox="0 0 455 319" svg:d="M0 0c151 0 304 0 455 0 0 107 0 212 0 319-151 0-304 0-455 0 0-107 0-212 0-319z"><text:p/></draw:path><draw:path draw:style-name="gr4" draw:text-style-name="P44" svg:width="0.0437in" svg:height="0.1102in" svg:x="-0.0004in" svg:y="0in" svg:viewBox="0 0 112 281" svg:d="M108 16c0-9-6-16-16-16-12 0-22 11-22 23 0 7 6 14 15 14 10 0 23-9 23-21zM112 216c0-4-4-4-5-4-5 0-5 1-7 7-8 27-22 52-44 52-6 0-9-4-9-13 0-11 2-17 12-42 6-15 11-29 17-43 4-12 4-14 9-24 3-9 5-15 5-23 0-18-13-34-35-34-39 0-55 60-55 65 0 4 4 2 5 4 5 0 5-2 7-8 11-39 28-52 42-52 4 0 11 0 11 14 0 8-3 17-5 22-4 10-22 57-29 75-3 12-9 25-9 34 0 20 14 35 34 35 40 0 56-62 56-65z"><text:p/></draw:path><draw:path draw:style-name="gr4" draw:text-style-name="P44" svg:width="0.0189in" svg:height="0.0492in" svg:x="0.0661in" svg:y="0.0909in" svg:viewBox="0 0 49 126" svg:d="M49 44c0-27-11-44-26-44s-23 11-23 23c0 11 8 21 23 21 5 0 9-1 14-4 1-2 1-2 3-2 0 3 0 0 0 6 0 32-15 57-28 70-5 5-5 6-5 7 0 2 1 5 4 5 5 0 38-32 38-82z"><text:p/></draw:path><draw:path draw:style-name="gr4" draw:text-style-name="P44" svg:width="0.0677in" svg:height="0.1421in" svg:x="0.1228in" svg:y="0in" svg:viewBox="0 0 173 362" svg:d="M173 16c0-9-6-16-16-16-9 0-23 10-23 23 0 8 7 14 16 14 12 0 23-11 23-21zM157 131c0-24-18-39-38-39-43 0-67 60-67 65 0 4 3 2 4 4 4 0 5 0 9-9 9-25 29-51 53-51 6 0 13 2 13 19 0 9-1 14-4 21-13 52-26 105-38 156-9 31-29 55-53 55-2 0-8 0-16-3 12-3 20-13 20-22 0-7-5-15-17-15-11 0-23 9-23 24 0 16 17 26 37 26 30 0 69-23 79-63 12-51 26-102 39-153 2-8 2-14 2-15z"><text:p/></draw:path></draw:g></draw:g><text:s/>כך ש־<draw:g text:anchor-type="as-char" svg:y="-0.1098in" draw:z-index="57" draw:name="Shape64" draw:style-name="gr1"><svg:title>TexMaths</svg:title><svg:desc>12§display§3i + 2j = 20§svg§600§FALSE§</svg:desc><draw:g draw:style-name="gr2"><draw:path draw:style-name="gr3" draw:text-style-name="P43" svg:width="0.8598in" svg:height="0.1264in" svg:x="0.0008in" svg:y="0.0087in" svg:viewBox="0 0 2185 322" svg:d="M1094 322c-365 0-729 0-1094 0 0-108 0-214 0-322 729 0 1456 0 2185 0 0 108 0 214 0 322-364 0-728 0-1091 0z"><text:p/></draw:path><draw:path draw:style-name="gr4" draw:text-style-name="P44" svg:width="0.0685in" svg:height="0.1134in" svg:x="-0.0004in" svg:y="0in" svg:viewBox="0 0 175 289" svg:d="M175 207c0-33-26-66-71-75 35-11 59-41 59-73 0-35-37-59-77-59-43 0-75 25-75 57 0 14 9 22 21 22 14 0 22-10 22-22 0-20-19-20-25-20 12-20 41-26 55-26 18 0 41 9 41 46 0 5-1 30-12 48-12 21-27 22-37 23-4 0-14 1-17 1-4 0-6 0-6 5s2 5 9 5c6 0 14 0 20 0 34 0 50 27 50 68 0 58-30 70-48 70s-50-8-65-33c15 3 28-7 28-22 0-16-11-23-23-23-11 0-24 5-24 24 0 37 40 66 85 66 52 0 90-39 90-82z"><text:p/></draw:path><draw:path draw:style-name="gr4" draw:text-style-name="P44" svg:width="0.0437in" svg:height="0.1102in" svg:x="0.0803in" svg:y="0.0012in" svg:viewBox="0 0 112 281" svg:d="M108 16c0-9-6-16-16-16-12 0-22 11-22 23 0 7 6 14 15 14 10 0 23-9 23-21zM112 217c0-5-4-5-5-5-5 0-5 1-7 8-8 27-22 52-44 52-7 0-9-4-9-15 0-9 2-15 12-41 6-15 11-28 17-42 4-14 4-14 9-25 3-9 5-15 5-22 0-19-13-35-35-35-39 0-55 61-55 65 0 3 4 2 5 3 5 0 5 0 7-7 11-39 28-51 42-51 4 0 11 0 11 13 0 8-3 17-5 22-4 10-22 59-29 76-5 11-9 25-9 34 0 19 14 34 34 34 40 0 56-61 56-64z"><text:p/></draw:path><draw:path draw:style-name="gr4" draw:text-style-name="P44" svg:width="0.1102in" svg:height="0.1094in" svg:x="0.1791in" svg:y="0.0134in" svg:viewBox="0 0 281 279" svg:d="M281 140c0-5-5-8-9-8-40 0-82 0-123 0 0-42 0-83 0-124 0-4-4-8-9-8-4 0-8 4-8 8 0 41 0 82 0 124-41 0-83 0-124 0-4 0-8 3-8 8s4 9 8 9c41 0 83 0 124 0 0 40 0 81 0 122 0 4 4 8 8 8 5 0 9-4 9-8 0-41 0-82 0-122 41 0 83 0 123 0 4 0 9-4 9-9z"><text:p/></draw:path><draw:path draw:style-name="gr4" draw:text-style-name="P44" svg:width="0.0657in" svg:height="0.1094in" svg:x="0.3441in" svg:y="0in" svg:viewBox="0 0 168 279" svg:d="M168 206c-4 0-7 0-11 0-1 12-5 31-8 37-4 4-31 4-41 4-25 0-50 0-76 0 15-15 30-29 45-43 66-58 91-81 91-123 0-47-38-81-89-81-48 0-79 38-79 77 0 22 20 22 23 22 6 0 21-4 21-21 0-11-8-22-22-22-4 0-4 0-5 0 9-27 32-43 56-43 39 0 57 35 57 68 0 34-21 68-45 94-26 29-54 59-80 88-5 5-5 5-5 16 52 0 104 0 156 0 4-24 8-48 12-73z"><text:p/></draw:path><draw:path draw:style-name="gr4" draw:text-style-name="P44" svg:width="0.0677in" svg:height="0.1425in" svg:x="0.4165in" svg:y="0.0012in" svg:viewBox="0 0 173 363" svg:d="M173 16c0-9-6-16-16-16-9 0-23 10-23 23 0 8 6 14 16 14 12 0 23-11 23-21zM157 131c0-24-17-39-38-39-43 0-67 61-67 65 0 3 3 2 4 3 5 0 5 0 9-8 11-25 30-50 53-50 6 0 13 1 13 19 0 10-1 14-3 22-13 51-26 103-39 154-9 32-29 56-52 56-3 0-9 0-17-3 12-4 20-15 20-23 0-6-5-14-17-14-10 0-23 8-23 24s17 26 37 26c30 0 70-23 79-65 14-50 27-102 40-152 1-8 1-14 1-15z"><text:p/></draw:path><draw:path draw:style-name="gr4" draw:text-style-name="P44" svg:width="0.1102in" svg:height="0.0382in" svg:x="0.5441in" svg:y="0.0484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44" svg:width="0.0657in" svg:height="0.1094in" svg:x="0.7185in" svg:y="0in" svg:viewBox="0 0 168 279" svg:d="M168 206c-4 0-6 0-10 0-2 12-6 31-9 37-4 4-31 4-41 4-25 0-50 0-76 0 15-15 30-29 45-43 66-58 91-81 91-123 0-47-37-81-89-81-48 0-79 38-79 77 0 22 22 22 23 22 7 0 21-4 21-21 0-11-7-22-22-22-3 0-4 0-5 0 9-27 32-43 56-43 39 0 57 35 57 68 0 34-21 68-45 94-26 29-54 59-80 88-5 5-5 5-5 16 52 0 104 0 156 0 4-24 8-48 12-73z"><text:p/></draw:path><draw:path draw:style-name="gr4" draw:text-style-name="P44" svg:width="0.0697in" svg:height="0.1134in" svg:x="0.7996in" svg:y="0in" svg:viewBox="0 0 178 289" svg:d="M178 146c0-33-3-68-17-98-19-41-54-48-72-48-25 0-57 11-73 50-14 29-16 63-16 96 0 31 1 67 19 100 18 34 48 43 70 43 23 0 54-10 73-49 13-29 16-62 16-94zM143 140c0 32 0 60-5 86-7 40-31 53-49 53-17 0-42-11-49-51-5-26-5-63-5-88 0-26 0-54 3-77 9-50 40-53 51-53 13 0 41 7 49 49 5 24 5 55 5 81z"><text:p/></draw:path></draw:g></draw:g> בשלמים.</text:p>
      <text:p text:style-name="P23">נכתוב את כל האפשרויות:</text:p>
      <text:p text:style-name="P4"><draw:g text:anchor-type="as-char" svg:y="-0.1228in" draw:z-index="58" draw:name="Shape65" draw:style-name="gr1"><svg:title>TexMaths</svg:title><svg:desc>12§display§(i = 0, j = 10), (i = 2, j = 7), (i = 4, j = 4), (i = 6, j = 1)§svg§600§FALSE§</svg:desc><draw:g draw:style-name="gr2"><draw:path draw:style-name="gr3" draw:text-style-name="P43" svg:width="4.0315in" svg:height="0.1472in" svg:x="-0.0004in" svg:y="0.0079in" svg:viewBox="0 0 10241 375" svg:d="M5121 375c-1708 0-3414 0-5121 0 0-125 0-250 0-375 3413 0 6828 0 10241 0 0 125 0 250 0 375-1707 0-3413 0-5120 0z"><text:p/></draw:path><draw:path draw:style-name="gr4" draw:text-style-name="P44" svg:width="0.0378in" svg:height="0.1642in" svg:x="0.0079in" svg:y="-0.0004in" svg:viewBox="0 0 97 418" svg:d="M97 413c0-1-1-2-2-3-43-33-72-116-72-184 0-10 0-22 0-34 0-67 29-151 72-184 1-1 2-2 2-3 0-3-2-5-5-5-1 0-1 1-2 1-46 35-90 119-90 191 0 12 0 24 0 34 0 72 44 156 90 191 1 0 1 1 2 1 3 0 5-2 5-5z"><text:p/></draw:path><draw:path draw:style-name="gr4" draw:text-style-name="P44" svg:width="0.0437in" svg:height="0.1106in" svg:x="0.0606in" svg:y="0.0142in" svg:viewBox="0 0 112 282" svg:d="M108 14c0-8-6-14-16-14-12 0-22 11-22 22 0 8 6 15 15 15 10 0 23-9 23-23zM112 218c0-5-4-5-5-5-5 0-5 1-7 7-8 26-22 52-42 52-8 0-11-5-11-14 0-10 2-16 12-41 6-16 11-30 17-44 4-12 4-14 9-24 4-9 5-15 5-23 0-18-13-34-34-34-40 0-56 61-56 65s4 2 5 4c5 0 5-2 7-8 11-39 29-52 42-52 4 0 11 0 11 14 0 8-3 17-5 22-2 10-22 59-29 77-3 11-9 23-9 33 0 19 14 35 34 35 40 0 56-60 56-64z"><text:p/></draw:path><draw:path draw:style-name="gr4" draw:text-style-name="P44" svg:width="0.1106in" svg:height="0.0382in" svg:x="0.1681in" svg:y="0.0638in" svg:viewBox="0 0 282 98" svg:d="M282 8c0-4-5-8-10-8-87 0-175 0-262 0-5 0-10 4-10 8 0 5 5 9 10 9 87 0 175 0 262 0 5 0 10-4 10-9zM282 90c0-5-5-9-10-9-87 0-175 0-262 0-5 0-10 4-10 9s5 8 10 8c87 0 175 0 262 0 5 0 10-3 10-8z"><text:p/></draw:path><draw:path draw:style-name="gr4" draw:text-style-name="P44" svg:width="0.0689in" svg:height="0.113in" svg:x="0.3413in" svg:y="0.0138in" svg:viewBox="0 0 176 288" svg:d="M176 145c0-34-1-67-16-98-20-40-54-47-71-47-25 0-57 11-73 50-15 29-16 61-16 95 0 32 1 69 18 101 18 33 49 42 70 42 22 0 55-9 73-48 14-28 15-62 15-95zM142 140c0 33 0 60-5 86-6 40-30 53-49 53-16 0-41-11-48-51-5-24-5-63-5-88 0-26 0-54 3-77 8-50 40-53 50-53 14 0 42 7 50 49 4 22 4 55 4 81z"><text:p/></draw:path><draw:path draw:style-name="gr4" draw:text-style-name="P44" svg:width="0.0189in" svg:height="0.0488in" svg:x="0.4319in" svg:y="0.1055in" svg:viewBox="0 0 49 125" svg:d="M49 43c0-27-11-43-27-43-14 0-22 10-22 22s8 22 22 22c6 0 10-2 15-6 1-1 1-1 1-1 0 3 2 0 2 6 0 31-15 56-29 71-5 5-5 6-5 7 0 2 2 4 5 4 5 0 38-33 38-82z"><text:p/></draw:path><draw:path draw:style-name="gr4" draw:text-style-name="P44" svg:width="0.0677in" svg:height="0.1425in" svg:x="0.489in" svg:y="0.0142in" svg:viewBox="0 0 173 363" svg:d="M173 14c0-7-6-14-16-14-9 0-23 10-23 22 0 8 6 15 16 15 12 0 23-11 23-23zM157 131c0-24-17-39-38-39-43 0-67 61-67 65s3 2 4 4c4 0 5 0 9-9 9-25 30-51 53-51 6 0 13 2 13 19 0 11-1 14-3 21-13 52-26 105-39 156-9 32-29 56-53 56-2 0-8 0-16-3 12-4 20-15 20-23 0-6-5-14-17-14-11 0-23 8-23 24s17 26 37 26c30 0 69-23 79-65 14-50 27-102 40-152 1-8 1-14 1-15z"><text:p/></draw:path><draw:path draw:style-name="gr4" draw:text-style-name="P44" svg:width="0.1106in" svg:height="0.0382in" svg:x="0.6169in" svg:y="0.0638in" svg:viewBox="0 0 282 98" svg:d="M282 8c0-4-5-8-10-8-87 0-176 0-264 0-3 0-8 4-8 8 0 5 5 9 8 9 88 0 177 0 264 0 5 0 10-4 10-9zM282 90c0-5-5-9-10-9-87 0-176 0-264 0-3 0-8 4-8 9s5 8 8 8c88 0 177 0 264 0 5 0 10-3 10-8z"><text:p/></draw:path><draw:path draw:style-name="gr4" draw:text-style-name="P44" svg:width="0.0543in" svg:height="0.1094in" svg:x="0.798in" svg:y="0.0138in" svg:viewBox="0 0 139 279" svg:d="M139 279c0-3 0-8 0-13-5 0-8 0-13 0-38 0-40-5-40-20 0-78 0-157 0-235 0-10 0-11-9-11-27 26-64 26-77 26 0 5 0 9 0 14 8 0 34 0 55-11 0 72 0 145 0 217 0 15-1 20-39 20-5 0-9 0-14 0 0 5 0 10 0 13 15-1 52-1 69-1s54 0 68 1z"><text:p/></draw:path><draw:path draw:style-name="gr4" draw:text-style-name="P44" svg:width="0.0697in" svg:height="0.113in" svg:x="0.8728in" svg:y="0.0138in" svg:viewBox="0 0 178 288" svg:d="M178 145c0-34-3-67-17-98-19-40-54-47-72-47-25 0-55 11-73 50-14 29-16 61-16 95 0 32 2 69 19 101 18 33 49 42 70 42 23 0 55-9 73-48 13-28 16-62 16-95zM143 140c0 33 0 60-5 86-6 40-30 53-49 53-17 0-41-11-49-51-5-24-5-63-5-88 0-26 0-54 3-77 9-50 40-53 51-53 14 0 42 7 49 49 5 22 5 55 5 81z"><text:p/></draw:path><draw:path draw:style-name="gr4" draw:text-style-name="P44" svg:width="0.0378in" svg:height="0.1642in" svg:x="0.9587in" svg:y="-0.0004in" svg:viewBox="0 0 97 418" svg:d="M97 226c0-10 0-22 0-34 0-72-43-156-90-191-1 0-1-1-2-1-3 0-5 2-5 5 0 1 1 2 2 3 44 33 72 117 72 184 0 12 0 24 0 34 0 68-28 151-72 184-1 1-2 2-2 3 0 3 2 5 5 5 1 0 1-1 2-1 47-35 90-119 90-191z"><text:p/></draw:path><draw:path draw:style-name="gr4" draw:text-style-name="P44" svg:width="0.0189in" svg:height="0.0488in" svg:x="1.0283in" svg:y="0.1055in" svg:viewBox="0 0 49 125" svg:d="M49 43c0-27-11-43-26-43s-23 10-23 22 8 22 23 22c5 0 11-2 14-6 1-1 1-1 3-1 0 3 1 0 1 6 0 31-16 56-29 71-5 5-5 6-5 7 0 2 3 4 4 4 5 0 38-33 38-82z"><text:p/></draw:path><draw:path draw:style-name="gr4" draw:text-style-name="P44" svg:width="0.0378in" svg:height="0.1642in" svg:x="1.1047in" svg:y="-0.0004in" svg:viewBox="0 0 97 418" svg:d="M97 413c0-1-1-2-2-3-43-33-72-116-72-184 0-10 0-22 0-34 0-67 29-151 72-184 1-1 2-2 2-3 0-3-2-5-5-5-1 0-1 1-2 1-46 35-90 119-90 191 0 12 0 24 0 34 0 72 44 156 90 191 1 0 1 1 2 1 3 0 5-2 5-5z"><text:p/></draw:path><draw:path draw:style-name="gr4" draw:text-style-name="P44" svg:width="0.0437in" svg:height="0.1106in" svg:x="1.1571in" svg:y="0.0142in" svg:viewBox="0 0 112 282" svg:d="M108 14c0-8-6-14-16-14-12 0-22 11-22 22 0 8 6 15 15 15 10 0 23-9 23-23zM112 218c0-5-4-5-5-5-5 0-5 1-7 7-8 26-22 52-42 52-8 0-11-5-11-14 0-10 2-16 12-41 6-16 11-30 17-44 4-12 4-14 9-24 4-9 5-15 5-23 0-18-13-34-35-34-39 0-55 61-55 65s4 2 5 4c5 0 5-2 7-8 11-39 28-52 42-52 4 0 11 0 11 14 0 8-3 17-5 22-2 10-22 59-29 77-3 11-9 23-9 33 0 19 14 35 34 35 40 0 56-60 56-64z"><text:p/></draw:path><draw:path draw:style-name="gr4" draw:text-style-name="P44" svg:width="0.1102in" svg:height="0.0382in" svg:x="1.265in" svg:y="0.0638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44" svg:width="0.0661in" svg:height="0.1094in" svg:x="1.4394in" svg:y="0.0138in" svg:viewBox="0 0 169 279" svg:d="M169 207c-3 0-7 0-11 0-2 12-4 30-9 36-3 4-31 4-40 4-25 0-51 0-77 0 16-15 30-28 46-42 65-59 91-82 91-124 0-47-38-81-90-81-48 0-79 38-79 77 0 22 22 22 23 22 7 0 21-4 21-21 0-12-7-23-21-23-4 0-5 0-6 1 9-27 32-43 57-43 38 0 57 34 57 68s-22 68-45 94c-27 30-54 59-81 89-5 4-5 4-5 15 53 0 104 0 157 0 4-24 9-48 12-72z"><text:p/></draw:path><draw:path draw:style-name="gr4" draw:text-style-name="P44" svg:width="0.0189in" svg:height="0.0488in" svg:x="1.5283in" svg:y="0.1055in" svg:viewBox="0 0 49 125" svg:d="M49 43c0-27-11-43-27-43-14 0-22 10-22 22s8 22 22 22c6 0 10-2 15-6 1-1 1-1 1-1 0 3 2 0 2 6 0 31-15 56-29 71-5 5-5 6-5 7 0 2 2 4 5 4 5 0 38-33 38-82z"><text:p/></draw:path><draw:path draw:style-name="gr4" draw:text-style-name="P44" svg:width="0.0677in" svg:height="0.1425in" svg:x="1.5858in" svg:y="0.0142in" svg:viewBox="0 0 173 363" svg:d="M173 14c0-7-6-14-16-14-9 0-23 10-23 22 0 8 6 15 16 15 12 0 23-11 23-23zM157 131c0-24-17-39-38-39-43 0-67 61-67 65s3 2 4 4c4 0 5 0 9-9 9-25 30-51 53-51 6 0 13 2 13 19 0 11-1 14-3 21-13 52-26 105-39 156-9 32-29 56-53 56-2 0-8 0-16-3 12-4 20-15 20-23 0-6-5-14-17-14-11 0-23 8-23 24s17 26 37 26c30 0 69-23 79-65 14-50 27-102 40-152 1-8 1-14 1-15z"><text:p/></draw:path><draw:path draw:style-name="gr4" draw:text-style-name="P44" svg:width="0.1102in" svg:height="0.0382in" svg:x="1.7138in" svg:y="0.0638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44" svg:width="0.0709in" svg:height="0.1146in" svg:x="1.889in" svg:y="0.0114in" svg:viewBox="0 0 181 292" svg:d="M181 14c-33 0-68 0-102 0-51 0-53-6-54-14-3 0-7 0-11 0-4 29-9 59-14 87 4 0 7 0 11 0 1-7 5-33 11-38 2-2 36-2 40-2 29 0 59 0 88 0-16 21-31 43-47 66-38 57-51 113-51 157 0 4 0 22 19 22s19-18 19-22c0-8 0-15 0-22 0-23 1-44 5-67 1-10 7-47 26-72 19-28 37-54 57-80 3-5 3-6 3-15z"><text:p/></draw:path><draw:path draw:style-name="gr4" draw:text-style-name="P44" svg:width="0.0378in" svg:height="0.1642in" svg:x="1.9744in" svg:y="-0.0004in" svg:viewBox="0 0 97 418" svg:d="M97 226c0-10 0-22 0-34 0-72-44-156-90-191-1 0-1-1-2-1-3 0-5 2-5 5 0 1 1 2 1 3 45 33 73 117 73 184 0 12 0 24 0 34 0 68-28 151-73 184 0 1-1 2-1 3 0 3 2 5 5 5 1 0 1-1 2-1 46-35 90-119 90-191z"><text:p/></draw:path><draw:path draw:style-name="gr4" draw:text-style-name="P44" svg:width="0.0189in" svg:height="0.0488in" svg:x="2.0437in" svg:y="0.1055in" svg:viewBox="0 0 49 125" svg:d="M49 43c0-27-11-43-26-43s-23 10-23 22 8 22 23 22c5 0 9-2 14-6 1-1 1-1 3-1 0 3 0 0 0 6 0 31-15 56-29 71-4 5-4 6-4 7 0 2 1 4 4 4 5 0 38-33 38-82z"><text:p/></draw:path><draw:path draw:style-name="gr4" draw:text-style-name="P44" svg:width="0.0378in" svg:height="0.1642in" svg:x="2.1201in" svg:y="-0.0004in" svg:viewBox="0 0 97 418" svg:d="M97 413c0-1-1-2-2-3-43-33-73-116-73-184 0-10 0-22 0-34 0-67 30-151 73-184 1-1 2-2 2-3 0-3-2-5-5-5-1 0-1 1-2 1-47 35-90 119-90 191 0 12 0 24 0 34 0 72 43 156 90 191 1 0 1 1 2 1 3 0 5-2 5-5z"><text:p/></draw:path><draw:path draw:style-name="gr4" draw:text-style-name="P44" svg:width="0.0437in" svg:height="0.1106in" svg:x="2.1724in" svg:y="0.0142in" svg:viewBox="0 0 112 282" svg:d="M108 14c0-8-6-14-16-14-12 0-22 11-22 22 0 8 4 15 15 15 10 0 23-9 23-23zM112 218c0-5-4-5-6-5-4 0-4 1-6 7-8 26-22 52-44 52-7 0-9-5-9-14 0-10 2-16 12-41 6-16 11-30 17-44 4-12 4-14 9-24 3-9 5-15 5-23 0-18-13-34-35-34-39 0-55 61-55 65s4 2 5 4c5 0 5-2 7-8 11-39 28-52 42-52 4 0 11 0 11 14 0 8-3 17-5 22-4 10-22 59-29 77-5 11-9 23-9 33 0 19 14 35 34 35 40 0 56-60 56-64z"><text:p/></draw:path><draw:path draw:style-name="gr4" draw:text-style-name="P44" svg:width="0.1102in" svg:height="0.0382in" svg:x="2.2803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732in" svg:height="0.1114in" svg:x="2.4508in" svg:y="0.0114in" svg:viewBox="0 0 187 284" svg:d="M187 216c0-5 0-10 0-14-14 0-27 0-42 0 0-64 0-128 0-191 0-9 0-11-7-11-4 0-5 0-8 5-44 66-87 132-130 197 0 4 0 9 0 14 37 0 76 0 113 0 0 10 0 22 0 34 0 16-1 21-33 21-2 0-6 0-8 0 0 5 0 9 0 13 17-1 38-1 56-1 17 0 41 0 58 1 0-4 0-8 0-13-2 0-6 0-8 0-32 0-33-5-33-21 0-12 0-24 0-34 15 0 28 0 42 0zM115 202c-35 0-68 0-103 0 35-52 68-105 103-156 0 51 0 104 0 156z"><text:p/></draw:path><draw:path draw:style-name="gr4" draw:text-style-name="P44" svg:width="0.0189in" svg:height="0.0488in" svg:x="2.5441in" svg:y="0.1055in" svg:viewBox="0 0 49 125" svg:d="M49 43c0-27-11-43-27-43-14 0-22 10-22 22s8 22 22 22c4 0 10-2 14-6 2-1 1-1 2-1 0 3 2 0 2 6 0 31-15 56-29 71-5 5-5 6-5 7 0 2 2 4 5 4 5 0 38-33 38-82z"><text:p/></draw:path><draw:path draw:style-name="gr4" draw:text-style-name="P44" svg:width="0.0677in" svg:height="0.1425in" svg:x="2.6012in" svg:y="0.0142in" svg:viewBox="0 0 173 363" svg:d="M173 14c0-7-6-14-16-14-9 0-23 10-23 22 0 8 6 15 16 15 12 0 23-11 23-23zM157 131c0-24-18-39-38-39-43 0-67 61-67 65s3 2 4 4c4 0 5 0 8-9 10-25 30-51 54-51 6 0 13 2 13 19 0 11-1 14-3 21-13 52-27 105-40 156-8 32-28 56-52 56-2 0-8 0-16-3 12-4 18-15 18-23 0-6-4-14-15-14s-23 8-23 24 17 26 37 26c30 0 69-23 79-65 14-50 26-102 39-152 2-8 2-14 2-15z"><text:p/></draw:path><draw:path draw:style-name="gr4" draw:text-style-name="P44" svg:width="0.1102in" svg:height="0.0382in" svg:x="2.7291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732in" svg:height="0.1114in" svg:x="2.8996in" svg:y="0.0114in" svg:viewBox="0 0 187 284" svg:d="M187 216c0-5 0-10 0-14-14 0-27 0-42 0 0-64 0-128 0-191 0-9 0-11-7-11-4 0-5 0-8 5-44 66-87 132-130 197 0 4 0 9 0 14 37 0 76 0 113 0 0 10 0 22 0 34 0 16-1 21-33 21-2 0-6 0-8 0 0 5 0 9 0 13 17-1 38-1 56-1 17 0 41 0 58 1 0-4 0-8 0-13-2 0-6 0-8 0-32 0-33-5-33-21 0-12 0-24 0-34 15 0 28 0 42 0zM115 202c-35 0-68 0-103 0 35-52 68-105 103-156 0 51 0 104 0 156z"><text:p/></draw:path><draw:path draw:style-name="gr4" draw:text-style-name="P44" svg:width="0.0382in" svg:height="0.1642in" svg:x="2.9874in" svg:y="-0.0004in" svg:viewBox="0 0 98 418" svg:d="M98 226c0-10 0-22 0-34 0-72-44-156-91-191-1 0-1-1-2-1-3 0-5 2-5 5 0 1 1 2 2 3 44 33 74 117 74 184 0 12 0 24 0 34 0 68-30 151-74 184-1 1-2 2-2 3 0 3 2 5 5 5 1 0 1-1 2-1 47-35 91-119 91-191z"><text:p/></draw:path><draw:path draw:style-name="gr4" draw:text-style-name="P44" svg:width="0.0189in" svg:height="0.0488in" svg:x="3.0571in" svg:y="0.1055in" svg:viewBox="0 0 49 125" svg:d="M49 43c0-27-9-43-26-43-15 0-23 10-23 22s8 22 23 22c5 0 11-2 14-6 1-1 1-1 3-1 0 3 1 0 1 6 0 31-16 56-29 71-5 5-5 6-5 7 0 2 3 4 4 4 5 0 38-33 38-82z"><text:p/></draw:path><draw:path draw:style-name="gr4" draw:text-style-name="P44" svg:width="0.0378in" svg:height="0.1642in" svg:x="3.1335in" svg:y="-0.0004in" svg:viewBox="0 0 97 418" svg:d="M97 413c0-1-1-2-1-3-44-33-73-116-73-184 0-10 0-22 0-34 0-67 29-151 73-184 0-1 1-2 1-3 0-3-2-5-5-5-1 0-1 1-2 1-46 35-90 119-90 191 0 12 0 24 0 34 0 72 44 156 90 191 1 0 1 1 2 1 3 0 5-2 5-5z"><text:p/></draw:path><draw:path draw:style-name="gr4" draw:text-style-name="P44" svg:width="0.0437in" svg:height="0.1106in" svg:x="3.1858in" svg:y="0.0142in" svg:viewBox="0 0 112 282" svg:d="M108 14c0-8-6-14-16-14-12 0-22 11-22 22 0 8 6 15 15 15 10 0 23-9 23-23zM112 218c0-5-4-5-5-5-5 0-5 1-7 7-8 26-21 52-42 52-8 0-11-5-11-14 0-10 2-16 12-41 6-16 11-30 17-44 4-12 4-14 9-24 4-9 5-15 5-23 0-18-13-34-34-34-39 0-56 61-56 65s4 2 5 4c5 0 5-2 7-8 11-39 29-52 43-52 3 0 10 0 10 14 0 8-3 17-5 22-2 10-22 59-29 77-3 11-9 23-9 33 0 19 14 35 34 35 40 0 56-60 56-64z"><text:p/></draw:path><draw:path draw:style-name="gr4" draw:text-style-name="P44" svg:width="0.1102in" svg:height="0.0382in" svg:x="3.2941in" svg:y="0.0638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44" svg:width="0.0681in" svg:height="0.113in" svg:x="3.4673in" svg:y="0.0138in" svg:viewBox="0 0 174 288" svg:d="M174 194c0-53-37-93-84-93-29 0-44 21-53 42 0-4 0-8 0-11 0-107 53-121 75-121 9 0 27 2 37 17-7 0-24 0-24 19 0 12 11 19 20 19 6 0 19-4 19-20 0-26-19-46-54-46-54 0-110 54-110 147 0 112 48 141 88 141 46 0 86-40 86-94zM137 194c0 20 0 40-7 55-14 25-33 28-42 28-27 0-40-25-42-33-8-19-8-51-8-60 0-32 14-74 52-74 6 0 26 0 40 27 7 15 7 37 7 57z"><text:p/></draw:path><draw:path draw:style-name="gr4" draw:text-style-name="P44" svg:width="0.0189in" svg:height="0.0488in" svg:x="3.5575in" svg:y="0.1055in" svg:viewBox="0 0 49 125" svg:d="M49 43c0-27-11-43-27-43-14 0-22 10-22 22s8 22 22 22c6 0 10-2 15-6 1-1 1-1 1-1 0 3 2 0 2 6 0 31-15 56-29 71-5 5-5 6-5 7 0 2 2 4 5 4 5 0 38-33 38-82z"><text:p/></draw:path><draw:path draw:style-name="gr4" draw:text-style-name="P44" svg:width="0.0677in" svg:height="0.1425in" svg:x="3.6146in" svg:y="0.0142in" svg:viewBox="0 0 173 363" svg:d="M173 14c0-7-6-14-16-14-9 0-23 10-23 22 0 8 6 15 16 15 12 0 23-11 23-23zM157 131c0-24-17-39-38-39-43 0-67 61-67 65s3 2 4 4c5 0 5 0 9-9 9-25 30-51 53-51 6 0 13 2 13 19 0 11-1 14-3 21-13 52-26 105-39 156-9 32-29 56-52 56-3 0-9 0-17-3 12-4 20-15 20-23 0-6-5-14-17-14-11 0-23 8-23 24s17 26 37 26c30 0 69-23 79-65 14-50 27-102 40-152 1-8 1-14 1-15z"><text:p/></draw:path><draw:path draw:style-name="gr4" draw:text-style-name="P44" svg:width="0.1102in" svg:height="0.0382in" svg:x="3.7429in" svg:y="0.0638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44" svg:width="0.0543in" svg:height="0.1094in" svg:x="3.9236in" svg:y="0.0138in" svg:viewBox="0 0 139 279" svg:d="M139 279c0-3 0-8 0-13-5 0-8 0-13 0-38 0-40-5-40-20 0-78 0-157 0-235 0-10 0-11-9-11-27 26-64 26-77 26 0 5 0 9 0 14 8 0 34 0 55-11 0 72 0 145 0 217 0 15-1 20-39 20-5 0-9 0-14 0 0 5 0 10 0 13 16-1 52-1 69-1s54 0 68 1z"><text:p/></draw:path><draw:path draw:style-name="gr4" draw:text-style-name="P44" svg:width="0.0378in" svg:height="0.1642in" svg:x="4.0016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p>
      <text:p text:style-name="P24">נחלץ את כל המקדמים מ־<draw:g text:anchor-type="as-char" svg:y="-0.1165in" draw:z-index="59" draw:name="Shape66" draw:style-name="gr1"><svg:title>TexMaths</svg:title><svg:desc>12§display§f§svg§600§FALSE§</svg:desc><draw:g draw:style-name="gr2"><draw:path draw:style-name="gr3" draw:text-style-name="P43" svg:width="0.0736in" svg:height="0.1335in" svg:x="-0.0004in" svg:y="0.0083in" svg:viewBox="0 0 188 340" svg:d="M0 0c63 0 125 0 188 0 0 113 0 227 0 340-63 0-125 0-188 0 0-113 0-227 0-340z"><text:p/></draw:path><draw:path draw:style-name="gr4" draw:text-style-name="P44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 על־פי תוצאות אלה:</text:p>
      <text:p text:style-name="P4"><draw:g text:anchor-type="as-char" svg:y="-0.2398in" draw:z-index="60" draw:name="Shape67" draw:style-name="gr1"><svg:title>TexMaths</svg:title><svg:desc>12§display§\binom{0 + 3}{3} \cdot \binom{10 + 2}{2} +
\binom{2 + 3}{3} \cdot \binom{7 + 2}{2} +
\binom{4 + 3}{3} \cdot \binom{4 + 2}{2} +
\binom{6 + 3}{3} \cdot \binom{1 + 2}{2}§svg§600§FALSE§</svg:desc><draw:g draw:style-name="gr2"><draw:path draw:style-name="gr3" draw:text-style-name="P43" svg:width="6.0256in" svg:height="0.3787in" svg:x="-0.0004in" svg:y="0.0071in" svg:viewBox="0 0 15306 963" svg:d="M0 0c5102 0 10203 0 15306 0 0 321 0 642 0 963-5103 0-10204 0-15306 0 0-321 0-642 0-963z"><text:p/></draw:path><draw:path draw:style-name="gr4" draw:text-style-name="P44" svg:width="0.0756in" svg:height="0.3957in" svg:x="0.0283in" svg:y="0in" svg:viewBox="0 0 193 1006" svg:d="M193 999c0-2-1-5-3-6-90-67-153-254-153-412 0-52 0-104 0-155 0-158 63-346 153-413 2-1 3-3 3-6s-3-7-8-7c-1 0-3 1-5 1-94 71-180 259-180 425 0 51 0 103 0 155 0 165 86 353 180 424 2 0 4 1 5 1 5 0 8-3 8-7z"><text:p/></draw:path><draw:path draw:style-name="gr4" draw:text-style-name="P44" svg:width="0.0697in" svg:height="0.1138in" svg:x="0.1197in" svg:y="0.0161in" svg:viewBox="0 0 178 290" svg:d="M178 146c0-33-2-68-17-99-19-40-54-47-71-47-26 0-56 11-74 50-14 29-16 63-16 96 0 32 2 70 19 101 18 35 49 43 70 43 23 0 55-9 73-49 14-29 16-62 16-95zM143 140c0 33 0 62-5 88-6 40-30 53-49 53-17 0-41-11-49-51-4-26-4-64-4-90s0-54 2-76c9-51 40-54 51-54 14 0 42 7 50 49 4 24 4 55 4 81z"><text:p/></draw:path><draw:path draw:style-name="gr4" draw:text-style-name="P44" svg:width="0.1102in" svg:height="0.1102in" svg:x="0.2425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85in" svg:height="0.1138in" svg:x="0.4063in" svg:y="0.0161in" svg:viewBox="0 0 175 290" svg:d="M175 209c0-35-27-67-71-77 35-11 59-41 59-73 0-35-37-59-78-59-42 0-74 25-74 58 0 14 9 21 21 21 14 0 22-9 22-21 0-21-19-21-26-21 13-21 40-26 56-26 17 0 41 9 41 47 0 4-1 30-12 48-13 20-28 21-37 22-4 0-15 2-17 2-4 0-6 0-6 4 0 5 2 5 9 5 6 0 14 0 20 0 33 0 49 29 49 70 0 57-29 69-47 69s-50-7-65-32c15 2 28-7 28-23 0-15-11-24-24-24-10 0-23 6-23 25 0 39 38 66 85 66 52 0 90-38 90-81z"><text:p/></draw:path><draw:path draw:style-name="gr4" draw:text-style-name="P44" svg:width="0.0685in" svg:height="0.1134in" svg:x="0.263in" svg:y="0.2425in" svg:viewBox="0 0 175 289" svg:d="M175 209c0-35-26-69-71-77 35-11 59-41 59-74 0-34-36-58-77-58-43 0-74 25-74 58 0 13 8 21 20 21 14 0 22-9 22-21 0-22-19-22-25-22 13-20 41-25 55-25 18 0 41 8 41 47 0 4-1 30-12 48-12 20-27 21-37 21-4 1-14 1-17 1-4 2-6 2-6 6s2 4 9 4c6 0 14 0 20 0 34 0 50 29 50 71 0 56-30 69-48 69s-49-7-65-32c16 2 28-7 28-23 0-15-11-24-23-24-11 0-24 6-24 24 0 39 40 66 85 66 52 0 90-37 90-80z"><text:p/></draw:path><draw:path draw:style-name="gr4" draw:text-style-name="P44" svg:width="0.0752in" svg:height="0.3957in" svg:x="0.4913in" svg:y="0in" svg:viewBox="0 0 192 1006" svg:d="M192 581c0-52 0-104 0-155 0-166-86-354-180-425-1 0-4-1-5-1-5 0-7 4-7 7s1 5 2 6c90 67 153 255 153 413 0 51 0 103 0 155 0 158-63 345-153 412-1 1-2 4-2 6 0 4 2 7 7 7 1 0 4-1 5-1 94-71 180-259 180-424z"><text:p/></draw:path><draw:path draw:style-name="gr4" draw:text-style-name="P44" svg:width="0.0169in" svg:height="0.0177in" svg:x="0.6559in" svg:y="0.1894in" svg:viewBox="0 0 44 46" svg:d="M44 23c0-12-10-23-22-23s-22 11-22 23 10 23 22 23 22-11 22-23z"><text:p/></draw:path><draw:path draw:style-name="gr4" draw:text-style-name="P44" svg:width="0.0752in" svg:height="0.3957in" svg:x="0.7622in" svg:y="0in" svg:viewBox="0 0 192 1006" svg:d="M192 999c0-2-1-5-4-6-88-67-151-254-151-412 0-52 0-104 0-155 0-158 63-346 151-413 3-1 4-3 4-6s-4-7-7-7-4 1-5 1c-94 71-180 259-180 425 0 51 0 103 0 155 0 165 86 353 180 424 1 0 2 1 5 1s7-3 7-7z"><text:p/></draw:path><draw:path draw:style-name="gr4" draw:text-style-name="P44" svg:width="0.0543in" svg:height="0.1102in" svg:x="0.8614in" svg:y="0.0161in" svg:viewBox="0 0 139 281" svg:d="M139 281c0-5 0-10 0-13-5 0-8 0-13 0-38 0-40-5-40-21 0-79 0-157 0-236 0-10 0-11-9-11-27 28-64 28-77 28 0 4 0 8 0 13 8 0 34 0 55-12 0 73 0 145 0 218 0 16-1 21-38 21-5 0-10 0-15 0 0 3 0 8 0 13 16-1 52-1 69-1s54 0 68 1z"><text:p/></draw:path><draw:path draw:style-name="gr4" draw:text-style-name="P44" svg:width="0.0697in" svg:height="0.1138in" svg:x="0.9358in" svg:y="0.0161in" svg:viewBox="0 0 178 290" svg:d="M178 146c0-33-3-68-17-99-19-40-54-47-72-47-25 0-55 11-73 50-14 29-16 63-16 96 0 32 2 70 19 101 18 35 49 43 70 43 23 0 55-9 73-49 13-29 16-62 16-95zM143 140c0 33 0 62-5 88-6 40-30 53-49 53-17 0-41-11-49-51-5-26-5-64-5-90s0-54 3-76c9-51 40-54 51-54 14 0 42 7 50 49 4 24 4 55 4 81z"><text:p/></draw:path><draw:path draw:style-name="gr4" draw:text-style-name="P44" svg:width="0.1102in" svg:height="0.1102in" svg:x="1.0587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61in" svg:height="0.1102in" svg:x="1.2236in" svg:y="0.0161in" svg:viewBox="0 0 169 281" svg:d="M169 208c-3 0-7 0-11 0-2 12-4 31-9 37-3 3-30 3-40 3-25 0-50 0-75 0 14-14 30-28 44-43 66-59 91-81 91-123 0-48-38-82-90-82-47 0-79 38-79 77 0 23 22 23 23 23 7 0 21-5 21-22 0-11-7-22-21-22-4 0-5 0-6 0 9-27 32-43 57-43 39 0 57 34 57 69 0 33-22 67-45 93-27 30-54 60-81 90-5 5-5 6-5 16 53 0 104 0 157 0 4-25 9-49 12-73z"><text:p/></draw:path><draw:path draw:style-name="gr4" draw:text-style-name="P44" svg:width="0.0657in" svg:height="0.1102in" svg:x="1.0394in" svg:y="0.2425in" svg:viewBox="0 0 168 281" svg:d="M168 208c-4 0-7 0-11 0-1 12-5 31-8 37-4 3-31 3-41 3-25 0-50 0-76 0 15-14 30-28 45-43 66-59 91-81 91-123 0-48-37-82-89-82-48 0-79 38-79 76 0 24 22 24 23 24 7 0 21-5 21-23 0-11-7-22-22-22-4 0-4 0-5 1 9-27 32-43 56-43 39 0 57 34 57 69 0 33-21 67-45 93-26 30-54 60-80 90-5 5-5 5-5 16 52 0 104 0 156 0 4-25 8-49 12-73z"><text:p/></draw:path><draw:path draw:style-name="gr4" draw:text-style-name="P44" svg:width="0.0752in" svg:height="0.3957in" svg:x="1.3079in" svg:y="0in" svg:viewBox="0 0 192 1006" svg:d="M192 581c0-52 0-104 0-155 0-166-86-354-180-425-1 0-4-1-5-1-5 0-7 4-7 7s1 5 2 6c90 67 153 255 153 413 0 51 0 103 0 155 0 158-63 345-153 412-1 1-2 4-2 6 0 4 2 7 7 7 1 0 4-1 5-1 94-71 180-259 180-424z"><text:p/></draw:path><draw:path draw:style-name="gr4" draw:text-style-name="P44" svg:width="0.1102in" svg:height="0.1102in" svg:x="1.4669in" svg:y="0.1425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756in" svg:height="0.3957in" svg:x="1.661in" svg:y="0in" svg:viewBox="0 0 193 1006" svg:d="M193 999c0-2-1-5-3-6-90-67-153-254-153-412 0-52 0-104 0-155 0-158 63-346 153-413 2-1 3-3 3-6s-3-7-8-7c-1 0-4 1-5 1-94 71-180 259-180 425 0 51 0 103 0 155 0 165 86 353 180 424 1 0 4 1 5 1 5 0 8-3 8-7z"><text:p/></draw:path><draw:path draw:style-name="gr4" draw:text-style-name="P44" svg:width="0.0657in" svg:height="0.1102in" svg:x="1.7543in" svg:y="0.0161in" svg:viewBox="0 0 168 281" svg:d="M168 208c-4 0-6 0-10 0-2 12-6 31-9 37-4 3-31 3-41 3-25 0-50 0-76 0 15-14 30-28 45-43 66-59 91-81 91-123 0-48-37-82-89-82-48 0-79 38-79 77 0 23 22 23 23 23 7 0 21-5 21-22 0-11-7-22-22-22-3 0-4 0-5 0 9-27 32-43 56-43 39 0 57 34 57 69 0 33-21 67-45 93-26 30-54 60-80 90-5 5-5 6-5 16 53 0 104 0 157 0 4-25 7-49 11-73z"><text:p/></draw:path><draw:path draw:style-name="gr4" draw:text-style-name="P44" svg:width="0.1102in" svg:height="0.1102in" svg:x="1.8752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81in" svg:height="0.1138in" svg:x="2.039in" svg:y="0.0161in" svg:viewBox="0 0 174 290" svg:d="M174 209c0-35-26-67-70-77 35-11 59-41 59-73 0-35-37-59-78-59-42 0-74 25-74 58 0 14 9 21 21 21 14 0 22-9 22-21 0-21-20-21-26-21 13-21 40-26 56-26 17 0 41 9 41 47 0 4-1 30-12 48-13 20-28 21-37 22-4 0-15 2-17 2-4 0-6 0-6 4 0 5 2 5 9 5 6 0 12 0 18 0 35 0 51 29 51 70 0 57-29 69-47 69-19 0-50-7-65-32 15 2 28-7 28-23 0-15-11-24-24-24-10 0-23 6-23 25 0 39 38 66 85 66 51 0 89-38 89-81z"><text:p/></draw:path><draw:path draw:style-name="gr4" draw:text-style-name="P44" svg:width="0.0685in" svg:height="0.1134in" svg:x="1.8961in" svg:y="0.2425in" svg:viewBox="0 0 175 289" svg:d="M175 209c0-35-26-69-71-77 35-11 59-41 59-74 0-34-37-58-77-58-43 0-75 25-75 58 0 13 9 21 21 21 14 0 22-9 22-21 0-22-19-22-25-22 12-20 41-25 55-25 18 0 41 8 41 47 0 4-1 30-12 48-12 20-27 21-37 21-4 1-14 1-17 1-4 2-6 2-6 6s2 4 9 4c6 0 14 0 20 0 34 0 50 29 50 71 0 56-30 69-48 69s-50-7-65-32c15 2 28-7 28-23 0-15-11-24-23-24-11 0-24 6-24 24 0 39 40 66 85 66 52 0 90-37 90-80z"><text:p/></draw:path><draw:path draw:style-name="gr4" draw:text-style-name="P44" svg:width="0.0752in" svg:height="0.3957in" svg:x="2.124in" svg:y="0in" svg:viewBox="0 0 192 1006" svg:d="M192 581c0-52 0-104 0-155 0-166-86-354-180-425-1 0-4-1-5-1-5 0-7 4-7 7s1 5 2 6c90 67 153 255 153 413 0 51 0 103 0 155 0 158-63 345-153 412-1 1-2 4-2 6 0 4 2 7 7 7 1 0 4-1 5-1 94-71 180-259 180-424z"><text:p/></draw:path><draw:path draw:style-name="gr4" draw:text-style-name="P44" svg:width="0.0169in" svg:height="0.0177in" svg:x="2.2886in" svg:y="0.1894in" svg:viewBox="0 0 44 46" svg:d="M44 23c0-12-10-23-22-23s-22 11-22 23 10 23 22 23 22-11 22-23z"><text:p/></draw:path><draw:path draw:style-name="gr4" draw:text-style-name="P44" svg:width="0.0752in" svg:height="0.3957in" svg:x="2.3949in" svg:y="0in" svg:viewBox="0 0 192 1006" svg:d="M192 999c0-2-1-5-4-6-90-67-152-254-152-412 0-52 0-104 0-155 0-158 62-346 152-413 3-1 4-3 4-6s-4-7-8-7c-2 0-3 1-4 1-94 71-180 259-180 425 0 51 0 103 0 155 0 165 86 353 180 424 1 0 2 1 4 1 4 0 8-3 8-7z"><text:p/></draw:path><draw:path draw:style-name="gr4" draw:text-style-name="P44" svg:width="0.0709in" svg:height="0.1154in" svg:x="2.4882in" svg:y="0.0157in" svg:viewBox="0 0 181 294" svg:d="M181 13c-33 0-68 0-102 0-51 0-53-6-54-13-3 0-7 0-11 0-4 29-9 58-14 86 4 0 7 0 11 0 1-7 5-33 11-38 2-2 36-2 40-2 29 0 59 0 88 0-16 21-31 44-47 66-38 57-51 116-51 158 0 5 0 24 19 24s19-19 19-24c0-7 0-14 0-20 0-24 1-47 5-70 1-10 7-46 26-72s37-54 57-80c3-5 3-6 3-15z"><text:p/></draw:path><draw:path draw:style-name="gr4" draw:text-style-name="P44" svg:width="0.1102in" svg:height="0.1102in" svg:x="2.6106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57in" svg:height="0.1102in" svg:x="2.7756in" svg:y="0.0161in" svg:viewBox="0 0 168 281" svg:d="M168 208c-4 0-6 0-10 0-2 12-6 31-9 37-4 3-31 3-40 3-25 0-51 0-77 0 16-14 30-28 46-43 65-59 90-81 90-123 0-48-37-82-89-82-48 0-79 38-79 77 0 23 22 23 23 23 7 0 21-5 21-22 0-11-7-22-21-22-4 0-5 0-6 0 9-27 32-43 56-43 39 0 57 34 57 69 0 33-21 67-44 93-27 30-54 60-81 90-5 5-5 6-5 16 53 0 104 0 157 0 4-25 7-49 11-73z"><text:p/></draw:path><draw:path draw:style-name="gr4" draw:text-style-name="P44" svg:width="0.0661in" svg:height="0.1102in" svg:x="2.6315in" svg:y="0.2425in" svg:viewBox="0 0 169 281" svg:d="M169 208c-3 0-7 0-11 0-2 12-4 31-9 37-3 3-31 3-40 3-25 0-51 0-77 0 16-14 30-28 46-43 65-59 91-81 91-123 0-48-38-82-90-82-48 0-79 38-79 76 0 24 22 24 23 24 7 0 21-5 21-23 0-11-7-22-21-22-4 0-5 0-6 1 9-27 32-43 56-43 39 0 58 34 58 69 0 33-22 67-45 93-27 30-54 60-81 90-5 5-5 5-5 16 53 0 104 0 157 0 4-25 9-49 12-73z"><text:p/></draw:path><draw:path draw:style-name="gr4" draw:text-style-name="P44" svg:width="0.0756in" svg:height="0.3957in" svg:x="2.8591in" svg:y="0in" svg:viewBox="0 0 193 1006" svg:d="M193 581c0-52 0-104 0-155 0-166-86-354-180-425-1 0-3-1-5-1-4 0-8 4-8 7s1 5 4 6c90 67 152 255 152 413 0 51 0 103 0 155 0 158-62 345-152 412-3 1-4 4-4 6 0 4 4 7 8 7 2 0 4-1 5-1 94-71 180-259 180-424z"><text:p/></draw:path><draw:path draw:style-name="gr4" draw:text-style-name="P44" svg:width="0.1102in" svg:height="0.1102in" svg:x="3.0185in" svg:y="0.1425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752in" svg:height="0.3957in" svg:x="3.2126in" svg:y="0in" svg:viewBox="0 0 192 1006" svg:d="M192 999c0-2-1-5-2-6-90-67-153-254-153-412 0-52 0-104 0-155 0-158 63-346 153-413 1-1 2-3 2-6s-2-7-7-7c-1 0-4 1-5 1-94 71-180 259-180 425 0 51 0 103 0 155 0 165 86 353 180 424 1 0 4 1 5 1 5 0 7-3 7-7z"><text:p/></draw:path><draw:path draw:style-name="gr4" draw:text-style-name="P44" svg:width="0.0732in" svg:height="0.1122in" svg:x="3.302in" svg:y="0.0154in" svg:viewBox="0 0 187 286" svg:d="M187 216c0-5 0-10 0-13-14 0-27 0-42 0 0-64 0-129 0-192 0-9 0-11-7-11-4 0-5 0-8 6-44 66-87 131-130 197 0 3 0 8 0 13 37 0 76 0 113 0 0 12 0 24 0 37 0 15-1 19-33 19-2 0-6 0-8 0 0 4 0 9 0 14 17-2 38-2 56-2s40 0 58 2c0-5 0-10 0-14-4 0-6 0-10 0-31 0-31-4-31-19 0-13 0-25 0-37 15 0 28 0 42 0zM115 203c-35 0-68 0-103 0 35-53 68-105 103-157 0 52 0 104 0 157z"><text:p/></draw:path><draw:path draw:style-name="gr4" draw:text-style-name="P44" svg:width="0.1102in" svg:height="0.1102in" svg:x="3.4264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85in" svg:height="0.1138in" svg:x="3.5902in" svg:y="0.0161in" svg:viewBox="0 0 175 290" svg:d="M175 209c0-35-26-67-69-77 33-11 58-41 58-73 0-35-37-59-78-59-42 0-74 25-74 58 0 14 10 21 22 21 13 0 21-9 21-21 0-21-20-21-26-21 13-21 41-26 56-26 17 0 40 9 40 47 0 4 0 30-11 48-13 20-28 21-38 22-4 0-14 2-16 2-4 0-7 0-7 4 0 5 3 5 11 5 6 0 12 0 18 0 34 0 50 29 50 70 0 57-29 69-48 69-18 0-49-7-64-32 15 2 28-7 28-23 0-15-12-24-24-24-10 0-24 6-24 25 0 39 40 66 85 66 52 0 90-38 90-81z"><text:p/></draw:path><draw:path draw:style-name="gr4" draw:text-style-name="P44" svg:width="0.0685in" svg:height="0.1134in" svg:x="3.4472in" svg:y="0.2425in" svg:viewBox="0 0 175 289" svg:d="M175 209c0-35-27-69-71-77 35-11 59-41 59-74 0-34-37-58-78-58-42 0-74 25-74 58 0 13 9 21 21 21 14 0 22-9 22-21 0-22-19-22-26-22 13-20 40-25 56-25 17 0 41 8 41 47 0 4-1 30-12 48-13 20-28 21-37 21-4 1-15 1-17 1-4 2-6 2-6 6s2 4 9 4c6 0 14 0 20 0 33 0 49 29 49 71 0 56-29 69-47 69s-50-7-65-32c15 2 28-7 28-23 0-15-11-24-24-24-10 0-23 6-23 24 0 39 38 66 85 66 52 0 90-37 90-80z"><text:p/></draw:path><draw:path draw:style-name="gr4" draw:text-style-name="P44" svg:width="0.0756in" svg:height="0.3957in" svg:x="3.6752in" svg:y="0in" svg:viewBox="0 0 193 1006" svg:d="M193 581c0-52 0-104 0-155 0-166-86-354-180-425-2 0-3-1-5-1-4 0-8 4-8 7s1 5 4 6c90 67 152 255 152 413 0 51 0 103 0 155 0 158-62 345-152 412-3 1-4 4-4 6 0 4 4 7 8 7 2 0 3-1 5-1 94-71 180-259 180-424z"><text:p/></draw:path><draw:path draw:style-name="gr4" draw:text-style-name="P44" svg:width="0.0177in" svg:height="0.0177in" svg:x="3.8394in" svg:y="0.1894in" svg:viewBox="0 0 46 46" svg:d="M46 23c0-12-11-23-23-23s-23 11-23 23 11 23 23 23 23-11 23-23z"><text:p/></draw:path><draw:path draw:style-name="gr4" draw:text-style-name="P44" svg:width="0.0756in" svg:height="0.3957in" svg:x="3.9457in" svg:y="0in" svg:viewBox="0 0 193 1006" svg:d="M193 999c0-2-1-5-3-6-90-67-153-254-153-412 0-52 0-104 0-155 0-158 63-346 153-413 2-1 3-3 3-6s-3-7-8-7c-1 0-4 1-5 1-94 71-180 259-180 425 0 51 0 103 0 155 0 165 86 353 180 424 1 0 4 1 5 1 5 0 8-3 8-7z"><text:p/></draw:path><draw:path draw:style-name="gr4" draw:text-style-name="P44" svg:width="0.0732in" svg:height="0.1122in" svg:x="4.035in" svg:y="0.0154in" svg:viewBox="0 0 187 286" svg:d="M187 216c0-5 0-10 0-13-14 0-27 0-42 0 0-64 0-129 0-192 0-9 0-11-7-11-4 0-5 0-8 6-44 66-87 131-130 197 0 3 0 8 0 13 37 0 76 0 113 0 0 12 0 24 0 37 0 15-1 19-33 19-2 0-6 0-8 0 0 4 0 9 0 14 17-2 38-2 56-2s41 0 58 2c0-5 0-10 0-14-2 0-6 0-8 0-32 0-33-4-33-19 0-13 0-25 0-37 15 0 28 0 42 0zM115 203c-35 0-68 0-103 0 35-53 68-105 103-157 0 52 0 104 0 157z"><text:p/></draw:path><draw:path draw:style-name="gr4" draw:text-style-name="P44" svg:width="0.1102in" svg:height="0.1102in" svg:x="4.1598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61in" svg:height="0.1102in" svg:x="4.3248in" svg:y="0.0161in" svg:viewBox="0 0 169 281" svg:d="M169 208c-3 0-7 0-11 0-2 12-4 31-9 37-3 3-31 3-40 3-25 0-50 0-75 0 14-14 30-28 44-43 66-59 91-81 91-123 0-48-38-82-90-82-48 0-79 38-79 77 0 23 22 23 23 23 7 0 21-5 21-22 0-11-7-22-21-22-4 0-5 0-6 0 9-27 32-43 57-43 39 0 57 34 57 69 0 33-22 67-45 93-27 30-54 60-81 90-5 5-5 6-5 16 53 0 104 0 157 0 4-25 9-49 12-73z"><text:p/></draw:path><draw:path draw:style-name="gr4" draw:text-style-name="P44" svg:width="0.0657in" svg:height="0.1102in" svg:x="4.1819in" svg:y="0.2425in" svg:viewBox="0 0 168 281" svg:d="M168 208c-4 0-7 0-11 0-2 12-5 31-9 37-3 3-30 3-40 3-25 0-50 0-76 0 15-14 30-28 45-43 66-59 91-81 91-123 0-48-38-82-90-82-47 0-78 38-78 76 0 24 20 24 22 24 7 0 22-5 22-23 0-11-8-22-22-22-4 0-4 0-6 1 10-27 33-43 57-43 39 0 57 34 57 69 0 33-22 67-45 93-26 30-54 60-80 90-5 5-5 5-5 16 52 0 104 0 156 0 4-25 8-49 12-73z"><text:p/></draw:path><draw:path draw:style-name="gr4" draw:text-style-name="P44" svg:width="0.0752in" svg:height="0.3957in" svg:x="4.4087in" svg:y="0in" svg:viewBox="0 0 192 1006" svg:d="M192 581c0-52 0-104 0-155 0-166-86-354-180-425-1 0-4-1-5-1-5 0-7 4-7 7s1 5 2 6c90 67 153 255 153 413 0 51 0 103 0 155 0 158-63 345-153 412-1 1-2 4-2 6 0 4 2 7 7 7 1 0 4-1 5-1 94-71 180-259 180-424z"><text:p/></draw:path><draw:path draw:style-name="gr4" draw:text-style-name="P44" svg:width="0.1102in" svg:height="0.1102in" svg:x="4.5681in" svg:y="0.1425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756in" svg:height="0.3957in" svg:x="4.7622in" svg:y="0in" svg:viewBox="0 0 193 1006" svg:d="M193 999c0-2-2-5-3-6-90-67-153-254-153-412 0-52 0-104 0-155 0-158 63-346 153-413 1-1 3-3 3-6s-3-7-8-7c-1 0-4 1-5 1-94 71-180 259-180 425 0 51 0 103 0 155 0 165 86 353 180 424 1 0 4 1 5 1 5 0 8-3 8-7z"><text:p/></draw:path><draw:path draw:style-name="gr4" draw:text-style-name="P44" svg:width="0.0685in" svg:height="0.1138in" svg:x="4.8539in" svg:y="0.0161in" svg:viewBox="0 0 175 290" svg:d="M175 194c0-52-37-93-84-93-29 0-44 21-53 42 0-4 0-7 0-11 0-106 52-121 74-121 10 0 28 2 37 17-6 0-23 0-23 19 0 13 10 19 19 19 7 0 19-4 19-20 0-26-18-46-52-46-54 0-112 54-112 148 0 112 49 142 89 142 47 0 86-39 86-96zM137 194c0 21 0 41-7 57-12 25-32 27-41 27-27 0-40-25-42-31-7-20-7-54-7-61 0-34 13-76 50-76 7 0 26 0 40 27 7 15 7 37 7 57z"><text:p/></draw:path><draw:path draw:style-name="gr4" draw:text-style-name="P44" svg:width="0.1102in" svg:height="0.1102in" svg:x="4.976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81in" svg:height="0.1138in" svg:x="5.1402in" svg:y="0.0161in" svg:viewBox="0 0 174 290" svg:d="M174 209c0-35-26-67-70-77 35-11 59-41 59-73 0-35-37-59-78-59-42 0-74 25-74 58 0 14 9 21 21 21 14 0 22-9 22-21 0-21-20-21-26-21 13-21 40-26 56-26 17 0 41 9 41 47 0 4-1 30-12 48-13 20-28 21-39 22-2 0-13 2-15 2-4 0-6 0-6 4 0 5 2 5 9 5 6 0 12 0 18 0 35 0 51 29 51 70 0 57-29 69-47 69-19 0-50-7-65-32 15 2 28-7 28-23 0-15-12-24-24-24-10 0-23 6-23 25 0 39 38 66 85 66 51 0 89-38 89-81z"><text:p/></draw:path><draw:path draw:style-name="gr4" draw:text-style-name="P44" svg:width="0.0685in" svg:height="0.1134in" svg:x="4.9969in" svg:y="0.2425in" svg:viewBox="0 0 175 289" svg:d="M175 209c0-35-26-69-71-77 35-11 59-41 59-74 0-34-37-58-77-58-43 0-75 25-75 58 0 13 9 21 21 21 14 0 22-9 22-21 0-22-19-22-26-22 13-20 42-25 56-25 18 0 41 8 41 47 0 4-1 30-12 48-12 20-27 21-37 21-4 1-14 1-17 1-4 2-6 2-6 6s2 4 9 4c6 0 14 0 20 0 34 0 50 29 50 71 0 56-30 69-48 69s-50-7-65-32c15 2 28-7 28-23 0-15-11-24-23-24-11 0-24 6-24 24 0 39 40 66 85 66 52 0 90-37 90-80z"><text:p/></draw:path><draw:path draw:style-name="gr4" draw:text-style-name="P44" svg:width="0.0752in" svg:height="0.3957in" svg:x="5.2252in" svg:y="0in" svg:viewBox="0 0 192 1006" svg:d="M192 581c0-52 0-104 0-155 0-166-86-354-180-425-1 0-4-1-5-1-5 0-7 4-7 7s1 5 2 6c90 67 153 255 153 413 0 51 0 103 0 155 0 158-63 345-153 412-1 1-2 4-2 6 0 4 2 7 7 7 1 0 4-1 5-1 94-71 180-259 180-424z"><text:p/></draw:path><draw:path draw:style-name="gr4" draw:text-style-name="P44" svg:width="0.0169in" svg:height="0.0177in" svg:x="5.3894in" svg:y="0.1894in" svg:viewBox="0 0 44 46" svg:d="M44 23c0-12-10-23-22-23s-22 11-22 23 10 23 22 23 22-11 22-23z"><text:p/></draw:path><draw:path draw:style-name="gr4" draw:text-style-name="P44" svg:width="0.0752in" svg:height="0.3957in" svg:x="5.4957in" svg:y="0in" svg:viewBox="0 0 192 1006" svg:d="M192 999c0-2-1-5-4-6-90-67-152-254-152-412 0-52 0-104 0-155 0-158 62-346 152-413 3-1 4-3 4-6s-4-7-8-7c-2 0-3 1-4 1-94 71-180 259-180 425 0 51 0 103 0 155 0 165 86 353 180 424 1 0 2 1 4 1 4 0 8-3 8-7z"><text:p/></draw:path><draw:path draw:style-name="gr4" draw:text-style-name="P44" svg:width="0.0543in" svg:height="0.1102in" svg:x="5.5949in" svg:y="0.0161in" svg:viewBox="0 0 139 281" svg:d="M139 281c0-5 0-10 0-13-5 0-8 0-13 0-38 0-40-5-40-21 0-79 0-157 0-236 0-10 0-11-9-11-27 28-64 28-77 28 0 4 0 8 0 13 8 0 34 0 55-12 0 73 0 145 0 218 0 16-1 21-39 21-5 0-9 0-14 0 0 3 0 8 0 13 15-1 52-1 69-1s54 0 68 1z"><text:p/></draw:path><draw:path draw:style-name="gr4" draw:text-style-name="P44" svg:width="0.1102in" svg:height="0.1102in" svg:x="5.7094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57in" svg:height="0.1102in" svg:x="5.8748in" svg:y="0.0161in" svg:viewBox="0 0 168 281" svg:d="M168 208c-4 0-7 0-11 0-2 12-5 31-9 37-3 3-30 3-40 3-25 0-50 0-76 0 15-14 30-28 45-43 66-59 91-81 91-123 0-48-38-82-90-82-47 0-78 38-78 77 0 23 20 23 22 23 7 0 22-5 22-22 0-11-8-22-22-22-4 0-5 0-6 0 9-27 32-43 57-43 39 0 57 34 57 69 0 33-22 67-45 93-27 30-54 60-81 90-4 5-4 6-4 16 52 0 104 0 156 0 4-25 8-49 12-73z"><text:p/></draw:path><draw:path draw:style-name="gr4" draw:text-style-name="P44" svg:width="0.0657in" svg:height="0.1102in" svg:x="5.7315in" svg:y="0.2425in" svg:viewBox="0 0 168 281" svg:d="M168 208c-4 0-7 0-11 0-1 12-5 31-8 37-4 3-31 3-41 3-25 0-50 0-76 0 15-14 30-28 45-43 66-59 91-81 91-123 0-48-37-82-89-82-48 0-79 38-79 76 0 24 22 24 23 24 7 0 21-5 21-23 0-11-7-22-22-22-4 0-4 0-5 1 9-27 32-43 56-43 39 0 57 34 57 69 0 33-21 67-45 93-26 30-54 60-80 90-5 5-5 5-5 16 52 0 104 0 156 0 4-25 8-49 12-73z"><text:p/></draw:path><draw:path draw:style-name="gr4" draw:text-style-name="P44" svg:width="0.0752in" svg:height="0.3957in" svg:x="5.9583in" svg:y="0in" svg:viewBox="0 0 192 1006" svg:d="M192 581c0-52 0-104 0-155 0-166-86-354-180-425-1 0-4-1-5-1-3 0-7 4-7 7s1 5 2 6c90 67 153 255 153 413 0 51 0 103 0 155 0 158-63 345-153 412-1 1-2 4-2 6 0 4 4 7 7 7 1 0 4-1 5-1 94-71 180-259 180-424z"><text:p/></draw:path></draw:g></draw:g></text:p>
      <text:p text:style-name="P4"><draw:g text:anchor-type="as-char" svg:y="-0.2398in" draw:z-index="61" draw:name="Shape68" draw:style-name="gr1"><svg:title>TexMaths</svg:title><svg:desc>12§display§\binom{3}{3} \cdot \binom{12}{2} +
\binom{5}{3} \cdot \binom{9}{2} +
\binom{7}{3} \cdot \binom{6}{2} +
\binom{9}{3} \cdot \binom{3}{2} =
1203§svg§600§FALSE§</svg:desc><draw:g draw:style-name="gr2"><draw:path draw:style-name="gr3" draw:text-style-name="P43" svg:width="4.3217in" svg:height="0.3791in" svg:x="-0.0004in" svg:y="0.0075in" svg:viewBox="0 0 10978 964" svg:d="M5490 964c-1830 0-3660 0-5490 0 0-322 0-642 0-964 3660 0 7318 0 10978 0 0 322 0 642 0 964-1830 0-3660 0-5488 0z"><text:p/></draw:path><draw:path draw:style-name="gr4" draw:text-style-name="P44" svg:width="0.0752in" svg:height="0.3961in" svg:x="0.0287in" svg:y="0in" svg:viewBox="0 0 192 1007" svg:d="M192 998c0-2-1-3-4-4-88-69-151-255-151-413 0-52 0-103 0-155 0-158 63-344 151-413 3-1 4-2 4-5 0-4-4-8-7-8s-4 1-5 2c-94 70-180 258-180 424 0 52 0 103 0 155 0 165 86 354 180 423 1 2 2 3 5 3s7-4 7-9z"><text:p/></draw:path><draw:path draw:style-name="gr4" draw:text-style-name="P44" svg:width="0.0681in" svg:height="0.1138in" svg:x="0.1205in" svg:y="0.0161in" svg:viewBox="0 0 174 290" svg:d="M174 209c0-35-26-67-70-76 35-12 59-41 59-74 0-35-37-59-78-59-42 0-74 25-74 58 0 14 9 21 21 21 14 0 22-8 22-21 0-21-20-21-26-21 13-20 40-26 56-26 17 0 41 9 41 47 0 6-1 30-12 48-13 20-28 21-37 22-4 0-15 2-17 2-4 0-6 0-6 4 0 5 2 5 9 5 6 0 12 0 18 0 35 0 51 29 51 70 0 57-29 69-47 69-19 0-50-7-65-32 15 2 28-7 28-23 0-15-11-24-24-24-10 0-23 6-23 25 0 39 38 66 85 66 52 0 89-38 89-81z"><text:p/></draw:path><draw:path draw:style-name="gr4" draw:text-style-name="P44" svg:width="0.0681in" svg:height="0.1134in" svg:x="0.1205in" svg:y="0.2425in" svg:viewBox="0 0 174 289" svg:d="M174 209c0-35-26-69-70-77 35-11 59-41 59-74 0-35-37-58-78-58-42 0-74 25-74 58 0 13 9 21 21 21 14 0 22-9 22-21 0-22-20-22-26-22 13-20 40-25 56-25 17 0 41 8 41 47 0 4-1 28-12 48-13 20-28 21-37 21-4 1-15 1-17 1-4 2-6 2-6 5 0 5 2 5 9 5 6 0 12 0 18 0 35 0 51 29 51 71 0 56-29 68-47 68-19 0-50-7-65-31 15 2 28-7 28-24 0-14-11-23-24-23-10 0-23 6-23 24 0 39 38 66 85 66 52 0 89-38 89-80z"><text:p/></draw:path><draw:path draw:style-name="gr4" draw:text-style-name="P44" svg:width="0.0752in" svg:height="0.3961in" svg:x="0.2055in" svg:y="0in" svg:viewBox="0 0 192 1007" svg:d="M192 581c0-52 0-103 0-155 0-166-86-354-180-424-1-1-4-2-5-2-5 0-7 4-7 8 0 3 1 4 2 5 90 69 153 255 153 413 0 52 0 103 0 155 0 158-63 344-153 413-1 1-2 2-2 4 0 5 2 9 7 9 1 0 4-1 5-3 94-69 180-258 180-423z"><text:p/></draw:path><draw:path draw:style-name="gr4" draw:text-style-name="P44" svg:width="0.0169in" svg:height="0.0177in" svg:x="0.3701in" svg:y="0.1898in" svg:viewBox="0 0 44 46" svg:d="M44 23c0-12-10-23-22-23s-22 11-22 23 10 23 22 23 22-11 22-23z"><text:p/></draw:path><draw:path draw:style-name="gr4" draw:text-style-name="P44" svg:width="0.0752in" svg:height="0.3961in" svg:x="0.4764in" svg:y="0in" svg:viewBox="0 0 192 1007" svg:d="M192 998c0-2-1-3-4-4-88-69-151-255-151-413 0-52 0-103 0-155 0-158 63-344 151-413 3-1 4-2 4-5 0-4-4-8-7-8s-4 1-5 2c-94 70-180 258-180 424 0 52 0 103 0 155 0 165 86 354 180 423 1 2 2 3 5 3s7-4 7-9z"><text:p/></draw:path><draw:path draw:style-name="gr4" draw:text-style-name="P44" svg:width="0.0543in" svg:height="0.1102in" svg:x="0.5756in" svg:y="0.0161in" svg:viewBox="0 0 139 281" svg:d="M139 281c0-5 0-10 0-13-5 0-8 0-13 0-38 0-40-5-40-21 0-79 0-157 0-236 0-10 0-11-9-11-27 28-64 28-77 28 0 4 0 8 0 13 8 0 34 0 55-11 0 72 0 144 0 217 0 16-1 21-39 21-5 0-9 0-14 0 0 3 0 8 0 13 16-1 52-1 69-1s54 0 68 1z"><text:p/></draw:path><draw:path draw:style-name="gr4" draw:text-style-name="P44" svg:width="0.0657in" svg:height="0.1102in" svg:x="0.652in" svg:y="0.0161in" svg:viewBox="0 0 168 281" svg:d="M168 208c-4 0-6 0-10 0-2 13-6 31-9 37-4 3-31 3-41 3-25 0-50 0-76 0 15-14 30-28 45-43 66-59 91-80 91-123 0-48-37-82-89-82-48 0-79 40-79 77 0 24 22 24 23 24 7 0 21-6 21-23 0-11-7-22-22-22-3 0-4 0-5 0 9-27 32-43 56-43 39 0 57 35 57 69s-21 67-45 93c-26 30-54 60-80 90-5 5-5 6-5 16 53 0 104 0 157 0 4-25 7-49 11-73z"><text:p/></draw:path><draw:path draw:style-name="gr4" draw:text-style-name="P44" svg:width="0.0657in" svg:height="0.1102in" svg:x="0.6102in" svg:y="0.2425in" svg:viewBox="0 0 168 281" svg:d="M168 206c-4 0-6 0-10 0-2 14-6 32-9 39-3 3-31 3-40 3-25 0-51 0-77 0 16-15 30-30 46-44 65-58 90-80 90-122 0-48-37-82-89-82-48 0-79 38-79 76 0 24 22 24 23 24 7 0 21-5 21-23 0-11-7-22-21-22-4 0-5 0-6 0 9-26 32-42 56-42 39 0 58 34 58 69 0 33-22 67-45 92-27 30-54 60-81 91-5 4-5 5-5 16 53 0 104 0 157 0 4-25 7-51 11-75z"><text:p/></draw:path><draw:path draw:style-name="gr4" draw:text-style-name="P44" svg:width="0.0756in" svg:height="0.3961in" svg:x="0.7354in" svg:y="0in" svg:viewBox="0 0 193 1007" svg:d="M193 581c0-52 0-103 0-155 0-166-87-354-181-424-1-1-2-2-4-2-4 0-8 4-8 8 0 3 1 4 4 5 90 69 152 255 152 413 0 52 0 103 0 155 0 158-62 344-152 413-3 1-4 2-4 4 0 5 4 9 8 9 2 0 3-1 4-3 94-69 181-258 181-423z"><text:p/></draw:path><draw:path draw:style-name="gr4" draw:text-style-name="P44" svg:width="0.1102in" svg:height="0.1102in" svg:x="0.8953in" svg:y="0.1425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752in" svg:height="0.3961in" svg:x="1.0894in" svg:y="0in" svg:viewBox="0 0 192 1007" svg:d="M192 998c0-2-1-3-2-4-90-69-153-255-153-413 0-52 0-103 0-155 0-158 63-344 153-413 1-1 2-2 2-5 0-4-4-8-7-8-1 0-4 1-5 2-94 70-180 258-180 424 0 52 0 103 0 155 0 165 86 354 180 423 1 2 4 3 5 3 3 0 7-4 7-9z"><text:p/></draw:path><draw:path draw:style-name="gr4" draw:text-style-name="P44" svg:width="0.0657in" svg:height="0.1138in" svg:x="1.1823in" svg:y="0.0161in" svg:viewBox="0 0 168 290" svg:d="M168 197c0-51-35-93-80-93-21 0-39 6-53 22 0-28 0-55 0-83 8 3 21 6 35 6 52 0 81-38 81-44 0-3-1-5-3-5s-2 0-4 1c-8 5-29 13-58 13-16 0-36-3-56-12-2-1-4-1-5-1-3 0-3 4-3 10 0 42 0 83 0 125 0 7 0 10 6 10 2 0 3-1 4-3 5-7 21-30 56-30 21 0 32 20 34 27 8 16 9 33 9 53 0 15 0 40-11 58-10 17-25 27-44 27-32 0-56-22-63-46 1 0 3 0 7 0 15 0 22-11 22-21 0-11-7-20-22-20-6 0-20 2-20 23 0 36 29 76 76 76 49 0 92-40 92-93z"><text:p/></draw:path><draw:path draw:style-name="gr4" draw:text-style-name="P44" svg:width="0.0685in" svg:height="0.1134in" svg:x="1.1811in" svg:y="0.2425in" svg:viewBox="0 0 175 289" svg:d="M175 209c0-35-26-69-71-77 35-11 59-41 59-74 0-35-37-58-77-58-43 0-75 25-75 58 0 13 9 21 21 21 14 0 22-9 22-21 0-22-19-22-25-22 12-20 41-25 55-25 18 0 41 8 41 47 0 4-1 28-12 48-12 20-27 21-37 21-4 1-14 1-17 1-4 2-6 2-6 5 0 5 2 5 9 5 6 0 14 0 20 0 34 0 50 29 50 71 0 56-30 68-48 68s-50-7-65-31c15 2 28-7 28-24 0-14-11-23-23-23-11 0-24 6-24 24 0 39 40 66 85 66 52 0 90-38 90-80z"><text:p/></draw:path><draw:path draw:style-name="gr4" draw:text-style-name="P44" svg:width="0.0752in" svg:height="0.3961in" svg:x="1.2661in" svg:y="0in" svg:viewBox="0 0 192 1007" svg:d="M192 581c0-52 0-103 0-155 0-166-86-354-180-424-1-1-2-2-5-2s-7 4-7 8c0 3 1 4 2 5 90 69 153 255 153 413 0 52 0 103 0 155 0 158-63 344-153 413-1 1-2 2-2 4 0 5 4 9 7 9s4-1 5-3c94-69 180-258 180-423z"><text:p/></draw:path><draw:path draw:style-name="gr4" draw:text-style-name="P44" svg:width="0.0169in" svg:height="0.0177in" svg:x="1.4303in" svg:y="0.1898in" svg:viewBox="0 0 44 46" svg:d="M44 23c0-12-9-23-21-23-13 0-23 11-23 23s10 23 23 23c12 0 21-11 21-23z"><text:p/></draw:path><draw:path draw:style-name="gr4" draw:text-style-name="P44" svg:width="0.0752in" svg:height="0.3961in" svg:x="1.5366in" svg:y="0in" svg:viewBox="0 0 192 1007" svg:d="M192 998c0-2-1-3-2-4-90-69-153-255-153-413 0-52 0-103 0-155 0-158 63-344 153-413 1-1 2-2 2-5 0-4-4-8-7-8s-4 1-5 2c-94 70-180 258-180 424 0 52 0 103 0 155 0 165 86 354 180 423 1 2 2 3 5 3s7-4 7-9z"><text:p/></draw:path><draw:path draw:style-name="gr4" draw:text-style-name="P44" svg:width="0.0685in" svg:height="0.1138in" svg:x="1.6283in" svg:y="0.0161in" svg:viewBox="0 0 175 290" svg:d="M175 143c0-114-49-143-86-143-23 0-43 8-63 26-16 20-26 38-26 69 0 53 37 95 84 95 26 0 43-18 53-44 0 5 0 10 0 15 0 98-43 117-69 117-7 0-30-1-40-15 18 0 21-12 21-19 0-14-9-20-19-20-7 0-19 4-19 21 0 27 23 45 59 45 54 0 105-57 105-147zM136 103c0 35-15 77-51 77-7 0-26 0-39-28-8-15-8-36-8-56 0-23 0-43 9-59 11-20 27-26 42-26 19 0 33 14 41 33 4 14 6 40 6 59z"><text:p/></draw:path><draw:path draw:style-name="gr4" draw:text-style-name="P44" svg:width="0.0657in" svg:height="0.1102in" svg:x="1.6299in" svg:y="0.2425in" svg:viewBox="0 0 168 281" svg:d="M168 206c-4 0-7 0-11 0-2 14-5 32-9 39-3 3-30 3-40 3-25 0-50 0-76 0 15-15 30-30 45-44 66-58 91-80 91-122 0-48-38-82-90-82-47 0-78 38-78 76 0 24 20 24 22 24 7 0 22-5 22-23 0-11-8-22-22-22-4 0-5 0-6 0 10-26 32-42 57-42 39 0 57 34 57 69 0 33-22 67-45 92-26 30-54 60-80 91-5 4-5 5-5 16 52 0 104 0 156 0 4-25 8-51 12-75z"><text:p/></draw:path><draw:path draw:style-name="gr4" draw:text-style-name="P44" svg:width="0.0752in" svg:height="0.3961in" svg:x="1.7134in" svg:y="0in" svg:viewBox="0 0 192 1007" svg:d="M192 581c0-52 0-103 0-155 0-166-86-354-180-424-1-1-2-2-5-2s-7 4-7 8c0 3 1 4 2 5 90 69 153 255 153 413 0 52 0 103 0 155 0 158-63 344-153 413-1 1-2 2-2 4 0 5 4 9 7 9s4-1 5-3c94-69 180-258 180-423z"><text:p/></draw:path><draw:path draw:style-name="gr4" draw:text-style-name="P44" svg:width="0.1102in" svg:height="0.1102in" svg:x="1.8728in" svg:y="0.1425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752in" svg:height="0.3961in" svg:x="2.0673in" svg:y="0in" svg:viewBox="0 0 192 1007" svg:d="M192 998c0-2-1-3-4-4-88-69-151-255-151-413 0-52 0-103 0-155 0-158 63-344 151-413 3-1 4-2 4-5 0-4-4-8-7-8s-4 1-5 2c-94 70-180 258-180 424 0 52 0 103 0 155 0 165 86 354 180 423 1 2 2 3 5 3s7-4 7-9z"><text:p/></draw:path><draw:path draw:style-name="gr4" draw:text-style-name="P44" svg:width="0.0705in" svg:height="0.1154in" svg:x="2.1606in" svg:y="0.0157in" svg:viewBox="0 0 180 294" svg:d="M180 13c-34 0-68 0-102 0-52 0-53-5-54-13-4 0-7 0-11 0-5 29-8 58-13 86 4 0 6 0 10 0 1-6 6-33 10-38 4-2 36-2 42-2 29 0 58 0 87 0-16 22-31 44-47 67-38 56-52 115-52 158 0 4 0 23 20 23 19 0 19-19 19-23 0-7 0-14 0-21 0-24 1-47 5-70 1-10 7-46 26-72s37-54 56-80c4-5 4-6 4-15z"><text:p/></draw:path><draw:path draw:style-name="gr4" draw:text-style-name="P44" svg:width="0.0685in" svg:height="0.1134in" svg:x="2.1598in" svg:y="0.2425in" svg:viewBox="0 0 175 289" svg:d="M175 209c0-35-26-69-71-77 35-11 59-41 59-74 0-35-37-58-77-58-43 0-75 25-75 58 0 13 9 21 21 21 14 0 22-9 22-21 0-22-19-22-26-22 13-20 42-25 56-25 18 0 41 8 41 47 0 4-1 28-12 48-12 20-27 21-37 21-4 1-14 1-17 1-4 2-6 2-6 5 0 5 2 5 9 5 6 0 14 0 20 0 34 0 50 29 50 71 0 56-30 68-48 68s-50-7-65-31c15 2 28-7 28-24 0-14-11-23-23-23-11 0-24 6-24 24 0 39 40 66 85 66 52 0 90-38 90-80z"><text:p/></draw:path><draw:path draw:style-name="gr4" draw:text-style-name="P44" svg:width="0.0752in" svg:height="0.3961in" svg:x="2.2453in" svg:y="0in" svg:viewBox="0 0 192 1007" svg:d="M192 581c0-52 0-103 0-155 0-166-86-354-180-424-1-1-2-2-5-2s-7 4-7 8c0 3 1 4 4 5 88 69 151 255 151 413 0 52 0 103 0 155 0 158-63 344-151 413-3 1-4 2-4 4 0 5 4 9 7 9s4-1 5-3c94-69 180-258 180-423z"><text:p/></draw:path><draw:path draw:style-name="gr4" draw:text-style-name="P44" svg:width="0.0169in" svg:height="0.0177in" svg:x="2.4098in" svg:y="0.1898in" svg:viewBox="0 0 44 46" svg:d="M44 23c0-12-9-23-21-23s-23 11-23 23 11 23 23 23 21-11 21-23z"><text:p/></draw:path><draw:path draw:style-name="gr4" draw:text-style-name="P44" svg:width="0.0752in" svg:height="0.3961in" svg:x="2.5161in" svg:y="0in" svg:viewBox="0 0 192 1007" svg:d="M192 998c0-2-1-3-2-4-90-69-153-255-153-413 0-52 0-103 0-155 0-158 63-344 153-413 1-1 2-2 2-5 0-4-2-8-7-8-1 0-4 1-5 2-94 70-180 258-180 424 0 52 0 103 0 155 0 165 86 354 180 423 1 2 4 3 5 3 5 0 7-4 7-9z"><text:p/></draw:path><draw:path draw:style-name="gr4" draw:text-style-name="P44" svg:width="0.0685in" svg:height="0.1138in" svg:x="2.6079in" svg:y="0.0161in" svg:viewBox="0 0 175 290" svg:d="M175 196c0-54-37-95-84-95-29 0-44 21-53 42 0-4 0-6 0-10 0-107 52-122 74-122 10 0 27 2 37 17-6 0-23 0-23 19 0 13 10 19 19 19 7 0 19-4 19-20 0-26-18-46-52-46-54 0-112 55-112 148 0 112 49 142 89 142 47 0 86-39 86-94zM137 194c0 21 0 42-7 57-12 25-32 27-41 27-28 0-40-25-42-31-9-20-9-54-9-61 0-34 15-76 52-76 7 0 26 0 40 27 7 15 7 37 7 57z"><text:p/></draw:path><draw:path draw:style-name="gr4" draw:text-style-name="P44" svg:width="0.0657in" svg:height="0.1102in" svg:x="2.6091in" svg:y="0.2425in" svg:viewBox="0 0 168 281" svg:d="M168 206c-4 0-7 0-11 0-1 14-5 32-8 39-4 3-31 3-41 3-25 0-50 0-76 0 15-15 30-30 45-44 66-58 91-80 91-122 0-48-37-82-89-82-48 0-79 38-79 76 0 24 20 24 23 24 7 0 21-5 21-23 0-11-8-22-22-22-4 0-4 0-5 0 9-26 32-42 56-42 39 0 57 34 57 69 0 33-21 67-45 92-26 30-54 60-80 91-5 4-5 5-5 16 52 0 104 0 156 0 4-25 8-51 12-75z"><text:p/></draw:path><draw:path draw:style-name="gr4" draw:text-style-name="P44" svg:width="0.0752in" svg:height="0.3961in" svg:x="2.6929in" svg:y="0in" svg:viewBox="0 0 192 1007" svg:d="M192 581c0-52 0-103 0-155 0-166-86-354-180-424-1-1-2-2-5-2s-7 4-7 8c0 3 1 4 2 5 90 69 153 255 153 413 0 52 0 103 0 155 0 158-63 344-153 413-1 1-2 2-2 4 0 5 4 9 7 9s4-1 5-3c94-69 180-258 180-423z"><text:p/></draw:path><draw:path draw:style-name="gr4" draw:text-style-name="P44" svg:width="0.1102in" svg:height="0.1102in" svg:x="2.8524in" svg:y="0.1425in" svg:viewBox="0 0 281 281" svg:d="M281 140c0-4-5-8-9-8-40 0-82 0-123 0 0-41 0-83 0-124 0-4-5-8-9-8s-8 4-8 8c0 41 0 83 0 124-41 0-83 0-124 0-4 0-8 4-8 8 0 5 4 9 8 9 41 0 83 0 124 0 0 41 0 81 0 123 0 5 4 9 8 9s9-4 9-9c0-42 0-82 0-123 41 0 83 0 123 0 4 0 9-4 9-9z"><text:p/></draw:path><draw:path draw:style-name="gr4" draw:text-style-name="P44" svg:width="0.0752in" svg:height="0.3961in" svg:x="3.0465in" svg:y="0in" svg:viewBox="0 0 192 1007" svg:d="M192 998c0-2-1-3-2-4-90-69-153-255-153-413 0-52 0-103 0-155 0-158 63-344 153-413 1-1 2-2 2-5 0-4-4-8-7-8s-4 1-5 2c-94 70-180 258-180 424 0 52 0 103 0 155 0 165 86 354 180 423 1 2 2 3 5 3s7-4 7-9z"><text:p/></draw:path><draw:path draw:style-name="gr4" draw:text-style-name="P44" svg:width="0.0685in" svg:height="0.1138in" svg:x="3.1382in" svg:y="0.0161in" svg:viewBox="0 0 175 290" svg:d="M175 143c0-114-49-143-86-143-23 0-45 8-63 26-16 20-26 38-26 69 0 53 37 95 84 95 25 0 43-18 53-44 0 5 0 10 0 15 0 98-45 117-69 117-7 0-30-1-40-15 18 0 21-12 21-19 0-14-11-20-19-20-7 0-19 4-19 21 0 27 23 45 57 45 56 0 107-57 107-147zM136 103c0 35-15 77-52 77-6 0-25 0-38-28-9-15-9-36-9-56 0-23 0-43 10-59 11-20 27-26 42-26 19 0 33 14 41 33 4 14 6 40 6 59z"><text:p/></draw:path><draw:path draw:style-name="gr4" draw:text-style-name="P44" svg:width="0.0685in" svg:height="0.1134in" svg:x="3.1382in" svg:y="0.2425in" svg:viewBox="0 0 175 289" svg:d="M175 209c0-35-27-69-71-77 35-11 59-41 59-74 0-35-37-58-78-58-42 0-74 25-74 58 0 13 9 21 21 21 14 0 22-9 22-21 0-22-19-22-26-22 13-20 40-25 56-25 17 0 41 8 41 47 0 4-1 28-12 48-13 20-28 21-37 21-4 1-15 1-17 1-4 2-6 2-6 5 0 5 2 5 9 5 6 0 14 0 20 0 33 0 49 29 49 71 0 56-29 68-47 68s-50-7-65-31c15 2 28-7 28-24 0-14-11-23-24-23-10 0-23 6-23 24 0 39 38 66 85 66 52 0 90-38 90-80z"><text:p/></draw:path><draw:path draw:style-name="gr4" draw:text-style-name="P44" svg:width="0.0752in" svg:height="0.3961in" svg:x="3.2232in" svg:y="0in" svg:viewBox="0 0 192 1007" svg:d="M192 581c0-52 0-103 0-155 0-166-86-354-180-424-1-1-4-2-5-2-3 0-7 4-7 8 0 3 1 4 2 5 90 69 153 255 153 413 0 52 0 103 0 155 0 158-63 344-153 413-1 1-2 2-2 4 0 5 4 9 7 9 1 0 4-1 5-3 94-69 180-258 180-423z"><text:p/></draw:path><draw:path draw:style-name="gr4" draw:text-style-name="P44" svg:width="0.0169in" svg:height="0.0177in" svg:x="3.3878in" svg:y="0.1898in" svg:viewBox="0 0 44 46" svg:d="M44 23c0-12-10-23-22-23-14 0-22 11-22 23s8 23 22 23c12 0 22-11 22-23z"><text:p/></draw:path><draw:path draw:style-name="gr4" draw:text-style-name="P44" svg:width="0.0752in" svg:height="0.3961in" svg:x="3.4941in" svg:y="0in" svg:viewBox="0 0 192 1007" svg:d="M192 998c0-2-1-3-2-4-90-69-153-255-153-413 0-52 0-103 0-155 0-158 63-344 153-413 1-1 2-2 2-5 0-4-4-8-7-8s-4 1-5 2c-94 70-180 258-180 424 0 52 0 103 0 155 0 165 86 354 180 423 1 2 2 3 5 3s7-4 7-9z"><text:p/></draw:path><draw:path draw:style-name="gr4" draw:text-style-name="P44" svg:width="0.0685in" svg:height="0.1138in" svg:x="3.5854in" svg:y="0.0161in" svg:viewBox="0 0 175 290" svg:d="M175 209c0-35-27-67-71-76 35-12 59-41 59-74 0-35-37-59-78-59-42 0-74 25-74 58 0 14 9 21 21 21 14 0 22-8 22-21 0-21-19-21-26-21 13-20 40-26 56-26 17 0 41 9 41 47 0 6-1 30-12 48-13 20-28 21-37 22-4 0-15 2-17 2-4 0-6 0-6 4 0 5 2 5 9 5 6 0 14 0 20 0 33 0 49 29 49 70 0 57-29 69-47 69s-50-7-65-32c15 2 28-7 28-23 0-15-11-24-24-24-10 0-23 6-23 25 0 39 38 66 85 66 52 0 90-38 90-81z"><text:p/></draw:path><draw:path draw:style-name="gr4" draw:text-style-name="P44" svg:width="0.0657in" svg:height="0.1102in" svg:x="3.587in" svg:y="0.2425in" svg:viewBox="0 0 168 281" svg:d="M168 206c-4 0-7 0-11 0-2 14-5 32-9 39-3 3-30 3-40 3-25 0-50 0-76 0 15-15 30-30 45-44 66-58 91-80 91-122 0-48-38-82-90-82-47 0-78 38-78 76 0 24 20 24 22 24 7 0 21-5 21-23 0-11-7-22-21-22-4 0-5 0-6 0 9-26 32-42 57-42 39 0 57 34 57 69 0 33-22 67-45 92-27 30-54 60-81 91-4 4-4 5-4 16 52 0 104 0 156 0 4-25 8-51 12-75z"><text:p/></draw:path><draw:path draw:style-name="gr4" draw:text-style-name="P44" svg:width="0.0752in" svg:height="0.3961in" svg:x="3.6705in" svg:y="0in" svg:viewBox="0 0 192 1007" svg:d="M192 581c0-52 0-103 0-155 0-166-86-354-180-424-1-1-4-2-5-2-5 0-7 4-7 8 0 3 1 4 2 5 90 69 153 255 153 413 0 52 0 103 0 155 0 158-63 344-153 413-1 1-2 2-2 4 0 5 2 9 7 9 1 0 4-1 5-3 94-69 180-258 180-423z"><text:p/></draw:path><draw:path draw:style-name="gr4" draw:text-style-name="P44" svg:width="0.1102in" svg:height="0.0382in" svg:x="3.8394in" svg:y="0.178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543in" svg:height="0.1102in" svg:x="4.0197in" svg:y="0.1283in" svg:viewBox="0 0 139 281" svg:d="M139 281c0-5 0-10 0-13-5 0-8 0-13 0-38 0-40-5-40-21 0-79 0-157 0-236 0-10 0-11-9-11-27 26-63 26-77 26 0 5 0 9 0 14 8 0 34 0 55-11 0 73 0 145 0 218 0 16-1 21-38 21-5 0-10 0-15 0 0 3 0 8 0 13 16-1 52-1 69-1s54 0 68 1z"><text:p/></draw:path><draw:path draw:style-name="gr4" draw:text-style-name="P44" svg:width="0.0661in" svg:height="0.1102in" svg:x="4.0965in" svg:y="0.1283in" svg:viewBox="0 0 169 281" svg:d="M169 208c-3 0-7 0-11 0-2 12-4 31-9 37-3 3-31 3-40 3-25 0-51 0-77 0 16-14 30-28 46-43 65-59 91-81 91-123 0-48-38-82-90-82-48 0-79 38-79 77 0 23 22 23 23 23 7 0 21-5 21-22 0-12-7-23-21-23-4 0-5 0-6 1 9-27 32-43 56-43 39 0 58 34 58 69 0 33-22 67-45 93-27 30-54 60-81 90-5 5-5 5-5 16 53 0 104 0 157 0 4-25 9-49 12-73z"><text:p/></draw:path><draw:path draw:style-name="gr4" draw:text-style-name="P44" svg:width="0.0697in" svg:height="0.1134in" svg:x="4.1776in" svg:y="0.1283in" svg:viewBox="0 0 178 289" svg:d="M178 145c0-33-3-67-17-98-19-40-54-47-72-47-25 0-55 11-73 50-14 29-16 62-16 95s2 70 19 102c18 34 49 42 70 42 23 0 55-8 73-48 13-29 16-62 16-96zM143 140c0 33 0 60-5 88-6 40-30 53-49 53-17 0-41-11-49-52-5-25-5-63-5-89s0-54 3-76c9-51 40-54 51-54 14 0 42 7 49 49 5 23 5 55 5 81z"><text:p/></draw:path><draw:path draw:style-name="gr4" draw:text-style-name="P44" svg:width="0.0685in" svg:height="0.1134in" svg:x="4.261in" svg:y="0.1283in" svg:viewBox="0 0 175 289" svg:d="M175 209c0-35-26-67-71-77 35-11 59-41 59-74 0-34-37-58-77-58-43 0-75 25-75 58 0 13 9 21 21 21 14 0 22-9 22-21 0-21-19-21-26-21 13-21 42-26 56-26 18 0 41 8 41 47 0 4-1 30-12 48-12 20-27 21-37 21-4 1-14 1-17 1-4 2-6 2-6 6s2 4 9 4c6 0 14 0 20 0 34 0 50 29 50 71 0 56-30 69-48 69s-50-7-65-32c15 2 28-7 28-23 0-15-11-24-23-24-11 0-24 6-24 24 0 39 40 66 85 66 52 0 90-37 90-80z"><text:p/></draw:path></draw:g></draw:g></text:p>
      <text:p text:style-name="P25">ישנם 1203 פתרונות למשוואה זו.</text:p>
      <text:h text:style-name="P42" text:outline-level="2"><text:soft-page-break/>סעיף ג’</text:h>
      <text:p text:style-name="P26">נמצא את כמות הפתרונות למשוואה הנתונה כאשר לפחות אחד הנעלמים הוא אי־זוגי. כמות פתרונות זו שקולה לכמות הפתרונות הכוללת ללא כמות הפתרונות של מספרים זוגיים בלבד. נגדיר נעלם <draw:g text:anchor-type="as-char" svg:y="-0.1098in" draw:z-index="62" draw:name="Shape69" draw:style-name="gr1"><svg:title>TexMaths</svg:title><svg:desc>12§display§2y_i = x_i§svg§600§FALSE§</svg:desc><draw:g draw:style-name="gr2"><draw:path draw:style-name="gr3" draw:text-style-name="P43" svg:width="0.5587in" svg:height="0.1339in" svg:x="-0.0004in" svg:y="0.0087in" svg:viewBox="0 0 1420 341" svg:d="M0 0c473 0 947 0 1420 0 0 114 0 228 0 341-473 0-947 0-1420 0 0-113 0-227 0-341z"><text:p/></draw:path><draw:path draw:style-name="gr4" draw:text-style-name="P44" svg:width="0.0657in" svg:height="0.1091in" svg:x="-0.0004in" svg:y="0in" svg:viewBox="0 0 168 278" svg:d="M168 205c-4 0-7 0-11 0-2 13-5 31-9 37-3 4-30 4-40 4-25 0-50 0-76 0 15-15 30-29 45-44 66-56 91-79 91-121 0-47-38-81-90-81-47 0-78 38-78 75 0 24 20 24 22 24 7 0 21-4 21-22 0-11-7-22-21-22-4 0-5 0-6 1 9-27 32-43 57-43 39 0 57 34 57 68s-22 68-45 93c-27 28-54 58-81 88-4 5-4 6-4 16 52 0 104 0 156 0 4-24 8-48 12-73z"><text:p/></draw:path><draw:path draw:style-name="gr4" draw:text-style-name="P44" svg:width="0.076in" svg:height="0.1063in" svg:x="0.0787in" svg:y="0.0362in" svg:viewBox="0 0 194 271" svg:d="M194 17c0-9-6-12-12-12-4 0-12 2-15 9 0 2-4 15-6 22-3 11-6 23-9 33-6 26-12 51-18 76-2 7-20 36-48 36-21 0-26-18-26-34 0-19 7-45 22-82 7-17 8-22 8-30 0-19-13-35-35-35-39 0-55 61-55 65s4 2 5 4c5 0 5-1 7-8 11-38 28-51 42-51 4 0 11 0 11 13 0 11-5 21-7 30-17 44-24 68-24 87 0 37 26 50 50 50 17 0 31-7 43-19-6 22-11 42-27 64-11 14-27 26-47 26-6 0-24-1-31-18 6 0 12 0 18-5 3-3 8-8 8-16 0-14-12-15-16-15-9 0-24 6-24 27s20 37 45 37c44 0 87-39 99-85 14-54 27-107 40-160 2-6 2-7 2-9z"><text:p/></draw:path><draw:path draw:style-name="gr4" draw:text-style-name="P44" svg:width="0.035in" svg:height="0.0768in" svg:x="0.1606in" svg:y="0.074in" svg:viewBox="0 0 90 196" svg:d="M82 11c0-4-4-11-11-11-9 0-17 7-17 17 0 5 4 11 12 11s16-9 16-17zM90 153c0-4-4-4-5-4-5 0-5 2-6 4-6 24-19 36-31 36-6 0-7-3-7-9 0-8 2-14 5-19 3-9 6-17 9-24 5-14 10-26 15-38 1-2 1-6 1-9 0-13-12-24-28-24-29 0-43 39-43 44 0 4 4 3 5 4 5 0 5-1 6-5 7-25 20-36 31-36 5 0 7 2 7 11 0 7-1 11-8 29-6 15-13 31-19 48-2 3-3 7-3 11 0 15 12 24 28 24 30 0 43-39 43-43z"><text:p/></draw:path><draw:path draw:style-name="gr4" draw:text-style-name="P44" svg:width="0.1102in" svg:height="0.0382in" svg:x="0.2661in" svg:y="0.048in" svg:viewBox="0 0 281 98" svg:d="M281 8c0-4-4-8-9-8-87 0-176 0-264 0-4 0-8 4-8 8s4 9 8 9c88 0 177 0 264 0 5 0 9-5 9-9zM281 90c0-5-4-9-9-9-87 0-176 0-264 0-4 0-8 4-8 9 0 3 4 8 8 8 88 0 177 0 264 0 5 0 9-5 9-8z"><text:p/></draw:path><draw:path draw:style-name="gr4" draw:text-style-name="P44" svg:width="0.0823in" svg:height="0.0744in" svg:x="0.4362in" svg:y="0.0362in" svg:viewBox="0 0 210 190" svg:d="M210 28c0-22-25-28-40-28-24 0-38 23-43 32-11-27-33-32-45-32-45 0-69 55-69 65 0 4 4 2 5 4 4 0 5-1 6-4 14-45 42-55 56-55 9 0 23 3 23 28 0 12-7 41-23 100-7 26-21 43-39 43-4 0-13 0-22-5 11-2 21-11 21-23s-10-14-16-14c-13 0-24 11-24 24 0 19 22 27 40 27 27 0 43-29 44-32 5 16 20 32 46 32 43 0 67-53 67-64 0-4-4-4-5-4-4 0-5 1-6 4-13 45-42 55-55 55-17 0-24-13-24-28 0-9 3-18 7-37 5-19 10-38 14-57 3-11 14-49 42-49 3 0 12 0 22 6-12 1-20 12-20 22 0 6 4 15 15 15 10 0 23-9 23-25z"><text:p/></draw:path><draw:path draw:style-name="gr4" draw:text-style-name="P44" svg:width="0.0346in" svg:height="0.0768in" svg:x="0.5319in" svg:y="0.074in" svg:viewBox="0 0 89 196" svg:d="M82 11c0-4-4-11-12-11-9 0-17 7-17 17 0 5 3 11 12 11 8 0 17-9 17-17zM89 153c0-4-4-4-5-4-4 0-5 2-6 4-6 24-19 36-31 36-6 0-7-3-7-9 0-8 2-14 4-19 4-9 6-17 10-24 5-14 10-26 14-38 2-2 3-6 3-9 0-13-12-24-29-24-29 0-42 39-42 44 0 4 4 4 5 4 3 0 3-1 5-5 7-25 20-36 31-36 5 0 8 2 8 11 0 7-2 11-9 29-6 15-14 31-20 48-1 3-2 7-2 11 0 15 12 24 29 24 29 0 42-39 42-43z"><text:p/></draw:path></draw:g></draw:g><text:s/>אשר הוא מספר חיובי ושלם:</text:p>
      <text:p text:style-name="P4"><draw:g text:anchor-type="as-char" svg:y="-0.1118in" draw:z-index="63" draw:name="Shape70" draw:style-name="gr1"><svg:title>TexMaths</svg:title><svg:desc>12§display§6y_1 + 4y_2 + 6y_3 + 4y_4 + 6y_5 + 4y_6 + 6y_7 = 20§svg§600§FALSE§</svg:desc><draw:g draw:style-name="gr2"><draw:path draw:style-name="gr3" draw:text-style-name="P43" svg:width="3.2528in" svg:height="0.1374in" svg:x="0.0008in" svg:y="0.0087in" svg:viewBox="0 0 8263 350" svg:d="M0 0c2754 0 5509 0 8263 0 0 116 0 234 0 350-2754 0-5509 0-8263 0 0-116 0-234 0-350z"><text:p/></draw:path><draw:path draw:style-name="gr4" draw:text-style-name="P44" svg:width="0.0685in" svg:height="0.113in" svg:x="-0.0004in" svg:y="0.002in" svg:viewBox="0 0 175 288" svg:d="M175 194c0-54-38-93-85-93-29 0-44 21-53 40 0-3 0-7 0-9 0-107 53-121 75-121 9 0 27 2 37 17-6 0-24 0-24 18 0 13 11 20 20 20 6 0 19-5 19-20 0-26-19-46-54-46-54 0-110 54-110 147 0 111 49 141 88 141 46 0 87-40 87-94zM137 194c0 18 0 40-7 55-14 26-33 27-42 27-27 0-39-25-42-31-8-20-8-53-8-60 0-33 14-75 52-75 7 0 26 0 40 25 7 16 7 38 7 59z"><text:p/></draw:path><draw:path draw:style-name="gr4" draw:text-style-name="P44" svg:width="0.076in" svg:height="0.1063in" svg:x="0.0803in" svg:y="0.0386in" svg:viewBox="0 0 194 271" svg:d="M194 17c0-9-6-12-12-12-4 0-10 2-15 9 0 2-4 15-5 23-4 11-6 23-10 34-6 25-12 50-18 75-2 6-20 36-48 36-21 0-26-19-26-35 0-19 7-45 22-82 7-17 8-22 8-30 0-19-13-35-35-35-39 0-55 61-55 65 0 5 4 2 5 5 5 0 5-2 7-8 11-39 28-52 42-52 4 0 11 0 11 13 0 11-4 21-7 30-17 44-24 68-24 88 0 38 26 50 51 50 16 0 30-8 42-18-6 21-11 40-27 63-11 13-27 27-46 27-6 0-25-2-32-18 6 0 12 0 18-5 3-4 8-10 8-18 0-13-12-15-16-15-9 0-24 8-24 28s20 36 46 36c43 0 86-38 98-84 14-54 28-108 41-161 1-6 1-7 1-9z"><text:p/></draw:path><draw:path draw:style-name="gr4" draw:text-style-name="P44" svg:width="0.0417in" svg:height="0.0764in" svg:x="0.1697in" svg:y="0.076in" svg:viewBox="0 0 107 195" svg:d="M107 195c0-3 0-7 0-10-4 0-7 0-11 0-30 0-30-4-30-14 0-55 0-109 0-163 0-8 0-8-8-8-20 19-46 19-58 19 0 4 0 7 0 11 7 0 26 0 42-8 0 49 0 99 0 149 0 10 0 14-29 14-3 0-8 0-12 0 0 3 0 7 0 10 18-1 35-1 53-1s35 0 53 1z"><text:p/></draw:path><draw:path draw:style-name="gr4" draw:text-style-name="P44" svg:width="0.1102in" svg:height="0.1094in" svg:x="0.2772in" svg:y="0.0157in" svg:viewBox="0 0 281 279" svg:d="M281 140c0-5-4-8-9-8-40 0-82 0-123 0 0-42 0-83 0-124 0-4-4-8-9-8-4 0-8 4-8 8 0 41 0 82 0 124-41 0-83 0-124 0-4 0-8 3-8 8s4 9 8 9c41 0 83 0 124 0 0 40 0 81 0 122 0 4 4 8 8 8 5 0 9-4 9-8 0-41 0-82 0-122 41 0 83 0 123 0 5 0 9-4 9-9z"><text:p/></draw:path><draw:path draw:style-name="gr4" draw:text-style-name="P44" svg:width="0.0732in" svg:height="0.111in" svg:x="0.439in" svg:y="0in" svg:viewBox="0 0 187 283" svg:d="M187 215c0-4 0-9 0-14-14 0-29 0-43 0 0-63 0-127 0-190 0-9 0-11-6-11-4 0-5 0-8 5-44 66-87 132-130 196 0 5 0 10 0 14 37 0 74 0 112 0 0 12 0 24 0 36 0 15 0 20-32 20-3 0-6 0-9 0 0 5 0 8 0 12 18-1 39-1 57-1s40 0 58 1c0-4 0-7 0-12-4 0-6 0-10 0-31 0-32-5-32-20 0-12 0-24 0-36 14 0 29 0 43 0zM115 201c-35 0-68 0-103 0 35-51 68-104 103-155 0 51 0 104 0 155z"><text:p/></draw:path><draw:path draw:style-name="gr4" draw:text-style-name="P44" svg:width="0.076in" svg:height="0.1063in" svg:x="0.522in" svg:y="0.0386in" svg:viewBox="0 0 194 271" svg:d="M194 17c0-9-6-12-12-12-4 0-10 2-14 9-1 2-5 15-6 23-2 11-6 23-8 34-6 25-14 50-20 75-2 6-20 36-48 36-21 0-26-19-26-35 0-19 7-45 22-82 7-17 8-22 8-30 0-19-13-35-35-35-39 0-55 61-55 65 0 5 4 2 5 5 5 0 5-2 7-8 11-39 28-52 42-52 4 0 11 0 11 13 0 11-4 21-7 30-17 44-24 68-24 88 0 38 26 50 51 50 16 0 30-8 42-18-5 21-11 40-27 63-11 13-27 27-46 27-6 0-25-2-32-18 7 0 12 0 18-5 4-4 8-10 8-18 0-13-11-15-16-15-9 0-24 8-24 28s20 36 46 36c43 0 86-38 98-84 14-54 28-108 41-161 1-6 1-7 1-9z"><text:p/></draw:path><draw:path draw:style-name="gr4" draw:text-style-name="P44" svg:width="0.0508in" svg:height="0.0764in" svg:x="0.6063in" svg:y="0.076in" svg:viewBox="0 0 130 195" svg:d="M130 141c-4 0-6 0-10 0-1 8-4 24-8 28-2 1-24 1-29 1-18 0-36 0-54 0 31-27 41-35 59-49 21-18 42-36 42-63 0-36-32-58-69-58s-61 25-61 53c0 15 12 17 16 17 6 0 15-5 15-16 0-6-2-16-18-16 10-21 29-27 43-27 30 0 45 23 45 47 0 25-18 45-28 56-24 23-47 47-71 71-2 2-2 2-2 10 41 0 80 0 121 0 3-18 6-36 9-54z"><text:p/></draw:path><draw:path draw:style-name="gr4" draw:text-style-name="P44" svg:width="0.1102in" svg:height="0.1094in" svg:x="0.7189in" svg:y="0.0157in" svg:viewBox="0 0 281 279" svg:d="M281 140c0-5-4-8-9-8-40 0-82 0-123 0 0-42 0-83 0-124 0-4-4-8-9-8-4 0-8 4-8 8 0 41 0 82 0 124-41 0-83 0-124 0-4 0-8 3-8 8s4 9 8 9c41 0 83 0 124 0 0 40 0 81 0 122 0 4 4 8 8 8 5 0 9-4 9-8 0-41 0-82 0-122 41 0 83 0 123 0 5 0 9-4 9-9z"><text:p/></draw:path><draw:path draw:style-name="gr4" draw:text-style-name="P44" svg:width="0.0685in" svg:height="0.113in" svg:x="0.8831in" svg:y="0.002in" svg:viewBox="0 0 175 288" svg:d="M175 194c0-54-38-93-85-93-28 0-43 21-52 40 0-3 0-7 0-9 0-107 52-121 74-121 9 0 27 2 37 17-6 0-23 0-23 18 0 13 10 20 19 20 6 0 19-5 19-20 0-26-18-46-54-46-54 0-110 54-110 147 0 111 49 141 88 141 46 0 87-40 87-94zM137 194c0 18 0 40-7 55-12 26-33 27-42 27-27 0-39-25-41-31-9-20-9-53-9-60 0-33 15-75 52-75 7 0 26 0 40 25 7 16 7 38 7 59z"><text:p/></draw:path><draw:path draw:style-name="gr4" draw:text-style-name="P44" svg:width="0.076in" svg:height="0.1063in" svg:x="0.9638in" svg:y="0.0386in" svg:viewBox="0 0 194 271" svg:d="M194 17c0-9-6-12-12-12-4 0-10 2-14 9-1 2-5 15-6 23-2 11-6 23-8 34-6 25-14 50-20 75-2 6-20 36-48 36-21 0-26-19-26-35 0-19 7-45 22-82 7-17 8-22 8-30 0-19-13-35-35-35-39 0-55 61-55 65 0 5 4 2 5 5 5 0 5-2 7-8 11-39 28-52 42-52 4 0 11 0 11 13 0 11-4 21-7 30-17 44-24 68-24 88 0 38 26 50 51 50 16 0 30-8 42-18-5 21-11 40-27 63-11 13-27 27-46 27-6 0-25-2-32-18 7 0 12 0 18-5 4-4 8-10 8-18 0-13-11-15-16-15-9 0-24 8-24 28s20 36 46 36c43 0 86-38 98-84 14-54 28-108 41-161 1-6 1-7 1-9z"><text:p/></draw:path><draw:path draw:style-name="gr4" draw:text-style-name="P44" svg:width="0.0535in" svg:height="0.0783in" svg:x="1.0465in" svg:y="0.076in" svg:viewBox="0 0 137 200" svg:d="M137 145c0-24-19-47-52-53 31-12 42-33 42-51 0-23-27-41-60-41s-57 16-57 40c0 9 6 15 15 15s15-7 15-15c0-9-6-15-15-15 10-13 30-17 41-17 14 0 32 8 32 33 0 12-3 26-12 35-9 10-18 12-32 13-7 0-8 0-10 0-1 1-2 1-2 5 0 3 2 3 7 3s11 0 16 0c23 0 39 16 39 48 0 36-21 47-38 47-12 0-37-4-50-21 14-1 18-10 18-16 0-10-8-16-17-16s-17 5-17 17c0 27 31 44 67 44 41 0 70-26 70-55z"><text:p/></draw:path><draw:path draw:style-name="gr4" draw:text-style-name="P44" svg:width="0.1102in" svg:height="0.1094in" svg:x="1.1606in" svg:y="0.0157in" svg:viewBox="0 0 281 279" svg:d="M281 140c0-5-4-8-9-8-40 0-82 0-123 0 0-42 0-83 0-124 0-4-5-8-9-8s-8 4-8 8c0 41 0 82 0 124-41 0-83 0-124 0-3 0-8 3-8 8s5 9 8 9c41 0 83 0 124 0 0 40 0 81 0 122 0 4 4 8 8 8s9-4 9-8c0-41 0-82 0-122 41 0 83 0 123 0 5 0 9-4 9-9z"><text:p/></draw:path><draw:path draw:style-name="gr4" draw:text-style-name="P44" svg:width="0.0732in" svg:height="0.111in" svg:x="1.3224in" svg:y="0in" svg:viewBox="0 0 187 283" svg:d="M187 215c0-4 0-9 0-14-14 0-27 0-42 0 0-63 0-127 0-190 0-9 0-11-7-11-4 0-5 0-8 5-44 66-87 132-130 196 0 5 0 10 0 14 37 0 76 0 113 0 0 12 0 24 0 36 0 15-1 20-33 20-3 0-6 0-9 0 0 5 0 8 0 12 18-1 39-1 57-1s40 0 58 1c0-4 0-7 0-12-4 0-6 0-10 0-31 0-31-5-31-20 0-12 0-24 0-36 15 0 28 0 42 0zM115 201c-35 0-68 0-103 0 35-51 68-104 103-155 0 51 0 104 0 155z"><text:p/></draw:path><draw:path draw:style-name="gr4" draw:text-style-name="P44" svg:width="0.076in" svg:height="0.1063in" svg:x="1.4055in" svg:y="0.0386in" svg:viewBox="0 0 194 271" svg:d="M194 17c0-9-6-12-12-12-4 0-10 2-14 9-1 2-5 15-6 23-2 11-6 23-8 34-6 25-14 50-20 75-1 6-20 36-48 36-21 0-26-19-26-35 0-19 7-45 22-82 7-17 8-22 8-30 0-19-13-35-34-35-40 0-56 61-56 65 0 5 4 2 5 5 5 0 5-2 7-8 11-39 29-52 42-52 4 0 11 0 11 13 0 11-4 21-7 30-17 44-24 68-24 88 0 38 26 50 51 50 17 0 30-8 42-18-5 21-9 40-27 63-11 13-27 27-46 27-6 0-25-2-32-18 7 0 12 0 18-5 4-4 8-10 8-18 0-13-11-15-16-15-9 0-22 8-22 28s18 36 44 36c43 0 86-38 98-84 14-54 28-108 41-161 1-6 1-7 1-9z"><text:p/></draw:path><draw:path draw:style-name="gr4" draw:text-style-name="P44" svg:width="0.0563in" svg:height="0.0776in" svg:x="1.4866in" svg:y="0.0752in" svg:viewBox="0 0 144 198" svg:d="M144 150c0-4 0-7 0-11-11 0-22 0-32 0 0-44 0-87 0-132 0-6 0-7-6-7-4 0-5 0-9 4-32 45-65 90-97 135 0 4 0 7 0 11 29 0 58 0 86 0 0 7 0 15 0 24s0 13-24 13c-2 0-4 0-7 0 0 4 0 7 0 11 15-1 29-1 43-1 16 0 30 0 46 1 0-4 0-7 0-11-2 0-6 0-8 0-24 0-24-4-24-13s0-17 0-24c10 0 21 0 32 0zM89 139c-27 0-52 0-78 0 26-36 51-72 78-108 0 36 0 72 0 108z"><text:p/></draw:path><draw:path draw:style-name="gr4" draw:text-style-name="P44" svg:width="0.1102in" svg:height="0.1094in" svg:x="1.6031in" svg:y="0.0157in" svg:viewBox="0 0 281 279" svg:d="M281 140c0-5-5-8-9-8-40 0-82 0-123 0 0-42 0-83 0-124 0-4-5-8-9-8s-9 4-9 8c0 41 0 82 0 124-41 0-82 0-123 0-4 0-8 3-8 8s4 9 8 9c41 0 82 0 123 0 0 40 0 81 0 122 0 4 5 8 9 8s9-4 9-8c0-41 0-82 0-122 41 0 83 0 123 0 4 0 9-4 9-9z"><text:p/></draw:path><draw:path draw:style-name="gr4" draw:text-style-name="P44" svg:width="0.0685in" svg:height="0.113in" svg:x="1.7661in" svg:y="0.002in" svg:viewBox="0 0 175 288" svg:d="M175 194c0-54-37-93-84-93-29 0-44 21-53 40 0-3 0-7 0-9 0-107 52-121 74-121 10 0 27 2 37 17-6 0-23 0-23 18 0 13 10 20 19 20 7 0 19-5 19-20 0-26-18-46-52-46-54 0-112 54-112 147 0 111 49 141 89 141 47 0 86-40 86-94zM137 194c0 18 0 40-7 55-12 26-32 27-41 27-28 0-40-25-42-31-9-20-9-53-9-60 0-33 15-75 52-75 7 0 26 0 40 25 7 16 7 38 7 59z"><text:p/></draw:path><draw:path draw:style-name="gr4" draw:text-style-name="P44" svg:width="0.076in" svg:height="0.1063in" svg:x="1.8469in" svg:y="0.0386in" svg:viewBox="0 0 194 271" svg:d="M194 17c0-9-6-12-12-12-3 0-10 2-14 9-1 2-5 15-6 23-2 11-6 23-8 34-6 25-14 50-20 75-1 6-20 36-48 36-21 0-26-19-26-35 0-19 7-45 22-82 7-17 8-22 8-30 0-19-13-35-34-35-40 0-56 61-56 65 0 5 4 2 5 5 5 0 5-2 7-8 12-39 29-52 43-52 3 0 10 0 10 13 0 11-4 21-7 30-17 44-24 68-24 88 0 38 26 50 51 50 17 0 31-8 42-18-5 21-9 40-26 63-12 13-28 27-47 27-6 0-25-2-32-18 7 0 12 0 18-5 4-4 8-10 8-18 0-13-11-15-16-15-9 0-22 8-22 28s18 36 44 36c43 0 86-38 98-84 14-54 28-108 41-161 1-6 1-7 1-9z"><text:p/></draw:path><draw:path draw:style-name="gr4" draw:text-style-name="P44" svg:width="0.0508in" svg:height="0.0783in" svg:x="1.9307in" svg:y="0.076in" svg:viewBox="0 0 130 200" svg:d="M130 137c0-34-26-65-62-65-13 0-28 4-42 14 0-19 0-37 0-55 16 4 24 4 29 4 40 0 63-27 63-30 0-4-3-5-4-5s-1 0-2 1c-8 3-23 9-45 9-8 0-24-2-43-9-4-1-2-1-4-1-3 0-3 4-3 8 0 29 0 58 0 87 0 5 0 8 3 8 4 0 4 0 6-3 14-17 32-20 42-20 17 0 26 15 27 17 6 10 7 22 7 38 0 9 0 27-8 39-8 11-21 18-35 18-19 0-40-11-47-30 12 1 17-6 17-15 0-12-11-14-15-14-4 5-14 0-14 16 0 26 24 51 59 51 38 0 71-26 71-63z"><text:p/></draw:path><draw:path draw:style-name="gr4" draw:text-style-name="P44" svg:width="0.1102in" svg:height="0.1094in" svg:x="2.0441in" svg:y="0.0157in" svg:viewBox="0 0 281 279" svg:d="M281 140c0-5-5-8-9-8-40 0-82 0-123 0 0-42 0-83 0-124 0-4-5-8-9-8s-8 4-8 8c0 41 0 82 0 124-41 0-83 0-124 0-4 0-8 3-8 8s4 9 8 9c41 0 83 0 124 0 0 40 0 81 0 122 0 4 4 8 8 8s9-4 9-8c0-41 0-82 0-122 41 0 83 0 123 0 4 0 9-4 9-9z"><text:p/></draw:path><draw:path draw:style-name="gr4" draw:text-style-name="P44" svg:width="0.0732in" svg:height="0.111in" svg:x="2.2055in" svg:y="0in" svg:viewBox="0 0 187 283" svg:d="M187 215c0-4 0-9 0-14-14 0-27 0-42 0 0-63 0-127 0-190 0-9 0-11-7-11-4 0-5 0-8 5-44 66-87 132-130 196 0 5 0 10 0 14 37 0 76 0 113 0 0 12 0 24 0 36 0 15-1 20-33 20-2 0-6 0-8 0 0 5 0 8 0 12 17-1 38-1 56-1s40 0 58 1c0-4 0-7 0-12-2 0-6 0-8 0-32 0-33-5-33-20 0-12 0-24 0-36 15 0 28 0 42 0zM115 201c-35 0-68 0-103 0 35-51 68-104 103-155 0 51 0 104 0 155z"><text:p/></draw:path><draw:path draw:style-name="gr4" draw:text-style-name="P44" svg:width="0.076in" svg:height="0.1063in" svg:x="2.2886in" svg:y="0.0386in" svg:viewBox="0 0 194 271" svg:d="M194 17c0-9-6-12-12-12-3 0-10 2-14 9-1 2-5 15-6 23-2 11-6 23-8 34-6 25-14 50-20 75-1 6-19 36-48 36-21 0-25-19-25-35 0-19 7-45 22-82 6-17 8-22 8-30 0-19-14-35-35-35-40 0-56 61-56 65 0 5 4 2 6 5 4 0 4-2 6-8 12-39 29-52 43-52 3 0 10 0 10 13 0 11-4 21-7 30-17 44-24 68-24 88 0 38 26 50 51 50 17 0 31-8 42-18-5 21-9 40-26 63-12 13-28 27-47 27-6 0-25-2-32-18 7 0 12 0 18-5 4-4 8-10 8-18 0-13-11-15-16-15-9 0-22 8-22 28s18 36 44 36c43 0 86-38 98-84 14-54 28-108 41-161 1-6 1-7 1-9z"><text:p/></draw:path><draw:path draw:style-name="gr4" draw:text-style-name="P44" svg:width="0.0531in" svg:height="0.0783in" svg:x="2.3717in" svg:y="0.076in" svg:viewBox="0 0 136 200" svg:d="M136 135c0-37-30-64-65-64-24 0-36 15-43 29 0-24 2-46 13-64 11-17 26-28 45-28 9 0 21 3 27 11-7 0-13 5-13 15 0 7 4 13 13 13 8 0 14-6 14-15 0-16-12-32-42-32-42 0-85 38-85 102 0 77 36 98 68 98 36 0 68-26 68-65zM107 135c0 17 0 29-7 41-8 10-17 16-32 16s-26-9-32-22c-5-8-7-23-7-41 0-28 17-50 41-50 13 0 22 5 30 16 7 11 7 24 7 40z"><text:p/></draw:path><draw:path draw:style-name="gr4" draw:text-style-name="P44" svg:width="0.1102in" svg:height="0.1094in" svg:x="2.4858in" svg:y="0.0157in" svg:viewBox="0 0 281 279" svg:d="M281 140c0-5-4-8-9-8-40 0-82 0-123 0 0-42 0-83 0-124 0-4-4-8-9-8-4 0-8 4-8 8 0 41 0 82 0 124-41 0-83 0-124 0-4 0-8 3-8 8s4 9 8 9c41 0 83 0 124 0 0 40 0 81 0 122 0 4 4 8 8 8 5 0 9-4 9-8 0-41 0-82 0-122 41 0 83 0 123 0 5 0 9-4 9-9z"><text:p/></draw:path><draw:path draw:style-name="gr4" draw:text-style-name="P44" svg:width="0.0685in" svg:height="0.113in" svg:x="2.6496in" svg:y="0.002in" svg:viewBox="0 0 175 288" svg:d="M175 194c0-54-37-93-84-93-29 0-44 21-53 40 0-3 0-7 0-9 0-107 52-121 74-121 10 0 28 2 37 17-6 0-23 0-23 18 0 13 10 20 19 20 7 0 19-5 19-20 0-26-18-46-52-46-54 0-112 54-112 147 0 111 49 141 89 141 47 0 86-40 86-94zM137 194c0 18 0 40-6 55-13 26-33 27-42 27-27 0-40-25-42-31-7-20-7-53-7-60 0-33 13-75 50-75 7 0 26 0 40 25 7 16 7 38 7 59z"><text:p/></draw:path><draw:path draw:style-name="gr4" draw:text-style-name="P44" svg:width="0.076in" svg:height="0.1063in" svg:x="2.7303in" svg:y="0.0386in" svg:viewBox="0 0 194 271" svg:d="M194 17c0-9-4-12-12-12-3 0-10 2-14 9-1 2-5 15-6 23-2 11-6 23-8 34-6 25-14 50-20 75-1 6-19 36-48 36-20 0-25-19-25-35 0-19 7-45 22-82 6-17 8-22 8-30 0-19-14-35-35-35-40 0-56 61-56 65 0 5 4 2 6 5 4 0 4-2 6-8 12-39 29-52 43-52 4 0 11 0 11 13 0 11-5 21-7 30-17 44-25 68-25 88 0 38 26 50 51 50 17 0 31-8 43-18-6 21-10 40-27 63-11 13-28 27-47 27-6 0-25-2-32-18 7 0 13 0 18-5 4-4 8-10 8-18 0-13-11-15-16-15-9 0-22 8-22 28s18 36 44 36c43 0 86-38 98-84 14-54 28-108 41-161 1-6 1-7 1-9z"><text:p/></draw:path><draw:path draw:style-name="gr4" draw:text-style-name="P44" svg:width="0.0543in" svg:height="0.0799in" svg:x="2.8154in" svg:y="0.0744in" svg:viewBox="0 0 139 204" svg:d="M139 10c-25 0-51 0-77 0-12 0-15 0-25-2-15-1-17-3-17-8-3 0-7 0-10 0-4 22-6 42-10 64 4 0 6 0 10 0 0-5 3-24 8-28 2-1 26-1 30-1 22 0 43 0 65 0-10 13-21 25-30 38-40 50-43 98-43 115 0 4 0 16 14 16s14-12 14-16c0-5 0-8 0-12 0-57 12-84 24-99 15-18 30-37 45-55 2-4 2-5 2-12z"><text:p/></draw:path><draw:path draw:style-name="gr4" draw:text-style-name="P44" svg:width="0.1102in" svg:height="0.0382in" svg:x="2.937in" svg:y="0.0516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657in" svg:height="0.1091in" svg:x="3.1114in" svg:y="0.002in" svg:viewBox="0 0 168 278" svg:d="M168 205c-4 0-6 0-10 0-2 13-6 31-9 38-4 3-31 3-40 3-25 0-51 0-77 0 16-15 30-29 46-43 65-57 90-80 90-121 0-48-37-82-89-82-48 0-79 38-79 76 0 24 22 24 23 24 7 0 21-5 21-23 0-11-7-22-22-22-3 0-4 0-5 1 9-27 32-43 56-43 39 0 57 34 57 69 0 33-21 67-44 92-27 29-54 59-81 89-5 4-5 6-5 15 53 0 104 0 157 0 4-24 7-48 11-73z"><text:p/></draw:path><draw:path draw:style-name="gr4" draw:text-style-name="P44" svg:width="0.0697in" svg:height="0.113in" svg:x="3.1929in" svg:y="0.002in" svg:viewBox="0 0 178 288" svg:d="M178 145c0-33-3-67-17-98-19-41-54-47-72-47-25 0-57 11-73 50-14 29-16 62-16 95 0 32 1 68 19 101s49 42 70 42c23 0 55-9 73-49 13-29 16-60 16-94zM143 140c0 31 0 59-5 87-6 39-30 51-49 51-17 0-42-9-49-50-5-25-5-63-5-88 0-26 0-55 3-78 9-49 40-52 51-52 13 0 42 7 49 49 5 23 5 55 5 81z"><text:p/></draw:path></draw:g></draw:g></text:p>
      <text:p text:style-name="P26">פתרונות משוואה זו הם כלל הפתרונות הזוגיים של המשוואה המקורית. נצמצם את המקדמים:</text:p>
      <text:p text:style-name="P4"><draw:g text:anchor-type="as-char" svg:y="-0.1102in" draw:z-index="64" draw:name="Shape71" draw:style-name="gr1"><svg:title>TexMaths</svg:title><svg:desc>12§display§3y_1 + 2y_2 + 3y_3 + 2y_4 + 3y_5 + 2y_6 + 3y_7 = 10§svg§600§FALSE§</svg:desc><draw:g draw:style-name="gr2"><draw:path draw:style-name="gr3" draw:text-style-name="P43" svg:width="3.2528in" svg:height="0.1358in" svg:x="0.0008in" svg:y="0.0083in" svg:viewBox="0 0 8263 346" svg:d="M0 0c2754 0 5509 0 8263 0 0 115 0 231 0 346-2754 0-5509 0-8263 0 0-115 0-231 0-346z"><text:p/></draw:path><draw:path draw:style-name="gr4" draw:text-style-name="P44" svg:width="0.0685in" svg:height="0.113in" svg:x="-0.0004in" svg:y="0in" svg:viewBox="0 0 175 288" svg:d="M175 208c0-34-27-67-71-76 35-11 59-41 59-74 0-34-37-58-78-58-42 0-74 25-74 58 0 13 9 21 21 21 14 0 22-9 22-21 0-21-19-21-26-21 13-21 40-26 56-26 17 0 41 8 41 47 0 4-1 30-12 48-13 20-28 21-37 21-4 2-15 2-17 2-4 1-6 1-6 4 0 5 2 5 9 5 6 0 14 0 20 0 33 0 49 29 49 70 0 56-29 68-47 68s-50-7-65-31c15 1 28-7 28-24 0-14-11-23-24-23-10 0-23 6-23 24 0 39 38 66 85 66 52 0 90-38 90-80z"><text:p/></draw:path><draw:path draw:style-name="gr4" draw:text-style-name="P44" svg:width="0.076in" svg:height="0.1059in" svg:x="0.0803in" svg:y="0.037in" svg:viewBox="0 0 194 270" svg:d="M194 16c0-8-6-12-12-12-4 0-10 2-15 9 0 3-4 15-5 23-4 11-6 23-10 34-6 25-12 50-18 75-2 6-20 36-48 36-21 0-26-19-26-34 0-20 7-46 22-82 7-18 8-23 8-31 0-18-13-34-35-34-39 0-55 60-55 65 0 3 4 2 5 3 5 0 5-1 7-7 11-39 28-53 42-53 4 0 11 0 11 14 0 10-4 21-7 30-17 44-24 68-24 89 0 37 26 49 51 49 16 0 30-7 42-18-6 21-11 41-27 63-11 14-27 27-46 27-6 0-25-1-32-18 6 0 12 0 18-5 3-4 8-10 8-18 0-13-12-14-16-14-9 0-24 7-24 27 0 21 20 36 46 36 43 0 86-38 98-84 14-54 28-108 41-161 1-6 1-7 1-9z"><text:p/></draw:path><draw:path draw:style-name="gr4" draw:text-style-name="P44" svg:width="0.0417in" svg:height="0.0768in" svg:x="0.1697in" svg:y="0.0756in" svg:viewBox="0 0 107 196" svg:d="M107 196c0-4 0-7 0-11-4 0-7 0-11 0-30 0-30-4-30-13 0-55 0-110 0-164 0-8 0-8-8-8-20 19-46 19-58 19 0 4 0 7 0 11 7 0 26 0 42-8 0 49 0 99 0 150 0 9 0 13-29 13-3 0-8 0-12 0 0 4 0 7 0 11 18-1 35-1 53-1s35 0 53 1z"><text:p/></draw:path><draw:path draw:style-name="gr4" draw:text-style-name="P44" svg:width="0.1102in" svg:height="0.1098in" svg:x="0.2772in" svg:y="0.0138in" svg:viewBox="0 0 281 280" svg:d="M281 141c0-5-4-9-9-9-40 0-82 0-123 0 0-42 0-83 0-124 0-4-4-8-9-8-4 0-8 4-8 8 0 41 0 82 0 124-41 0-83 0-124 0-4 0-8 4-8 9 0 4 4 8 8 8 41 0 83 0 124 0 0 41 0 82 0 122 0 4 4 9 8 9 5 0 9-5 9-9 0-40 0-81 0-122 41 0 83 0 123 0 5 0 9-4 9-8z"><text:p/></draw:path><draw:path draw:style-name="gr4" draw:text-style-name="P44" svg:width="0.0657in" svg:height="0.1094in" svg:x="0.4425in" svg:y="0in" svg:viewBox="0 0 168 279" svg:d="M168 205c-4 0-7 0-11 0-2 14-5 32-9 39-3 2-30 2-40 2-25 0-50 0-76 0 15-14 30-29 45-43 66-56 91-79 91-121 0-48-38-82-90-82-47 0-78 38-78 76 0 24 20 24 22 24 7 0 22-5 22-22 0-12-8-23-22-23-4 0-5 0-6 1 9-27 32-43 57-43 39 0 57 34 57 69 0 33-22 67-45 92-26 30-54 60-80 90-5 4-5 5-5 15 52 0 104 0 156 0 4-24 8-48 12-74z"><text:p/></draw:path><draw:path draw:style-name="gr4" draw:text-style-name="P44" svg:width="0.076in" svg:height="0.1059in" svg:x="0.522in" svg:y="0.037in" svg:viewBox="0 0 194 270" svg:d="M194 16c0-8-6-12-12-12-4 0-10 2-14 9-1 3-5 15-6 23-2 11-6 23-8 34-6 25-14 50-20 75-2 6-20 36-48 36-21 0-26-19-26-34 0-20 7-46 22-82 7-18 8-23 8-31 0-18-13-34-35-34-39 0-55 60-55 65 0 3 4 2 5 3 5 0 5-1 7-7 11-39 28-53 42-53 4 0 11 0 11 14 0 10-4 21-7 30-17 44-24 68-24 89 0 37 26 49 51 49 16 0 30-7 42-18-5 21-11 41-27 63-11 14-27 27-46 27-6 0-25-1-32-18 7 0 12 0 18-5 4-4 8-10 8-18 0-13-11-14-16-14-9 0-24 7-24 27 0 21 20 36 46 36 43 0 86-38 98-84 14-54 28-108 41-161 1-6 1-7 1-9z"><text:p/></draw:path><draw:path draw:style-name="gr4" draw:text-style-name="P44" svg:width="0.0508in" svg:height="0.0768in" svg:x="0.6063in" svg:y="0.0756in" svg:viewBox="0 0 130 196" svg:d="M130 142c-4 0-6 0-10 0-1 7-4 24-8 27-2 2-24 2-29 2-18 0-36 0-54 0 31-28 41-35 59-50 21-17 42-36 42-63 0-36-32-58-69-58s-61 25-61 53c0 15 12 17 16 17 6 0 15-5 15-16 0-6-2-16-18-16 10-21 29-27 43-27 30 0 45 23 45 47 0 25-18 45-28 56-24 23-47 47-71 71-2 2-2 2-2 11 41 0 80 0 121 0 3-18 6-36 9-54z"><text:p/></draw:path><draw:path draw:style-name="gr4" draw:text-style-name="P44" svg:width="0.1102in" svg:height="0.1098in" svg:x="0.7189in" svg:y="0.0138in" svg:viewBox="0 0 281 280" svg:d="M281 141c0-5-4-9-9-9-40 0-82 0-123 0 0-42 0-83 0-124 0-4-4-8-9-8-4 0-8 4-8 8 0 41 0 82 0 124-41 0-83 0-124 0-4 0-8 4-8 9 0 4 4 8 8 8 41 0 83 0 124 0 0 41 0 82 0 122 0 4 4 9 8 9 5 0 9-5 9-9 0-40 0-81 0-122 41 0 83 0 123 0 5 0 9-4 9-8z"><text:p/></draw:path><draw:path draw:style-name="gr4" draw:text-style-name="P44" svg:width="0.0685in" svg:height="0.113in" svg:x="0.8831in" svg:y="0in" svg:viewBox="0 0 175 288" svg:d="M175 208c0-34-26-67-71-76 35-11 59-41 59-74 0-34-37-58-77-58-43 0-75 25-75 58 0 13 9 21 21 21 14 0 22-9 22-21 0-21-19-21-26-21 13-21 42-26 56-26 18 0 41 8 41 47 0 4-1 30-12 48-12 20-27 21-37 21-4 2-14 2-17 2-4 1-6 1-6 4 0 5 2 5 9 5 6 0 14 0 20 0 34 0 50 29 50 70 0 56-30 68-48 68s-50-7-65-31c15 1 28-7 28-24 0-14-11-23-23-23-11 0-24 6-24 24 0 39 40 66 85 66 52 0 90-38 90-80z"><text:p/></draw:path><draw:path draw:style-name="gr4" draw:text-style-name="P44" svg:width="0.076in" svg:height="0.1059in" svg:x="0.9638in" svg:y="0.037in" svg:viewBox="0 0 194 270" svg:d="M194 16c0-8-6-12-12-12-4 0-10 2-14 9-1 3-5 15-6 23-2 11-6 23-8 34-6 25-14 50-20 75-2 6-20 36-48 36-21 0-26-19-26-34 0-20 7-46 22-82 7-18 8-23 8-31 0-18-13-34-35-34-39 0-55 60-55 65 0 3 4 2 5 3 5 0 5-1 7-7 11-39 28-53 42-53 4 0 11 0 11 14 0 10-4 21-7 30-17 44-24 68-24 89 0 37 26 49 51 49 16 0 30-7 42-18-5 21-11 41-27 63-11 14-27 27-46 27-6 0-25-1-32-18 7 0 12 0 18-5 4-4 8-10 8-18 0-13-11-14-16-14-9 0-24 7-24 27 0 21 20 36 46 36 43 0 86-38 98-84 14-54 28-108 41-161 1-6 1-7 1-9z"><text:p/></draw:path><draw:path draw:style-name="gr4" draw:text-style-name="P44" svg:width="0.0535in" svg:height="0.0787in" svg:x="1.0465in" svg:y="0.0756in" svg:viewBox="0 0 137 201" svg:d="M137 145c0-24-19-47-52-53 31-12 42-33 42-51 0-23-27-41-60-41s-57 16-57 40c0 9 6 15 15 15s15-7 15-14c0-10-6-16-15-16 10-13 30-17 41-17 14 0 32 8 32 33 0 12-3 26-12 35-9 12-18 12-32 13-7 0-8 0-10 0-1 1-2 1-2 5 0 3 2 3 7 3s11 0 16 0c23 0 39 16 39 48 0 36-21 47-38 47-12 0-37-3-50-20 14-1 18-11 18-17 0-10-8-16-17-16s-17 5-17 17c0 28 31 45 67 45 41 0 70-27 70-56z"><text:p/></draw:path><draw:path draw:style-name="gr4" draw:text-style-name="P44" svg:width="0.1102in" svg:height="0.1098in" svg:x="1.1606in" svg:y="0.0138in" svg:viewBox="0 0 281 280" svg:d="M281 141c0-5-4-9-9-9-40 0-82 0-123 0 0-42 0-83 0-124 0-4-5-8-9-8s-8 4-8 8c0 41 0 82 0 124-41 0-83 0-124 0-3 0-8 4-8 9 0 4 5 8 8 8 41 0 83 0 124 0 0 41 0 82 0 122 0 4 4 9 8 9s9-5 9-9c0-40 0-81 0-122 41 0 83 0 123 0 5 0 9-4 9-8z"><text:p/></draw:path><draw:path draw:style-name="gr4" draw:text-style-name="P44" svg:width="0.0657in" svg:height="0.1094in" svg:x="1.326in" svg:y="0in" svg:viewBox="0 0 168 279" svg:d="M168 205c-4 0-7 0-11 0-1 14-5 32-8 39-4 2-31 2-41 2-25 0-50 0-76 0 15-14 30-29 45-43 66-56 91-79 91-121 0-48-38-82-89-82-48 0-79 38-79 76 0 24 20 24 22 24 7 0 22-5 22-22 0-12-8-23-22-23-4 0-4 0-5 1 9-27 32-43 56-43 39 0 57 34 57 69 0 33-22 67-45 92-26 30-54 60-80 90-5 4-5 5-5 15 52 0 104 0 156 0 4-24 8-48 12-74z"><text:p/></draw:path><draw:path draw:style-name="gr4" draw:text-style-name="P44" svg:width="0.076in" svg:height="0.1059in" svg:x="1.4055in" svg:y="0.037in" svg:viewBox="0 0 194 270" svg:d="M194 16c0-8-6-12-12-12-4 0-10 2-14 9-1 3-5 15-6 23-2 11-6 23-8 34-6 25-14 50-20 75-1 6-20 36-48 36-21 0-26-19-26-34 0-20 7-46 22-82 7-18 8-23 8-31 0-18-13-34-34-34-40 0-56 60-56 65 0 3 4 2 5 3 5 0 5-1 7-7 11-39 29-53 42-53 4 0 11 0 11 14 0 10-4 21-7 30-17 44-24 68-24 89 0 37 26 49 51 49 17 0 30-7 42-18-5 21-9 41-27 63-11 14-27 27-46 27-6 0-25-1-32-18 7 0 12 0 18-5 4-4 8-10 8-18 0-13-11-14-16-14-9 0-22 7-22 27 0 21 18 36 44 36 43 0 86-38 98-84 14-54 28-108 41-161 1-6 1-7 1-9z"><text:p/></draw:path><draw:path draw:style-name="gr4" draw:text-style-name="P44" svg:width="0.0563in" svg:height="0.0772in" svg:x="1.4866in" svg:y="0.0732in" svg:viewBox="0 0 144 197" svg:d="M144 150c0-3 0-7 0-11-11 0-22 0-32 0 0-44 0-87 0-131 0-7 0-8-6-8-4 0-5 0-9 4-32 45-65 90-97 135 0 4 0 8 0 11 29 0 58 0 86 0 0 7 0 16 0 24 0 10 0 13-24 13-2 0-4 0-7 0 0 4 0 8 0 10 15 0 29 0 43-1 16 1 30 1 46 1 0-2 0-6 0-10-2 0-6 0-8 0-24 0-24-3-24-13 0-8 0-17 0-24 10 0 21 0 32 0zM89 139c-27 0-52 0-78 0 26-36 51-72 78-108 0 36 0 72 0 108z"><text:p/></draw:path><draw:path draw:style-name="gr4" draw:text-style-name="P44" svg:width="0.1102in" svg:height="0.1098in" svg:x="1.6031in" svg:y="0.0138in" svg:viewBox="0 0 281 280" svg:d="M281 141c0-5-5-9-9-9-40 0-82 0-123 0 0-42 0-83 0-124 0-4-5-8-9-8s-9 4-9 8c0 41 0 82 0 124-41 0-82 0-123 0-4 0-8 4-8 9 0 4 4 8 8 8 41 0 82 0 123 0 0 41 0 82 0 122 0 4 5 9 9 9s9-5 9-9c0-40 0-81 0-122 41 0 83 0 123 0 4 0 9-4 9-8z"><text:p/></draw:path><draw:path draw:style-name="gr4" draw:text-style-name="P44" svg:width="0.0685in" svg:height="0.113in" svg:x="1.7661in" svg:y="0in" svg:viewBox="0 0 175 288" svg:d="M175 208c0-34-26-67-71-76 35-11 59-41 59-74 0-34-36-58-77-58-43 0-74 25-74 58 0 13 8 21 22 21 12 0 20-9 20-21 0-21-19-21-25-21 13-21 41-26 55-26 18 0 41 8 41 47 0 4-1 30-12 48-12 20-27 21-37 21-4 2-14 2-17 2-4 1-6 1-6 4 0 5 2 5 9 5 6 0 14 0 20 0 34 0 50 29 50 70 0 56-30 68-48 68s-49-7-65-31c16 1 28-7 28-24 0-14-11-23-23-23-11 0-24 6-24 24 0 39 40 66 85 66 52 0 90-38 90-80z"><text:p/></draw:path><draw:path draw:style-name="gr4" draw:text-style-name="P44" svg:width="0.076in" svg:height="0.1059in" svg:x="1.8469in" svg:y="0.037in" svg:viewBox="0 0 194 270" svg:d="M194 16c0-8-6-12-12-12-3 0-10 2-14 9-1 3-5 15-6 23-2 11-6 23-8 34-6 25-14 50-20 75-1 6-20 36-48 36-21 0-26-19-26-34 0-20 7-46 22-82 7-18 8-23 8-31 0-18-13-34-34-34-40 0-56 60-56 65 0 3 4 2 5 3 5 0 5-1 7-7 12-39 29-53 43-53 3 0 10 0 10 14 0 10-4 21-7 30-17 44-24 68-24 89 0 37 26 49 51 49 17 0 31-7 42-18-5 21-9 41-26 63-12 14-28 27-47 27-6 0-25-1-32-18 7 0 12 0 18-5 4-4 8-10 8-18 0-13-11-14-16-14-9 0-22 7-22 27 0 21 18 36 44 36 43 0 86-38 98-84 14-54 28-108 41-161 1-6 1-7 1-9z"><text:p/></draw:path><draw:path draw:style-name="gr4" draw:text-style-name="P44" svg:width="0.0508in" svg:height="0.0787in" svg:x="1.9307in" svg:y="0.0756in" svg:viewBox="0 0 130 201" svg:d="M130 137c0-34-26-64-62-64-13 0-28 3-42 15 0-20 0-38 0-57 16 4 24 4 29 4 40 0 63-27 63-30 0-4-3-5-4-5s-1 0-2 1c-8 3-23 9-45 9-8 0-24 0-43-9-4-1-2-1-4-1-3 0-3 4-3 8 0 29 0 58 0 87 0 5 0 8 3 8 4 0 4 0 6-3 14-17 32-20 42-20 17 0 26 15 27 17 6 10 7 22 7 39 0 8 0 26-8 38-8 11-21 18-35 18-19 0-40-11-47-30 12 1 17-6 17-14 0-12-11-15-15-15-4 5-14 0-14 16 0 26 24 52 59 52 38 0 71-27 71-64z"><text:p/></draw:path><draw:path draw:style-name="gr4" draw:text-style-name="P44" svg:width="0.1102in" svg:height="0.1098in" svg:x="2.0441in" svg:y="0.0138in" svg:viewBox="0 0 281 280" svg:d="M281 141c0-5-5-9-9-9-40 0-82 0-123 0 0-42 0-83 0-124 0-4-5-8-9-8s-8 4-8 8c0 41 0 82 0 124-41 0-83 0-124 0-4 0-8 4-8 9 0 4 4 8 8 8 41 0 83 0 124 0 0 41 0 82 0 122 0 4 4 9 8 9s9-5 9-9c0-40 0-81 0-122 41 0 83 0 123 0 4 0 9-4 9-8z"><text:p/></draw:path><draw:path draw:style-name="gr4" draw:text-style-name="P44" svg:width="0.0657in" svg:height="0.1094in" svg:x="2.2091in" svg:y="0in" svg:viewBox="0 0 168 279" svg:d="M168 205c-4 0-7 0-11 0-1 14-5 32-8 39-4 2-31 2-41 2-25 0-50 0-76 0 15-14 30-29 45-43 66-56 91-79 91-121 0-48-37-82-89-82-48 0-79 38-79 76 0 24 22 24 23 24 7 0 21-5 21-22 0-12-7-23-22-23-4 0-4 0-5 1 9-27 32-43 56-43 39 0 57 34 57 69 0 33-21 67-45 92-26 30-54 60-80 90-5 4-5 5-5 15 52 0 104 0 156 0 4-24 8-48 12-74z"><text:p/></draw:path><draw:path draw:style-name="gr4" draw:text-style-name="P44" svg:width="0.076in" svg:height="0.1059in" svg:x="2.2886in" svg:y="0.037in" svg:viewBox="0 0 194 270" svg:d="M194 16c0-8-6-12-12-12-3 0-10 2-14 9-1 3-5 15-6 23-2 11-6 23-8 34-6 25-14 50-20 75-1 6-19 36-48 36-21 0-25-19-25-34 0-20 7-46 22-82 6-18 8-23 8-31 0-18-14-34-35-34-40 0-56 60-56 65 0 3 4 2 6 3 4 0 4-1 6-7 12-39 29-53 43-53 3 0 10 0 10 14 0 10-4 21-7 30-17 44-24 68-24 89 0 37 26 49 51 49 17 0 31-7 42-18-5 21-9 41-26 63-12 14-28 27-47 27-6 0-25-1-32-18 7 0 12 0 18-5 4-4 8-10 8-18 0-13-11-14-16-14-9 0-22 7-22 27 0 21 18 36 44 36 43 0 86-38 98-84 14-54 28-108 41-161 1-6 1-7 1-9z"><text:p/></draw:path><draw:path draw:style-name="gr4" draw:text-style-name="P44" svg:width="0.0531in" svg:height="0.0787in" svg:x="2.3717in" svg:y="0.0756in" svg:viewBox="0 0 136 201" svg:d="M136 136c0-38-30-65-65-65-24 0-36 15-43 29 0-24 2-46 13-64 11-17 26-28 45-28 9 0 21 3 27 11-7 0-13 6-13 15 0 7 4 13 13 13 8 0 14-6 14-15 0-16-12-32-42-32-42 0-85 40-85 102 0 77 36 99 68 99 36 0 68-27 68-65zM107 136c0 17 0 29-7 41-8 9-17 15-32 15s-26-8-32-21c-5-9-7-23-7-41 0-29 17-51 41-51 13 0 22 5 30 16 7 11 7 24 7 41z"><text:p/></draw:path><draw:path draw:style-name="gr4" draw:text-style-name="P44" svg:width="0.1102in" svg:height="0.1098in" svg:x="2.4858in" svg:y="0.0138in" svg:viewBox="0 0 281 280" svg:d="M281 141c0-5-4-9-9-9-40 0-82 0-123 0 0-42 0-83 0-124 0-4-4-8-9-8-4 0-8 4-8 8 0 41 0 82 0 124-41 0-83 0-124 0-4 0-8 4-8 9 0 4 4 8 8 8 41 0 83 0 124 0 0 41 0 82 0 122 0 4 4 9 8 9 5 0 9-5 9-9 0-40 0-81 0-122 41 0 83 0 123 0 5 0 9-4 9-8z"><text:p/></draw:path><draw:path draw:style-name="gr4" draw:text-style-name="P44" svg:width="0.0685in" svg:height="0.113in" svg:x="2.6496in" svg:y="0in" svg:viewBox="0 0 175 288" svg:d="M175 208c0-34-26-67-71-76 35-11 60-41 60-74 0-34-37-58-78-58-43 0-74 25-74 58 0 13 8 21 22 21 13 0 21-9 21-21 0-21-20-21-26-21 13-21 41-26 56-26 17 0 40 8 40 47 0 4 0 30-12 48-12 20-27 21-37 21-4 2-14 2-17 2-3 1-6 1-6 4 0 5 3 5 11 5 6 0 12 0 18 0 34 0 50 29 50 70 0 56-29 68-48 68-18 0-49-7-65-31 16 1 29-7 29-24 0-14-12-23-24-23-10 0-24 6-24 24 0 39 40 66 85 66 52 0 90-38 90-80z"><text:p/></draw:path><draw:path draw:style-name="gr4" draw:text-style-name="P44" svg:width="0.076in" svg:height="0.1059in" svg:x="2.7303in" svg:y="0.037in" svg:viewBox="0 0 194 270" svg:d="M194 16c0-8-4-12-12-12-3 0-10 2-14 9-1 3-5 15-6 23-2 11-6 23-8 34-6 25-14 50-20 75-1 6-19 36-48 36-20 0-25-19-25-34 0-20 7-46 22-82 6-18 8-23 8-31 0-18-14-34-35-34-40 0-56 60-56 65 0 3 4 2 6 3 4 0 4-1 6-7 12-39 29-53 43-53 4 0 11 0 11 14 0 10-5 21-7 30-17 44-25 68-25 89 0 37 26 49 51 49 17 0 31-7 43-18-6 21-10 41-27 63-11 14-28 27-47 27-6 0-25-1-32-18 7 0 13 0 18-5 4-4 8-10 8-18 0-13-11-14-16-14-9 0-22 7-22 27 0 21 18 36 44 36 43 0 86-38 98-84 14-54 28-108 41-161 1-6 1-7 1-9z"><text:p/></draw:path><draw:path draw:style-name="gr4" draw:text-style-name="P44" svg:width="0.0543in" svg:height="0.0799in" svg:x="2.8154in" svg:y="0.0728in" svg:viewBox="0 0 139 204" svg:d="M139 10c-25 0-51 0-77 0-12 0-15 0-25-2-15-1-17-3-17-8-3 0-7 0-10 0-4 22-6 42-10 64 4 0 6 0 10 0 0-5 3-24 8-28 2-1 26-1 30-1 22 0 43 0 65 0-10 13-21 25-30 38-40 52-43 99-43 116 0 3 0 15 14 15s14-12 14-15c0-5 0-9 0-12 0-58 12-85 24-100 15-18 30-37 45-55 2-4 2-5 2-12z"><text:p/></draw:path><draw:path draw:style-name="gr4" draw:text-style-name="P44" svg:width="0.1102in" svg:height="0.0382in" svg:x="2.937in" svg:y="0.0496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543in" svg:height="0.1094in" svg:x="3.1181in" svg:y="0in" svg:viewBox="0 0 139 279" svg:d="M139 279c0-4 0-8 0-12-5 0-8 0-13 0-38 0-40-5-40-21 0-78 0-157 0-235 0-10 0-11-9-11-27 26-64 26-77 26 0 5 0 9 0 14 8 0 34 0 55-11 0 72 0 145 0 217 0 15-1 21-39 21-5 0-9 0-14 0 0 4 0 8 0 12 15-2 52-2 69-2s54 0 68 2z"><text:p/></draw:path><draw:path draw:style-name="gr4" draw:text-style-name="P44" svg:width="0.0697in" svg:height="0.113in" svg:x="3.1929in" svg:y="0in" svg:viewBox="0 0 178 288" svg:d="M178 145c0-33-3-67-17-98-19-40-54-47-72-47-25 0-57 11-73 50-14 29-16 62-16 95s1 69 19 101c18 34 49 42 70 42 23 0 55-8 73-48 13-30 16-61 16-95zM143 141c0 31 0 58-5 86-6 40-30 52-49 52-17 0-42-10-49-51-5-25-5-62-5-87 0-27 0-55 3-77 9-51 40-54 51-54 13 0 42 7 49 49 5 23 5 55 5 82z"><text:p/></draw:path></draw:g></draw:g></text:p>
      <text:p text:style-name="P26">הגענו למשוואה המקורית עם שינוי בסכום בלבד, לכן נוכל להשתמש בפונקציה היוצרת <draw:g text:anchor-type="as-char" svg:y="-0.1165in" draw:z-index="65" draw:name="Shape72" draw:style-name="gr1"><svg:title>TexMaths</svg:title><svg:desc>12§display§f§svg§600§FALSE§</svg:desc><draw:g draw:style-name="gr2"><draw:path draw:style-name="gr3" draw:text-style-name="P43" svg:width="0.0736in" svg:height="0.1335in" svg:x="-0.0004in" svg:y="0.0083in" svg:viewBox="0 0 188 340" svg:d="M0 0c63 0 125 0 188 0 0 113 0 227 0 340-63 0-125 0-188 0 0-113 0-227 0-340z"><text:p/></draw:path><draw:path draw:style-name="gr4" draw:text-style-name="P44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text:s/>שהגדרנו קודם. נמצא את המקדם של <draw:g text:anchor-type="as-char" svg:y="-0.1366in" draw:z-index="66" draw:name="Shape73" draw:style-name="gr1"><svg:title>TexMaths</svg:title><svg:desc>12§display§x^{10}§svg§600§FALSE§</svg:desc><draw:g draw:style-name="gr2"><draw:path draw:style-name="gr3" draw:text-style-name="P43" svg:width="0.2031in" svg:height="0.1217in" svg:x="0.0031in" svg:y="0.0083in" svg:viewBox="0 0 517 310" svg:d="M0 0c172 0 345 0 517 0 0 104 0 206 0 310-172 0-345 0-517 0 0-104 0-206 0-310z"><text:p/></draw:path><draw:path draw:style-name="gr4" draw:text-style-name="P44" svg:width="0.0823in" svg:height="0.0744in" svg:x="-0.0004in" svg:y="0.0638in" svg:viewBox="0 0 210 190" svg:d="M210 28c0-22-25-28-39-28-24 0-39 23-45 33-9-28-32-33-44-33-45 0-69 54-69 65 0 5 4 2 5 5 4 0 5-1 6-5 14-45 42-55 57-55 7 0 22 3 22 27 0 14-7 43-22 102-8 26-22 42-41 42-3 0-12 0-21-4 11-2 19-11 19-23s-8-14-15-14c-12 0-23 11-23 24 0 18 22 26 40 26 27 0 43-29 44-31 5 16 21 31 46 31 43 0 67-53 67-63 0-4-4-4-5-4-3 0-5 1-6 4-13 45-42 54-55 54-17 0-24-12-24-27 0-9 2-18 7-37s10-39 15-58c2-11 12-49 42-49 2 0 12 0 20 4-11 3-19 14-19 23 0 8 3 16 15 16 10 0 23-8 23-25z"><text:p/></draw:path><draw:path draw:style-name="gr4" draw:text-style-name="P44" svg:width="0.0421in" svg:height="0.0764in" svg:x="0.1024in" svg:y="0in" svg:viewBox="0 0 108 195" svg:d="M108 195c0-3 0-7 0-11-5 0-8 0-12 0-29 0-29-3-29-12 0-55 0-109 0-164 0-8-1-8-8-8-19 18-47 19-59 19 0 4 0 8 0 11 7 0 26 0 43-8 0 49 0 100 0 150 0 9 0 12-30 12-3 0-7 0-11 0 0 4 0 8 0 11 18 0 35 0 53-1 18 1 35 1 53 1z"><text:p/></draw:path><draw:path draw:style-name="gr4" draw:text-style-name="P44" svg:width="0.0535in" svg:height="0.0787in" svg:x="0.1614in" svg:y="0in" svg:viewBox="0 0 137 201" svg:d="M137 102c0-32-4-56-17-77-9-13-27-25-52-25-68 0-68 81-68 102s0 99 68 99c69 0 69-78 69-99zM111 98c0 22 0 44-5 62-5 27-25 33-38 33s-31-9-37-32c-5-16-5-41-5-63 0-21 0-44 5-61 6-23 25-29 37-29 16 0 32 10 37 27 4 16 6 37 6 63z"><text:p/></draw:path></draw:g></draw:g><text:s/>הפעם, באותה הדרך שהודגמה בסעיף ב’:</text:p>
      <text:p text:style-name="P26"><draw:g text:anchor-type="as-char" svg:y="-0.1228in" draw:z-index="67" draw:name="Shape74" draw:style-name="gr1"><svg:title>TexMaths</svg:title><svg:desc>12§display§3i + 2j = 10 \implies (i = 0, j = 5), (i = 2, j = 2)§svg§600§FALSE§</svg:desc><draw:g draw:style-name="gr2"><draw:path draw:style-name="gr3" draw:text-style-name="P43" svg:width="3.2287in" svg:height="0.1472in" svg:x="0.0008in" svg:y="0.0079in" svg:viewBox="0 0 8202 375" svg:d="M4101 375c-1368 0-2734 0-4101 0 0-125 0-250 0-375 2735 0 5468 0 8202 0 0 125 0 250 0 375-1366 0-2734 0-4101 0z"><text:p/></draw:path><draw:path draw:style-name="gr4" draw:text-style-name="P44" svg:width="0.0685in" svg:height="0.113in" svg:x="-0.0004in" svg:y="0.0138in" svg:viewBox="0 0 175 288" svg:d="M175 208c0-34-26-67-71-76 35-11 59-41 59-74 0-34-37-58-77-58-43 0-75 25-75 58 0 13 9 21 21 21 14 0 22-10 22-21 0-21-19-21-25-21 12-21 41-26 55-26 18 0 41 8 41 47 0 4-1 29-12 47-12 21-27 22-37 22-4 1-14 1-17 1-4 1-6 1-6 6 0 4 2 4 9 4 6 0 14 0 20 0 34 0 50 29 50 70 0 56-30 69-48 69s-50-7-65-33c15 3 28-7 28-21 0-16-11-24-23-24-11 0-24 6-24 24 0 37 40 65 85 65 52 0 90-38 90-80z"><text:p/></draw:path><draw:path draw:style-name="gr4" draw:text-style-name="P44" svg:width="0.0437in" svg:height="0.1106in" svg:x="0.0803in" svg:y="0.0142in" svg:viewBox="0 0 112 282" svg:d="M108 14c0-8-6-14-16-14-12 0-22 11-22 22 0 8 6 15 15 15 10 0 23-9 23-23zM112 218c0-5-4-5-5-5-5 0-5 1-7 7-8 26-22 52-42 52-8 0-11-5-11-14 0-10 2-16 12-41 6-16 11-30 17-44 4-12 4-14 9-24 4-9 5-15 5-23 0-18-13-34-34-34-40 0-56 61-56 65s4 2 5 4c5 0 5-2 7-8 11-39 28-52 42-52 4 0 11 0 11 14 0 8-3 17-5 22-2 10-22 59-29 77-3 11-9 23-9 33 0 19 14 35 34 35 40 0 56-60 56-64z"><text:p/></draw:path><draw:path draw:style-name="gr4" draw:text-style-name="P44" svg:width="0.1102in" svg:height="0.1094in" svg:x="0.1791in" svg:y="0.028in" svg:viewBox="0 0 281 279" svg:d="M281 140c0-5-4-8-9-8-40 0-82 0-123 0 0-42 0-83 0-124 0-4-4-8-9-8-4 0-8 4-8 8 0 41 0 82 0 124-41 0-83 0-124 0-4 0-8 3-8 8s4 9 8 9c41 0 83 0 124 0 0 40 0 81 0 122 0 5 4 8 8 8 5 0 9-3 9-8 0-41 0-82 0-122 41 0 83 0 123 0 5 0 9-4 9-9z"><text:p/></draw:path><draw:path draw:style-name="gr4" draw:text-style-name="P44" svg:width="0.0661in" svg:height="0.1094in" svg:x="0.3441in" svg:y="0.0138in" svg:viewBox="0 0 169 279" svg:d="M169 207c-3 0-7 0-11 0-2 12-4 30-9 36-3 4-31 4-40 4-25 0-51 0-77 0 16-15 30-28 46-42 65-59 91-82 91-124 0-47-38-81-90-81-48 0-79 38-79 77 0 22 22 22 23 22 7 0 21-4 21-21 0-12-7-23-21-23-4 0-5 0-6 1 9-27 32-43 56-43 39 0 58 34 58 68s-22 68-45 94c-27 30-54 59-81 89-5 4-5 4-5 15 53 0 104 0 157 0 4-24 9-48 12-72z"><text:p/></draw:path><draw:path draw:style-name="gr4" draw:text-style-name="P44" svg:width="0.0677in" svg:height="0.1425in" svg:x="0.4165in" svg:y="0.0142in" svg:viewBox="0 0 173 363" svg:d="M173 14c0-7-6-14-16-14-9 0-23 10-23 22 0 8 6 15 16 15 11 0 23-11 23-23zM157 131c0-24-18-39-38-39-43 0-67 61-67 65s3 2 4 4c4 0 4 0 8-9 10-25 30-51 54-51 4 0 13 2 13 19 0 11-1 14-4 21-13 52-26 105-39 156-8 32-28 56-52 56-2 0-8 0-17-3 13-4 19-15 19-23 0-6-4-14-15-14s-23 8-23 24 17 26 37 26c29 0 69-23 79-65 14-50 26-102 39-152 2-8 2-14 2-15z"><text:p/></draw:path><draw:path draw:style-name="gr4" draw:text-style-name="P44" svg:width="0.1102in" svg:height="0.0382in" svg:x="0.5449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543in" svg:height="0.1094in" svg:x="0.7256in" svg:y="0.0138in" svg:viewBox="0 0 139 279" svg:d="M139 279c0-3 0-8 0-13-5 0-9 0-14 0-37 0-39-5-39-20 0-78 0-157 0-235 0-10 0-11-9-11-27 26-64 26-77 26 0 5 0 9 0 14 8 0 32 0 55-11 0 72 0 145 0 217 0 15-1 20-39 20-5 0-9 0-14 0 0 5 0 10 0 13 15-1 52-1 69-1s53 0 68 1z"><text:p/></draw:path><draw:path draw:style-name="gr4" draw:text-style-name="P44" svg:width="0.0697in" svg:height="0.113in" svg:x="0.8004in" svg:y="0.0138in" svg:viewBox="0 0 178 288" svg:d="M178 145c0-34-3-67-17-98-19-40-54-47-72-47-25 0-57 11-73 50-14 29-16 61-16 95 0 32 1 69 19 101 18 33 48 42 70 42 23 0 54-9 73-48 13-28 16-62 16-95zM143 140c0 33 0 60-5 86-7 40-31 53-49 53-17 0-42-11-49-51-5-24-5-63-5-88 0-26 0-54 3-77 8-50 40-53 51-53 13 0 41 7 49 49 5 22 5 55 5 81z"><text:p/></draw:path><draw:path draw:style-name="gr4" draw:text-style-name="P44" svg:width="0.2224in" svg:height="0.0886in" svg:x="0.9783in" svg:y="0.037in" svg:viewBox="0 0 566 226" svg:d="M566 114c0-3-1-5-3-6-30-7-57-25-79-45-18-16-34-35-46-58-1-3-4-5-7-5-5 0-9 4-9 8 0 2 0 3 2 4 9 20 21 37 37 53-151 0-301 0-453 0-4 0-8 3-8 8s4 8 8 8c158 0 314 0 471 0 17 14 36 24 56 33-20 8-39 19-56 32-157 0-313 0-471 0-4 0-8 4-8 9 0 4 4 8 8 8 152 0 302 0 453 0-16 15-28 32-37 53-2 1-2 2-2 3 0 5 4 7 9 7 3 0 6-1 7-3 12-23 28-42 46-59 22-19 49-37 79-44 2-1 3-4 3-6z"><text:p/></draw:path><draw:path draw:style-name="gr4" draw:text-style-name="P44" svg:width="0.0378in" svg:height="0.1642in" svg:x="1.3201in" svg:y="-0.0004in" svg:viewBox="0 0 97 418" svg:d="M97 413c0-1-1-2-1-3-44-33-73-116-73-184 0-10 0-22 0-34 0-67 29-151 73-184 0-1 1-2 1-3 0-3-2-5-5-5-1 0-1 1-2 1-46 35-90 119-90 191 0 12 0 24 0 34 0 72 44 156 90 191 1 0 1 1 2 1 3 0 5-2 5-5z"><text:p/></draw:path><draw:path draw:style-name="gr4" draw:text-style-name="P44" svg:width="0.0437in" svg:height="0.1106in" svg:x="1.3724in" svg:y="0.0142in" svg:viewBox="0 0 112 282" svg:d="M108 14c0-8-6-14-16-14-12 0-22 11-22 22 0 8 6 15 15 15 10 0 23-9 23-23zM112 218c0-5-4-5-5-5-5 0-5 1-7 7-8 26-21 52-42 52-8 0-11-5-11-14 0-10 2-16 12-41 6-16 11-30 17-44 4-12 4-14 9-24 4-9 5-15 5-23 0-18-13-34-34-34-39 0-56 61-56 65s4 2 5 4c5 0 5-2 7-8 11-39 29-52 42-52 4 0 11 0 11 14 0 8-3 17-5 22-2 10-22 59-29 77-3 11-9 23-9 33 0 19 14 35 34 35 40 0 56-60 56-64z"><text:p/></draw:path><draw:path draw:style-name="gr4" draw:text-style-name="P44" svg:width="0.1106in" svg:height="0.0382in" svg:x="1.4799in" svg:y="0.0638in" svg:viewBox="0 0 282 98" svg:d="M282 8c0-4-5-8-10-8-87 0-175 0-262 0-5 0-10 4-10 8 0 5 5 9 10 9 87 0 175 0 262 0 5 0 10-4 10-9zM282 90c0-5-5-9-10-9-87 0-175 0-262 0-5 0-10 4-10 9s5 8 10 8c87 0 175 0 262 0 5 0 10-3 10-8z"><text:p/></draw:path><draw:path draw:style-name="gr4" draw:text-style-name="P44" svg:width="0.0689in" svg:height="0.113in" svg:x="1.6524in" svg:y="0.0138in" svg:viewBox="0 0 176 288" svg:d="M176 145c0-34-1-67-16-98-20-40-54-47-71-47-25 0-57 11-73 50-15 29-16 61-16 95 0 32 1 69 18 101 18 33 49 42 70 42 22 0 55-9 73-48 14-28 15-62 15-95zM142 140c0 33 0 60-5 86-6 40-30 53-49 53-16 0-41-11-48-51-5-24-5-63-5-88 0-26 0-54 2-77 9-50 41-53 51-53 14 0 42 7 50 49 4 22 4 55 4 81z"><text:p/></draw:path><draw:path draw:style-name="gr4" draw:text-style-name="P44" svg:width="0.0189in" svg:height="0.0488in" svg:x="1.7433in" svg:y="0.1055in" svg:viewBox="0 0 49 125" svg:d="M49 43c0-27-11-43-27-43-14 0-22 10-22 22s8 22 22 22c6 0 10-2 15-6 1-1 1-1 1-1 0 3 2 0 2 6 0 31-15 56-29 71-5 5-5 6-5 7 0 2 2 4 5 4 5 0 38-33 38-82z"><text:p/></draw:path><draw:path draw:style-name="gr4" draw:text-style-name="P44" svg:width="0.0677in" svg:height="0.1425in" svg:x="1.8004in" svg:y="0.0142in" svg:viewBox="0 0 173 363" svg:d="M173 14c0-7-6-14-16-14-9 0-23 10-23 22 0 8 6 15 16 15 12 0 23-11 23-23zM157 131c0-24-17-39-38-39-43 0-67 61-67 65s3 2 4 4c4 0 5 0 9-9 9-25 30-51 53-51 6 0 13 2 13 19 0 11-1 14-3 21-13 52-26 105-39 156-9 32-29 56-53 56-2 0-8 0-16-3 12-4 20-15 20-23 0-6-5-14-17-14-11 0-23 8-23 24s17 26 37 26c30 0 69-23 79-65 14-50 27-102 40-152 1-8 1-14 1-15z"><text:p/></draw:path><draw:path draw:style-name="gr4" draw:text-style-name="P44" svg:width="0.1102in" svg:height="0.0382in" svg:x="1.9283in" svg:y="0.0638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44" svg:width="0.0661in" svg:height="0.113in" svg:x="2.1028in" svg:y="0.0138in" svg:viewBox="0 0 169 288" svg:d="M169 195c0-50-35-92-80-92-21 0-39 7-54 22 0-28 0-54 0-82 8 3 23 5 36 5 51 0 81-38 81-43 0-3-1-5-4-5-2 0-2 0-4 1-8 4-29 12-56 12-17 0-38-2-57-12-3-1-3-1-5-1-4 0-4 4-4 11 0 42 0 82 0 124 0 8 0 11 6 11 3 0 3-1 6-3 4-8 20-30 54-30 21 0 32 19 36 27 7 16 7 31 7 53 0 14 0 38-10 56-11 17-26 28-45 28-30 0-54-23-62-48 2 1 3 1 8 1 13 0 20-10 20-19 0-11-7-21-20-21-6 0-22 3-22 22 0 35 30 76 77 76 49 0 92-40 92-93z"><text:p/></draw:path><draw:path draw:style-name="gr4" draw:text-style-name="P44" svg:width="0.0382in" svg:height="0.1642in" svg:x="2.1866in" svg:y="-0.0004in" svg:viewBox="0 0 98 418" svg:d="M98 226c0-10 0-22 0-34 0-72-44-156-91-191-1 0-1-1-2-1-3 0-5 2-5 5 0 1 1 2 2 3 44 33 74 117 74 184 0 12 0 24 0 34 0 68-30 151-74 184-1 1-2 2-2 3 0 3 2 5 5 5 1 0 1-1 2-1 47-35 91-119 91-191z"><text:p/></draw:path><draw:path draw:style-name="gr4" draw:text-style-name="P44" svg:width="0.0189in" svg:height="0.0488in" svg:x="2.2563in" svg:y="0.1055in" svg:viewBox="0 0 49 125" svg:d="M49 43c0-27-9-43-26-43-15 0-23 10-23 22s8 22 23 22c5 0 11-2 14-6 1-1 1-1 3-1 0 3 1 0 1 6 0 31-16 56-29 71-5 5-5 6-5 7 0 2 3 4 4 4 5 0 38-33 38-82z"><text:p/></draw:path><draw:path draw:style-name="gr4" draw:text-style-name="P44" svg:width="0.0378in" svg:height="0.1642in" svg:x="2.3327in" svg:y="-0.0004in" svg:viewBox="0 0 97 418" svg:d="M97 413c0-1-1-2-1-3-44-33-73-116-73-184 0-10 0-22 0-34 0-67 29-151 73-184 0-1 1-2 1-3 0-3-2-5-3-5-2 0-3 1-4 1-46 35-90 119-90 191 0 12 0 24 0 34 0 72 44 156 90 191 1 0 2 1 4 1 1 0 3-2 3-5z"><text:p/></draw:path><draw:path draw:style-name="gr4" draw:text-style-name="P44" svg:width="0.0437in" svg:height="0.1106in" svg:x="2.385in" svg:y="0.0142in" svg:viewBox="0 0 112 282" svg:d="M108 14c0-8-6-14-16-14-12 0-22 11-22 22 0 8 6 15 15 15 10 0 23-9 23-23zM112 218c0-5-4-5-5-5-5 0-5 1-6 7-9 26-22 52-43 52-8 0-11-5-11-14 0-10 2-16 12-41 6-16 11-30 17-44 4-12 4-14 9-24 4-9 5-15 5-23 0-18-13-34-34-34-39 0-56 61-56 65s4 2 5 4c5 0 5-2 7-8 12-39 29-52 43-52 3 0 10 0 10 14 0 8-3 17-4 22-3 10-23 59-30 77-3 11-9 23-9 33 0 19 14 35 34 35 40 0 56-60 56-64z"><text:p/></draw:path><draw:path draw:style-name="gr4" draw:text-style-name="P44" svg:width="0.1102in" svg:height="0.0382in" svg:x="2.4933in" svg:y="0.0638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44" svg:width="0.0657in" svg:height="0.1094in" svg:x="2.6677in" svg:y="0.0138in" svg:viewBox="0 0 168 279" svg:d="M168 207c-4 0-7 0-11 0-2 12-5 30-9 36-3 4-30 4-40 4-25 0-50 0-76 0 15-15 30-28 45-42 66-59 91-82 91-124 0-47-38-81-90-81-47 0-78 38-78 77 0 22 20 22 22 22 7 0 21-4 21-21 0-12-7-23-21-23-4 0-5 0-6 1 9-27 32-43 57-43 39 0 57 34 57 68s-22 68-45 94c-27 30-54 59-81 89-4 4-4 4-4 15 52 0 104 0 156 0 4-24 8-48 12-72z"><text:p/></draw:path><draw:path draw:style-name="gr4" draw:text-style-name="P44" svg:width="0.0189in" svg:height="0.0488in" svg:x="2.7563in" svg:y="0.1055in" svg:viewBox="0 0 49 125" svg:d="M49 43c0-27-11-43-27-43-14 0-22 10-22 22s8 22 22 22c6 0 10-2 15-6 1-1 1-1 3-1 0 3 0 0 0 6 0 31-15 56-29 71-5 5-5 6-5 7 0 2 2 4 5 4 5 0 38-33 38-82z"><text:p/></draw:path><draw:path draw:style-name="gr4" draw:text-style-name="P44" svg:width="0.0677in" svg:height="0.1425in" svg:x="2.8138in" svg:y="0.0142in" svg:viewBox="0 0 173 363" svg:d="M173 14c0-7-6-14-16-14-9 0-23 10-23 22 0 8 6 15 16 15 12 0 23-11 23-23zM157 131c0-24-17-39-38-39-43 0-67 61-67 65s3 2 4 4c5 0 5 0 9-9 11-25 30-51 53-51 6 0 13 2 13 19 0 11-1 14-3 21-13 52-26 105-39 156-9 32-29 56-52 56-3 0-9 0-17-3 12-4 20-15 20-23 0-6-5-14-17-14-10 0-23 8-23 24s17 26 37 26c30 0 70-23 79-65 14-50 27-102 40-152 1-8 1-14 1-15z"><text:p/></draw:path><draw:path draw:style-name="gr4" draw:text-style-name="P44" svg:width="0.1102in" svg:height="0.0382in" svg:x="2.9421in" svg:y="0.0638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44" svg:width="0.0661in" svg:height="0.1094in" svg:x="3.1161in" svg:y="0.0138in" svg:viewBox="0 0 169 279" svg:d="M169 207c-3 0-7 0-11 0-2 12-4 30-9 36-3 4-31 4-40 4-25 0-51 0-77 0 16-15 30-28 46-42 66-59 91-82 91-124 0-47-38-81-90-81-48 0-79 38-79 77 0 22 22 22 23 22 7 0 21-4 21-21 0-12-7-23-21-23-4 0-5 0-6 1 9-27 32-43 57-43 39 0 57 34 57 68s-22 68-45 94c-27 30-54 59-81 89-5 4-5 4-5 15 53 0 104 0 157 0 4-24 9-48 12-72z"><text:p/></draw:path><draw:path draw:style-name="gr4" draw:text-style-name="P44" svg:width="0.0378in" svg:height="0.1642in" svg:x="3.2004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, נחלץ את המקדם בעזרת פתרונות אלה.</text:p>
      <text:p text:style-name="P26"><text:s/><draw:g text:anchor-type="as-char" svg:y="-0.2398in" draw:z-index="68" draw:name="Shape75" draw:style-name="gr1"><svg:title>TexMaths</svg:title><svg:desc>12§display§\binom{0 + 3}{3} \cdot \binom{5 + 2}{2} +
\binom{2 + 3}{3} \cdot \binom{2 + 2}{2}
=
1 \cdot \binom{7}{2} +
\binom{5}{3} \cdot \binom{4}{2}§svg§600§FALSE§</svg:desc><draw:g draw:style-name="gr2"><draw:path draw:style-name="gr3" draw:text-style-name="P43" svg:width="4.5732in" svg:height="0.3787in" svg:x="-0.0004in" svg:y="0.0071in" svg:viewBox="0 0 11617 963" svg:d="M0 0c3873 0 7744 0 11617 0 0 321 0 642 0 963-3873 0-7744 0-11617 0 0-321 0-642 0-963z"><text:p/></draw:path><draw:path draw:style-name="gr4" draw:text-style-name="P44" svg:width="0.0756in" svg:height="0.3957in" svg:x="0.0283in" svg:y="0in" svg:viewBox="0 0 193 1006" svg:d="M193 999c0-2-1-5-3-6-90-67-153-254-153-412 0-52 0-104 0-155 0-158 63-346 153-413 2-1 3-3 3-6s-3-7-8-7c-1 0-3 1-5 1-94 71-180 259-180 425 0 51 0 103 0 155 0 165 86 353 180 424 2 0 4 1 5 1 5 0 8-3 8-7z"><text:p/></draw:path><draw:path draw:style-name="gr4" draw:text-style-name="P44" svg:width="0.0697in" svg:height="0.1138in" svg:x="0.1197in" svg:y="0.0161in" svg:viewBox="0 0 178 290" svg:d="M178 146c0-33-2-68-17-99-19-40-54-47-71-47-26 0-56 11-74 50-14 29-16 63-16 96 0 32 2 70 19 101 18 35 49 43 70 43 23 0 55-9 73-49 14-29 16-62 16-95zM143 140c0 33 0 62-5 88-6 40-30 53-49 53-17 0-41-11-49-51-4-26-4-64-4-90s0-54 2-76c9-51 40-54 51-54 14 0 42 7 50 49 4 24 4 55 4 81z"><text:p/></draw:path><draw:path draw:style-name="gr4" draw:text-style-name="P44" svg:width="0.1102in" svg:height="0.1102in" svg:x="0.2425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85in" svg:height="0.1138in" svg:x="0.4063in" svg:y="0.0161in" svg:viewBox="0 0 175 290" svg:d="M175 209c0-35-27-67-71-77 35-11 59-41 59-73 0-35-37-59-78-59-42 0-74 25-74 58 0 14 9 21 21 21 14 0 22-9 22-21 0-21-19-21-26-21 13-21 40-26 56-26 17 0 41 9 41 47 0 4-1 30-12 48-13 20-28 21-37 22-4 0-15 2-17 2-4 0-6 0-6 4 0 5 2 5 9 5 6 0 14 0 20 0 33 0 49 29 49 70 0 57-29 69-47 69s-50-7-65-32c15 2 28-7 28-23 0-15-11-24-24-24-10 0-23 6-23 25 0 39 38 66 85 66 52 0 90-38 90-81z"><text:p/></draw:path><draw:path draw:style-name="gr4" draw:text-style-name="P44" svg:width="0.0685in" svg:height="0.1134in" svg:x="0.263in" svg:y="0.2425in" svg:viewBox="0 0 175 289" svg:d="M175 209c0-35-26-69-71-77 35-11 59-41 59-74 0-34-36-58-77-58-43 0-74 25-74 58 0 13 8 21 22 21 12 0 20-9 20-21 0-22-19-22-25-22 13-20 41-25 55-25 18 0 41 8 41 47 0 4-1 30-12 48-12 20-27 21-37 21-4 1-14 1-17 1-4 2-6 2-6 6s2 4 9 4c6 0 14 0 20 0 34 0 50 29 50 71 0 56-30 69-48 69s-49-7-65-32c16 2 28-7 28-23 0-15-11-24-23-24-11 0-24 6-24 24 0 39 40 66 85 66 52 0 90-37 90-80z"><text:p/></draw:path><draw:path draw:style-name="gr4" draw:text-style-name="P44" svg:width="0.0752in" svg:height="0.3957in" svg:x="0.4913in" svg:y="0in" svg:viewBox="0 0 192 1006" svg:d="M192 581c0-52 0-104 0-155 0-166-86-354-180-425-1 0-4-1-5-1-3 0-7 4-7 7s1 5 2 6c90 67 153 255 153 413 0 51 0 103 0 155 0 158-63 345-153 412-1 1-2 4-2 6 0 4 4 7 7 7 1 0 4-1 5-1 94-71 180-259 180-424z"><text:p/></draw:path><draw:path draw:style-name="gr4" draw:text-style-name="P44" svg:width="0.0169in" svg:height="0.0177in" svg:x="0.6559in" svg:y="0.1894in" svg:viewBox="0 0 44 46" svg:d="M44 23c0-12-10-23-22-23-14 0-22 11-22 23s8 23 22 23c12 0 22-11 22-23z"><text:p/></draw:path><draw:path draw:style-name="gr4" draw:text-style-name="P44" svg:width="0.0752in" svg:height="0.3957in" svg:x="0.7622in" svg:y="0in" svg:viewBox="0 0 192 1006" svg:d="M192 999c0-2-1-5-4-6-88-67-151-254-151-412 0-52 0-104 0-155 0-158 63-346 151-413 3-1 4-3 4-6s-4-7-7-7-4 1-5 1c-94 71-180 259-180 425 0 51 0 103 0 155 0 165 86 353 180 424 1 0 2 1 5 1s7-3 7-7z"><text:p/></draw:path><draw:path draw:style-name="gr4" draw:text-style-name="P44" svg:width="0.0657in" svg:height="0.1138in" svg:x="0.8551in" svg:y="0.0161in" svg:viewBox="0 0 168 290" svg:d="M168 196c0-50-35-92-80-92-21 0-39 6-54 21 0-28 0-54 0-82 8 3 22 6 36 6 51 0 81-38 81-44 0-3-1-5-3-5s-3 0-4 1c-8 4-30 12-58 12-16 0-36-2-56-11-4-1-4-1-5-1-5 0-5 3-5 10 0 42 0 83 0 125 0 7 0 10 6 10 4 0 5-1 6-3 5-7 21-30 54-30 23 0 33 19 36 27 8 16 8 32 8 53 0 15 0 40-10 58-10 17-25 27-46 27-30 0-54-22-61-46 1 0 3 0 7 0 14 0 21-11 21-21 0-11-7-20-21-20-6 0-20 2-20 21 0 38 29 78 76 78 49 0 92-40 92-94z"><text:p/></draw:path><draw:path draw:style-name="gr4" draw:text-style-name="P44" svg:width="0.1102in" svg:height="0.1102in" svg:x="0.9756in" svg:y="0.0307in" svg:viewBox="0 0 281 281" svg:d="M281 140c0-4-4-8-9-8-40 0-82 0-123 0 0-41 0-83 0-124 0-4-5-8-9-8s-8 4-8 8c0 41 0 83 0 124-41 0-83 0-124 0-3 0-8 4-8 8 0 5 5 9 8 9 41 0 83 0 124 0 0 41 0 81 0 123 0 5 4 9 8 9s9-4 9-9c0-42 0-82 0-123 41 0 83 0 123 0 5 0 9-4 9-9z"><text:p/></draw:path><draw:path draw:style-name="gr4" draw:text-style-name="P44" svg:width="0.0657in" svg:height="0.1102in" svg:x="1.1409in" svg:y="0.0161in" svg:viewBox="0 0 168 281" svg:d="M168 208c-4 0-7 0-11 0-1 12-5 31-8 37-4 3-31 3-41 3-25 0-50 0-76 0 15-14 30-28 45-43 66-59 91-81 91-123 0-48-38-82-89-82-48 0-79 38-79 77 0 23 20 23 22 23 7 0 22-5 22-22 0-11-8-22-22-22-4 0-4 0-5 0 9-27 32-43 56-43 39 0 57 34 57 69 0 33-21 67-45 93-26 30-54 60-80 90-5 5-5 6-5 16 52 0 104 0 156 0 4-25 8-49 12-73z"><text:p/></draw:path><draw:path draw:style-name="gr4" draw:text-style-name="P44" svg:width="0.0657in" svg:height="0.1102in" svg:x="0.998in" svg:y="0.2425in" svg:viewBox="0 0 168 281" svg:d="M168 208c-4 0-6 0-10 0-2 12-6 31-9 37-4 3-31 3-41 3-25 0-50 0-76 0 15-14 30-28 45-43 66-59 91-81 91-123 0-48-37-82-89-82-48 0-79 38-79 76 0 24 22 24 23 24 7 0 21-5 21-23 0-11-7-22-22-22-3 0-4 0-5 1 9-27 32-43 56-43 39 0 57 34 57 69 0 33-21 67-44 93-27 30-54 60-81 90-5 5-5 5-5 16 53 0 104 0 157 0 4-25 7-49 11-73z"><text:p/></draw:path><draw:path draw:style-name="gr4" draw:text-style-name="P44" svg:width="0.0752in" svg:height="0.3957in" svg:x="1.2248in" svg:y="0in" svg:viewBox="0 0 192 1006" svg:d="M192 581c0-52 0-104 0-155 0-166-86-354-180-425-1 0-2-1-5-1s-7 4-7 7 1 5 2 6c90 67 153 255 153 413 0 51 0 103 0 155 0 158-63 345-153 412-1 1-2 4-2 6 0 4 4 7 7 7s4-1 5-1c94-71 180-259 180-424z"><text:p/></draw:path><draw:path draw:style-name="gr4" draw:text-style-name="P44" svg:width="0.1102in" svg:height="0.1102in" svg:x="1.3839in" svg:y="0.1425in" svg:viewBox="0 0 281 281" svg:d="M281 140c0-4-4-8-9-8-40 0-82 0-123 0 0-41 0-83 0-124 0-4-5-8-9-8s-8 4-8 8c0 41 0 83 0 124-41 0-83 0-124 0-3 0-8 4-8 8 0 5 5 9 8 9 41 0 83 0 124 0 0 41 0 81 0 123 0 5 4 9 8 9s9-4 9-9c0-42 0-82 0-123 41 0 83 0 123 0 5 0 9-4 9-9z"><text:p/></draw:path><draw:path draw:style-name="gr4" draw:text-style-name="P44" svg:width="0.0752in" svg:height="0.3957in" svg:x="1.5783in" svg:y="0in" svg:viewBox="0 0 192 1006" svg:d="M192 999c0-2-1-5-4-6-88-67-151-254-151-412 0-52 0-104 0-155 0-158 63-346 151-413 3-1 4-3 4-6s-4-7-7-7-4 1-5 1c-94 71-180 259-180 425 0 51 0 103 0 155 0 165 86 353 180 424 1 0 2 1 5 1s7-3 7-7z"><text:p/></draw:path><draw:path draw:style-name="gr4" draw:text-style-name="P44" svg:width="0.0657in" svg:height="0.1102in" svg:x="1.6717in" svg:y="0.0161in" svg:viewBox="0 0 168 281" svg:d="M168 208c-4 0-7 0-11 0-2 12-5 31-9 37-3 3-30 3-40 3-25 0-50 0-76 0 15-14 30-28 45-43 66-59 91-81 91-123 0-48-38-82-90-82-47 0-78 38-78 77 0 23 20 23 22 23 7 0 21-5 21-22 0-11-7-22-21-22-4 0-5 0-6 0 9-27 32-43 57-43 39 0 57 34 57 69 0 33-22 67-45 93-27 30-54 60-81 90-4 5-4 6-4 16 52 0 104 0 156 0 4-25 8-49 12-73z"><text:p/></draw:path><draw:path draw:style-name="gr4" draw:text-style-name="P44" svg:width="0.1102in" svg:height="0.1102in" svg:x="1.7921in" svg:y="0.0307in" svg:viewBox="0 0 281 281" svg:d="M281 140c0-4-4-8-9-8-40 0-82 0-123 0 0-41 0-83 0-124 0-4-5-8-9-8s-8 4-8 8c0 41 0 83 0 124-41 0-83 0-124 0-3 0-8 4-8 8 0 5 5 9 8 9 41 0 83 0 124 0 0 41 0 81 0 123 0 5 4 9 8 9s9-4 9-9c0-42 0-82 0-123 41 0 83 0 123 0 5 0 9-4 9-9z"><text:p/></draw:path><draw:path draw:style-name="gr4" draw:text-style-name="P44" svg:width="0.0685in" svg:height="0.1138in" svg:x="1.9559in" svg:y="0.0161in" svg:viewBox="0 0 175 290" svg:d="M175 209c0-35-26-67-71-77 35-11 59-41 59-73 0-35-37-59-77-59-43 0-74 25-74 58 0 14 8 21 20 21 14 0 22-9 22-21 0-21-19-21-25-21 12-21 41-26 55-26 18 0 41 9 41 47 0 4-1 30-12 48-12 20-27 21-37 22-4 0-14 2-17 2-4 0-6 0-6 4 0 5 2 5 9 5 6 0 14 0 20 0 34 0 50 29 50 70 0 57-30 69-48 69s-49-7-65-32c16 2 28-7 28-23 0-15-11-24-23-24-11 0-24 6-24 25 0 39 40 66 85 66 52 0 90-38 90-81z"><text:p/></draw:path><draw:path draw:style-name="gr4" draw:text-style-name="P44" svg:width="0.0685in" svg:height="0.1134in" svg:x="1.813in" svg:y="0.2425in" svg:viewBox="0 0 175 289" svg:d="M175 209c0-35-26-69-69-77 33-11 58-41 58-74 0-34-37-58-78-58-42 0-74 25-74 58 0 13 10 21 22 21 13 0 21-9 21-21 0-22-20-22-26-22 13-20 41-25 56-25 17 0 40 8 40 47 0 4 0 30-11 48-13 20-28 21-38 21-4 1-14 1-16 1-4 2-7 2-7 6s3 4 11 4c6 0 12 0 18 0 34 0 50 29 50 71 0 56-29 69-48 69-18 0-49-7-64-32 15 2 28-7 28-23 0-15-12-24-24-24-10 0-24 6-24 24 0 39 40 66 85 66 52 0 90-37 90-80z"><text:p/></draw:path><draw:path draw:style-name="gr4" draw:text-style-name="P44" svg:width="0.0752in" svg:height="0.3957in" svg:x="2.0409in" svg:y="0in" svg:viewBox="0 0 192 1006" svg:d="M192 581c0-52 0-104 0-155 0-166-86-354-180-425-1 0-2-1-5-1s-7 4-7 7 1 5 2 6c90 67 153 255 153 413 0 51 0 103 0 155 0 158-63 345-153 412-1 1-2 4-2 6 0 4 4 7 7 7s4-1 5-1c94-71 180-259 180-424z"><text:p/></draw:path><draw:path draw:style-name="gr4" draw:text-style-name="P44" svg:width="0.0169in" svg:height="0.0177in" svg:x="2.2055in" svg:y="0.1894in" svg:viewBox="0 0 44 46" svg:d="M44 23c0-12-9-23-21-23-13 0-23 11-23 23s10 23 23 23c12 0 21-11 21-23z"><text:p/></draw:path><draw:path draw:style-name="gr4" draw:text-style-name="P44" svg:width="0.0752in" svg:height="0.3957in" svg:x="2.3114in" svg:y="0in" svg:viewBox="0 0 192 1006" svg:d="M192 999c0-2-1-5-2-6-90-67-153-254-153-412 0-52 0-104 0-155 0-158 63-346 153-413 1-1 2-3 2-6s-4-7-7-7c-1 0-4 1-5 1-94 71-180 259-180 425 0 51 0 103 0 155 0 165 86 353 180 424 1 0 4 1 5 1 3 0 7-3 7-7z"><text:p/></draw:path><draw:path draw:style-name="gr4" draw:text-style-name="P44" svg:width="0.0657in" svg:height="0.1102in" svg:x="2.4043in" svg:y="0.0161in" svg:viewBox="0 0 168 281" svg:d="M168 208c-4 0-7 0-11 0-2 12-5 31-9 37-3 3-30 3-40 3-25 0-50 0-76 0 15-14 30-28 45-43 66-59 91-81 91-123 0-48-38-82-89-82-48 0-79 38-79 77 0 23 20 23 22 23 7 0 22-5 22-22 0-11-8-22-22-22-4 0-4 0-6 0 10-27 33-43 57-43 39 0 57 34 57 69 0 33-22 67-45 93-26 30-54 60-80 90-5 5-5 6-5 16 52 0 104 0 156 0 4-25 8-49 12-73z"><text:p/></draw:path><draw:path draw:style-name="gr4" draw:text-style-name="P44" svg:width="0.1102in" svg:height="0.1102in" svg:x="2.5252in" svg:y="0.0307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657in" svg:height="0.1102in" svg:x="2.6902in" svg:y="0.0161in" svg:viewBox="0 0 168 281" svg:d="M168 208c-4 0-6 0-10 0-2 12-6 31-9 37-4 3-31 3-41 3-25 0-50 0-76 0 15-14 30-28 45-43 66-59 91-81 91-123 0-48-37-82-89-82-48 0-79 38-79 77 0 23 22 23 23 23 7 0 21-5 21-22 0-11-7-22-22-22-3 0-4 0-5 0 9-27 32-43 56-43 39 0 57 34 57 69 0 33-21 67-45 93-26 30-54 60-80 90-5 5-5 6-5 16 53 0 104 0 157 0 4-25 7-49 11-73z"><text:p/></draw:path><draw:path draw:style-name="gr4" draw:text-style-name="P44" svg:width="0.0661in" svg:height="0.1102in" svg:x="2.5472in" svg:y="0.2425in" svg:viewBox="0 0 169 281" svg:d="M169 208c-3 0-7 0-11 0-2 12-4 31-9 37-3 3-30 3-40 3-25 0-50 0-75 0 14-14 30-28 44-43 66-59 91-81 91-123 0-48-38-82-90-82-48 0-79 38-79 76 0 24 22 24 23 24 7 0 21-5 21-23 0-11-7-22-21-22-4 0-5 0-6 1 9-27 32-43 57-43 39 0 57 34 57 69 0 33-22 67-45 93-27 30-54 60-81 90-5 5-5 5-5 16 53 0 104 0 157 0 4-25 9-49 12-73z"><text:p/></draw:path><draw:path draw:style-name="gr4" draw:text-style-name="P44" svg:width="0.0756in" svg:height="0.3957in" svg:x="2.774in" svg:y="0in" svg:viewBox="0 0 193 1006" svg:d="M193 581c0-52 0-104 0-155 0-166-87-354-181-425-1 0-2-1-4-1-4 0-8 4-8 7s1 5 4 6c90 67 152 255 152 413 0 51 0 103 0 155 0 158-62 345-152 412-3 1-4 4-4 6 0 4 4 7 8 7 2 0 3-1 4-1 94-71 181-259 181-424z"><text:p/></draw:path><draw:path draw:style-name="gr4" draw:text-style-name="P44" svg:width="0.1102in" svg:height="0.0382in" svg:x="2.9425in" svg:y="0.178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543in" svg:height="0.1102in" svg:x="3.1236in" svg:y="0.128in" svg:viewBox="0 0 139 281" svg:d="M139 281c0-5 0-10 0-13-5 0-8 0-13 0-38 0-40-5-40-21 0-79 0-157 0-236 0-10 0-11-9-11-27 26-64 26-77 26 0 5 0 9 0 14 8 0 34 0 55-11 0 73 0 145 0 218 0 16-1 21-39 21-5 0-9 0-14 0 0 3 0 8 0 13 15-1 52-1 69-1s54 0 68 1z"><text:p/></draw:path><draw:path draw:style-name="gr4" draw:text-style-name="P44" svg:width="0.0169in" svg:height="0.0177in" svg:x="3.2429in" svg:y="0.1894in" svg:viewBox="0 0 44 46" svg:d="M44 23c0-12-10-23-22-23s-22 11-22 23 10 23 22 23 22-11 22-23z"><text:p/></draw:path><draw:path draw:style-name="gr4" draw:text-style-name="P44" svg:width="0.0752in" svg:height="0.3957in" svg:x="3.3492in" svg:y="0in" svg:viewBox="0 0 192 1006" svg:d="M192 999c0-2-1-5-4-6-88-67-151-254-151-412 0-52 0-104 0-155 0-158 63-346 151-413 3-1 4-3 4-6s-4-7-7-7-4 1-5 1c-94 71-180 259-180 425 0 51 0 103 0 155 0 165 86 353 180 424 1 0 2 1 5 1s7-3 7-7z"><text:p/></draw:path><draw:path draw:style-name="gr4" draw:text-style-name="P44" svg:width="0.0705in" svg:height="0.1154in" svg:x="3.4433in" svg:y="0.0157in" svg:viewBox="0 0 180 294" svg:d="M180 13c-34 0-68 0-102 0-52 0-53-6-54-13-4 0-7 0-11 0-5 29-8 58-13 86 4 0 6 0 10 0 1-7 6-33 10-38 4-2 36-2 42-2 29 0 58 0 87 0-16 21-31 44-47 66-38 57-52 116-52 158 0 5 0 24 20 24 19 0 19-19 19-24 0-7 0-14 0-20 0-24 1-47 5-70 1-10 7-46 26-72s37-54 56-80c4-5 4-6 4-15z"><text:p/></draw:path><draw:path draw:style-name="gr4" draw:text-style-name="P44" svg:width="0.0657in" svg:height="0.1102in" svg:x="3.4433in" svg:y="0.2425in" svg:viewBox="0 0 168 281" svg:d="M168 208c-4 0-7 0-11 0-2 12-5 31-9 37-3 3-30 3-40 3-25 0-50 0-76 0 15-14 30-28 45-43 66-59 91-81 91-123 0-48-38-82-90-82-47 0-78 38-78 76 0 24 20 24 22 24 7 0 22-5 22-23 0-11-8-22-22-22-4 0-4 0-6 1 10-27 33-43 57-43 39 0 57 34 57 69 0 33-22 67-45 93-26 30-54 60-80 90-5 5-5 5-5 16 52 0 104 0 156 0 4-25 8-49 12-73z"><text:p/></draw:path><draw:path draw:style-name="gr4" draw:text-style-name="P44" svg:width="0.0752in" svg:height="0.3957in" svg:x="3.528in" svg:y="0in" svg:viewBox="0 0 192 1006" svg:d="M192 581c0-52 0-104 0-155 0-166-86-354-180-425-1 0-2-1-5-1s-7 4-7 7 1 5 4 6c88 67 151 255 151 413 0 51 0 103 0 155 0 158-63 345-151 412-3 1-4 4-4 6 0 4 4 7 7 7s4-1 5-1c94-71 180-259 180-424z"><text:p/></draw:path><draw:path draw:style-name="gr4" draw:text-style-name="P44" svg:width="0.1102in" svg:height="0.1102in" svg:x="3.6878in" svg:y="0.1425in" svg:viewBox="0 0 281 281" svg:d="M281 140c0-4-4-8-9-8-40 0-82 0-123 0 0-41 0-83 0-124 0-4-4-8-9-8-4 0-8 4-8 8 0 41 0 83 0 124-41 0-83 0-124 0-4 0-8 4-8 8 0 5 4 9 8 9 41 0 83 0 124 0 0 41 0 81 0 123 0 5 4 9 8 9 5 0 9-4 9-9 0-42 0-82 0-123 41 0 83 0 123 0 5 0 9-4 9-9z"><text:p/></draw:path><draw:path draw:style-name="gr4" draw:text-style-name="P44" svg:width="0.0752in" svg:height="0.3957in" svg:x="3.8819in" svg:y="0in" svg:viewBox="0 0 192 1006" svg:d="M192 999c0-2-1-5-2-6-90-67-153-254-153-412 0-52 0-104 0-155 0-158 63-346 153-413 1-1 2-3 2-6s-4-7-7-7-4 1-5 1c-94 71-180 259-180 425 0 51 0 103 0 155 0 165 86 353 180 424 1 0 2 1 5 1s7-3 7-7z"><text:p/></draw:path><draw:path draw:style-name="gr4" draw:text-style-name="P44" svg:width="0.0657in" svg:height="0.1138in" svg:x="3.9748in" svg:y="0.0161in" svg:viewBox="0 0 168 290" svg:d="M168 196c0-50-35-92-80-92-21 0-39 6-53 21 0-28 0-54 0-82 8 3 21 6 35 6 52 0 81-38 81-44 0-3-1-5-3-5s-2 0-4 1c-8 4-29 12-58 12-16 0-36-2-56-11-2-1-4-1-5-1-3 0-3 3-3 10 0 42 0 83 0 125 0 7 0 10 6 10 2 0 3-1 4-3 5-7 21-30 54-30 23 0 33 19 36 27 8 16 9 32 9 53 0 15 0 40-11 58-10 17-25 27-44 27-32 0-56-22-63-46 1 0 3 0 7 0 15 0 21-11 21-21 0-11-6-20-21-20-6 0-20 2-20 21 0 38 29 78 76 78 49 0 92-40 92-94z"><text:p/></draw:path><draw:path draw:style-name="gr4" draw:text-style-name="P44" svg:width="0.0685in" svg:height="0.1134in" svg:x="3.9736in" svg:y="0.2425in" svg:viewBox="0 0 175 289" svg:d="M175 209c0-35-26-69-71-77 35-11 59-41 59-74 0-34-37-58-77-58-43 0-75 25-75 58 0 13 9 21 21 21 14 0 22-9 22-21 0-22-19-22-26-22 13-20 42-25 56-25 18 0 41 8 41 47 0 4-1 30-12 48-12 20-27 21-37 21-4 1-14 1-17 1-4 2-6 2-6 6s2 4 9 4c6 0 14 0 20 0 34 0 50 29 50 71 0 56-30 69-48 69s-50-7-65-32c15 2 28-7 28-23 0-15-11-24-23-24-11 0-24 6-24 24 0 39 40 66 85 66 52 0 90-37 90-80z"><text:p/></draw:path><draw:path draw:style-name="gr4" draw:text-style-name="P44" svg:width="0.0752in" svg:height="0.3957in" svg:x="4.0587in" svg:y="0in" svg:viewBox="0 0 192 1006" svg:d="M192 581c0-52 0-104 0-155 0-166-86-354-180-425-1 0-2-1-5-1s-7 4-7 7 1 5 2 6c90 67 153 255 153 413 0 51 0 103 0 155 0 158-63 345-153 412-1 1-2 4-2 6 0 4 4 7 7 7s4-1 5-1c94-71 180-259 180-424z"><text:p/></draw:path><draw:path draw:style-name="gr4" draw:text-style-name="P44" svg:width="0.0169in" svg:height="0.0177in" svg:x="4.2228in" svg:y="0.1894in" svg:viewBox="0 0 44 46" svg:d="M44 23c0-12-10-23-22-23-14 0-22 11-22 23s8 23 22 23c12 0 22-11 22-23z"><text:p/></draw:path><draw:path draw:style-name="gr4" draw:text-style-name="P44" svg:width="0.0752in" svg:height="0.3957in" svg:x="4.3291in" svg:y="0in" svg:viewBox="0 0 192 1006" svg:d="M192 999c0-2-1-5-2-6-90-67-153-254-153-412 0-52 0-104 0-155 0-158 63-346 153-413 1-1 2-3 2-6s-4-7-7-7-4 1-5 1c-94 71-180 259-180 425 0 51 0 103 0 155 0 165 86 353 180 424 1 0 2 1 5 1s7-3 7-7z"><text:p/></draw:path><draw:path draw:style-name="gr4" draw:text-style-name="P44" svg:width="0.0732in" svg:height="0.1122in" svg:x="4.4185in" svg:y="0.0154in" svg:viewBox="0 0 187 286" svg:d="M187 216c0-5 0-10 0-13-14 0-29 0-43 0 0-64 0-129 0-192 0-9 0-11-6-11-4 0-5 0-8 6-44 66-87 131-130 197 0 3 0 8 0 13 37 0 74 0 112 0 0 12 0 24 0 37 0 15 0 19-32 19-3 0-6 0-9 0 0 4 0 9 0 14 18-2 39-2 57-2 17 0 40 0 58 2 0-5 0-10 0-14-4 0-6 0-10 0-31 0-32-4-32-19 0-13 0-25 0-37 14 0 29 0 43 0zM114 203c-34 0-68 0-102 0 34-53 68-105 102-157 0 52 0 104 0 157z"><text:p/></draw:path><draw:path draw:style-name="gr4" draw:text-style-name="P44" svg:width="0.0657in" svg:height="0.1102in" svg:x="4.4224in" svg:y="0.2425in" svg:viewBox="0 0 168 281" svg:d="M168 208c-4 0-7 0-11 0-2 12-5 31-9 37-3 3-30 3-40 3-25 0-50 0-76 0 15-14 30-28 45-43 66-59 91-81 91-123 0-48-38-82-90-82-47 0-78 38-78 76 0 24 20 24 22 24 7 0 22-5 22-23 0-11-8-22-22-22-4 0-5 0-6 1 9-27 32-43 57-43 39 0 57 34 57 69 0 33-22 67-45 93-27 30-54 60-81 90-4 5-4 5-4 16 52 0 104 0 156 0 4-25 8-49 12-73z"><text:p/></draw:path><draw:path draw:style-name="gr4" draw:text-style-name="P44" svg:width="0.0752in" svg:height="0.3957in" svg:x="4.5059in" svg:y="0in" svg:viewBox="0 0 192 1006" svg:d="M192 581c0-52 0-104 0-155 0-166-86-354-180-425-1 0-4-1-5-1-3 0-7 4-7 7s1 5 2 6c90 67 153 255 153 413 0 51 0 103 0 155 0 158-63 345-153 412-1 1-2 4-2 6 0 4 4 7 7 7 1 0 4-1 5-1 94-71 180-259 180-424z"><text:p/></draw:path></draw:g></draw:g></text:p>
      <text:p text:style-name="P26">בסך הכול יש <text:span text:style-name="T17">81 פתרונות זוגיים בלבד למשוואה, נחסר כמות זו מכמות התוצאות בכללי.</text:span></text:p>
      <text:p text:style-name="P27">בסך הכול כמות התוצאות עם נעלם אי־זוגי אחד לפחות היא 1<text:span text:style-name="T18">122.</text:span></text:p>
      <text:h text:style-name="P40" text:outline-level="1">שאלה 4</text:h>
      <text:h text:style-name="P42" text:outline-level="2">סעיף א’</text:h>
      <text:p text:style-name="P28">נמצא את המקדם של <draw:g text:anchor-type="as-char" svg:y="-0.1366in" draw:z-index="69" draw:name="Shape76" draw:style-name="gr1"><svg:title>TexMaths</svg:title><svg:desc>12§display§x^{19}§svg§600§FALSE§</svg:desc><draw:g draw:style-name="gr2"><draw:path draw:style-name="gr3" draw:text-style-name="P43" svg:width="0.2024in" svg:height="0.1217in" svg:x="0.0031in" svg:y="0.0083in" svg:viewBox="0 0 515 310" svg:d="M0 0c172 0 344 0 515 0 0 104 0 206 0 310-171 0-343 0-515 0 0-104 0-206 0-310z"><text:p/></draw:path><draw:path draw:style-name="gr4" draw:text-style-name="P44" svg:width="0.0823in" svg:height="0.0744in" svg:x="-0.0004in" svg:y="0.0638in" svg:viewBox="0 0 210 190" svg:d="M210 28c0-22-25-28-39-28-24 0-40 23-45 33-9-28-32-33-45-33-44 0-68 54-68 65 0 5 4 2 5 5 4 0 5-1 6-5 14-45 42-55 57-55 7 0 22 3 22 27 0 14-7 43-22 102-8 26-22 42-41 42-3 0-12 0-21-4 11-2 19-11 19-23s-8-14-15-14c-12 0-23 11-23 24 0 18 22 26 40 26 27 0 43-29 44-31 5 16 21 31 46 31 43 0 67-53 67-63 0-4-4-4-5-4-5 0-5 1-6 4-14 45-42 54-56 54-16 0-23-12-23-27 0-9 2-18 7-37s10-39 15-58c2-11 12-49 42-49 1 0 12 0 20 4-12 3-20 14-20 23 0 8 4 16 16 16 9 0 23-8 23-25z"><text:p/></draw:path><draw:path draw:style-name="gr4" draw:text-style-name="P44" svg:width="0.0417in" svg:height="0.0764in" svg:x="0.1024in" svg:y="0in" svg:viewBox="0 0 107 195" svg:d="M107 195c0-3 0-7 0-11-4 0-7 0-11 0-29 0-29-3-29-12 0-55 0-109 0-164 0-8-1-8-9-8-18 18-46 19-58 19 0 4 0 8 0 11 7 0 26 0 43-8 0 49 0 100 0 150 0 9 0 12-30 12-3 0-7 0-11 0 0 4 0 8 0 11 18 0 35 0 53-1 17 1 35 1 52 1z"><text:p/></draw:path><draw:path draw:style-name="gr4" draw:text-style-name="P44" svg:width="0.0531in" svg:height="0.0787in" svg:x="0.1614in" svg:y="0in" svg:viewBox="0 0 136 201" svg:d="M136 99c0-74-33-99-68-99-9 0-30 1-46 18-10 10-22 22-22 48 0 38 30 65 65 65 23 0 36-15 42-29 0 2 0 4 0 6 0 73-36 84-53 84-7 0-23-2-30-10 12-1 12-10 12-13 0-8-5-14-13-14-10 0-15 6-15 15 0 19 17 31 46 31 42 0 82-38 82-102zM107 69c0 38-23 54-41 54-12 0-23-4-31-17-6-11-6-24-6-40 0-18 0-29 8-41 7-11 17-17 33-17 14 0 23 10 27 17 9 14 10 34 10 44z"><text:p/></draw:path></draw:g></draw:g><text:s/>בפיתוח הפונקציה <draw:g text:anchor-type="as-char" svg:y="-0.2492in" draw:z-index="70" draw:name="Shape77" draw:style-name="gr1"><svg:title>TexMaths</svg:title><svg:desc>12§display§{ (1 - x^5)^5 \over (1 - x)^{10} }§svg§600§FALSE§</svg:desc><draw:g draw:style-name="gr2"><draw:path draw:style-name="gr3" draw:text-style-name="P43" svg:width="0.6409in" svg:height="0.387in" svg:x="0.0079in" svg:y="0.0079in" svg:viewBox="0 0 1629 984" svg:d="M815 984c-272 0-544 0-815 0 0-328 0-656 0-984 543 0 1086 0 1629 0 0 328 0 656 0 984-272 0-543 0-814 0z"><text:p/></draw:path><draw:path draw:style-name="gr4" draw:text-style-name="P44" svg:width="0.0378in" svg:height="0.165in" svg:x="0.0165in" svg:y="0.0134in" svg:viewBox="0 0 97 420" svg:d="M97 416c0-2-1-3-2-3-43-34-72-118-72-185 0-12 0-24 0-36 0-67 29-151 72-184 1-1 2-2 2-3 0-3-2-5-5-5-1 0-1 1-2 1-46 35-90 119-90 191 0 12 0 24 0 36 0 72 44 156 90 191 1 1 1 0 2 1 3 0 5-2 5-4z"><text:p/></draw:path><draw:path draw:style-name="gr4" draw:text-style-name="P44" svg:width="0.0543in" svg:height="0.1102in" svg:x="0.0787in" svg:y="0.0264in" svg:viewBox="0 0 139 281" svg:d="M139 281c0-5 0-10 0-13-5 0-8 0-13 0-38 0-40-5-40-21 0-79 0-157 0-236 0-10 0-11-9-11-27 28-64 28-77 28 0 3 0 8 0 12 8 0 34 0 55-11 0 73 0 145 0 218 0 16-1 21-39 21-5 0-9 0-14 0 0 3 0 8 0 13 15-1 52-1 69-1s54 0 68 1z"><text:p/></draw:path><draw:path draw:style-name="gr4" draw:text-style-name="P44" svg:width="0.1102in" svg:height="0.0063in" svg:x="0.1933in" svg:y="0.0929in" svg:viewBox="0 0 281 17" svg:d="M281 8c0-4-4-8-9-8-87 0-176 0-264 0-4 0-8 4-8 8 0 5 4 9 8 9 88 0 177 0 264 0 5 0 9-4 9-9z"><text:p/></draw:path><draw:path draw:style-name="gr4" draw:text-style-name="P44" svg:width="0.0823in" svg:height="0.0748in" svg:x="0.3543in" svg:y="0.0638in" svg:viewBox="0 0 210 191" svg:d="M210 28c0-22-25-28-40-28-24 0-39 22-44 31-11-27-34-31-46-31-43 0-67 54-67 65 0 3 4 2 5 3 4 0 5 0 5-4 14-45 43-56 56-56 9 0 23 5 23 29 0 13-7 41-23 101-6 25-20 43-39 43-3 0-12 0-21-5 10-2 19-12 19-22 0-12-9-16-15-16-12 0-23 11-23 25 0 19 20 28 40 28 27 0 43-30 44-33 5 16 19 33 46 33 43 0 67-54 67-65 0-5-4-5-5-5-5 0-5 3-6 5-14 46-43 55-56 55-16 0-23-13-23-27 0-10 2-20 7-38 5-19 10-38 14-57 3-11 12-51 42-51 2 0 12 0 21 6-12 3-21 14-21 23 0 7 5 15 17 15 9 0 23-8 23-24z"><text:p/></draw:path><draw:path draw:style-name="gr4" draw:text-style-name="P44" svg:width="0.0512in" svg:height="0.0791in" svg:x="0.4516in" svg:y="-0.0004in" svg:viewBox="0 0 131 202" svg:d="M131 137c0-34-27-64-63-64-13 0-28 3-42 15 0-20 0-38 0-57 16 4 24 4 29 4 40 0 63-27 63-30 0-4-3-5-4-5s-1 0-2 1c-8 3-23 9-45 9-8 0-24 0-43-9-2-1-2-1-4-1-3 0-3 4-3 8 0 29 0 58 0 87 0 6 0 9 5 9 2 0 2-1 4-4 14-16 32-18 42-18 17 0 26 13 27 15 6 10 7 22 7 39 0 8 0 26-8 39-8 11-21 18-35 18-19 0-39-11-47-31 12 1 17-6 17-14 0-12-11-15-15-15-4 5-14 0-14 16 0 26 24 53 60 53 37 0 71-28 71-65z"><text:p/></draw:path><draw:path draw:style-name="gr4" draw:text-style-name="P44" svg:width="0.0378in" svg:height="0.165in" svg:x="0.5283in" svg:y="0.0134in" svg:viewBox="0 0 97 420" svg:d="M97 228c0-12 0-24 0-36 0-72-44-156-91-191-1 0-1-1-2-1-2 0-4 2-4 5 0 1 1 2 1 3 45 33 73 117 73 184 0 12 0 24 0 36 0 67-28 151-73 185 0 1-1 1-1 3s2 4 4 4c1 0 2 0 2-1 47-35 91-119 91-191z"><text:p/></draw:path><draw:path draw:style-name="gr4" draw:text-style-name="P44" svg:width="0.0508in" svg:height="0.0791in" svg:x="0.5906in" svg:y="-0.0004in" svg:viewBox="0 0 130 202" svg:d="M130 137c0-34-26-64-62-64-13 0-28 3-42 15 0-20 0-38 0-57 16 4 24 4 29 4 40 0 63-27 63-30 0-4-3-5-4-5s-1 0-2 1c-8 3-23 9-45 9-8 0-24 0-43-9-2-1-2-1-4-1-3 0-3 4-3 8 0 29 0 58 0 87 0 6 0 9 5 9 2 0 2-1 4-4 14-16 32-18 42-18 17 0 26 13 27 15 6 10 7 22 7 39 0 8 0 26-8 39-8 11-21 18-35 18-19 0-39-11-47-31 12 1 17-6 17-14 0-12-11-15-15-15-4 5-14 0-14 16 0 26 24 53 60 53 37 0 70-28 70-65z"><text:p/></draw:path><draw:path draw:style-name="gr4" draw:text-style-name="P44" svg:width="0.6579in" svg:height="0.0063in" svg:x="-0.0004in" svg:y="0.2047in" svg:viewBox="0 0 1672 17" svg:d="M837 17c-280 0-559 0-837 0 0-6 0-11 0-17 557 0 1115 0 1672 0 0 6 0 11 0 17-279 0-557 0-835 0z"><text:p/></draw:path><draw:path draw:style-name="gr4" draw:text-style-name="P44" svg:width="0.0382in" svg:height="0.165in" svg:x="0.0205in" svg:y="0.2398in" svg:viewBox="0 0 98 420" svg:d="M98 415c0-1-1-2-2-3-43-33-73-117-73-184 0-12 0-24 0-36 0-67 30-151 73-185 1 0 2-1 2-2 0-3-2-5-4-5s-2 0-3 1c-47 35-91 119-91 191 0 12 0 24 0 36 0 72 44 156 91 191 1 0 1 1 3 1s4-2 4-5z"><text:p/></draw:path><draw:path draw:style-name="gr4" draw:text-style-name="P44" svg:width="0.0543in" svg:height="0.1102in" svg:x="0.0831in" svg:y="0.2524in" svg:viewBox="0 0 139 281" svg:d="M139 281c0-5 0-10 0-13-5 0-9 0-14 0-37 0-39-5-39-21 0-79 0-157 0-236 0-11 0-11-9-11-27 26-64 26-77 26 0 5 0 9 0 14 8 0 34 0 55-11 0 73 0 145 0 218 0 16-1 21-39 21-5 0-9 0-14 0 0 3 0 8 0 13 15-1 52-1 69-1s53 0 68 1z"><text:p/></draw:path><draw:path draw:style-name="gr4" draw:text-style-name="P44" svg:width="0.1102in" svg:height="0.0063in" svg:x="0.1976in" svg:y="0.3189in" svg:viewBox="0 0 281 17" svg:d="M281 8c0-4-5-8-9-8-87 0-176 0-264 0-4 0-8 4-8 8 0 5 4 9 8 9 88 0 177 0 264 0 4 0 9-4 9-9z"><text:p/></draw:path><draw:path draw:style-name="gr4" draw:text-style-name="P44" svg:width="0.0819in" svg:height="0.0752in" svg:x="0.3587in" svg:y="0.2898in" svg:viewBox="0 0 209 192" svg:d="M209 29c0-23-24-29-39-29-25 0-39 23-44 32-11-27-34-32-46-32-44 0-68 55-68 66 0 4 4 2 6 4 2 0 4-2 5-5 14-45 42-55 56-55 9 0 23 3 23 28 0 14-7 41-23 100-6 26-21 44-39 44-3 0-12 0-22-6 11-2 20-10 20-22 0-11-9-15-15-15-13 0-23 11-23 24 0 21 20 29 40 29 27 0 42-30 43-32 6 15 20 32 45 32 44 0 68-55 68-66 0-4-4-4-5-4-4 0-5 2-5 5-14 45-43 55-56 55-17 0-23-13-23-27 0-10 2-19 7-37 5-20 10-39 14-58 3-12 12-50 41-50 3 0 13 0 22 6-12 2-21 12-21 22 0 6 5 15 16 15 10 0 23-7 23-24z"><text:p/></draw:path><draw:path draw:style-name="gr4" draw:text-style-name="P44" svg:width="0.0378in" svg:height="0.165in" svg:x="0.4579in" svg:y="0.2398in" svg:viewBox="0 0 97 420" svg:d="M97 228c0-12 0-24 0-36 0-72-44-156-90-191-1-1-1-1-2-1-3 0-5 2-5 5 0 1 1 2 2 2 44 34 72 118 72 185 0 12 0 24 0 36 0 67-28 151-72 184-1 1-2 2-2 3 0 3 2 5 5 5 1-1 1-1 2-1 46-35 90-119 90-191z"><text:p/></draw:path><draw:path draw:style-name="gr4" draw:text-style-name="P44" svg:width="0.0417in" svg:height="0.0768in" svg:x="0.526in" svg:y="0.2374in" svg:viewBox="0 0 107 196" svg:d="M107 196c0-4 0-8 0-11-4 0-7 0-11 0-30 0-30-4-30-13 0-54 0-110 0-164 0-8 0-8-8-8-20 18-46 19-58 19 0 4 0 7 0 11 6 0 26 0 42-8 0 50 0 99 0 150 0 9 0 13-29 13-3 0-8 0-12 0 0 3 0 7 0 11 18-2 35-2 53-2s35 0 53 2z"><text:p/></draw:path><draw:path draw:style-name="gr4" draw:text-style-name="P44" svg:width="0.0535in" svg:height="0.0791in" svg:x="0.585in" svg:y="0.2374in" svg:viewBox="0 0 137 202" svg:d="M137 102c0-32-4-56-17-77-10-13-28-25-52-25-68 0-68 80-68 102 0 20 0 100 68 100 69 0 69-80 69-100zM110 98c0 22 0 44-3 62-6 27-27 33-39 33-13 0-31-7-37-32-3-17-3-41-3-63 0-21 0-44 3-61 7-23 25-29 37-29 17 0 32 10 38 27 4 15 4 37 4 63z"><text:p/></draw:path></draw:g></draw:g>.</text:p>
      <text:p text:style-name="P29">תחילה נפרקה לשתי מכפלות חזקה לפי חוקי חזקות: <draw:g text:anchor-type="as-char" svg:y="-0.222in" draw:z-index="116" draw:name="Shape78" draw:style-name="gr1"><svg:title>TexMaths</svg:title><svg:desc>12§display§({1 - x^5})^5 \cdot {1 \over (1 - x)^{10}}§svg§600§FALSE§</svg:desc><draw:g draw:style-name="gr2"><draw:path draw:style-name="gr3" draw:text-style-name="P43" svg:width="1.4315in" svg:height="0.3594in" svg:x="-0.0004in" svg:y="0.0083in" svg:viewBox="0 0 3637 914" svg:d="M0 0c1212 0 2424 0 3637 0 0 305 0 609 0 914-1213 0-2425 0-3637 0 0-305 0-609 0-914z"><text:p/></draw:path><draw:path draw:style-name="gr4" draw:text-style-name="P44" svg:width="0.0382in" svg:height="0.1642in" svg:x="0.0075in" svg:y="0.0984in" svg:viewBox="0 0 98 418" svg:d="M98 415c0-1-1-3-2-4-43-32-73-117-73-184 0-12 0-24 0-35 0-67 30-152 73-185 1-1 2-2 2-3 0-2-2-4-4-4s-2 0-3 0c-47 36-91 120-91 192 0 11 0 23 0 35 0 72 44 156 91 191 1 0 1 0 3 0s4-1 4-3z"><text:p/></draw:path><draw:path draw:style-name="gr4" draw:text-style-name="P44" svg:width="0.0543in" svg:height="0.1094in" svg:x="0.0705in" svg:y="0.113in" svg:viewBox="0 0 139 279" svg:d="M139 279c0-4 0-9 0-13-5 0-8 0-13 0-38 0-40-3-40-19 0-79 0-157 0-236 0-11 0-11-9-11-27 26-64 26-77 26 0 5 0 9 0 14 8 0 34 0 55-11 0 73 0 145 0 218 0 14-1 19-39 19-5 0-9 0-14 0 0 4 0 9 0 13 15-1 52-1 69-1s54 0 68 1z"><text:p/></draw:path><draw:path draw:style-name="gr4" draw:text-style-name="P44" svg:width="0.1102in" svg:height="0.0063in" svg:x="0.1846in" svg:y="0.1783in" svg:viewBox="0 0 281 17" svg:d="M281 8c0-4-4-8-9-8-87 0-176 0-264 0-4 0-8 4-8 8s4 9 8 9c88 0 177 0 264 0 5 0 9-5 9-9z"><text:p/></draw:path><draw:path draw:style-name="gr4" draw:text-style-name="P44" svg:width="0.0823in" svg:height="0.0748in" svg:x="0.3465in" svg:y="0.1488in" svg:viewBox="0 0 210 191" svg:d="M210 28c0-22-25-28-40-28-24 0-38 23-44 32-10-27-32-32-46-32-43 0-67 54-67 65 0 5 4 3 5 5 4 0 5-2 6-5 14-45 42-55 56-55 8 0 23 3 23 27 0 13-7 42-23 101-7 26-21 43-40 43-3 0-12 0-21-5 11-2 19-11 19-23s-8-14-15-14c-12 0-23 11-23 24 0 19 20 28 40 28 27 0 43-29 44-33 5 16 20 33 46 33 43 0 67-54 67-65 0-4-4-4-5-4-4 0-5 2-6 4-13 45-42 55-56 55-16 0-23-13-23-28 0-8 2-18 7-37s10-38 14-57c3-11 12-49 42-49 3 0 12 0 21 4-11 3-19 14-19 23 0 7 3 16 15 16 10 0 23-9 23-25z"><text:p/></draw:path><draw:path draw:style-name="gr4" draw:text-style-name="P44" svg:width="0.0512in" svg:height="0.0787in" svg:x="0.4437in" svg:y="0.0854in" svg:viewBox="0 0 131 201" svg:d="M131 137c0-34-25-65-63-65-13 0-27 4-40 14 0-18 0-37 0-55 14 4 24 4 28 4 39 0 62-27 62-31 0-3-2-4-4-4-1 0-1 0-2 1-8 3-23 9-45 9-8 0-24-2-43-9-2-1-2-1-4-1-3 0-3 2-3 7 0 29 0 59 0 88 0 5 0 8 5 8 2 0 2 0 6-3 12-17 30-20 40-20 18 0 26 15 28 17 5 10 7 21 7 39 0 8 0 25-9 38-8 11-21 18-35 18-19 0-39-11-46-30 11 1 17-7 17-15 0-13-11-15-16-15-4 6-14 0-14 17 0 26 24 52 60 52 37 0 71-28 71-64z"><text:p/></draw:path><draw:path draw:style-name="gr4" draw:text-style-name="P44" svg:width="0.0378in" svg:height="0.1642in" svg:x="0.5205in" svg:y="0.0984in" svg:viewBox="0 0 97 418" svg:d="M97 227c0-12 0-24 0-35 0-72-44-156-90-192-1 0-1 0-2 0-3 0-5 2-5 4 0 1 1 2 2 3 44 33 72 118 72 185 0 11 0 23 0 35 0 67-28 152-72 184-1 1-2 3-2 4 0 2 2 3 5 3 1 0 1 0 2 0 46-35 90-119 90-191z"><text:p/></draw:path><draw:path draw:style-name="gr4" draw:text-style-name="P44" svg:width="0.0512in" svg:height="0.0787in" svg:x="0.5827in" svg:y="0.0854in" svg:viewBox="0 0 131 201" svg:d="M131 137c0-34-25-65-63-65-12 0-27 4-40 14 0-18 0-37 0-55 14 4 24 4 28 4 39 0 62-27 62-31 0-3-2-4-4-4 0 0-1 0-1 1-7 3-23 9-46 9-8 0-24-2-43-9-2-1-2-1-4-1-3 0-3 2-3 7 0 29 0 59 0 88 0 5 0 8 5 8 2 0 2 0 6-3 13-17 31-20 40-20 18 0 27 15 28 17 5 10 7 21 7 39 0 8 0 25-9 38-8 11-20 18-35 18-18 0-39-11-46-30 11 1 17-7 17-15 0-13-11-15-14-15-5 6-16 0-16 17 0 26 24 52 60 52 37 0 71-28 71-64z"><text:p/></draw:path><draw:path draw:style-name="gr4" draw:text-style-name="P44" svg:width="0.0169in" svg:height="0.0169in" svg:x="0.7012in" svg:y="0.172in" svg:viewBox="0 0 44 44" svg:d="M44 23c0-13-10-23-22-23s-22 10-22 23c0 12 10 21 22 21s22-9 22-21z"><text:p/></draw:path><draw:path draw:style-name="gr4" draw:text-style-name="P44" svg:width="0.0543in" svg:height="0.1102in" svg:x="1.0878in" svg:y="0in" svg:viewBox="0 0 139 281" svg:d="M139 281c0-5 0-10 0-14-5 0-8 0-13 0-38 0-40-4-40-20 0-79 0-157 0-236 0-10 0-11-9-11-27 26-64 26-77 26 0 5 0 9 0 14 8 0 34 0 55-11 0 73 0 145 0 218 0 16-1 20-39 20-5 0-9 0-14 0 0 4 0 9 0 14 15-2 52-2 69-2s54 0 68 2z"><text:p/></draw:path><draw:path draw:style-name="gr4" draw:text-style-name="P44" svg:width="0.6504in" svg:height="0.0063in" svg:x="0.789in" svg:y="0.1783in" svg:viewBox="0 0 1653 17" svg:d="M0 0c551 0 1102 0 1653 0 0 6 0 11 0 17-551 0-1102 0-1653 0 0-6 0-11 0-17z"><text:p/></draw:path><draw:path draw:style-name="gr4" draw:text-style-name="P44" svg:width="0.0378in" svg:height="0.1642in" svg:x="0.8063in" svg:y="0.2118in" svg:viewBox="0 0 97 418" svg:d="M97 414c0-2-1-3-2-3-43-33-72-117-72-184 0-12 0-24 0-35 0-68 29-152 72-185 1-1 2-2 2-3 0-3-2-4-5-4-1 0-1 0-2 0-46 35-90 120-90 192 0 11 0 23 0 35 0 72 44 156 90 190 1 1 1 0 2 1 3 0 5-2 5-4z"><text:p/></draw:path><draw:path draw:style-name="gr4" draw:text-style-name="P44" svg:width="0.0543in" svg:height="0.1102in" svg:x="0.8685in" svg:y="0.2256in" svg:viewBox="0 0 139 281" svg:d="M139 281c0-5 0-10 0-14-5 0-8 0-13 0-38 0-40-4-40-20 0-79 0-157 0-236 0-10 0-11-9-11-27 28-64 28-77 28 0 4 0 8 0 13 8 0 34 0 55-11 0 72 0 144 0 217 0 16-1 20-38 20-5 0-10 0-15 0 0 4 0 9 0 14 16-2 52-2 69-2s54 0 68 2z"><text:p/></draw:path><draw:path draw:style-name="gr4" draw:text-style-name="P44" svg:width="0.1102in" svg:height="0.0063in" svg:x="0.9831in" svg:y="0.2906in" svg:viewBox="0 0 281 17" svg:d="M281 8c0-4-4-8-9-8-87 0-176 0-264 0-4 0-8 4-8 8 0 5 4 9 8 9 88 0 177 0 264 0 5 0 9-4 9-9z"><text:p/></draw:path><draw:path draw:style-name="gr4" draw:text-style-name="P44" svg:width="0.0823in" svg:height="0.0748in" svg:x="1.1445in" svg:y="0.263in" svg:viewBox="0 0 210 191" svg:d="M210 28c0-22-25-28-40-28-24 0-38 22-43 32-11-28-33-32-45-32-45 0-69 54-69 65 0 3 4 2 5 3 4 0 5 0 6-3 14-46 42-55 56-55 9 0 23 3 23 27 0 13-7 42-23 101-7 25-21 43-39 43-4 0-13 0-22-5 11-2 21-12 21-23 0-12-10-15-16-15-13 0-24 11-24 25 0 19 22 28 40 28 27 0 43-30 44-33 5 16 20 33 46 33 43 0 67-54 67-65 0-5-4-5-5-5-4 0-5 3-6 5-13 45-42 55-55 55-17 0-24-13-24-28 0-9 3-18 7-37 5-19 10-38 14-57 3-11 14-49 42-49 3 0 12 0 22 4-12 3-20 14-20 23 0 7 4 15 15 15 10 0 23-8 23-24z"><text:p/></draw:path><draw:path draw:style-name="gr4" draw:text-style-name="P44" svg:width="0.0378in" svg:height="0.1642in" svg:x="1.2441in" svg:y="0.2118in" svg:viewBox="0 0 97 418" svg:d="M97 227c0-12 0-24 0-35 0-72-44-157-90-192-1 0-2 0-3 0-2 0-4 1-4 4 0 1 1 2 1 3 45 33 73 117 73 185 0 11 0 23 0 35 0 67-28 151-73 184 0 0-1 1-1 3s2 4 4 4c1 0 2 0 3-1 46-34 90-118 90-190z"><text:p/></draw:path><draw:path draw:style-name="gr4" draw:text-style-name="P44" svg:width="0.0421in" svg:height="0.0772in" svg:x="1.3118in" svg:y="0.2102in" svg:viewBox="0 0 108 197" svg:d="M108 197c0-4 0-8 0-11-4 0-7 0-11 0-30 0-30-4-30-15 0-53 0-109 0-163 0-7-1-8-8-8-19 19-47 19-59 19 0 4 0 7 0 11 7 0 28 0 43-8 0 50 0 99 0 149 0 11 0 15-30 15-3 0-7 0-11 0 0 3 0 7 0 11 18-2 35-2 53-2s35 0 53 2z"><text:p/></draw:path><draw:path draw:style-name="gr4" draw:text-style-name="P44" svg:width="0.0535in" svg:height="0.0787in" svg:x="1.3713in" svg:y="0.2102in" svg:viewBox="0 0 137 201" svg:d="M137 102c0-32-4-55-17-76-10-14-28-26-52-26-68 0-68 80-68 102 0 20 0 99 68 99 69 0 69-77 69-99zM110 98c0 22 0 43-3 63-6 26-27 33-39 33-13 0-31-8-37-32-3-18-3-42-3-64 0-21 0-44 3-60 7-22 25-30 37-30 17 0 32 10 38 28 4 16 4 37 4 62z"><text:p/></draw:path></draw:g></draw:g><text:s/></text:p>
      <text:p text:style-name="P6"><text:span text:style-name="T19">נציב את הנוסחה משאלה 3 סעיף א’: </text:span><text:span text:style-name="T19"><draw:g text:anchor-type="as-char" svg:y="-0.2402in" draw:z-index="71" draw:name="Shape79" draw:style-name="gr1"><svg:title>TexMaths</svg:title><svg:desc>12§display§{1 \over (1 - x)^n}
=
\sum_{i = 0}^{\infty} \binom{i - 1 + n}{n - 1} x^i§svg§600§FALSE§</svg:desc><draw:g draw:style-name="gr2"><draw:path draw:style-name="gr3" draw:text-style-name="P43" svg:width="2.1169in" svg:height="0.4075in" svg:x="0.0079in" svg:y="0.0083in" svg:viewBox="0 0 5378 1036" svg:d="M2689 1036c-896 0-1793 0-2689 0 0-346 0-690 0-1036 1793 0 3585 0 5378 0 0 346 0 690 0 1036-896 0-1793 0-2689 0z"><text:p/></draw:path><draw:path draw:style-name="gr4" draw:text-style-name="P44" svg:width="0.0543in" svg:height="0.1102in" svg:x="0.2732in" svg:y="0.0201in" svg:viewBox="0 0 139 281" svg:d="M139 281c0-5 0-10 0-13-5 0-8 0-13 0-38 0-40-5-40-21 0-79 0-157 0-236 0-10 0-11-9-11-27 28-64 28-77 28 0 4 0 8 0 13 8 0 34 0 55-11 0 72 0 145 0 217 0 16-1 21-39 21-5 0-9 0-14 0 0 3 0 8 0 13 15-1 52-1 69-1s54 0 68 1z"><text:p/></draw:path><draw:path draw:style-name="gr4" draw:text-style-name="P44" svg:width="0.6in" svg:height="0.0063in" svg:x="-0.0004in" svg:y="0.1988in" svg:viewBox="0 0 1525 17" svg:d="M763 17c-254 0-509 0-763 0 0-6 0-11 0-17 509 0 1016 0 1525 0 0 6 0 11 0 17-254 0-509 0-762 0z"><text:p/></draw:path><draw:path draw:style-name="gr4" draw:text-style-name="P44" svg:width="0.0378in" svg:height="0.165in" svg:x="0.0165in" svg:y="0.2323in" svg:viewBox="0 0 97 420" svg:d="M97 415c0-1-1-2-2-2-43-34-72-118-72-185 0-12 0-24 0-36 0-67 29-151 72-184 1-1 2-2 2-3 0-3-2-5-5-5-1 0-1 1-2 1-46 35-90 119-90 191 0 12 0 24 0 36 0 72 44 156 90 191 1 1 1 0 2 1 3 0 5-2 5-5z"><text:p/></draw:path><draw:path draw:style-name="gr4" draw:text-style-name="P44" svg:width="0.0543in" svg:height="0.1102in" svg:x="0.0787in" svg:y="0.2461in" svg:viewBox="0 0 139 281" svg:d="M139 281c0-5 0-10 0-13-5 0-8 0-13 0-38 0-40-5-40-21 0-79 0-157 0-236 0-10 0-11-9-11-27 26-64 26-77 26 0 5 0 9 0 14 8 0 34 0 55-11 0 73 0 145 0 218 0 16-1 21-38 21-5 0-10 0-15 0 0 3 0 8 0 13 16-1 52-1 69-1s54 0 68 1z"><text:p/></draw:path><draw:path draw:style-name="gr4" draw:text-style-name="P44" svg:width="0.1102in" svg:height="0.0063in" svg:x="0.1933in" svg:y="0.313in" svg:viewBox="0 0 281 17" svg:d="M281 8c0-4-4-8-9-8-87 0-176 0-264 0-3 0-8 4-8 8 0 5 5 9 8 9 88 0 177 0 264 0 5 0 9-4 9-9z"><text:p/></draw:path><draw:path draw:style-name="gr4" draw:text-style-name="P44" svg:width="0.0823in" svg:height="0.0748in" svg:x="0.3547in" svg:y="0.2839in" svg:viewBox="0 0 210 191" svg:d="M210 28c0-22-24-28-38-28-26 0-40 22-45 31-11-27-33-31-45-31-45 0-69 54-69 65 0 3 4 2 5 3 4 0 5 0 6-4 14-45 42-56 56-56 9 0 23 5 23 29 0 13-7 41-23 101-7 25-21 43-39 43-3 0-12 0-22-6 11-1 21-11 21-21 0-12-10-16-16-16-13 0-24 11-24 25 0 19 22 28 40 28 28 0 43-30 44-33 5 16 20 33 46 33 43 0 67-55 67-65 0-5-4-5-5-5-4 0-5 3-5 5-14 46-43 55-56 55-17 0-23-13-23-27 0-10 2-20 7-38 5-19 9-38 13-57 4-11 14-51 42-51 3 0 12 0 22 6-12 3-20 14-20 23 0 7 4 15 15 15 10 0 23-8 23-24z"><text:p/></draw:path><draw:path draw:style-name="gr4" draw:text-style-name="P44" svg:width="0.0378in" svg:height="0.165in" svg:x="0.4543in" svg:y="0.2323in" svg:viewBox="0 0 97 420" svg:d="M97 228c0-12 0-24 0-36 0-72-44-156-90-191-1 0-1-1-2-1-3 0-5 2-5 5 0 1 1 2 2 3 44 33 72 117 72 184 0 12 0 24 0 36 0 67-28 151-72 185-1 0-2 1-2 2 0 3 2 5 5 5 1-1 1 0 2-1 46-35 90-119 90-191z"><text:p/></draw:path><draw:path draw:style-name="gr4" draw:text-style-name="P44" svg:width="0.0709in" svg:height="0.052in" svg:x="0.515in" svg:y="0.2579in" svg:viewBox="0 0 181 133" svg:d="M181 88c0-4-3-3-5-4-4 0-4 2-6 5-7 24-19 36-31 36-6 0-7-4-7-11 0-6 1-10 6-24 4-8 16-40 16-56 0-29-22-34-38-34-25 0-42 16-50 26-2-20-19-26-31-26-13 0-21 10-24 16-6 10-11 27-11 30s5 3 6 3c4 0 4-1 6-9 5-17 10-32 22-32 7 0 9 6 9 15 0 6-2 17-5 24-2 8-3 18-6 26-3 13-6 25-9 39-1 3-4 10-4 12 0 6 6 9 11 9s8-5 11-7c2-4 3-12 6-18 2-8 3-18 6-26 2-6 3-14 5-20 3-12 4-14 13-27 8-11 21-27 44-27 17 0 17 15 17 21 0 18-13 50-17 62-3 9-5 12-5 17 0 16 14 25 28 25 30 0 43-41 43-45z"><text:p/></draw:path><draw:path draw:style-name="gr4" draw:text-style-name="P44" svg:width="0.1102in" svg:height="0.0382in" svg:x="0.6752in" svg:y="0.1823in" svg:viewBox="0 0 281 98" svg:d="M281 8c0-4-4-8-9-8-87 0-176 0-264 0-3 0-8 4-8 8 0 5 5 9 8 9 88 0 177 0 264 0 5 0 9-4 9-9zM281 90c0-5-4-8-9-8-87 0-176 0-264 0-3 0-8 3-8 8s5 8 8 8c88 0 177 0 264 0 5 0 9-3 9-8z"><text:p/></draw:path><draw:path draw:style-name="gr4" draw:text-style-name="P44" svg:width="0.1134in" svg:height="0.052in" svg:x="0.9043in" svg:y="0in" svg:viewBox="0 0 289 133" svg:d="M289 67c0-35-25-67-62-67-42 0-69 34-81 49-14-17-39-49-84-49-37 0-62 31-62 67 0 35 25 66 61 66 42 0 69-33 81-49 14 18 40 49 84 49 37 0 63-31 63-66zM281 67c0 29-24 51-49 51-28 0-48-24-76-58 18-28 44-48 73-48 31 0 52 26 52 55zM132 73c-18 29-44 49-73 49-30 0-52-26-52-55 0-30 25-50 51-50 27 0 46 23 74 56z"><text:p/></draw:path><draw:path draw:style-name="gr4" draw:text-style-name="P44" svg:width="0.2209in" svg:height="0.2315in" svg:x="0.8504in" svg:y="0.0866in" svg:viewBox="0 0 562 589" svg:d="M562 456c-4 0-8 0-11 0-16 43-61 72-109 85-9 2-51 12-131 12-85 0-169 0-255 0 72-84 143-168 215-251 3-3 4-4 4-7-1-2 0-2-4-6-65-90-131-179-195-269 76 0 153 0 230 0 56 0 95 6 98 8 23 3 60 10 94 31 10 7 38 26 53 60 3 0 7 0 11 0-17-40-34-79-51-119-167 0-332 0-499 0-10 0-10 1-11 4-1 1-1 9-1 13 74 102 149 204 223 306-73 85-145 170-218 254-4 5-3 5-4 8 0 4 4 4 11 4 167 0 332 0 499 0 17-44 34-88 51-133z"><text:p/></draw:path><draw:path draw:style-name="gr4" draw:text-style-name="P44" svg:width="0.0346in" svg:height="0.0776in" svg:x="0.865in" svg:y="0.3457in" svg:viewBox="0 0 89 198" svg:d="M82 11c0-5-4-11-12-11-9 0-17 7-17 16 0 6 3 12 12 12 8 0 17-9 17-17zM89 154c0-4-4-4-5-4-4 0-4 1-5 5-7 23-20 35-31 35-6 0-8-4-8-10 0-7 2-12 4-19 4-9 6-16 10-24 5-12 10-25 14-37 2-3 3-6 3-10 0-13-12-25-29-25-29 0-42 41-42 45s4 4 5 4c3 0 5-1 5-5 8-25 20-36 32-36 5 0 7 3 7 11 0 7-2 11-9 30-6 16-12 31-18 47-2 3-4 7-4 12 0 14 12 25 29 25 29 0 42-41 42-44z"><text:p/></draw:path><draw:path draw:style-name="gr4" draw:text-style-name="P44" svg:width="0.0772in" svg:height="0.0264in" svg:x="0.9126in" svg:y="0.3811in" svg:viewBox="0 0 197 68" svg:d="M197 6c0-4-3-6-6-6-61 0-124 0-185 0-4 0-6 2-6 6 0 2 2 5 6 5 61 0 124 0 185 0 3 0 6-3 6-5zM197 62c0-2-3-6-6-6-61 0-124 0-185 0-4 0-6 3-6 6s2 6 6 6c61 0 124 0 185 0 3 0 6-2 6-6z"><text:p/></draw:path><draw:path draw:style-name="gr4" draw:text-style-name="P44" svg:width="0.0535in" svg:height="0.0791in" svg:x="1.0028in" svg:y="0.3457in" svg:viewBox="0 0 137 202" svg:d="M137 101c0-33-4-55-18-76-9-14-28-25-51-25-68 0-68 79-68 101 0 20 0 101 68 101 69 0 69-80 69-101zM109 97c0 22 0 45-3 63-6 26-26 33-38 33-14 0-32-8-38-32-4-17-4-42-4-64 0-21 0-43 5-60 6-23 25-29 37-29 16 0 32 10 36 27 5 15 5 37 5 62z"><text:p/></draw:path><draw:path draw:style-name="gr4" draw:text-style-name="P44" svg:width="0.0752in" svg:height="0.3961in" svg:x="1.1457in" svg:y="0.0031in" svg:viewBox="0 0 192 1007" svg:d="M192 1000c0-2-1-5-2-6-90-67-153-255-153-413 0-52 0-103 0-155 0-158 63-344 153-413 1-1 2-2 2-6 0-3-2-7-7-7-1 0-4 1-5 2-94 70-180 258-180 424 0 52 0 103 0 155 0 166 86 354 180 425 1 0 4 1 5 1 5 0 7-3 7-7z"><text:p/></draw:path><draw:path draw:style-name="gr4" draw:text-style-name="P44" svg:width="0.0437in" svg:height="0.111in" svg:x="1.235in" svg:y="0.022in" svg:viewBox="0 0 112 283" svg:d="M108 16c0-9-6-16-16-16s-22 11-22 23c0 7 6 14 15 14 11 0 23-9 23-21zM112 218c0-4-4-4-5-4-4 0-4 2-6 8-9 26-22 52-43 52-8 0-11-4-11-14s3-16 13-42c5-15 11-30 16-44 6-12 6-13 9-25 4-9 6-15 6-22 0-19-14-35-35-35-39 0-56 62-56 65 0 5 4 4 6 5 4 0 5-1 6-8 12-40 29-52 43-52 4 0 11 0 11 13 0 9-4 18-5 22-3 11-23 60-30 78-3 11-9 25-9 33 0 21 14 35 34 35 40 0 56-61 56-65z"><text:p/></draw:path><draw:path draw:style-name="gr4" draw:text-style-name="P44" svg:width="0.1102in" svg:height="0.0063in" svg:x="1.3335in" svg:y="0.0866in" svg:viewBox="0 0 281 17" svg:d="M281 8c0-3-4-8-9-8-87 0-176 0-264 0-4 0-8 4-8 8s4 9 8 9c88 0 177 0 264 0 5 0 9-4 9-9z"><text:p/></draw:path><draw:path draw:style-name="gr4" draw:text-style-name="P44" svg:width="0.0543in" svg:height="0.1102in" svg:x="1.5051in" svg:y="0.0201in" svg:viewBox="0 0 139 281" svg:d="M139 281c0-5 0-10 0-13-5 0-8 0-13 0-38 0-40-5-40-21 0-79 0-157 0-236 0-10 0-11-9-11-27 28-63 28-77 28 0 4 0 8 0 13 8 0 34 0 55-11 0 72 0 145 0 217 0 16-1 21-38 21-5 0-10 0-15 0 0 3 0 8 0 13 16-1 52-1 69-1s54 0 68 1z"><text:p/></draw:path><draw:path draw:style-name="gr4" draw:text-style-name="P44" svg:width="0.1102in" svg:height="0.1102in" svg:x="1.6201in" svg:y="0.0343in" svg:viewBox="0 0 281 281" svg:d="M281 140c0-3-5-8-10-8-41 0-81 0-122 0 0-41 0-83 0-124 0-3-5-8-9-8s-9 5-9 8c0 41 0 83 0 124-41 0-82 0-123 0-4 0-8 4-8 8s4 9 8 9c41 0 82 0 123 0 0 41 0 81 0 123 0 5 5 9 9 9s9-4 9-9c0-42 0-82 0-123 41 0 81 0 122 0 5 0 10-4 10-9z"><text:p/></draw:path><draw:path draw:style-name="gr4" draw:text-style-name="P44" svg:width="0.0898in" svg:height="0.0748in" svg:x="1.7811in" svg:y="0.0579in" svg:viewBox="0 0 229 191" svg:d="M229 126c0-5-3-5-5-5-4 0-4 3-7 9-8 28-21 51-42 51-7 0-11-3-11-13 0-11 4-20 8-30 8-23 26-68 26-92 0-29-18-46-48-46-38 0-59 26-66 37-2-24-20-37-40-37s-26 17-31 24c-7 14-13 40-13 41 0 5 4 3 6 5 4 0 5-2 7-11 7-29 16-49 30-49 9 0 13 4 13 19 0 8-1 13-6 35-8 32-16 64-25 97-1 7-3 17-3 19 0 7 6 11 12 11 4 0 13-4 15-12 1 0 6-21 9-31 3-12 6-26 9-38 3-9 5-19 7-28 2-8 4-14 5-21 6-13 29-51 69-51 19 0 22 15 22 28 0 27-20 81-26 99-5 9-5 14-5 19 0 20 15 35 35 35 40 0 55-61 55-65z"><text:p/></draw:path><draw:path draw:style-name="gr4" draw:text-style-name="P44" svg:width="0.0894in" svg:height="0.0748in" svg:x="1.3654in" svg:y="0.2839in" svg:viewBox="0 0 228 191" svg:d="M228 126c0-5-4-5-5-5-3 0-3 1-6 7-8 29-23 53-43 53-7 0-10-3-10-14 0-10 4-21 8-29 8-23 25-70 25-94 0-27-18-44-48-44-39 0-59 26-66 36-3-23-19-36-39-36-19 0-27 16-32 24-6 14-12 38-12 41s4 2 5 3c5 0 5 0 7-9 7-30 16-51 31-51 9 0 13 6 13 21 0 8-1 13-7 35-8 32-15 64-24 97-1 6-5 17-5 18 0 8 6 12 14 12 4 0 12-4 15-12 0-1 5-21 7-31 4-14 6-26 10-39 2-8 5-18 7-27 3-8 4-15 6-22 6-13 28-52 69-52 19 0 22 16 22 30 0 27-20 81-27 99-4 9-5 14-5 19 0 19 16 35 35 35 39 0 55-63 55-65z"><text:p/></draw:path><draw:path draw:style-name="gr4" draw:text-style-name="P44" svg:width="0.1102in" svg:height="0.0063in" svg:x="1.5059in" svg:y="0.313in" svg:viewBox="0 0 281 17" svg:d="M281 8c0-4-4-8-9-8-87 0-176 0-264 0-4 0-8 4-8 8 0 5 4 9 8 9 88 0 177 0 264 0 5 0 9-4 9-9z"><text:p/></draw:path><draw:path draw:style-name="gr4" draw:text-style-name="P44" svg:width="0.0543in" svg:height="0.1102in" svg:x="1.6776in" svg:y="0.2461in" svg:viewBox="0 0 139 281" svg:d="M139 281c0-5 0-10 0-13-5 0-8 0-13 0-38 0-40-5-40-21 0-79 0-157 0-236 0-10 0-11-9-11-27 26-63 26-77 26 0 5 0 9 0 14 8 0 34 0 55-11 0 73 0 145 0 218 0 16-1 21-38 21-5 0-10 0-15 0 0 3 0 8 0 13 16-1 52-1 69-1s54 0 68 1z"><text:p/></draw:path><draw:path draw:style-name="gr4" draw:text-style-name="P44" svg:width="0.0752in" svg:height="0.3961in" svg:x="1.885in" svg:y="0.0031in" svg:viewBox="0 0 192 1007" svg:d="M192 581c0-52 0-103 0-155 0-166-86-354-180-424-1-1-2-2-5-2s-7 4-7 7c0 4 1 5 4 6 88 69 151 255 151 413 0 52 0 103 0 155 0 158-63 346-151 413-3 1-4 4-4 6 0 4 4 7 7 7s4-1 5-1c94-71 180-259 180-425z"><text:p/></draw:path><draw:path draw:style-name="gr4" draw:text-style-name="P44" svg:width="0.0823in" svg:height="0.0748in" svg:x="2.0031in" svg:y="0.1701in" svg:viewBox="0 0 210 191" svg:d="M210 28c0-22-25-28-40-28-24 0-38 22-44 31-10-27-32-31-46-31-43 0-67 54-67 65 0 3 4 2 5 3 4 0 5 0 6-4 14-45 42-56 56-56 8 0 23 5 23 29 0 13-7 41-23 101-7 25-21 43-40 43-3 0-12 0-21-5 10-2 19-12 19-22 0-12-9-16-15-16-12 0-23 11-23 25 0 19 20 28 40 28 27 0 43-30 44-33 5 16 20 33 46 33 43 0 67-54 67-65 0-5-4-5-5-5-4 0-5 3-6 5-13 46-42 55-56 55-16 0-23-13-23-27 0-10 2-20 7-38 5-19 10-38 14-57 3-11 12-51 42-51 3 0 12 0 21 6-11 3-19 14-19 23 0 7 3 15 15 15 10 0 23-8 23-24z"><text:p/></draw:path><draw:path draw:style-name="gr4" draw:text-style-name="P44" svg:width="0.035in" svg:height="0.078in" svg:x="2.0984in" svg:y="0.1055in" svg:viewBox="0 0 90 199" svg:d="M82 12c0-5-4-12-11-12-9 0-17 8-17 17 0 5 4 11 12 11s16-9 16-16zM90 154c0-4-4-4-5-4-5 0-5 2-6 5-6 24-19 36-31 36-6 0-7-4-7-11 0-6 2-12 5-18 3-8 6-16 9-24 5-12 10-25 15-37 1-4 1-7 1-10 0-14-12-25-28-25-29 0-43 40-43 46 0 3 4 2 5 3 5 0 5-1 6-5 7-25 20-36 31-36 5 0 7 3 7 11 0 6-1 11-8 29-6 16-13 32-19 48-2 4-3 7-3 12 0 14 12 25 28 25 30 0 43-41 43-45z"><text:p/></draw:path></draw:g></draw:g></text:span><text:span text:style-name="T19">.</text:span></text:p>
      <text:p text:style-name="P4"><draw:g text:anchor-type="as-char" svg:y="-0.2402in" draw:z-index="117" draw:name="Shape80" draw:style-name="gr1"><svg:title>TexMaths</svg:title><svg:desc>12§display§({1 - x^5)^5 \cdot {1 \over (1 - x)^{10}}
=
({1 - x^5})^5 \cdot
\sum_{i = 0}^{\infty} \binom{i + 9}{9} x^i§svg§600§FALSE§</svg:desc><draw:g draw:style-name="gr2"><draw:path draw:style-name="gr3" draw:text-style-name="P43" svg:width="3.4425in" svg:height="0.4075in" svg:x="-0.0004in" svg:y="0.0079in" svg:viewBox="0 0 8745 1036" svg:d="M4374 1036c-1458 0-2916 0-4374 0 0-346 0-690 0-1036 2915 0 5830 0 8745 0 0 346 0 690 0 1036-1457 0-2915 0-4371 0z"><text:p/></draw:path><draw:path draw:style-name="gr4" draw:text-style-name="P44" svg:width="0.0378in" svg:height="0.165in" svg:x="0.0079in" svg:y="0.1189in" svg:viewBox="0 0 97 420" svg:d="M97 417c0-3-1-4-2-4-43-34-72-118-72-185 0-12 0-24 0-36 0-67 29-151 72-184 1-1 2-2 2-3 0-3-2-5-5-5-1 0-1 1-2 1-46 35-90 119-90 191 0 12 0 24 0 36 0 72 44 156 90 191 1 1 1 0 2 1 3 0 5-2 5-3z"><text:p/></draw:path><draw:path draw:style-name="gr4" draw:text-style-name="P44" svg:width="0.0543in" svg:height="0.1102in" svg:x="0.0705in" svg:y="0.1327in" svg:viewBox="0 0 139 281" svg:d="M139 281c0-5 0-10 0-13-5 0-8 0-13 0-38 0-40-5-40-21 0-79 0-157 0-236 0-10 0-11-9-11-27 28-64 28-77 28 0 3 0 8 0 12 8 0 34 0 55-11 0 73 0 145 0 218 0 16-1 21-38 21-5 0-10 0-15 0 0 3 0 8 0 13 16-1 52-1 69-1s54 0 68 1z"><text:p/></draw:path><draw:path draw:style-name="gr4" draw:text-style-name="P44" svg:width="0.1102in" svg:height="0.0063in" svg:x="0.1846in" svg:y="0.1984in" svg:viewBox="0 0 281 17" svg:d="M281 8c0-4-4-8-9-8-87 0-176 0-264 0-3 0-8 4-8 8 0 5 5 9 8 9 88 0 177 0 264 0 5 0 9-4 9-9z"><text:p/></draw:path><draw:path draw:style-name="gr4" draw:text-style-name="P44" svg:width="0.0823in" svg:height="0.0748in" svg:x="0.3465in" svg:y="0.1697in" svg:viewBox="0 0 210 191" svg:d="M210 28c0-22-24-28-38-28-26 0-40 22-45 31-11-27-33-31-45-31-45 0-69 54-69 65 0 3 4 2 6 3 3 0 4 0 5-4 14-45 42-56 56-56 9 0 23 5 23 29 0 13-7 41-23 101-6 25-21 43-39 43-3 0-12 0-22-5 11-2 21-12 21-22 0-12-10-16-16-16-13 0-24 11-24 25 0 19 22 28 40 28 28 0 43-30 44-33 6 16 20 33 46 33 44 0 68-54 68-65 0-5-5-5-6-5-4 0-5 3-5 5-14 46-43 55-56 55-17 0-23-13-23-27 0-10 2-20 7-38 5-19 10-38 15-57 2-11 12-51 40-51 3 0 14 0 22 6-12 3-20 14-20 23 0 7 4 15 15 15 10 0 23-8 23-24z"><text:p/></draw:path><draw:path draw:style-name="gr4" draw:text-style-name="P44" svg:width="0.0508in" svg:height="0.0791in" svg:x="0.4441in" svg:y="0.1051in" svg:viewBox="0 0 130 202" svg:d="M130 137c0-34-26-64-62-64-13 0-28 3-42 15 0-20 0-38 0-57 16 4 24 4 29 4 40 0 63-27 63-30 0-4-3-5-4-5s-1 0-2 1c-8 3-23 9-45 9-8 0-24 0-43-9-4-1-2-1-4-1-3 0-3 4-3 8 0 29 0 58 0 87 0 6 0 9 3 9 4 0 4-1 6-4 14-16 32-18 42-18 17 0 26 13 27 15 6 10 7 22 7 39 0 8 0 26-8 39-8 11-21 18-35 18-19 0-40-11-47-31 12 1 17-6 17-14 0-12-11-15-15-15-4 5-14 0-14 16 0 26 24 53 59 53 38 0 71-28 71-65z"><text:p/></draw:path><draw:path draw:style-name="gr4" draw:text-style-name="P44" svg:width="0.0378in" svg:height="0.165in" svg:x="0.5205in" svg:y="0.1189in" svg:viewBox="0 0 97 420" svg:d="M97 228c0-12 0-24 0-36 0-72-44-156-91-191-1 0-1-1-2-1-2 0-4 2-4 5 0 1 1 2 1 3 45 33 73 117 73 184 0 12 0 24 0 36 0 67-28 151-73 185 0 1-1 1-1 4 0 1 2 3 4 3 1 0 2 0 2-1 47-35 91-119 91-191z"><text:p/></draw:path><draw:path draw:style-name="gr4" draw:text-style-name="P44" svg:width="0.0512in" svg:height="0.0791in" svg:x="0.5831in" svg:y="0.1051in" svg:viewBox="0 0 131 202" svg:d="M131 137c0-34-25-64-63-64-13 0-28 3-40 15 0-20 0-38 0-57 14 4 24 4 27 4 40 0 63-27 63-30 0-4-3-5-4-5s-1 0-2 1c-8 3-23 9-45 9-8 0-24 0-43-9-2-1-2-1-4-1-3 0-3 4-3 8 0 29 0 58 0 87 0 6 0 9 5 9 2 0 2-1 6-4 12-16 30-18 40-18 18 0 26 13 27 15 6 10 7 22 7 39 0 8 0 26-8 39-8 11-21 18-35 18-19 0-39-11-46-31 11 1 17-6 17-14 0-12-12-15-16-15-4 5-14 0-14 16 0 26 24 53 60 53 37 0 71-28 71-65z"><text:p/></draw:path><draw:path draw:style-name="gr4" draw:text-style-name="P44" svg:width="0.0177in" svg:height="0.0169in" svg:x="0.7012in" svg:y="0.1929in" svg:viewBox="0 0 46 44" svg:d="M46 22c0-12-11-22-23-22s-23 10-23 22 11 22 23 22 23-10 23-22z"><text:p/></draw:path><draw:path draw:style-name="gr4" draw:text-style-name="P44" svg:width="0.0543in" svg:height="0.1102in" svg:x="1.0886in" svg:y="0.0197in" svg:viewBox="0 0 139 281" svg:d="M139 281c0-5 0-10 0-13-5 0-8 0-13 0-38 0-40-5-40-21 0-79 0-157 0-236 0-10 0-11-9-11-27 28-64 28-77 28 0 4 0 8 0 13 8 0 34 0 55-11 0 72 0 145 0 217 0 16-1 21-39 21-5 0-9 0-14 0 0 3 0 8 0 13 16-1 52-1 69-1s54 0 68 1z"><text:p/></draw:path><draw:path draw:style-name="gr4" draw:text-style-name="P44" svg:width="0.65in" svg:height="0.0063in" svg:x="0.7898in" svg:y="0.1984in" svg:viewBox="0 0 1652 17" svg:d="M827 17c-276 0-551 0-827 0 0-6 0-11 0-17 551 0 1102 0 1652 0 0 6 0 11 0 17-275 0-550 0-825 0z"><text:p/></draw:path><draw:path draw:style-name="gr4" draw:text-style-name="P44" svg:width="0.0378in" svg:height="0.165in" svg:x="0.8067in" svg:y="0.2319in" svg:viewBox="0 0 97 420" svg:d="M97 415c0-1-1-2-2-2-43-34-72-118-72-185 0-12 0-24 0-36 0-67 29-151 72-184 1-1 2-2 2-3 0-3-2-5-5-5-1 0-1 1-2 1-47 35-90 119-90 191 0 12 0 24 0 36 0 72 43 156 90 191 1 1 1 0 2 1 3 0 5-2 5-5z"><text:p/></draw:path><draw:path draw:style-name="gr4" draw:text-style-name="P44" svg:width="0.0543in" svg:height="0.1102in" svg:x="0.8693in" svg:y="0.2457in" svg:viewBox="0 0 139 281" svg:d="M139 281c0-5 0-10 0-13-5 0-8 0-13 0-38 0-40-5-40-21 0-79 0-157 0-236 0-10 0-11-9-11-27 26-64 26-77 26 0 5 0 9 0 14 8 0 34 0 55-11 0 73 0 145 0 218 0 16-1 21-39 21-5 0-9 0-14 0 0 3 0 8 0 13 15-1 52-1 69-1s54 0 68 1z"><text:p/></draw:path><draw:path draw:style-name="gr4" draw:text-style-name="P44" svg:width="0.1102in" svg:height="0.0063in" svg:x="0.9835in" svg:y="0.3118in" svg:viewBox="0 0 281 17" svg:d="M281 8c0-4-4-8-9-8-87 0-176 0-264 0-4 0-8 4-8 8 0 5 4 9 8 9 88 0 177 0 264 0 5 0 9-4 9-9z"><text:p/></draw:path><draw:path draw:style-name="gr4" draw:text-style-name="P44" svg:width="0.0823in" svg:height="0.0748in" svg:x="1.1453in" svg:y="0.2835in" svg:viewBox="0 0 210 191" svg:d="M210 28c0-22-24-28-38-28-26 0-40 22-45 31-11-27-33-31-45-31-45 0-69 54-69 65 0 3 4 2 5 3 4 0 5 0 6-4 14-45 42-56 56-56 9 0 23 5 23 29 0 13-7 41-23 101-7 25-21 43-39 43-3 0-13 0-22-6 11-1 21-11 21-21 0-12-10-16-16-16-13 0-24 11-24 25 0 19 22 28 40 28 28 0 43-30 44-33 5 16 20 33 46 33 43 0 67-55 67-65 0-5-4-5-5-5-4 0-5 3-5 5-14 46-43 55-56 55-17 0-23-13-23-27 0-10 2-20 7-38 5-19 9-38 13-57 4-11 14-51 42-51 3 0 12 0 22 6-12 3-20 14-20 23 0 7 4 15 15 15 10 0 23-8 23-24z"><text:p/></draw:path><draw:path draw:style-name="gr4" draw:text-style-name="P44" svg:width="0.0378in" svg:height="0.165in" svg:x="1.2449in" svg:y="0.2319in" svg:viewBox="0 0 97 420" svg:d="M97 228c0-12 0-24 0-36 0-72-44-156-90-191-1 0-1-1-2-1-3 0-5 2-5 5 0 1 1 2 2 3 44 33 72 117 72 184 0 12 0 24 0 36 0 67-28 151-72 185-1 0-2 1-2 2 0 3 2 5 5 5 1-1 1 0 2-1 46-35 90-119 90-191z"><text:p/></draw:path><draw:path draw:style-name="gr4" draw:text-style-name="P44" svg:width="0.0417in" svg:height="0.0768in" svg:x="1.313in" svg:y="0.2311in" svg:viewBox="0 0 107 196" svg:d="M107 196c0-4 0-8 0-10-4 0-7 0-11 0-30 0-30-5-30-14 0-54 0-110 0-164 0-8 0-8-8-8-20 19-46 19-58 19 0 4 0 7 0 11 7 0 26 0 42-8 0 50 0 99 0 150 0 9 0 14-29 14-3 0-8 0-12 0 0 2 0 6 0 10 18-2 35-2 53-2s35 0 53 2z"><text:p/></draw:path><draw:path draw:style-name="gr4" draw:text-style-name="P44" svg:width="0.0535in" svg:height="0.0791in" svg:x="1.3724in" svg:y="0.2311in" svg:viewBox="0 0 137 202" svg:d="M137 102c0-32-4-55-18-77-9-13-28-25-51-25-68 0-68 80-68 102s0 100 68 100c69 0 69-78 69-100zM109 98c0 22 0 44-3 63-6 26-27 32-38 32-14 0-32-7-38-31-4-18-4-42-4-64 0-21 0-44 5-60 6-24 25-30 37-30 16 0 32 10 36 27 5 17 5 37 5 63z"><text:p/></draw:path><draw:path draw:style-name="gr4" draw:text-style-name="P44" svg:width="0.1102in" svg:height="0.0382in" svg:x="1.5161in" svg:y="0.1819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378in" svg:height="0.165in" svg:x="1.6988in" svg:y="0.1189in" svg:viewBox="0 0 97 420" svg:d="M97 417c0-3-1-4-2-4-43-34-72-118-72-185 0-12 0-24 0-36 0-67 29-151 72-184 1-1 2-2 2-3 0-3-2-5-5-5-1 0-1 1-2 1-46 35-90 119-90 191 0 12 0 24 0 36 0 72 44 156 90 191 1 1 1 0 2 1 3 0 5-2 5-3z"><text:p/></draw:path><draw:path draw:style-name="gr4" draw:text-style-name="P44" svg:width="0.0543in" svg:height="0.1102in" svg:x="1.7606in" svg:y="0.1327in" svg:viewBox="0 0 139 281" svg:d="M139 281c0-5 0-10 0-13-5 0-8 0-13 0-38 0-40-5-40-21 0-79 0-157 0-236 0-10 0-11-9-11-27 28-64 28-77 28 0 3 0 8 0 12 8 0 34 0 55-11 0 73 0 145 0 218 0 16-1 21-39 21-5 0-9 0-14 0 0 3 0 8 0 13 16-1 52-1 69-1s54 0 68 1z"><text:p/></draw:path><draw:path draw:style-name="gr4" draw:text-style-name="P44" svg:width="0.1102in" svg:height="0.0063in" svg:x="1.8748in" svg:y="0.1984in" svg:viewBox="0 0 281 17" svg:d="M281 8c0-4-4-8-9-8-87 0-176 0-264 0-4 0-8 4-8 8 0 5 4 9 8 9 88 0 177 0 264 0 5 0 9-4 9-9z"><text:p/></draw:path><draw:path draw:style-name="gr4" draw:text-style-name="P44" svg:width="0.0823in" svg:height="0.0748in" svg:x="2.0366in" svg:y="0.1697in" svg:viewBox="0 0 210 191" svg:d="M210 28c0-22-24-28-38-28-26 0-40 22-45 31-11-27-33-31-45-31-45 0-69 54-69 65 0 3 4 2 5 3 4 0 5 0 6-4 14-45 42-56 56-56 9 0 23 5 23 29 0 13-7 41-23 101-7 25-21 43-39 43-3 0-12 0-22-5 11-2 21-12 21-22 0-12-10-16-16-16-13 0-24 11-24 25 0 19 22 28 40 28 28 0 43-30 44-33 5 16 20 33 46 33 43 0 67-54 67-65 0-5-4-5-5-5-4 0-5 3-5 5-14 46-43 55-56 55-17 0-23-13-23-27 0-10 2-20 7-38 5-19 10-38 15-57 2-11 12-51 40-51 3 0 12 0 22 6-12 3-20 14-20 23 0 7 4 15 15 15 10 0 23-8 23-24z"><text:p/></draw:path><draw:path draw:style-name="gr4" draw:text-style-name="P44" svg:width="0.0508in" svg:height="0.0791in" svg:x="2.1343in" svg:y="0.1051in" svg:viewBox="0 0 130 202" svg:d="M130 137c0-34-26-64-62-64-13 0-28 3-42 15 0-20 0-38 0-57 16 4 24 4 29 4 40 0 63-27 63-30 0-4-3-5-4-5s-1 0-2 1c-8 3-23 9-45 9-8 0-24 0-43-9-4-1-2-1-4-1-4 0-4 4-4 8 0 29 0 58 0 87 0 6 0 9 4 9s4-1 6-4c14-16 32-18 41-18 18 0 27 13 28 15 6 10 7 22 7 39 0 8 0 26-8 39-9 11-21 18-35 18-19 0-40-11-47-31 12 1 17-6 17-14 0-12-11-15-15-15-4 5-14 0-14 16 0 26 24 53 59 53 38 0 71-28 71-65z"><text:p/></draw:path><draw:path draw:style-name="gr4" draw:text-style-name="P44" svg:width="0.0378in" svg:height="0.165in" svg:x="2.211in" svg:y="0.1189in" svg:viewBox="0 0 97 420" svg:d="M97 228c0-12 0-24 0-36 0-72-44-156-91-191-1 0-1-1-2-1-3 0-4 2-4 5 0 1 0 2 1 3 45 33 73 117 73 184 0 12 0 24 0 36 0 67-28 151-73 185-1 0-1 1-1 4 0 1 1 3 4 3 1 0 2 0 2-1 47-35 91-119 91-191z"><text:p/></draw:path><draw:path draw:style-name="gr4" draw:text-style-name="P44" svg:width="0.0512in" svg:height="0.0791in" svg:x="2.2732in" svg:y="0.1051in" svg:viewBox="0 0 131 202" svg:d="M131 137c0-34-27-64-63-64-13 0-28 3-40 15 0-20 0-38 0-57 14 4 22 4 27 4 40 0 63-27 63-30 0-4-3-5-4-5s-1 0-2 1c-8 3-23 9-45 9-8 0-24 0-43-9-2-1-2-1-4-1-3 0-3 4-3 8 0 29 0 58 0 87 0 6 0 9 5 9 2 0 2-1 6-4 12-16 30-18 40-18 17 0 26 13 27 15 6 10 7 22 7 39 0 8 0 26-8 39-8 11-21 18-35 18-19 0-39-11-47-31 12 1 17-6 17-14 0-12-11-15-15-15-4 5-14 0-14 16 0 26 24 53 60 53 37 0 71-28 71-65z"><text:p/></draw:path><draw:path draw:style-name="gr4" draw:text-style-name="P44" svg:width="0.0169in" svg:height="0.0169in" svg:x="2.3913in" svg:y="0.1929in" svg:viewBox="0 0 44 44" svg:d="M44 22c0-12-9-22-21-22s-23 10-23 22 11 22 23 22 21-10 21-22z"><text:p/></draw:path><draw:path draw:style-name="gr4" draw:text-style-name="P44" svg:width="0.1134in" svg:height="0.052in" svg:x="2.5232in" svg:y="-0.0004in" svg:viewBox="0 0 289 133" svg:d="M289 67c0-35-25-67-61-67-43 0-70 34-82 49-14-17-39-49-84-49-37 0-62 31-62 67 0 35 25 66 61 66 42 0 69-33 81-49 15 18 40 49 85 49 37 0 62-31 62-66zM281 67c0 29-24 51-49 51-28 0-48-24-75-58 18-28 43-48 73-48s51 26 51 55zM132 73c-18 29-44 49-73 49-30 0-51-26-51-55 0-30 24-50 50-50 27 0 46 23 74 56z"><text:p/></draw:path><draw:path draw:style-name="gr4" draw:text-style-name="P44" svg:width="0.2209in" svg:height="0.2315in" svg:x="2.4693in" svg:y="0.0854in" svg:viewBox="0 0 562 589" svg:d="M562 456c-4 0-8 0-11 0-16 43-61 72-109 85-9 2-51 12-131 12-85 0-169 0-255 0 72-84 143-168 215-251 3-3 4-4 4-7-1-2 0-2-4-6-65-90-131-179-195-269 76 0 153 0 230 0 56 0 95 6 100 8 21 3 58 10 92 31 11 7 38 26 53 60 3 0 7 0 11 0-17-40-34-79-51-119-167 0-332 0-499 0-10 0-10 1-11 4-1 1-1 9-1 13 74 102 149 204 223 306-73 85-145 170-218 254-4 5-3 5-4 8 0 4 4 4 11 4 167 0 332 0 499 0 17-44 34-88 51-133z"><text:p/></draw:path><draw:path draw:style-name="gr4" draw:text-style-name="P44" svg:width="0.0346in" svg:height="0.0776in" svg:x="2.4839in" svg:y="0.3453in" svg:viewBox="0 0 89 198" svg:d="M82 11c0-5-4-11-12-11-9 0-17 7-17 16 0 6 3 12 12 12 8 0 17-9 17-17zM89 154c0-4-4-4-5-4-4 0-4 1-5 5-7 23-20 35-31 35-6 0-8-4-8-10 0-7 2-12 4-19 4-9 6-16 10-24 5-12 10-25 14-37 2-3 3-6 3-10 0-13-12-25-29-25-29 0-42 41-42 45s4 4 5 4c3 0 5-1 5-5 8-25 21-36 32-36 5 0 7 3 7 11 0 7-2 11-9 30-6 16-12 31-18 47-2 3-4 7-4 12 0 14 12 25 29 25 29 0 42-41 42-44z"><text:p/></draw:path><draw:path draw:style-name="gr4" draw:text-style-name="P44" svg:width="0.0772in" svg:height="0.0264in" svg:x="2.5315in" svg:y="0.3799in" svg:viewBox="0 0 197 68" svg:d="M197 6c0-4-3-6-6-6-61 0-124 0-185 0-2 0-6 2-6 6 0 2 4 5 6 5 61 0 124 0 185 0 3 0 6-3 6-5zM197 62c0-2-3-6-6-6-61 0-124 0-185 0-2 0-6 3-6 6s4 6 6 6c61 0 124 0 185 0 3 0 6-2 6-6z"><text:p/></draw:path><draw:path draw:style-name="gr4" draw:text-style-name="P44" svg:width="0.0535in" svg:height="0.0791in" svg:x="2.622in" svg:y="0.3453in" svg:viewBox="0 0 137 202" svg:d="M137 101c0-33-4-55-18-76-9-14-28-25-51-25-68 0-68 79-68 101 0 20 0 101 68 101 69 0 69-80 69-101zM109 97c0 22 0 45-3 63-6 26-26 33-38 33-14 0-32-8-37-32-5-17-5-42-5-64 0-21 0-43 5-60 6-23 25-29 37-29 16 0 32 10 36 27 5 15 5 37 5 62z"><text:p/></draw:path><draw:path draw:style-name="gr4" draw:text-style-name="P44" svg:width="0.0756in" svg:height="0.3961in" svg:x="2.765in" svg:y="0.0028in" svg:viewBox="0 0 193 1007" svg:d="M193 1000c0-2-2-5-3-6-90-67-153-255-153-413 0-52 0-103 0-155 0-158 63-344 153-413 1-1 3-2 3-6 0-3-3-7-8-7-1 0-4 1-5 2-94 70-180 258-180 424 0 52 0 103 0 155 0 166 86 354 180 425 1 0 4 1 5 1 5 0 8-3 8-7z"><text:p/></draw:path><draw:path draw:style-name="gr4" draw:text-style-name="P44" svg:width="0.0429in" svg:height="0.111in" svg:x="2.8547in" svg:y="0.0217in" svg:viewBox="0 0 110 283" svg:d="M107 16c0-9-6-16-16-16-11 0-23 11-23 23 0 7 6 14 17 14 10 0 22-9 22-21zM110 218c0-4-3-4-4-4-4 0-4 2-6 8-8 26-22 52-44 52-7 0-9-4-9-14s2-16 12-42c6-15 11-30 17-44 4-12 4-13 8-25 4-9 6-15 6-22 0-19-13-35-35-35-39 0-55 62-55 65 0 5 4 4 5 5 3 0 5-1 7-8 11-40 28-52 42-52 4 0 11 0 11 13 0 9-4 18-5 22-4 11-23 60-29 78-5 11-9 25-9 33 0 21 14 35 33 35 40 0 55-61 55-65z"><text:p/></draw:path><draw:path draw:style-name="gr4" draw:text-style-name="P44" svg:width="0.1106in" svg:height="0.1102in" svg:x="2.9531in" svg:y="0.0339in" svg:viewBox="0 0 282 281" svg:d="M282 140c0-3-5-8-8-8-41 0-83 0-124 0 0-41 0-83 0-124 0-3-5-8-8-8-5 0-10 5-10 8 0 41 0 83 0 124-41 0-82 0-122 0-5 0-10 4-10 8s5 9 10 9c40 0 81 0 122 0 0 41 0 81 0 123 0 5 5 9 10 9 3 0 8-4 8-9 0-42 0-82 0-123 41 0 83 0 124 0 3 0 8-4 8-9z"><text:p/></draw:path><draw:path draw:style-name="gr4" draw:text-style-name="P44" svg:width="0.0685in" svg:height="0.1138in" svg:x="3.1169in" svg:y="0.0197in" svg:viewBox="0 0 175 290" svg:d="M175 143c0-114-48-143-86-143-23 0-43 8-61 26-18 20-28 38-28 69 0 53 37 95 84 95 26 0 43-18 53-42 0 4 0 8 0 13 0 98-43 117-69 117-7 0-30-1-40-15 18 0 21-12 21-19 0-14-9-20-19-20-7 0-19 4-19 21 0 29 23 45 59 45 54 0 105-57 105-147zM137 103c0 35-15 77-52 77-7 0-26 0-39-28-8-15-8-36-8-56 0-23 0-43 9-59 12-20 27-26 42-26 19 0 33 14 41 33 4 14 7 40 7 59z"><text:p/></draw:path><draw:path draw:style-name="gr4" draw:text-style-name="P44" svg:width="0.0681in" svg:height="0.1138in" svg:x="2.987in" svg:y="0.2457in" svg:viewBox="0 0 174 290" svg:d="M174 142c0-113-48-142-85-142-24 0-45 7-63 26-16 20-26 38-26 69 0 53 37 93 84 93 25 0 43-16 53-42 0 5 0 9 0 14 0 99-45 118-69 118-7 0-30-1-42-15 20 0 23-12 23-19 0-14-11-20-19-20-7 0-20 4-20 21 0 27 22 45 58 45 56 0 106-57 106-148zM136 103c0 35-15 76-52 76-6 0-25 0-38-27-9-15-9-36-9-57 0-23 0-42 10-58 11-21 27-26 42-26 19 0 33 14 41 33 4 14 6 40 6 59z"><text:p/></draw:path><draw:path draw:style-name="gr4" draw:text-style-name="P44" svg:width="0.0752in" svg:height="0.3961in" svg:x="3.202in" svg:y="0.0028in" svg:viewBox="0 0 192 1007" svg:d="M192 581c0-52 0-103 0-155 0-166-86-354-180-424-1-1-2-2-5-2s-7 4-7 7c0 4 1 5 2 6 90 69 153 255 153 413 0 52 0 103 0 155 0 158-63 346-153 413-1 1-2 4-2 6 0 4 4 7 7 7s4-1 5-1c94-71 180-259 180-425z"><text:p/></draw:path><draw:path draw:style-name="gr4" draw:text-style-name="P44" svg:width="0.0823in" svg:height="0.0748in" svg:x="3.3201in" svg:y="0.1697in" svg:viewBox="0 0 210 191" svg:d="M210 28c0-22-25-28-40-28-24 0-39 22-44 31-11-27-32-31-46-31-43 0-67 54-67 65 0 3 4 2 5 3 4 0 5 0 6-4 13-45 42-56 56-56 8 0 23 5 23 29 0 13-7 41-23 101-7 25-21 43-40 43-3 0-12 0-21-5 10-2 19-12 19-22 0-12-9-16-15-16-12 0-23 11-23 25 0 19 20 28 40 28 27 0 43-30 44-33 5 16 20 33 46 33 43 0 67-54 67-65 0-5-4-5-5-5-4 0-5 3-6 5-13 46-42 55-56 55-16 0-23-13-23-27 0-10 2-20 7-38 5-19 10-38 14-57 3-11 12-51 42-51 3 0 12 0 21 6-11 3-19 14-19 23 0 7 3 15 15 15 10 0 23-8 23-24z"><text:p/></draw:path><draw:path draw:style-name="gr4" draw:text-style-name="P44" svg:width="0.035in" svg:height="0.078in" svg:x="3.4154in" svg:y="0.1051in" svg:viewBox="0 0 90 199" svg:d="M82 12c0-5-4-12-11-12-9 0-17 8-17 17 0 5 4 11 12 11s16-9 16-16zM90 154c0-4-4-4-5-4-5 0-5 2-6 5-6 24-19 36-31 36-6 0-7-4-7-11 0-6 2-12 5-18 3-8 6-16 9-24 5-12 10-25 15-37 1-4 1-7 1-10 0-14-12-25-28-25-29 0-43 40-43 46 0 3 4 2 5 3 5 0 5-1 6-5 7-25 20-36 31-36 5 0 7 3 7 11 0 6-1 11-8 29-6 16-13 32-19 48-2 4-3 7-3 12 0 14 12 25 28 25 30 0 43-41 43-45z"><text:p/></draw:path></draw:g></draw:g></text:p>
      <text:p text:style-name="P7"><text:span text:style-name="T19">הביטוי </text:span><text:span text:style-name="T19"><draw:g text:anchor-type="as-char" svg:y="-0.1366in" draw:z-index="118" draw:name="Shape81" draw:style-name="gr1"><svg:title>TexMaths</svg:title><svg:desc>12§display§(1 - x^5)^5§svg§600§FALSE§</svg:desc><draw:g draw:style-name="gr2"><draw:path draw:style-name="gr3" draw:text-style-name="P43" svg:width="0.6252in" svg:height="0.1606in" svg:x="-0.0004in" svg:y="0.0083in" svg:viewBox="0 0 1589 409" svg:d="M0 0c529 0 1060 0 1589 0 0 136 0 273 0 409-529 0-1060 0-1589 0 0-136 0-273 0-409z"><text:p/></draw:path><draw:path draw:style-name="gr4" draw:text-style-name="P44" svg:width="0.0382in" svg:height="0.1642in" svg:x="0.0075in" svg:y="0.0138in" svg:viewBox="0 0 98 418" svg:d="M98 413c0-1-1-2-2-2-43-34-73-118-73-184 0-12 0-24 0-35 0-67 30-151 73-185 1 0 2-1 2-3s-2-4-4-4-2 0-3 1c-47 35-91 119-91 191 0 11 0 23 0 35 0 71 44 155 91 190 1 1 1 1 3 1s4-2 4-5z"><text:p/></draw:path><draw:path draw:style-name="gr4" draw:text-style-name="P44" svg:width="0.0543in" svg:height="0.1094in" svg:x="0.0705in" svg:y="0.0276in" svg:viewBox="0 0 139 279" svg:d="M139 279c0-4 0-9 0-13-5 0-8 0-13 0-38 0-40-5-40-21 0-78 0-156 0-234 0-11 0-11-9-11-27 26-64 26-77 26 0 5 0 9 0 14 8 0 34 0 55-11 0 72 0 144 0 216 0 16-1 21-39 21-5 0-9 0-14 0 0 4 0 9 0 13 15-1 52-1 69-1s54 0 68 1z"><text:p/></draw:path><draw:path draw:style-name="gr4" draw:text-style-name="P44" svg:width="0.1102in" svg:height="0.0063in" svg:x="0.1846in" svg:y="0.0925in" svg:viewBox="0 0 281 17" svg:d="M281 8c0-3-4-8-9-8-87 0-176 0-264 0-4 0-8 4-8 8s4 9 8 9c88 0 177 0 264 0 5 0 9-4 9-9z"><text:p/></draw:path><draw:path draw:style-name="gr4" draw:text-style-name="P44" svg:width="0.0823in" svg:height="0.0748in" svg:x="0.3457in" svg:y="0.0638in" svg:viewBox="0 0 210 191" svg:d="M210 28c0-22-25-28-40-28-24 0-38 23-44 32-10-27-32-32-46-32-43 0-67 54-67 65 0 5 4 4 5 5 4 0 5-1 6-5 14-45 42-55 56-55 8 0 23 3 23 27 0 13-7 42-23 101-7 27-21 43-40 43-3 0-12 0-21-4 11-3 19-11 19-23s-8-16-15-16c-12 0-23 12-23 25 0 20 20 28 40 28 27 0 43-30 44-32 5 15 20 32 46 32 43 0 67-54 67-65 0-5-4-5-5-5-4 0-5 3-6 5-13 46-42 55-56 55-16 0-23-13-23-27 0-10 2-18 7-37 5-20 10-39 14-58 3-11 12-49 42-49 3 0 12 0 21 4-11 3-19 14-19 23 0 7 3 16 15 16 10 0 23-9 23-25z"><text:p/></draw:path><draw:path draw:style-name="gr4" draw:text-style-name="P44" svg:width="0.0512in" svg:height="0.0791in" svg:x="0.4433in" svg:y="0in" svg:viewBox="0 0 131 202" svg:d="M131 137c0-34-25-65-63-65-13 0-27 4-40 15 0-18 0-38 0-56 14 4 24 4 28 4 39 0 62-27 62-31 0-3-2-4-4-4-1 0-1 0-2 1-8 3-23 9-45 9-8 0-24-2-43-9-2-1-2-1-4-1-3 0-3 4-3 8 0 29 0 58 0 87 0 5 0 8 5 8 2 0 2 0 6-3 12-17 30-19 40-19 18 0 26 14 28 16 5 10 7 21 7 39 0 8 0 25-9 38-8 11-21 18-35 18-19 0-39-11-46-30 11 1 17-6 17-14 0-13-11-16-16-16-4 5-14 0-14 17 0 26 24 53 60 53 37 0 71-29 71-65z"><text:p/></draw:path><draw:path draw:style-name="gr4" draw:text-style-name="P44" svg:width="0.0378in" svg:height="0.1642in" svg:x="0.5197in" svg:y="0.0138in" svg:viewBox="0 0 97 418" svg:d="M97 227c0-12 0-24 0-35 0-72-44-156-90-191-1-1-1-1-2-1-3 0-5 2-5 4s1 3 2 3c44 34 72 118 72 185 0 11 0 23 0 35 0 66-28 150-72 184-1 0-2 1-2 2 0 3 2 5 5 5 1 0 1 0 2-1 46-35 90-119 90-190z"><text:p/></draw:path><draw:path draw:style-name="gr4" draw:text-style-name="P44" svg:width="0.0512in" svg:height="0.0791in" svg:x="0.5819in" svg:y="0in" svg:viewBox="0 0 131 202" svg:d="M131 137c0-34-25-65-63-65-12 0-27 4-40 15 0-18 0-38 0-56 14 4 24 4 28 4 39 0 62-27 62-31 0-3-2-4-4-4 0 0-1 0-1 1-7 3-23 9-46 9-8 0-24-2-43-9-2-1-2-1-4-1-3 0-3 4-3 8 0 29 0 58 0 87 0 5 0 8 5 8 2 0 2 0 6-3 13-17 31-19 40-19 18 0 27 14 28 16 5 10 7 21 7 39 0 8 0 25-9 38-8 11-20 18-35 18-18 0-39-11-46-30 11 1 17-6 17-14 0-13-11-16-14-16-5 5-16 0-16 17 0 26 24 53 60 53 37 0 71-29 71-65z"><text:p/></draw:path></draw:g></draw:g></text:span><text:span text:style-name="T19"><text:s/></text:span><text:span text:style-name="T22">הוא חזקה על שני איברים ולכן נוכל לכתוב אותו מחדש בעזרת סכום מקדמים בינומיים </text:span><text:span text:style-name="T22"><draw:g text:anchor-type="as-char" svg:y="-0.2417in" draw:z-index="119" draw:name="Shape82" draw:style-name="gr1"><svg:title>TexMaths</svg:title><svg:desc>12§display§\sum_{j = 0}^\infty \binom{5}{j} (-x^5)^j = 
\sum_{j = 0}^\infty \binom{5}{j} (-1)^j x^{5j}§svg§600§FALSE§</svg:desc><draw:g draw:style-name="gr2"><draw:path draw:style-name="gr3" draw:text-style-name="P43" svg:width="2.5004in" svg:height="0.4287in" svg:x="-0.0004in" svg:y="0.0083in" svg:viewBox="0 0 6352 1090" svg:d="M3177 1090c-1059 0-2117 0-3177 0 0-364 0-726 0-1090 2118 0 4235 0 6352 0 0 364 0 726 0 1090-1058 0-2116 0-3175 0z"><text:p/></draw:path><draw:path draw:style-name="gr4" draw:text-style-name="P44" svg:width="0.1138in" svg:height="0.052in" svg:x="0.0539in" svg:y="-0.0004in" svg:viewBox="0 0 290 133" svg:d="M290 67c0-35-26-67-62-67-42 0-68 34-80 49-15-17-41-49-84-49-38 0-64 31-64 67 0 35 25 66 62 66 42 0 69-33 81-49 14 18 41 49 84 49 37 0 63-31 63-66zM282 67c0 29-25 51-50 51-28 0-47-24-75-58 18-28 45-48 73-48 30 0 52 26 52 55zM133 73c-18 29-44 49-73 49-31 0-52-26-52-55 0-30 24-50 50-50 28 0 48 23 75 56z"><text:p/></draw:path><draw:path draw:style-name="gr4" draw:text-style-name="P44" svg:width="0.2209in" svg:height="0.2315in" svg:x="0.0004in" svg:y="0.085in" svg:viewBox="0 0 562 589" svg:d="M562 455c-4 0-8 0-11 0-17 44-61 73-111 85-8 2-49 13-130 13-86 0-170 0-255 0 72-84 143-168 215-251 4-3 4-4 4-7-2-2 0-2-3-6-66-90-131-179-197-269 77 0 155 0 232 0 56 0 95 6 98 8 23 3 59 10 93 31 11 7 39 25 54 60 3 0 7 0 11 0-17-40-35-79-52-119-166 0-332 0-498 0-10 0-11 1-12 4 0 1 0 8 0 13 74 102 149 204 223 306-73 85-145 170-218 255-5 5-4 5-5 6 0 5 4 5 12 5 166 0 332 0 498 0 17-44 35-90 52-134z"><text:p/></draw:path><draw:path draw:style-name="gr4" draw:text-style-name="P44" svg:width="0.0508in" svg:height="0.1004in" svg:x="0.0051in" svg:y="0.3445in" svg:viewBox="0 0 130 256" svg:d="M130 11c0-5-4-11-12-11-9 0-17 8-17 16 0 4 3 12 12 12 8 0 17-9 17-17zM119 92c0-15-15-27-31-27-34 0-52 41-52 45s4 4 5 4c3 0 3-1 6-5 7-18 23-36 39-36 8 0 10 5 10 15 0 3 0 7 0 9-10 37-19 76-29 113-5 20-20 37-38 37-4 0-7-1-11-2 8-4 11-10 11-15 0-7-6-10-12-10-10 0-17 7-17 16 0 12 11 20 29 20 17 0 53-11 62-47 9-35 18-71 27-106 0-3 1-6 1-11z"><text:p/></draw:path><draw:path draw:style-name="gr4" draw:text-style-name="P44" svg:width="0.0772in" svg:height="0.0272in" svg:x="0.0665in" svg:y="0.3791in" svg:viewBox="0 0 197 70" svg:d="M197 6c0-2-3-6-6-6-61 0-124 0-185 0-4 0-6 2-6 6 0 2 2 6 6 6 61 0 124 0 185 0 3 0 6-2 6-6zM197 64c0-4-3-6-6-6-61 0-124 0-185 0-4 0-6 2-6 6 0 3 2 6 6 6 61 0 124 0 185 0 3 0 6-3 6-6z"><text:p/></draw:path><draw:path draw:style-name="gr4" draw:text-style-name="P44" svg:width="0.0535in" svg:height="0.0795in" svg:x="0.1567in" svg:y="0.3445in" svg:viewBox="0 0 137 203" svg:d="M137 102c0-32-5-55-18-76-9-14-28-26-51-26-68 0-68 80-68 102 0 20 0 101 68 101 69 0 69-79 69-101zM109 98c0 22 0 44-3 63-6 26-27 33-38 33-14 0-32-8-38-32-4-18-4-42-4-64 0-21 0-44 5-60 6-24 25-30 37-30 16 0 32 10 36 28 5 16 5 37 5 62z"><text:p/></draw:path><draw:path draw:style-name="gr4" draw:text-style-name="P44" svg:width="0.0752in" svg:height="0.3961in" svg:x="0.2961in" svg:y="0.0028in" svg:viewBox="0 0 192 1007" svg:d="M192 1000c0-3-1-5-4-6-90-68-152-255-152-412 0-53 0-104 0-156 0-158 62-344 152-413 3-1 4-2 4-6 0-3-4-7-8-7-2 0-3 1-4 2-94 70-180 258-180 424 0 52 0 103 0 156 0 164 86 353 180 424 1 0 2 1 4 1 4 0 8-4 8-7z"><text:p/></draw:path><draw:path draw:style-name="gr4" draw:text-style-name="P44" svg:width="0.0661in" svg:height="0.1138in" svg:x="0.389in" svg:y="0.0201in" svg:viewBox="0 0 169 290" svg:d="M169 197c0-51-35-93-80-93-21 0-39 6-54 22 0-28 0-55 0-83 8 3 23 6 36 6 51 0 81-38 81-44 0-3-1-5-4-5-2 0-2 0-4 1-8 4-29 13-56 13-17 0-38-3-57-12-3-1-3-1-5-1-4 0-4 3-4 10 0 42 0 83 0 125 0 7 0 10 6 10 3 0 3-1 6-3 4-7 20-30 54-30 21 0 32 20 36 27 7 16 7 33 7 53 0 15 0 40-10 58-11 17-26 27-45 27-30 0-54-22-62-46 2 0 3 0 8 0 13 0 20-11 20-21 0-11-7-20-20-20-6 0-22 2-22 23 0 36 30 76 77 76 49 0 92-40 92-93z"><text:p/></draw:path><draw:path draw:style-name="gr4" draw:text-style-name="P44" svg:width="0.0677in" svg:height="0.1433in" svg:x="0.3846in" svg:y="0.2469in" svg:viewBox="0 0 173 365" svg:d="M173 14c0-7-5-14-16-14-9 0-23 10-23 22 0 8 6 15 16 15 12 0 23-11 23-23zM157 131c0-24-17-39-38-39-43 0-67 60-67 65 0 4 3 3 4 4 5 0 5 0 9-9 11-25 30-51 53-51 6 0 13 2 13 19 0 10-1 14-3 22-13 52-26 104-39 157-9 32-29 56-52 56-3 0-9 0-17-3 12-4 20-15 20-23 0-6-5-15-17-15-10 0-23 9-23 24 0 17 17 27 37 27 30 0 70-23 79-65 14-52 27-103 40-154 1-8 1-14 1-15z"><text:p/></draw:path><draw:path draw:style-name="gr4" draw:text-style-name="P44" svg:width="0.0756in" svg:height="0.3961in" svg:x="0.4724in" svg:y="0.0028in" svg:viewBox="0 0 193 1007" svg:d="M193 582c0-53 0-104 0-156 0-166-86-354-180-424-1-1-3-2-5-2-4 0-8 4-8 7 0 4 1 5 4 6 90 69 152 255 152 413 0 52 0 103 0 156 0 157-62 344-152 412-3 1-4 3-4 6s4 7 8 7c2 0 4-1 5-1 94-71 180-260 180-424z"><text:p/></draw:path><draw:path draw:style-name="gr4" draw:text-style-name="P44" svg:width="0.0378in" svg:height="0.165in" svg:x="0.6028in" svg:y="0.1181in" svg:viewBox="0 0 97 420" svg:d="M97 415c0-1-1-2-2-2-43-34-72-118-72-185 0-12 0-24 0-36 0-67 29-151 72-184 1-1 2-2 2-3 0-3-2-5-5-5-1 0-1 1-2 1-47 35-90 119-90 191 0 12 0 24 0 36 0 72 43 156 90 191 1 1 1 1 2 1 3 0 5-2 5-5z"><text:p/></draw:path><draw:path draw:style-name="gr4" draw:text-style-name="P44" svg:width="0.1102in" svg:height="0.0063in" svg:x="0.6594in" svg:y="0.1976in" svg:viewBox="0 0 281 17" svg:d="M281 8c0-4-4-8-9-8-87 0-176 0-264 0-3 0-8 4-8 8 0 5 5 9 8 9 88 0 177 0 264 0 5 0 9-4 9-9z"><text:p/></draw:path><draw:path draw:style-name="gr4" draw:text-style-name="P44" svg:width="0.0823in" svg:height="0.0748in" svg:x="0.7843in" svg:y="0.1693in" svg:viewBox="0 0 210 191" svg:d="M210 28c0-22-24-28-38-28-26 0-40 22-45 31-11-27-33-31-45-31-45 0-69 54-69 65 0 3 4 2 5 3 4 0 5 0 6-4 14-45 42-56 56-56 9 0 23 5 23 29 0 13-7 41-23 100-7 26-21 44-39 44-3 0-13 0-22-6 11-1 21-11 21-23 0-10-10-14-16-14-13 0-24 11-24 25 0 19 22 28 40 28 27 0 43-30 44-33 5 16 20 33 46 33 43 0 67-55 67-65 0-5-4-5-5-5-4 0-5 3-5 5-14 46-43 55-56 55-17 0-23-13-23-27 0-10 2-20 6-38 5-19 10-38 14-57 4-11 14-51 42-51 3 0 12 0 22 6-12 3-20 12-20 23 0 7 4 15 15 15 10 0 23-8 23-24z"><text:p/></draw:path><draw:path draw:style-name="gr4" draw:text-style-name="P44" svg:width="0.0508in" svg:height="0.0791in" svg:x="0.8819in" svg:y="0.1055in" svg:viewBox="0 0 130 202" svg:d="M130 137c0-34-26-64-62-64-13 0-28 3-42 15 0-20 0-38 0-57 16 4 24 4 29 4 40 0 63-27 63-30 0-4-3-5-4-5s-1 0-2 1c-8 3-23 9-45 9-8 0-24 0-43-9-4-1-2-1-4-1-4 0-4 4-4 8 0 29 0 58 0 87 0 5 0 8 4 8 3 0 4 0 6-3 14-17 32-18 41-18 18 0 27 13 28 15 5 10 7 22 7 39 0 8 0 26-8 39-9 11-21 17-35 17-19 0-40-10-47-30 11 1 17-6 17-14 0-12-11-15-15-15-4 5-14 0-14 16 0 26 24 53 59 53 38 0 71-28 71-65z"><text:p/></draw:path><draw:path draw:style-name="gr4" draw:text-style-name="P44" svg:width="0.0378in" svg:height="0.165in" svg:x="0.9587in" svg:y="0.1181in" svg:viewBox="0 0 97 420" svg:d="M97 228c0-12 0-24 0-36 0-72-44-156-91-191-1 0-1-1-2-1-3 0-4 2-4 5 0 1 0 2 1 3 45 33 73 117 73 184 0 12 0 24 0 36 0 67-28 151-73 185-1 0-1 1-1 2 0 3 1 5 4 5 1 0 2 0 2-1 47-35 91-119 91-191z"><text:p/></draw:path><draw:path draw:style-name="gr4" draw:text-style-name="P44" svg:width="0.0508in" svg:height="0.1008in" svg:x="1.0134in" svg:y="0.1055in" svg:viewBox="0 0 130 257" svg:d="M130 12c0-5-4-12-12-12-9 0-16 8-16 17 0 5 4 11 11 11 8 0 17-8 17-16zM119 94c0-16-13-28-31-28-33 0-52 41-52 46 0 3 4 3 5 3 3 0 3-1 6-6 7-17 23-35 39-35 8 0 10 5 10 15 0 3 0 7 0 8-10 37-19 76-29 113-5 20-20 38-38 38-4 0-7-1-10-2 7-4 10-11 10-14 0-8-6-11-12-11-9 0-17 7-17 17s12 19 30 19c17 0 52-11 61-47 9-35 18-71 27-106 1-3 1-6 1-10z"><text:p/></draw:path><draw:path draw:style-name="gr4" draw:text-style-name="P44" svg:width="0.1102in" svg:height="0.0382in" svg:x="1.1319in" svg:y="0.1819in" svg:viewBox="0 0 281 98" svg:d="M281 8c0-4-4-8-9-8-87 0-176 0-264 0-3 0-8 4-8 8 0 5 5 9 8 9 88 0 177 0 264 0 5 0 9-4 9-9zM281 90c0-5-4-8-9-8-87 0-176 0-264 0-3 0-8 3-8 8s5 8 8 8c88 0 177 0 264 0 5 0 9-3 9-8z"><text:p/></draw:path><draw:path draw:style-name="gr4" draw:text-style-name="P44" svg:width="0.1134in" svg:height="0.052in" svg:x="1.3606in" svg:y="-0.0004in" svg:viewBox="0 0 289 133" svg:d="M289 67c0-35-25-67-62-67-42 0-69 34-81 49-14-17-39-49-84-49-37 0-62 31-62 67 0 35 25 66 61 66 42 0 69-33 81-49 14 18 40 49 84 49 37 0 63-31 63-66zM281 67c0 29-24 51-49 51-29 0-48-24-76-58 18-28 44-48 73-48 31 0 52 26 52 55zM132 73c-18 29-44 49-73 49-30 0-52-26-52-55 0-30 25-50 51-50 27 0 46 23 74 56z"><text:p/></draw:path><draw:path draw:style-name="gr4" draw:text-style-name="P44" svg:width="0.2209in" svg:height="0.2315in" svg:x="1.3067in" svg:y="0.085in" svg:viewBox="0 0 562 589" svg:d="M562 455c-4 0-8 0-11 0-16 44-61 73-109 85-9 2-51 13-131 13-85 0-169 0-255 0 72-84 143-168 215-251 3-3 4-4 4-7-1-2 0-2-4-6-65-90-131-179-195-269 76 0 153 0 230 0 56 0 95 6 98 8 23 3 60 10 94 31 10 7 38 25 53 60 3 0 7 0 11 0-17-40-34-79-51-119-167 0-332 0-499 0-10 0-10 1-11 4-1 1-1 8-1 13 74 102 149 204 223 306-73 85-145 170-218 255-4 5-3 5-4 6 0 5 4 5 11 5 167 0 332 0 499 0 17-44 34-90 51-134z"><text:p/></draw:path><draw:path draw:style-name="gr4" draw:text-style-name="P44" svg:width="0.0508in" svg:height="0.1004in" svg:x="1.3118in" svg:y="0.3445in" svg:viewBox="0 0 130 256" svg:d="M130 11c0-5-5-11-12-11-9 0-17 8-17 16 0 4 3 12 12 12 7 0 17-9 17-17zM118 92c0-15-14-27-32-27-32 0-51 41-51 45s3 3 5 4c3 0 4-1 6-5 7-18 22-36 39-36 9 0 11 5 11 15 0 3-1 7-1 9-10 37-19 76-29 113-5 20-20 37-37 37-4 0-7-1-11-2 7-4 10-10 10-15 0-7-5-10-11-10-10 0-17 7-17 16 0 12 11 20 29 20s51-11 61-47c8-35 18-71 26-106 2-3 2-6 2-11z"><text:p/></draw:path><draw:path draw:style-name="gr4" draw:text-style-name="P44" svg:width="0.0772in" svg:height="0.0272in" svg:x="1.3732in" svg:y="0.3791in" svg:viewBox="0 0 197 70" svg:d="M197 6c0-2-4-6-6-6-61 0-124 0-185 0-4 0-6 2-6 6 0 2 2 6 6 6 61 0 124 0 185 0 2 0 6-2 6-6zM197 64c0-4-4-6-6-6-61 0-124 0-185 0-4 0-6 2-6 6 0 3 2 6 6 6 61 0 124 0 185 0 2 0 6-3 6-6z"><text:p/></draw:path><draw:path draw:style-name="gr4" draw:text-style-name="P44" svg:width="0.0535in" svg:height="0.0795in" svg:x="1.463in" svg:y="0.3445in" svg:viewBox="0 0 137 203" svg:d="M137 102c0-32-4-55-17-76-10-14-28-26-52-26-68 0-68 80-68 102 0 20 0 101 68 101 69 0 69-79 69-101zM110 98c0 22 0 44-3 63-6 26-27 33-39 33-13 0-31-8-37-32-5-18-5-42-5-64 0-21 0-44 5-60 6-24 25-30 37-30 16 0 32 10 38 28 4 16 4 37 4 62z"><text:p/></draw:path><draw:path draw:style-name="gr4" draw:text-style-name="P44" svg:width="0.0752in" svg:height="0.3961in" svg:x="1.6024in" svg:y="0.0028in" svg:viewBox="0 0 192 1007" svg:d="M192 1000c0-3-1-5-2-6-90-68-153-255-153-412 0-53 0-104 0-156 0-158 63-344 153-413 1-1 2-2 2-6 0-3-4-7-7-7-1 0-4 1-5 2-94 70-180 258-180 424 0 52 0 103 0 156 0 164 86 353 180 424 1 0 4 1 5 1 3 0 7-4 7-7z"><text:p/></draw:path><draw:path draw:style-name="gr4" draw:text-style-name="P44" svg:width="0.0657in" svg:height="0.1138in" svg:x="1.6957in" svg:y="0.0201in" svg:viewBox="0 0 168 290" svg:d="M168 197c0-51-35-93-80-93-21 0-39 6-53 22 0-28 0-55 0-83 8 3 21 6 36 6 51 0 80-38 80-44 0-3-1-5-3-5s-2 0-4 1c-8 4-29 13-58 13-16 0-36-3-56-12-2-1-4-1-5-1-3 0-3 3-3 10 0 42 0 83 0 125 0 7 0 10 6 10 2 0 3-1 4-3 5-7 21-30 56-30 21 0 32 20 34 27 8 16 9 33 9 53 0 15 0 40-11 58-10 17-25 27-44 27-32 0-56-22-63-46 1 0 3 0 7 0 15 0 22-11 22-21 0-11-7-20-22-20-6 0-20 2-20 23 0 36 29 76 76 76 49 0 92-40 92-93z"><text:p/></draw:path><draw:path draw:style-name="gr4" draw:text-style-name="P44" svg:width="0.0677in" svg:height="0.1433in" svg:x="1.6913in" svg:y="0.2469in" svg:viewBox="0 0 173 365" svg:d="M173 14c0-7-6-14-16-14-9 0-23 10-23 22 0 8 6 15 16 15 11 0 23-11 23-23zM157 131c0-24-18-39-38-39-43 0-67 60-67 65 0 4 3 3 4 4 4 0 4 0 8-9 10-25 30-51 54-51 4 0 13 2 13 19 0 10-1 14-4 22-13 52-26 104-39 157-8 32-28 56-52 56-2 0-8 0-17-3 13-4 19-15 19-23 0-6-4-15-15-15s-23 9-23 24c0 17 17 27 37 27 29 0 69-23 79-65 14-52 26-103 39-154 2-8 2-14 2-15z"><text:p/></draw:path><draw:path draw:style-name="gr4" draw:text-style-name="P44" svg:width="0.0752in" svg:height="0.3961in" svg:x="1.7791in" svg:y="0.0028in" svg:viewBox="0 0 192 1007" svg:d="M192 582c0-53 0-104 0-156 0-166-86-354-180-424-1-1-2-2-5-2s-7 4-7 7c0 4 1 5 2 6 90 69 153 255 153 413 0 52 0 103 0 156 0 157-63 344-153 412-1 1-2 3-2 6s4 7 7 7 4-1 5-1c94-71 180-260 180-424z"><text:p/></draw:path><draw:path draw:style-name="gr4" draw:text-style-name="P44" svg:width="0.0378in" svg:height="0.165in" svg:x="1.9091in" svg:y="0.1181in" svg:viewBox="0 0 97 420" svg:d="M97 415c0-1 0-2-1-2-44-34-73-118-73-185 0-12 0-24 0-36 0-67 29-151 73-184 1-1 1-2 1-3 0-3-2-5-3-5-2 0-2 1-3 1-47 35-91 119-91 191 0 12 0 24 0 36 0 72 44 156 91 191 0 1 1 1 3 1 1 0 3-2 3-5z"><text:p/></draw:path><draw:path draw:style-name="gr4" draw:text-style-name="P44" svg:width="0.1102in" svg:height="0.0063in" svg:x="1.9661in" svg:y="0.1976in" svg:viewBox="0 0 281 17" svg:d="M281 8c0-4-4-8-9-8-87 0-176 0-264 0-4 0-8 4-8 8 0 5 4 9 8 9 88 0 177 0 264 0 5 0 9-4 9-9z"><text:p/></draw:path><draw:path draw:style-name="gr4" draw:text-style-name="P44" svg:width="0.0543in" svg:height="0.1102in" svg:x="2.1008in" svg:y="0.1323in" svg:viewBox="0 0 139 281" svg:d="M139 281c0-5 0-10 0-13-5 0-8 0-13 0-38 0-40-5-40-21 0-79 0-157 0-236 0-10 0-11-9-11-27 26-64 26-77 26 0 5 0 9 0 14 8 0 34 0 55-11 0 73 0 145 0 218 0 16-1 21-39 21-5 0-9 0-14 0 0 3 0 8 0 13 15-1 52-1 69-1s54 0 68 1z"><text:p/></draw:path><draw:path draw:style-name="gr4" draw:text-style-name="P44" svg:width="0.0378in" svg:height="0.165in" svg:x="2.1783in" svg:y="0.1181in" svg:viewBox="0 0 97 420" svg:d="M97 228c0-12 0-24 0-36 0-72-43-156-90-191-1 0-1-1-2-1-3 0-5 2-5 5 0 1 1 2 2 3 44 33 74 117 74 184 0 12 0 24 0 36 0 67-30 151-74 185-1 0-2 1-2 2 0 3 2 5 5 5 1 0 1 0 2-1 47-35 90-119 90-191z"><text:p/></draw:path><draw:path draw:style-name="gr4" draw:text-style-name="P44" svg:width="0.0508in" svg:height="0.1008in" svg:x="2.2335in" svg:y="0.1055in" svg:viewBox="0 0 130 257" svg:d="M130 12c0-5-4-12-12-12-9 0-17 8-17 17 0 5 3 11 12 11 8 0 17-8 17-16zM119 94c0-16-15-28-31-28-34 0-53 41-53 46 0 3 5 3 6 3 3 0 3-1 6-6 7-17 23-35 39-35 8 0 10 5 10 15 0 3 0 7-1 8-10 37-18 76-28 113-5 20-20 38-38 38-4 0-7-1-11-2 8-4 11-11 11-14 0-8-6-11-12-11-10 0-17 7-17 17s11 19 29 19c17 0 53-11 61-47 10-35 18-71 28-106 0-3 1-6 1-10z"><text:p/></draw:path><draw:path draw:style-name="gr4" draw:text-style-name="P44" svg:width="0.0823in" svg:height="0.0748in" svg:x="2.3016in" svg:y="0.1693in" svg:viewBox="0 0 210 191" svg:d="M210 28c0-22-25-28-40-28-24 0-38 22-44 31-10-27-32-31-44-31-45 0-69 54-69 65 0 3 4 2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 3-11 12-51 42-51 3 0 12 0 22 6-12 3-20 12-20 23 0 7 4 15 15 15 10 0 23-8 23-24z"><text:p/></draw:path><draw:path draw:style-name="gr4" draw:text-style-name="P44" svg:width="0.0512in" svg:height="0.0791in" svg:x="2.3988in" svg:y="0.1055in" svg:viewBox="0 0 131 202" svg:d="M131 137c0-34-25-64-63-64-12 0-27 3-40 15 0-20 0-38 0-57 15 4 24 4 28 4 39 0 62-27 62-30 0-4-2-5-3-5s-1 0-2 1c-7 3-23 9-46 9-7 0-23 0-42-9-3-1-3-1-5-1-3 0-3 4-3 8 0 29 0 58 0 87 0 5 0 8 5 8 2 0 3 0 6-3 13-17 31-18 40-18 18 0 27 13 28 15 5 10 7 22 7 39 0 8 0 26-9 39-8 11-20 17-34 17-19 0-40-10-47-30 11 1 17-6 17-14 0-12-11-15-14-15-5 5-16 0-16 16 0 26 25 53 60 53 38 0 71-28 71-65z"><text:p/></draw:path><draw:path draw:style-name="gr4" draw:text-style-name="P44" svg:width="0.0508in" svg:height="0.1008in" svg:x="2.4579in" svg:y="0.1055in" svg:viewBox="0 0 130 257" svg:d="M130 12c0-5-4-12-12-12-9 0-17 8-17 17 0 5 3 11 12 11 8 0 17-8 17-16zM119 94c0-16-15-28-33-28-32 0-51 41-51 46 0 3 3 2 5 3 3 0 4-1 6-6 8-17 22-35 40-35 8 0 10 5 10 15 0 3-1 7-1 8-10 37-18 76-28 113-6 20-21 38-38 38-4 0-7-1-11-2 7-4 10-11 10-14 0-8-5-11-11-11-10 0-17 7-17 17s11 19 29 19 53-11 61-47c8-35 18-71 26-106 2-3 3-6 3-10z"><text:p/></draw:path></draw:g></draw:g></text:span></text:p>
      <text:p text:style-name="P7"><text:span text:style-name="T22">נכפיל את שני הביטויים ונקבל שהפונקציה היוצרת שווה ל־</text:span><text:span text:style-name="T22"><draw:g text:anchor-type="as-char" svg:y="-0.2417in" draw:z-index="120" draw:name="Shape83" draw:style-name="gr1"><svg:title>TexMaths</svg:title><svg:desc>12§display§(\sum_{i = 0}^{\infty} \binom{i + 9}{9} x^i)(\sum_{j = 0}^\infty \binom{5}{j} (-1)^j x^{5j})§svg§600§FALSE§</svg:desc><draw:g draw:style-name="gr2"><draw:path draw:style-name="gr3" draw:text-style-name="P43" svg:width="2.4531in" svg:height="0.4287in" svg:x="-0.0004in" svg:y="0.0083in" svg:viewBox="0 0 6232 1090" svg:d="M3117 1090c-1040 0-2078 0-3117 0 0-364 0-726 0-1090 2077 0 4155 0 6232 0 0 364 0 726 0 1090-1038 0-2077 0-3115 0z"><text:p/></draw:path><draw:path draw:style-name="gr4" draw:text-style-name="P44" svg:width="0.0378in" svg:height="0.165in" svg:x="0.0079in" svg:y="0.1181in" svg:viewBox="0 0 97 420" svg:d="M97 415c0-1-1-2-2-2-43-34-72-118-72-185 0-12 0-24 0-36 0-67 29-151 72-184 1-1 2-2 2-3 0-3-2-5-5-5-1 0-1 1-2 1-46 35-90 119-90 191 0 12 0 24 0 36 0 72 44 156 90 191 1 1 1 0 2 1 3 0 5-2 5-5z"><text:p/></draw:path><draw:path draw:style-name="gr4" draw:text-style-name="P44" svg:width="0.1134in" svg:height="0.052in" svg:x="0.1185in" svg:y="-0.0004in" svg:viewBox="0 0 289 133" svg:d="M289 67c0-35-25-67-61-67-43 0-68 34-80 49-16-17-41-49-86-49-37 0-62 31-62 67 0 35 25 66 61 66 43 0 69-33 82-49 14 18 39 49 84 49 37 0 62-31 62-66zM281 67c0 29-24 51-49 51-28 0-48-24-75-58 18-28 45-48 73-48 30 0 51 26 51 55zM132 73c-18 29-43 49-73 49s-51-26-51-55c0-30 24-50 50-50 27 0 48 23 74 56z"><text:p/></draw:path><draw:path draw:style-name="gr4" draw:text-style-name="P44" svg:width="0.2201in" svg:height="0.2315in" svg:x="0.0654in" svg:y="0.085in" svg:viewBox="0 0 560 589" svg:d="M560 455c-3 0-6 0-9 0-17 44-61 73-111 85-8 2-50 13-130 13-86 0-170 0-255 0 72-84 143-168 215-251 2-3 4-4 4-7-2-2 0-2-3-6-66-90-131-179-197-269 77 0 154 0 231 0 56 0 95 6 99 8 23 3 59 10 93 31 11 7 39 25 54 60 3 0 6 0 9 0-16-40-33-79-50-119-167 0-332 0-499 0-10 0-10 1-11 4 0 1 0 8 0 13 74 102 149 204 223 306-73 85-146 170-219 255-4 5-3 5-4 6 0 5 4 5 11 5 167 0 332 0 499 0 17-44 34-90 50-134z"><text:p/></draw:path><draw:path draw:style-name="gr4" draw:text-style-name="P44" svg:width="0.0346in" svg:height="0.0776in" svg:x="0.0795in" svg:y="0.3445in" svg:viewBox="0 0 89 198" svg:d="M82 11c0-5-4-11-12-11s-17 7-17 16c0 4 5 12 12 12 8 0 17-9 17-17zM89 154c0-5-4-5-5-5-4 0-4 2-5 5-7 24-20 36-31 36-6 0-7-4-7-10 0-7 1-13 3-19 4-9 6-16 10-24 5-12 10-25 14-37 2-3 3-6 3-10 0-13-12-25-28-25-30 0-43 41-43 45s4 4 5 4c3 0 5-1 5-5 8-25 21-36 32-36 5 0 7 3 7 11 0 6-2 11-9 29-6 15-12 32-18 48-2 3-3 7-3 12 0 14 11 25 28 25 30 0 42-41 42-44z"><text:p/></draw:path><draw:path draw:style-name="gr4" draw:text-style-name="P44" svg:width="0.0772in" svg:height="0.0272in" svg:x="0.1272in" svg:y="0.3791in" svg:viewBox="0 0 197 70" svg:d="M197 6c0-2-3-6-6-6-61 0-124 0-185 0-2 0-6 2-6 6 0 2 4 6 6 6 61 0 124 0 185 0 3 0 6-2 6-6zM197 64c0-4-3-6-6-6-61 0-124 0-185 0-2 0-6 2-6 6 0 3 4 6 6 6 61 0 124 0 185 0 3 0 6-3 6-6z"><text:p/></draw:path><draw:path draw:style-name="gr4" draw:text-style-name="P44" svg:width="0.0535in" svg:height="0.0795in" svg:x="0.2173in" svg:y="0.3445in" svg:viewBox="0 0 137 203" svg:d="M137 102c0-32-4-55-18-76-9-14-27-26-51-26-68 0-68 80-68 102 0 20 0 101 68 101 69 0 69-79 69-101zM110 98c0 22 0 44-4 63-6 26-26 33-38 33-13 0-31-8-37-32-5-18-5-42-5-64 0-21 0-44 5-60 6-24 25-30 37-30 16 0 32 10 36 28 5 16 6 37 6 62z"><text:p/></draw:path><draw:path draw:style-name="gr4" draw:text-style-name="P44" svg:width="0.0756in" svg:height="0.3961in" svg:x="0.3606in" svg:y="0.0028in" svg:viewBox="0 0 193 1007" svg:d="M193 1000c0-3-1-5-3-6-90-68-153-255-153-412 0-53 0-104 0-156 0-158 63-344 153-413 2-1 3-2 3-6 0-3-3-7-8-7-1 0-4 1-5 2-94 70-180 258-180 424 0 52 0 103 0 156 0 164 86 353 180 424 1 0 4 1 5 1 5 0 8-4 8-7z"><text:p/></draw:path><draw:path draw:style-name="gr4" draw:text-style-name="P44" svg:width="0.0437in" svg:height="0.111in" svg:x="0.4504in" svg:y="0.0209in" svg:viewBox="0 0 112 283" svg:d="M107 16c0-9-6-16-16-16-11 0-23 11-23 23 0 7 6 14 17 14 10 0 22-9 22-21zM112 218c0-4-5-4-6-4-4 0-4 1-6 8-8 26-22 52-44 52-7 0-9-4-9-14s2-16 12-42c6-15 11-30 17-44 4-12 4-13 8-25 4-9 6-15 6-22 0-19-13-35-35-35-39 0-55 62-55 65 0 5 4 4 5 5 5 0 5-1 7-8 11-40 28-52 42-52 4 0 11 0 11 13 0 9-4 18-5 22-4 11-23 60-29 78-5 11-9 25-9 33 0 21 14 35 34 35 40 0 56-61 56-65z"><text:p/></draw:path><draw:path draw:style-name="gr4" draw:text-style-name="P44" svg:width="0.1102in" svg:height="0.1102in" svg:x="0.5492in" svg:y="0.0331in" svg:viewBox="0 0 281 281" svg:d="M281 140c0-4-4-8-9-8-40 0-82 0-123 0 0-41 0-83 0-124 0-3-4-8-9-8-4 0-8 5-8 8 0 41 0 83 0 124-41 0-83 0-124 0-4 0-8 4-8 8 0 5 4 9 8 9 41 0 83 0 124 0 0 41 0 81 0 123 0 5 4 9 8 9 5 0 9-4 9-9 0-42 0-82 0-123 41 0 83 0 123 0 5 0 9-4 9-9z"><text:p/></draw:path><draw:path draw:style-name="gr4" draw:text-style-name="P44" svg:width="0.0685in" svg:height="0.1138in" svg:x="0.7126in" svg:y="0.0201in" svg:viewBox="0 0 175 290" svg:d="M175 143c0-114-48-143-86-143-23 0-43 8-61 26-18 20-28 38-28 69 0 53 37 95 84 95 26 0 43-18 53-44 0 5 0 10 0 15 0 98-43 117-69 117-6 0-28-1-40-15 19 0 21-12 21-19 0-14-9-20-19-20-6 0-19 4-19 21 0 27 23 45 59 45 54 0 105-57 105-147zM137 103c0 35-15 76-52 76-7 0-26 0-39-27-8-15-8-36-8-56 0-23 0-43 9-59 12-20 27-26 42-26 20 0 33 14 41 33 4 14 7 40 7 59z"><text:p/></draw:path><draw:path draw:style-name="gr4" draw:text-style-name="P44" svg:width="0.0685in" svg:height="0.1134in" svg:x="0.5827in" svg:y="0.2453in" svg:viewBox="0 0 175 289" svg:d="M175 142c0-113-49-142-86-142-23 0-45 7-63 26-16 20-26 38-26 69 0 53 37 93 84 93 26 0 43-18 53-42 0 5 0 9 0 14 0 98-45 118-69 118-7 0-30-1-40-15 18 0 21-12 21-19 0-14-11-20-19-20-7 0-19 4-19 21 0 27 23 44 57 44 56 0 107-56 107-147zM136 103c0 35-15 76-52 76-6 0-25 0-38-27-9-15-9-37-9-57 0-23 0-42 10-58 11-21 27-26 42-26 19 0 33 14 41 32 4 15 6 41 6 60z"><text:p/></draw:path><draw:path draw:style-name="gr4" draw:text-style-name="P44" svg:width="0.0752in" svg:height="0.3961in" svg:x="0.7976in" svg:y="0.0028in" svg:viewBox="0 0 192 1007" svg:d="M192 582c0-53 0-104 0-156 0-166-86-354-180-424-1-1-2-2-5-2s-7 4-7 7c0 4 1 5 4 6 88 69 151 255 151 413 0 52 0 103 0 156 0 157-63 344-151 412-3 1-4 3-4 6s4 7 7 7 4-1 5-1c94-71 180-260 180-424z"><text:p/></draw:path><draw:path draw:style-name="gr4" draw:text-style-name="P44" svg:width="0.0823in" svg:height="0.0748in" svg:x="0.9157in" svg:y="0.1693in" svg:viewBox="0 0 210 191" svg:d="M210 28c0-22-25-28-40-28-24 0-38 22-44 31-10-27-32-31-46-31-43 0-67 54-67 65 0 3 4 2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 3-11 12-51 42-51 3 0 12 0 22 6-12 3-20 12-20 23 0 7 4 15 15 15 10 0 23-8 23-24z"><text:p/></draw:path><draw:path draw:style-name="gr4" draw:text-style-name="P44" svg:width="0.035in" svg:height="0.078in" svg:x="1.011in" svg:y="0.1055in" svg:viewBox="0 0 90 199" svg:d="M83 12c0-5-4-12-12-12-9 0-17 8-17 17 0 5 4 11 12 11s17-9 17-16zM90 154c0-4-4-4-5-4-3 0-5 2-6 5-6 24-19 36-31 36-6 0-7-4-7-11 0-6 2-12 5-18 3-8 6-16 9-24 5-12 10-25 15-37 1-4 1-7 1-10 0-14-11-25-28-25-29 0-43 40-43 46 0 3 5 3 6 3 4 0 4-1 5-5 7-25 20-36 31-36 5 0 7 3 7 10s-1 12-8 30c-6 16-13 32-19 48-2 4-3 7-3 12 0 13 12 25 28 25 30 0 43-41 43-45z"><text:p/></draw:path><draw:path draw:style-name="gr4" draw:text-style-name="P44" svg:width="0.0378in" svg:height="0.165in" svg:x="1.0705in" svg:y="0.1181in" svg:viewBox="0 0 97 420" svg:d="M97 228c0-12 0-24 0-36 0-72-44-156-91-191-1 0-1-1-2-1-2 0-4 2-4 5 0 1 1 2 1 3 45 33 73 117 73 184 0 12 0 24 0 36 0 67-28 151-73 185 0 0-1 1-1 2 0 3 2 5 4 5 1 0 2 0 2-1 47-35 91-119 91-191z"><text:p/></draw:path><draw:path draw:style-name="gr4" draw:text-style-name="P44" svg:width="0.0378in" svg:height="0.165in" svg:x="1.1425in" svg:y="0.1181in" svg:viewBox="0 0 97 420" svg:d="M97 415c0-1-1-2-1-2-44-34-73-118-73-185 0-12 0-24 0-36 0-67 29-151 73-184 0-1 1-2 1-3 0-3-2-5-3-5-2 0-2 1-3 1-47 35-91 119-91 191 0 12 0 24 0 36 0 72 44 156 91 191 0 1 1 1 3 1 1 0 3-2 3-5z"><text:p/></draw:path><draw:path draw:style-name="gr4" draw:text-style-name="P44" svg:width="0.1138in" svg:height="0.052in" svg:x="1.2524in" svg:y="-0.0004in" svg:viewBox="0 0 290 133" svg:d="M290 67c0-35-26-67-62-67-42 0-68 34-80 49-15-17-41-49-84-49-38 0-64 31-64 67 0 35 25 66 62 66 42 0 69-33 81-49 14 18 41 49 84 49 37 0 63-31 63-66zM282 67c0 29-24 51-50 51-28 0-47-24-75-58 18-28 45-48 73-48 30 0 52 26 52 55zM133 73c-18 29-44 49-73 49-31 0-52-26-52-55 0-30 24-50 50-50 28 0 48 23 75 56z"><text:p/></draw:path><draw:path draw:style-name="gr4" draw:text-style-name="P44" svg:width="0.2209in" svg:height="0.2315in" svg:x="1.1996in" svg:y="0.085in" svg:viewBox="0 0 562 589" svg:d="M562 455c-4 0-8 0-11 0-17 44-61 73-111 85-8 2-49 13-130 13-86 0-170 0-255 0 72-84 143-168 215-251 4-3 4-4 4-7-2-2 0-2-3-6-66-90-131-179-197-269 77 0 155 0 232 0 56 0 95 6 98 8 23 3 59 10 93 31 11 7 39 25 54 60 3 0 7 0 11 0-17-40-35-79-52-119-166 0-332 0-498 0-10 0-11 1-12 4 0 1 0 8 0 13 74 102 149 204 223 306-73 85-145 170-218 255-5 5-4 5-5 6 0 5 4 5 12 5 166 0 332 0 498 0 17-44 35-90 52-134z"><text:p/></draw:path><draw:path draw:style-name="gr4" draw:text-style-name="P44" svg:width="0.0508in" svg:height="0.1004in" svg:x="1.2043in" svg:y="0.3445in" svg:viewBox="0 0 130 256" svg:d="M130 11c0-5-4-11-12-11-9 0-17 8-17 16 0 4 3 12 12 12 8 0 17-9 17-17zM119 92c0-15-15-27-31-27-34 0-52 41-52 45s4 4 5 4c3 0 3-1 6-5 7-18 23-36 39-36 8 0 10 5 10 15 0 3 0 7 0 9-10 37-19 76-29 113-5 20-20 37-38 37-4 0-7-1-11-2 8-4 11-10 11-15 0-7-6-10-12-10-10 0-17 7-17 16 0 12 11 20 29 20 17 0 53-11 62-47 9-35 18-71 27-106 0-3 1-6 1-11z"><text:p/></draw:path><draw:path draw:style-name="gr4" draw:text-style-name="P44" svg:width="0.0772in" svg:height="0.0272in" svg:x="1.2654in" svg:y="0.3791in" svg:viewBox="0 0 197 70" svg:d="M197 6c0-2-3-6-6-6-61 0-124 0-185 0-4 0-6 2-6 6 0 2 2 6 6 6 61 0 124 0 185 0 3 0 6-2 6-6zM197 64c0-4-3-6-6-6-61 0-124 0-185 0-4 0-6 2-6 6 0 3 2 6 6 6 61 0 124 0 185 0 3 0 6-3 6-6z"><text:p/></draw:path><draw:path draw:style-name="gr4" draw:text-style-name="P44" svg:width="0.0535in" svg:height="0.0795in" svg:x="1.3555in" svg:y="0.3445in" svg:viewBox="0 0 137 203" svg:d="M137 102c0-32-4-55-18-76-9-14-28-26-51-26-68 0-68 80-68 102 0 20 0 101 68 101 69 0 69-79 69-101zM109 98c0 22 0 44-3 63-6 26-27 33-38 33-14 0-32-8-38-32-4-18-4-42-4-64 0-21 0-44 5-60 6-24 25-30 37-30 16 0 32 10 36 28 5 16 5 37 5 62z"><text:p/></draw:path><draw:path draw:style-name="gr4" draw:text-style-name="P44" svg:width="0.0752in" svg:height="0.3961in" svg:x="1.4949in" svg:y="0.0028in" svg:viewBox="0 0 192 1007" svg:d="M192 1000c0-3-1-5-4-6-88-68-151-255-151-412 0-53 0-104 0-156 0-158 63-344 151-413 3-1 4-2 4-6 0-3-4-7-7-7s-4 1-5 2c-94 70-180 258-180 424 0 52 0 103 0 156 0 164 86 353 180 424 1 0 2 1 5 1s7-4 7-7z"><text:p/></draw:path><draw:path draw:style-name="gr4" draw:text-style-name="P44" svg:width="0.0661in" svg:height="0.1138in" svg:x="1.5874in" svg:y="0.0201in" svg:viewBox="0 0 169 290" svg:d="M169 197c0-51-35-93-80-93-21 0-39 6-54 22 0-28 0-55 0-83 8 3 23 6 36 6 51 0 81-38 81-44 0-3-1-5-4-5-2 0-2 0-3 1-8 4-30 13-57 13-17 0-36-3-57-12-3-1-3-1-5-1-4 0-4 3-4 10 0 42 0 83 0 125 0 7 0 10 6 10 3 0 3-1 6-3 4-7 20-30 54-30 21 0 32 20 36 27 7 16 7 33 7 53 0 15 0 40-10 58-11 17-26 27-45 27-30 0-54-22-62-46 2 0 3 0 8 0 13 0 20-11 20-21 0-11-7-20-20-20-6 0-22 2-22 23 0 36 30 76 77 76 49 0 92-40 92-93z"><text:p/></draw:path><draw:path draw:style-name="gr4" draw:text-style-name="P44" svg:width="0.0681in" svg:height="0.1433in" svg:x="1.5831in" svg:y="0.2469in" svg:viewBox="0 0 174 365" svg:d="M174 14c0-7-6-14-17-14-9 0-21 10-21 22 0 8 4 15 15 15s23-11 23-23zM158 131c0-24-18-39-39-39-43 0-67 60-67 65 0 4 3 3 6 4 3 0 3 0 7-9 11-25 30-51 53-51 6 0 13 2 13 19 0 10-1 14-3 22-13 52-26 104-39 157-9 32-29 56-52 56-2 0-9 0-17-3 14-4 20-15 20-23 0-6-5-15-17-15-10 0-23 9-23 24 0 17 18 27 37 27 30 0 70-23 79-65 14-52 27-103 40-154 2-8 2-14 2-15z"><text:p/></draw:path><draw:path draw:style-name="gr4" draw:text-style-name="P44" svg:width="0.0752in" svg:height="0.3961in" svg:x="1.6717in" svg:y="0.0028in" svg:viewBox="0 0 192 1007" svg:d="M192 582c0-53 0-104 0-156 0-166-86-354-180-424-1-1-4-2-5-2-5 0-7 4-7 7 0 4 1 5 2 6 90 69 153 255 153 413 0 52 0 103 0 156 0 157-63 344-153 412-1 1-2 3-2 6s2 7 7 7c1 0 4-1 5-1 94-71 180-260 180-424z"><text:p/></draw:path><draw:path draw:style-name="gr4" draw:text-style-name="P44" svg:width="0.0378in" svg:height="0.165in" svg:x="1.8016in" svg:y="0.1181in" svg:viewBox="0 0 97 420" svg:d="M97 415c0-1-1-2-2-2-43-34-72-118-72-185 0-12 0-24 0-36 0-67 29-151 72-184 1-1 2-2 2-3 0-3-2-5-5-5-1 0-1 1-2 1-46 35-90 119-90 191 0 12 0 24 0 36 0 72 44 156 90 191 1 1 1 0 2 1 3 0 5-2 5-5z"><text:p/></draw:path><draw:path draw:style-name="gr4" draw:text-style-name="P44" svg:width="0.1102in" svg:height="0.0063in" svg:x="1.8587in" svg:y="0.1976in" svg:viewBox="0 0 281 17" svg:d="M281 8c0-4-5-8-9-8-87 0-176 0-264 0-4 0-8 4-8 8 0 5 4 9 8 9 88 0 177 0 264 0 4 0 9-4 9-9z"><text:p/></draw:path><draw:path draw:style-name="gr4" draw:text-style-name="P44" svg:width="0.0543in" svg:height="0.1102in" svg:x="1.9933in" svg:y="0.1323in" svg:viewBox="0 0 139 281" svg:d="M139 281c0-5 0-10 0-13-5 0-9 0-14 0-37 0-39-5-39-21 0-79 0-157 0-236 0-10 0-11-9-11-27 26-64 26-77 26 0 5 0 9 0 14 8 0 32 0 55-11 0 73 0 145 0 218 0 16-1 21-39 21-5 0-9 0-14 0 0 3 0 8 0 13 15-1 52-1 69-1s53 0 68 1z"><text:p/></draw:path><draw:path draw:style-name="gr4" draw:text-style-name="P44" svg:width="0.0378in" svg:height="0.165in" svg:x="2.0709in" svg:y="0.1181in" svg:viewBox="0 0 97 420" svg:d="M97 228c0-12 0-24 0-36 0-72-44-156-90-191-1 0-1-1-2-1-3 0-5 2-5 5 0 1 1 2 1 3 45 33 73 117 73 184 0 12 0 24 0 36 0 67-28 151-73 185 0 0-1 1-1 2 0 3 2 5 5 5 1-1 1 0 2-1 46-35 90-119 90-191z"><text:p/></draw:path><draw:path draw:style-name="gr4" draw:text-style-name="P44" svg:width="0.0508in" svg:height="0.1008in" svg:x="2.126in" svg:y="0.1055in" svg:viewBox="0 0 130 257" svg:d="M130 12c0-5-4-12-12-12-9 0-17 8-17 17 0 5 3 11 12 11 8 0 17-8 17-16zM119 94c0-16-15-28-33-28-32 0-51 41-51 46 0 3 3 2 5 3 3 0 4-1 6-6 7-17 22-35 40-35 8 0 10 5 10 15 0 3-1 7-1 8-10 37-18 76-28 113-6 20-21 38-38 38-4 0-7-1-11-2 7-4 10-11 10-14 0-8-5-11-11-11-10 0-17 7-17 17s11 19 29 19 53-11 61-47c8-35 18-71 26-106 2-3 3-6 3-10z"><text:p/></draw:path><draw:path draw:style-name="gr4" draw:text-style-name="P44" svg:width="0.0823in" svg:height="0.0748in" svg:x="2.1941in" svg:y="0.1693in" svg:viewBox="0 0 210 191" svg:d="M210 28c0-22-25-28-40-28-24 0-39 22-44 31-11-27-32-31-46-31-43 0-67 54-67 65 0 3 4 2 5 3 4 0 5 0 6-4 13-45 42-56 56-56 8 0 23 5 23 29 0 13-7 41-23 100-7 26-21 44-40 44-3 0-12 0-21-6 10-1 19-11 19-23 0-10-9-14-15-14-12 0-23 11-23 25 0 19 20 28 40 28 27 0 43-30 44-33 5 16 20 33 46 33 43 0 67-55 67-65 0-5-4-5-5-5-4 0-5 3-6 5-13 46-42 55-56 55-16 0-23-13-23-27 0-10 2-20 7-38 5-19 10-38 14-57 3-11 12-51 42-51 3 0 12 0 21 6-11 3-19 12-19 23 0 7 3 15 15 15 10 0 23-8 23-24z"><text:p/></draw:path><draw:path draw:style-name="gr4" draw:text-style-name="P44" svg:width="0.0512in" svg:height="0.0791in" svg:x="2.2913in" svg:y="0.1055in" svg:viewBox="0 0 131 202" svg:d="M131 137c0-34-25-64-63-64-13 0-27 3-40 15 0-20 0-38 0-57 14 4 24 4 28 4 39 0 62-27 62-30 0-4-2-5-4-5-1 0-1 0-2 1-8 3-23 9-45 9-8 0-24 0-43-9-2-1-2-1-4-1-3 0-3 4-3 8 0 29 0 58 0 87 0 5 0 8 5 8 2 0 2 0 6-3 12-17 30-18 40-18 18 0 26 13 28 15 5 10 7 22 7 39 0 8 0 26-9 39-8 11-21 17-35 17-19 0-39-10-46-30 11 1 17-6 17-14 0-12-11-15-16-15-4 5-14 0-14 16 0 26 24 53 60 53 37 0 71-28 71-65z"><text:p/></draw:path><draw:path draw:style-name="gr4" draw:text-style-name="P44" svg:width="0.0508in" svg:height="0.1008in" svg:x="2.3504in" svg:y="0.1055in" svg:viewBox="0 0 130 257" svg:d="M130 12c0-5-5-12-12-12-9 0-17 8-17 17 0 5 3 11 12 11 7 0 17-8 17-16zM119 94c0-16-15-28-33-28-32 0-51 41-51 46 0 3 3 2 5 3 3 0 4-1 6-6 7-17 22-35 39-35 9 0 11 5 11 15 0 3-1 7-1 8-10 37-19 76-29 113-5 20-20 38-37 38-4 0-7-1-11-2 7-4 10-11 10-14 0-8-5-11-11-11-10 0-17 7-17 17s11 19 29 19 53-11 61-47c8-35 18-71 26-106 2-3 3-6 3-10z"><text:p/></draw:path><draw:path draw:style-name="gr4" draw:text-style-name="P44" svg:width="0.0378in" svg:height="0.165in" svg:x="2.4232in" svg:y="0.1181in" svg:viewBox="0 0 97 420" svg:d="M97 228c0-12 0-24 0-36 0-72-44-156-91-191-1 0-1-1-2-1-3 0-4 2-4 5 0 1 0 2 1 3 45 33 73 117 73 184 0 12 0 24 0 36 0 67-28 151-73 185-1 0-1 1-1 2 0 3 1 5 4 5 1 0 2 0 2-1 47-35 91-119 91-191z"><text:p/></draw:path></draw:g></draw:g></text:span><text:span text:style-name="T22">.</text:span></text:p>
      <text:p text:style-name="P7"><text:span text:style-name="T20">נמצא את ערכי </text:span><text:span text:style-name="T20"><draw:g text:anchor-type="as-char" svg:y="-0.1083in" draw:z-index="72" draw:name="Shape84" draw:style-name="gr1"><svg:title>TexMaths</svg:title><svg:desc>12§display§i, j§svg§600§FALSE§</svg:desc><draw:g draw:style-name="gr2"><draw:path draw:style-name="gr3" draw:text-style-name="P43" svg:width="0.1787in" svg:height="0.1252in" svg:x="0.0031in" svg:y="0.0083in" svg:viewBox="0 0 455 319" svg:d="M0 0c151 0 304 0 455 0 0 107 0 212 0 319-151 0-304 0-455 0 0-107 0-212 0-319z"><text:p/></draw:path><draw:path draw:style-name="gr4" draw:text-style-name="P44" svg:width="0.0437in" svg:height="0.1102in" svg:x="-0.0004in" svg:y="0in" svg:viewBox="0 0 112 281" svg:d="M108 16c0-9-6-16-16-16-12 0-22 11-22 23 0 7 6 14 15 14 10 0 23-9 23-21zM112 216c0-4-4-4-5-4-5 0-5 1-7 7-8 27-22 52-44 52-6 0-9-4-9-13 0-11 2-17 12-42 6-15 11-29 17-43 4-12 4-14 9-24 3-9 5-15 5-23 0-18-13-34-35-34-39 0-55 60-55 65 0 4 4 2 5 4 5 0 5-2 7-8 11-39 28-52 42-52 4 0 11 0 11 14 0 8-3 17-5 22-4 10-22 57-29 75-3 12-9 25-9 34 0 20 14 35 34 35 40 0 56-62 56-65z"><text:p/></draw:path><draw:path draw:style-name="gr4" draw:text-style-name="P44" svg:width="0.0189in" svg:height="0.0492in" svg:x="0.0661in" svg:y="0.0909in" svg:viewBox="0 0 49 126" svg:d="M49 44c0-27-11-44-26-44s-23 11-23 23c0 11 8 21 23 21 5 0 9-1 14-4 1-2 1-2 3-2 0 3 0 0 0 6 0 32-15 57-28 70-5 5-5 6-5 7 0 2 1 5 4 5 5 0 38-32 38-82z"><text:p/></draw:path><draw:path draw:style-name="gr4" draw:text-style-name="P44" svg:width="0.0677in" svg:height="0.1421in" svg:x="0.1228in" svg:y="0in" svg:viewBox="0 0 173 362" svg:d="M173 16c0-9-6-16-16-16-9 0-23 10-23 23 0 8 7 14 16 14 12 0 23-11 23-21zM157 131c0-24-18-39-38-39-43 0-67 60-67 65 0 4 3 2 4 4 4 0 5 0 9-9 9-25 29-51 53-51 6 0 13 2 13 19 0 9-1 14-4 21-13 52-26 105-38 156-9 31-29 55-53 55-2 0-8 0-16-3 12-3 20-13 20-22 0-7-5-15-17-15-11 0-23 9-23 24 0 16 17 26 37 26 30 0 69-23 79-63 12-51 26-102 39-153 2-8 2-14 2-15z"><text:p/></draw:path></draw:g></draw:g></text:span><text:span text:style-name="T20"><text:s/>עבור המקדם </text:span><text:span text:style-name="T20"><draw:g text:anchor-type="as-char" svg:y="-0.1366in" draw:z-index="73" draw:name="Shape85" draw:style-name="gr1"><svg:title>TexMaths</svg:title><svg:desc>12§display§x^{19}§svg§600§FALSE§</svg:desc><draw:g draw:style-name="gr2"><draw:path draw:style-name="gr3" draw:text-style-name="P43" svg:width="0.2024in" svg:height="0.1217in" svg:x="0.0031in" svg:y="0.0083in" svg:viewBox="0 0 515 310" svg:d="M0 0c172 0 344 0 515 0 0 104 0 206 0 310-171 0-343 0-515 0 0-104 0-206 0-310z"><text:p/></draw:path><draw:path draw:style-name="gr4" draw:text-style-name="P44" svg:width="0.0823in" svg:height="0.0744in" svg:x="-0.0004in" svg:y="0.0638in" svg:viewBox="0 0 210 190" svg:d="M210 28c0-22-25-28-39-28-24 0-40 23-45 33-9-28-32-33-45-33-44 0-68 54-68 65 0 5 4 2 5 5 4 0 5-1 6-5 14-45 42-55 57-55 7 0 22 3 22 27 0 14-7 43-22 102-8 26-22 42-41 42-3 0-12 0-21-4 11-2 19-11 19-23s-8-14-15-14c-12 0-23 11-23 24 0 18 22 26 40 26 27 0 43-29 44-31 5 16 21 31 46 31 43 0 67-53 67-63 0-4-4-4-5-4-5 0-5 1-6 4-14 45-42 54-56 54-16 0-23-12-23-27 0-9 2-18 7-37s10-39 15-58c2-11 12-49 42-49 1 0 12 0 20 4-12 3-20 14-20 23 0 8 4 16 16 16 9 0 23-8 23-25z"><text:p/></draw:path><draw:path draw:style-name="gr4" draw:text-style-name="P44" svg:width="0.0417in" svg:height="0.0764in" svg:x="0.1024in" svg:y="0in" svg:viewBox="0 0 107 195" svg:d="M107 195c0-3 0-7 0-11-4 0-7 0-11 0-29 0-29-3-29-12 0-55 0-109 0-164 0-8-1-8-9-8-18 18-46 19-58 19 0 4 0 8 0 11 7 0 26 0 43-8 0 49 0 100 0 150 0 9 0 12-30 12-3 0-7 0-11 0 0 4 0 8 0 11 18 0 35 0 53-1 17 1 35 1 52 1z"><text:p/></draw:path><draw:path draw:style-name="gr4" draw:text-style-name="P44" svg:width="0.0531in" svg:height="0.0787in" svg:x="0.1614in" svg:y="0in" svg:viewBox="0 0 136 201" svg:d="M136 99c0-74-33-99-68-99-9 0-30 1-46 18-10 10-22 22-22 48 0 38 30 65 65 65 23 0 36-15 42-29 0 2 0 4 0 6 0 73-36 84-53 84-7 0-23-2-30-10 12-1 12-10 12-13 0-8-5-14-13-14-10 0-15 6-15 15 0 19 17 31 46 31 42 0 82-38 82-102zM107 69c0 38-23 54-41 54-12 0-23-4-31-17-6-11-6-24-6-40 0-18 0-29 8-41 7-11 17-17 33-17 14 0 23 10 27 17 9 14 10 34 10 44z"><text:p/></draw:path></draw:g></draw:g></text:span><text:span text:style-name="T20">, </text:span><text:span text:style-name="T21">נפתור את המשוואה</text:span><text:span text:style-name="T20"> </text:span><text:span text:style-name="T20"><draw:g text:anchor-type="as-char" svg:y="-0.1098in" draw:z-index="121" draw:name="Shape86" draw:style-name="gr1"><svg:title>TexMaths</svg:title><svg:desc>12§display§i + 5j = 19§svg§600§FALSE§</svg:desc><draw:g draw:style-name="gr2"><draw:path draw:style-name="gr3" draw:text-style-name="P43" svg:width="0.7768in" svg:height="0.1264in" svg:x="0.0031in" svg:y="0.0087in" svg:viewBox="0 0 1974 322" svg:d="M988 322c-330 0-659 0-988 0 0-108 0-214 0-322 658 0 1316 0 1974 0 0 108 0 214 0 322-329 0-658 0-986 0z"><text:p/></draw:path><draw:path draw:style-name="gr4" draw:text-style-name="P44" svg:width="0.0437in" svg:height="0.1102in" svg:x="-0.0004in" svg:y="0.0012in" svg:viewBox="0 0 112 281" svg:d="M108 16c0-9-6-16-16-16s-22 11-22 23c0 7 6 14 15 14 10 0 23-9 23-21zM112 217c0-5-4-5-5-5-5 0-5 1-6 8-9 27-22 52-43 52-8 0-11-4-11-14s3-16 13-42c5-15 11-28 16-42 6-14 6-14 9-25 4-9 6-15 6-22 0-19-14-35-35-35-39 0-56 61-56 65 0 3 4 2 6 3 4 0 4 0 6-7 12-39 29-51 43-51 4 0 11 0 11 13 0 8-4 17-5 22-3 10-23 59-30 76-3 11-9 25-9 34 0 19 14 34 34 34 40 0 56-61 56-64z"><text:p/></draw:path><draw:path draw:style-name="gr4" draw:text-style-name="P44" svg:width="0.1102in" svg:height="0.1094in" svg:x="0.0984in" svg:y="0.0134in" svg:viewBox="0 0 281 279" svg:d="M281 140c0-5-4-8-8-8-41 0-83 0-124 0 0-42 0-83 0-124 0-4-4-8-9-8-4 0-8 4-8 8 0 41 0 82 0 124-41 0-83 0-124 0-4 0-8 3-8 8s4 9 8 9c41 0 83 0 124 0 0 40 0 81 0 122 0 4 4 8 8 8 5 0 9-4 9-8 0-41 0-82 0-122 41 0 83 0 124 0 4 0 8-4 8-9z"><text:p/></draw:path><draw:path draw:style-name="gr4" draw:text-style-name="P44" svg:width="0.0657in" svg:height="0.1134in" svg:x="0.2638in" svg:y="0in" svg:viewBox="0 0 168 289" svg:d="M168 195c0-49-35-91-80-91-21 0-39 6-54 21 0-28 0-56 0-82 8 3 22 6 36 6 51 0 81-38 81-44 0-3-1-5-3-5-1 0-3 0-4 1-8 4-30 12-58 12-16 0-36-2-56-11-4-1-4-1-5-1-5 0-5 3-5 10 0 42 0 82 0 124 0 8 0 11 6 11 4 0 5-1 6-3 5-8 21-30 54-30 23 0 33 19 36 27 8 16 8 31 8 53 0 13 0 38-10 56-10 17-25 28-46 28-30 0-54-23-61-48 1 1 3 1 7 1 14 0 21-11 21-20 0-10-7-20-21-20-6 0-20 3-20 21 0 37 29 78 76 78 49 0 92-41 92-94z"><text:p/></draw:path><draw:path draw:style-name="gr4" draw:text-style-name="P44" svg:width="0.0677in" svg:height="0.1425in" svg:x="0.3362in" svg:y="0.0012in" svg:viewBox="0 0 173 363" svg:d="M173 16c0-9-6-16-16-16-9 0-23 10-23 23 0 8 6 14 16 14 12 0 23-11 23-21zM157 131c0-24-18-39-38-39-43 0-67 61-67 65 0 3 3 2 4 3 4 0 5 0 8-8 10-25 30-50 54-50 6 0 13 1 13 19 0 10-1 14-3 22-13 51-26 103-39 154-9 32-29 56-53 56-2 0-8 0-16-3 12-4 18-15 18-23 0-6-3-14-15-14-11 0-23 8-23 24s17 26 37 26c30 0 69-23 79-65 14-50 26-102 39-152 2-8 2-14 2-15z"><text:p/></draw:path><draw:path draw:style-name="gr4" draw:text-style-name="P44" svg:width="0.1102in" svg:height="0.0382in" svg:x="0.4638in" svg:y="0.0492in" svg:viewBox="0 0 281 98" svg:d="M281 8c0-4-4-8-8-8-88 0-177 0-265 0-4 0-8 4-8 8 0 5 4 9 8 9 88 0 177 0 265 0 4 0 8-4 8-9zM281 90c0-5-4-9-8-9-88 0-177 0-265 0-4 0-8 4-8 9s4 8 8 8c88 0 177 0 265 0 4 0 8-3 8-8z"><text:p/></draw:path><draw:path draw:style-name="gr4" draw:text-style-name="P44" svg:width="0.0543in" svg:height="0.1094in" svg:x="0.6449in" svg:y="0in" svg:viewBox="0 0 139 279" svg:d="M139 279c0-4 0-8 0-13-5 0-8 0-13 0-38 0-40-5-40-20 0-78 0-157 0-235 0-10 0-11-9-11-27 28-64 28-77 28 0 4 0 8 0 13 8 0 34 0 55-12 0 72 0 145 0 217 0 15-1 20-39 20-5 0-9 0-14 0 0 5 0 9 0 13 15-1 52-1 69-1s53 0 68 1z"><text:p/></draw:path><draw:path draw:style-name="gr4" draw:text-style-name="P44" svg:width="0.0685in" svg:height="0.1134in" svg:x="0.7201in" svg:y="0in" svg:viewBox="0 0 175 289" svg:d="M175 141c0-112-49-141-86-141-23 0-43 8-63 26-16 20-26 37-26 69 0 52 37 93 84 93 26 0 43-17 53-42 0 5 0 10 0 14 0 98-43 117-69 117-7 0-30-2-40-16 18 0 21-12 21-19 0-13-9-19-19-19-7 0-19 3-19 20 0 28 23 46 59 46 54 0 105-58 105-148zM136 103c0 35-14 75-51 75-7 0-26 0-39-26-8-15-8-36-8-57 0-22 0-42 9-58 11-20 27-26 42-26 19 0 33 14 41 33 4 13 6 40 6 59z"><text:p/></draw:path></draw:g></draw:g></text:span><text:span text:style-name="T20"><text:s/></text:span><text:span text:style-name="T20"><draw:g text:anchor-type="as-char" svg:y="-0.1228in" draw:z-index="74" draw:name="Shape87" draw:style-name="gr1"><svg:title>TexMaths</svg:title><svg:desc>12§display§(i = 4, j = 3), (i = 9, j = 2), (i = 14, j = 1), (i = 19, j = 0)§svg§600§FALSE§</svg:desc><draw:g draw:style-name="gr2"><draw:path draw:style-name="gr3" draw:text-style-name="P43" svg:width="4.1118in" svg:height="0.1472in" svg:x="-0.0004in" svg:y="0.0079in" svg:viewBox="0 0 10445 375" svg:d="M5223 375c-1742 0-3482 0-5223 0 0-125 0-250 0-375 3481 0 6964 0 10445 0 0 125 0 250 0 375-1741 0-3482 0-5222 0z"><text:p/></draw:path><draw:path draw:style-name="gr4" draw:text-style-name="P44" svg:width="0.0378in" svg:height="0.1642in" svg:x="0.0079in" svg:y="-0.0004in" svg:viewBox="0 0 97 418" svg:d="M97 413c0-1-1-2-2-3-43-33-72-116-72-184 0-10 0-22 0-34 0-67 29-151 72-184 1-1 2-2 2-3 0-3-2-5-5-5-1 0-1 1-2 1-46 35-90 119-90 191 0 12 0 24 0 34 0 72 44 156 90 191 1 0 1 1 2 1 3 0 5-2 5-5z"><text:p/></draw:path><draw:path draw:style-name="gr4" draw:text-style-name="P44" svg:width="0.0437in" svg:height="0.1106in" svg:x="0.0606in" svg:y="0.0142in" svg:viewBox="0 0 112 282" svg:d="M108 14c0-8-6-14-16-14-12 0-22 11-22 22 0 8 6 15 15 15 10 0 23-9 23-23zM112 218c0-5-4-5-5-5-5 0-5 1-7 7-8 26-22 52-42 52-8 0-11-5-11-14 0-10 2-16 12-41 6-16 11-30 17-44 4-12 4-14 9-24 4-9 5-15 5-23 0-18-13-34-34-34-40 0-56 61-56 65s4 2 5 4c5 0 5-2 7-8 11-39 29-52 42-52 4 0 11 0 11 14 0 8-3 17-5 22-2 10-22 59-29 77-3 11-9 23-9 33 0 19 14 35 34 35 40 0 56-60 56-64z"><text:p/></draw:path><draw:path draw:style-name="gr4" draw:text-style-name="P44" svg:width="0.1106in" svg:height="0.0382in" svg:x="0.1681in" svg:y="0.0638in" svg:viewBox="0 0 282 98" svg:d="M282 8c0-4-5-8-10-8-87 0-176 0-264 0-3 0-8 4-8 8 0 5 5 9 8 9 88 0 177 0 264 0 5 0 10-4 10-9zM282 90c0-5-5-9-10-9-87 0-176 0-264 0-3 0-8 4-8 9s5 8 8 8c88 0 177 0 264 0 5 0 10-3 10-8z"><text:p/></draw:path><draw:path draw:style-name="gr4" draw:text-style-name="P44" svg:width="0.0728in" svg:height="0.1114in" svg:x="0.3394in" svg:y="0.0114in" svg:viewBox="0 0 186 284" svg:d="M186 216c0-5 0-10 0-14-14 0-28 0-42 0 0-64 0-128 0-191 0-9 0-11-6-11-5 0-6 0-8 5-44 66-87 132-130 197 0 4 0 9 0 14 37 0 74 0 112 0 0 10 0 22 0 34 0 16-2 21-33 21-2 0-6 0-8 0 0 5 0 9 0 13 17-1 38-1 56-1 17 0 41 0 58 1 0-4 0-8 0-13-3 0-6 0-9 0-31 0-32-5-32-21 0-12 0-24 0-34 14 0 28 0 42 0zM114 202c-35 0-68 0-103 0 35-52 68-105 103-156 0 51 0 104 0 156z"><text:p/></draw:path><draw:path draw:style-name="gr4" draw:text-style-name="P44" svg:width="0.0189in" svg:height="0.0488in" svg:x="0.4319in" svg:y="0.1055in" svg:viewBox="0 0 49 125" svg:d="M49 43c0-27-11-43-27-43-14 0-22 10-22 22s8 22 22 22c6 0 10-2 15-6 1-1 1-1 1-1 0 3 2 0 2 6 0 31-15 56-29 71-5 5-5 6-5 7 0 2 2 4 5 4 5 0 38-33 38-82z"><text:p/></draw:path><draw:path draw:style-name="gr4" draw:text-style-name="P44" svg:width="0.0677in" svg:height="0.1425in" svg:x="0.489in" svg:y="0.0142in" svg:viewBox="0 0 173 363" svg:d="M173 14c0-7-6-14-16-14-9 0-23 10-23 22 0 8 6 15 16 15 12 0 23-11 23-23zM157 131c0-24-17-39-38-39-43 0-67 61-67 65s3 2 4 4c4 0 5 0 9-9 9-25 30-51 53-51 6 0 13 2 13 19 0 11-1 14-3 21-13 52-26 105-39 156-9 32-29 56-53 56-2 0-8 0-16-3 12-4 20-15 20-23 0-6-5-14-17-14-11 0-23 8-23 24s17 26 37 26c30 0 69-23 79-65 14-50 27-102 40-152 1-8 1-14 1-15z"><text:p/></draw:path><draw:path draw:style-name="gr4" draw:text-style-name="P44" svg:width="0.1102in" svg:height="0.0382in" svg:x="0.6169in" svg:y="0.0638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44" svg:width="0.0681in" svg:height="0.113in" svg:x="0.7906in" svg:y="0.0138in" svg:viewBox="0 0 174 288" svg:d="M174 208c0-34-26-67-70-76 35-11 59-41 59-74 0-34-37-58-78-58-42 0-74 25-74 58 0 13 9 21 21 21 14 0 22-10 22-21 0-21-20-21-26-21 13-21 40-26 56-26 17 0 41 8 41 47 0 4-1 29-12 47-13 21-28 22-39 22-2 1-13 1-15 1-4 1-7 1-7 6 0 4 3 4 10 4 6 0 12 0 18 0 35 0 51 29 51 70 0 56-29 69-48 69-18 0-49-7-64-33 15 3 28-7 28-21 0-16-12-24-24-24-10 0-23 6-23 24 0 37 38 65 85 65 51 0 89-38 89-80z"><text:p/></draw:path><draw:path draw:style-name="gr4" draw:text-style-name="P44" svg:width="0.0378in" svg:height="0.1642in" svg:x="0.876in" svg:y="-0.0004in" svg:viewBox="0 0 97 418" svg:d="M97 226c0-10 0-22 0-34 0-72-44-156-91-191-1 0-1-1-2-1-3 0-4 2-4 5 0 1 0 2 1 3 43 33 73 117 73 184 0 12 0 24 0 34 0 68-30 151-73 184-1 1-1 2-1 3 0 3 1 5 4 5 1 0 1-1 2-1 47-35 91-119 91-191z"><text:p/></draw:path><draw:path draw:style-name="gr4" draw:text-style-name="P44" svg:width="0.0193in" svg:height="0.0488in" svg:x="0.9449in" svg:y="0.1055in" svg:viewBox="0 0 50 125" svg:d="M50 43c0-27-10-43-27-43-15 0-23 10-23 22s8 22 23 22c5 0 11-2 14-6 1-1 1-1 3-1 0 3 1 0 1 6 0 31-16 56-29 71-5 5-5 6-5 7 0 2 3 4 5 4 4 0 38-33 38-82z"><text:p/></draw:path><draw:path draw:style-name="gr4" draw:text-style-name="P44" svg:width="0.0378in" svg:height="0.1642in" svg:x="1.0217in" svg:y="-0.0004in" svg:viewBox="0 0 97 418" svg:d="M97 413c0-1-1-2-1-3-44-33-73-116-73-184 0-10 0-22 0-34 0-67 29-151 73-184 0-1 1-2 1-3 0-3-2-5-3-5-2 0-3 1-4 1-46 35-90 119-90 191 0 12 0 24 0 34 0 72 44 156 90 191 1 0 2 1 4 1 1 0 3-2 3-5z"><text:p/></draw:path><draw:path draw:style-name="gr4" draw:text-style-name="P44" svg:width="0.0437in" svg:height="0.1106in" svg:x="1.074in" svg:y="0.0142in" svg:viewBox="0 0 112 282" svg:d="M108 14c0-8-6-14-16-14-12 0-22 11-22 22 0 8 6 15 15 15 10 0 23-9 23-23zM112 218c0-5-4-5-5-5-5 0-5 1-6 7-9 26-22 52-43 52-8 0-11-5-11-14 0-10 2-16 13-41 5-16 11-30 16-44 4-12 4-14 9-24 4-9 6-15 6-23 0-18-14-34-35-34-39 0-56 61-56 65s4 2 6 4c4 0 4-2 6-8 12-39 29-52 43-52 3 0 10 0 10 14 0 8-3 17-4 22-3 10-23 59-30 77-3 11-9 23-9 33 0 19 14 35 34 35 40 0 56-60 56-64z"><text:p/></draw:path><draw:path draw:style-name="gr4" draw:text-style-name="P44" svg:width="0.1102in" svg:height="0.0382in" svg:x="1.1823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685in" svg:height="0.113in" svg:x="1.3551in" svg:y="0.0138in" svg:viewBox="0 0 175 288" svg:d="M175 141c0-112-49-141-86-141-23 0-45 7-63 26-16 20-26 37-26 69 0 52 37 93 84 93 26 0 43-18 53-42 0 4 0 9 0 13 0 97-45 118-69 118-7 0-30-1-40-16 18 0 21-12 21-19 0-13-11-18-19-18-7 0-19 2-19 19 0 28 23 45 57 45 56 0 107-57 107-147zM136 103c0 35-15 75-52 75-6 0-25 0-38-26-9-15-9-36-9-57 0-23 0-42 10-58 11-21 27-26 42-26 19 0 33 14 41 32 4 15 6 41 6 60z"><text:p/></draw:path><draw:path draw:style-name="gr4" draw:text-style-name="P44" svg:width="0.0189in" svg:height="0.0488in" svg:x="1.4453in" svg:y="0.1055in" svg:viewBox="0 0 49 125" svg:d="M49 43c0-27-11-43-26-43s-23 10-23 22 8 22 23 22c5 0 9-2 14-6 1-1 1-1 3-1 0 3 0 0 0 6 0 31-15 55-29 71-4 3-4 6-4 7 0 2 1 4 4 4 5 0 38-33 38-82z"><text:p/></draw:path><draw:path draw:style-name="gr4" draw:text-style-name="P44" svg:width="0.0681in" svg:height="0.1425in" svg:x="1.5024in" svg:y="0.0142in" svg:viewBox="0 0 174 363" svg:d="M174 14c0-7-6-14-17-14-9 0-21 10-21 22 0 8 4 15 15 15s23-11 23-23zM158 131c0-24-18-39-39-39-43 0-67 61-67 65s3 2 6 4c3 0 3 0 7-9 11-25 30-51 53-51 6 0 13 2 13 19 0 11-1 14-3 21-13 52-26 105-39 156-9 32-29 56-52 56-2 0-9 0-17-3 12-4 20-15 20-23 0-6-5-14-17-14-10 0-23 8-23 24s17 26 37 26c30 0 70-23 79-65 14-50 27-102 40-152 2-8 2-14 2-15z"><text:p/></draw:path><draw:path draw:style-name="gr4" draw:text-style-name="P44" svg:width="0.1102in" svg:height="0.0382in" svg:x="1.6311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657in" svg:height="0.1094in" svg:x="1.8051in" svg:y="0.0138in" svg:viewBox="0 0 168 279" svg:d="M168 207c-4 0-7 0-11 0-2 12-5 30-9 36-3 4-30 4-40 4-25 0-50 0-76 0 15-15 30-28 45-42 66-59 91-82 91-124 0-47-38-81-90-81-47 0-78 38-78 77 0 22 20 22 22 22 7 0 21-4 21-21 0-12-7-23-21-23-4 0-5 0-6 1 9-27 32-43 57-43 39 0 57 34 57 68s-22 68-45 94c-27 30-54 59-81 89-4 4-4 4-4 15 52 0 104 0 156 0 4-24 8-48 12-72z"><text:p/></draw:path><draw:path draw:style-name="gr4" draw:text-style-name="P44" svg:width="0.0378in" svg:height="0.1642in" svg:x="1.8894in" svg:y="-0.0004in" svg:viewBox="0 0 97 418" svg:d="M97 226c0-10 0-22 0-34 0-72-44-156-91-191-1 0-1-1-2-1-3 0-4 2-4 5 0 1 0 2 1 3 45 33 73 117 73 184 0 12 0 24 0 34 0 68-28 151-73 184-1 1-1 2-1 3 0 3 1 5 4 5 1 0 1-1 2-1 47-35 91-119 91-191z"><text:p/></draw:path><draw:path draw:style-name="gr4" draw:text-style-name="P44" svg:width="0.0189in" svg:height="0.0488in" svg:x="1.9587in" svg:y="0.1055in" svg:viewBox="0 0 49 125" svg:d="M49 43c0-27-11-43-27-43-14 0-22 10-22 22s8 22 22 22c4 0 10-2 15-6 1-1 1-1 1-1 0 3 2 0 2 6 0 31-15 56-29 71-5 5-5 6-5 7 0 2 2 4 5 4 5 0 38-33 38-82z"><text:p/></draw:path><draw:path draw:style-name="gr4" draw:text-style-name="P44" svg:width="0.0378in" svg:height="0.1642in" svg:x="2.035in" svg:y="-0.0004in" svg:viewBox="0 0 97 418" svg:d="M97 413c0-1 0-2-1-3-44-33-73-116-73-184 0-10 0-22 0-34 0-67 29-151 73-184 1-1 1-2 1-3 0-3-1-5-3-5s-2 1-3 1c-47 35-91 119-91 191 0 12 0 24 0 34 0 72 44 156 91 191 1 0 1 1 3 1s3-2 3-5z"><text:p/></draw:path><draw:path draw:style-name="gr4" draw:text-style-name="P44" svg:width="0.0429in" svg:height="0.1106in" svg:x="2.0874in" svg:y="0.0142in" svg:viewBox="0 0 110 282" svg:d="M107 14c0-8-6-14-16-14-11 0-23 11-23 22 0 8 6 15 17 15 10 0 22-9 22-23zM110 218c0-5-3-5-4-5-4 0-4 1-6 7-8 26-22 52-44 52-7 0-9-5-9-14 0-10 2-16 12-41 5-16 11-30 15-44 6-12 6-14 10-24 4-9 6-15 6-23 0-18-13-34-35-34-39 0-55 61-55 65s4 2 5 4c3 0 5-2 6-8 12-39 29-52 43-52 4 0 11 0 11 14 0 8-4 17-5 22-4 10-23 59-29 77-5 11-11 23-11 33 0 19 15 35 35 35 40 0 55-60 55-64z"><text:p/></draw:path><draw:path draw:style-name="gr4" draw:text-style-name="P44" svg:width="0.1102in" svg:height="0.0382in" svg:x="2.1949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539in" svg:height="0.1094in" svg:x="2.376in" svg:y="0.0138in" svg:viewBox="0 0 138 279" svg:d="M138 279c0-3 0-8 0-13-5 0-8 0-13 0-37 0-39-5-39-20 0-78 0-157 0-235 0-10 0-11-10-11-26 26-63 26-76 26 0 5 0 9 0 14 8 0 32 0 55-11 0 72 0 145 0 217 0 15-1 20-39 20-5 0-9 0-14 0 0 5 0 10 0 13 15-1 52-1 69-1s53 0 67 1z"><text:p/></draw:path><draw:path draw:style-name="gr4" draw:text-style-name="P44" svg:width="0.0728in" svg:height="0.1114in" svg:x="2.4488in" svg:y="0.0114in" svg:viewBox="0 0 186 284" svg:d="M186 216c0-5 0-10 0-14-14 0-28 0-42 0 0-64 0-128 0-191 0-9 0-11-6-11-4 0-6 0-8 5-44 66-87 132-130 197 0 4 0 9 0 14 37 0 74 0 112 0 0 10 0 22 0 34 0 16 0 21-32 21-3 0-6 0-9 0 0 5 0 9 0 13 18-1 39-1 57-1 17 0 40 0 57 1 0-4 0-8 0-13-3 0-6 0-9 0-31 0-32-5-32-21 0-12 0-24 0-34 14 0 28 0 42 0zM114 202c-34 0-68 0-102 0 34-52 68-105 102-156 0 51 0 104 0 156z"><text:p/></draw:path><draw:path draw:style-name="gr4" draw:text-style-name="P44" svg:width="0.0189in" svg:height="0.0488in" svg:x="2.5413in" svg:y="0.1055in" svg:viewBox="0 0 49 125" svg:d="M49 43c0-27-11-43-26-43s-23 10-23 22 8 22 23 22c5 0 9-2 14-6 1-1 1-1 3-1 0 3 0 0 0 6 0 31-15 56-29 71-4 5-4 6-4 7 0 2 1 4 4 4 5 0 38-33 38-82z"><text:p/></draw:path><draw:path draw:style-name="gr4" draw:text-style-name="P44" svg:width="0.0677in" svg:height="0.1425in" svg:x="2.5984in" svg:y="0.0142in" svg:viewBox="0 0 173 363" svg:d="M173 14c0-7-5-14-16-14-9 0-23 10-23 22 0 8 6 15 16 15 12 0 23-11 23-23zM157 131c0-24-17-39-38-39-43 0-67 61-67 65s3 2 4 4c5 0 5 0 9-9 11-25 30-51 53-51 6 0 13 2 13 19 0 11-1 14-3 21-13 52-26 105-39 156-9 32-29 56-52 56-3 0-9 0-17-3 12-4 20-15 20-23 0-6-5-14-17-14-10 0-23 8-23 24s17 26 37 26c30 0 70-23 79-65 14-50 27-102 40-152 1-8 1-14 1-15z"><text:p/></draw:path><draw:path draw:style-name="gr4" draw:text-style-name="P44" svg:width="0.1102in" svg:height="0.0382in" svg:x="2.7272in" svg:y="0.0638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44" svg:width="0.0543in" svg:height="0.1094in" svg:x="2.9075in" svg:y="0.0138in" svg:viewBox="0 0 139 279" svg:d="M139 279c0-3 0-8 0-13-5 0-8 0-13 0-38 0-40-5-40-20 0-78 0-157 0-235 0-10 0-11-9-11-27 26-64 26-77 26 0 5 0 9 0 14 8 0 34 0 55-11 0 72 0 145 0 217 0 15-1 20-38 20-5 0-10 0-15 0 0 5 0 10 0 13 16-1 52-1 69-1s54 0 68 1z"><text:p/></draw:path><draw:path draw:style-name="gr4" draw:text-style-name="P44" svg:width="0.0378in" svg:height="0.1642in" svg:x="2.9854in" svg:y="-0.0004in" svg:viewBox="0 0 97 418" svg:d="M97 226c0-10 0-22 0-34 0-72-44-156-91-191-1 0-1-1-2-1-3 0-4 2-4 5 0 1 0 2 1 3 45 33 73 117 73 184 0 12 0 24 0 34 0 68-28 151-73 184-1 1-1 2-1 3 0 3 1 5 4 5 1 0 1-1 2-1 47-35 91-119 91-191z"><text:p/></draw:path><draw:path draw:style-name="gr4" draw:text-style-name="P44" svg:width="0.0189in" svg:height="0.0488in" svg:x="3.0551in" svg:y="0.1055in" svg:viewBox="0 0 49 125" svg:d="M49 43c0-27-11-43-27-43-14 0-22 10-22 22s8 22 22 22c4 0 10-2 14-6 2-1 1-1 2-1 0 3 2 0 2 6 0 31-15 56-29 71-5 5-5 6-5 7 0 2 2 4 5 4 5 0 38-33 38-82z"><text:p/></draw:path><draw:path draw:style-name="gr4" draw:text-style-name="P44" svg:width="0.0378in" svg:height="0.1642in" svg:x="3.1311in" svg:y="-0.0004in" svg:viewBox="0 0 97 418" svg:d="M97 413c0-1 0-2-1-3-44-33-73-116-73-184 0-10 0-22 0-34 0-67 29-151 73-184 1-1 1-2 1-3 0-3-1-5-3-5s-2 1-3 1c-47 35-91 119-91 191 0 12 0 24 0 34 0 72 44 156 91 191 1 0 1 1 3 1s3-2 3-5z"><text:p/></draw:path><draw:path draw:style-name="gr4" draw:text-style-name="P44" svg:width="0.0437in" svg:height="0.1106in" svg:x="3.1835in" svg:y="0.0142in" svg:viewBox="0 0 112 282" svg:d="M108 14c0-8-6-14-16-14s-22 11-22 22c0 8 6 15 15 15 11 0 23-9 23-23zM112 218c0-5-4-5-5-5-4 0-4 1-6 7-9 26-22 52-43 52-8 0-11-5-11-14 0-10 3-16 13-41 5-16 11-30 16-44 6-12 6-14 9-24 4-9 6-15 6-23 0-18-14-34-35-34-39 0-56 61-56 65s4 2 6 4c4 0 5-2 6-8 12-39 29-52 43-52 4 0 11 0 11 14 0 8-4 17-5 22-3 10-23 59-30 77-3 11-9 23-9 33 0 19 14 35 34 35 40 0 56-60 56-64z"><text:p/></draw:path><draw:path draw:style-name="gr4" draw:text-style-name="P44" svg:width="0.1102in" svg:height="0.0382in" svg:x="3.2917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44" svg:width="0.0543in" svg:height="0.1094in" svg:x="3.472in" svg:y="0.0138in" svg:viewBox="0 0 139 279" svg:d="M139 279c0-3 0-8 0-13-5 0-8 0-13 0-37 0-40-5-40-20 0-78 0-157 0-235 0-10 0-11-9-11-25 26-63 26-77 26 0 5 0 9 0 14 8 0 34 0 55-11 0 72 0 145 0 217 0 15-1 20-38 20-5 0-9 0-13 0 0 5 0 10 0 13 14-1 49-1 67-1 17 0 54 0 68 1z"><text:p/></draw:path><draw:path draw:style-name="gr4" draw:text-style-name="P44" svg:width="0.0681in" svg:height="0.113in" svg:x="3.5476in" svg:y="0.0138in" svg:viewBox="0 0 174 288" svg:d="M174 141c0-112-48-141-85-141-24 0-45 7-63 26-16 20-26 37-26 69 0 52 37 93 84 93 25 0 43-18 53-42 0 4 0 9 0 13 0 97-45 118-69 118-7 0-30-1-42-16 20 0 23-12 23-19 0-13-11-18-19-18-7 0-20 2-20 19 0 28 22 45 58 45 56 0 106-57 106-147zM136 103c0 35-15 75-52 75-6 0-26 0-38-26-9-15-9-36-9-57 0-23 0-42 10-58 11-21 26-26 42-26 19 0 33 14 41 32 4 15 6 41 6 60z"><text:p/></draw:path><draw:path draw:style-name="gr4" draw:text-style-name="P44" svg:width="0.0189in" svg:height="0.0488in" svg:x="3.6378in" svg:y="0.1055in" svg:viewBox="0 0 49 125" svg:d="M49 43c0-27-11-43-27-43-14 0-22 10-22 22s8 22 22 22c6 0 10-2 15-6 1-1 1-1 3-1 0 3 0 0 0 6 0 31-15 56-29 71-5 5-5 6-5 7 0 2 2 4 5 4 5 0 38-33 38-82z"><text:p/></draw:path><draw:path draw:style-name="gr4" draw:text-style-name="P44" svg:width="0.0677in" svg:height="0.1425in" svg:x="3.6953in" svg:y="0.0142in" svg:viewBox="0 0 173 363" svg:d="M173 14c0-7-6-14-16-14-9 0-23 10-23 22 0 8 6 15 16 15 12 0 23-11 23-23zM157 131c0-24-17-39-38-39-43 0-67 61-67 65s3 2 4 4c5 0 5 0 9-9 9-25 30-51 53-51 6 0 13 2 13 19 0 11-1 14-3 21-13 52-26 105-39 156-9 32-29 56-52 56-3 0-9 0-17-3 12-4 20-15 20-23 0-6-5-14-17-14-11 0-23 8-23 24s17 26 37 26c30 0 69-23 79-65 14-50 27-102 40-152 1-8 1-14 1-15z"><text:p/></draw:path><draw:path draw:style-name="gr4" draw:text-style-name="P44" svg:width="0.1102in" svg:height="0.0382in" svg:x="3.8236in" svg:y="0.0638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44" svg:width="0.0697in" svg:height="0.113in" svg:x="3.9961in" svg:y="0.0138in" svg:viewBox="0 0 178 288" svg:d="M178 145c0-34-3-67-18-98-20-40-54-47-71-47-25 0-57 11-73 50-15 29-16 61-16 95 0 32 1 69 18 101 18 33 49 42 70 42 22 0 55-9 74-48 13-28 16-62 16-95zM142 140c0 33 0 60-5 86-6 40-30 53-49 53-16 0-41-11-48-51-5-24-5-63-5-88 0-26 0-54 3-77 8-50 40-53 50-53 14 0 42 7 50 49 4 22 4 55 4 81z"><text:p/></draw:path><draw:path draw:style-name="gr4" draw:text-style-name="P44" svg:width="0.0378in" svg:height="0.1642in" svg:x="4.0819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span></text:p>
      <text:p text:style-name="P30">נחלץ את המקדם על־ידי פרמטרים אלה:</text:p>
      <text:p text:style-name="Text_20_body"><draw:g text:anchor-type="as-char" svg:y="-0.4307in" draw:z-index="122" draw:name="Shape88" draw:style-name="gr1"><svg:title>TexMaths</svg:title><svg:desc>12§latex§\begin{aligned}
\binom{4 + 9}{9} \cdot \binom{5}{3} \cdot (-1)^3 +
\binom{9 + 9}{9} \cdot \binom{5}{2} \cdot (-1)^2 +
\binom{14 + 9}{9} \cdot \binom{5}{1} \cdot (-1)^1 +
\binom{19 + 9}{9} \cdot \binom{5}{0} \cdot (-1)^0 =
\\
- 10 \binom{13}{9}
+ 10 \binom{18}{9}
+ 5 \binom{23}{9}
+ 5 \binom{28}{9}
\end{aligned}§svg§600§FALSE§</svg:desc><draw:g draw:style-name="gr2"><draw:path draw:style-name="gr3" draw:text-style-name="P43" svg:width="7.3098in" svg:height="0.8429in" svg:x="-0.0004in" svg:y="0.0083in" svg:viewBox="0 0 18568 2142" svg:d="M9284 2142c-3095 0-6189 0-9284 0 0-714 0-1428 0-2142 6189 0 12379 0 18568 0 0 714 0 1428 0 2142-3095 0-6190 0-9284 0z"><text:p/></draw:path><draw:path draw:style-name="gr4" draw:text-style-name="P44" svg:width="0.0752in" svg:height="0.3969in" svg:x="0.0287in" svg:y="0in" svg:viewBox="0 0 192 1009" svg:d="M192 1001c0-2-1-4-4-6-88-67-151-254-151-411 0-53 0-106 0-158 0-158 63-344 151-413 3-1 4-2 4-5 0-4-4-8-7-8s-4 1-5 2c-94 70-180 259-180 424 0 52 0 105 0 158 0 165 86 353 180 423 1 2 2 2 5 2s7-4 7-8z"><text:p/></draw:path><draw:path draw:style-name="gr4" draw:text-style-name="P44" svg:width="0.0728in" svg:height="0.1118in" svg:x="0.1181in" svg:y="0.0157in" svg:viewBox="0 0 186 285" svg:d="M186 215c0-5 0-8 0-13-14 0-28 0-42 0 0-64 0-128 0-191 0-9 0-11-6-11-5 0-6 0-8 5-44 66-87 131-130 197 0 5 0 8 0 13 37 0 74 0 112 0 0 12 0 25 0 37 0 16-2 19-33 19-2 0-6 0-8 0 0 5 0 9 0 14 18-2 39-2 57-2 17 0 40 0 57 2 0-5 0-9 0-14-3 0-6 0-9 0-31 0-32-3-32-19 0-12 0-25 0-37 14 0 28 0 42 0zM114 202c-34 0-68 0-102 0 34-53 68-105 102-158 0 53 0 105 0 158z"><text:p/></draw:path><draw:path draw:style-name="gr4" draw:text-style-name="P44" svg:width="0.1102in" svg:height="0.1098in" svg:x="0.2425in" svg:y="0.0307in" svg:viewBox="0 0 281 280" svg:d="M281 139c0-3-4-8-9-8-40 0-82 0-123 0 0-41 0-82 0-123 0-4-5-8-9-8s-8 4-8 8c0 41 0 82 0 123-41 0-83 0-124 0-3 0-8 3-8 8 0 4 5 9 8 9 41 0 83 0 124 0 0 41 0 83 0 123 0 5 4 9 8 9s9-4 9-9c0-40 0-82 0-123 41 0 83 0 123 0 5 0 9-4 9-9z"><text:p/></draw:path><draw:path draw:style-name="gr4" draw:text-style-name="P44" svg:width="0.0685in" svg:height="0.1142in" svg:x="0.4063in" svg:y="0.0165in" svg:viewBox="0 0 175 291" svg:d="M175 143c0-114-49-143-86-143-23 0-43 8-63 28-16 18-26 36-26 67 0 53 37 95 84 95 26 0 43-18 53-42 0 4 0 8 0 13 0 98-43 118-69 118-7 0-30-2-40-15 18 0 21-13 21-20 0-13-9-19-19-19-7 0-19 3-19 20 0 29 23 46 59 46 54 0 105-58 105-148zM136 103c0 36-14 77-51 77-7 0-26 0-39-26-8-16-8-38-8-58 0-23 0-43 9-59 11-20 27-26 42-26 19 0 33 14 41 33 4 14 6 40 6 59z"><text:p/></draw:path><draw:path draw:style-name="gr4" draw:text-style-name="P44" svg:width="0.0685in" svg:height="0.1142in" svg:x="0.263in" svg:y="0.2429in" svg:viewBox="0 0 175 291" svg:d="M175 142c0-113-48-142-86-142-23 0-43 7-61 26-18 20-28 38-28 69 0 53 37 94 85 94 25 0 42-17 53-43 0 5 0 10 0 15 0 98-44 118-68 118-8 0-30-2-42-16 19 0 21-12 21-19 0-13-9-19-19-19-6 0-19 3-19 20 0 28 23 46 59 46 54 0 105-58 105-149zM137 103c0 35-15 76-52 76-7 0-26 0-39-27-8-15-8-36-8-57 0-22 0-42 9-58 12-21 27-26 42-26 20 0 33 14 41 33 4 14 7 40 7 59z"><text:p/></draw:path><draw:path draw:style-name="gr4" draw:text-style-name="P44" svg:width="0.0752in" svg:height="0.3969in" svg:x="0.4913in" svg:y="0in" svg:viewBox="0 0 192 1009" svg:d="M192 584c0-53 0-106 0-158 0-165-86-354-180-424-1-1-2-2-5-2s-7 4-7 8c0 3 1 4 2 5 90 69 153 255 153 413 0 52 0 105 0 158 0 157-63 344-153 411-1 2-2 4-2 6 0 4 4 8 7 8s4 0 5-2c94-70 180-258 180-423z"><text:p/></draw:path><draw:path draw:style-name="gr4" draw:text-style-name="P44" svg:width="0.0169in" svg:height="0.0169in" svg:x="0.6559in" svg:y="0.1898in" svg:viewBox="0 0 44 44" svg:d="M44 22c0-12-9-22-21-22-13 0-23 10-23 22s10 22 23 22c12 0 21-10 21-22z"><text:p/></draw:path><draw:path draw:style-name="gr4" draw:text-style-name="P44" svg:width="0.0752in" svg:height="0.3969in" svg:x="0.7622in" svg:y="0in" svg:viewBox="0 0 192 1009" svg:d="M192 1001c0-2-1-4-2-6-90-67-153-254-153-411 0-53 0-106 0-158 0-158 63-344 153-413 1-1 2-2 2-5 0-4-4-8-7-8s-4 1-5 2c-94 70-180 259-180 424 0 52 0 105 0 158 0 165 86 353 180 423 1 2 2 2 5 2s7-4 7-8z"><text:p/></draw:path><draw:path draw:style-name="gr4" draw:text-style-name="P44" svg:width="0.0657in" svg:height="0.1142in" svg:x="0.8551in" svg:y="0.0165in" svg:viewBox="0 0 168 291" svg:d="M168 197c0-51-35-93-80-93-21 0-39 6-53 22 0-28 0-55 0-83 8 3 21 6 35 6 52 0 81-38 81-44 0-3-1-5-3-5s-2 0-4 1c-8 5-29 13-58 13-16 0-36-3-56-12-2-1-4-1-5-1-3 0-3 4-3 10 0 42 0 83 0 125 0 7 0 10 6 10 2 0 3-1 4-3 5-7 21-30 54-30 23 0 33 20 36 27 8 16 9 33 9 53 0 16 0 41-11 58-10 17-25 28-44 28-32 0-56-22-63-47 1 0 3 1 7 1 15 0 21-12 21-22s-6-20-21-20c-6 0-20 4-20 23 0 36 29 77 76 77 49 0 92-41 92-94z"><text:p/></draw:path><draw:path draw:style-name="gr4" draw:text-style-name="P44" svg:width="0.0685in" svg:height="0.1142in" svg:x="0.8539in" svg:y="0.2429in" svg:viewBox="0 0 175 291" svg:d="M175 209c0-35-26-67-71-77 35-11 59-41 59-73 0-35-37-59-77-59-43 0-75 25-75 58 0 13 9 21 21 21 14 0 22-9 22-21 0-21-19-21-26-21 13-21 42-26 56-26 18 0 41 9 41 47 0 4-1 30-12 48-12 20-27 21-37 22-4 0-14 2-17 2-4 0-6 0-6 4 0 5 2 5 9 5 6 0 14 0 20 0 34 0 50 29 50 70 0 58-30 70-48 70s-50-8-65-33c15 3 28-7 28-23 0-15-11-24-23-24-11 0-24 6-24 26 0 38 40 66 85 66 52 0 90-39 90-82z"><text:p/></draw:path><draw:path draw:style-name="gr4" draw:text-style-name="P44" svg:width="0.0752in" svg:height="0.3969in" svg:x="0.939in" svg:y="0in" svg:viewBox="0 0 192 1009" svg:d="M192 584c0-53 0-106 0-158 0-165-86-354-180-424-1-1-2-2-5-2s-7 4-7 8c0 3 1 4 2 5 90 69 153 255 153 413 0 52 0 105 0 158 0 157-63 344-153 411-1 2-2 4-2 6 0 4 4 8 7 8s4 0 5-2c94-70 180-258 180-423z"><text:p/></draw:path><draw:path draw:style-name="gr4" draw:text-style-name="P44" svg:width="0.0169in" svg:height="0.0169in" svg:x="1.1031in" svg:y="0.1898in" svg:viewBox="0 0 44 44" svg:d="M44 22c0-12-10-22-22-22-14 0-22 10-22 22s8 22 22 22c12 0 22-10 22-22z"><text:p/></draw:path><draw:path draw:style-name="gr4" draw:text-style-name="P44" svg:width="0.0378in" svg:height="0.165in" svg:x="1.1886in" svg:y="0.1157in" svg:viewBox="0 0 97 420" svg:d="M97 417c0-2-1-3-1-4-44-34-73-118-73-185 0-12 0-23 0-35 0-68 29-152 73-185 0-1 1-2 1-3 0-3-2-5-3-5-2 0-3 1-4 1-46 35-90 119-90 192 0 12 0 23 0 35 0 72 44 156 90 191 1 1 2 1 4 1 1 0 3-2 3-3z"><text:p/></draw:path><draw:path draw:style-name="gr4" draw:text-style-name="P44" svg:width="0.1102in" svg:height="0.0063in" svg:x="1.2461in" svg:y="0.1949in" svg:viewBox="0 0 281 17" svg:d="M281 8c0-4-4-8-9-8-87 0-176 0-264 0-4 0-8 4-8 8 0 5 4 9 8 9 88 0 177 0 264 0 5 0 9-4 9-9z"><text:p/></draw:path><draw:path draw:style-name="gr4" draw:text-style-name="P44" svg:width="0.0543in" svg:height="0.1102in" svg:x="1.3807in" svg:y="0.1295in" svg:viewBox="0 0 139 281" svg:d="M139 281c0-5 0-8 0-13-5 0-9 0-14 0-37 0-39-5-39-21 0-79 0-157 0-236 0-10 0-11-9-11-27 28-64 28-77 28 0 4 0 8 0 13 8 0 34 0 55-12 0 73 0 145 0 218 0 16-1 21-39 21-5 0-9 0-14 0 0 5 0 8 0 13 15-1 52-1 69-1s53 0 68 1z"><text:p/></draw:path><draw:path draw:style-name="gr4" draw:text-style-name="P44" svg:width="0.0378in" svg:height="0.165in" svg:x="1.4583in" svg:y="0.1157in" svg:viewBox="0 0 97 420" svg:d="M97 228c0-12 0-23 0-35 0-73-43-157-90-192-1 0-1-1-2-1-3 0-5 2-5 5 0 1 1 2 2 3 44 33 72 117 72 185 0 12 0 23 0 35 0 67-28 151-72 185-1 1-2 2-2 4 0 1 2 3 5 3 1-1 1 0 2-1 47-35 90-119 90-191z"><text:p/></draw:path><draw:path draw:style-name="gr4" draw:text-style-name="P44" svg:width="0.0531in" svg:height="0.0791in" svg:x="1.5197in" svg:y="0.1028in" svg:viewBox="0 0 136 202" svg:d="M136 145c0-23-18-45-51-53 30-10 42-33 42-51 0-23-27-41-60-41-32 0-57 17-57 40 0 10 6 15 15 15s15-6 15-14c0-9-6-16-15-16 10-13 30-17 41-17 13 0 32 8 32 33 0 13-4 26-12 35-9 12-18 12-32 13-7 1-8 1-10 1-1 1-3 0-3 4 0 3 3 3 8 3s11 0 16 0c23 0 39 17 39 48 0 38-21 48-38 48-12 0-37-3-50-21 14 0 18-10 18-16 0-10-8-17-17-17s-17 5-17 17c0 28 31 46 67 46 41 0 69-27 69-57z"><text:p/></draw:path><draw:path draw:style-name="gr4" draw:text-style-name="P44" svg:width="0.1102in" svg:height="0.1102in" svg:x="1.6339in" svg:y="0.1429in" svg:viewBox="0 0 281 281" svg:d="M281 140c0-4-4-8-9-8-40 0-82 0-123 0 0-41 0-83 0-124 0-4-4-8-9-8-4 0-8 4-8 8 0 41 0 83 0 124-41 0-83 0-124 0-4 0-8 4-8 8 0 5 4 9 8 9 41 0 83 0 124 0 0 41 0 83 0 124 0 4 4 8 8 8 5 0 9-4 9-8 0-41 0-83 0-124 41 0 83 0 123 0 5 0 9-4 9-9z"><text:p/></draw:path><draw:path draw:style-name="gr4" draw:text-style-name="P44" svg:width="0.0756in" svg:height="0.3969in" svg:x="1.828in" svg:y="0in" svg:viewBox="0 0 193 1009" svg:d="M193 1001c0-2-1-4-3-6-90-67-153-254-153-411 0-53 0-106 0-158 0-158 63-344 153-413 2-1 3-2 3-5 0-4-3-8-8-8-1 0-3 1-4 2-93 70-181 259-181 424 0 52 0 105 0 158 0 165 88 353 181 423 1 2 3 2 4 2 5 0 8-4 8-8z"><text:p/></draw:path><draw:path draw:style-name="gr4" draw:text-style-name="P44" svg:width="0.0685in" svg:height="0.1142in" svg:x="1.9197in" svg:y="0.0165in" svg:viewBox="0 0 175 291" svg:d="M175 143c0-114-48-143-85-143-24 0-44 8-62 28-17 18-28 36-28 67 0 53 37 95 85 95 25 0 43-18 53-42 0 4 0 8 0 13 0 98-44 118-68 118-8 0-30-2-42-15 19 0 22-13 22-20 0-13-10-19-20-19-6 0-19 3-19 20 0 29 23 46 59 46 54 0 105-58 105-148zM137 103c0 36-15 77-52 77-7 0-26 0-39-26-8-16-8-38-8-58 0-23 0-43 9-59 12-20 27-26 43-26 19 0 32 14 40 33 6 14 7 40 7 59z"><text:p/></draw:path><draw:path draw:style-name="gr4" draw:text-style-name="P44" svg:width="0.1102in" svg:height="0.1098in" svg:x="2.0421in" svg:y="0.0307in" svg:viewBox="0 0 281 280" svg:d="M281 139c0-3-4-8-9-8-40 0-82 0-123 0 0-41 0-82 0-123 0-4-4-8-9-8-4 0-8 4-8 8 0 41 0 82 0 123-41 0-83 0-124 0-4 0-8 3-8 8 0 4 4 9 8 9 41 0 83 0 124 0 0 41 0 83 0 123 0 5 4 9 8 9 5 0 9-4 9-9 0-40 0-82 0-123 41 0 83 0 123 0 5 0 9-4 9-9z"><text:p/></draw:path><draw:path draw:style-name="gr4" draw:text-style-name="P44" svg:width="0.0685in" svg:height="0.1142in" svg:x="2.2059in" svg:y="0.0165in" svg:viewBox="0 0 175 291" svg:d="M175 143c0-114-49-143-86-143-23 0-45 8-63 28-16 18-26 36-26 67 0 53 37 95 84 95 26 0 43-18 53-42 0 4 0 8 0 13 0 98-45 118-69 118-7 0-30-2-40-15 18 0 21-13 21-20 0-13-11-19-19-19-7 0-19 3-19 20 0 29 23 46 57 46 56 0 107-58 107-148zM136 103c0 36-15 77-52 77-6 0-25 0-38-26-9-16-9-38-9-58 0-23 0-43 10-59 11-20 27-26 42-26 19 0 33 14 41 33 4 14 6 40 6 59z"><text:p/></draw:path><draw:path draw:style-name="gr4" draw:text-style-name="P44" svg:width="0.0685in" svg:height="0.1142in" svg:x="2.063in" svg:y="0.2429in" svg:viewBox="0 0 175 291" svg:d="M175 142c0-113-48-142-86-142-23 0-43 7-61 26-18 20-28 38-28 69 0 53 37 94 84 94 26 0 43-17 53-43 0 5 0 10 0 15 0 98-43 118-69 118-7 0-30-2-40-16 18 0 21-12 21-19 0-13-9-19-19-19-7 0-19 3-19 20 0 28 23 46 59 46 54 0 105-58 105-149zM137 103c0 35-15 76-52 76-7 0-26 0-39-27-8-15-8-36-8-57 0-22 0-42 9-58 12-21 27-26 42-26 19 0 33 14 41 33 4 14 7 40 7 59z"><text:p/></draw:path><draw:path draw:style-name="gr4" draw:text-style-name="P44" svg:width="0.0752in" svg:height="0.3969in" svg:x="2.2909in" svg:y="0in" svg:viewBox="0 0 192 1009" svg:d="M192 584c0-53 0-106 0-158 0-165-86-354-180-424-1-1-4-2-5-2-3 0-7 4-7 8 0 3 1 4 2 5 90 69 153 255 153 413 0 52 0 105 0 158 0 157-63 344-153 411-1 2-2 4-2 6 0 4 4 8 7 8 1 0 4 0 5-2 94-70 180-258 180-423z"><text:p/></draw:path><draw:path draw:style-name="gr4" draw:text-style-name="P44" svg:width="0.0169in" svg:height="0.0169in" svg:x="2.4555in" svg:y="0.1898in" svg:viewBox="0 0 44 44" svg:d="M44 22c0-12-10-22-22-22-14 0-22 10-22 22s8 22 22 22c12 0 22-10 22-22z"><text:p/></draw:path><draw:path draw:style-name="gr4" draw:text-style-name="P44" svg:width="0.0752in" svg:height="0.3969in" svg:x="2.5618in" svg:y="0in" svg:viewBox="0 0 192 1009" svg:d="M192 1001c0-2-1-4-2-6-90-67-153-254-153-411 0-53 0-106 0-158 0-158 63-344 153-413 1-1 2-2 2-5 0-4-4-8-7-8s-4 1-5 2c-94 70-180 259-180 424 0 52 0 105 0 158 0 165 86 353 180 423 1 2 2 2 5 2s7-4 7-8z"><text:p/></draw:path><draw:path draw:style-name="gr4" draw:text-style-name="P44" svg:width="0.0657in" svg:height="0.1142in" svg:x="2.6547in" svg:y="0.0165in" svg:viewBox="0 0 168 291" svg:d="M168 197c0-51-35-93-80-93-21 0-39 6-54 22 0-28 0-55 0-83 8 3 22 6 36 6 51 0 81-38 81-44 0-3-1-5-3-5s-3 0-4 1c-8 5-30 13-58 13-16 0-36-3-56-12-4-1-4-1-5-1-5 0-5 4-5 10 0 42 0 83 0 125 0 7 0 10 6 10 4 0 5-1 6-3 5-7 21-30 54-30 23 0 33 20 36 27 8 16 8 33 8 53 0 16 0 41-10 58s-25 28-46 28c-30 0-54-22-61-47 1 0 3 1 7 1 14 0 21-12 21-22s-7-20-21-20c-6 0-20 4-20 23 0 36 29 77 76 77 49 0 92-41 92-94z"><text:p/></draw:path><draw:path draw:style-name="gr4" draw:text-style-name="P44" svg:width="0.0657in" svg:height="0.1102in" svg:x="2.6547in" svg:y="0.2429in" svg:viewBox="0 0 168 281" svg:d="M168 208c-4 0-7 0-11 0-2 12-5 31-9 37-3 4-30 4-40 4-25 0-50 0-76 0 15-15 30-29 45-44 66-59 91-81 91-123 0-48-38-82-90-82-47 0-78 38-78 77 0 23 20 23 22 23 7 0 21-5 21-22 0-11-7-23-21-23-4 0-5 0-6 1 9-27 32-43 57-43 39 0 57 34 57 69 0 33-22 67-45 93-27 30-54 60-81 90-4 5-4 6-4 16 52 0 104 0 156 0 4-24 8-49 12-73z"><text:p/></draw:path><draw:path draw:style-name="gr4" draw:text-style-name="P44" svg:width="0.0752in" svg:height="0.3969in" svg:x="2.7386in" svg:y="0in" svg:viewBox="0 0 192 1009" svg:d="M192 584c0-53 0-106 0-158 0-165-86-354-180-424-1-1-4-2-5-2-5 0-7 4-7 8 0 3 1 4 2 5 90 69 153 255 153 413 0 52 0 105 0 158 0 157-63 344-153 411-1 2-2 4-2 6 0 4 2 8 7 8 1 0 4 0 5-2 94-70 180-258 180-423z"><text:p/></draw:path><draw:path draw:style-name="gr4" draw:text-style-name="P44" svg:width="0.0169in" svg:height="0.0169in" svg:x="2.9028in" svg:y="0.1898in" svg:viewBox="0 0 44 44" svg:d="M44 22c0-12-10-22-22-22s-22 10-22 22 10 22 22 22 22-10 22-22z"><text:p/></draw:path><draw:path draw:style-name="gr4" draw:text-style-name="P44" svg:width="0.0378in" svg:height="0.165in" svg:x="2.9886in" svg:y="0.1157in" svg:viewBox="0 0 97 420" svg:d="M97 417c0-2-1-3-2-4-43-34-72-118-72-185 0-12 0-23 0-35 0-68 29-152 72-185 1-1 2-2 2-3 0-3-2-5-5-5-1 0-1 1-2 1-46 35-90 119-90 192 0 12 0 23 0 35 0 72 44 156 90 191 1 1 1 0 2 1 3 0 5-2 5-3z"><text:p/></draw:path><draw:path draw:style-name="gr4" draw:text-style-name="P44" svg:width="0.1102in" svg:height="0.0063in" svg:x="3.0457in" svg:y="0.1949in" svg:viewBox="0 0 281 17" svg:d="M281 8c0-4-5-8-9-8-87 0-176 0-264 0-4 0-8 4-8 8 0 5 4 9 8 9 88 0 177 0 264 0 4 0 9-4 9-9z"><text:p/></draw:path><draw:path draw:style-name="gr4" draw:text-style-name="P44" svg:width="0.0543in" svg:height="0.1102in" svg:x="3.1803in" svg:y="0.1295in" svg:viewBox="0 0 139 281" svg:d="M139 281c0-5 0-8 0-13-5 0-9 0-14 0-37 0-39-5-39-21 0-79 0-157 0-236 0-10 0-11-9-11-27 28-64 28-77 28 0 4 0 8 0 13 8 0 32 0 55-12 0 73 0 145 0 218 0 16-1 21-39 21-5 0-9 0-14 0 0 5 0 8 0 13 15-1 52-1 69-1s53 0 68 1z"><text:p/></draw:path><draw:path draw:style-name="gr4" draw:text-style-name="P44" svg:width="0.0378in" svg:height="0.165in" svg:x="3.2579in" svg:y="0.1157in" svg:viewBox="0 0 97 420" svg:d="M97 228c0-12 0-23 0-35 0-73-44-157-90-192-1 0-1-1-2-1-3 0-5 2-5 5 0 1 1 2 1 3 45 33 73 117 73 185 0 12 0 23 0 35 0 67-28 151-73 185 0 1-1 2-1 4 0 1 2 3 5 3 1-1 1 0 2-1 46-35 90-119 90-191z"><text:p/></draw:path><draw:path draw:style-name="gr4" draw:text-style-name="P44" svg:width="0.0512in" svg:height="0.0772in" svg:x="3.3201in" svg:y="0.1028in" svg:viewBox="0 0 131 197" svg:d="M131 143c-4 0-6 0-10 0-1 6-5 24-8 26-3 3-25 3-29 3-18 0-36 0-54 0 30-28 41-36 59-51 21-17 42-35 42-63 0-35-31-58-70-58-36 0-61 26-61 53 0 15 13 17 16 17 7 0 15-5 15-16 0-5-1-16-17-16 9-20 29-27 44-27 28 0 44 23 44 47 0 26-18 46-28 56-24 24-46 47-70 71-4 2-4 4-4 12 41 0 82 0 122 0 3-18 6-36 9-54z"><text:p/></draw:path><draw:path draw:style-name="gr4" draw:text-style-name="P44" svg:width="0.1102in" svg:height="0.1102in" svg:x="3.4335in" svg:y="0.1429in" svg:viewBox="0 0 281 281" svg:d="M281 140c0-4-4-8-9-8-40 0-82 0-123 0 0-41 0-83 0-124 0-4-4-8-9-8-4 0-8 4-8 8 0 41 0 83 0 124-41 0-83 0-124 0-4 0-8 4-8 8 0 5 4 9 8 9 41 0 83 0 124 0 0 41 0 83 0 124 0 4 4 8 8 8 5 0 9-4 9-8 0-41 0-83 0-124 41 0 83 0 123 0 5 0 9-4 9-9z"><text:p/></draw:path><draw:path draw:style-name="gr4" draw:text-style-name="P44" svg:width="0.0756in" svg:height="0.3969in" svg:x="3.6276in" svg:y="0in" svg:viewBox="0 0 193 1009" svg:d="M193 1001c0-2-1-4-3-6-90-67-153-254-153-411 0-53 0-106 0-158 0-158 63-344 153-413 2-1 3-2 3-5 0-4-3-8-8-8-1 0-4 1-5 2-94 70-180 259-180 424 0 52 0 105 0 158 0 165 86 353 180 423 1 2 4 2 5 2 5 0 8-4 8-8z"><text:p/></draw:path><draw:path draw:style-name="gr4" draw:text-style-name="P44" svg:width="0.0543in" svg:height="0.1102in" svg:x="3.7268in" svg:y="0.0165in" svg:viewBox="0 0 139 281" svg:d="M139 281c0-5 0-8 0-13-5 0-8 0-13 0-38 0-40-4-40-19 0-80 0-158 0-237 0-11 0-12-9-12-27 28-64 28-77 28 0 4 0 8 0 13 8 0 34 0 55-11 0 73 0 145 0 219 0 14-1 19-39 19-5 0-9 0-14 0 0 5 0 8 0 13 15-1 52-1 69-1s54 0 68 1z"><text:p/></draw:path><draw:path draw:style-name="gr4" draw:text-style-name="P44" svg:width="0.0732in" svg:height="0.1118in" svg:x="3.7996in" svg:y="0.0157in" svg:viewBox="0 0 187 285" svg:d="M187 215c0-5 0-8 0-13-14 0-27 0-42 0 0-64 0-128 0-191 0-9 0-11-7-11-4 0-5 0-8 5-44 66-87 131-130 197 0 5 0 8 0 13 37 0 76 0 113 0 0 12 0 25 0 37 0 16-1 19-33 19-2 0-6 0-8 0 0 5 0 9 0 14 17-2 38-2 56-2s40 0 58 2c0-5 0-9 0-14-4 0-6 0-10 0-31 0-31-3-31-19 0-12 0-25 0-37 15 0 28 0 42 0zM115 202c-35 0-68 0-103 0 35-53 68-105 103-158 0 53 0 105 0 158z"><text:p/></draw:path><draw:path draw:style-name="gr4" draw:text-style-name="P44" svg:width="0.1102in" svg:height="0.1098in" svg:x="3.9244in" svg:y="0.0307in" svg:viewBox="0 0 281 280" svg:d="M281 139c0-3-4-8-9-8-40 0-82 0-123 0 0-41 0-82 0-123 0-4-4-8-9-8-4 0-8 4-8 8 0 41 0 82 0 123-41 0-83 0-124 0-4 0-8 3-8 8 0 4 4 9 8 9 41 0 83 0 124 0 0 41 0 83 0 123 0 5 4 9 8 9 5 0 9-4 9-9 0-40 0-82 0-123 41 0 83 0 123 0 5 0 9-4 9-9z"><text:p/></draw:path><draw:path draw:style-name="gr4" draw:text-style-name="P44" svg:width="0.0685in" svg:height="0.1142in" svg:x="4.0878in" svg:y="0.0165in" svg:viewBox="0 0 175 291" svg:d="M175 143c0-114-48-143-85-143-24 0-44 8-62 28-18 18-28 36-28 67 0 53 37 95 85 95 25 0 42-18 53-42 0 4 0 8 0 13 0 98-44 118-68 118-8 0-30-2-42-15 19 0 21-13 21-20 0-13-9-19-19-19-6 0-19 3-19 20 0 29 23 46 59 46 54 0 105-58 105-148zM137 103c0 36-15 77-52 77-7 0-26 0-39-26-8-16-8-38-8-58 0-23 0-43 9-59 12-20 27-26 43-26 19 0 32 14 40 33 4 14 7 40 7 59z"><text:p/></draw:path><draw:path draw:style-name="gr4" draw:text-style-name="P44" svg:width="0.0685in" svg:height="0.1142in" svg:x="3.9035in" svg:y="0.2429in" svg:viewBox="0 0 175 291" svg:d="M175 142c0-113-49-142-86-142-23 0-45 7-63 26-16 20-26 38-26 69 0 53 37 94 84 94 26 0 43-17 53-43 0 5 0 10 0 15 0 98-43 118-69 118-7 0-30-2-40-16 18 0 21-12 21-19 0-13-9-19-19-19-7 0-19 3-19 20 0 28 23 46 57 46 56 0 107-58 107-149zM136 103c0 35-15 76-52 76-6 0-25 0-38-27-9-15-9-36-9-57 0-22 0-42 10-58 11-21 27-26 42-26 19 0 33 14 41 33 4 14 6 40 6 59z"><text:p/></draw:path><draw:path draw:style-name="gr4" draw:text-style-name="P44" svg:width="0.0756in" svg:height="0.3969in" svg:x="4.1728in" svg:y="0in" svg:viewBox="0 0 193 1009" svg:d="M193 584c0-53 0-106 0-158 0-165-86-354-181-424-1-1-2-2-4-2-4 0-8 4-8 8 0 3 1 4 4 5 90 69 152 255 152 413 0 52 0 105 0 158 0 157-62 344-152 411-3 2-4 4-4 6 0 4 4 8 8 8 2 0 3 0 4-2 95-70 181-258 181-423z"><text:p/></draw:path><draw:path draw:style-name="gr4" draw:text-style-name="P44" svg:width="0.0177in" svg:height="0.0169in" svg:x="4.3374in" svg:y="0.1898in" svg:viewBox="0 0 46 44" svg:d="M46 22c0-12-11-22-23-22s-23 10-23 22 11 22 23 22 23-10 23-22z"><text:p/></draw:path><draw:path draw:style-name="gr4" draw:text-style-name="P44" svg:width="0.0756in" svg:height="0.3969in" svg:x="4.4437in" svg:y="0in" svg:viewBox="0 0 193 1009" svg:d="M193 1001c0-2-2-4-3-6-90-67-153-254-153-411 0-53 0-106 0-158 0-158 63-344 153-413 1-1 3-2 3-5 0-4-3-8-8-8-1 0-4 1-5 2-94 70-180 259-180 424 0 52 0 105 0 158 0 165 86 353 180 423 1 2 4 2 5 2 5 0 8-4 8-8z"><text:p/></draw:path><draw:path draw:style-name="gr4" draw:text-style-name="P44" svg:width="0.0657in" svg:height="0.1142in" svg:x="4.5366in" svg:y="0.0165in" svg:viewBox="0 0 168 291" svg:d="M168 197c0-51-35-93-79-93-21 0-39 6-54 22 0-28 0-55 0-83 8 3 23 6 36 6 51 0 81-38 81-44 0-3-1-5-4-5-2 0-2 0-4 1-8 5-29 13-58 13-16 0-36-3-55-12-3-1-3-1-5-1-4 0-4 4-4 10 0 42 0 83 0 125 0 7 0 10 6 10 2 0 3-1 6-3 3-7 19-30 54-30 21 0 32 20 36 27 6 16 7 33 7 53 0 16 0 41-10 58-11 17-26 28-45 28-32 0-56-22-63-47 1 0 3 1 7 1 15 0 22-12 22-22s-7-20-22-20c-6 0-20 4-20 23 0 36 29 77 77 77s91-41 91-94z"><text:p/></draw:path><draw:path draw:style-name="gr4" draw:text-style-name="P44" svg:width="0.0543in" svg:height="0.1102in" svg:x="4.5433in" svg:y="0.2429in" svg:viewBox="0 0 139 281" svg:d="M139 281c0-5 0-8 0-13-5 0-8 0-13 0-38 0-40-5-40-21 0-79 0-157 0-236 0-10 0-11-9-11-27 28-64 28-77 28 0 3 0 8 0 12 8 0 34 0 55-11 0 73 0 145 0 218 0 16-1 21-39 21-5 0-9 0-14 0 0 5 0 8 0 13 15-1 52-1 69-1s53 0 68 1z"><text:p/></draw:path><draw:path draw:style-name="gr4" draw:text-style-name="P44" svg:width="0.0752in" svg:height="0.3969in" svg:x="4.6205in" svg:y="0in" svg:viewBox="0 0 192 1009" svg:d="M192 584c0-53 0-106 0-158 0-165-86-354-180-424-1-1-2-2-4-2-4 0-8 4-8 8 0 3 1 4 4 5 90 69 152 255 152 413 0 52 0 105 0 158 0 157-62 344-152 411-3 2-4 4-4 6 0 4 4 8 8 8 2 0 3 0 4-2 94-70 180-258 180-423z"><text:p/></draw:path><draw:path draw:style-name="gr4" draw:text-style-name="P44" svg:width="0.0169in" svg:height="0.0169in" svg:x="4.7846in" svg:y="0.1898in" svg:viewBox="0 0 44 44" svg:d="M44 22c0-12-9-22-21-22s-23 10-23 22 11 22 23 22 21-10 21-22z"><text:p/></draw:path><draw:path draw:style-name="gr4" draw:text-style-name="P44" svg:width="0.0378in" svg:height="0.165in" svg:x="4.8705in" svg:y="0.1157in" svg:viewBox="0 0 97 420" svg:d="M97 417c0-2 0-3-1-4-43-34-73-118-73-185 0-12 0-23 0-35 0-68 30-152 73-185 1-1 1-2 1-3 0-3-1-5-3-5s-2 1-3 1c-47 35-91 119-91 192 0 12 0 23 0 35 0 72 44 156 91 191 1 1 1 1 3 1s3-2 3-3z"><text:p/></draw:path><draw:path draw:style-name="gr4" draw:text-style-name="P44" svg:width="0.1102in" svg:height="0.0063in" svg:x="4.9276in" svg:y="0.1949in" svg:viewBox="0 0 281 17" svg:d="M281 8c0-4-4-8-9-8-87 0-176 0-264 0-4 0-8 4-8 8 0 5 4 9 8 9 88 0 177 0 264 0 5 0 9-4 9-9z"><text:p/></draw:path><draw:path draw:style-name="gr4" draw:text-style-name="P44" svg:width="0.0543in" svg:height="0.1102in" svg:x="5.0622in" svg:y="0.1295in" svg:viewBox="0 0 139 281" svg:d="M139 281c0-5 0-8 0-13-5 0-8 0-13 0-38 0-40-5-40-21 0-79 0-157 0-236 0-10 0-11-9-11-27 28-64 28-77 28 0 4 0 8 0 13 8 0 34 0 55-12 0 73 0 145 0 218 0 16-1 21-38 21-5 0-10 0-15 0 0 5 0 8 0 13 16-1 52-1 69-1s54 0 68 1z"><text:p/></draw:path><draw:path draw:style-name="gr4" draw:text-style-name="P44" svg:width="0.0378in" svg:height="0.165in" svg:x="5.1402in" svg:y="0.1157in" svg:viewBox="0 0 97 420" svg:d="M97 228c0-12 0-23 0-35 0-73-44-157-91-192-1 0-1-1-2-1-3 0-4 2-4 5 0 1 0 2 1 3 45 33 73 117 73 185 0 12 0 23 0 35 0 67-28 151-73 185-1 1-1 2-1 4 0 1 1 3 4 3 1 0 2 0 2-1 47-35 91-119 91-191z"><text:p/></draw:path><draw:path draw:style-name="gr4" draw:text-style-name="P44" svg:width="0.0421in" svg:height="0.0772in" svg:x="5.2075in" svg:y="0.1028in" svg:viewBox="0 0 108 197" svg:d="M108 197c0-4 0-7 0-11-4 0-8 0-12 0-29 0-29-3-29-14 0-54 0-110 0-164 0-7-1-8-9-8-18 19-46 19-58 19 0 4 0 7 0 11 7 0 26 0 43-8 0 50 0 99 0 150 0 11 0 14-30 14-3 0-7 0-11 0 0 4 0 7 0 11 18 0 35-1 53-1s35 1 53 1z"><text:p/></draw:path><draw:path draw:style-name="gr4" draw:text-style-name="P44" svg:width="0.1102in" svg:height="0.1102in" svg:x="5.3157in" svg:y="0.1429in" svg:viewBox="0 0 281 281" svg:d="M281 140c0-4-4-8-9-8-40 0-82 0-123 0 0-41 0-83 0-124 0-4-4-8-9-8-4 0-8 4-8 8 0 41 0 83 0 124-41 0-83 0-124 0-4 0-8 4-8 8 0 5 4 9 8 9 41 0 83 0 124 0 0 41 0 83 0 124 0 4 4 8 8 8 5 0 9-4 9-8 0-41 0-83 0-124 41 0 83 0 123 0 5 0 9-4 9-9z"><text:p/></draw:path><draw:path draw:style-name="gr4" draw:text-style-name="P44" svg:width="0.0752in" svg:height="0.3969in" svg:x="5.5102in" svg:y="0in" svg:viewBox="0 0 192 1009" svg:d="M192 1001c0-2-1-4-2-6-90-67-153-254-153-411 0-53 0-106 0-158 0-158 63-344 153-413 1-1 2-2 2-5 0-4-4-8-7-8s-4 1-5 2c-94 70-180 259-180 424 0 52 0 105 0 158 0 165 86 353 180 423 1 2 2 2 5 2s7-4 7-8z"><text:p/></draw:path><draw:path draw:style-name="gr4" draw:text-style-name="P44" svg:width="0.0543in" svg:height="0.1102in" svg:x="5.6094in" svg:y="0.0165in" svg:viewBox="0 0 139 281" svg:d="M139 281c0-5 0-8 0-13-5 0-8 0-13 0-38 0-40-4-40-19 0-80 0-158 0-237 0-11 0-12-9-12-25 28-63 28-77 28 0 4 0 8 0 13 8 0 34 0 55-11 0 73 0 145 0 219 0 14-1 19-38 19-5 0-9 0-13 0 0 5 0 8 0 13 14-1 50-1 67-1s54 0 68 1z"><text:p/></draw:path><draw:path draw:style-name="gr4" draw:text-style-name="P44" svg:width="0.0681in" svg:height="0.1142in" svg:x="5.685in" svg:y="0.0165in" svg:viewBox="0 0 174 291" svg:d="M174 143c0-114-48-143-85-143-24 0-45 8-63 28-16 18-26 36-26 67 0 53 37 95 84 95 25 0 43-18 53-42 0 4 0 8 0 13 0 98-45 118-69 118-7 0-30-2-42-15 20 0 23-13 23-20 0-13-11-19-19-19-7 0-20 3-20 20 0 29 22 46 58 46 56 0 106-58 106-148zM136 103c0 36-15 77-52 77-6 0-26 0-38-26-9-16-9-38-9-58 0-23 0-43 10-59 11-20 26-26 42-26 19 0 33 14 39 33 6 14 8 40 8 59z"><text:p/></draw:path><draw:path draw:style-name="gr4" draw:text-style-name="P44" svg:width="0.1102in" svg:height="0.1098in" svg:x="5.8067in" svg:y="0.0307in" svg:viewBox="0 0 281 280" svg:d="M281 139c0-3-4-8-9-8-40 0-82 0-123 0 0-41 0-82 0-123 0-4-4-8-9-8-4 0-8 4-8 8 0 41 0 82 0 123-41 0-83 0-124 0-4 0-8 3-8 8 0 4 4 9 8 9 41 0 83 0 124 0 0 41 0 83 0 123 0 5 4 9 8 9 5 0 9-4 9-9 0-40 0-82 0-123 41 0 83 0 123 0 5 0 9-4 9-9z"><text:p/></draw:path><draw:path draw:style-name="gr4" draw:text-style-name="P44" svg:width="0.0685in" svg:height="0.1142in" svg:x="5.9709in" svg:y="0.0165in" svg:viewBox="0 0 175 291" svg:d="M175 143c0-114-49-143-86-143-23 0-43 8-63 28-16 18-26 36-26 67 0 53 37 95 84 95 26 0 43-18 53-42 0 4 0 8 0 13 0 98-43 118-69 118-7 0-30-2-40-15 18 0 21-13 21-20 0-13-9-19-19-19-7 0-19 3-19 20 0 29 23 46 59 46 54 0 105-58 105-148zM136 103c0 36-15 77-51 77-7 0-26 0-39-26-8-16-8-38-8-58 0-23 0-43 9-59 11-20 27-26 42-26 19 0 33 14 41 33 4 14 6 40 6 59z"><text:p/></draw:path><draw:path draw:style-name="gr4" draw:text-style-name="P44" svg:width="0.0685in" svg:height="0.1142in" svg:x="5.7858in" svg:y="0.2429in" svg:viewBox="0 0 175 291" svg:d="M175 142c0-113-48-142-85-142-24 0-44 7-62 26-18 20-28 38-28 69 0 53 37 94 85 94 25 0 43-17 53-43 0 5 0 10 0 15 0 98-44 118-68 118-8 0-30-2-42-16 19 0 22-12 22-19 0-13-10-19-20-19-6 0-19 3-19 20 0 28 23 46 59 46 54 0 105-58 105-149zM137 103c0 35-15 76-52 76-7 0-26 0-39-27-8-15-8-36-8-57 0-22 0-42 9-58 12-21 27-26 43-26 19 0 32 14 40 33 6 14 7 40 7 59z"><text:p/></draw:path><draw:path draw:style-name="gr4" draw:text-style-name="P44" svg:width="0.0752in" svg:height="0.3969in" svg:x="6.0559in" svg:y="0in" svg:viewBox="0 0 192 1009" svg:d="M192 584c0-53 0-106 0-158 0-165-86-354-180-424-1-1-2-2-5-2s-7 4-7 8c0 3 1 4 2 5 90 69 153 255 153 413 0 52 0 105 0 158 0 157-63 344-153 411-1 2-2 4-2 6 0 4 4 8 7 8s4 0 5-2c94-70 180-258 180-423z"><text:p/></draw:path><draw:path draw:style-name="gr4" draw:text-style-name="P44" svg:width="0.0169in" svg:height="0.0169in" svg:x="6.2201in" svg:y="0.1898in" svg:viewBox="0 0 44 44" svg:d="M44 22c0-12-10-22-22-22-14 0-22 10-22 22s8 22 22 22c12 0 22-10 22-22z"><text:p/></draw:path><draw:path draw:style-name="gr4" draw:text-style-name="P44" svg:width="0.0752in" svg:height="0.3969in" svg:x="6.3264in" svg:y="0in" svg:viewBox="0 0 192 1009" svg:d="M192 1001c0-2-1-4-2-6-90-67-153-254-153-411 0-53 0-106 0-158 0-158 63-344 153-413 1-1 2-2 2-5 0-4-4-8-7-8s-4 1-5 2c-94 70-180 259-180 424 0 52 0 105 0 158 0 165 86 353 180 423 1 2 2 2 5 2s7-4 7-8z"><text:p/></draw:path><draw:path draw:style-name="gr4" draw:text-style-name="P44" svg:width="0.0657in" svg:height="0.1142in" svg:x="6.4197in" svg:y="0.0165in" svg:viewBox="0 0 168 291" svg:d="M168 197c0-51-35-93-80-93-21 0-39 6-54 22 0-28 0-55 0-83 8 3 22 6 36 6 52 0 81-38 81-44 0-3-1-5-3-5s-2 0-4 1c-8 5-29 13-58 13-16 0-36-3-56-12-4-1-4-1-5-1-3 0-3 4-3 10 0 42 0 83 0 125 0 7 0 10 4 10s5-1 6-3c5-7 21-30 54-30 23 0 33 20 36 27 8 16 9 33 9 53 0 16 0 41-11 58-10 17-25 28-44 28-32 0-56-22-63-47 1 0 3 1 7 1 14 0 21-12 21-22s-7-20-21-20c-6 0-20 4-20 23 0 36 29 77 76 77 49 0 92-41 92-94z"><text:p/></draw:path><draw:path draw:style-name="gr4" draw:text-style-name="P44" svg:width="0.0697in" svg:height="0.1142in" svg:x="6.4177in" svg:y="0.2429in" svg:viewBox="0 0 178 291" svg:d="M178 146c0-33-3-68-17-99-19-40-54-47-72-47-25 0-57 11-73 50-14 29-16 63-16 96 0 32 1 70 19 101 18 35 48 44 70 44 23 0 54-10 73-50 13-28 16-62 16-95zM143 140c0 33 0 62-5 88-7 40-31 53-49 53-17 0-42-11-49-52-5-25-5-63-5-89s0-54 3-76c8-51 40-54 51-54 13 0 41 7 49 49 5 24 5 55 5 81z"><text:p/></draw:path><draw:path draw:style-name="gr4" draw:text-style-name="P44" svg:width="0.0752in" svg:height="0.3969in" svg:x="6.5031in" svg:y="0in" svg:viewBox="0 0 192 1009" svg:d="M192 584c0-53 0-106 0-158 0-165-86-354-180-424-1-1-4-2-5-2-3 0-7 4-7 8 0 3 1 4 2 5 90 69 153 255 153 413 0 52 0 105 0 158 0 157-63 344-153 411-1 2-2 4-2 6 0 4 4 8 7 8 1 0 4 0 5-2 94-70 180-258 180-423z"><text:p/></draw:path><draw:path draw:style-name="gr4" draw:text-style-name="P44" svg:width="0.0169in" svg:height="0.0169in" svg:x="6.6677in" svg:y="0.1898in" svg:viewBox="0 0 44 44" svg:d="M44 22c0-12-10-22-22-22-14 0-22 10-22 22s8 22 22 22c12 0 22-10 22-22z"><text:p/></draw:path><draw:path draw:style-name="gr4" draw:text-style-name="P44" svg:width="0.0378in" svg:height="0.165in" svg:x="6.7531in" svg:y="0.1157in" svg:viewBox="0 0 97 420" svg:d="M97 417c0-2-1-3-1-4-44-34-73-118-73-185 0-12 0-23 0-35 0-68 29-152 73-185 0-1 1-2 1-3 0-3-2-5-5-5-1 0-1 1-2 1-46 35-90 119-90 192 0 12 0 23 0 35 0 72 44 156 90 191 1 1 1 0 2 1 3 0 5-2 5-3z"><text:p/></draw:path><draw:path draw:style-name="gr4" draw:text-style-name="P44" svg:width="0.1102in" svg:height="0.0063in" svg:x="6.8102in" svg:y="0.1949in" svg:viewBox="0 0 281 17" svg:d="M281 8c0-4-4-8-9-8-87 0-176 0-264 0-4 0-8 4-8 8 0 5 4 9 8 9 88 0 177 0 264 0 5 0 9-4 9-9z"><text:p/></draw:path><draw:path draw:style-name="gr4" draw:text-style-name="P44" svg:width="0.0543in" svg:height="0.1102in" svg:x="6.9449in" svg:y="0.1295in" svg:viewBox="0 0 139 281" svg:d="M139 281c0-5 0-8 0-13-5 0-9 0-14 0-37 0-39-5-39-21 0-79 0-157 0-236 0-10 0-11-9-11-27 28-64 28-77 28 0 4 0 8 0 13 8 0 32 0 55-12 0 73 0 145 0 218 0 16-1 21-39 21-5 0-9 0-14 0 0 5 0 8 0 13 15-1 52-1 69-1s53 0 68 1z"><text:p/></draw:path><draw:path draw:style-name="gr4" draw:text-style-name="P44" svg:width="0.0378in" svg:height="0.165in" svg:x="7.0224in" svg:y="0.1157in" svg:viewBox="0 0 97 420" svg:d="M97 228c0-12 0-23 0-35 0-73-44-157-90-192-1 0-1-1-2-1-3 0-5 2-5 5 0 1 1 2 2 3 44 33 72 117 72 185 0 12 0 23 0 35 0 67-28 151-72 185-1 1-2 2-2 4 0 1 2 3 5 3 1-1 1 0 2-1 46-35 90-119 90-191z"><text:p/></draw:path><draw:path draw:style-name="gr4" draw:text-style-name="P44" svg:width="0.0535in" svg:height="0.0791in" svg:x="7.0839in" svg:y="0.1028in" svg:viewBox="0 0 137 202" svg:d="M137 102c0-32-4-55-18-77-9-13-28-25-51-25-68 0-68 80-68 102s0 100 68 100c69 0 69-78 69-100zM109 98c0 22 0 44-3 63-6 26-26 34-38 34-14 0-32-9-38-33-4-18-4-42-4-64 0-21 0-44 5-60 6-24 25-30 37-30 16 0 32 10 36 28 5 16 5 37 5 62z"><text:p/></draw:path><draw:path draw:style-name="gr4" draw:text-style-name="P44" svg:width="0.1102in" svg:height="0.0382in" svg:x="7.2075in" svg:y="0.1791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1102in" svg:height="0.0063in" svg:x="4.4587in" svg:y="0.6583in" svg:viewBox="0 0 281 17" svg:d="M281 8c0-4-4-8-9-8-87 0-176 0-264 0-4 0-8 4-8 8 0 5 4 9 8 9 88 0 177 0 264 0 5 0 9-4 9-9z"><text:p/></draw:path><draw:path draw:style-name="gr4" draw:text-style-name="P44" svg:width="0.0543in" svg:height="0.1102in" svg:x="4.5933in" svg:y="0.5925in" svg:viewBox="0 0 139 281" svg:d="M139 281c0-5 0-8 0-13-5 0-9 0-14 0-37 0-39-5-39-21 0-79 0-157 0-236 0-11 0-11-9-11-27 26-64 26-77 26 0 5 0 9 0 14 8 0 32 0 55-11 0 73 0 145 0 218 0 15-1 21-39 21-5 0-9 0-14 0 0 5 0 8 0 13 15-1 52-1 69-1s53 0 68 1z"><text:p/></draw:path><draw:path draw:style-name="gr4" draw:text-style-name="P44" svg:width="0.0697in" svg:height="0.1134in" svg:x="4.6681in" svg:y="0.5925in" svg:viewBox="0 0 178 289" svg:d="M178 145c0-33-3-67-17-98-19-41-54-47-72-47-25 0-57 11-73 49-14 30-16 63-16 96s1 70 19 102c18 34 48 42 70 42 23 0 54-8 73-48 13-30 16-62 16-96zM143 140c0 32 0 61-5 88-7 40-31 53-49 53-17 0-42-11-49-52-5-25-5-63-5-89 0-27 0-55 3-78 9-49 40-54 51-54 13 0 41 9 49 50 5 24 5 56 5 82z"><text:p/></draw:path><draw:path draw:style-name="gr4" draw:text-style-name="P44" svg:width="0.0756in" svg:height="0.3969in" svg:x="4.7819in" svg:y="0.463in" svg:viewBox="0 0 193 1009" svg:d="M193 1000c0-2-2-3-3-5-90-68-153-254-153-413 0-52 0-105 0-157 0-157 63-345 153-412 1-1 3-3 3-6s-3-7-8-7c-1 0-4 0-5 1-94 71-180 258-180 424 0 52 0 105 0 157 0 166 86 355 180 424 1 1 4 3 5 3 5 0 8-4 8-9z"><text:p/></draw:path><draw:path draw:style-name="gr4" draw:text-style-name="P44" svg:width="0.0543in" svg:height="0.1102in" svg:x="4.8815in" svg:y="0.4803in" svg:viewBox="0 0 139 281" svg:d="M139 281c0-5 0-8 0-13-5 0-8 0-13 0-38 0-40-5-40-21 0-79 0-157 0-236 0-10 0-11-9-11-27 26-64 26-77 26 0 5 0 9 0 14 8 0 34 0 55-11 0 73 0 145 0 218 0 16-1 21-39 21-5 0-9 0-14 0 0 5 0 8 0 13 15-1 52-1 69-1s53 0 68 1z"><text:p/></draw:path><draw:path draw:style-name="gr4" draw:text-style-name="P44" svg:width="0.0685in" svg:height="0.1142in" svg:x="4.9567in" svg:y="0.4803in" svg:viewBox="0 0 175 291" svg:d="M175 209c0-35-26-67-71-77 35-11 59-41 59-74 0-34-37-58-77-58-43 0-75 25-75 58 0 13 9 21 21 21 14 0 22-9 22-21 0-22-19-22-25-22 12-20 41-25 55-25 18 0 41 8 41 47 0 4-1 30-12 48-12 20-27 21-37 21-4 1-14 1-17 1-4 2-6 2-6 6s2 4 9 4c6 0 14 0 20 0 34 0 50 29 50 71 0 56-30 70-48 70s-50-8-65-33c15 3 28-7 28-23 0-15-11-24-23-24-11 0-24 6-24 24 0 39 40 68 85 68 52 0 90-39 90-82z"><text:p/></draw:path><draw:path draw:style-name="gr4" draw:text-style-name="P44" svg:width="0.0685in" svg:height="0.1134in" svg:x="4.9154in" svg:y="0.7067in" svg:viewBox="0 0 175 289" svg:d="M175 142c0-114-48-142-86-142-23 0-43 7-61 26-18 20-28 36-28 69 0 53 37 94 84 94 26 0 43-18 53-43 0 5 0 9 0 14 0 98-43 117-69 117-7 0-30 0-40-14 18 0 21-12 21-19 0-13-9-21-19-21-7 0-19 5-19 21 0 29 23 45 59 45 54 0 105-57 105-147zM137 103c0 35-15 76-52 76-7 0-26 0-39-27-8-15-8-37-8-57 0-23 0-42 9-58 12-21 27-27 42-27 19 0 33 14 41 33 4 13 7 41 7 60z"><text:p/></draw:path><draw:path draw:style-name="gr4" draw:text-style-name="P44" svg:width="0.0752in" svg:height="0.3969in" svg:x="5.0417in" svg:y="0.463in" svg:viewBox="0 0 192 1009" svg:d="M192 582c0-52 0-105 0-157 0-166-86-353-180-424-1-1-2-1-5-1s-7 4-7 7 1 5 2 6c90 67 153 255 153 412 0 52 0 105 0 157 0 159-63 345-153 413-1 2-2 3-2 5 0 5 4 9 7 9s4-2 5-3c94-69 180-258 180-424z"><text:p/></draw:path><draw:path draw:style-name="gr4" draw:text-style-name="P44" svg:width="0.1102in" svg:height="0.1102in" svg:x="5.2012in" svg:y="0.6067in" svg:viewBox="0 0 281 281" svg:d="M281 140c0-4-4-8-9-8-40 0-82 0-123 0 0-41 0-83 0-124 0-4-5-8-9-8s-8 4-8 8c0 41 0 83 0 124-41 0-83 0-124 0-3 0-8 4-8 8 0 5 5 9 8 9 41 0 83 0 124 0 0 41 0 83 0 124 0 4 4 8 8 8s9-4 9-8c0-41 0-83 0-124 41 0 83 0 123 0 5 0 9-4 9-9z"><text:p/></draw:path><draw:path draw:style-name="gr4" draw:text-style-name="P44" svg:width="0.0543in" svg:height="0.1102in" svg:x="5.3724in" svg:y="0.5925in" svg:viewBox="0 0 139 281" svg:d="M139 281c0-5 0-8 0-13-5 0-8 0-13 0-37 0-38-5-38-21 0-79 0-157 0-236 0-11 0-11-11-11-25 26-63 26-77 26 0 5 0 9 0 14 8 0 34 0 56-11 0 73 0 145 0 218 0 15-2 21-39 21-5 0-9 0-13 0 0 5 0 8 0 13 14-1 50-1 68-1 17 0 53 0 67 1z"><text:p/></draw:path><draw:path draw:style-name="gr4" draw:text-style-name="P44" svg:width="0.0697in" svg:height="0.1134in" svg:x="5.4476in" svg:y="0.5925in" svg:viewBox="0 0 178 289" svg:d="M178 145c0-33-3-67-17-98-21-41-54-47-72-47-25 0-57 11-73 49-15 30-16 63-16 96s1 70 18 102c19 34 49 42 70 42 22 0 55-8 74-48 13-30 16-62 16-96zM142 140c0 32 0 61-4 88-7 40-31 53-50 53-16 0-41-11-48-52-5-25-5-63-5-89 0-27 0-55 3-78 8-49 40-54 50-54 14 0 42 9 50 50 4 24 4 56 4 82z"><text:p/></draw:path><draw:path draw:style-name="gr4" draw:text-style-name="P44" svg:width="0.0752in" svg:height="0.3969in" svg:x="5.5614in" svg:y="0.463in" svg:viewBox="0 0 192 1009" svg:d="M192 1000c0-2-1-3-2-5-90-68-153-254-153-413 0-52 0-105 0-157 0-157 63-345 153-412 1-1 2-3 2-6s-4-7-7-7c-1 0-4 0-5 1-94 71-180 258-180 424 0 52 0 105 0 157 0 166 86 355 180 424 1 1 4 3 5 3 3 0 7-4 7-9z"><text:p/></draw:path><draw:path draw:style-name="gr4" draw:text-style-name="P44" svg:width="0.0543in" svg:height="0.1102in" svg:x="5.6614in" svg:y="0.4803in" svg:viewBox="0 0 139 281" svg:d="M139 281c0-5 0-8 0-13-5 0-9 0-14 0-37 0-39-5-39-21 0-79 0-157 0-236 0-10 0-11-9-11-27 26-64 26-77 26 0 5 0 9 0 14 8 0 32 0 55-11 0 73 0 145 0 218 0 16-1 21-39 21-5 0-9 0-14 0 0 5 0 8 0 13 15-1 52-1 69-1s53 0 68 1z"><text:p/></draw:path><draw:path draw:style-name="gr4" draw:text-style-name="P44" svg:width="0.0685in" svg:height="0.1142in" svg:x="5.7362in" svg:y="0.4803in" svg:viewBox="0 0 175 291" svg:d="M175 210c0-15-5-35-21-51-8-10-15-14-41-31 30-15 50-38 50-66 0-38-37-62-75-62-42 0-77 31-77 71 0 7 1 26 19 45 5 5 20 16 30 23-24 12-60 36-60 78 0 45 43 74 86 74 48 0 89-36 89-81zM145 62c0 24-17 45-42 59-18-11-35-23-53-33-19-12-20-27-20-34 0-26 28-43 56-43 32 0 59 21 59 51zM154 225c0 31-32 54-66 54-36 0-68-27-68-62 0-25 15-51 50-72 18 11 34 23 52 34 11 7 32 20 32 46z"><text:p/></draw:path><draw:path draw:style-name="gr4" draw:text-style-name="P44" svg:width="0.0685in" svg:height="0.1134in" svg:x="5.6949in" svg:y="0.7067in" svg:viewBox="0 0 175 289" svg:d="M175 142c0-114-49-142-86-142-23 0-45 7-63 26-16 20-26 36-26 69 0 53 37 94 84 94 26 0 43-18 53-43 0 5 0 9 0 14 0 98-43 117-69 117-7 0-30 0-40-14 18 0 21-12 21-19 0-13-9-21-19-21-7 0-19 5-19 21 0 29 23 45 59 45 54 0 105-57 105-147zM136 103c0 35-15 76-51 76-7 0-26 0-39-27-8-15-8-37-8-57 0-23 0-42 9-58 11-21 27-27 42-27 19 0 33 14 41 33 4 13 6 41 6 60z"><text:p/></draw:path><draw:path draw:style-name="gr4" draw:text-style-name="P44" svg:width="0.0752in" svg:height="0.3969in" svg:x="5.8213in" svg:y="0.463in" svg:viewBox="0 0 192 1009" svg:d="M192 582c0-52 0-105 0-157 0-166-86-353-180-424-1-1-4-1-5-1-5 0-7 4-7 7s1 5 2 6c90 67 153 255 153 412 0 52 0 105 0 157 0 159-63 345-153 413-1 2-2 3-2 5 0 5 2 9 7 9 1 0 4-2 5-3 94-69 180-258 180-424z"><text:p/></draw:path><draw:path draw:style-name="gr4" draw:text-style-name="P44" svg:width="0.1102in" svg:height="0.1102in" svg:x="5.9807in" svg:y="0.6067in" svg:viewBox="0 0 281 281" svg:d="M281 140c0-4-4-8-9-8-40 0-82 0-123 0 0-41 0-83 0-124 0-4-4-8-9-8-4 0-8 4-8 8 0 41 0 83 0 124-41 0-83 0-124 0-4 0-8 4-8 8 0 5 4 9 8 9 41 0 83 0 124 0 0 41 0 83 0 124 0 4 4 8 8 8 5 0 9-4 9-8 0-41 0-83 0-124 41 0 83 0 123 0 5 0 9-4 9-9z"><text:p/></draw:path><draw:path draw:style-name="gr4" draw:text-style-name="P44" svg:width="0.0657in" svg:height="0.1134in" svg:x="6.1461in" svg:y="0.5925in" svg:viewBox="0 0 168 289" svg:d="M168 196c0-51-35-93-80-93-21 0-39 7-54 22 0-28 0-55 0-83 8 4 22 6 36 6 51 0 81-38 81-43 0-4-1-5-3-5s-3 0-4 1c-8 4-30 12-58 12-16 0-36-3-56-12-4-1-4-1-5-1-5 0-5 4-5 10 0 42 0 82 0 124 0 9 0 12 6 12 4 0 5-2 6-4 5-6 21-29 54-29 23 0 33 19 36 26 8 16 8 33 8 54 0 15 0 40-10 58-10 16-25 26-46 26-30 0-54-21-61-46 1 0 3 1 7 1 14 0 21-11 21-21s-7-21-21-21c-6 0-20 3-20 23 0 36 29 76 76 76 49 0 92-39 92-93z"><text:p/></draw:path><draw:path draw:style-name="gr4" draw:text-style-name="P44" svg:width="0.0752in" svg:height="0.3969in" svg:x="6.2579in" svg:y="0.463in" svg:viewBox="0 0 192 1009" svg:d="M192 1000c0-2-1-3-2-5-90-68-153-254-153-413 0-52 0-105 0-157 0-157 63-345 153-412 1-1 2-3 2-6s-2-7-7-7c-1 0-4 0-5 1-94 71-180 258-180 424 0 52 0 105 0 157 0 166 86 355 180 424 1 1 4 3 5 3 5 0 7-4 7-9z"><text:p/></draw:path><draw:path draw:style-name="gr4" draw:text-style-name="P44" svg:width="0.0657in" svg:height="0.1102in" svg:x="6.3512in" svg:y="0.4803in" svg:viewBox="0 0 168 281" svg:d="M168 208c-4 0-7 0-11 0-1 12-5 31-8 37-4 4-31 4-41 4-25 0-50 0-76 0 15-15 30-29 45-44 66-59 91-81 91-123 0-48-38-82-89-82-48 0-79 38-79 76 0 24 20 24 23 24 6 0 21-5 21-22 0-12-8-23-22-23-4 0-4 0-5 1 9-27 32-43 56-43 39 0 57 34 57 69 0 33-21 67-45 93-26 30-54 60-80 90-5 5-5 5-5 16 52 0 104 0 156 0 4-24 8-49 12-73z"><text:p/></draw:path><draw:path draw:style-name="gr4" draw:text-style-name="P44" svg:width="0.0685in" svg:height="0.1142in" svg:x="6.4327in" svg:y="0.4803in" svg:viewBox="0 0 175 291" svg:d="M175 209c0-35-27-67-71-77 35-11 59-41 59-74 0-34-37-58-78-58-42 0-74 25-74 58 0 13 9 21 21 21 14 0 22-9 22-21 0-22-19-22-26-22 13-20 40-25 56-25 17 0 41 8 41 47 0 4-1 30-12 48-13 20-28 21-37 21-4 1-15 1-17 1-4 2-6 2-6 6s2 4 9 4c6 0 14 0 20 0 33 0 49 29 49 71 0 56-29 70-47 70s-50-8-65-33c15 3 28-7 28-23 0-15-11-24-24-24-10 0-23 6-23 24 0 39 38 68 85 68 52 0 90-39 90-82z"><text:p/></draw:path><draw:path draw:style-name="gr4" draw:text-style-name="P44" svg:width="0.0685in" svg:height="0.1134in" svg:x="6.3913in" svg:y="0.7067in" svg:viewBox="0 0 175 289" svg:d="M175 142c0-114-49-142-86-142-23 0-43 7-63 26-16 20-26 36-26 69 0 53 37 94 84 94 26 0 43-18 53-43 0 5 0 9 0 14 0 98-43 117-69 117-7 0-30 0-40-14 18 0 21-12 21-19 0-13-9-21-19-21-7 0-19 5-19 21 0 29 23 45 59 45 54 0 105-57 105-147zM136 103c0 35-14 76-51 76-7 0-26 0-39-27-8-15-8-37-8-57 0-23 0-42 9-58 11-21 27-27 42-27 19 0 33 14 41 33 4 13 6 41 6 60z"><text:p/></draw:path><draw:path draw:style-name="gr4" draw:text-style-name="P44" svg:width="0.0752in" svg:height="0.3969in" svg:x="6.5177in" svg:y="0.463in" svg:viewBox="0 0 192 1009" svg:d="M192 582c0-52 0-105 0-157 0-166-86-353-180-424-1-1-4-1-5-1-3 0-7 4-7 7s1 5 2 6c90 67 153 255 153 412 0 52 0 105 0 157 0 159-63 345-153 413-1 2-2 3-2 5 0 5 4 9 7 9 1 0 4-2 5-3 94-69 180-258 180-424z"><text:p/></draw:path><draw:path draw:style-name="gr4" draw:text-style-name="P44" svg:width="0.1102in" svg:height="0.1102in" svg:x="6.6772in" svg:y="0.6067in" svg:viewBox="0 0 281 281" svg:d="M281 140c0-4-4-8-9-8-40 0-82 0-123 0 0-41 0-83 0-124 0-4-4-8-9-8-4 0-8 4-8 8 0 41 0 83 0 124-41 0-83 0-124 0-4 0-8 4-8 8 0 5 4 9 8 9 41 0 83 0 124 0 0 41 0 83 0 124 0 4 4 8 8 8 5 0 9-4 9-8 0-41 0-83 0-124 41 0 83 0 123 0 5 0 9-4 9-9z"><text:p/></draw:path><draw:path draw:style-name="gr4" draw:text-style-name="P44" svg:width="0.0657in" svg:height="0.1134in" svg:x="6.8425in" svg:y="0.5925in" svg:viewBox="0 0 168 289" svg:d="M168 196c0-51-35-93-80-93-21 0-39 7-54 22 0-28 0-55 0-83 8 4 22 6 36 6 51 0 81-38 81-43 0-4-1-5-3-5s-2 0-4 1c-8 4-29 12-58 12-16 0-36-3-56-12-4-1-4-1-5-1-3 0-3 4-3 10 0 42 0 82 0 124 0 9 0 12 4 12s5-2 6-4c5-6 21-29 54-29 23 0 33 19 36 26 8 16 9 33 9 54 0 15 0 40-11 58-10 16-25 26-46 26-30 0-54-21-61-46 1 0 3 1 7 1 14 0 21-11 21-21s-7-21-21-21c-6 0-20 3-20 23 0 36 29 76 76 76 49 0 92-39 92-93z"><text:p/></draw:path><draw:path draw:style-name="gr4" draw:text-style-name="P44" svg:width="0.0752in" svg:height="0.3969in" svg:x="6.9543in" svg:y="0.463in" svg:viewBox="0 0 192 1009" svg:d="M192 1000c0-2-1-3-2-5-90-68-153-254-153-413 0-52 0-105 0-157 0-157 63-345 153-412 1-1 2-3 2-6s-2-7-7-7c-1 0-4 0-5 1-94 71-180 258-180 424 0 52 0 105 0 157 0 166 86 355 180 424 1 1 4 3 5 3 5 0 7-4 7-9z"><text:p/></draw:path><draw:path draw:style-name="gr4" draw:text-style-name="P44" svg:width="0.0657in" svg:height="0.1102in" svg:x="7.0476in" svg:y="0.4803in" svg:viewBox="0 0 168 281" svg:d="M168 208c-4 0-7 0-11 0-1 12-5 31-8 37-4 4-31 4-41 4-25 0-50 0-76 0 15-15 30-29 45-44 66-59 91-81 91-123 0-48-37-82-89-82-48 0-79 38-79 76 0 24 22 24 23 24 7 0 21-5 21-22 0-12-7-23-22-23-4 0-4 0-5 1 9-27 32-43 56-43 39 0 57 34 57 69 0 33-21 67-45 93-26 30-54 60-80 90-5 5-5 5-5 16 52 0 104 0 156 0 4-24 8-49 12-73z"><text:p/></draw:path><draw:path draw:style-name="gr4" draw:text-style-name="P44" svg:width="0.0685in" svg:height="0.1142in" svg:x="7.1291in" svg:y="0.4803in" svg:viewBox="0 0 175 291" svg:d="M175 210c0-15-5-35-21-51-8-10-15-14-41-31 30-15 50-38 50-66 0-38-37-62-75-62-42 0-77 31-77 71 0 7 1 26 19 45 5 5 20 16 30 23-24 12-60 36-60 78 0 45 43 74 88 74 46 0 87-36 87-81zM145 62c0 24-17 45-42 59-18-11-35-23-53-33-19-12-20-27-20-34 0-26 28-43 58-43s57 21 57 51zM154 225c0 31-32 54-66 54-36 0-68-27-68-62 0-25 15-51 51-72 17 11 35 23 51 34 12 7 32 20 32 46z"><text:p/></draw:path><draw:path draw:style-name="gr4" draw:text-style-name="P44" svg:width="0.0685in" svg:height="0.1134in" svg:x="7.0878in" svg:y="0.7067in" svg:viewBox="0 0 175 289" svg:d="M175 142c0-114-49-142-86-142-23 0-43 7-63 26-16 20-26 36-26 69 0 53 37 94 84 94 26 0 43-18 53-43 0 5 0 9 0 14 0 98-43 117-69 117-7 0-30 0-40-14 18 0 21-12 21-19 0-13-9-21-19-21-7 0-19 5-19 21 0 29 23 45 59 45 54 0 105-57 105-147zM137 103c0 35-15 76-52 76-7 0-26 0-39-27-8-15-8-37-8-57 0-23 0-42 9-58 11-21 27-27 42-27 19 0 33 14 41 33 4 13 7 41 7 60z"><text:p/></draw:path><draw:path draw:style-name="gr4" draw:text-style-name="P44" svg:width="0.0752in" svg:height="0.3969in" svg:x="7.2142in" svg:y="0.463in" svg:viewBox="0 0 192 1009" svg:d="M192 582c0-52 0-105 0-157 0-166-86-353-180-424-1-1-2-1-5-1s-7 4-7 7 1 5 2 6c90 67 153 255 153 412 0 52 0 105 0 157 0 159-63 345-153 413-1 2-2 3-2 5 0 5 4 9 7 9s4-2 5-3c94-69 180-258 180-424z"><text:p/></draw:path></draw:g></draw:g></text:p>
      <text:p text:style-name="P31">המקדם של <draw:g text:anchor-type="as-char" svg:y="-0.1366in" draw:z-index="75" draw:name="Shape89" draw:style-name="gr1"><svg:title>TexMaths</svg:title><svg:desc>12§display§x^{19}§svg§600§FALSE§</svg:desc><draw:g draw:style-name="gr2"><draw:path draw:style-name="gr3" draw:text-style-name="P43" svg:width="0.2024in" svg:height="0.1217in" svg:x="0.0031in" svg:y="0.0083in" svg:viewBox="0 0 515 310" svg:d="M0 0c172 0 344 0 515 0 0 104 0 206 0 310-171 0-343 0-515 0 0-104 0-206 0-310z"><text:p/></draw:path><draw:path draw:style-name="gr4" draw:text-style-name="P44" svg:width="0.0823in" svg:height="0.0744in" svg:x="-0.0004in" svg:y="0.0638in" svg:viewBox="0 0 210 190" svg:d="M210 28c0-22-25-28-39-28-24 0-40 23-45 33-9-28-32-33-45-33-44 0-68 54-68 65 0 5 4 2 5 5 4 0 5-1 6-5 14-45 42-55 57-55 7 0 22 3 22 27 0 14-7 43-22 102-8 26-22 42-41 42-3 0-12 0-21-4 11-2 19-11 19-23s-8-14-15-14c-12 0-23 11-23 24 0 18 22 26 40 26 27 0 43-29 44-31 5 16 21 31 46 31 43 0 67-53 67-63 0-4-4-4-5-4-5 0-5 1-6 4-14 45-42 54-56 54-16 0-23-12-23-27 0-9 2-18 7-37s10-39 15-58c2-11 12-49 42-49 1 0 12 0 20 4-12 3-20 14-20 23 0 8 4 16 16 16 9 0 23-8 23-25z"><text:p/></draw:path><draw:path draw:style-name="gr4" draw:text-style-name="P44" svg:width="0.0417in" svg:height="0.0764in" svg:x="0.1024in" svg:y="0in" svg:viewBox="0 0 107 195" svg:d="M107 195c0-3 0-7 0-11-4 0-7 0-11 0-29 0-29-3-29-12 0-55 0-109 0-164 0-8-1-8-9-8-18 18-46 19-58 19 0 4 0 8 0 11 7 0 26 0 43-8 0 49 0 100 0 150 0 9 0 12-30 12-3 0-7 0-11 0 0 4 0 8 0 11 18 0 35 0 53-1 17 1 35 1 52 1z"><text:p/></draw:path><draw:path draw:style-name="gr4" draw:text-style-name="P44" svg:width="0.0531in" svg:height="0.0787in" svg:x="0.1614in" svg:y="0in" svg:viewBox="0 0 136 201" svg:d="M136 99c0-74-33-99-68-99-9 0-30 1-46 18-10 10-22 22-22 48 0 38 30 65 65 65 23 0 36-15 42-29 0 2 0 4 0 6 0 73-36 84-53 84-7 0-23-2-30-10 12-1 12-10 12-13 0-8-5-14-13-14-10 0-15 6-15 15 0 19 17 31 46 31 42 0 82-38 82-102zM107 69c0 38-23 54-41 54-12 0-23-4-31-17-6-11-6-24-6-40 0-18 0-29 8-41 7-11 17-17 33-17 14 0 23 10 27 17 9 14 10 34 10 44z"><text:p/></draw:path></draw:g></draw:g><text:s/>בפונקציה <draw:g text:anchor-type="as-char" svg:y="-0.2492in" draw:z-index="76" draw:name="Shape90" draw:style-name="gr1"><svg:title>TexMaths</svg:title><svg:desc>12§display§{ (1 - x^5)^5 \over (1 - x)^{10} }§svg§600§FALSE§</svg:desc><draw:g draw:style-name="gr2"><draw:path draw:style-name="gr3" draw:text-style-name="P43" svg:width="0.6409in" svg:height="0.387in" svg:x="0.0079in" svg:y="0.0079in" svg:viewBox="0 0 1629 984" svg:d="M815 984c-272 0-544 0-815 0 0-328 0-656 0-984 543 0 1086 0 1629 0 0 328 0 656 0 984-272 0-543 0-814 0z"><text:p/></draw:path><draw:path draw:style-name="gr4" draw:text-style-name="P44" svg:width="0.0378in" svg:height="0.165in" svg:x="0.0165in" svg:y="0.0134in" svg:viewBox="0 0 97 420" svg:d="M97 416c0-2-1-3-2-3-43-34-72-118-72-185 0-12 0-24 0-36 0-67 29-151 72-184 1-1 2-2 2-3 0-3-2-5-5-5-1 0-1 1-2 1-46 35-90 119-90 191 0 12 0 24 0 36 0 72 44 156 90 191 1 1 1 0 2 1 3 0 5-2 5-4z"><text:p/></draw:path><draw:path draw:style-name="gr4" draw:text-style-name="P44" svg:width="0.0543in" svg:height="0.1102in" svg:x="0.0787in" svg:y="0.0264in" svg:viewBox="0 0 139 281" svg:d="M139 281c0-5 0-10 0-13-5 0-8 0-13 0-38 0-40-5-40-21 0-79 0-157 0-236 0-10 0-11-9-11-27 28-64 28-77 28 0 3 0 8 0 12 8 0 34 0 55-11 0 73 0 145 0 218 0 16-1 21-39 21-5 0-9 0-14 0 0 3 0 8 0 13 15-1 52-1 69-1s54 0 68 1z"><text:p/></draw:path><draw:path draw:style-name="gr4" draw:text-style-name="P44" svg:width="0.1102in" svg:height="0.0063in" svg:x="0.1933in" svg:y="0.0929in" svg:viewBox="0 0 281 17" svg:d="M281 8c0-4-4-8-9-8-87 0-176 0-264 0-4 0-8 4-8 8 0 5 4 9 8 9 88 0 177 0 264 0 5 0 9-4 9-9z"><text:p/></draw:path><draw:path draw:style-name="gr4" draw:text-style-name="P44" svg:width="0.0823in" svg:height="0.0748in" svg:x="0.3543in" svg:y="0.0638in" svg:viewBox="0 0 210 191" svg:d="M210 28c0-22-25-28-40-28-24 0-39 22-44 31-11-27-34-31-46-31-43 0-67 54-67 65 0 3 4 2 5 3 4 0 5 0 5-4 14-45 43-56 56-56 9 0 23 5 23 29 0 13-7 41-23 101-6 25-20 43-39 43-3 0-12 0-21-5 10-2 19-12 19-22 0-12-9-16-15-16-12 0-23 11-23 25 0 19 20 28 40 28 27 0 43-30 44-33 5 16 19 33 46 33 43 0 67-54 67-65 0-5-4-5-5-5-5 0-5 3-6 5-14 46-43 55-56 55-16 0-23-13-23-27 0-10 2-20 7-38 5-19 10-38 14-57 3-11 12-51 42-51 2 0 12 0 21 6-12 3-21 14-21 23 0 7 5 15 17 15 9 0 23-8 23-24z"><text:p/></draw:path><draw:path draw:style-name="gr4" draw:text-style-name="P44" svg:width="0.0512in" svg:height="0.0791in" svg:x="0.4516in" svg:y="-0.0004in" svg:viewBox="0 0 131 202" svg:d="M131 137c0-34-27-64-63-64-13 0-28 3-42 15 0-20 0-38 0-57 16 4 24 4 29 4 40 0 63-27 63-30 0-4-3-5-4-5s-1 0-2 1c-8 3-23 9-45 9-8 0-24 0-43-9-2-1-2-1-4-1-3 0-3 4-3 8 0 29 0 58 0 87 0 6 0 9 5 9 2 0 2-1 4-4 14-16 32-18 42-18 17 0 26 13 27 15 6 10 7 22 7 39 0 8 0 26-8 39-8 11-21 18-35 18-19 0-39-11-47-31 12 1 17-6 17-14 0-12-11-15-15-15-4 5-14 0-14 16 0 26 24 53 60 53 37 0 71-28 71-65z"><text:p/></draw:path><draw:path draw:style-name="gr4" draw:text-style-name="P44" svg:width="0.0378in" svg:height="0.165in" svg:x="0.5283in" svg:y="0.0134in" svg:viewBox="0 0 97 420" svg:d="M97 228c0-12 0-24 0-36 0-72-44-156-91-191-1 0-1-1-2-1-2 0-4 2-4 5 0 1 1 2 1 3 45 33 73 117 73 184 0 12 0 24 0 36 0 67-28 151-73 185 0 1-1 1-1 3s2 4 4 4c1 0 2 0 2-1 47-35 91-119 91-191z"><text:p/></draw:path><draw:path draw:style-name="gr4" draw:text-style-name="P44" svg:width="0.0508in" svg:height="0.0791in" svg:x="0.5906in" svg:y="-0.0004in" svg:viewBox="0 0 130 202" svg:d="M130 137c0-34-26-64-62-64-13 0-28 3-42 15 0-20 0-38 0-57 16 4 24 4 29 4 40 0 63-27 63-30 0-4-3-5-4-5s-1 0-2 1c-8 3-23 9-45 9-8 0-24 0-43-9-2-1-2-1-4-1-3 0-3 4-3 8 0 29 0 58 0 87 0 6 0 9 5 9 2 0 2-1 4-4 14-16 32-18 42-18 17 0 26 13 27 15 6 10 7 22 7 39 0 8 0 26-8 39-8 11-21 18-35 18-19 0-39-11-47-31 12 1 17-6 17-14 0-12-11-15-15-15-4 5-14 0-14 16 0 26 24 53 60 53 37 0 70-28 70-65z"><text:p/></draw:path><draw:path draw:style-name="gr4" draw:text-style-name="P44" svg:width="0.6579in" svg:height="0.0063in" svg:x="-0.0004in" svg:y="0.2047in" svg:viewBox="0 0 1672 17" svg:d="M837 17c-280 0-559 0-837 0 0-6 0-11 0-17 557 0 1115 0 1672 0 0 6 0 11 0 17-279 0-557 0-835 0z"><text:p/></draw:path><draw:path draw:style-name="gr4" draw:text-style-name="P44" svg:width="0.0382in" svg:height="0.165in" svg:x="0.0205in" svg:y="0.2398in" svg:viewBox="0 0 98 420" svg:d="M98 415c0-1-1-2-2-3-43-33-73-117-73-184 0-12 0-24 0-36 0-67 30-151 73-185 1 0 2-1 2-2 0-3-2-5-4-5s-2 0-3 1c-47 35-91 119-91 191 0 12 0 24 0 36 0 72 44 156 91 191 1 0 1 1 3 1s4-2 4-5z"><text:p/></draw:path><draw:path draw:style-name="gr4" draw:text-style-name="P44" svg:width="0.0543in" svg:height="0.1102in" svg:x="0.0831in" svg:y="0.2524in" svg:viewBox="0 0 139 281" svg:d="M139 281c0-5 0-10 0-13-5 0-9 0-14 0-37 0-39-5-39-21 0-79 0-157 0-236 0-11 0-11-9-11-27 26-64 26-77 26 0 5 0 9 0 14 8 0 34 0 55-11 0 73 0 145 0 218 0 16-1 21-39 21-5 0-9 0-14 0 0 3 0 8 0 13 15-1 52-1 69-1s53 0 68 1z"><text:p/></draw:path><draw:path draw:style-name="gr4" draw:text-style-name="P44" svg:width="0.1102in" svg:height="0.0063in" svg:x="0.1976in" svg:y="0.3189in" svg:viewBox="0 0 281 17" svg:d="M281 8c0-4-5-8-9-8-87 0-176 0-264 0-4 0-8 4-8 8 0 5 4 9 8 9 88 0 177 0 264 0 4 0 9-4 9-9z"><text:p/></draw:path><draw:path draw:style-name="gr4" draw:text-style-name="P44" svg:width="0.0819in" svg:height="0.0752in" svg:x="0.3587in" svg:y="0.2898in" svg:viewBox="0 0 209 192" svg:d="M209 29c0-23-24-29-39-29-25 0-39 23-44 32-11-27-34-32-46-32-44 0-68 55-68 66 0 4 4 2 6 4 2 0 4-2 5-5 14-45 42-55 56-55 9 0 23 3 23 28 0 14-7 41-23 100-6 26-21 44-39 44-3 0-12 0-22-6 11-2 20-10 20-22 0-11-9-15-15-15-13 0-23 11-23 24 0 21 20 29 40 29 27 0 42-30 43-32 6 15 20 32 45 32 44 0 68-55 68-66 0-4-4-4-5-4-4 0-5 2-5 5-14 45-43 55-56 55-17 0-23-13-23-27 0-10 2-19 7-37 5-20 10-39 14-58 3-12 12-50 41-50 3 0 13 0 22 6-12 2-21 12-21 22 0 6 5 15 16 15 10 0 23-7 23-24z"><text:p/></draw:path><draw:path draw:style-name="gr4" draw:text-style-name="P44" svg:width="0.0378in" svg:height="0.165in" svg:x="0.4579in" svg:y="0.2398in" svg:viewBox="0 0 97 420" svg:d="M97 228c0-12 0-24 0-36 0-72-44-156-90-191-1-1-1-1-2-1-3 0-5 2-5 5 0 1 1 2 2 2 44 34 72 118 72 185 0 12 0 24 0 36 0 67-28 151-72 184-1 1-2 2-2 3 0 3 2 5 5 5 1-1 1-1 2-1 46-35 90-119 90-191z"><text:p/></draw:path><draw:path draw:style-name="gr4" draw:text-style-name="P44" svg:width="0.0417in" svg:height="0.0768in" svg:x="0.526in" svg:y="0.2374in" svg:viewBox="0 0 107 196" svg:d="M107 196c0-4 0-8 0-11-4 0-7 0-11 0-30 0-30-4-30-13 0-54 0-110 0-164 0-8 0-8-8-8-20 18-46 19-58 19 0 4 0 7 0 11 6 0 26 0 42-8 0 50 0 99 0 150 0 9 0 13-29 13-3 0-8 0-12 0 0 3 0 7 0 11 18-2 35-2 53-2s35 0 53 2z"><text:p/></draw:path><draw:path draw:style-name="gr4" draw:text-style-name="P44" svg:width="0.0535in" svg:height="0.0791in" svg:x="0.585in" svg:y="0.2374in" svg:viewBox="0 0 137 202" svg:d="M137 102c0-32-4-56-17-77-10-13-28-25-52-25-68 0-68 80-68 102 0 20 0 100 68 100 69 0 69-80 69-100zM110 98c0 22 0 44-3 62-6 27-27 33-39 33-13 0-31-7-37-32-3-17-3-41-3-63 0-21 0-44 3-61 7-23 25-29 37-29 17 0 32 10 38 27 4 15 4 37 4 63z"><text:p/></draw:path></draw:g></draw:g><text:s/>הוא 39099500.</text:p>
      <text:h text:style-name="P42" text:outline-level="2">סעיף ב’</text:h>
      <text:p text:style-name="P32">נמצא את הפונקציה היוצרת עבור מספר הפתרונות בטבעיים של המשוואה <draw:g text:anchor-type="as-char" svg:y="-0.1102in" draw:z-index="77" draw:name="Shape91" draw:style-name="gr1"><svg:title>TexMaths</svg:title><svg:desc>12§display§x_1 + x_2 + ... + x_{15} = 19§svg§600§FALSE§</svg:desc><draw:g draw:style-name="gr2"><draw:path draw:style-name="gr3" draw:text-style-name="P43" svg:width="1.6839in" svg:height="0.1358in" svg:x="0.0031in" svg:y="0.0102in" svg:viewBox="0 0 4278 346" svg:d="M2140 346c-714 0-1427 0-2140 0 0-115 0-231 0-346 1426 0 2852 0 4278 0 0 115 0 231 0 346-713 0-1426 0-2138 0z"><text:p/></draw:path><draw:path draw:style-name="gr4" draw:text-style-name="P44" svg:width="0.0823in" svg:height="0.0744in" svg:x="-0.0004in" svg:y="0.0374in" svg:viewBox="0 0 210 190" svg:d="M210 28c0-22-24-28-38-28-26 0-40 22-45 31-11-27-33-31-45-31-45 0-69 54-69 65 0 3 4 2 6 3 3 0 4-1 5-4 14-45 42-56 56-56 9 0 23 4 23 29 0 13-7 41-23 100-6 26-21 44-39 44-3 0-12 0-22-6 11-2 21-10 21-22 0-11-10-15-16-15-13 0-24 11-24 24 0 19 22 28 40 28 28 0 43-29 44-31 6 15 20 31 46 31 43 0 67-54 67-65 0-4-4-4-5-4-4 0-5 2-5 5-14 45-43 55-56 55-17 0-23-14-23-28 0-9 2-18 7-36 5-20 10-39 15-58 2-11 12-51 40-51 3 0 14 0 22 6-12 3-20 12-20 23 0 6 4 15 15 15 10 0 23-8 23-24z"><text:p/></draw:path><draw:path draw:style-name="gr4" draw:text-style-name="P44" svg:width="0.0421in" svg:height="0.0768in" svg:x="0.1024in" svg:y="0.0756in" svg:viewBox="0 0 108 196" svg:d="M108 196c0-4 0-7 0-11-4 0-8 0-12 0-29 0-29-4-29-13 0-55 0-110 0-164 0-8-1-8-9-8-20 19-46 19-58 19 0 4 0 7 0 11 7 0 26 0 43-8 0 49 0 99 0 150 0 9 0 13-30 13-3 0-7 0-11 0 0 4 0 7 0 11 17-1 35-1 52-1 18 0 36 0 54 1z"><text:p/></draw:path><draw:path draw:style-name="gr4" draw:text-style-name="P44" svg:width="0.1102in" svg:height="0.1094in" svg:x="0.2102in" svg:y="0.0138in" svg:viewBox="0 0 281 279" svg:d="M281 141c0-5-4-9-9-9-40 0-82 0-123 0 0-42 0-83 0-124 0-4-5-8-9-8s-8 4-8 8c0 41 0 82 0 124-41 0-83 0-124 0-3 0-8 4-8 9 0 4 5 8 8 8 41 0 83 0 124 0 0 41 0 80 0 121 0 5 4 9 8 9s9-4 9-9c0-41 0-80 0-121 41 0 83 0 123 0 5 0 9-4 9-8z"><text:p/></draw:path><draw:path draw:style-name="gr4" draw:text-style-name="P44" svg:width="0.0823in" svg:height="0.0744in" svg:x="0.3717in" svg:y="0.0374in" svg:viewBox="0 0 210 190" svg:d="M210 28c0-22-24-28-38-28-26 0-40 22-45 31-11-27-33-31-45-31-45 0-69 54-69 65 0 3 4 2 5 3 4 0 5-1 6-4 14-45 42-56 56-56 9 0 23 4 23 29 0 13-7 41-23 100-7 26-21 44-39 44-3 0-12 0-22-6 11-2 21-10 21-22 0-11-10-15-16-15-13 0-24 11-24 24 0 19 22 28 40 28 28 0 43-29 44-31 5 15 20 31 46 31 43 0 67-54 67-65 0-4-4-4-5-4-4 0-5 2-5 5-14 45-43 55-56 55-17 0-23-14-23-28 0-9 2-18 7-36 5-20 10-39 15-58 2-11 12-51 40-51 3 0 12 0 22 6-12 3-20 12-20 23 0 6 4 15 15 15 10 0 23-8 23-24z"><text:p/></draw:path><draw:path draw:style-name="gr4" draw:text-style-name="P44" svg:width="0.0508in" svg:height="0.0768in" svg:x="0.4697in" svg:y="0.0756in" svg:viewBox="0 0 130 196" svg:d="M130 142c-4 0-6 0-10 0-1 7-4 24-7 27-3 2-25 2-30 2-18 0-36 0-54 0 31-28 41-36 59-50 21-18 42-36 42-63 0-36-32-58-69-58s-61 25-61 53c0 15 12 17 16 17 7 0 15-5 15-16 0-6-2-16-18-16 10-21 30-27 43-27 30 0 45 23 45 47 0 25-18 45-28 56-24 23-47 46-71 70-2 3-2 3-2 12 41 0 80 0 121 0 3-18 6-36 9-54z"><text:p/></draw:path><draw:path draw:style-name="gr4" draw:text-style-name="P44" svg:width="0.1102in" svg:height="0.1094in" svg:x="0.5827in" svg:y="0.0138in" svg:viewBox="0 0 281 279" svg:d="M281 141c0-5-4-9-9-9-40 0-82 0-123 0 0-42 0-83 0-124 0-4-5-8-9-8s-8 4-8 8c0 41 0 82 0 124-41 0-83 0-124 0-3 0-8 4-8 9 0 4 5 8 8 8 41 0 83 0 124 0 0 41 0 80 0 121 0 5 4 9 8 9s9-4 9-9c0-41 0-80 0-121 41 0 83 0 123 0 5 0 9-4 9-8z"><text:p/></draw:path><draw:path draw:style-name="gr4" draw:text-style-name="P44" svg:width="0.0177in" svg:height="0.0169in" svg:x="0.7535in" svg:y="0.0929in" svg:viewBox="0 0 46 44" svg:d="M46 23c0-12-11-23-23-23s-23 11-23 23 11 21 23 21 23-9 23-21z"><text:p/></draw:path><draw:path draw:style-name="gr4" draw:text-style-name="P44" svg:width="0.0169in" svg:height="0.0169in" svg:x="0.8in" svg:y="0.0929in" svg:viewBox="0 0 44 44" svg:d="M44 23c0-12-9-23-21-23-13 0-23 11-23 23s10 21 23 21c12 0 21-9 21-21z"><text:p/></draw:path><draw:path draw:style-name="gr4" draw:text-style-name="P44" svg:width="0.0169in" svg:height="0.0169in" svg:x="0.8457in" svg:y="0.0929in" svg:viewBox="0 0 44 44" svg:d="M44 23c0-12-10-23-22-23s-22 11-22 23 10 21 22 21 22-9 22-21z"><text:p/></draw:path><draw:path draw:style-name="gr4" draw:text-style-name="P44" svg:width="0.1102in" svg:height="0.1094in" svg:x="0.9236in" svg:y="0.0138in" svg:viewBox="0 0 281 279" svg:d="M281 141c0-5-4-9-9-9-40 0-82 0-123 0 0-42 0-83 0-124 0-4-4-8-9-8-4 0-8 4-8 8 0 41 0 82 0 124-41 0-83 0-124 0-4 0-8 4-8 9 0 4 4 8 8 8 41 0 83 0 124 0 0 41 0 80 0 121 0 5 4 9 8 9 5 0 9-4 9-9 0-41 0-80 0-121 41 0 83 0 123 0 5 0 9-4 9-8z"><text:p/></draw:path><draw:path draw:style-name="gr4" draw:text-style-name="P44" svg:width="0.0823in" svg:height="0.0744in" svg:x="1.085in" svg:y="0.0374in" svg:viewBox="0 0 210 190" svg:d="M210 28c0-22-25-28-40-28-24 0-39 22-44 31-11-27-34-31-46-31-43 0-67 54-67 65 0 3 4 2 5 3 4 0 5-1 5-4 14-45 43-56 57-56 8 0 23 4 23 29 0 13-7 41-23 100-7 26-21 44-40 44-3 0-12 0-21-6 10-2 19-10 19-22 0-11-9-15-15-15-12 0-23 11-23 24 0 19 20 28 40 28 27 0 43-29 44-31 5 15 20 31 46 31 43 0 67-54 67-65 0-4-4-4-5-4-4 0-5 2-6 5-13 45-42 55-56 55-16 0-23-14-23-28 0-9 2-18 7-36 5-20 10-39 14-58 3-11 12-51 42-51 3 0 12 0 21 6-12 3-21 12-21 23 0 6 5 15 17 15 10 0 23-8 23-24z"><text:p/></draw:path><draw:path draw:style-name="gr4" draw:text-style-name="P44" svg:width="0.0421in" svg:height="0.0768in" svg:x="1.1878in" svg:y="0.0756in" svg:viewBox="0 0 108 196" svg:d="M108 196c0-4 0-7 0-11-4 0-7 0-11 0-30 0-30-4-30-13 0-55 0-110 0-164 0-8-1-8-8-8-19 19-47 19-59 19 0 4 0 7 0 11 7 0 28 0 43-8 0 49 0 99 0 150 0 9 0 13-30 13-3 0-7 0-11 0 0 4 0 7 0 11 18-1 35-1 53-1s35 0 53 1z"><text:p/></draw:path><draw:path draw:style-name="gr4" draw:text-style-name="P44" svg:width="0.0512in" svg:height="0.0791in" svg:x="1.2488in" svg:y="0.0756in" svg:viewBox="0 0 131 202" svg:d="M131 137c0-34-25-65-63-65-13 0-28 4-40 14 0-18 0-37 0-55 14 4 24 4 27 4 40 0 63-27 63-30 0-4-3-5-4-5s-1 0-2 1c-8 3-23 9-45 9-8 0-24 0-43-9-2-1-2-1-4-1-3 0-3 4-3 8 0 29 0 58 0 87 0 5 0 8 5 8 2 0 2 0 6-3 12-17 30-20 40-20 18 0 26 15 27 17 6 10 7 21 7 39 0 8 0 25-8 38-8 11-21 18-35 18-19 0-39-11-46-30 11 1 17-6 17-14 0-13-11-16-16-16-4 5-14 0-14 17 0 26 24 53 60 53 37 0 71-28 71-65z"><text:p/></draw:path><draw:path draw:style-name="gr4" draw:text-style-name="P44" svg:width="0.1102in" svg:height="0.0382in" svg:x="1.3709in" svg:y="0.05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543in" svg:height="0.1094in" svg:x="1.552in" svg:y="0in" svg:viewBox="0 0 139 279" svg:d="M139 279c0-4 0-8 0-12-5 0-8 0-13 0-38 0-40-5-40-21 0-78 0-157 0-235 0-10 0-11-9-11-27 28-64 28-77 28 0 3 0 8 0 12 8 0 34 0 55-11 0 72 0 145 0 217 0 15-1 21-39 21-5 0-9 0-14 0 0 4 0 8 0 12 15-2 52-2 69-2s53 0 68 2z"><text:p/></draw:path><draw:path draw:style-name="gr4" draw:text-style-name="P44" svg:width="0.0685in" svg:height="0.113in" svg:x="1.6272in" svg:y="0in" svg:viewBox="0 0 175 288" svg:d="M175 142c0-113-49-142-86-142-23 0-43 7-63 26-16 20-26 38-26 69 0 53 37 94 84 94 26 0 43-18 53-42 0 3 0 8 0 13 0 97-43 116-69 116-7 0-30 0-40-14 18 0 21-12 21-19 0-14-9-21-19-21-7 0-19 5-19 21 0 28 23 45 59 45 54 0 105-57 105-146zM136 103c0 35-14 76-51 76-7 0-26 0-39-26-8-16-8-38-8-58 0-23 0-42 9-58 11-21 27-26 42-26 19 0 33 14 41 33 4 14 6 40 6 59z"><text:p/></draw:path></draw:g></draw:g>, כאשר לכל <draw:g text:anchor-type="as-char" svg:y="-0.1098in" draw:z-index="78" draw:name="Shape92" draw:style-name="gr1"><svg:title>TexMaths</svg:title><svg:desc>12§display§1 \le i \le 10§svg§600§FALSE§</svg:desc><draw:g draw:style-name="gr2"><draw:path draw:style-name="gr3" draw:text-style-name="P43" svg:width="0.7236in" svg:height="0.1122in" svg:x="-0.0004in" svg:y="0.0087in" svg:viewBox="0 0 1839 286" svg:d="M0 0c613 0 1227 0 1839 0 0 95 0 191 0 286-612 0-1226 0-1839 0 0-95 0-191 0-286z"><text:p/></draw:path><draw:path draw:style-name="gr4" draw:text-style-name="P44" svg:width="0.0543in" svg:height="0.1091in" svg:x="0.0055in" svg:y="0in" svg:viewBox="0 0 139 278" svg:d="M139 278c0-3 0-8 0-13-5 0-8 0-13 0-38 0-40-3-40-19 0-78 0-157 0-235 0-10 0-11-9-11-27 26-63 26-77 26 0 5 0 9 0 14 8 0 34 0 55-11 0 72 0 145 0 217 0 14-1 19-38 19-5 0-10 0-15 0 0 5 0 10 0 13 16-1 52-1 69-1s54 0 68 1z"><text:p/></draw:path><draw:path draw:style-name="gr4" draw:text-style-name="P44" svg:width="0.1035in" svg:height="0.1232in" svg:x="0.1327in" svg:y="0.0059in" svg:viewBox="0 0 264 314" svg:d="M259 233c-77-36-155-72-231-110 76-36 154-70 231-106 10-5 2-21-7-16-82 38-163 77-245 114-7 4-7 14 0 17 82 39 163 78 245 116 9 5 17-11 7-15zM264 306c0-5-4-9-9-9-82 0-164 0-247 0-4 0-8 4-8 9s4 8 8 8c83 0 165 0 247 0 5 0 9-3 9-8z"><text:p/></draw:path><draw:path draw:style-name="gr4" draw:text-style-name="P44" svg:width="0.0437in" svg:height="0.1102in" svg:x="0.2996in" svg:y="0.0012in" svg:viewBox="0 0 112 281" svg:d="M108 14c0-8-6-14-16-14-12 0-22 11-22 22 0 8 6 15 15 15 10 0 23-9 23-23zM112 216c0-4-4-4-5-4-5 0-5 2-6 8-9 26-22 51-43 51-8 0-11-3-11-13 0-11 2-17 12-42 6-14 11-29 17-44 4-11 4-12 9-23 4-9 5-15 5-23 0-19-13-35-34-35-39 0-56 61-56 65 0 5 4 2 6 5 4 0 4-1 6-7 12-40 29-53 43-53 3 0 10 0 10 13 0 10-3 18-4 23-3 11-23 57-30 75-3 12-9 26-9 34 0 20 14 35 34 35 40 0 56-61 56-65z"><text:p/></draw:path><draw:path draw:style-name="gr4" draw:text-style-name="P44" svg:width="0.1035in" svg:height="0.1232in" svg:x="0.4106in" svg:y="0.0059in" svg:viewBox="0 0 264 314" svg:d="M259 233c-77-36-155-72-231-110 76-36 154-70 231-106 10-5 2-21-8-16-82 38-163 77-245 114-7 4-7 14 0 17 82 39 163 78 245 116 10 5 18-11 8-15zM263 306c0-5-4-9-9-9-81 0-164 0-246 0-4 0-8 4-8 9s4 8 8 8c82 0 165 0 246 0 5 0 9-3 9-8z"><text:p/></draw:path><draw:path draw:style-name="gr4" draw:text-style-name="P44" svg:width="0.0543in" svg:height="0.1091in" svg:x="0.5878in" svg:y="0in" svg:viewBox="0 0 139 278" svg:d="M139 278c0-3 0-8 0-13-5 0-8 0-13 0-38 0-40-3-40-19 0-78 0-157 0-235 0-10 0-11-9-11-27 26-64 26-77 26 0 5 0 9 0 14 8 0 34 0 55-11 0 72 0 145 0 217 0 14-1 19-39 19-5 0-9 0-14 0 0 5 0 10 0 13 15-1 52-1 69-1s54 0 68 1z"><text:p/></draw:path><draw:path draw:style-name="gr4" draw:text-style-name="P44" svg:width="0.0693in" svg:height="0.113in" svg:x="0.6622in" svg:y="0in" svg:viewBox="0 0 177 288" svg:d="M177 145c0-33-2-67-16-98-20-40-54-47-72-47-25 0-55 11-73 50-14 29-16 62-16 95 0 30 2 69 19 101 18 34 49 42 70 42 23 0 55-8 73-49 13-29 15-61 15-94zM143 140c0 30 0 59-5 87-6 39-30 51-49 51-17 0-42-9-49-50-5-25-5-62-5-88s0-55 3-76c9-51 40-54 51-54 13 0 42 7 49 49 5 23 5 55 5 81z"><text:p/></draw:path></draw:g></draw:g><text:s/>מתקיים <draw:g text:anchor-type="as-char" svg:y="-0.1118in" draw:z-index="79" draw:name="Shape93" draw:style-name="gr1"><svg:title>TexMaths</svg:title><svg:desc>12§display§x_i \le 4§svg§600§FALSE§</svg:desc><draw:g draw:style-name="gr2"><draw:path draw:style-name="gr3" draw:text-style-name="P43" svg:width="0.4315in" svg:height="0.1366in" svg:x="0.0031in" svg:y="0.0079in" svg:viewBox="0 0 1097 348" svg:d="M549 348c-183 0-366 0-549 0 0-116 0-232 0-348 366 0 731 0 1097 0 0 116 0 232 0 348-182 0-366 0-548 0z"><text:p/></draw:path><draw:path draw:style-name="gr4" draw:text-style-name="P44" svg:width="0.0823in" svg:height="0.0748in" svg:x="-0.0004in" svg:y="0.0386in" svg:viewBox="0 0 210 191" svg:d="M210 28c0-22-24-28-39-28-25 0-39 22-44 31-11-27-33-31-45-31-45 0-69 54-69 65 0 3 4 2 6 3 3 0 4-1 5-4 14-45 42-56 56-56 9 0 23 5 23 29 0 13-7 41-23 100-6 26-21 44-39 44-3 0-12 0-22-6 11-1 21-11 21-23 0-10-10-14-16-14-13 0-24 11-24 24 0 20 22 29 40 29 28 0 43-30 44-33 6 16 20 33 45 33 44 0 68-55 68-65 0-5-4-5-5-5-4 0-5 1-5 5-14 44-43 55-56 55-17 0-23-13-23-27 0-10 2-20 7-38 5-19 10-38 14-57 3-11 12-51 41-51 3 0 12 0 22 6-12 3-21 12-21 23 0 6 5 15 16 15 10 0 23-8 23-24z"><text:p/></draw:path><draw:path draw:style-name="gr4" draw:text-style-name="P44" svg:width="0.0346in" svg:height="0.0776in" svg:x="0.0953in" svg:y="0.076in" svg:viewBox="0 0 89 198" svg:d="M82 11c0-5-4-11-12-11-9 0-17 7-17 16 0 4 3 10 12 10 8 0 17-7 17-15zM89 152c0-3-4-3-5-3-4 0-4 2-5 5-7 24-20 36-32 36-5 0-7-4-7-11 0-6 2-12 4-18 4-9 6-17 10-24 5-13 10-25 14-37 2-4 3-8 3-10 0-14-12-25-29-25-29 0-42 39-42 45 0 4 4 4 5 4 3 0 5-1 5-5 8-25 20-36 32-36 5 0 7 3 7 11 0 6-2 11-9 29-6 15-12 31-18 48-2 3-4 7-4 12 0 13 12 25 29 25 29 0 42-41 42-46z"><text:p/></draw:path><draw:path draw:style-name="gr4" draw:text-style-name="P44" svg:width="0.1039in" svg:height="0.1232in" svg:x="0.2035in" svg:y="0.0071in" svg:viewBox="0 0 265 314" svg:d="M259 233c-77-36-153-72-230-108 77-36 153-72 230-108 11-5 4-21-7-16-82 38-163 77-245 115-7 3-7 13 0 17 82 38 163 77 245 115 11 5 18-11 7-15zM264 306c0-4-4-9-9-9-82 0-164 0-247 0-4 0-8 5-8 9 0 5 4 8 8 8 83 0 165 0 247 0 5 0 9-3 9-8z"><text:p/></draw:path><draw:path draw:style-name="gr4" draw:text-style-name="P44" svg:width="0.0732in" svg:height="0.1114in" svg:x="0.3701in" svg:y="-0.0004in" svg:viewBox="0 0 187 284" svg:d="M187 215c0-4 0-9 0-12-14 0-28 0-42 0 0-65 0-129 0-192 0-9 0-11-7-11-4 0-5 0-9 5-43 66-86 132-129 198 0 3 0 8 0 12 37 0 76 0 113 0 0 12 0 24 0 36 0 15-2 20-33 20-2 0-6 0-8 0 0 5 0 10 0 13 17-1 38-1 56-1s40 0 58 1c0-3 0-8 0-13-4 0-6 0-10 0-31 0-31-5-31-20 0-12 0-24 0-36 14 0 28 0 42 0zM115 203c-35 0-68 0-103 0 35-53 68-106 103-157 0 51 0 104 0 157z"><text:p/></draw:path></draw:g></draw:g><text:s/>ועבור <draw:g text:anchor-type="as-char" svg:y="-0.1098in" draw:z-index="80" draw:name="Shape94" draw:style-name="gr1"><svg:title>TexMaths</svg:title><svg:desc>12§display§11 \le i \le 15§svg§600§FALSE§</svg:desc><draw:g draw:style-name="gr2"><draw:path draw:style-name="gr3" draw:text-style-name="P43" svg:width="0.8055in" svg:height="0.1122in" svg:x="-0.0004in" svg:y="0.0087in" svg:viewBox="0 0 2047 286" svg:d="M0 0c683 0 1364 0 2047 0 0 95 0 191 0 286-683 0-1364 0-2047 0 0-95 0-191 0-286z"><text:p/></draw:path><draw:path draw:style-name="gr4" draw:text-style-name="P44" svg:width="0.0543in" svg:height="0.1091in" svg:x="0.0055in" svg:y="0in" svg:viewBox="0 0 139 278" svg:d="M139 278c0-3 0-8 0-13-5 0-8 0-13 0-38 0-40-3-40-19 0-78 0-157 0-235 0-10 0-11-9-11-27 26-63 26-77 26 0 5 0 9 0 14 8 0 34 0 55-11 0 72 0 145 0 217 0 14-1 19-38 19-5 0-10 0-15 0 0 5 0 10 0 13 16-1 52-1 69-1s54 0 68 1z"><text:p/></draw:path><draw:path draw:style-name="gr4" draw:text-style-name="P44" svg:width="0.0543in" svg:height="0.1091in" svg:x="0.089in" svg:y="0in" svg:viewBox="0 0 139 278" svg:d="M139 278c0-3 0-8 0-13-5 0-8 0-13 0-38 0-40-3-40-19 0-78 0-157 0-235 0-10 0-11-9-11-27 26-64 26-77 26 0 5 0 9 0 14 8 0 34 0 55-11 0 72 0 145 0 217 0 14-1 19-39 19-5 0-9 0-14 0 0 5 0 10 0 13 15-1 52-1 69-1s54 0 68 1z"><text:p/></draw:path><draw:path draw:style-name="gr4" draw:text-style-name="P44" svg:width="0.1035in" svg:height="0.1232in" svg:x="0.2157in" svg:y="0.0059in" svg:viewBox="0 0 264 314" svg:d="M259 233c-77-36-155-72-231-110 76-36 154-70 231-106 10-5 3-21-8-16-82 38-163 77-245 114-7 4-7 14 0 17 82 39 163 78 245 116 11 5 18-11 8-15zM264 306c0-5-5-9-8-9-83 0-165 0-248 0-4 0-8 4-8 9s4 8 8 8c83 0 165 0 248 0 3 0 8-3 8-8z"><text:p/></draw:path><draw:path draw:style-name="gr4" draw:text-style-name="P44" svg:width="0.0437in" svg:height="0.1102in" svg:x="0.3831in" svg:y="0.0012in" svg:viewBox="0 0 112 281" svg:d="M108 14c0-8-6-14-16-14-12 0-22 11-22 22 0 8 6 15 15 15 10 0 23-9 23-23zM112 216c0-4-4-4-5-4-5 0-5 2-7 8-8 26-22 51-44 51-6 0-9-3-9-13 0-11 2-17 12-42 6-14 11-29 17-44 4-11 4-12 9-23 3-9 5-15 5-23 0-19-13-35-35-35-39 0-55 61-55 65 0 5 4 2 5 5 5 0 5-1 7-7 11-40 28-53 42-53 4 0 11 0 11 13 0 10-3 18-5 23-4 11-22 57-29 75-3 12-9 26-9 34 0 20 14 35 34 35 40 0 56-61 56-65z"><text:p/></draw:path><draw:path draw:style-name="gr4" draw:text-style-name="P44" svg:width="0.1039in" svg:height="0.1232in" svg:x="0.4937in" svg:y="0.0059in" svg:viewBox="0 0 265 314" svg:d="M259 233c-77-36-153-72-230-110 77-36 153-70 230-106 11-5 4-21-7-16-82 38-163 77-245 114-7 4-7 14 0 17 82 39 163 78 245 116 11 5 18-11 7-15zM264 306c0-5-4-9-8-9-83 0-165 0-248 0-3 0-8 4-8 9s5 8 8 8c83 0 165 0 248 0 4 0 8-3 8-8z"><text:p/></draw:path><draw:path draw:style-name="gr4" draw:text-style-name="P44" svg:width="0.0543in" svg:height="0.1091in" svg:x="0.6713in" svg:y="0in" svg:viewBox="0 0 139 278" svg:d="M139 278c0-3 0-8 0-13-5 0-8 0-13 0-38 0-40-3-40-19 0-78 0-157 0-235 0-10 0-11-9-11-27 26-64 26-77 26 0 5 0 9 0 14 8 0 34 0 55-11 0 72 0 145 0 217 0 14-1 19-39 19-5 0-9 0-14 0 0 5 0 10 0 13 15-1 52-1 69-1s54 0 68 1z"><text:p/></draw:path><draw:path draw:style-name="gr4" draw:text-style-name="P44" svg:width="0.0657in" svg:height="0.113in" svg:x="0.7476in" svg:y="0in" svg:viewBox="0 0 168 288" svg:d="M168 194c0-49-35-91-80-91-21 0-39 7-53 22 0-28 0-55 0-82 8 3 21 5 35 5 52 0 81-38 81-43 0-3-1-5-3-5s-2 0-4 1c-8 4-29 12-58 12-16 0-36-2-56-12-2-1-4-1-5-1-3 0-3 4-3 11 0 41 0 81 0 123 0 9 0 12 6 12 2 0 3-1 4-4 5-6 21-29 56-29 21 0 32 19 34 26 8 16 9 31 9 52 0 15 0 41-11 57-10 17-25 28-44 28-32 0-56-22-63-47 1 0 3 1 7 1 15 0 22-9 22-20 0-10-7-22-22-22-6 0-20 4-20 23 0 36 29 77 76 77 49 0 92-41 92-94z"><text:p/></draw:path></draw:g></draw:g><text:s/>מתקיים ש־<draw:g text:anchor-type="as-char" svg:y="-0.072in" draw:z-index="81" draw:name="Shape95" draw:style-name="gr1"><svg:title>TexMaths</svg:title><svg:desc>12§display§x_i§svg§600§FALSE§</svg:desc><draw:g draw:style-name="gr2"><draw:path draw:style-name="gr3" draw:text-style-name="P43" svg:width="0.1177in" svg:height="0.0972in" svg:x="0.0031in" svg:y="0.0102in" svg:viewBox="0 0 300 248" svg:d="M151 248c-50 0-101 0-151 0 0-83 0-165 0-248 99 0 200 0 300 0 0 83 0 165 0 248-49 0-100 0-149 0z"><text:p/></draw:path><draw:path draw:style-name="gr4" draw:text-style-name="P44" svg:width="0.0819in" svg:height="0.074in" svg:x="-0.0004in" svg:y="0in" svg:viewBox="0 0 209 189" svg:d="M209 28c0-22-24-28-39-28-24 0-38 23-43 32-11-27-33-32-45-32-45 0-69 54-69 65 0 4 4 2 5 4 4 0 5-1 6-4 14-45 42-55 56-55 9 0 23 3 23 27 0 13-7 42-23 101-7 24-21 42-39 42-3 0-12 0-22-6 11-2 21-11 21-21 0-12-10-15-16-15-13 0-24 10-24 24 0 19 22 27 40 27 28 0 43-29 44-31 5 14 20 31 45 31 44 0 66-53 66-63 0-5-3-5-4-5-3 0-4 2-5 5-13 44-42 54-55 54-17 0-24-14-24-27 0-9 3-18 7-37 5-19 9-38 14-57 3-11 13-49 42-49 3 0 12 0 21 4-11 3-20 14-20 23 0 7 5 16 16 16 8 0 22-9 22-25z"><text:p/></draw:path><draw:path draw:style-name="gr4" draw:text-style-name="P44" svg:width="0.035in" svg:height="0.0768in" svg:x="0.0945in" svg:y="0.0374in" svg:viewBox="0 0 90 196" svg:d="M82 11c0-5-4-11-11-11-9 0-17 7-17 16 0 6 4 12 12 12s16-9 16-17zM90 152c0-4-4-4-5-4-5 0-5 3-6 5-6 23-19 35-31 35-6 0-7-4-7-11 0-6 2-12 5-17 3-8 6-16 9-24 5-13 10-25 15-37 1-2 1-6 1-9 0-13-11-25-28-25-29 0-43 40-43 45 0 4 5 4 6 4 4 0 4-1 5-5 7-25 20-36 31-36 5 0 7 2 7 11 0 6-1 11-8 29-6 15-13 31-19 47-2 3-3 6-3 11 0 15 12 25 28 25 30 0 43-39 43-44z"><text:p/></draw:path></draw:g></draw:g> מתחלק ב־5.</text:p>
      <text:p text:style-name="P33">תחילה נחשב את הפולינום עבור עשרת הנעלמים הראשונים. התנאים שלהם זהים ולכן ניתן לייצגם בעזרת פולינום בודד. לכל אחד מהם מתאים הפולינום <draw:g text:anchor-type="as-char" svg:y="-0.1374in" draw:z-index="83" draw:name="Shape96" draw:style-name="gr1"><svg:title>TexMaths</svg:title><svg:desc>12§display§1 + x + x^2 + x^3 + x^4§svg§600§FALSE§</svg:desc><draw:g draw:style-name="gr2"><draw:path draw:style-name="gr3" draw:text-style-name="P43" svg:width="1.4669in" svg:height="0.1339in" svg:x="-0.0004in" svg:y="0.0083in" svg:viewBox="0 0 3727 341" svg:d="M0 0c1242 0 2485 0 3727 0 0 114 0 228 0 341-1242 0-2485 0-3727 0 0-113 0-227 0-341z"><text:p/></draw:path><draw:path draw:style-name="gr4" draw:text-style-name="P44" svg:width="0.0543in" svg:height="0.1094in" svg:x="0.0055in" svg:y="0.0283in" svg:viewBox="0 0 139 279" svg:d="M139 279c0-4 0-8 0-13-5 0-8 0-13 0-38 0-40-5-40-20 0-78 0-157 0-235 0-10 0-11-9-11-27 28-63 28-77 28 0 4 0 8 0 13 8 0 34 0 55-12 0 72 0 145 0 217 0 15-1 20-38 20-5 0-10 0-15 0 0 5 0 9 0 13 16-1 52-1 69-1s54 0 68 1z"><text:p/></draw:path><draw:path draw:style-name="gr4" draw:text-style-name="P44" svg:width="0.1102in" svg:height="0.1094in" svg:x="0.1201in" svg:y="0.0413in" svg:viewBox="0 0 281 279" svg:d="M281 140c0-5-4-8-9-8-40 0-82 0-123 0 0-42 0-83 0-124 0-3-5-8-9-8s-8 5-8 8c0 41 0 82 0 124-41 0-83 0-124 0-3 0-8 3-8 8s5 9 8 9c41 0 83 0 124 0 0 40 0 81 0 122 0 4 4 8 8 8s9-4 9-8c0-41 0-82 0-122 41 0 83 0 123 0 5 0 9-4 9-9z"><text:p/></draw:path><draw:path draw:style-name="gr4" draw:text-style-name="P44" svg:width="0.0823in" svg:height="0.0744in" svg:x="0.2815in" svg:y="0.065in" svg:viewBox="0 0 210 190" svg:d="M210 28c0-22-24-28-38-28-26 0-40 22-45 31-11-27-33-31-45-31-45 0-69 54-69 65 0 3 4 2 6 3 3 0 4 0 5-5 14-44 42-53 56-53 9 0 23 3 23 27 0 13-7 41-23 101-6 25-21 43-39 43-3 0-12 0-22-6 11-1 21-11 21-22 0-12-10-15-16-15-13 0-24 11-24 25 0 19 22 27 40 27 28 0 43-29 44-32 6 16 20 32 46 32 43 0 68-55 68-64 0-5-5-5-6-5-4 0-5 2-5 5-14 45-43 55-56 55-17 0-23-13-23-28 0-9 2-19 7-37 5-19 10-38 15-57 2-11 12-49 40-49 3 0 14 0 22 4-12 3-20 14-20 23 0 7 4 15 15 15 10 0 23-8 23-24z"><text:p/></draw:path><draw:path draw:style-name="gr4" draw:text-style-name="P44" svg:width="0.1102in" svg:height="0.1094in" svg:x="0.4181in" svg:y="0.0413in" svg:viewBox="0 0 281 279" svg:d="M281 140c0-5-4-8-9-8-40 0-82 0-123 0 0-42 0-83 0-124 0-3-4-8-9-8-4 0-8 5-8 8 0 41 0 82 0 124-41 0-83 0-124 0-4 0-8 3-8 8s4 9 8 9c41 0 83 0 124 0 0 40 0 81 0 122 0 4 4 8 8 8 5 0 9-4 9-8 0-41 0-82 0-122 41 0 83 0 123 0 5 0 9-4 9-9z"><text:p/></draw:path><draw:path draw:style-name="gr4" draw:text-style-name="P44" svg:width="0.0823in" svg:height="0.0744in" svg:x="0.5795in" svg:y="0.065in" svg:viewBox="0 0 210 190" svg:d="M210 28c0-22-25-28-40-28-24 0-38 22-44 31-10-27-32-31-46-31-43 0-67 54-67 65 0 3 4 2 5 3 4 0 5 0 6-5 14-44 42-53 56-53 8 0 23 3 23 27 0 13-7 41-23 101-7 25-21 43-40 43-3 0-12 0-21-6 11-1 19-11 19-22 0-12-8-15-15-15-12 0-23 11-23 25 0 19 22 27 40 27 27 0 43-29 44-32 5 16 20 32 46 32 43 0 67-55 67-64 0-5-4-5-5-5-4 0-5 2-6 5-13 45-42 55-55 55-17 0-24-13-24-28 0-9 2-19 7-37 5-19 10-38 14-57 3-11 12-49 42-49 3 0 12 0 21 4-11 3-19 14-19 23 0 7 3 15 15 15 10 0 23-8 23-24z"><text:p/></draw:path><draw:path draw:style-name="gr4" draw:text-style-name="P44" svg:width="0.0512in" svg:height="0.0764in" svg:x="0.6768in" svg:y="0.0008in" svg:viewBox="0 0 131 195" svg:d="M131 143c-4 0-6 0-10 0-1 6-5 23-8 26-3 2-25 2-29 2-18 0-36 0-54 0 30-27 41-36 59-50 21-17 42-35 42-64 0-34-31-57-70-57-36 0-61 26-61 53 0 15 13 16 16 16 7 0 15-4 15-15 0-5-1-16-17-16 9-20 29-27 44-27 28 0 44 23 44 46 0 27-18 47-28 57-24 23-46 47-70 70-4 3-4 4-4 11 41 0 82 0 122 0 3-17 6-34 9-52z"><text:p/></draw:path><draw:path draw:style-name="gr4" draw:text-style-name="P44" svg:width="0.1102in" svg:height="0.1094in" svg:x="0.7898in" svg:y="0.0413in" svg:viewBox="0 0 281 279" svg:d="M281 140c0-5-4-8-9-8-40 0-82 0-123 0 0-42 0-83 0-124 0-3-4-8-9-8-4 0-8 5-8 8 0 41 0 82 0 124-41 0-83 0-124 0-4 0-8 3-8 8s4 9 8 9c41 0 83 0 124 0 0 40 0 81 0 122 0 4 4 8 8 8 5 0 9-4 9-8 0-41 0-82 0-122 41 0 83 0 123 0 5 0 9-4 9-9z"><text:p/></draw:path><draw:path draw:style-name="gr4" draw:text-style-name="P44" svg:width="0.0823in" svg:height="0.0744in" svg:x="0.9516in" svg:y="0.065in" svg:viewBox="0 0 210 190" svg:d="M210 28c0-22-25-28-40-28-24 0-38 22-44 31-10-27-32-31-46-31-43 0-67 54-67 65 0 3 4 2 5 3 4 0 5 0 6-5 14-44 42-53 56-53 8 0 23 3 23 27 0 13-7 41-23 101-7 25-21 43-40 43-3 0-12 0-21-6 11-1 19-11 19-22 0-12-8-15-15-15-12 0-23 11-23 25 0 19 22 27 40 27 27 0 43-29 44-32 5 16 20 32 46 32 43 0 67-55 67-64 0-5-4-5-5-5-4 0-5 2-6 5-13 45-42 55-55 55-17 0-24-13-24-28 0-9 2-19 7-37 5-19 10-38 14-57 3-11 12-49 42-49 3 0 12 0 22 4-12 3-20 14-20 23 0 7 4 15 15 15 10 0 23-8 23-24z"><text:p/></draw:path><draw:path draw:style-name="gr4" draw:text-style-name="P44" svg:width="0.0531in" svg:height="0.0783in" svg:x="1.0476in" svg:y="0.0008in" svg:viewBox="0 0 136 200" svg:d="M136 145c0-23-18-46-52-53 31-11 43-33 43-51 0-23-27-41-60-41-32 0-57 17-57 40 0 10 6 15 15 15s15-6 15-14c0-9-6-15-15-16 10-13 30-15 41-15 13 0 32 6 32 31 0 13-4 26-12 36-9 10-18 10-32 12-8 1-8 1-10 1-1 1-3 0-3 3 0 4 3 4 8 4s11 0 16 0c23 0 39 17 39 48 0 36-21 48-38 48-12 0-38-4-50-22 14 0 16-9 16-15 0-10-6-17-15-17s-17 5-17 17c0 27 31 44 66 44 42 0 70-25 70-55z"><text:p/></draw:path><draw:path draw:style-name="gr4" draw:text-style-name="P44" svg:width="0.1102in" svg:height="0.1094in" svg:x="1.1622in" svg:y="0.0413in" svg:viewBox="0 0 281 279" svg:d="M281 140c0-5-4-8-9-8-40 0-82 0-123 0 0-42 0-83 0-124 0-3-4-8-9-8-4 0-8 5-8 8 0 41 0 82 0 124-41 0-83 0-124 0-4 0-8 3-8 8s4 9 8 9c41 0 83 0 124 0 0 40 0 81 0 122 0 4 4 8 8 8 5 0 9-4 9-8 0-41 0-82 0-122 41 0 83 0 123 0 5 0 9-4 9-9z"><text:p/></draw:path><draw:path draw:style-name="gr4" draw:text-style-name="P44" svg:width="0.0823in" svg:height="0.0744in" svg:x="1.3236in" svg:y="0.065in" svg:viewBox="0 0 210 190" svg:d="M210 28c0-22-25-28-40-28-24 0-38 22-43 31-11-27-33-31-45-31-45 0-69 54-69 65 0 3 4 2 5 3 4 0 5 0 6-5 14-44 42-53 56-53 9 0 23 3 23 27 0 13-7 41-23 101-7 25-21 43-40 43-3 0-12 0-21-6 11-1 19-11 19-22 0-12-8-15-15-15-12 0-23 11-23 25 0 19 22 27 40 27 27 0 43-29 44-32 5 16 20 32 46 32 43 0 67-55 67-64 0-5-4-5-5-5-4 0-5 2-6 5-13 45-42 55-55 55-17 0-24-13-24-28 0-9 2-19 7-37 5-19 10-38 14-57 3-11 12-49 42-49 3 0 12 0 22 4-12 3-20 14-20 23 0 7 4 15 15 15 10 0 23-8 23-24z"><text:p/></draw:path><draw:path draw:style-name="gr4" draw:text-style-name="P44" svg:width="0.0567in" svg:height="0.0776in" svg:x="1.4181in" svg:y="0in" svg:viewBox="0 0 145 198" svg:d="M145 150c0-4 0-7 0-11-11 0-21 0-32 0 0-44 0-87 0-131 0-6 0-8-7-8-4 0-5 0-8 4-32 45-66 89-98 135 0 4 0 7 0 11 29 0 59 0 88 0 0 7 0 15 0 24 0 10 0 14-24 14-3 0-6 0-9 0 0 4 0 6 0 10 15 0 30 0 45-2 14 2 30 2 44 2 0-4 0-6 0-10-2 0-5 0-7 0-24 0-24-4-24-14 0-9 0-17 0-24 11 0 21 0 32 0zM90 139c-26 0-52 0-78 0 26-36 52-72 78-107 0 35 0 71 0 107z"><text:p/></draw:path></draw:g></draw:g><text:s/>על־פי נוסחת פולינום של נעלמים עם גבולות. את סכום זה ניתן לייצג גם כ־<draw:g text:anchor-type="as-char" svg:y="-0.2484in" draw:z-index="82" draw:name="Shape97" draw:style-name="gr1"><svg:title>TexMaths</svg:title><svg:desc>12§display§{1 - x^5 \over 1 - x}§svg§600§FALSE§</svg:desc><draw:g draw:style-name="gr2"><draw:path draw:style-name="gr3" draw:text-style-name="P43" svg:width="0.437in" svg:height="0.3472in" svg:x="0.0079in" svg:y="0.0102in" svg:viewBox="0 0 1111 883" svg:d="M556 883c-186 0-371 0-556 0 0-294 0-589 0-883 371 0 740 0 1111 0 0 294 0 589 0 883-185 0-371 0-555 0z"><text:p/></draw:path><draw:path draw:style-name="gr4" draw:text-style-name="P44" svg:width="0.0543in" svg:height="0.1102in" svg:x="0.0142in" svg:y="0.0283in" svg:viewBox="0 0 139 281" svg:d="M139 281c0-5 0-10 0-14-5 0-8 0-13 0-38 0-40-4-40-20 0-79 0-157 0-236 0-10 0-11-9-11-25 26-63 26-77 26 0 5 0 9 0 14 8 0 34 0 55-11 0 73 0 145 0 218 0 16-1 20-38 20-5 0-9 0-13 0 0 4 0 9 0 14 14-2 50-2 67-2s54 0 68 2z"><text:p/></draw:path><draw:path draw:style-name="gr4" draw:text-style-name="P44" svg:width="0.1102in" svg:height="0.0063in" svg:x="0.1283in" svg:y="0.0929in" svg:viewBox="0 0 281 17" svg:d="M281 8c0-4-4-8-9-8-87 0-176 0-264 0-4 0-8 4-8 8 0 5 4 9 8 9 88 0 177 0 264 0 5 0 9-4 9-9z"><text:p/></draw:path><draw:path draw:style-name="gr4" draw:text-style-name="P44" svg:width="0.0823in" svg:height="0.0748in" svg:x="0.2898in" svg:y="0.0642in" svg:viewBox="0 0 210 191" svg:d="M210 28c0-23-25-28-40-28-24 0-39 22-44 31-11-27-34-31-46-31-43 0-67 54-67 65 0 3 4 2 5 3 4 0 5-1 6-4 13-45 42-56 56-56 8 0 23 4 23 29 0 13-7 41-23 100-7 26-21 44-40 44-3 0-12 0-21-6 10-2 19-11 19-23 0-11-9-14-15-14-12 0-23 11-23 24 0 20 20 29 40 29 27 0 43-30 44-33 5 16 20 33 46 33 43 0 67-56 67-66 0-4-4-4-5-4-5 0-5 1-6 5-14 44-42 55-56 55-16 0-23-13-23-28 0-9 2-19 7-37 5-19 10-38 14-57 3-11 12-51 42-51 2 0 12 0 21 6-12 3-21 12-21 23 0 6 5 15 17 15 9 0 23-8 23-24z"><text:p/></draw:path><draw:path draw:style-name="gr4" draw:text-style-name="P44" svg:width="0.0512in" svg:height="0.0787in" svg:x="0.387in" svg:y="0in" svg:viewBox="0 0 131 201" svg:d="M131 137c0-34-27-64-63-64-13 0-28 3-40 15 0-20 0-38 0-57 14 4 22 4 27 4 40 0 63-27 63-30 0-4-3-5-4-5s-1 0-2 1c-8 3-23 9-45 9-8 0-24 0-43-9-2-1-2-1-4-1-3 0-3 4-3 8 0 29 0 58 0 87 0 5 0 8 5 8 2 0 2 0 6-3 12-17 30-18 40-18 17 0 26 13 27 15 6 10 7 22 7 38 0 9 0 27-8 40-8 10-21 17-35 17-19 0-39-11-47-30 12 1 18-6 18-15 0-12-12-14-16-14-4 5-14 0-14 16 0 26 24 52 60 52 37 0 71-27 71-64z"><text:p/></draw:path><draw:path draw:style-name="gr4" draw:text-style-name="P44" svg:width="0.4539in" svg:height="0.0067in" svg:x="-0.0004in" svg:y="0.2047in" svg:viewBox="0 0 1154 18" svg:d="M577 18c-193 0-385 0-577 0 0-6 0-12 0-18 385 0 769 0 1154 0 0 6 0 12 0 18-192 0-385 0-577 0z"><text:p/></draw:path><draw:path draw:style-name="gr4" draw:text-style-name="P44" svg:width="0.0543in" svg:height="0.1102in" svg:x="0.0516in" svg:y="0.2524in" svg:viewBox="0 0 139 281" svg:d="M139 281c0-5 0-10 0-14-5 0-8 0-13 0-38 0-40-4-40-20 0-79 0-157 0-236 0-10 0-11-9-11-27 28-64 28-77 28 0 4 0 8 0 13 8 0 34 0 55-12 0 73 0 145 0 218 0 16-1 20-39 20-5 0-9 0-14 0 0 4 0 9 0 14 15-2 52-2 69-2s54 0 68 2z"><text:p/></draw:path><draw:path draw:style-name="gr4" draw:text-style-name="P44" svg:width="0.1102in" svg:height="0.0063in" svg:x="0.1657in" svg:y="0.3193in" svg:viewBox="0 0 281 17" svg:d="M281 8c0-4-4-8-9-8-87 0-176 0-264 0-4 0-8 4-8 8 0 5 4 9 8 9 88 0 177 0 264 0 5 0 9-4 9-9z"><text:p/></draw:path><draw:path draw:style-name="gr4" draw:text-style-name="P44" svg:width="0.0819in" svg:height="0.0748in" svg:x="0.3268in" svg:y="0.2902in" svg:viewBox="0 0 209 191" svg:d="M209 28c0-22-24-28-39-28-25 0-39 22-44 32-11-28-34-32-46-32-44 0-68 54-68 65 0 3 4 2 6 3 2 0 5 0 5-3 14-46 42-55 56-55 9 0 23 3 23 27 0 13-7 41-23 101-6 25-21 43-39 43-3 0-12 0-22-5 11-2 20-12 20-23 0-12-9-15-15-15-13 0-23 11-23 25 0 19 20 28 40 28 27 0 42-30 43-33 6 16 20 33 45 33 44 0 68-54 68-65 0-5-4-5-5-5-4 0-5 3-5 5-14 45-43 55-56 55-17 0-23-13-23-28 0-9 2-19 7-37 5-19 10-38 14-57 3-11 12-49 41-49 3 0 13 0 22 4-12 3-21 14-21 23 0 7 5 15 16 15 10 0 23-8 23-24z"><text:p/></draw:path></draw:g></draw:g> בעזרת סכום סדרה הנדסית. לכן הפולינום המייצג את עשרת הנעלמים הראשונים הוא סכום זה עבור כל נעלם: <draw:g text:anchor-type="as-char" svg:y="-0.2484in" draw:z-index="84" draw:name="Shape98" draw:style-name="gr1"><svg:title>TexMaths</svg:title><svg:desc>12§display§({1 - x^5 \over 1 - x})^{10}§svg§600§FALSE§</svg:desc><draw:g draw:style-name="gr2"><draw:path draw:style-name="gr3" draw:text-style-name="P43" svg:width="0.7327in" svg:height="0.3472in" svg:x="-0.0004in" svg:y="0.0102in" svg:viewBox="0 0 1862 883" svg:d="M931 883c-310 0-620 0-931 0 0-294 0-589 0-883 621 0 1241 0 1862 0 0 294 0 589 0 883-310 0-621 0-931 0z"><text:p/></draw:path><draw:path draw:style-name="gr4" draw:text-style-name="P44" svg:width="0.0378in" svg:height="0.1642in" svg:x="0.0079in" svg:y="0.1256in" svg:viewBox="0 0 97 418" svg:d="M97 415c0-1-1-3-2-4-43-32-72-117-72-184 0-12 0-24 0-35 0-67 29-152 72-185 1-1 2-2 2-3 0-2-2-4-5-4-1 0-1 0-2 0-46 36-90 120-90 192 0 11 0 23 0 35 0 72 44 156 90 191 1 0 1 0 2 0 3 0 5-2 5-3z"><text:p/></draw:path><draw:path draw:style-name="gr4" draw:text-style-name="P44" svg:width="0.0543in" svg:height="0.1102in" svg:x="0.0902in" svg:y="0.0283in" svg:viewBox="0 0 139 281" svg:d="M139 281c0-5 0-10 0-14-5 0-8 0-13 0-38 0-40-4-40-20 0-79 0-157 0-236 0-10 0-11-9-11-27 26-64 26-77 26 0 5 0 9 0 14 8 0 34 0 55-11 0 73 0 145 0 218 0 16-1 20-38 20-5 0-10 0-15 0 0 4 0 9 0 14 16-2 52-2 69-2s54 0 68 2z"><text:p/></draw:path><draw:path draw:style-name="gr4" draw:text-style-name="P44" svg:width="0.1102in" svg:height="0.0063in" svg:x="0.2047in" svg:y="0.0929in" svg:viewBox="0 0 281 17" svg:d="M281 8c0-4-4-8-9-8-87 0-176 0-264 0-4 0-8 4-8 8 0 5 4 9 8 9 88 0 177 0 264 0 5 0 9-4 9-9z"><text:p/></draw:path><draw:path draw:style-name="gr4" draw:text-style-name="P44" svg:width="0.0823in" svg:height="0.0748in" svg:x="0.3661in" svg:y="0.0642in" svg:viewBox="0 0 210 191" svg:d="M210 28c0-23-25-28-40-28-24 0-38 22-44 31-10-27-32-31-44-31-45 0-69 54-69 65 0 3 4 2 5 3 4 0 5-1 6-4 14-45 42-56 56-56 9 0 23 4 23 29 0 13-7 41-23 100-7 26-21 44-40 44-3 0-12 0-21-6 11-2 19-11 19-23 0-11-8-14-15-14-12 0-23 11-23 24 0 20 22 29 40 29 27 0 43-30 44-33 5 16 20 33 46 33 43 0 67-56 67-66 0-4-4-4-5-4-4 0-5 1-6 5-13 44-42 55-55 55-17 0-24-13-24-28 0-9 2-19 7-37 5-19 10-38 14-57 3-11 12-51 42-51 3 0 12 0 22 6-12 3-20 12-20 23 0 6 4 15 15 15 10 0 23-8 23-24z"><text:p/></draw:path><draw:path draw:style-name="gr4" draw:text-style-name="P44" svg:width="0.0512in" svg:height="0.0787in" svg:x="0.463in" svg:y="0in" svg:viewBox="0 0 131 201" svg:d="M131 137c0-34-25-64-63-64-12 0-27 3-40 15 0-20 0-38 0-57 14 4 24 4 28 4 39 0 62-27 62-30 0-4-2-5-4-5-1 0-1 0-2 1-6 3-22 9-45 9-8 0-24 0-43-9-2-1-2-1-4-1-3 0-3 4-3 8 0 29 0 58 0 87 0 5 0 8 5 8 2 0 2 0 6-3 13-17 30-18 40-18 18 0 26 13 28 15 5 10 7 22 7 38 0 9 0 27-9 40-8 10-20 17-35 17-18 0-39-11-46-30 11 1 17-6 17-15 0-12-11-14-14-14-5 5-16 0-16 16 0 26 24 52 60 52 37 0 71-27 71-64z"><text:p/></draw:path><draw:path draw:style-name="gr4" draw:text-style-name="P44" svg:width="0.4543in" svg:height="0.0067in" svg:x="0.0756in" svg:y="0.2047in" svg:viewBox="0 0 1155 18" svg:d="M579 18c-194 0-386 0-579 0 0-6 0-12 0-18 385 0 771 0 1155 0 0 6 0 12 0 18-192 0-384 0-576 0z"><text:p/></draw:path><draw:path draw:style-name="gr4" draw:text-style-name="P44" svg:width="0.0543in" svg:height="0.1102in" svg:x="0.1276in" svg:y="0.2524in" svg:viewBox="0 0 139 281" svg:d="M139 281c0-5 0-10 0-14-5 0-8 0-13 0-38 0-40-4-40-20 0-79 0-157 0-236 0-10 0-11-9-11-27 28-64 28-77 28 0 4 0 8 0 13 8 0 34 0 55-12 0 73 0 145 0 218 0 16-1 20-39 20-5 0-9 0-14 0 0 4 0 9 0 14 15-2 52-2 69-2s54 0 68 2z"><text:p/></draw:path><draw:path draw:style-name="gr4" draw:text-style-name="P44" svg:width="0.1102in" svg:height="0.0063in" svg:x="0.2421in" svg:y="0.3193in" svg:viewBox="0 0 281 17" svg:d="M281 8c0-4-4-8-9-8-87 0-176 0-264 0-4 0-8 4-8 8 0 5 4 9 8 9 88 0 177 0 264 0 5 0 9-4 9-9z"><text:p/></draw:path><draw:path draw:style-name="gr4" draw:text-style-name="P44" svg:width="0.0823in" svg:height="0.0748in" svg:x="0.4031in" svg:y="0.2902in" svg:viewBox="0 0 210 191" svg:d="M210 28c0-22-25-28-40-28-24 0-39 22-44 32-11-28-34-32-46-32-43 0-67 54-67 65 0 3 4 2 5 3 4 0 5 0 6-3 13-46 42-55 56-55 8 0 23 3 23 27 0 13-7 41-23 101-7 25-21 43-40 43-3 0-12 0-21-5 10-2 19-12 19-23 0-12-9-15-15-15-12 0-23 11-23 25 0 19 20 28 40 28 27 0 43-30 44-33 5 16 20 33 46 33 43 0 67-54 67-65 0-5-4-5-5-5-5 0-5 3-6 5-14 45-42 55-56 55-16 0-23-13-23-28 0-9 2-19 7-37 5-19 10-38 14-57 3-11 12-49 42-49 2 0 12 0 21 4-12 3-21 14-21 23 0 7 5 15 17 15 10 0 23-8 23-24z"><text:p/></draw:path><draw:path draw:style-name="gr4" draw:text-style-name="P44" svg:width="0.0382in" svg:height="0.1642in" svg:x="0.5594in" svg:y="0.1256in" svg:viewBox="0 0 98 418" svg:d="M98 227c0-12 0-24 0-35 0-72-44-156-91-192-1 0-1 0-2 0-3 0-5 2-5 4 0 1 1 2 2 3 44 33 74 118 74 185 0 11 0 23 0 35 0 67-30 152-74 184-1 1-2 3-2 4s2 3 5 3c1 0 1 0 2 0 47-35 91-119 91-191z"><text:p/></draw:path><draw:path draw:style-name="gr4" draw:text-style-name="P44" svg:width="0.0417in" svg:height="0.0764in" svg:x="0.6276in" svg:y="0.1138in" svg:viewBox="0 0 107 195" svg:d="M107 195c0-3 0-7 0-10-4 0-7 0-11 0-30 0-30-4-30-14 0-53 0-109 0-163 0-8 0-8-8-8-20 18-46 18-58 18 0 4 0 7 0 11 7 0 26 0 42-9 0 51 0 101 0 151 0 10 0 14-29 14-3 0-7 0-11 0 0 3 0 7 0 10 17-1 35-1 52-1 18 0 35 0 53 1z"><text:p/></draw:path><draw:path draw:style-name="gr4" draw:text-style-name="P44" svg:width="0.0535in" svg:height="0.0787in" svg:x="0.687in" svg:y="0.1138in" svg:viewBox="0 0 137 201" svg:d="M137 101c0-33-4-55-18-76-9-13-28-25-51-25-68 0-68 79-68 101 0 20 0 100 68 100 69 0 69-79 69-100zM109 97c0 22 0 44-3 62-6 27-26 34-38 34-14 0-32-8-37-32-5-17-5-42-5-64 0-21 0-43 5-60 6-23 25-29 37-29 16 0 32 10 36 27 5 15 5 37 5 62z"><text:p/></draw:path></draw:g></draw:g>.</text:p>
      <text:p text:style-name="P34"><text:soft-page-break/>נחשב עתה את הפולינום של חמשת האיברים האחרונים. איברים אלה גם כאמור יהיו בעל אותו פולינום. פולינום זה הוא פולינום אין־סופי שמגדיר קפיצות של 5, לכן <draw:g text:anchor-type="as-char" svg:y="-0.1366in" draw:z-index="85" draw:name="Shape99" draw:style-name="gr1"><svg:title>TexMaths</svg:title><svg:desc>12§display§1 + x^5 + x^{10} +...§svg§600§FALSE§</svg:desc><draw:g draw:style-name="gr2"><draw:path draw:style-name="gr3" draw:text-style-name="P43" svg:width="1.2031in" svg:height="0.1339in" svg:x="-0.0004in" svg:y="0.0102in" svg:viewBox="0 0 3057 341" svg:d="M1529 341c-510 0-1019 0-1529 0 0-113 0-228 0-341 1019 0 2038 0 3057 0 0 113 0 228 0 341-509 0-1019 0-1528 0z"><text:p/></draw:path><draw:path draw:style-name="gr4" draw:text-style-name="P44" svg:width="0.0543in" svg:height="0.1102in" svg:x="0.0055in" svg:y="0.0283in" svg:viewBox="0 0 139 281" svg:d="M139 281c0-4 0-9 0-13-5 0-8 0-13 0-37 0-38-5-38-21 0-78 0-158 0-236 0-10 0-11-11-11-25 27-63 27-77 27 0 4 0 8 0 13 10 0 34 0 56-11 0 72 0 146 0 218 0 16-2 21-39 21-5 0-9 0-13 0 0 4 0 9 0 13 14-1 50-1 68-1 17 0 53 0 67 1z"><text:p/></draw:path><draw:path draw:style-name="gr4" draw:text-style-name="P44" svg:width="0.1102in" svg:height="0.1102in" svg:x="0.1205in" svg:y="0.0409in" svg:viewBox="0 0 281 281" svg:d="M281 141c0-5-5-8-9-8-40 0-82 0-123 0 0-43 0-84 0-125 0-4-5-8-9-8s-8 4-8 8c0 41 0 82 0 125-41 0-83 0-124 0-4 0-8 3-8 8s4 8 8 8c41 0 83 0 124 0 0 41 0 82 0 123 0 5 4 9 8 9s9-4 9-9c0-41 0-82 0-123 41 0 83 0 123 0 4 0 9-3 9-8z"><text:p/></draw:path><draw:path draw:style-name="gr4" draw:text-style-name="P44" svg:width="0.0819in" svg:height="0.0752in" svg:x="0.2823in" svg:y="0.0646in" svg:viewBox="0 0 209 192" svg:d="M209 28c0-23-24-28-39-28-25 0-39 22-44 31-11-27-34-31-46-31-44 0-68 54-68 65 0 4 4 3 6 4 2 0 4-1 5-5 14-45 42-56 56-56 9 0 23 4 23 29 0 14-7 41-23 100-6 27-21 45-39 45-3 0-12 0-22-6 11-2 20-11 20-23 0-11-9-14-15-14-13 0-23 10-23 24 0 20 20 29 40 29 27 0 42-30 43-33 6 16 20 33 45 33 45 0 69-56 69-67 0-3-5-3-6-3-4 0-5 1-5 5-14 44-43 55-56 55-17 0-23-13-23-28 0-9 2-19 7-37 5-19 10-39 14-58 3-11 12-51 41-51 3 0 13 0 22 6-12 3-21 13-21 23 0 6 5 15 16 15 10 0 23-7 23-24z"><text:p/></draw:path><draw:path draw:style-name="gr4" draw:text-style-name="P44" svg:width="0.0508in" svg:height="0.0795in" svg:x="0.3795in" svg:y="0in" svg:viewBox="0 0 130 203" svg:d="M130 137c0-33-26-63-62-63-13 0-28 2-42 14 0-19 0-37 0-57 16 4 24 4 29 4 40 0 63-27 63-30 0-4-3-5-4-5s-1 0-2 1c-8 3-23 9-45 9-8 0-24 0-43-9-4-1-2-1-4-1-3 0-3 4-3 8 0 29 0 58 0 87 0 5 0 9 3 9 4 0 4 0 6-4 14-17 32-18 42-18 17 0 26 13 27 16 6 9 7 21 7 38 0 9 0 27-8 40-8 10-21 17-35 17-19 0-40-10-47-30 12 1 17-6 17-15 0-12-11-14-15-14-4 5-14 0-14 15 0 27 24 54 59 54 38 0 71-28 71-66z"><text:p/></draw:path><draw:path draw:style-name="gr4" draw:text-style-name="P44" svg:width="0.1102in" svg:height="0.1102in" svg:x="0.4925in" svg:y="0.0409in" svg:viewBox="0 0 281 281" svg:d="M281 141c0-5-4-8-9-8-40 0-81 0-122 0 0-43 0-84 0-125 0-4-6-8-10-8s-8 4-8 8c0 41 0 82 0 125-41 0-82 0-122 0-5 0-10 3-10 8s5 8 10 8c40 0 81 0 122 0 0 41 0 82 0 123 0 5 4 9 8 9s10-4 10-9c0-41 0-82 0-123 41 0 82 0 122 0 5 0 9-3 9-8z"><text:p/></draw:path><draw:path draw:style-name="gr4" draw:text-style-name="P44" svg:width="0.0823in" svg:height="0.0752in" svg:x="0.6535in" svg:y="0.0646in" svg:viewBox="0 0 210 192" svg:d="M210 28c0-23-24-28-38-28-26 0-40 22-45 31-11-27-33-31-45-31-45 0-69 54-69 65 0 4 4 3 5 4 4 0 5-1 6-5 14-45 42-56 56-56 9 0 23 4 23 29 0 14-7 41-23 100-6 27-21 45-39 45-3 0-12 0-22-6 11-2 21-11 21-23 0-11-10-14-16-14-13 0-24 10-24 24 0 20 22 29 40 29 28 0 43-30 44-33 6 16 20 33 46 33 43 0 67-56 67-67 0-3-4-3-5-3-4 0-5 1-5 5-14 44-43 55-56 55-17 0-23-13-23-28 0-9 2-19 7-37 5-19 10-39 15-58 2-11 12-51 40-51 3 0 14 0 22 6-12 3-20 13-20 23 0 6 4 15 15 15 10 0 23-7 23-24z"><text:p/></draw:path><draw:path draw:style-name="gr4" draw:text-style-name="P44" svg:width="0.0417in" svg:height="0.0772in" svg:x="0.7563in" svg:y="0in" svg:viewBox="0 0 107 197" svg:d="M107 197c0-4 0-8 0-11-4 0-7 0-11 0-29 0-29-4-29-14 0-55 0-109 0-164 0-8-1-8-9-8-20 19-46 19-58 19 0 4 0 8 0 11 7 0 26 0 43-8 0 49 0 100 0 150 0 10 0 14-30 14-3 0-7 0-11 0 0 3 0 7 0 11 17-2 35-2 52-2 18 0 35 0 53 2z"><text:p/></draw:path><draw:path draw:style-name="gr4" draw:text-style-name="P44" svg:width="0.0535in" svg:height="0.0795in" svg:x="0.8161in" svg:y="0in" svg:viewBox="0 0 137 203" svg:d="M137 102c0-32-4-55-18-77-9-13-27-25-51-25-68 0-68 81-68 102 0 22 0 101 68 101 69 0 69-79 69-101zM110 99c0 22 0 43-4 63-6 26-26 32-38 32-13 0-31-7-37-31-5-18-5-42-5-64s0-45 5-60c6-25 25-31 37-31 16 0 32 10 36 27 5 17 6 37 6 64z"><text:p/></draw:path><draw:path draw:style-name="gr4" draw:text-style-name="P44" svg:width="0.1102in" svg:height="0.1102in" svg:x="0.9303in" svg:y="0.0409in" svg:viewBox="0 0 281 281" svg:d="M281 141c0-5-4-8-9-8-40 0-82 0-123 0 0-43 0-84 0-125 0-4-4-8-9-8-4 0-8 4-8 8 0 41 0 82 0 125-41 0-83 0-124 0-4 0-8 3-8 8s4 8 8 8c41 0 83 0 124 0 0 41 0 82 0 123 0 5 4 9 8 9 5 0 9-4 9-9 0-41 0-82 0-123 41 0 83 0 123 0 5 0 9-3 9-8z"><text:p/></draw:path><draw:path draw:style-name="gr4" draw:text-style-name="P44" svg:width="0.0169in" svg:height="0.0177in" svg:x="1.1016in" svg:y="0.1197in" svg:viewBox="0 0 44 46" svg:d="M44 23c0-12-9-23-21-23s-23 11-23 23 11 23 23 23 21-11 21-23z"><text:p/></draw:path><draw:path draw:style-name="gr4" draw:text-style-name="P44" svg:width="0.0169in" svg:height="0.0177in" svg:x="1.1476in" svg:y="0.1197in" svg:viewBox="0 0 44 46" svg:d="M44 23c0-12-10-23-22-23-14 0-22 11-22 23s8 23 22 23c12 0 22-11 22-23z"><text:p/></draw:path><draw:path draw:style-name="gr4" draw:text-style-name="P44" svg:width="0.0169in" svg:height="0.0177in" svg:x="1.1941in" svg:y="0.1197in" svg:viewBox="0 0 44 46" svg:d="M44 23c0-12-10-23-22-23s-22 11-22 23 10 23 22 23 22-11 22-23z"><text:p/></draw:path></draw:g></draw:g>. נשתמש בנוסחת סכום סדרה הנדסית אין־סופית: <draw:g text:anchor-type="as-char" svg:y="-0.222in" draw:z-index="86" draw:name="Shape100" draw:style-name="gr1"><svg:title>TexMaths</svg:title><svg:desc>12§display§{1 \over 1 - x^5}§svg§600§FALSE§</svg:desc><draw:g draw:style-name="gr2"><draw:path draw:style-name="gr3" draw:text-style-name="P43" svg:width="0.437in" svg:height="0.3205in" svg:x="0.0079in" svg:y="0.0102in" svg:viewBox="0 0 1111 815" svg:d="M557 815c-186 0-371 0-557 0 0-271 0-544 0-815 371 0 740 0 1111 0 0 271 0 544 0 815-185 0-369 0-554 0z"><text:p/></draw:path><draw:path draw:style-name="gr4" draw:text-style-name="P44" svg:width="0.0543in" svg:height="0.1102in" svg:x="0.2004in" svg:y="0in" svg:viewBox="0 0 139 281" svg:d="M139 281c0-5 0-10 0-13-5 0-8 0-13 0-38 0-40-5-40-21 0-79 0-157 0-236 0-10 0-11-9-11-27 28-64 28-77 28 0 4 0 8 0 13 8 0 34 0 55-12 0 73 0 145 0 218 0 16-1 21-39 21-5 0-9 0-14 0 0 3 0 8 0 13 15-1 52-1 69-1s54 0 68 1z"><text:p/></draw:path><draw:path draw:style-name="gr4" draw:text-style-name="P44" svg:width="0.4539in" svg:height="0.0063in" svg:x="-0.0004in" svg:y="0.1783in" svg:viewBox="0 0 1154 17" svg:d="M578 17c-193 0-385 0-578 0 0-6 0-11 0-17 385 0 769 0 1154 0 0 6 0 11 0 17-192 0-384 0-576 0z"><text:p/></draw:path><draw:path draw:style-name="gr4" draw:text-style-name="P44" svg:width="0.0543in" svg:height="0.1102in" svg:x="0.0142in" svg:y="0.2256in" svg:viewBox="0 0 139 281" svg:d="M139 281c0-5 0-10 0-13-5 0-8 0-13 0-38 0-40-5-40-21 0-79 0-157 0-236 0-10 0-11-9-11-25 28-63 28-77 28 0 4 0 8 0 13 8 0 34 0 55-11 0 72 0 144 0 217 0 16-1 21-38 21-5 0-9 0-13 0 0 3 0 8 0 13 14-1 50-1 67-1s54 0 68 1z"><text:p/></draw:path><draw:path draw:style-name="gr4" draw:text-style-name="P44" svg:width="0.1102in" svg:height="0.0063in" svg:x="0.1283in" svg:y="0.2929in" svg:viewBox="0 0 281 17" svg:d="M281 8c0-4-4-8-9-8-87 0-176 0-264 0-4 0-8 4-8 8 0 5 4 9 8 9 88 0 177 0 264 0 5 0 9-4 9-9z"><text:p/></draw:path><draw:path draw:style-name="gr4" draw:text-style-name="P44" svg:width="0.0823in" svg:height="0.0748in" svg:x="0.2898in" svg:y="0.2638in" svg:viewBox="0 0 210 191" svg:d="M210 28c0-22-25-28-40-28-24 0-39 22-44 32-11-28-34-32-46-32-43 0-67 54-67 65 0 3 4 2 5 3 4 0 5 0 6-3 13-46 42-55 56-55 8 0 23 3 23 27 0 13-7 41-23 101-7 25-21 43-40 43-3 0-12 0-21-5 10-2 19-12 19-22 0-12-9-16-15-16-12 0-23 11-23 25 0 19 20 28 40 28 27 0 43-30 44-33 5 16 20 33 46 33 43 0 67-54 67-65 0-5-4-5-5-5-5 0-5 3-6 5-14 46-42 55-56 55-16 0-23-13-23-27 0-10 2-20 7-38 5-19 10-38 14-57 3-11 12-49 42-49 2 0 12 0 21 4-12 3-21 14-21 23 0 7 5 15 17 15 9 0 23-8 23-24z"><text:p/></draw:path><draw:path draw:style-name="gr4" draw:text-style-name="P44" svg:width="0.0512in" svg:height="0.0783in" svg:x="0.387in" svg:y="0.2114in" svg:viewBox="0 0 131 200" svg:d="M131 136c0-34-27-64-63-64-13 0-28 4-40 14 0-18 0-37 0-55 14 4 22 4 27 4 40 0 63-27 63-31s-3-4-4-4-1 0-2 0c-8 2-23 8-45 8-8 0-24 0-43-7-2-1-2-1-4-1-3 0-3 2-3 7 0 29 0 59 0 88 0 5 0 8 5 8 2 0 2-1 6-5 12-15 30-18 40-18 17 0 26 15 27 17 6 10 7 21 7 37 0 10 0 27-8 40-8 11-21 18-35 18-19 0-39-11-47-30 12 0 18-7 18-14 0-14-12-16-16-16-4 5-14 0-14 16 0 26 24 52 60 52 37 0 71-27 71-64z"><text:p/></draw:path></draw:g></draw:g>, ונעלה בחזקת חמש לכל הנעלמים, <draw:g text:anchor-type="as-char" svg:y="-0.222in" draw:z-index="87" draw:name="Shape101" draw:style-name="gr1"><svg:title>TexMaths</svg:title><svg:desc>12§display§({1 \over 1 - x^5})^5§svg§600§FALSE§</svg:desc><draw:g draw:style-name="gr2"><draw:path draw:style-name="gr3" draw:text-style-name="P43" svg:width="0.6646in" svg:height="0.3205in" svg:x="-0.0004in" svg:y="0.0083in" svg:viewBox="0 0 1689 815" svg:d="M0 0c562 0 1126 0 1689 0 0 271 0 544 0 815-563 0-1127 0-1689 0 0-271 0-544 0-815z"><text:p/></draw:path><draw:path draw:style-name="gr4" draw:text-style-name="P44" svg:width="0.0382in" svg:height="0.1646in" svg:x="0.0075in" svg:y="0.0984in" svg:viewBox="0 0 98 419" svg:d="M98 415c0-1-1-2-2-3-43-33-73-117-73-185 0-12 0-24 0-35 0-67 30-151 73-185 1-1 2-2 2-3 0-2-2-4-4-4s-2 0-3 1c-47 35-91 119-91 191 0 11 0 23 0 35 0 72 44 157 91 192 1 0 1 0 3 0s4-1 4-4z"><text:p/></draw:path><draw:path draw:style-name="gr4" draw:text-style-name="P44" svg:width="0.0543in" svg:height="0.1102in" svg:x="0.2764in" svg:y="0in" svg:viewBox="0 0 139 281" svg:d="M139 281c0-5 0-10 0-13-5 0-8 0-13 0-38 0-40-5-40-21 0-79 0-157 0-236 0-10 0-11-9-11-27 26-64 26-77 26 0 5 0 9 0 14 8 0 34 0 55-11 0 73 0 145 0 218 0 16-1 21-39 21-5 0-9 0-14 0 0 3 0 8 0 13 15-1 52-1 69-1s53 0 68 1z"><text:p/></draw:path><draw:path draw:style-name="gr4" draw:text-style-name="P44" svg:width="0.4539in" svg:height="0.0063in" svg:x="0.0756in" svg:y="0.1783in" svg:viewBox="0 0 1154 17" svg:d="M0 0c385 0 770 0 1154 0 0 6 0 11 0 17-384 0-769 0-1154 0 0-6 0-11 0-17z"><text:p/></draw:path><draw:path draw:style-name="gr4" draw:text-style-name="P44" svg:width="0.0543in" svg:height="0.1102in" svg:x="0.0902in" svg:y="0.2256in" svg:viewBox="0 0 139 281" svg:d="M139 281c0-5 0-10 0-13-5 0-8 0-13 0-38 0-40-5-40-21 0-79 0-157 0-235 0-11 0-12-9-12-27 28-64 28-77 28 0 4 0 8 0 13 8 0 34 0 55-11 0 72 0 144 0 217 0 16-1 21-39 21-5 0-9 0-14 0 0 3 0 8 0 13 15-1 52-1 69-1s54 0 68 1z"><text:p/></draw:path><draw:path draw:style-name="gr4" draw:text-style-name="P44" svg:width="0.1102in" svg:height="0.0063in" svg:x="0.2043in" svg:y="0.2909in" svg:viewBox="0 0 281 17" svg:d="M281 8c0-3-4-8-9-8-87 0-176 0-264 0-4 0-8 4-8 8s4 9 8 9c88 0 177 0 264 0 5 0 9-4 9-9z"><text:p/></draw:path><draw:path draw:style-name="gr4" draw:text-style-name="P44" svg:width="0.0823in" svg:height="0.0748in" svg:x="0.3654in" svg:y="0.2638in" svg:viewBox="0 0 210 191" svg:d="M210 28c0-22-25-28-40-28-24 0-39 23-44 32-10-27-32-32-46-32-43 0-67 54-67 65 0 5 4 3 5 5 4 0 5-2 6-5 14-45 42-55 56-55 8 0 23 3 23 27 0 13-7 42-23 101-7 26-21 43-40 43-3 0-12 0-21-5 11-2 19-10 19-22s-8-16-15-16c-12 0-23 12-23 25 0 19 20 28 40 28 27 0 43-30 44-33 5 16 20 33 46 33 43 0 67-54 67-65 0-5-4-5-5-5-4 0-5 3-6 5-13 46-42 55-56 55-16 0-23-13-23-27 0-10 2-18 7-38 5-19 10-38 14-57 3-11 12-49 42-49 3 0 12 0 21 4-11 3-20 14-20 23 0 7 4 16 16 16 10 0 23-9 23-25z"><text:p/></draw:path><draw:path draw:style-name="gr4" draw:text-style-name="P44" svg:width="0.0512in" svg:height="0.0791in" svg:x="0.4626in" svg:y="0.211in" svg:viewBox="0 0 131 202" svg:d="M131 136c0-33-25-64-63-64-13 0-27 4-40 14 0-18 0-37 0-55 14 4 24 4 28 4 39 0 62-27 62-31s-3-4-4-4-1 0-2 0c-8 4-23 8-45 8-8 0-24 0-43-7-2-1-2-1-4-1-3 0-3 2-3 7 0 29 0 59 0 88 0 5 0 8 5 8 2 0 2-1 6-5 12-15 30-18 40-18 18 0 26 15 28 17 5 10 6 21 6 37 0 10 0 27-8 40-8 11-21 18-35 18-19 0-39-11-46-30 11 0 17-7 17-14 0-14-11-16-16-16-4 5-14 0-14 16 0 27 24 54 60 54 37 0 71-29 71-66z"><text:p/></draw:path><draw:path draw:style-name="gr4" draw:text-style-name="P44" svg:width="0.0378in" svg:height="0.1646in" svg:x="0.5591in" svg:y="0.0984in" svg:viewBox="0 0 97 419" svg:d="M97 227c0-12 0-24 0-35 0-72-44-156-90-191-1-1-1-1-2-1-3 0-5 2-5 4 0 1 1 2 2 3 44 34 72 118 72 185 0 11 0 23 0 35 0 68-28 152-72 185-1 1-2 2-2 3 0 3 2 4 5 4 1 0 1 0 2 0 46-35 90-120 90-192z"><text:p/></draw:path><draw:path draw:style-name="gr4" draw:text-style-name="P44" svg:width="0.0512in" svg:height="0.0791in" svg:x="0.6213in" svg:y="0.0854in" svg:viewBox="0 0 131 202" svg:d="M131 137c0-34-25-65-63-65-12 0-27 4-40 14 0-18 0-37 0-55 14 4 24 4 28 4 39 0 62-27 62-31 0-3-2-4-4-4 0 0-1 0-1 1-7 3-23 9-46 9-7 0-24-2-43-9-2-1-2-1-4-1-3 0-3 4-3 7 0 29 0 59 0 88 0 5 0 8 5 8 2 0 2 0 6-3 13-17 31-20 40-20 18 0 27 15 28 17 5 10 7 21 7 39 0 8 0 25-9 38-8 11-20 18-34 18-19 0-40-11-47-30 11 1 17-6 17-14 0-14-11-16-14-16-5 6-16 0-16 17 0 26 24 53 60 53 37 0 71-28 71-65z"><text:p/></draw:path></draw:g></draw:g>.</text:p>
      <text:p text:style-name="P34">עתה נרכיב את הפונקציה היוצרת עבור המשוואה, היא מורכבת משני הפולינומים שמצאנו:</text:p>
      <text:p text:style-name="Text_20_body"><draw:g text:anchor-type="as-char" svg:y="-0.2492in" draw:z-index="88" draw:name="Shape102" draw:style-name="gr1"><svg:title>TexMaths</svg:title><svg:desc>12§display§({1 - x^5 \over 1 - x})^{10} \cdot ({1 \over 1 - x^5})^5 =
{(1 - x^5)^{10} \over (1 - x)^{10}} \cdot {1 \over (1 - x^5)^5} =
{(1 - x^5)^{5} \over (1 - x)^{10}}§svg§600§FALSE§</svg:desc><draw:g draw:style-name="gr2"><draw:path draw:style-name="gr3" draw:text-style-name="P43" svg:width="4.2713in" svg:height="0.387in" svg:x="-0.0004in" svg:y="0.0079in" svg:viewBox="0 0 10850 984" svg:d="M5426 984c-1809 0-3618 0-5426 0 0-328 0-656 0-984 3617 0 7233 0 10850 0 0 328 0 656 0 984-1808 0-3617 0-5424 0z"><text:p/></draw:path><draw:path draw:style-name="gr4" draw:text-style-name="P44" svg:width="0.0378in" svg:height="0.165in" svg:x="0.0079in" svg:y="0.1256in" svg:viewBox="0 0 97 420" svg:d="M97 415c0-1-1-2-2-2-43-34-72-118-72-185 0-12 0-24 0-36 0-67 29-151 72-185 1 0 2-1 2-2 0-3-2-5-5-5-1 0-1 0-2 1-46 35-90 119-90 191 0 12 0 24 0 36 0 72 44 156 90 191 1 0 1 0 2 1 3 0 5-2 5-5z"><text:p/></draw:path><draw:path draw:style-name="gr4" draw:text-style-name="P44" svg:width="0.0543in" svg:height="0.1102in" svg:x="0.0902in" svg:y="0.0264in" svg:viewBox="0 0 139 281" svg:d="M139 281c0-5 0-10 0-13-5 0-8 0-13 0-38 0-40-5-40-21 0-79 0-157 0-236 0-10 0-11-9-11-25 28-63 28-77 28 0 3 0 8 0 12 8 0 34 0 55-11 0 73 0 145 0 218 0 16-1 21-38 21-5 0-10 0-15 0 0 3 0 8 0 13 16-1 52-1 69-1s54 0 68 1z"><text:p/></draw:path><draw:path draw:style-name="gr4" draw:text-style-name="P44" svg:width="0.1102in" svg:height="0.0063in" svg:x="0.2051in" svg:y="0.0929in" svg:viewBox="0 0 281 17" svg:d="M281 8c0-4-5-8-9-8-87 0-176 0-264 0-4 0-8 4-8 8 0 5 4 9 8 9 88 0 177 0 264 0 4 0 9-4 9-9z"><text:p/></draw:path><draw:path draw:style-name="gr4" draw:text-style-name="P44" svg:width="0.0823in" svg:height="0.0748in" svg:x="0.3665in" svg:y="0.0638in" svg:viewBox="0 0 210 191" svg:d="M210 28c0-22-25-28-40-28-24 0-39 22-44 31-11-27-34-31-46-31-43 0-68 54-68 65 0 3 4 2 6 3 4 0 5 0 5-4 14-45 42-56 56-56 9 0 23 5 23 29 0 13-7 41-23 101-6 25-21 43-39 43-3 0-12 0-22-5 11-2 20-12 20-22 0-12-9-16-15-16-13 0-23 11-23 25 0 19 20 28 40 28 27 0 42-30 44-33 5 16 19 33 44 33 45 0 69-54 69-65 0-5-4-5-6-5-4 0-4 3-5 5-14 46-43 55-56 55-17 0-23-13-23-27 0-10 2-20 7-38 5-19 10-38 14-57 3-11 12-51 42-51 2 0 12 0 21 6-12 3-21 14-21 23 0 7 5 15 17 15 9 0 23-8 23-24z"><text:p/></draw:path><draw:path draw:style-name="gr4" draw:text-style-name="P44" svg:width="0.0512in" svg:height="0.0791in" svg:x="0.4638in" svg:y="-0.0004in" svg:viewBox="0 0 131 202" svg:d="M131 137c0-34-27-64-63-64-13 0-28 3-40 15 0-20 0-38 0-57 14 4 22 4 27 4 40 0 63-27 63-30 0-4-3-5-4-5s-1 0-2 1c-8 3-23 9-45 9-8 0-24 0-43-9-2-1-2-1-4-1-3 0-3 4-3 8 0 29 0 58 0 87 0 6 0 9 5 9 2 0 2-1 6-4 12-16 30-18 40-18 17 0 26 13 27 15 6 10 7 22 7 39 0 8 0 26-8 39-8 11-21 18-35 18-19 0-39-11-47-31 12 1 18-6 18-14 0-12-12-15-16-15-4 5-14 0-14 16 0 26 24 53 60 53 37 0 71-28 71-65z"><text:p/></draw:path><draw:path draw:style-name="gr4" draw:text-style-name="P44" svg:width="0.4551in" svg:height="0.0063in" svg:x="0.0756in" svg:y="0.2047in" svg:viewBox="0 0 1157 17" svg:d="M578 17c-193 0-385 0-578 0 0-6 0-11 0-17 385 0 772 0 1157 0 0 6 0 11 0 17-193 0-385 0-579 0z"><text:p/></draw:path><draw:path draw:style-name="gr4" draw:text-style-name="P44" svg:width="0.0543in" svg:height="0.1102in" svg:x="0.1276in" svg:y="0.2524in" svg:viewBox="0 0 139 281" svg:d="M139 281c0-5 0-10 0-13-5 0-8 0-13 0-38 0-40-5-40-21 0-79 0-157 0-236 0-11 0-11-9-11-27 26-64 26-77 26 0 5 0 9 0 14 8 0 34 0 55-11 0 73 0 145 0 218 0 16-1 21-39 21-5 0-9 0-14 0 0 3 0 8 0 13 16-1 52-1 69-1s54 0 68 1z"><text:p/></draw:path><draw:path draw:style-name="gr4" draw:text-style-name="P44" svg:width="0.1102in" svg:height="0.0063in" svg:x="0.2417in" svg:y="0.3189in" svg:viewBox="0 0 281 17" svg:d="M281 8c0-4-4-8-9-8-87 0-176 0-264 0-3 0-8 4-8 8 0 5 5 9 8 9 88 0 177 0 264 0 5 0 9-4 9-9z"><text:p/></draw:path><draw:path draw:style-name="gr4" draw:text-style-name="P44" svg:width="0.0823in" svg:height="0.0752in" svg:x="0.4035in" svg:y="0.2898in" svg:viewBox="0 0 210 192" svg:d="M210 29c0-23-24-29-38-29-26 0-40 23-45 32-11-27-33-32-45-32-45 0-69 55-69 66 0 4 4 2 5 4 4 0 5-2 6-5 14-45 42-55 56-55 9 0 23 3 23 28 0 14-7 41-23 100-6 26-21 44-39 44-3 0-12 0-22-6 11-2 21-10 21-22 0-11-10-15-16-15-13 0-24 11-24 24 0 21 22 29 40 29 28 0 43-30 44-32 6 15 20 32 46 32 43 0 67-55 67-66 0-4-4-4-5-4-4 0-5 2-5 5-14 45-43 55-56 55-17 0-23-13-23-27 0-10 2-19 7-37 5-20 10-39 15-58 2-12 12-50 40-50 3 0 14 0 22 6-12 2-20 12-20 22 0 6 4 15 15 15 10 0 23-7 23-24z"><text:p/></draw:path><draw:path draw:style-name="gr4" draw:text-style-name="P44" svg:width="0.0378in" svg:height="0.165in" svg:x="0.5602in" svg:y="0.1256in" svg:viewBox="0 0 97 420" svg:d="M97 228c0-12 0-24 0-36 0-72-44-156-90-191-1-1-1-1-2-1-3 0-5 2-5 5 0 1 1 2 2 2 44 34 72 118 72 185 0 12 0 24 0 36 0 67-28 151-72 185-1 0-2 1-2 2 0 3 2 5 5 5 1-1 1-1 2-1 46-35 90-119 90-191z"><text:p/></draw:path><draw:path draw:style-name="gr4" draw:text-style-name="P44" svg:width="0.0417in" svg:height="0.0768in" svg:x="0.6283in" svg:y="0.1118in" svg:viewBox="0 0 107 196" svg:d="M107 196c0-4 0-8 0-11-4 0-7 0-11 0-30 0-30-4-30-13 0-54 0-110 0-164 0-8 0-8-8-8-20 18-46 19-58 19 0 4 0 7 0 11 7 0 26 0 42-8 0 50 0 99 0 150 0 9 0 13-29 13-3 0-8 0-12 0 0 3 0 7 0 11 18-2 35-2 53-2s35 0 53 2z"><text:p/></draw:path><draw:path draw:style-name="gr4" draw:text-style-name="P44" svg:width="0.0535in" svg:height="0.0791in" svg:x="0.6878in" svg:y="0.1118in" svg:viewBox="0 0 137 202" svg:d="M137 102c0-32-4-56-18-77-9-13-28-25-51-25-68 0-68 80-68 102s0 100 68 100c69 0 69-78 69-100zM109 98c0 22 0 44-3 62-6 27-27 33-38 33-14 0-32-7-38-32-4-17-4-41-4-63 0-21 0-44 5-61 6-23 25-29 37-29 16 0 32 10 36 27 5 17 5 37 5 63z"><text:p/></draw:path><draw:path draw:style-name="gr4" draw:text-style-name="P44" svg:width="0.0169in" svg:height="0.0177in" svg:x="0.8075in" svg:y="0.1988in" svg:viewBox="0 0 44 46" svg:d="M44 23c0-12-10-23-22-23s-22 11-22 23 10 23 22 23 22-11 22-23z"><text:p/></draw:path><draw:path draw:style-name="gr4" draw:text-style-name="P44" svg:width="0.0378in" svg:height="0.165in" svg:x="0.8929in" svg:y="0.1256in" svg:viewBox="0 0 97 420" svg:d="M97 415c0-1-1-2-2-2-43-34-72-118-72-185 0-12 0-24 0-36 0-67 29-151 72-185 1 0 2-1 2-2 0-3-2-5-5-5-1 0-1 0-2 1-46 35-90 119-90 191 0 12 0 24 0 36 0 72 44 156 90 191 1 0 1 0 2 1 3 0 5-2 5-5z"><text:p/></draw:path><draw:path draw:style-name="gr4" draw:text-style-name="P44" svg:width="0.0543in" svg:height="0.1102in" svg:x="1.1614in" svg:y="0.0264in" svg:viewBox="0 0 139 281" svg:d="M139 281c0-5 0-10 0-13-5 0-8 0-13 0-37 0-40-5-40-21 0-79 0-157 0-236 0-10 0-11-9-11-25 28-63 28-77 28 0 3 0 8 0 12 8 0 34 0 55-11 0 73 0 145 0 218 0 16-1 21-38 21-5 0-9 0-13 0 0 3 0 8 0 13 14-1 49-1 67-1 17 0 54 0 68 1z"><text:p/></draw:path><draw:path draw:style-name="gr4" draw:text-style-name="P44" svg:width="0.4551in" svg:height="0.0063in" svg:x="0.9606in" svg:y="0.2047in" svg:viewBox="0 0 1157 17" svg:d="M578 17c-193 0-385 0-578 0 0-6 0-11 0-17 385 0 772 0 1157 0 0 6 0 11 0 17-193 0-385 0-579 0z"><text:p/></draw:path><draw:path draw:style-name="gr4" draw:text-style-name="P44" svg:width="0.0543in" svg:height="0.1102in" svg:x="0.9752in" svg:y="0.2524in" svg:viewBox="0 0 139 281" svg:d="M139 281c0-5 0-10 0-13-5 0-8 0-13 0-38 0-40-5-40-21 0-79 0-157 0-236 0-11 0-11-9-11-25 26-63 26-77 26 0 5 0 9 0 14 8 0 34 0 55-11 0 73 0 145 0 218 0 16-1 21-38 21-5 0-10 0-15 0 0 3 0 8 0 13 16-1 52-1 69-1s54 0 68 1z"><text:p/></draw:path><draw:path draw:style-name="gr4" draw:text-style-name="P44" svg:width="0.1102in" svg:height="0.0063in" svg:x="1.0898in" svg:y="0.3189in" svg:viewBox="0 0 281 17" svg:d="M281 8c0-4-5-8-9-8-87 0-176 0-264 0-4 0-8 4-8 8 0 5 4 9 8 9 88 0 177 0 264 0 4 0 9-4 9-9z"><text:p/></draw:path><draw:path draw:style-name="gr4" draw:text-style-name="P44" svg:width="0.0823in" svg:height="0.0752in" svg:x="1.2516in" svg:y="0.2898in" svg:viewBox="0 0 210 192" svg:d="M210 29c0-23-25-29-40-29-24 0-39 23-44 32-11-27-34-32-46-32-43 0-68 55-68 66 0 4 4 2 6 4 4 0 5-2 5-5 14-45 42-55 56-55 9 0 23 3 23 28 0 14-7 41-23 100-6 26-21 44-39 44-3 0-12 0-22-6 11-2 20-10 20-22 0-11-9-15-15-15-13 0-23 11-23 24 0 21 20 29 40 29 27 0 42-30 44-32 5 15 19 32 44 32 45 0 69-55 69-66 0-4-4-4-6-4-4 0-4 2-5 5-14 45-43 55-56 55-17 0-23-13-23-27 0-10 2-19 7-37 5-20 10-39 14-58 3-12 12-50 42-50 2 0 12 0 21 6-12 2-21 12-21 22 0 6 5 15 17 15 9 0 23-7 23-24z"><text:p/></draw:path><draw:path draw:style-name="gr4" draw:text-style-name="P44" svg:width="0.0512in" svg:height="0.0791in" svg:x="1.3488in" svg:y="0.2374in" svg:viewBox="0 0 131 202" svg:d="M131 137c0-34-27-65-63-65-13 0-28 4-40 14 0-18 0-37 0-55 14 4 22 4 27 4 40 0 63-27 63-31 0-3-3-4-4-4s-1 0-2 1c-8 3-23 9-45 9-8 0-24-2-43-9-2-1-2-1-4-1-3 0-3 4-3 8 0 29 0 58 0 87 0 5 0 8 5 8 2 0 2 0 6-3 12-17 30-20 40-20 17 0 26 15 27 17 6 10 7 22 7 39 0 8 0 26-8 38-8 11-21 18-35 18-19 0-39-11-47-30 12 1 18-6 18-14 0-12-12-15-16-15-4 5-14 0-14 16 0 26 24 53 60 53 37 0 71-28 71-65z"><text:p/></draw:path><draw:path draw:style-name="gr4" draw:text-style-name="P44" svg:width="0.0378in" svg:height="0.165in" svg:x="1.4453in" svg:y="0.1256in" svg:viewBox="0 0 97 420" svg:d="M97 228c0-12 0-24 0-36 0-72-44-156-90-191-1-1-1-1-2-1-3 0-5 2-5 5 0 1 1 2 2 2 44 34 72 118 72 185 0 12 0 24 0 36 0 67-28 151-72 185-1 0-2 1-2 2 0 3 2 5 5 5 1-1 1-1 2-1 46-35 90-119 90-191z"><text:p/></draw:path><draw:path draw:style-name="gr4" draw:text-style-name="P44" svg:width="0.0512in" svg:height="0.0791in" svg:x="1.5075in" svg:y="0.1118in" svg:viewBox="0 0 131 202" svg:d="M131 137c0-34-25-65-63-65-12 0-27 4-40 16 0-20 0-38 0-57 15 4 24 4 28 4 39 0 62-27 62-31 0-3-2-4-3-4s-1 0-2 1c-7 3-23 9-46 9-7 0-24-2-43-9-2-1-2-1-4-1-3 0-3 4-3 8 0 29 0 58 0 87 0 5 0 8 5 8 2 0 2 0 6-3 13-17 31-20 40-20 18 0 27 15 28 17 5 10 7 22 7 39 0 8 0 26-9 39-8 10-20 17-34 17-19 0-40-11-47-30 11 1 17-6 17-14 0-12-11-15-14-15-5 5-16 0-16 16 0 26 24 53 60 53 38 0 71-28 71-65z"><text:p/></draw:path><draw:path draw:style-name="gr4" draw:text-style-name="P44" svg:width="0.1102in" svg:height="0.0382in" svg:x="1.6303in" svg:y="0.1898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44" svg:width="0.0378in" svg:height="0.165in" svg:x="1.8331in" svg:y="0.0134in" svg:viewBox="0 0 97 420" svg:d="M97 416c0-2-1-3-2-3-43-34-72-118-72-185 0-12 0-24 0-36 0-67 29-151 72-184 1-1 2-2 2-3 0-3-2-5-5-5-1 0-1 1-2 1-46 35-90 119-90 191 0 12 0 24 0 36 0 72 44 156 90 191 1 1 1 0 2 1 3 0 5-2 5-4z"><text:p/></draw:path><draw:path draw:style-name="gr4" draw:text-style-name="P44" svg:width="0.0543in" svg:height="0.1102in" svg:x="1.8953in" svg:y="0.0264in" svg:viewBox="0 0 139 281" svg:d="M139 281c0-5 0-10 0-13-5 0-8 0-13 0-38 0-40-5-40-21 0-79 0-157 0-236 0-10 0-11-9-11-27 28-64 28-77 28 0 3 0 8 0 12 8 0 34 0 55-11 0 73 0 145 0 218 0 16-1 21-38 21-5 0-10 0-15 0 0 3 0 8 0 13 16-1 52-1 69-1s54 0 68 1z"><text:p/></draw:path><draw:path draw:style-name="gr4" draw:text-style-name="P44" svg:width="0.1102in" svg:height="0.0063in" svg:x="2.0098in" svg:y="0.0929in" svg:viewBox="0 0 281 17" svg:d="M281 8c0-4-4-8-9-8-87 0-176 0-264 0-3 0-8 4-8 8 0 5 5 9 8 9 88 0 177 0 264 0 5 0 9-4 9-9z"><text:p/></draw:path><draw:path draw:style-name="gr4" draw:text-style-name="P44" svg:width="0.0823in" svg:height="0.0748in" svg:x="2.1709in" svg:y="0.0638in" svg:viewBox="0 0 210 191" svg:d="M210 28c0-22-24-28-38-28-26 0-40 22-45 31-11-27-33-31-45-31-45 0-69 54-69 65 0 3 4 2 5 3 4 0 5 0 6-4 14-45 42-56 56-56 9 0 23 5 23 29 0 13-7 41-23 101-6 25-21 43-39 43-3 0-12 0-22-5 11-2 21-12 21-22 0-12-10-16-16-16-13 0-24 11-24 25 0 19 22 28 40 28 28 0 43-30 44-33 6 16 20 33 46 33 43 0 67-54 67-65 0-5-4-5-5-5-4 0-5 3-5 5-14 46-43 55-56 55-17 0-23-13-23-27 0-10 2-20 7-38 5-19 10-38 15-57 2-11 12-51 40-51 3 0 14 0 22 6-12 3-20 14-20 23 0 7 4 15 15 15 10 0 23-8 23-24z"><text:p/></draw:path><draw:path draw:style-name="gr4" draw:text-style-name="P44" svg:width="0.0508in" svg:height="0.0791in" svg:x="2.2685in" svg:y="-0.0004in" svg:viewBox="0 0 130 202" svg:d="M130 137c0-34-26-64-62-64-13 0-28 3-42 15 0-20 0-38 0-57 16 4 24 4 29 4 40 0 63-27 63-30 0-4-3-5-4-5s-1 0-2 1c-8 3-23 9-45 9-8 0-24 0-43-9-4-1-2-1-4-1-4 0-4 4-4 8 0 29 0 58 0 87 0 6 0 9 4 9s4-1 6-4c14-16 32-18 42-18 17 0 26 13 27 15 6 10 7 22 7 39 0 8 0 26-8 39-8 11-21 18-35 18-19 0-40-11-47-31 12 1 17-6 17-14 0-12-11-15-15-15-4 5-14 0-14 16 0 26 24 53 59 53 38 0 71-28 71-65z"><text:p/></draw:path><draw:path draw:style-name="gr4" draw:text-style-name="P44" svg:width="0.0378in" svg:height="0.165in" svg:x="2.3453in" svg:y="0.0134in" svg:viewBox="0 0 97 420" svg:d="M97 228c0-12 0-24 0-36 0-72-44-156-91-191-1 0-1-1-2-1-2 0-4 2-4 5 0 1 0 2 1 3 45 33 73 117 73 184 0 12 0 24 0 36 0 67-28 151-73 185-1 0-1 1-1 3s2 4 4 4c1 0 2 0 2-1 47-35 91-119 91-191z"><text:p/></draw:path><draw:path draw:style-name="gr4" draw:text-style-name="P44" svg:width="0.0421in" svg:height="0.0768in" svg:x="2.4126in" svg:y="-0.0004in" svg:viewBox="0 0 108 196" svg:d="M108 196c0-4 0-8 0-10-4 0-8 0-12 0-29 0-29-5-29-14 0-54 0-110 0-164 0-8-1-8-9-8-18 19-46 19-58 19 0 4 0 7 0 11 7 0 26 0 43-8 0 50 0 99 0 150 0 9 0 14-30 14-3 0-7 0-11 0 0 2 0 6 0 10 18-2 35-2 53-2s35 0 53 2z"><text:p/></draw:path><draw:path draw:style-name="gr4" draw:text-style-name="P44" svg:width="0.0535in" svg:height="0.0791in" svg:x="2.472in" svg:y="-0.0004in" svg:viewBox="0 0 137 202" svg:d="M137 102c0-32-4-55-17-77-10-13-28-25-52-25-68 0-68 80-68 102s0 100 68 100c69 0 69-78 69-100zM110 98c0 22 0 44-3 63-6 26-27 32-39 32-13 0-31-7-37-31-3-18-3-42-3-64 0-21 0-44 3-60 6-24 25-30 37-30 17 0 32 10 38 27 4 17 4 37 4 63z"><text:p/></draw:path><draw:path draw:style-name="gr4" draw:text-style-name="P44" svg:width="0.7248in" svg:height="0.0063in" svg:x="1.8161in" svg:y="0.2047in" svg:viewBox="0 0 1842 17" svg:d="M922 17c-308 0-615 0-922 0 0-6 0-11 0-17 614 0 1228 0 1842 0 0 6 0 11 0 17-307 0-613 0-920 0z"><text:p/></draw:path><draw:path draw:style-name="gr4" draw:text-style-name="P44" svg:width="0.0382in" svg:height="0.165in" svg:x="1.8697in" svg:y="0.2398in" svg:viewBox="0 0 98 420" svg:d="M98 415c0-1-1-2-2-3-43-33-73-117-73-184 0-12 0-24 0-36 0-67 30-151 73-185 1 0 2-1 2-2 0-3-2-5-4-5s-2 0-3 1c-47 35-91 119-91 191 0 12 0 24 0 36 0 72 44 156 91 191 1 0 1 1 3 1s4-2 4-5z"><text:p/></draw:path><draw:path draw:style-name="gr4" draw:text-style-name="P44" svg:width="0.0543in" svg:height="0.1102in" svg:x="1.9327in" svg:y="0.2524in" svg:viewBox="0 0 139 281" svg:d="M139 281c0-5 0-10 0-13-5 0-8 0-13 0-38 0-40-5-40-21 0-79 0-157 0-236 0-11 0-11-9-11-27 26-64 26-77 26 0 5 0 9 0 14 8 0 34 0 55-11 0 73 0 145 0 218 0 16-1 21-39 21-5 0-9 0-14 0 0 3 0 8 0 13 15-1 52-1 69-1s54 0 68 1z"><text:p/></draw:path><draw:path draw:style-name="gr4" draw:text-style-name="P44" svg:width="0.1102in" svg:height="0.0063in" svg:x="2.0469in" svg:y="0.3189in" svg:viewBox="0 0 281 17" svg:d="M281 8c0-4-4-8-9-8-87 0-176 0-264 0-4 0-8 4-8 8 0 5 4 9 8 9 88 0 177 0 264 0 5 0 9-4 9-9z"><text:p/></draw:path><draw:path draw:style-name="gr4" draw:text-style-name="P44" svg:width="0.0823in" svg:height="0.0752in" svg:x="2.2083in" svg:y="0.2898in" svg:viewBox="0 0 210 192" svg:d="M210 29c0-23-25-29-40-29-24 0-38 23-43 32-11-27-33-32-45-32-45 0-69 55-69 66 0 4 4 2 5 4 4 0 5-2 6-5 14-45 42-55 56-55 9 0 23 3 23 28 0 14-7 41-23 100-7 26-21 44-39 44-4 0-13 0-22-6 11-2 19-10 19-22 0-11-8-15-15-15-12 0-23 11-23 24 0 21 22 29 40 29 27 0 43-30 44-32 5 15 20 32 46 32 43 0 67-55 67-66 0-4-4-4-5-4-4 0-5 2-6 5-13 45-42 55-55 55-17 0-24-13-24-27 0-10 3-19 7-37 5-20 10-39 14-58 3-12 14-50 42-50 3 0 12 0 22 6-12 2-20 12-20 22 0 6 4 15 15 15 10 0 23-7 23-24z"><text:p/></draw:path><draw:path draw:style-name="gr4" draw:text-style-name="P44" svg:width="0.0378in" svg:height="0.165in" svg:x="2.3079in" svg:y="0.2398in" svg:viewBox="0 0 97 420" svg:d="M97 228c0-12 0-24 0-36 0-72-44-156-90-191-1-1-1-1-2-1-3 0-5 2-5 5 0 1 1 1 1 2 45 34 73 118 73 185 0 12 0 24 0 36 0 67-28 151-73 184 0 1-1 2-1 3 0 3 2 5 5 5 1-1 1-1 2-1 46-35 90-119 90-191z"><text:p/></draw:path><draw:path draw:style-name="gr4" draw:text-style-name="P44" svg:width="0.0421in" svg:height="0.0768in" svg:x="2.3752in" svg:y="0.2374in" svg:viewBox="0 0 108 196" svg:d="M108 196c0-4 0-8 0-11-4 0-7 0-11 0-30 0-30-4-30-13 0-54 0-110 0-164 0-8 0-8-8-8-19 18-46 19-59 19 0 4 0 7 0 11 7 0 28 0 43-8 0 50 0 99 0 150 0 9 0 13-29 13-3 0-8 0-12 0 0 3 0 7 0 11 18-2 35-2 53-2s35 0 53 2z"><text:p/></draw:path><draw:path draw:style-name="gr4" draw:text-style-name="P44" svg:width="0.0539in" svg:height="0.0791in" svg:x="2.435in" svg:y="0.2374in" svg:viewBox="0 0 138 202" svg:d="M138 102c0-32-5-56-18-77-10-13-28-25-50-25-70 0-70 80-70 102 0 20 0 100 70 100 68 0 68-80 68-100zM110 98c0 22 0 44-3 62-6 27-27 33-37 33-15 0-33-7-39-32-3-17-3-41-3-63 0-21 0-44 4-61 6-23 24-29 38-29 15 0 31 10 36 27 4 15 4 37 4 63z"><text:p/></draw:path><draw:path draw:style-name="gr4" draw:text-style-name="P44" svg:width="0.0177in" svg:height="0.0177in" svg:x="2.6114in" svg:y="0.1988in" svg:viewBox="0 0 46 46" svg:d="M46 23c0-12-11-23-23-23s-23 11-23 23 11 23 23 23 23-11 23-23z"><text:p/></draw:path><draw:path draw:style-name="gr4" draw:text-style-name="P44" svg:width="0.0543in" svg:height="0.1102in" svg:x="3.0031in" svg:y="0.0264in" svg:viewBox="0 0 139 281" svg:d="M139 281c0-5 0-10 0-13-5 0-8 0-13 0-38 0-40-5-40-21 0-79 0-157 0-236 0-10 0-11-9-11-27 28-64 28-77 28 0 3 0 8 0 12 8 0 34 0 55-11 0 73 0 145 0 218 0 16-1 21-39 21-5 0-9 0-14 0 0 3 0 8 0 13 15-1 52-1 69-1s54 0 68 1z"><text:p/></draw:path><draw:path draw:style-name="gr4" draw:text-style-name="P44" svg:width="0.6587in" svg:height="0.0063in" svg:x="2.7004in" svg:y="0.2047in" svg:viewBox="0 0 1674 17" svg:d="M838 17c-280 0-558 0-838 0 0-6 0-11 0-17 558 0 1116 0 1674 0 0 6 0 11 0 17-278 0-558 0-836 0z"><text:p/></draw:path><draw:path draw:style-name="gr4" draw:text-style-name="P44" svg:width="0.0378in" svg:height="0.165in" svg:x="2.7173in" svg:y="0.2398in" svg:viewBox="0 0 97 420" svg:d="M97 415c0-1-1-2-2-3-43-33-72-117-72-184 0-12 0-24 0-36 0-67 29-151 72-185 1 0 2-1 2-2 0-3-2-5-5-5-1 0-1 0-2 1-46 35-90 119-90 191 0 12 0 24 0 36 0 72 44 156 90 191 1 0 1 0 2 1 3 0 5-2 5-5z"><text:p/></draw:path><draw:path draw:style-name="gr4" draw:text-style-name="P44" svg:width="0.0543in" svg:height="0.1102in" svg:x="2.7799in" svg:y="0.2524in" svg:viewBox="0 0 139 281" svg:d="M139 281c0-5 0-10 0-13-5 0-8 0-13 0-38 0-40-5-40-21 0-79 0-157 0-236 0-11 0-11-9-11-27 26-64 26-77 26 0 5 0 9 0 14 8 0 34 0 55-11 0 73 0 145 0 218 0 16-1 21-38 21-5 0-10 0-15 0 0 3 0 8 0 13 16-1 52-1 69-1s54 0 68 1z"><text:p/></draw:path><draw:path draw:style-name="gr4" draw:text-style-name="P44" svg:width="0.1102in" svg:height="0.0063in" svg:x="2.8941in" svg:y="0.3189in" svg:viewBox="0 0 281 17" svg:d="M281 8c0-4-4-8-9-8-87 0-176 0-264 0-3 0-8 4-8 8 0 5 5 9 8 9 88 0 177 0 264 0 5 0 9-4 9-9z"><text:p/></draw:path><draw:path draw:style-name="gr4" draw:text-style-name="P44" svg:width="0.0823in" svg:height="0.0752in" svg:x="3.0555in" svg:y="0.2898in" svg:viewBox="0 0 210 192" svg:d="M210 29c0-23-24-29-38-29-26 0-40 23-45 32-11-27-33-32-45-32-45 0-69 55-69 66 0 4 4 2 5 4 4 0 5-2 6-5 14-45 42-55 56-55 9 0 23 3 23 28 0 14-7 41-23 100-6 26-21 44-39 44-3 0-12 0-22-6 11-2 21-10 21-22 0-11-10-15-16-15-13 0-24 11-24 24 0 21 22 29 40 29 28 0 43-30 44-32 6 15 20 32 46 32 43 0 67-55 67-66 0-4-4-4-5-4-4 0-5 2-5 5-14 45-43 55-56 55-17 0-23-13-23-27 0-10 2-19 7-37 5-20 10-39 15-58 2-12 12-50 40-50 3 0 14 0 22 6-12 2-20 12-20 22 0 6 4 15 15 15 10 0 23-7 23-24z"><text:p/></draw:path><draw:path draw:style-name="gr4" draw:text-style-name="P44" svg:width="0.0508in" svg:height="0.0791in" svg:x="3.1535in" svg:y="0.2374in" svg:viewBox="0 0 130 202" svg:d="M130 137c0-34-26-65-62-65-13 0-28 4-42 14 0-18 0-37 0-55 16 4 24 4 29 4 40 0 63-27 63-31 0-3-3-4-4-4s-1 0-2 1c-8 3-23 9-45 9-8 0-24-2-43-9-4-1-2-1-4-1-4 0-4 4-4 8 0 29 0 58 0 87 0 5 0 8 4 8s4 0 6-3c14-17 32-20 42-20 17 0 26 15 27 17 6 10 7 22 7 39 0 8 0 26-8 38-8 11-21 18-35 18-19 0-40-11-47-30 12 1 17-6 17-14 0-12-11-15-15-15-4 5-14 0-14 16 0 26 24 53 59 53 38 0 71-28 71-65z"><text:p/></draw:path><draw:path draw:style-name="gr4" draw:text-style-name="P44" svg:width="0.0378in" svg:height="0.165in" svg:x="3.2299in" svg:y="0.2398in" svg:viewBox="0 0 97 420" svg:d="M97 228c0-12 0-24 0-36 0-72-44-156-91-191 0-1-1-1-2-1-2 0-4 2-4 5 0 1 0 2 1 2 45 34 73 118 73 185 0 12 0 24 0 36 0 67-28 151-73 184-1 1-1 2-1 3 0 3 2 5 4 5 1 0 1-1 2-1 47-35 91-119 91-191z"><text:p/></draw:path><draw:path draw:style-name="gr4" draw:text-style-name="P44" svg:width="0.0512in" svg:height="0.0791in" svg:x="3.2925in" svg:y="0.2374in" svg:viewBox="0 0 131 202" svg:d="M131 137c0-34-25-65-63-65-13 0-28 4-40 14 0-18 0-37 0-55 14 4 22 4 27 4 40 0 63-27 63-31 0-3-3-4-4-4s-1 0-2 1c-8 3-23 9-45 9-8 0-24-2-43-9-2-1-2-1-4-1-3 0-3 4-3 8 0 29 0 58 0 87 0 5 0 8 5 8 2 0 2 0 6-3 12-17 30-20 40-20 18 0 26 15 27 17 6 10 7 22 7 39 0 8 0 26-8 38-8 11-21 18-35 18-19 0-39-11-46-30 11 1 17-6 17-14 0-12-12-15-16-15-4 5-14 0-14 16 0 26 24 53 60 53 37 0 71-28 71-65z"><text:p/></draw:path><draw:path draw:style-name="gr4" draw:text-style-name="P44" svg:width="0.1106in" svg:height="0.0382in" svg:x="3.4346in" svg:y="0.1898in" svg:viewBox="0 0 282 98" svg:d="M282 8c0-4-5-8-10-8-87 0-176 0-264 0-3 0-8 4-8 8 0 5 5 9 8 9 88 0 177 0 264 0 5 0 10-4 10-9zM282 90c0-5-5-8-10-8-87 0-176 0-264 0-3 0-8 3-8 8s5 8 8 8c88 0 177 0 264 0 5 0 10-3 10-8z"><text:p/></draw:path><draw:path draw:style-name="gr4" draw:text-style-name="P44" svg:width="0.0382in" svg:height="0.165in" svg:x="3.6374in" svg:y="0.0134in" svg:viewBox="0 0 98 420" svg:d="M98 416c0-2-1-3-2-3-43-34-73-118-73-185 0-12 0-24 0-36 0-67 30-151 73-184 1-1 2-2 2-3 0-3-2-5-4-5s-2 1-3 1c-47 35-91 119-91 191 0 12 0 24 0 36 0 72 44 156 91 191 1 1 1 1 3 1s4-2 4-4z"><text:p/></draw:path><draw:path draw:style-name="gr4" draw:text-style-name="P44" svg:width="0.0543in" svg:height="0.1102in" svg:x="3.7in" svg:y="0.0264in" svg:viewBox="0 0 139 281" svg:d="M139 281c0-5 0-10 0-13-5 0-8 0-13 0-38 0-40-5-40-21 0-79 0-157 0-236 0-10 0-11-9-11-27 28-64 28-77 28 0 3 0 8 0 12 8 0 34 0 55-11 0 73 0 145 0 218 0 16-1 21-39 21-5 0-9 0-14 0 0 3 0 8 0 13 15-1 52-1 69-1s54 0 68 1z"><text:p/></draw:path><draw:path draw:style-name="gr4" draw:text-style-name="P44" svg:width="0.1102in" svg:height="0.0063in" svg:x="3.8146in" svg:y="0.0929in" svg:viewBox="0 0 281 17" svg:d="M281 8c0-4-4-8-9-8-87 0-176 0-264 0-4 0-8 4-8 8 0 5 4 9 8 9 88 0 177 0 264 0 5 0 9-4 9-9z"><text:p/></draw:path><draw:path draw:style-name="gr4" draw:text-style-name="P44" svg:width="0.0823in" svg:height="0.0748in" svg:x="3.976in" svg:y="0.0638in" svg:viewBox="0 0 210 191" svg:d="M210 28c0-22-25-28-40-28-24 0-38 22-43 31-11-27-33-31-45-31-45 0-69 54-69 65 0 3 4 2 5 3 4 0 5 0 6-4 14-45 42-56 56-56 9 0 23 5 23 29 0 13-7 41-23 101-7 25-21 43-39 43-4 0-13 0-22-5 11-2 21-12 21-22 0-12-10-16-16-16-13 0-24 11-24 25 0 19 22 28 40 28 27 0 43-30 44-33 5 16 20 33 46 33 43 0 67-54 67-65 0-5-4-5-5-5-4 0-5 3-6 5-13 46-42 55-55 55-17 0-24-13-24-27 0-10 3-20 7-38 5-19 10-38 14-57 3-11 14-51 42-51 3 0 12 0 22 6-12 3-20 14-20 23 0 7 4 15 15 15 10 0 23-8 23-24z"><text:p/></draw:path><draw:path draw:style-name="gr4" draw:text-style-name="P44" svg:width="0.0512in" svg:height="0.0791in" svg:x="4.0732in" svg:y="-0.0004in" svg:viewBox="0 0 131 202" svg:d="M131 137c0-34-25-64-61-64-14 0-29 3-42 15 0-20 0-38 0-57 15 4 24 4 28 4 39 0 63-27 63-30 0-4-3-5-4-5s-1 0-2 1c-7 3-23 9-45 9-8 0-24 0-43-9-3-1-3-1-5-1-3 0-3 4-3 8 0 29 0 58 0 87 0 6 0 9 5 9 2 0 3-1 6-4 13-16 31-18 40-18 18 0 27 13 28 15 5 10 7 22 7 39 0 8 0 26-9 39-8 11-20 18-34 18-19 0-40-11-47-31 11 1 17-6 17-14 0-12-11-15-14-15-5 5-16 0-16 16 0 26 25 53 60 53 38 0 71-28 71-65z"><text:p/></draw:path><draw:path draw:style-name="gr4" draw:text-style-name="P44" svg:width="0.0378in" svg:height="0.165in" svg:x="4.1504in" svg:y="0.0134in" svg:viewBox="0 0 97 420" svg:d="M97 228c0-12 0-24 0-36 0-72-44-156-91-191-1 0-1-1-2-1-3 0-4 2-4 5 0 1 0 2 1 3 45 33 73 117 73 184 0 12 0 24 0 36 0 67-28 151-73 185-1 0-1 1-1 3s1 4 4 4c1 0 1 0 2-1 47-35 91-119 91-191z"><text:p/></draw:path><draw:path draw:style-name="gr4" draw:text-style-name="P44" svg:width="0.0508in" svg:height="0.0791in" svg:x="4.2126in" svg:y="-0.0004in" svg:viewBox="0 0 130 202" svg:d="M130 137c0-34-26-64-62-64-13 0-28 3-42 15 0-20 0-38 0-57 16 4 24 4 29 4 40 0 63-27 63-30 0-4-3-5-4-5s-1 0-2 1c-8 3-23 9-45 9-8 0-24 0-43-9-4-1-2-1-4-1-3 0-3 4-3 8 0 29 0 58 0 87 0 6 0 9 3 9 4 0 4-1 6-4 14-16 32-18 42-18 17 0 26 13 27 15 6 10 7 22 7 39 0 8 0 26-8 39-8 11-21 18-35 18-19 0-40-11-47-31 12 1 17-6 17-14 0-12-11-15-15-15-4 5-14 0-14 16 0 26 24 53 59 53 38 0 71-28 71-65z"><text:p/></draw:path><draw:path draw:style-name="gr4" draw:text-style-name="P44" svg:width="0.6587in" svg:height="0.0063in" svg:x="3.6209in" svg:y="0.2047in" svg:viewBox="0 0 1674 17" svg:d="M836 17c-278 0-558 0-836 0 0-6 0-11 0-17 558 0 1116 0 1674 0 0 6 0 11 0 17-280 0-558 0-838 0z"><text:p/></draw:path><draw:path draw:style-name="gr4" draw:text-style-name="P44" svg:width="0.0378in" svg:height="0.165in" svg:x="3.6413in" svg:y="0.2398in" svg:viewBox="0 0 97 420" svg:d="M97 415c0-1 0-2-1-3-44-33-73-117-73-184 0-12 0-24 0-36 0-67 29-151 73-185 1 0 1-1 1-2 0-3-1-5-3-5s-2 0-3 1c-47 35-91 119-91 191 0 12 0 24 0 36 0 72 44 156 91 191 1 0 1 1 3 1s3-2 3-5z"><text:p/></draw:path><draw:path draw:style-name="gr4" draw:text-style-name="P44" svg:width="0.0543in" svg:height="0.1102in" svg:x="3.7043in" svg:y="0.2524in" svg:viewBox="0 0 139 281" svg:d="M139 281c0-5 0-10 0-13-5 0-9 0-14 0-37 0-39-5-39-21 0-79 0-157 0-236 0-11 0-11-9-11-27 26-64 26-77 26 0 5 0 9 0 14 8 0 32 0 55-11 0 73 0 145 0 218 0 16-1 21-39 21-5 0-9 0-14 0 0 3 0 8 0 13 15-1 52-1 69-1s53 0 68 1z"><text:p/></draw:path><draw:path draw:style-name="gr4" draw:text-style-name="P44" svg:width="0.1102in" svg:height="0.0063in" svg:x="3.8185in" svg:y="0.3189in" svg:viewBox="0 0 281 17" svg:d="M281 8c0-4-4-8-9-8-87 0-176 0-264 0-4 0-8 4-8 8 0 5 4 9 8 9 88 0 177 0 264 0 5 0 9-4 9-9z"><text:p/></draw:path><draw:path draw:style-name="gr4" draw:text-style-name="P44" svg:width="0.0823in" svg:height="0.0752in" svg:x="3.9803in" svg:y="0.2898in" svg:viewBox="0 0 210 192" svg:d="M210 29c0-23-25-29-40-29-24 0-38 23-44 32-10-27-32-32-46-32-43 0-67 55-67 66 0 4 4 2 5 4 4 0 5-2 6-5 14-45 42-55 56-55 8 0 23 3 23 28 0 14-7 41-23 100-7 26-21 44-40 44-3 0-12 0-21-6 11-2 19-10 19-22 0-11-8-15-15-15-12 0-23 11-23 24 0 21 22 29 40 29 27 0 43-30 44-32 5 15 20 32 46 32 43 0 67-55 67-66 0-4-4-4-5-4-4 0-5 2-6 5-13 45-42 55-55 55-17 0-24-13-24-27 0-10 2-19 7-37 5-20 10-39 14-58 3-12 12-50 42-50 3 0 12 0 22 6-12 2-20 12-20 22 0 6 3 15 15 15 10 0 23-7 23-24z"><text:p/></draw:path><draw:path draw:style-name="gr4" draw:text-style-name="P44" svg:width="0.0378in" svg:height="0.165in" svg:x="4.0799in" svg:y="0.2398in" svg:viewBox="0 0 97 420" svg:d="M97 228c0-12 0-24 0-36 0-72-44-156-91-191 0-1-1-1-2-1-2 0-4 2-4 5 0 1 1 1 1 2 45 34 73 118 73 185 0 12 0 24 0 36 0 67-28 151-73 184 0 1-1 2-1 3 0 3 2 5 4 5 1 0 1-1 2-1 47-35 91-119 91-191z"><text:p/></draw:path><draw:path draw:style-name="gr4" draw:text-style-name="P44" svg:width="0.0421in" svg:height="0.0768in" svg:x="4.1476in" svg:y="0.2374in" svg:viewBox="0 0 108 196" svg:d="M108 196c0-4 0-8 0-11-4 0-8 0-12 0-29 0-29-4-29-13 0-54 0-110 0-164 0-8-1-8-8-8-19 18-47 19-59 19 0 4 0 7 0 11 7 0 26 0 43-8 0 50 0 99 0 150 0 9 0 13-30 13-3 0-7 0-11 0 0 3 0 7 0 11 18-2 35-2 53-2s35 0 53 2z"><text:p/></draw:path><draw:path draw:style-name="gr4" draw:text-style-name="P44" svg:width="0.0535in" svg:height="0.0791in" svg:x="4.2071in" svg:y="0.2374in" svg:viewBox="0 0 137 202" svg:d="M137 102c0-32-4-56-17-77-10-13-28-25-52-25-68 0-68 80-68 102 0 20 0 100 68 100 69 0 69-80 69-100zM110 98c0 22 0 44-3 62-6 27-27 33-39 33-13 0-31-7-37-32-3-17-3-41-3-63 0-21 0-44 3-61 6-23 25-29 37-29 17 0 32 10 38 27 4 15 4 37 4 63z"><text:p/></draw:path></draw:g></draw:g></text:p>
      <text:p text:style-name="P34">מצאנו שהפונקציה היוצרת למשוואה היא <draw:g text:anchor-type="as-char" svg:y="-0.2492in" draw:z-index="89" draw:name="Shape103" draw:style-name="gr1"><svg:title>TexMaths</svg:title><svg:desc>12§display§{(1 - x^5)^{5} \over (1 - x)^{10}}§svg§600§FALSE§</svg:desc><draw:g draw:style-name="gr2"><draw:path draw:style-name="gr3" draw:text-style-name="P43" svg:width="0.6409in" svg:height="0.387in" svg:x="0.0079in" svg:y="0.0079in" svg:viewBox="0 0 1629 984" svg:d="M815 984c-272 0-544 0-815 0 0-328 0-656 0-984 543 0 1086 0 1629 0 0 328 0 656 0 984-272 0-543 0-814 0z"><text:p/></draw:path><draw:path draw:style-name="gr4" draw:text-style-name="P44" svg:width="0.0378in" svg:height="0.165in" svg:x="0.0165in" svg:y="0.0134in" svg:viewBox="0 0 97 420" svg:d="M97 416c0-2-1-3-2-3-43-34-72-118-72-185 0-12 0-24 0-36 0-67 29-151 72-184 1-1 2-2 2-3 0-3-2-5-5-5-1 0-1 1-2 1-46 35-90 119-90 191 0 12 0 24 0 36 0 72 44 156 90 191 1 1 1 0 2 1 3 0 5-2 5-4z"><text:p/></draw:path><draw:path draw:style-name="gr4" draw:text-style-name="P44" svg:width="0.0543in" svg:height="0.1102in" svg:x="0.0787in" svg:y="0.0264in" svg:viewBox="0 0 139 281" svg:d="M139 281c0-5 0-10 0-13-5 0-8 0-13 0-38 0-40-5-40-21 0-79 0-157 0-236 0-10 0-11-9-11-27 28-64 28-77 28 0 3 0 8 0 12 8 0 34 0 55-11 0 73 0 145 0 218 0 16-1 21-39 21-5 0-9 0-14 0 0 3 0 8 0 13 15-1 52-1 69-1s54 0 68 1z"><text:p/></draw:path><draw:path draw:style-name="gr4" draw:text-style-name="P44" svg:width="0.1102in" svg:height="0.0063in" svg:x="0.1933in" svg:y="0.0929in" svg:viewBox="0 0 281 17" svg:d="M281 8c0-4-4-8-9-8-87 0-176 0-264 0-4 0-8 4-8 8 0 5 4 9 8 9 88 0 177 0 264 0 5 0 9-4 9-9z"><text:p/></draw:path><draw:path draw:style-name="gr4" draw:text-style-name="P44" svg:width="0.0823in" svg:height="0.0748in" svg:x="0.3543in" svg:y="0.0638in" svg:viewBox="0 0 210 191" svg:d="M210 28c0-22-25-28-40-28-24 0-39 22-44 31-11-27-34-31-46-31-43 0-67 54-67 65 0 3 4 2 5 3 4 0 5 0 5-4 14-45 43-56 56-56 9 0 23 5 23 29 0 13-7 41-23 101-6 25-20 43-39 43-3 0-12 0-21-5 10-2 19-12 19-22 0-12-9-16-15-16-12 0-23 11-23 25 0 19 20 28 40 28 27 0 43-30 44-33 5 16 19 33 46 33 43 0 67-54 67-65 0-5-4-5-5-5-5 0-5 3-6 5-14 46-43 55-56 55-16 0-23-13-23-27 0-10 2-20 7-38 5-19 10-38 14-57 3-11 12-51 42-51 2 0 12 0 21 6-12 3-21 14-21 23 0 7 5 15 17 15 9 0 23-8 23-24z"><text:p/></draw:path><draw:path draw:style-name="gr4" draw:text-style-name="P44" svg:width="0.0512in" svg:height="0.0791in" svg:x="0.4516in" svg:y="-0.0004in" svg:viewBox="0 0 131 202" svg:d="M131 137c0-34-27-64-63-64-13 0-28 3-42 15 0-20 0-38 0-57 16 4 24 4 29 4 40 0 63-27 63-30 0-4-3-5-4-5s-1 0-2 1c-8 3-23 9-45 9-8 0-24 0-43-9-2-1-2-1-4-1-3 0-3 4-3 8 0 29 0 58 0 87 0 6 0 9 5 9 2 0 2-1 4-4 14-16 32-18 42-18 17 0 26 13 27 15 6 10 7 22 7 39 0 8 0 26-8 39-8 11-21 18-35 18-19 0-39-11-47-31 12 1 17-6 17-14 0-12-11-15-15-15-4 5-14 0-14 16 0 26 24 53 60 53 37 0 71-28 71-65z"><text:p/></draw:path><draw:path draw:style-name="gr4" draw:text-style-name="P44" svg:width="0.0378in" svg:height="0.165in" svg:x="0.5283in" svg:y="0.0134in" svg:viewBox="0 0 97 420" svg:d="M97 228c0-12 0-24 0-36 0-72-44-156-91-191-1 0-1-1-2-1-2 0-4 2-4 5 0 1 1 2 1 3 45 33 73 117 73 184 0 12 0 24 0 36 0 67-28 151-73 185 0 1-1 1-1 3s2 4 4 4c1 0 2 0 2-1 47-35 91-119 91-191z"><text:p/></draw:path><draw:path draw:style-name="gr4" draw:text-style-name="P44" svg:width="0.0508in" svg:height="0.0791in" svg:x="0.5906in" svg:y="-0.0004in" svg:viewBox="0 0 130 202" svg:d="M130 137c0-34-26-64-62-64-13 0-28 3-42 15 0-20 0-38 0-57 16 4 24 4 29 4 40 0 63-27 63-30 0-4-3-5-4-5s-1 0-2 1c-8 3-23 9-45 9-8 0-24 0-43-9-2-1-2-1-4-1-3 0-3 4-3 8 0 29 0 58 0 87 0 6 0 9 5 9 2 0 2-1 4-4 14-16 32-18 42-18 17 0 26 13 27 15 6 10 7 22 7 39 0 8 0 26-8 39-8 11-21 18-35 18-19 0-39-11-47-31 12 1 17-6 17-14 0-12-11-15-15-15-4 5-14 0-14 16 0 26 24 53 60 53 37 0 70-28 70-65z"><text:p/></draw:path><draw:path draw:style-name="gr4" draw:text-style-name="P44" svg:width="0.6579in" svg:height="0.0063in" svg:x="-0.0004in" svg:y="0.2047in" svg:viewBox="0 0 1672 17" svg:d="M837 17c-280 0-559 0-837 0 0-6 0-11 0-17 557 0 1115 0 1672 0 0 6 0 11 0 17-279 0-557 0-835 0z"><text:p/></draw:path><draw:path draw:style-name="gr4" draw:text-style-name="P44" svg:width="0.0382in" svg:height="0.165in" svg:x="0.0205in" svg:y="0.2398in" svg:viewBox="0 0 98 420" svg:d="M98 415c0-1-1-2-2-3-43-33-73-117-73-184 0-12 0-24 0-36 0-67 30-151 73-185 1 0 2-1 2-2 0-3-2-5-4-5s-2 0-3 1c-47 35-91 119-91 191 0 12 0 24 0 36 0 72 44 156 91 191 1 0 1 1 3 1s4-2 4-5z"><text:p/></draw:path><draw:path draw:style-name="gr4" draw:text-style-name="P44" svg:width="0.0543in" svg:height="0.1102in" svg:x="0.0831in" svg:y="0.2524in" svg:viewBox="0 0 139 281" svg:d="M139 281c0-5 0-10 0-13-5 0-9 0-14 0-37 0-39-5-39-21 0-79 0-157 0-236 0-11 0-11-9-11-27 26-64 26-77 26 0 5 0 9 0 14 8 0 34 0 55-11 0 73 0 145 0 218 0 16-1 21-39 21-5 0-9 0-14 0 0 3 0 8 0 13 15-1 52-1 69-1s53 0 68 1z"><text:p/></draw:path><draw:path draw:style-name="gr4" draw:text-style-name="P44" svg:width="0.1102in" svg:height="0.0063in" svg:x="0.1976in" svg:y="0.3189in" svg:viewBox="0 0 281 17" svg:d="M281 8c0-4-5-8-9-8-87 0-176 0-264 0-4 0-8 4-8 8 0 5 4 9 8 9 88 0 177 0 264 0 4 0 9-4 9-9z"><text:p/></draw:path><draw:path draw:style-name="gr4" draw:text-style-name="P44" svg:width="0.0819in" svg:height="0.0752in" svg:x="0.3587in" svg:y="0.2898in" svg:viewBox="0 0 209 192" svg:d="M209 29c0-23-24-29-39-29-25 0-39 23-44 32-11-27-34-32-46-32-44 0-68 55-68 66 0 4 4 2 6 4 2 0 4-2 5-5 14-45 42-55 56-55 9 0 23 3 23 28 0 14-7 41-23 100-6 26-21 44-39 44-3 0-12 0-22-6 11-2 20-10 20-22 0-11-9-15-15-15-13 0-23 11-23 24 0 21 20 29 40 29 27 0 42-30 43-32 6 15 20 32 45 32 44 0 68-55 68-66 0-4-4-4-5-4-4 0-5 2-5 5-14 45-43 55-56 55-17 0-23-13-23-27 0-10 2-19 7-37 5-20 10-39 14-58 3-12 12-50 41-50 3 0 13 0 22 6-12 2-21 12-21 22 0 6 5 15 16 15 10 0 23-7 23-24z"><text:p/></draw:path><draw:path draw:style-name="gr4" draw:text-style-name="P44" svg:width="0.0378in" svg:height="0.165in" svg:x="0.4579in" svg:y="0.2398in" svg:viewBox="0 0 97 420" svg:d="M97 228c0-12 0-24 0-36 0-72-44-156-90-191-1-1-1-1-2-1-3 0-5 2-5 5 0 1 1 2 2 2 44 34 72 118 72 185 0 12 0 24 0 36 0 67-28 151-72 184-1 1-2 2-2 3 0 3 2 5 5 5 1-1 1-1 2-1 46-35 90-119 90-191z"><text:p/></draw:path><draw:path draw:style-name="gr4" draw:text-style-name="P44" svg:width="0.0417in" svg:height="0.0768in" svg:x="0.526in" svg:y="0.2374in" svg:viewBox="0 0 107 196" svg:d="M107 196c0-4 0-8 0-11-4 0-7 0-11 0-30 0-30-4-30-13 0-54 0-110 0-164 0-8 0-8-8-8-20 18-46 19-58 19 0 4 0 7 0 11 6 0 26 0 42-8 0 50 0 99 0 150 0 9 0 13-29 13-3 0-8 0-12 0 0 3 0 7 0 11 18-2 35-2 53-2s35 0 53 2z"><text:p/></draw:path><draw:path draw:style-name="gr4" draw:text-style-name="P44" svg:width="0.0535in" svg:height="0.0791in" svg:x="0.585in" svg:y="0.2374in" svg:viewBox="0 0 137 202" svg:d="M137 102c0-32-4-56-17-77-10-13-28-25-52-25-68 0-68 80-68 102 0 20 0 100 68 100 69 0 69-80 69-100zM110 98c0 22 0 44-3 62-6 27-27 33-39 33-13 0-31-7-37-32-3-17-3-41-3-63 0-21 0-44 3-61 7-23 25-29 37-29 17 0 32 10 38 27 4 15 4 37 4 63z"><text:p/></draw:path></draw:g></draw:g>.</text:p>
      <text:h text:style-name="P42" text:outline-level="2">סעיף ג’</text:h>
      <text:p text:style-name="P35">נמצא את מספר פתרונות המשוואה מסעיף ב’.</text:p>
      <text:p text:style-name="P35">ניתן לראות כי הפונקציה היוצרת שמצאנו בסעיף ב’ היא הפונקציה היוצרת עבורה מצאנו את ערך המקדם <draw:g text:anchor-type="as-char" svg:y="-0.1366in" draw:z-index="90" draw:name="Shape104" draw:style-name="gr1"><svg:title>TexMaths</svg:title><svg:desc>12§display§x^{19}§svg§600§FALSE§</svg:desc><draw:g draw:style-name="gr2"><draw:path draw:style-name="gr3" draw:text-style-name="P43" svg:width="0.2024in" svg:height="0.1217in" svg:x="0.0031in" svg:y="0.0083in" svg:viewBox="0 0 515 310" svg:d="M0 0c172 0 344 0 515 0 0 104 0 206 0 310-171 0-343 0-515 0 0-104 0-206 0-310z"><text:p/></draw:path><draw:path draw:style-name="gr4" draw:text-style-name="P44" svg:width="0.0823in" svg:height="0.0744in" svg:x="-0.0004in" svg:y="0.0638in" svg:viewBox="0 0 210 190" svg:d="M210 28c0-22-25-28-39-28-24 0-40 23-45 33-9-28-32-33-45-33-44 0-68 54-68 65 0 5 4 2 5 5 4 0 5-1 6-5 14-45 42-55 57-55 7 0 22 3 22 27 0 14-7 43-22 102-8 26-22 42-41 42-3 0-12 0-21-4 11-2 19-11 19-23s-8-14-15-14c-12 0-23 11-23 24 0 18 22 26 40 26 27 0 43-29 44-31 5 16 21 31 46 31 43 0 67-53 67-63 0-4-4-4-5-4-5 0-5 1-6 4-14 45-42 54-56 54-16 0-23-12-23-27 0-9 2-18 7-37s10-39 15-58c2-11 12-49 42-49 1 0 12 0 20 4-12 3-20 14-20 23 0 8 4 16 16 16 9 0 23-8 23-25z"><text:p/></draw:path><draw:path draw:style-name="gr4" draw:text-style-name="P44" svg:width="0.0417in" svg:height="0.0764in" svg:x="0.1024in" svg:y="0in" svg:viewBox="0 0 107 195" svg:d="M107 195c0-3 0-7 0-11-4 0-7 0-11 0-29 0-29-3-29-12 0-55 0-109 0-164 0-8-1-8-9-8-18 18-46 19-58 19 0 4 0 8 0 11 7 0 26 0 43-8 0 49 0 100 0 150 0 9 0 12-30 12-3 0-7 0-11 0 0 4 0 8 0 11 18 0 35 0 53-1 17 1 35 1 52 1z"><text:p/></draw:path><draw:path draw:style-name="gr4" draw:text-style-name="P44" svg:width="0.0531in" svg:height="0.0787in" svg:x="0.1614in" svg:y="0in" svg:viewBox="0 0 136 201" svg:d="M136 99c0-74-33-99-68-99-9 0-30 1-46 18-10 10-22 22-22 48 0 38 30 65 65 65 23 0 36-15 42-29 0 2 0 4 0 6 0 73-36 84-53 84-7 0-23-2-30-10 12-1 12-10 12-13 0-8-5-14-13-14-10 0-15 6-15 15 0 19 17 31 46 31 42 0 82-38 82-102zM107 69c0 38-23 54-41 54-12 0-23-4-31-17-6-11-6-24-6-40 0-18 0-29 8-41 7-11 17-17 33-17 14 0 23 10 27 17 9 14 10 34 10 44z"><text:p/></draw:path></draw:g></draw:g><text:s/>בסעיף א’. כדי למצוא את מספר פתרונות המשוואה, עלינו למצוא את המקדם של <draw:g text:anchor-type="as-char" svg:y="-0.1366in" draw:z-index="91" draw:name="Shape105" draw:style-name="gr1"><svg:title>TexMaths</svg:title><svg:desc>12§display§x^{19}§svg§600§FALSE§</svg:desc><draw:g draw:style-name="gr2"><draw:path draw:style-name="gr3" draw:text-style-name="P43" svg:width="0.2024in" svg:height="0.1217in" svg:x="0.0031in" svg:y="0.0083in" svg:viewBox="0 0 515 310" svg:d="M0 0c172 0 344 0 515 0 0 104 0 206 0 310-171 0-343 0-515 0 0-104 0-206 0-310z"><text:p/></draw:path><draw:path draw:style-name="gr4" draw:text-style-name="P44" svg:width="0.0823in" svg:height="0.0744in" svg:x="-0.0004in" svg:y="0.0638in" svg:viewBox="0 0 210 190" svg:d="M210 28c0-22-25-28-39-28-24 0-40 23-45 33-9-28-32-33-45-33-44 0-68 54-68 65 0 5 4 2 5 5 4 0 5-1 6-5 14-45 42-55 57-55 7 0 22 3 22 27 0 14-7 43-22 102-8 26-22 42-41 42-3 0-12 0-21-4 11-2 19-11 19-23s-8-14-15-14c-12 0-23 11-23 24 0 18 22 26 40 26 27 0 43-29 44-31 5 16 21 31 46 31 43 0 67-53 67-63 0-4-4-4-5-4-5 0-5 1-6 4-14 45-42 54-56 54-16 0-23-12-23-27 0-9 2-18 7-37s10-39 15-58c2-11 12-49 42-49 1 0 12 0 20 4-12 3-20 14-20 23 0 8 4 16 16 16 9 0 23-8 23-25z"><text:p/></draw:path><draw:path draw:style-name="gr4" draw:text-style-name="P44" svg:width="0.0417in" svg:height="0.0764in" svg:x="0.1024in" svg:y="0in" svg:viewBox="0 0 107 195" svg:d="M107 195c0-3 0-7 0-11-4 0-7 0-11 0-29 0-29-3-29-12 0-55 0-109 0-164 0-8-1-8-9-8-18 18-46 19-58 19 0 4 0 8 0 11 7 0 26 0 43-8 0 49 0 100 0 150 0 9 0 12-30 12-3 0-7 0-11 0 0 4 0 8 0 11 18 0 35 0 53-1 17 1 35 1 52 1z"><text:p/></draw:path><draw:path draw:style-name="gr4" draw:text-style-name="P44" svg:width="0.0531in" svg:height="0.0787in" svg:x="0.1614in" svg:y="0in" svg:viewBox="0 0 136 201" svg:d="M136 99c0-74-33-99-68-99-9 0-30 1-46 18-10 10-22 22-22 48 0 38 30 65 65 65 23 0 36-15 42-29 0 2 0 4 0 6 0 73-36 84-53 84-7 0-23-2-30-10 12-1 12-10 12-13 0-8-5-14-13-14-10 0-15 6-15 15 0 19 17 31 46 31 42 0 82-38 82-102zM107 69c0 38-23 54-41 54-12 0-23-4-31-17-6-11-6-24-6-40 0-18 0-29 8-41 7-11 17-17 33-17 14 0 23 10 27 17 9 14 10 34 10 44z"><text:p/></draw:path></draw:g></draw:g>, עבור הפונקציה היוצרת, אך עשינו זאת בסעיף א’, לכן מספר הפתרונות הוא 3909950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5:30:06.451001647</meta:creation-date>
    <dc:date>2023-02-03T16:59:13.830420519</dc:date>
    <meta:editing-duration>P4DT14H27M51S</meta:editing-duration>
    <meta:editing-cycles>247</meta:editing-cycles>
    <meta:generator>LibreOffice/7.5.0.3$Linux_X86_64 LibreOffice_project/50$Build-3</meta:generator>
    <meta:document-statistic meta:table-count="0" meta:image-count="0" meta:object-count="0" meta:page-count="7" meta:paragraph-count="82" meta:word-count="862" meta:character-count="4543" meta:non-whitespace-character-count="3691"/>
  </office:meta>
</office:document-meta>
</file>